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ervice 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" calcext:value-type="float">
            <text:p>1</text:p>
          </table:table-cell>
          <table:table-cell office:value-type="float" office:value="0.330850124359131" calcext:value-type="float">
            <text:p>0.3308501244</text:p>
          </table:table-cell>
          <table:table-cell table:style-name="ce2" office:value-type="float" office:value="0.2406036377" calcext:value-type="float">
            <text:p>0.2406036377</text:p>
          </table:table-cell>
          <table:table-cell table:formula="of:=([.C2]-0.2406036377)*([.C2]-0.2406036377)" office:value-type="float" office:value="0.00814442835431669" calcext:value-type="float">
            <text:p>0.0081444284</text:p>
          </table:table-cell>
          <table:table-cell table:formula="of:=1.96*SQRT(SUM([.E2:.E2001])/2000)/SQRT(2000)" office:value-type="float" office:value="0.00571437758168778" calcext:value-type="float">
            <text:p>0.0057143776</text:p>
          </table:table-cell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" calcext:value-type="float">
            <text:p>2</text:p>
          </table:table-cell>
          <table:table-cell office:value-type="float" office:value="0.1628258228302" calcext:value-type="float">
            <text:p>0.1628258228</text:p>
          </table:table-cell>
          <table:table-cell table:style-name="ce2" office:value-type="float" office:value="0.2406036377" calcext:value-type="float">
            <text:p>0.2406036377</text:p>
          </table:table-cell>
          <table:table-cell table:formula="of:=([.C3]-0.2406036377)*([.C3]-0.2406036377)" office:value-type="float" office:value="0.00604938848592085" calcext:value-type="float">
            <text:p>0.00604938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" calcext:value-type="float">
            <text:p>3</text:p>
          </table:table-cell>
          <table:table-cell office:value-type="float" office:value="0.241626024246216" calcext:value-type="float">
            <text:p>0.2416260242</text:p>
          </table:table-cell>
          <table:table-cell table:style-name="ce2" office:value-type="float" office:value="0.2406036377" calcext:value-type="float">
            <text:p>0.2406036377</text:p>
          </table:table-cell>
          <table:table-cell table:formula="of:=([.C4]-0.2406036377)*([.C4]-0.2406036377)" office:value-type="float" office:value="0.00000104527424988315" calcext:value-type="float">
            <text:p>1.04527424988315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" calcext:value-type="float">
            <text:p>4</text:p>
          </table:table-cell>
          <table:table-cell office:value-type="float" office:value="0.149042844772339" calcext:value-type="float">
            <text:p>0.1490428448</text:p>
          </table:table-cell>
          <table:table-cell/>
          <table:table-cell table:formula="of:=([.C5]-0.2406036377)*([.C5]-0.2406036377)" office:value-type="float" office:value="0.00838337880154204" calcext:value-type="float">
            <text:p>0.00838337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" calcext:value-type="float">
            <text:p>5</text:p>
          </table:table-cell>
          <table:table-cell office:value-type="float" office:value="0.092034101486206" calcext:value-type="float">
            <text:p>0.0920341015</text:p>
          </table:table-cell>
          <table:table-cell/>
          <table:table-cell table:formula="of:=([.C6]-0.2406036377)*([.C6]-0.2406036377)" office:value-type="float" office:value="0.0220729070907818" calcext:value-type="float">
            <text:p>0.02207290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" calcext:value-type="float">
            <text:p>6</text:p>
          </table:table-cell>
          <table:table-cell office:value-type="float" office:value="0.18373703956604" calcext:value-type="float">
            <text:p>0.1837370396</text:p>
          </table:table-cell>
          <table:table-cell/>
          <table:table-cell table:formula="of:=([.C7]-0.2406036377)*([.C7]-0.2406036377)" office:value-type="float" office:value="0.0032338099833293" calcext:value-type="float">
            <text:p>0.003233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" calcext:value-type="float">
            <text:p>7</text:p>
          </table:table-cell>
          <table:table-cell office:value-type="float" office:value="0.192292928695679" calcext:value-type="float">
            <text:p>0.1922929287</text:p>
          </table:table-cell>
          <table:table-cell/>
          <table:table-cell table:formula="of:=([.C8]-0.2406036377)*([.C8]-0.2406036377)" office:value-type="float" office:value="0.00233392460450021" calcext:value-type="float">
            <text:p>0.00233392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" calcext:value-type="float">
            <text:p>8</text:p>
          </table:table-cell>
          <table:table-cell office:value-type="float" office:value="0.214616060256958" calcext:value-type="float">
            <text:p>0.2146160603</text:p>
          </table:table-cell>
          <table:table-cell/>
          <table:table-cell table:formula="of:=([.C9]-0.2406036377)*([.C9]-0.2406036377)" office:value-type="float" office:value="0.000675354181358106" calcext:value-type="float">
            <text:p>0.00067535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" calcext:value-type="float">
            <text:p>9</text:p>
          </table:table-cell>
          <table:table-cell office:value-type="float" office:value="0.164727926254272" calcext:value-type="float">
            <text:p>0.1647279263</text:p>
          </table:table-cell>
          <table:table-cell/>
          <table:table-cell table:formula="of:=([.C10]-0.2406036377)*([.C10]-0.2406036377)" office:value-type="float" office:value="0.00575712358739531" calcext:value-type="float">
            <text:p>0.00575712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" calcext:value-type="float">
            <text:p>10</text:p>
          </table:table-cell>
          <table:table-cell office:value-type="float" office:value="0.128357887268066" calcext:value-type="float">
            <text:p>0.1283578873</text:p>
          </table:table-cell>
          <table:table-cell/>
          <table:table-cell table:formula="of:=([.C11]-0.2406036377)*([.C11]-0.2406036377)" office:value-type="float" office:value="0.0125991084900279" calcext:value-type="float">
            <text:p>0.01259910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" calcext:value-type="float">
            <text:p>11</text:p>
          </table:table-cell>
          <table:table-cell office:value-type="float" office:value="0.261323928833008" calcext:value-type="float">
            <text:p>0.2613239288</text:p>
          </table:table-cell>
          <table:table-cell/>
          <table:table-cell table:formula="of:=([.C12]-0.2406036377)*([.C12]-0.2406036377)" office:value-type="float" office:value="0.000429330464636602" calcext:value-type="float">
            <text:p>0.00042933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" calcext:value-type="float">
            <text:p>12</text:p>
          </table:table-cell>
          <table:table-cell office:value-type="float" office:value="0.201044082641602" calcext:value-type="float">
            <text:p>0.2010440826</text:p>
          </table:table-cell>
          <table:table-cell/>
          <table:table-cell table:formula="of:=([.C13]-0.2406036377)*([.C13]-0.2406036377)" office:value-type="float" office:value="0.00156495839641845" calcext:value-type="float">
            <text:p>0.00156495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" calcext:value-type="float">
            <text:p>13</text:p>
          </table:table-cell>
          <table:table-cell office:value-type="float" office:value="0.294177055358887" calcext:value-type="float">
            <text:p>0.2941770554</text:p>
          </table:table-cell>
          <table:table-cell/>
          <table:table-cell table:formula="of:=([.C14]-0.2406036377)*([.C14]-0.2406036377)" office:value-type="float" office:value="0.00287011107965351" calcext:value-type="float">
            <text:p>0.00287011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" calcext:value-type="float">
            <text:p>14</text:p>
          </table:table-cell>
          <table:table-cell office:value-type="float" office:value="0.161139965057373" calcext:value-type="float">
            <text:p>0.1611399651</text:p>
          </table:table-cell>
          <table:table-cell/>
          <table:table-cell table:formula="of:=([.C15]-0.2406036377)*([.C15]-0.2406036377)" office:value-type="float" office:value="0.00631447526985458" calcext:value-type="float">
            <text:p>0.00631447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" calcext:value-type="float">
            <text:p>15</text:p>
          </table:table-cell>
          <table:table-cell office:value-type="float" office:value="0.378269195556641" calcext:value-type="float">
            <text:p>0.3782691956</text:p>
          </table:table-cell>
          <table:table-cell/>
          <table:table-cell table:formula="of:=([.C16]-0.2406036377)*([.C16]-0.2406036377)" office:value-type="float" office:value="0.01895180581998" calcext:value-type="float">
            <text:p>0.01895180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" calcext:value-type="float">
            <text:p>16</text:p>
          </table:table-cell>
          <table:table-cell office:value-type="float" office:value="0.544918060302734" calcext:value-type="float">
            <text:p>0.5449180603</text:p>
          </table:table-cell>
          <table:table-cell/>
          <table:table-cell table:formula="of:=([.C17]-0.2406036377)*([.C17]-0.2406036377)" office:value-type="float" office:value="0.0926072678040356" calcext:value-type="float">
            <text:p>0.09260726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" calcext:value-type="float">
            <text:p>17</text:p>
          </table:table-cell>
          <table:table-cell office:value-type="float" office:value="0.626843929290772" calcext:value-type="float">
            <text:p>0.6268439293</text:p>
          </table:table-cell>
          <table:table-cell/>
          <table:table-cell table:formula="of:=([.C18]-0.2406036377)*([.C18]-0.2406036377)" office:value-type="float" office:value="0.149181562848124" calcext:value-type="float">
            <text:p>0.14918156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" calcext:value-type="float">
            <text:p>18</text:p>
          </table:table-cell>
          <table:table-cell office:value-type="float" office:value="0.634021997451782" calcext:value-type="float">
            <text:p>0.6340219975</text:p>
          </table:table-cell>
          <table:table-cell/>
          <table:table-cell table:formula="of:=([.C19]-0.2406036377)*([.C19]-0.2406036377)" office:value-type="float" office:value="0.154778005789783" calcext:value-type="float">
            <text:p>0.15477800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" calcext:value-type="float">
            <text:p>19</text:p>
          </table:table-cell>
          <table:table-cell office:value-type="float" office:value="0.281326055526733" calcext:value-type="float">
            <text:p>0.2813260555</text:p>
          </table:table-cell>
          <table:table-cell/>
          <table:table-cell table:formula="of:=([.C20]-0.2406036377)*([.C20]-0.2406036377)" office:value-type="float" office:value="0.00165831531365505" calcext:value-type="float">
            <text:p>0.00165831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" calcext:value-type="float">
            <text:p>20</text:p>
          </table:table-cell>
          <table:table-cell office:value-type="float" office:value="0.288589000701904" calcext:value-type="float">
            <text:p>0.2885890007</text:p>
          </table:table-cell>
          <table:table-cell/>
          <table:table-cell table:formula="of:=([.C21]-0.2406036377)*([.C21]-0.2406036377)" office:value-type="float" office:value="0.00230259506242452" calcext:value-type="float">
            <text:p>0.00230259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" calcext:value-type="float">
            <text:p>21</text:p>
          </table:table-cell>
          <table:table-cell office:value-type="float" office:value="0.122941970825195" calcext:value-type="float">
            <text:p>0.1229419708</text:p>
          </table:table-cell>
          <table:table-cell/>
          <table:table-cell table:formula="of:=([.C22]-0.2406036377)*([.C22]-0.2406036377)" office:value-type="float" office:value="0.0138442678517575" calcext:value-type="float">
            <text:p>0.01384426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" calcext:value-type="float">
            <text:p>22</text:p>
          </table:table-cell>
          <table:table-cell office:value-type="float" office:value="0.165132999420166" calcext:value-type="float">
            <text:p>0.1651329994</text:p>
          </table:table-cell>
          <table:table-cell/>
          <table:table-cell table:formula="of:=([.C23]-0.2406036377)*([.C23]-0.2406036377)" office:value-type="float" office:value="0.00569581724236554" calcext:value-type="float">
            <text:p>0.00569581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" calcext:value-type="float">
            <text:p>23</text:p>
          </table:table-cell>
          <table:table-cell office:value-type="float" office:value="0.326724052429199" calcext:value-type="float">
            <text:p>0.3267240524</text:p>
          </table:table-cell>
          <table:table-cell/>
          <table:table-cell table:formula="of:=([.C24]-0.2406036377)*([.C24]-0.2406036377)" office:value-type="float" office:value="0.00741672583312927" calcext:value-type="float">
            <text:p>0.00741672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" calcext:value-type="float">
            <text:p>24</text:p>
          </table:table-cell>
          <table:table-cell office:value-type="float" office:value="0.112809896469116" calcext:value-type="float">
            <text:p>0.1128098965</text:p>
          </table:table-cell>
          <table:table-cell/>
          <table:table-cell table:formula="of:=([.C25]-0.2406036377)*([.C25]-0.2406036377)" office:value-type="float" office:value="0.0163312402977861" calcext:value-type="float">
            <text:p>0.01633124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" calcext:value-type="float">
            <text:p>25</text:p>
          </table:table-cell>
          <table:table-cell office:value-type="float" office:value="0.109214067459106" calcext:value-type="float">
            <text:p>0.1092140675</text:p>
          </table:table-cell>
          <table:table-cell/>
          <table:table-cell table:formula="of:=([.C26]-0.2406036377)*([.C26]-0.2406036377)" office:value-type="float" office:value="0.0172632191680867" calcext:value-type="float">
            <text:p>0.01726321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" calcext:value-type="float">
            <text:p>26</text:p>
          </table:table-cell>
          <table:table-cell office:value-type="float" office:value="0.179317951202393" calcext:value-type="float">
            <text:p>0.1793179512</text:p>
          </table:table-cell>
          <table:table-cell/>
          <table:table-cell table:formula="of:=([.C27]-0.2406036377)*([.C27]-0.2406036377)" office:value-type="float" office:value="0.00375593536948302" calcext:value-type="float">
            <text:p>0.00375593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" calcext:value-type="float">
            <text:p>27</text:p>
          </table:table-cell>
          <table:table-cell office:value-type="float" office:value="0.100953102111816" calcext:value-type="float">
            <text:p>0.1009531021</text:p>
          </table:table-cell>
          <table:table-cell/>
          <table:table-cell table:formula="of:=([.C28]-0.2406036377)*([.C28]-0.2406036377)" office:value-type="float" office:value="0.0195022720900665" calcext:value-type="float">
            <text:p>0.01950227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" calcext:value-type="float">
            <text:p>28</text:p>
          </table:table-cell>
          <table:table-cell office:value-type="float" office:value="0.134294986724854" calcext:value-type="float">
            <text:p>0.1342949867</text:p>
          </table:table-cell>
          <table:table-cell/>
          <table:table-cell table:formula="of:=([.C29]-0.2406036377)*([.C29]-0.2406036377)" office:value-type="float" office:value="0.0113015292721555" calcext:value-type="float">
            <text:p>0.01130152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" calcext:value-type="float">
            <text:p>29</text:p>
          </table:table-cell>
          <table:table-cell office:value-type="float" office:value="0.100673913955688" calcext:value-type="float">
            <text:p>0.100673914</text:p>
          </table:table-cell>
          <table:table-cell/>
          <table:table-cell table:formula="of:=([.C30]-0.2406036377)*([.C30]-0.2406036377)" office:value-type="float" office:value="0.0195803275871593" calcext:value-type="float">
            <text:p>0.01958032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" calcext:value-type="float">
            <text:p>30</text:p>
          </table:table-cell>
          <table:table-cell office:value-type="float" office:value="0.114152908325195" calcext:value-type="float">
            <text:p>0.1141529083</text:p>
          </table:table-cell>
          <table:table-cell/>
          <table:table-cell table:formula="of:=([.C31]-0.2406036377)*([.C31]-0.2406036377)" office:value-type="float" office:value="0.0159897869594201" calcext:value-type="float">
            <text:p>0.0159897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" calcext:value-type="float">
            <text:p>31</text:p>
          </table:table-cell>
          <table:table-cell office:value-type="float" office:value="0.115111112594605" calcext:value-type="float">
            <text:p>0.1151111126</text:p>
          </table:table-cell>
          <table:table-cell/>
          <table:table-cell table:formula="of:=([.C32]-0.2406036377)*([.C32]-0.2406036377)" office:value-type="float" office:value="0.0157483738573283" calcext:value-type="float">
            <text:p>0.01574837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" calcext:value-type="float">
            <text:p>32</text:p>
          </table:table-cell>
          <table:table-cell office:value-type="float" office:value="0.112742900848389" calcext:value-type="float">
            <text:p>0.1127429008</text:p>
          </table:table-cell>
          <table:table-cell/>
          <table:table-cell table:formula="of:=([.C33]-0.2406036377)*([.C33]-0.2406036377)" office:value-type="float" office:value="0.016348368028237" calcext:value-type="float">
            <text:p>0.0163483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" calcext:value-type="float">
            <text:p>33</text:p>
          </table:table-cell>
          <table:table-cell office:value-type="float" office:value="0.0960249900817871" calcext:value-type="float">
            <text:p>0.0960249901</text:p>
          </table:table-cell>
          <table:table-cell/>
          <table:table-cell table:formula="of:=([.C34]-0.2406036377)*([.C34]-0.2406036377)" office:value-type="float" office:value="0.0209029853471114" calcext:value-type="float">
            <text:p>0.02090298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" calcext:value-type="float">
            <text:p>34</text:p>
          </table:table-cell>
          <table:table-cell office:value-type="float" office:value="0.0967240333557129" calcext:value-type="float">
            <text:p>0.0967240334</text:p>
          </table:table-cell>
          <table:table-cell/>
          <table:table-cell table:formula="of:=([.C35]-0.2406036377)*([.C35]-0.2406036377)" office:value-type="float" office:value="0.0207013405462686" calcext:value-type="float">
            <text:p>0.02070134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" calcext:value-type="float">
            <text:p>35</text:p>
          </table:table-cell>
          <table:table-cell office:value-type="float" office:value="0.116332054138184" calcext:value-type="float">
            <text:p>0.1163320541</text:p>
          </table:table-cell>
          <table:table-cell/>
          <table:table-cell table:formula="of:=([.C36]-0.2406036377)*([.C36]-0.2406036377)" office:value-type="float" office:value="0.0154434264809615" calcext:value-type="float">
            <text:p>0.01544342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" calcext:value-type="float">
            <text:p>36</text:p>
          </table:table-cell>
          <table:table-cell office:value-type="float" office:value="0.183958053588867" calcext:value-type="float">
            <text:p>0.1839580536</text:p>
          </table:table-cell>
          <table:table-cell/>
          <table:table-cell table:formula="of:=([.C37]-0.2406036377)*([.C37]-0.2406036377)" office:value-type="float" office:value="0.00320872219929142" calcext:value-type="float">
            <text:p>0.00320872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" calcext:value-type="float">
            <text:p>37</text:p>
          </table:table-cell>
          <table:table-cell office:value-type="float" office:value="0.0983238220214844" calcext:value-type="float">
            <text:p>0.098323822</text:p>
          </table:table-cell>
          <table:table-cell/>
          <table:table-cell table:formula="of:=([.C38]-0.2406036377)*([.C38]-0.2406036377)" office:value-type="float" office:value="0.0202435459495124" calcext:value-type="float">
            <text:p>0.02024354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" calcext:value-type="float">
            <text:p>38</text:p>
          </table:table-cell>
          <table:table-cell office:value-type="float" office:value="0.142657995223999" calcext:value-type="float">
            <text:p>0.1426579952</text:p>
          </table:table-cell>
          <table:table-cell/>
          <table:table-cell table:formula="of:=([.C39]-0.2406036377)*([.C39]-0.2406036377)" office:value-type="float" office:value="0.00959334888003661" calcext:value-type="float">
            <text:p>0.00959334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" calcext:value-type="float">
            <text:p>39</text:p>
          </table:table-cell>
          <table:table-cell office:value-type="float" office:value="0.2098069190979" calcext:value-type="float">
            <text:p>0.2098069191</text:p>
          </table:table-cell>
          <table:table-cell/>
          <table:table-cell table:formula="of:=([.C40]-0.2406036377)*([.C40]-0.2406036377)" office:value-type="float" office:value="0.000948437876656909" calcext:value-type="float">
            <text:p>0.00094843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" calcext:value-type="float">
            <text:p>40</text:p>
          </table:table-cell>
          <table:table-cell office:value-type="float" office:value="0.13134503364563" calcext:value-type="float">
            <text:p>0.1313450336</text:p>
          </table:table-cell>
          <table:table-cell/>
          <table:table-cell table:formula="of:=([.C41]-0.2406036377)*([.C41]-0.2406036377)" office:value-type="float" office:value="0.0119374425599096" calcext:value-type="float">
            <text:p>0.01193744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" calcext:value-type="float">
            <text:p>41</text:p>
          </table:table-cell>
          <table:table-cell office:value-type="float" office:value="0.109431982040405" calcext:value-type="float">
            <text:p>0.109431982</text:p>
          </table:table-cell>
          <table:table-cell/>
          <table:table-cell table:formula="of:=([.C42]-0.2406036377)*([.C42]-0.2406036377)" office:value-type="float" office:value="0.0172060032484793" calcext:value-type="float">
            <text:p>0.01720600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" calcext:value-type="float">
            <text:p>42</text:p>
          </table:table-cell>
          <table:table-cell office:value-type="float" office:value="0.113825082778931" calcext:value-type="float">
            <text:p>0.1138250828</text:p>
          </table:table-cell>
          <table:table-cell/>
          <table:table-cell table:formula="of:=([.C43]-0.2406036377)*([.C43]-0.2406036377)" office:value-type="float" office:value="0.0160728019878746" calcext:value-type="float">
            <text:p>0.0160728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" calcext:value-type="float">
            <text:p>43</text:p>
          </table:table-cell>
          <table:table-cell office:value-type="float" office:value="0.154947996139526" calcext:value-type="float">
            <text:p>0.1549479961</text:p>
          </table:table-cell>
          <table:table-cell/>
          <table:table-cell table:formula="of:=([.C44]-0.2406036377)*([.C44]-0.2406036377)" office:value-type="float" office:value="0.00733688893113634" calcext:value-type="float">
            <text:p>0.00733688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" calcext:value-type="float">
            <text:p>44</text:p>
          </table:table-cell>
          <table:table-cell office:value-type="float" office:value="0.0960750579833985" calcext:value-type="float">
            <text:p>0.096075058</text:p>
          </table:table-cell>
          <table:table-cell/>
          <table:table-cell table:formula="of:=([.C45]-0.2406036377)*([.C45]-0.2406036377)" office:value-type="float" office:value="0.020888510354898" calcext:value-type="float">
            <text:p>0.02088851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" calcext:value-type="float">
            <text:p>45</text:p>
          </table:table-cell>
          <table:table-cell office:value-type="float" office:value="0.114573001861572" calcext:value-type="float">
            <text:p>0.1145730019</text:p>
          </table:table-cell>
          <table:table-cell/>
          <table:table-cell table:formula="of:=([.C46]-0.2406036377)*([.C46]-0.2406036377)" office:value-type="float" office:value="0.0158837211698384" calcext:value-type="float">
            <text:p>0.01588372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" calcext:value-type="float">
            <text:p>46</text:p>
          </table:table-cell>
          <table:table-cell office:value-type="float" office:value="0.179775953292847" calcext:value-type="float">
            <text:p>0.1797759533</text:p>
          </table:table-cell>
          <table:table-cell/>
          <table:table-cell table:formula="of:=([.C47]-0.2406036377)*([.C47]-0.2406036377)" office:value-type="float" office:value="0.00370000719033624" calcext:value-type="float">
            <text:p>0.00370000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" calcext:value-type="float">
            <text:p>47</text:p>
          </table:table-cell>
          <table:table-cell office:value-type="float" office:value="0.181441068649292" calcext:value-type="float">
            <text:p>0.1814410686</text:p>
          </table:table-cell>
          <table:table-cell/>
          <table:table-cell table:formula="of:=([.C48]-0.2406036377)*([.C48]-0.2406036377)" office:value-type="float" office:value="0.00350020957667979" calcext:value-type="float">
            <text:p>0.00350020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" calcext:value-type="float">
            <text:p>48</text:p>
          </table:table-cell>
          <table:table-cell office:value-type="float" office:value="0.0906281471252441" calcext:value-type="float">
            <text:p>0.0906281471</text:p>
          </table:table-cell>
          <table:table-cell/>
          <table:table-cell table:formula="of:=([.C49]-0.2406036377)*([.C49]-0.2406036377)" office:value-type="float" office:value="0.0224926477731387" calcext:value-type="float">
            <text:p>0.02249264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" calcext:value-type="float">
            <text:p>49</text:p>
          </table:table-cell>
          <table:table-cell office:value-type="float" office:value="0.166733026504517" calcext:value-type="float">
            <text:p>0.1667330265</text:p>
          </table:table-cell>
          <table:table-cell/>
          <table:table-cell table:formula="of:=([.C50]-0.2406036377)*([.C50]-0.2406036377)" office:value-type="float" office:value="0.00545686719839428" calcext:value-type="float">
            <text:p>0.00545686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" calcext:value-type="float">
            <text:p>50</text:p>
          </table:table-cell>
          <table:table-cell office:value-type="float" office:value="0.0832140445709229" calcext:value-type="float">
            <text:p>0.0832140446</text:p>
          </table:table-cell>
          <table:table-cell/>
          <table:table-cell table:formula="of:=([.C51]-0.2406036377)*([.C51]-0.2406036377)" office:value-type="float" office:value="0.0247714840253365" calcext:value-type="float">
            <text:p>0.0247714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" calcext:value-type="float">
            <text:p>51</text:p>
          </table:table-cell>
          <table:table-cell office:value-type="float" office:value="0.100032806396484" calcext:value-type="float">
            <text:p>0.1000328064</text:p>
          </table:table-cell>
          <table:table-cell/>
          <table:table-cell table:formula="of:=([.C52]-0.2406036377)*([.C52]-0.2406036377)" office:value-type="float" office:value="0.0197601586133614" calcext:value-type="float">
            <text:p>0.01976015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" calcext:value-type="float">
            <text:p>52</text:p>
          </table:table-cell>
          <table:table-cell office:value-type="float" office:value="0.24254298210144" calcext:value-type="float">
            <text:p>0.2425429821</text:p>
          </table:table-cell>
          <table:table-cell/>
          <table:table-cell table:formula="of:=([.C53]-0.2406036377)*([.C53]-0.2406036377)" office:value-type="float" office:value="0.0000037610567073984" calcext:value-type="float">
            <text:p>3.7610567073984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" calcext:value-type="float">
            <text:p>53</text:p>
          </table:table-cell>
          <table:table-cell office:value-type="float" office:value="0.121974945068359" calcext:value-type="float">
            <text:p>0.1219749451</text:p>
          </table:table-cell>
          <table:table-cell/>
          <table:table-cell table:formula="of:=([.C54]-0.2406036377)*([.C54]-0.2406036377)" office:value-type="float" office:value="0.0140727667154923" calcext:value-type="float">
            <text:p>0.01407276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" calcext:value-type="float">
            <text:p>54</text:p>
          </table:table-cell>
          <table:table-cell office:value-type="float" office:value="0.190674066543579" calcext:value-type="float">
            <text:p>0.1906740665</text:p>
          </table:table-cell>
          <table:table-cell/>
          <table:table-cell table:formula="of:=([.C55]-0.2406036377)*([.C55]-0.2406036377)" office:value-type="float" office:value="0.0024929620758641" calcext:value-type="float">
            <text:p>0.00249296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" calcext:value-type="float">
            <text:p>55</text:p>
          </table:table-cell>
          <table:table-cell office:value-type="float" office:value="0.143953084945679" calcext:value-type="float">
            <text:p>0.1439530849</text:p>
          </table:table-cell>
          <table:table-cell/>
          <table:table-cell table:formula="of:=([.C56]-0.2406036377)*([.C56]-0.2406036377)" office:value-type="float" office:value="0.00934132934771585" calcext:value-type="float">
            <text:p>0.00934132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" calcext:value-type="float">
            <text:p>56</text:p>
          </table:table-cell>
          <table:table-cell office:value-type="float" office:value="0.257413148880005" calcext:value-type="float">
            <text:p>0.2574131489</text:p>
          </table:table-cell>
          <table:table-cell/>
          <table:table-cell table:formula="of:=([.C57]-0.2406036377)*([.C57]-0.2406036377)" office:value-type="float" office:value="0.000282559666110709" calcext:value-type="float">
            <text:p>0.0002825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" calcext:value-type="float">
            <text:p>57</text:p>
          </table:table-cell>
          <table:table-cell office:value-type="float" office:value="0.246079921722412" calcext:value-type="float">
            <text:p>0.2460799217</text:p>
          </table:table-cell>
          <table:table-cell/>
          <table:table-cell table:formula="of:=([.C58]-0.2406036377)*([.C58]-0.2406036377)" office:value-type="float" office:value="0.0000299896866941257" calcext:value-type="float">
            <text:p>2.9989686694125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" calcext:value-type="float">
            <text:p>58</text:p>
          </table:table-cell>
          <table:table-cell office:value-type="float" office:value="0.190250873565674" calcext:value-type="float">
            <text:p>0.1902508736</text:p>
          </table:table-cell>
          <table:table-cell/>
          <table:table-cell table:formula="of:=([.C59]-0.2406036377)*([.C59]-0.2406036377)" office:value-type="float" office:value="0.00253540085596708" calcext:value-type="float">
            <text:p>0.00253540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" calcext:value-type="float">
            <text:p>59</text:p>
          </table:table-cell>
          <table:table-cell office:value-type="float" office:value="0.106015920639038" calcext:value-type="float">
            <text:p>0.1060159206</text:p>
          </table:table-cell>
          <table:table-cell/>
          <table:table-cell table:formula="of:=([.C60]-0.2406036377)*([.C60]-0.2406036377)" office:value-type="float" office:value="0.0181138535836815" calcext:value-type="float">
            <text:p>0.01811385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" calcext:value-type="float">
            <text:p>60</text:p>
          </table:table-cell>
          <table:table-cell office:value-type="float" office:value="0.127769947052002" calcext:value-type="float">
            <text:p>0.1277699471</text:p>
          </table:table-cell>
          <table:table-cell/>
          <table:table-cell table:formula="of:=([.C61]-0.2406036377)*([.C61]-0.2406036377)" office:value-type="float" office:value="0.0127314417452481" calcext:value-type="float">
            <text:p>0.01273144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" calcext:value-type="float">
            <text:p>61</text:p>
          </table:table-cell>
          <table:table-cell office:value-type="float" office:value="0.0837771892547607" calcext:value-type="float">
            <text:p>0.0837771893</text:p>
          </table:table-cell>
          <table:table-cell/>
          <table:table-cell table:formula="of:=([.C62]-0.2406036377)*([.C62]-0.2406036377)" office:value-type="float" office:value="0.0245945349319473" calcext:value-type="float">
            <text:p>0.02459453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" calcext:value-type="float">
            <text:p>62</text:p>
          </table:table-cell>
          <table:table-cell office:value-type="float" office:value="0.101847887039185" calcext:value-type="float">
            <text:p>0.101847887</text:p>
          </table:table-cell>
          <table:table-cell/>
          <table:table-cell table:formula="of:=([.C63]-0.2406036377)*([.C63]-0.2406036377)" office:value-type="float" office:value="0.0192531583414464" calcext:value-type="float">
            <text:p>0.01925315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" calcext:value-type="float">
            <text:p>63</text:p>
          </table:table-cell>
          <table:table-cell office:value-type="float" office:value="0.152956962585449" calcext:value-type="float">
            <text:p>0.1529569626</text:p>
          </table:table-cell>
          <table:table-cell/>
          <table:table-cell table:formula="of:=([.C64]-0.2406036377)*([.C64]-0.2406036377)" office:value-type="float" office:value="0.00768193965863562" calcext:value-type="float">
            <text:p>0.00768193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" calcext:value-type="float">
            <text:p>64</text:p>
          </table:table-cell>
          <table:table-cell office:value-type="float" office:value="0.211122989654541" calcext:value-type="float">
            <text:p>0.2111229897</text:p>
          </table:table-cell>
          <table:table-cell/>
          <table:table-cell table:formula="of:=([.C65]-0.2406036377)*([.C65]-0.2406036377)" office:value-type="float" office:value="0.000869108609180224" calcext:value-type="float">
            <text:p>0.00086910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" calcext:value-type="float">
            <text:p>65</text:p>
          </table:table-cell>
          <table:table-cell office:value-type="float" office:value="0.292724132537842" calcext:value-type="float">
            <text:p>0.2927241325</text:p>
          </table:table-cell>
          <table:table-cell/>
          <table:table-cell table:formula="of:=([.C66]-0.2406036377)*([.C66]-0.2406036377)" office:value-type="float" office:value="0.00271654598214149" calcext:value-type="float">
            <text:p>0.0027165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" calcext:value-type="float">
            <text:p>66</text:p>
          </table:table-cell>
          <table:table-cell office:value-type="float" office:value="0.1928870677948" calcext:value-type="float">
            <text:p>0.1928870678</text:p>
          </table:table-cell>
          <table:table-cell/>
          <table:table-cell table:formula="of:=([.C67]-0.2406036377)*([.C67]-0.2406036377)" office:value-type="float" office:value="0.00227687104351786" calcext:value-type="float">
            <text:p>0.0022768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" calcext:value-type="float">
            <text:p>67</text:p>
          </table:table-cell>
          <table:table-cell office:value-type="float" office:value="0.190546989440918" calcext:value-type="float">
            <text:p>0.1905469894</text:p>
          </table:table-cell>
          <table:table-cell/>
          <table:table-cell table:formula="of:=([.C68]-0.2406036377)*([.C68]-0.2406036377)" office:value-type="float" office:value="0.00250566803493346" calcext:value-type="float">
            <text:p>0.0025056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" calcext:value-type="float">
            <text:p>68</text:p>
          </table:table-cell>
          <table:table-cell office:value-type="float" office:value="0.116237878799438" calcext:value-type="float">
            <text:p>0.1162378788</text:p>
          </table:table-cell>
          <table:table-cell/>
          <table:table-cell table:formula="of:=([.C69]-0.2406036377)*([.C69]-0.2406036377)" office:value-type="float" office:value="0.0154668419869126" calcext:value-type="float">
            <text:p>0.0154668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" calcext:value-type="float">
            <text:p>69</text:p>
          </table:table-cell>
          <table:table-cell office:value-type="float" office:value="0.152858018875122" calcext:value-type="float">
            <text:p>0.1528580189</text:p>
          </table:table-cell>
          <table:table-cell/>
          <table:table-cell table:formula="of:=([.C70]-0.2406036377)*([.C70]-0.2406036377)" office:value-type="float" office:value="0.00769929362296077" calcext:value-type="float">
            <text:p>0.00769929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" calcext:value-type="float">
            <text:p>70</text:p>
          </table:table-cell>
          <table:table-cell office:value-type="float" office:value="0.196308135986328" calcext:value-type="float">
            <text:p>0.196308136</text:p>
          </table:table-cell>
          <table:table-cell/>
          <table:table-cell table:formula="of:=([.C71]-0.2406036377)*([.C71]-0.2406036377)" office:value-type="float" office:value="0.00196209147206591" calcext:value-type="float">
            <text:p>0.00196209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" calcext:value-type="float">
            <text:p>71</text:p>
          </table:table-cell>
          <table:table-cell office:value-type="float" office:value="0.125679016113281" calcext:value-type="float">
            <text:p>0.1256790161</text:p>
          </table:table-cell>
          <table:table-cell/>
          <table:table-cell table:formula="of:=([.C72]-0.2406036377)*([.C72]-0.2406036377)" office:value-type="float" office:value="0.0132076686468505" calcext:value-type="float">
            <text:p>0.01320766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" calcext:value-type="float">
            <text:p>72</text:p>
          </table:table-cell>
          <table:table-cell office:value-type="float" office:value="0.189604997634888" calcext:value-type="float">
            <text:p>0.1896049976</text:p>
          </table:table-cell>
          <table:table-cell/>
          <table:table-cell table:formula="of:=([.C73]-0.2406036377)*([.C73]-0.2406036377)" office:value-type="float" office:value="0.00260086128849088" calcext:value-type="float">
            <text:p>0.00260086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" calcext:value-type="float">
            <text:p>73</text:p>
          </table:table-cell>
          <table:table-cell office:value-type="float" office:value="0.148961067199707" calcext:value-type="float">
            <text:p>0.1489610672</text:p>
          </table:table-cell>
          <table:table-cell/>
          <table:table-cell table:formula="of:=([.C74]-0.2406036377)*([.C74]-0.2406036377)" office:value-type="float" office:value="0.00839836072790116" calcext:value-type="float">
            <text:p>0.00839836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" calcext:value-type="float">
            <text:p>74</text:p>
          </table:table-cell>
          <table:table-cell office:value-type="float" office:value="0.139954090118408" calcext:value-type="float">
            <text:p>0.1399540901</text:p>
          </table:table-cell>
          <table:table-cell/>
          <table:table-cell table:formula="of:=([.C75]-0.2406036377)*([.C75]-0.2406036377)" office:value-type="float" office:value="0.0101303314283791" calcext:value-type="float">
            <text:p>0.01013033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" calcext:value-type="float">
            <text:p>75</text:p>
          </table:table-cell>
          <table:table-cell office:value-type="float" office:value="0.14449405670166" calcext:value-type="float">
            <text:p>0.1444940567</text:p>
          </table:table-cell>
          <table:table-cell/>
          <table:table-cell table:formula="of:=([.C76]-0.2406036377)*([.C76]-0.2406036377)" office:value-type="float" office:value="0.00923705155967644" calcext:value-type="float">
            <text:p>0.00923705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" calcext:value-type="float">
            <text:p>76</text:p>
          </table:table-cell>
          <table:table-cell office:value-type="float" office:value="0.14203405380249" calcext:value-type="float">
            <text:p>0.1420340538</text:p>
          </table:table-cell>
          <table:table-cell/>
          <table:table-cell table:formula="of:=([.C77]-0.2406036377)*([.C77]-0.2406036377)" office:value-type="float" office:value="0.00971596286972821" calcext:value-type="float">
            <text:p>0.00971596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" calcext:value-type="float">
            <text:p>77</text:p>
          </table:table-cell>
          <table:table-cell office:value-type="float" office:value="0.177350997924805" calcext:value-type="float">
            <text:p>0.1773509979</text:p>
          </table:table-cell>
          <table:table-cell/>
          <table:table-cell table:formula="of:=([.C78]-0.2406036377)*([.C78]-0.2406036377)" office:value-type="float" office:value="0.00400089643853062" calcext:value-type="float">
            <text:p>0.00400089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" calcext:value-type="float">
            <text:p>78</text:p>
          </table:table-cell>
          <table:table-cell office:value-type="float" office:value="0.156975030899048" calcext:value-type="float">
            <text:p>0.1569750309</text:p>
          </table:table-cell>
          <table:table-cell/>
          <table:table-cell table:formula="of:=([.C79]-0.2406036377)*([.C79]-0.2406036377)" office:value-type="float" office:value="0.00699374387546826" calcext:value-type="float">
            <text:p>0.00699374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" calcext:value-type="float">
            <text:p>79</text:p>
          </table:table-cell>
          <table:table-cell office:value-type="float" office:value="0.20571494102478" calcext:value-type="float">
            <text:p>0.205714941</text:p>
          </table:table-cell>
          <table:table-cell/>
          <table:table-cell table:formula="of:=([.C80]-0.2406036377)*([.C80]-0.2406036377)" office:value-type="float" office:value="0.00121722115569549" calcext:value-type="float">
            <text:p>0.00121722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" calcext:value-type="float">
            <text:p>80</text:p>
          </table:table-cell>
          <table:table-cell office:value-type="float" office:value="0.185185194015503" calcext:value-type="float">
            <text:p>0.185185194</text:p>
          </table:table-cell>
          <table:table-cell/>
          <table:table-cell table:formula="of:=([.C81]-0.2406036377)*([.C81]-0.2406036377)" office:value-type="float" office:value="0.00307120390041177" calcext:value-type="float">
            <text:p>0.00307120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" calcext:value-type="float">
            <text:p>81</text:p>
          </table:table-cell>
          <table:table-cell office:value-type="float" office:value="0.0963690280914307" calcext:value-type="float">
            <text:p>0.0963690281</text:p>
          </table:table-cell>
          <table:table-cell/>
          <table:table-cell table:formula="of:=([.C82]-0.2406036377)*([.C82]-0.2406036377)" office:value-type="float" office:value="0.0208036226089364" calcext:value-type="float">
            <text:p>0.02080362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" calcext:value-type="float">
            <text:p>82</text:p>
          </table:table-cell>
          <table:table-cell office:value-type="float" office:value="0.221780061721802" calcext:value-type="float">
            <text:p>0.2217800617</text:p>
          </table:table-cell>
          <table:table-cell/>
          <table:table-cell table:formula="of:=([.C83]-0.2406036377)*([.C83]-0.2406036377)" office:value-type="float" office:value="0.000354327012607001" calcext:value-type="float">
            <text:p>0.0003543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" calcext:value-type="float">
            <text:p>83</text:p>
          </table:table-cell>
          <table:table-cell office:value-type="float" office:value="0.211116790771484" calcext:value-type="float">
            <text:p>0.2111167908</text:p>
          </table:table-cell>
          <table:table-cell/>
          <table:table-cell table:formula="of:=([.C84]-0.2406036377)*([.C84]-0.2406036377)" office:value-type="float" office:value="0.00086947414178571" calcext:value-type="float">
            <text:p>0.00086947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" calcext:value-type="float">
            <text:p>84</text:p>
          </table:table-cell>
          <table:table-cell office:value-type="float" office:value="0.116209983825684" calcext:value-type="float">
            <text:p>0.1162099838</text:p>
          </table:table-cell>
          <table:table-cell/>
          <table:table-cell table:formula="of:=([.C85]-0.2406036377)*([.C85]-0.2406036377)" office:value-type="float" office:value="0.0154737811242032" calcext:value-type="float">
            <text:p>0.01547378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" calcext:value-type="float">
            <text:p>85</text:p>
          </table:table-cell>
          <table:table-cell office:value-type="float" office:value="0.0771369934082031" calcext:value-type="float">
            <text:p>0.0771369934</text:p>
          </table:table-cell>
          <table:table-cell/>
          <table:table-cell table:formula="of:=([.C86]-0.2406036377)*([.C86]-0.2406036377)" office:value-type="float" office:value="0.0267213437960208" calcext:value-type="float">
            <text:p>0.02672134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" calcext:value-type="float">
            <text:p>86</text:p>
          </table:table-cell>
          <table:table-cell office:value-type="float" office:value="0.247995853424072" calcext:value-type="float">
            <text:p>0.2479958534</text:p>
          </table:table-cell>
          <table:table-cell/>
          <table:table-cell table:formula="of:=([.C87]-0.2406036377)*([.C87]-0.2406036377)" office:value-type="float" office:value="0.0000546448533112215" calcext:value-type="float">
            <text:p>5.4644853311221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" calcext:value-type="float">
            <text:p>87</text:p>
          </table:table-cell>
          <table:table-cell office:value-type="float" office:value="0.150859832763672" calcext:value-type="float">
            <text:p>0.1508598328</text:p>
          </table:table-cell>
          <table:table-cell/>
          <table:table-cell table:formula="of:=([.C88]-0.2406036377)*([.C88]-0.2406036377)" office:value-type="float" office:value="0.00805395052444971" calcext:value-type="float">
            <text:p>0.00805395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" calcext:value-type="float">
            <text:p>88</text:p>
          </table:table-cell>
          <table:table-cell office:value-type="float" office:value="0.229363918304443" calcext:value-type="float">
            <text:p>0.2293639183</text:p>
          </table:table-cell>
          <table:table-cell/>
          <table:table-cell table:formula="of:=([.C89]-0.2406036377)*([.C89]-0.2406036377)" office:value-type="float" office:value="0.000126331292090852" calcext:value-type="float">
            <text:p>0.00012633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" calcext:value-type="float">
            <text:p>89</text:p>
          </table:table-cell>
          <table:table-cell office:value-type="float" office:value="0.203294992446899" calcext:value-type="float">
            <text:p>0.2032949924</text:p>
          </table:table-cell>
          <table:table-cell/>
          <table:table-cell table:formula="of:=([.C90]-0.2406036377)*([.C90]-0.2406036377)" office:value-type="float" office:value="0.00139193501062171" calcext:value-type="float">
            <text:p>0.001391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" calcext:value-type="float">
            <text:p>90</text:p>
          </table:table-cell>
          <table:table-cell office:value-type="float" office:value="0.124115943908691" calcext:value-type="float">
            <text:p>0.1241159439</text:p>
          </table:table-cell>
          <table:table-cell/>
          <table:table-cell table:formula="of:=([.C91]-0.2406036377)*([.C91]-0.2406036377)" office:value-type="float" office:value="0.0135693828048177" calcext:value-type="float">
            <text:p>0.01356938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" calcext:value-type="float">
            <text:p>91</text:p>
          </table:table-cell>
          <table:table-cell office:value-type="float" office:value="0.407285928726196" calcext:value-type="float">
            <text:p>0.4072859287</text:p>
          </table:table-cell>
          <table:table-cell/>
          <table:table-cell table:formula="of:=([.C92]-0.2406036377)*([.C92]-0.2406036377)" office:value-type="float" office:value="0.0277829861417416" calcext:value-type="float">
            <text:p>0.02778298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" calcext:value-type="float">
            <text:p>92</text:p>
          </table:table-cell>
          <table:table-cell office:value-type="float" office:value="0.179080009460449" calcext:value-type="float">
            <text:p>0.1790800095</text:p>
          </table:table-cell>
          <table:table-cell/>
          <table:table-cell table:formula="of:=([.C93]-0.2406036377)*([.C93]-0.2406036377)" office:value-type="float" office:value="0.00378515683175845" calcext:value-type="float">
            <text:p>0.00378515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" calcext:value-type="float">
            <text:p>93</text:p>
          </table:table-cell>
          <table:table-cell office:value-type="float" office:value="0.143786907196045" calcext:value-type="float">
            <text:p>0.1437869072</text:p>
          </table:table-cell>
          <table:table-cell/>
          <table:table-cell table:formula="of:=([.C94]-0.2406036377)*([.C94]-0.2406036377)" office:value-type="float" office:value="0.00937347930547547" calcext:value-type="float">
            <text:p>0.00937347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" calcext:value-type="float">
            <text:p>94</text:p>
          </table:table-cell>
          <table:table-cell office:value-type="float" office:value="0.29609489440918" calcext:value-type="float">
            <text:p>0.2960948944</text:p>
          </table:table-cell>
          <table:table-cell/>
          <table:table-cell table:formula="of:=([.C95]-0.2406036377)*([.C95]-0.2406036377)" office:value-type="float" office:value="0.00307927957116408" calcext:value-type="float">
            <text:p>0.00307927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" calcext:value-type="float">
            <text:p>95</text:p>
          </table:table-cell>
          <table:table-cell office:value-type="float" office:value="0.141717910766602" calcext:value-type="float">
            <text:p>0.1417179108</text:p>
          </table:table-cell>
          <table:table-cell/>
          <table:table-cell table:formula="of:=([.C96]-0.2406036377)*([.C96]-0.2406036377)" office:value-type="float" office:value="0.00977838699114664" calcext:value-type="float">
            <text:p>0.0097783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" calcext:value-type="float">
            <text:p>96</text:p>
          </table:table-cell>
          <table:table-cell office:value-type="float" office:value="0.135994911193848" calcext:value-type="float">
            <text:p>0.1359949112</text:p>
          </table:table-cell>
          <table:table-cell/>
          <table:table-cell table:formula="of:=([.C97]-0.2406036377)*([.C97]-0.2406036377)" office:value-type="float" office:value="0.010942985661239" calcext:value-type="float">
            <text:p>0.01094298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" calcext:value-type="float">
            <text:p>97</text:p>
          </table:table-cell>
          <table:table-cell office:value-type="float" office:value="0.207651138305664" calcext:value-type="float">
            <text:p>0.2076511383</text:p>
          </table:table-cell>
          <table:table-cell/>
          <table:table-cell table:formula="of:=([.C98]-0.2406036377)*([.C98]-0.2406036377)" office:value-type="float" office:value="0.00108586721633371" calcext:value-type="float">
            <text:p>0.00108586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" calcext:value-type="float">
            <text:p>98</text:p>
          </table:table-cell>
          <table:table-cell office:value-type="float" office:value="0.313268899917603" calcext:value-type="float">
            <text:p>0.3132688999</text:p>
          </table:table-cell>
          <table:table-cell/>
          <table:table-cell table:formula="of:=([.C99]-0.2406036377)*([.C99]-0.2406036377)" office:value-type="float" office:value="0.00528024033315293" calcext:value-type="float">
            <text:p>0.00528024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" calcext:value-type="float">
            <text:p>99</text:p>
          </table:table-cell>
          <table:table-cell office:value-type="float" office:value="0.447089910507202" calcext:value-type="float">
            <text:p>0.4470899105</text:p>
          </table:table-cell>
          <table:table-cell/>
          <table:table-cell table:formula="of:=([.C100]-0.2406036377)*([.C100]-0.2406036377)" office:value-type="float" office:value="0.0426365808578103" calcext:value-type="float">
            <text:p>0.04263658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" calcext:value-type="float">
            <text:p>100</text:p>
          </table:table-cell>
          <table:table-cell office:value-type="float" office:value="0.112269163131714" calcext:value-type="float">
            <text:p>0.1122691631</text:p>
          </table:table-cell>
          <table:table-cell/>
          <table:table-cell table:formula="of:=([.C101]-0.2406036377)*([.C101]-0.2406036377)" office:value-type="float" office:value="0.0164697373627181" calcext:value-type="float">
            <text:p>0.01646973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" calcext:value-type="float">
            <text:p>101</text:p>
          </table:table-cell>
          <table:table-cell office:value-type="float" office:value="0.118963956832886" calcext:value-type="float">
            <text:p>0.1189639568</text:p>
          </table:table-cell>
          <table:table-cell/>
          <table:table-cell table:formula="of:=([.C102]-0.2406036377)*([.C102]-0.2406036377)" office:value-type="float" office:value="0.0147962119614534" calcext:value-type="float">
            <text:p>0.0147962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" calcext:value-type="float">
            <text:p>102</text:p>
          </table:table-cell>
          <table:table-cell office:value-type="float" office:value="0.156459093093872" calcext:value-type="float">
            <text:p>0.1564590931</text:p>
          </table:table-cell>
          <table:table-cell/>
          <table:table-cell table:formula="of:=([.C103]-0.2406036377)*([.C103]-0.2406036377)" office:value-type="float" office:value="0.00708030438697265" calcext:value-type="float">
            <text:p>0.00708030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" calcext:value-type="float">
            <text:p>103</text:p>
          </table:table-cell>
          <table:table-cell office:value-type="float" office:value="0.210112810134888" calcext:value-type="float">
            <text:p>0.2101128101</text:p>
          </table:table-cell>
          <table:table-cell/>
          <table:table-cell table:formula="of:=([.C104]-0.2406036377)*([.C104]-0.2406036377)" office:value-type="float" office:value="0.000929690565605413" calcext:value-type="float">
            <text:p>0.00092969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" calcext:value-type="float">
            <text:p>104</text:p>
          </table:table-cell>
          <table:table-cell office:value-type="float" office:value="0.290251016616821" calcext:value-type="float">
            <text:p>0.2902510166</text:p>
          </table:table-cell>
          <table:table-cell/>
          <table:table-cell table:formula="of:=([.C105]-0.2406036377)*([.C105]-0.2406036377)" office:value-type="float" office:value="0.00246486223331043" calcext:value-type="float">
            <text:p>0.00246486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" calcext:value-type="float">
            <text:p>105</text:p>
          </table:table-cell>
          <table:table-cell office:value-type="float" office:value="0.395347118377686" calcext:value-type="float">
            <text:p>0.3953471184</text:p>
          </table:table-cell>
          <table:table-cell/>
          <table:table-cell table:formula="of:=([.C106]-0.2406036377)*([.C106]-0.2406036377)" office:value-type="float" office:value="0.0239455448122453" calcext:value-type="float">
            <text:p>0.02394554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" calcext:value-type="float">
            <text:p>106</text:p>
          </table:table-cell>
          <table:table-cell office:value-type="float" office:value="0.263191938400269" calcext:value-type="float">
            <text:p>0.2631919384</text:p>
          </table:table-cell>
          <table:table-cell/>
          <table:table-cell table:formula="of:=([.C107]-0.2406036377)*([.C107]-0.2406036377)" office:value-type="float" office:value="0.000510231328525752" calcext:value-type="float">
            <text:p>0.00051023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" calcext:value-type="float">
            <text:p>107</text:p>
          </table:table-cell>
          <table:table-cell office:value-type="float" office:value="0.0827889442443848" calcext:value-type="float">
            <text:p>0.0827889442</text:p>
          </table:table-cell>
          <table:table-cell/>
          <table:table-cell table:formula="of:=([.C108]-0.2406036377)*([.C108]-0.2406036377)" office:value-type="float" office:value="0.0249054774704898" calcext:value-type="float">
            <text:p>0.02490547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" calcext:value-type="float">
            <text:p>108</text:p>
          </table:table-cell>
          <table:table-cell office:value-type="float" office:value="0.258847951889038" calcext:value-type="float">
            <text:p>0.2588479519</text:p>
          </table:table-cell>
          <table:table-cell/>
          <table:table-cell table:formula="of:=([.C109]-0.2406036377)*([.C109]-0.2406036377)" office:value-type="float" office:value="0.000332855000228336" calcext:value-type="float">
            <text:p>0.0003328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" calcext:value-type="float">
            <text:p>109</text:p>
          </table:table-cell>
          <table:table-cell office:value-type="float" office:value="0.285248994827271" calcext:value-type="float">
            <text:p>0.2852489948</text:p>
          </table:table-cell>
          <table:table-cell/>
          <table:table-cell table:formula="of:=([.C110]-0.2406036377)*([.C110]-0.2406036377)" office:value-type="float" office:value="0.00199320791302152" calcext:value-type="float">
            <text:p>0.00199320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" calcext:value-type="float">
            <text:p>110</text:p>
          </table:table-cell>
          <table:table-cell office:value-type="float" office:value="0.218522071838379" calcext:value-type="float">
            <text:p>0.2185220718</text:p>
          </table:table-cell>
          <table:table-cell/>
          <table:table-cell table:formula="of:=([.C111]-0.2406036377)*([.C111]-0.2406036377)" office:value-type="float" office:value="0.000487595550901111" calcext:value-type="float">
            <text:p>0.00048759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" calcext:value-type="float">
            <text:p>111</text:p>
          </table:table-cell>
          <table:table-cell office:value-type="float" office:value="0.0789351463317871" calcext:value-type="float">
            <text:p>0.0789351463</text:p>
          </table:table-cell>
          <table:table-cell/>
          <table:table-cell table:formula="of:=([.C112]-0.2406036377)*([.C112]-0.2406036377)" office:value-type="float" office:value="0.0261367011012739" calcext:value-type="float">
            <text:p>0.02613670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" calcext:value-type="float">
            <text:p>112</text:p>
          </table:table-cell>
          <table:table-cell office:value-type="float" office:value="0.0882179737091065" calcext:value-type="float">
            <text:p>0.0882179737</text:p>
          </table:table-cell>
          <table:table-cell/>
          <table:table-cell table:formula="of:=([.C113]-0.2406036377)*([.C113]-0.2406036377)" office:value-type="float" office:value="0.0232213905899455" calcext:value-type="float">
            <text:p>0.02322139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" calcext:value-type="float">
            <text:p>113</text:p>
          </table:table-cell>
          <table:table-cell office:value-type="float" office:value="0.164316892623901" calcext:value-type="float">
            <text:p>0.1643168926</text:p>
          </table:table-cell>
          <table:table-cell/>
          <table:table-cell table:formula="of:=([.C114]-0.2406036377)*([.C114]-0.2406036377)" office:value-type="float" office:value="0.00581966747430566" calcext:value-type="float">
            <text:p>0.00581966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" calcext:value-type="float">
            <text:p>114</text:p>
          </table:table-cell>
          <table:table-cell office:value-type="float" office:value="0.354290962219238" calcext:value-type="float">
            <text:p>0.3542909622</text:p>
          </table:table-cell>
          <table:table-cell/>
          <table:table-cell table:formula="of:=([.C115]-0.2406036377)*([.C115]-0.2406036377)" office:value-type="float" office:value="0.0129248077563426" calcext:value-type="float">
            <text:p>0.01292480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" calcext:value-type="float">
            <text:p>115</text:p>
          </table:table-cell>
          <table:table-cell office:value-type="float" office:value="0.168509006500244" calcext:value-type="float">
            <text:p>0.1685090065</text:p>
          </table:table-cell>
          <table:table-cell/>
          <table:table-cell table:formula="of:=([.C116]-0.2406036377)*([.C116]-0.2406036377)" office:value-type="float" office:value="0.00519763584782881" calcext:value-type="float">
            <text:p>0.00519763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" calcext:value-type="float">
            <text:p>116</text:p>
          </table:table-cell>
          <table:table-cell office:value-type="float" office:value="0.146826982498169" calcext:value-type="float">
            <text:p>0.1468269825</text:p>
          </table:table-cell>
          <table:table-cell/>
          <table:table-cell table:formula="of:=([.C117]-0.2406036377)*([.C117]-0.2406036377)" office:value-type="float" office:value="0.0087940610608431" calcext:value-type="float">
            <text:p>0.00879406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" calcext:value-type="float">
            <text:p>117</text:p>
          </table:table-cell>
          <table:table-cell office:value-type="float" office:value="0.164653062820435" calcext:value-type="float">
            <text:p>0.1646530628</text:p>
          </table:table-cell>
          <table:table-cell/>
          <table:table-cell table:formula="of:=([.C118]-0.2406036377)*([.C118]-0.2406036377)" office:value-type="float" office:value="0.00576848982453648" calcext:value-type="float">
            <text:p>0.00576848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" calcext:value-type="float">
            <text:p>118</text:p>
          </table:table-cell>
          <table:table-cell office:value-type="float" office:value="0.0925841331481934" calcext:value-type="float">
            <text:p>0.0925841331</text:p>
          </table:table-cell>
          <table:table-cell/>
          <table:table-cell table:formula="of:=([.C119]-0.2406036377)*([.C119]-0.2406036377)" office:value-type="float" office:value="0.0219097737277623" calcext:value-type="float">
            <text:p>0.02190977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" calcext:value-type="float">
            <text:p>119</text:p>
          </table:table-cell>
          <table:table-cell office:value-type="float" office:value="0.309945821762085" calcext:value-type="float">
            <text:p>0.3099458218</text:p>
          </table:table-cell>
          <table:table-cell/>
          <table:table-cell table:formula="of:=([.C120]-0.2406036377)*([.C120]-0.2406036377)" office:value-type="float" office:value="0.00480833849050007" calcext:value-type="float">
            <text:p>0.00480833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" calcext:value-type="float">
            <text:p>120</text:p>
          </table:table-cell>
          <table:table-cell office:value-type="float" office:value="0.190944910049439" calcext:value-type="float">
            <text:p>0.19094491</text:p>
          </table:table-cell>
          <table:table-cell/>
          <table:table-cell table:formula="of:=([.C121]-0.2406036377)*([.C121]-0.2406036377)" office:value-type="float" office:value="0.00246598923187264" calcext:value-type="float">
            <text:p>0.00246598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" calcext:value-type="float">
            <text:p>121</text:p>
          </table:table-cell>
          <table:table-cell office:value-type="float" office:value="0.274854898452759" calcext:value-type="float">
            <text:p>0.2748548985</text:p>
          </table:table-cell>
          <table:table-cell/>
          <table:table-cell table:formula="of:=([.C122]-0.2406036377)*([.C122]-0.2406036377)" office:value-type="float" office:value="0.00117314886315347" calcext:value-type="float">
            <text:p>0.00117314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" calcext:value-type="float">
            <text:p>122</text:p>
          </table:table-cell>
          <table:table-cell office:value-type="float" office:value="0.195352077484131" calcext:value-type="float">
            <text:p>0.1953520775</text:p>
          </table:table-cell>
          <table:table-cell/>
          <table:table-cell table:formula="of:=([.C123]-0.2406036377)*([.C123]-0.2406036377)" office:value-type="float" office:value="0.00204770370197043" calcext:value-type="float">
            <text:p>0.00204770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" calcext:value-type="float">
            <text:p>123</text:p>
          </table:table-cell>
          <table:table-cell office:value-type="float" office:value="0.30456805229187" calcext:value-type="float">
            <text:p>0.3045680523</text:p>
          </table:table-cell>
          <table:table-cell/>
          <table:table-cell table:formula="of:=([.C124]-0.2406036377)*([.C124]-0.2406036377)" office:value-type="float" office:value="0.00409144633408065" calcext:value-type="float">
            <text:p>0.00409144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" calcext:value-type="float">
            <text:p>124</text:p>
          </table:table-cell>
          <table:table-cell office:value-type="float" office:value="0.469088077545166" calcext:value-type="float">
            <text:p>0.4690880775</text:p>
          </table:table-cell>
          <table:table-cell/>
          <table:table-cell table:formula="of:=([.C125]-0.2406036377)*([.C125]-0.2406036377)" office:value-type="float" office:value="0.0522051392513593" calcext:value-type="float">
            <text:p>0.05220513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" calcext:value-type="float">
            <text:p>125</text:p>
          </table:table-cell>
          <table:table-cell office:value-type="float" office:value="0.506240129470825" calcext:value-type="float">
            <text:p>0.5062401295</text:p>
          </table:table-cell>
          <table:table-cell/>
          <table:table-cell table:formula="of:=([.C126]-0.2406036377)*([.C126]-0.2406036377)" office:value-type="float" office:value="0.0705627457603117" calcext:value-type="float">
            <text:p>0.07056274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" calcext:value-type="float">
            <text:p>126</text:p>
          </table:table-cell>
          <table:table-cell office:value-type="float" office:value="0.647680044174194" calcext:value-type="float">
            <text:p>0.6476800442</text:p>
          </table:table-cell>
          <table:table-cell/>
          <table:table-cell table:formula="of:=([.C127]-0.2406036377)*([.C127]-0.2406036377)" office:value-type="float" office:value="0.165711200707943" calcext:value-type="float">
            <text:p>0.1657112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" calcext:value-type="float">
            <text:p>127</text:p>
          </table:table-cell>
          <table:table-cell office:value-type="float" office:value="0.711243152618408" calcext:value-type="float">
            <text:p>0.7112431526</text:p>
          </table:table-cell>
          <table:table-cell/>
          <table:table-cell table:formula="of:=([.C128]-0.2406036377)*([.C128]-0.2406036377)" office:value-type="float" office:value="0.221501553002635" calcext:value-type="float">
            <text:p>0.2215015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" calcext:value-type="float">
            <text:p>128</text:p>
          </table:table-cell>
          <table:table-cell office:value-type="float" office:value="0.119874954223633" calcext:value-type="float">
            <text:p>0.1198749542</text:p>
          </table:table-cell>
          <table:table-cell/>
          <table:table-cell table:formula="of:=([.C129]-0.2406036377)*([.C129]-0.2406036377)" office:value-type="float" office:value="0.0145754150139369" calcext:value-type="float">
            <text:p>0.014575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" calcext:value-type="float">
            <text:p>129</text:p>
          </table:table-cell>
          <table:table-cell office:value-type="float" office:value="0.202054977416992" calcext:value-type="float">
            <text:p>0.2020549774</text:p>
          </table:table-cell>
          <table:table-cell/>
          <table:table-cell table:formula="of:=([.C130]-0.2406036377)*([.C130]-0.2406036377)" office:value-type="float" office:value="0.00148599920961474" calcext:value-type="float">
            <text:p>0.00148599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" calcext:value-type="float">
            <text:p>130</text:p>
          </table:table-cell>
          <table:table-cell office:value-type="float" office:value="0.399571180343628" calcext:value-type="float">
            <text:p>0.3995711803</text:p>
          </table:table-cell>
          <table:table-cell/>
          <table:table-cell table:formula="of:=([.C131]-0.2406036377)*([.C131]-0.2406036377)" office:value-type="float" office:value="0.0252706796141537" calcext:value-type="float">
            <text:p>0.02527067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" calcext:value-type="float">
            <text:p>131</text:p>
          </table:table-cell>
          <table:table-cell office:value-type="float" office:value="0.0734128952026367" calcext:value-type="float">
            <text:p>0.0734128952</text:p>
          </table:table-cell>
          <table:table-cell/>
          <table:table-cell table:formula="of:=([.C132]-0.2406036377)*([.C132]-0.2406036377)" office:value-type="float" office:value="0.0279527443768196" calcext:value-type="float">
            <text:p>0.02795274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" calcext:value-type="float">
            <text:p>132</text:p>
          </table:table-cell>
          <table:table-cell office:value-type="float" office:value="0.0904290676116944" calcext:value-type="float">
            <text:p>0.0904290676</text:p>
          </table:table-cell>
          <table:table-cell/>
          <table:table-cell table:formula="of:=([.C133]-0.2406036377)*([.C133]-0.2406036377)" office:value-type="float" office:value="0.0225524015012074" calcext:value-type="float">
            <text:p>0.02255240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" calcext:value-type="float">
            <text:p>133</text:p>
          </table:table-cell>
          <table:table-cell office:value-type="float" office:value="0.0924580097198487" calcext:value-type="float">
            <text:p>0.0924580097</text:p>
          </table:table-cell>
          <table:table-cell/>
          <table:table-cell table:formula="of:=([.C134]-0.2406036377)*([.C134]-0.2406036377)" office:value-type="float" office:value="0.0219471270896334" calcext:value-type="float">
            <text:p>0.02194712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" calcext:value-type="float">
            <text:p>134</text:p>
          </table:table-cell>
          <table:table-cell office:value-type="float" office:value="0.147654056549072" calcext:value-type="float">
            <text:p>0.1476540565</text:p>
          </table:table-cell>
          <table:table-cell/>
          <table:table-cell table:formula="of:=([.C135]-0.2406036377)*([.C135]-0.2406036377)" office:value-type="float" office:value="0.0086396246361329" calcext:value-type="float">
            <text:p>0.00863962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" calcext:value-type="float">
            <text:p>135</text:p>
          </table:table-cell>
          <table:table-cell office:value-type="float" office:value="0.163648843765259" calcext:value-type="float">
            <text:p>0.1636488438</text:p>
          </table:table-cell>
          <table:table-cell/>
          <table:table-cell table:formula="of:=([.C136]-0.2406036377)*([.C136]-0.2406036377)" office:value-type="float" office:value="0.00592204030953848" calcext:value-type="float">
            <text:p>0.00592204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" calcext:value-type="float">
            <text:p>136</text:p>
          </table:table-cell>
          <table:table-cell office:value-type="float" office:value="0.142543792724609" calcext:value-type="float">
            <text:p>0.1425437927</text:p>
          </table:table-cell>
          <table:table-cell/>
          <table:table-cell table:formula="of:=([.C137]-0.2406036377)*([.C137]-0.2406036377)" office:value-type="float" office:value="0.00961573319659764" calcext:value-type="float">
            <text:p>0.00961573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" calcext:value-type="float">
            <text:p>137</text:p>
          </table:table-cell>
          <table:table-cell office:value-type="float" office:value="0.198934078216553" calcext:value-type="float">
            <text:p>0.1989340782</text:p>
          </table:table-cell>
          <table:table-cell/>
          <table:table-cell table:formula="of:=([.C138]-0.2406036377)*([.C138]-0.2406036377)" office:value-type="float" office:value="0.00173635218754455" calcext:value-type="float">
            <text:p>0.00173635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" calcext:value-type="float">
            <text:p>138</text:p>
          </table:table-cell>
          <table:table-cell office:value-type="float" office:value="0.124043226242065" calcext:value-type="float">
            <text:p>0.1240432262</text:p>
          </table:table-cell>
          <table:table-cell/>
          <table:table-cell table:formula="of:=([.C139]-0.2406036377)*([.C139]-0.2406036377)" office:value-type="float" office:value="0.013586329519243" calcext:value-type="float">
            <text:p>0.01358632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" calcext:value-type="float">
            <text:p>139</text:p>
          </table:table-cell>
          <table:table-cell office:value-type="float" office:value="0.252546072006226" calcext:value-type="float">
            <text:p>0.252546072</text:p>
          </table:table-cell>
          <table:table-cell/>
          <table:table-cell table:formula="of:=([.C140]-0.2406036377)*([.C140]-0.2406036377)" office:value-type="float" office:value="0.000142621737158514" calcext:value-type="float">
            <text:p>0.00014262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" calcext:value-type="float">
            <text:p>140</text:p>
          </table:table-cell>
          <table:table-cell office:value-type="float" office:value="0.151201009750366" calcext:value-type="float">
            <text:p>0.1512010098</text:p>
          </table:table-cell>
          <table:table-cell/>
          <table:table-cell table:formula="of:=([.C141]-0.2406036377)*([.C141]-0.2406036377)" office:value-type="float" office:value="0.00799282988430065" calcext:value-type="float">
            <text:p>0.00799282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" calcext:value-type="float">
            <text:p>141</text:p>
          </table:table-cell>
          <table:table-cell office:value-type="float" office:value="0.0900061130523682" calcext:value-type="float">
            <text:p>0.0900061131</text:p>
          </table:table-cell>
          <table:table-cell/>
          <table:table-cell table:formula="of:=([.C142]-0.2406036377)*([.C142]-0.2406036377)" office:value-type="float" office:value="0.0226796144299941" calcext:value-type="float">
            <text:p>0.02267961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" calcext:value-type="float">
            <text:p>142</text:p>
          </table:table-cell>
          <table:table-cell office:value-type="float" office:value="0.105439186096191" calcext:value-type="float">
            <text:p>0.1054391861</text:p>
          </table:table-cell>
          <table:table-cell/>
          <table:table-cell table:formula="of:=([.C143]-0.2406036377)*([.C143]-0.2406036377)" office:value-type="float" office:value="0.0182694289773583" calcext:value-type="float">
            <text:p>0.0182694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" calcext:value-type="float">
            <text:p>143</text:p>
          </table:table-cell>
          <table:table-cell office:value-type="float" office:value="0.131661891937256" calcext:value-type="float">
            <text:p>0.1316618919</text:p>
          </table:table-cell>
          <table:table-cell/>
          <table:table-cell table:formula="of:=([.C144]-0.2406036377)*([.C144]-0.2406036377)" office:value-type="float" office:value="0.0118683039698344" calcext:value-type="float">
            <text:p>0.0118683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" calcext:value-type="float">
            <text:p>144</text:p>
          </table:table-cell>
          <table:table-cell office:value-type="float" office:value="0.219056844711304" calcext:value-type="float">
            <text:p>0.2190568447</text:p>
          </table:table-cell>
          <table:table-cell/>
          <table:table-cell table:formula="of:=([.C145]-0.2406036377)*([.C145]-0.2406036377)" office:value-type="float" office:value="0.000464264288097733" calcext:value-type="float">
            <text:p>0.00046426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" calcext:value-type="float">
            <text:p>145</text:p>
          </table:table-cell>
          <table:table-cell office:value-type="float" office:value="0.278239011764526" calcext:value-type="float">
            <text:p>0.2782390118</text:p>
          </table:table-cell>
          <table:table-cell/>
          <table:table-cell table:formula="of:=([.C146]-0.2406036377)*([.C146]-0.2406036377)" office:value-type="float" office:value="0.00141642138097683" calcext:value-type="float">
            <text:p>0.00141642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" calcext:value-type="float">
            <text:p>146</text:p>
          </table:table-cell>
          <table:table-cell office:value-type="float" office:value="0.26851487159729" calcext:value-type="float">
            <text:p>0.2685148716</text:p>
          </table:table-cell>
          <table:table-cell/>
          <table:table-cell table:formula="of:=([.C147]-0.2406036377)*([.C147]-0.2406036377)" office:value-type="float" office:value="0.000779036977669232" calcext:value-type="float">
            <text:p>0.0007790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" calcext:value-type="float">
            <text:p>147</text:p>
          </table:table-cell>
          <table:table-cell office:value-type="float" office:value="0.331911087036133" calcext:value-type="float">
            <text:p>0.331911087</text:p>
          </table:table-cell>
          <table:table-cell/>
          <table:table-cell table:formula="of:=([.C148]-0.2406036377)*([.C148]-0.2406036377)" office:value-type="float" office:value="0.00833705030427046" calcext:value-type="float">
            <text:p>0.00833705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" calcext:value-type="float">
            <text:p>148</text:p>
          </table:table-cell>
          <table:table-cell office:value-type="float" office:value="0.443909883499146" calcext:value-type="float">
            <text:p>0.4439098835</text:p>
          </table:table-cell>
          <table:table-cell/>
          <table:table-cell table:formula="of:=([.C149]-0.2406036377)*([.C149]-0.2406036377)" office:value-type="float" office:value="0.0413334295809426" calcext:value-type="float">
            <text:p>0.04133342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" calcext:value-type="float">
            <text:p>149</text:p>
          </table:table-cell>
          <table:table-cell office:value-type="float" office:value="0.694442987442017" calcext:value-type="float">
            <text:p>0.6944429874</text:p>
          </table:table-cell>
          <table:table-cell/>
          <table:table-cell table:formula="of:=([.C150]-0.2406036377)*([.C150]-0.2406036377)" office:value-type="float" office:value="0.205970155374256" calcext:value-type="float">
            <text:p>0.20597015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" calcext:value-type="float">
            <text:p>150</text:p>
          </table:table-cell>
          <table:table-cell office:value-type="float" office:value="0.123942136764526" calcext:value-type="float">
            <text:p>0.1239421368</text:p>
          </table:table-cell>
          <table:table-cell/>
          <table:table-cell table:formula="of:=([.C151]-0.2406036377)*([.C151]-0.2406036377)" office:value-type="float" office:value="0.0136099058005175" calcext:value-type="float">
            <text:p>0.01360990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" calcext:value-type="float">
            <text:p>151</text:p>
          </table:table-cell>
          <table:table-cell office:value-type="float" office:value="0.260443925857544" calcext:value-type="float">
            <text:p>0.2604439259</text:p>
          </table:table-cell>
          <table:table-cell/>
          <table:table-cell table:formula="of:=([.C152]-0.2406036377)*([.C152]-0.2406036377)" office:value-type="float" office:value="0.00039363703417438" calcext:value-type="float">
            <text:p>0.0003936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" calcext:value-type="float">
            <text:p>152</text:p>
          </table:table-cell>
          <table:table-cell office:value-type="float" office:value="0.356153011322021" calcext:value-type="float">
            <text:p>0.3561530113</text:p>
          </table:table-cell>
          <table:table-cell/>
          <table:table-cell table:formula="of:=([.C153]-0.2406036377)*([.C153]-0.2406036377)" office:value-type="float" office:value="0.0133516577444415" calcext:value-type="float">
            <text:p>0.01335165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" calcext:value-type="float">
            <text:p>153</text:p>
          </table:table-cell>
          <table:table-cell office:value-type="float" office:value="0.546855926513672" calcext:value-type="float">
            <text:p>0.5468559265</text:p>
          </table:table-cell>
          <table:table-cell/>
          <table:table-cell table:formula="of:=([.C154]-0.2406036377)*([.C154]-0.2406036377)" office:value-type="float" office:value="0.0937904644036127" calcext:value-type="float">
            <text:p>0.09379046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" calcext:value-type="float">
            <text:p>154</text:p>
          </table:table-cell>
          <table:table-cell office:value-type="float" office:value="0.601469993591309" calcext:value-type="float">
            <text:p>0.6014699936</text:p>
          </table:table-cell>
          <table:table-cell/>
          <table:table-cell table:formula="of:=([.C155]-0.2406036377)*([.C155]-0.2406036377)" office:value-type="float" office:value="0.130224526814273" calcext:value-type="float">
            <text:p>0.13022452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" calcext:value-type="float">
            <text:p>155</text:p>
          </table:table-cell>
          <table:table-cell office:value-type="float" office:value="0.130530118942261" calcext:value-type="float">
            <text:p>0.1305301189</text:p>
          </table:table-cell>
          <table:table-cell/>
          <table:table-cell table:formula="of:=([.C156]-0.2406036377)*([.C156]-0.2406036377)" office:value-type="float" office:value="0.0121161795317104" calcext:value-type="float">
            <text:p>0.0121161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" calcext:value-type="float">
            <text:p>156</text:p>
          </table:table-cell>
          <table:table-cell office:value-type="float" office:value="0.167533159255981" calcext:value-type="float">
            <text:p>0.1675331593</text:p>
          </table:table-cell>
          <table:table-cell/>
          <table:table-cell table:formula="of:=([.C157]-0.2406036377)*([.C157]-0.2406036377)" office:value-type="float" office:value="0.00533929482003778" calcext:value-type="float">
            <text:p>0.00533929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" calcext:value-type="float">
            <text:p>157</text:p>
          </table:table-cell>
          <table:table-cell office:value-type="float" office:value="0.224270105361938" calcext:value-type="float">
            <text:p>0.2242701054</text:p>
          </table:table-cell>
          <table:table-cell/>
          <table:table-cell table:formula="of:=([.C158]-0.2406036377)*([.C158]-0.2406036377)" office:value-type="float" office:value="0.000266784278638501" calcext:value-type="float">
            <text:p>0.00026678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" calcext:value-type="float">
            <text:p>158</text:p>
          </table:table-cell>
          <table:table-cell office:value-type="float" office:value="0.198237895965576" calcext:value-type="float">
            <text:p>0.198237896</text:p>
          </table:table-cell>
          <table:table-cell/>
          <table:table-cell table:formula="of:=([.C159]-0.2406036377)*([.C159]-0.2406036377)" office:value-type="float" office:value="0.0017948560727079" calcext:value-type="float">
            <text:p>0.00179485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" calcext:value-type="float">
            <text:p>159</text:p>
          </table:table-cell>
          <table:table-cell office:value-type="float" office:value="0.337099075317383" calcext:value-type="float">
            <text:p>0.3370990753</text:p>
          </table:table-cell>
          <table:table-cell/>
          <table:table-cell table:formula="of:=([.C160]-0.2406036377)*([.C160]-0.2406036377)" office:value-type="float" office:value="0.00931136948097021" calcext:value-type="float">
            <text:p>0.00931136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" calcext:value-type="float">
            <text:p>160</text:p>
          </table:table-cell>
          <table:table-cell office:value-type="float" office:value="0.152590990066528" calcext:value-type="float">
            <text:p>0.1525909901</text:p>
          </table:table-cell>
          <table:table-cell/>
          <table:table-cell table:formula="of:=([.C161]-0.2406036377)*([.C161]-0.2406036377)" office:value-type="float" office:value="0.00774622614345365" calcext:value-type="float">
            <text:p>0.00774622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" calcext:value-type="float">
            <text:p>161</text:p>
          </table:table-cell>
          <table:table-cell office:value-type="float" office:value="0.124030113220215" calcext:value-type="float">
            <text:p>0.1240301132</text:p>
          </table:table-cell>
          <table:table-cell/>
          <table:table-cell table:formula="of:=([.C162]-0.2406036377)*([.C162]-0.2406036377)" office:value-type="float" office:value="0.0135893866096391" calcext:value-type="float">
            <text:p>0.01358938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" calcext:value-type="float">
            <text:p>162</text:p>
          </table:table-cell>
          <table:table-cell office:value-type="float" office:value="0.123539924621582" calcext:value-type="float">
            <text:p>0.1235399246</text:p>
          </table:table-cell>
          <table:table-cell/>
          <table:table-cell table:formula="of:=([.C163]-0.2406036377)*([.C163]-0.2406036377)" office:value-type="float" office:value="0.0137039129197062" calcext:value-type="float">
            <text:p>0.01370391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" calcext:value-type="float">
            <text:p>163</text:p>
          </table:table-cell>
          <table:table-cell office:value-type="float" office:value="0.380095958709717" calcext:value-type="float">
            <text:p>0.3800959587</text:p>
          </table:table-cell>
          <table:table-cell/>
          <table:table-cell table:formula="of:=([.C164]-0.2406036377)*([.C164]-0.2406036377)" office:value-type="float" office:value="0.0194581076206779" calcext:value-type="float">
            <text:p>0.01945810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" calcext:value-type="float">
            <text:p>164</text:p>
          </table:table-cell>
          <table:table-cell office:value-type="float" office:value="0.109434843063355" calcext:value-type="float">
            <text:p>0.1094348431</text:p>
          </table:table-cell>
          <table:table-cell/>
          <table:table-cell table:formula="of:=([.C165]-0.2406036377)*([.C165]-0.2406036377)" office:value-type="float" office:value="0.0172052526864305" calcext:value-type="float">
            <text:p>0.01720525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" calcext:value-type="float">
            <text:p>165</text:p>
          </table:table-cell>
          <table:table-cell office:value-type="float" office:value="0.117467880249023" calcext:value-type="float">
            <text:p>0.1174678802</text:p>
          </table:table-cell>
          <table:table-cell/>
          <table:table-cell table:formula="of:=([.C166]-0.2406036377)*([.C166]-0.2406036377)" office:value-type="float" office:value="0.0151624147630257" calcext:value-type="float">
            <text:p>0.01516241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" calcext:value-type="float">
            <text:p>166</text:p>
          </table:table-cell>
          <table:table-cell office:value-type="float" office:value="0.217319011688232" calcext:value-type="float">
            <text:p>0.2173190117</text:p>
          </table:table-cell>
          <table:table-cell/>
          <table:table-cell table:formula="of:=([.C167]-0.2406036377)*([.C167]-0.2406036377)" office:value-type="float" office:value="0.000542173808507884" calcext:value-type="float">
            <text:p>0.00054217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" calcext:value-type="float">
            <text:p>167</text:p>
          </table:table-cell>
          <table:table-cell office:value-type="float" office:value="0.12171196937561" calcext:value-type="float">
            <text:p>0.1217119694</text:p>
          </table:table-cell>
          <table:table-cell/>
          <table:table-cell table:formula="of:=([.C168]-0.2406036377)*([.C168]-0.2406036377)" office:value-type="float" office:value="0.0141352287969567" calcext:value-type="float">
            <text:p>0.01413522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" calcext:value-type="float">
            <text:p>168</text:p>
          </table:table-cell>
          <table:table-cell office:value-type="float" office:value="0.16814398765564" calcext:value-type="float">
            <text:p>0.1681439877</text:p>
          </table:table-cell>
          <table:table-cell/>
          <table:table-cell table:formula="of:=([.C169]-0.2406036377)*([.C169]-0.2406036377)" office:value-type="float" office:value="0.00525040088455117" calcext:value-type="float">
            <text:p>0.00525040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" calcext:value-type="float">
            <text:p>169</text:p>
          </table:table-cell>
          <table:table-cell office:value-type="float" office:value="0.0921690464019776" calcext:value-type="float">
            <text:p>0.0921690464</text:p>
          </table:table-cell>
          <table:table-cell/>
          <table:table-cell table:formula="of:=([.C170]-0.2406036377)*([.C170]-0.2406036377)" office:value-type="float" office:value="0.022032827893811" calcext:value-type="float">
            <text:p>0.02203282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" calcext:value-type="float">
            <text:p>170</text:p>
          </table:table-cell>
          <table:table-cell office:value-type="float" office:value="0.13716197013855" calcext:value-type="float">
            <text:p>0.1371619701</text:p>
          </table:table-cell>
          <table:table-cell/>
          <table:table-cell table:formula="of:=([.C171]-0.2406036377)*([.C171]-0.2406036377)" office:value-type="float" office:value="0.0107001785878936" calcext:value-type="float">
            <text:p>0.01070017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" calcext:value-type="float">
            <text:p>171</text:p>
          </table:table-cell>
          <table:table-cell office:value-type="float" office:value="0.169168949127197" calcext:value-type="float">
            <text:p>0.1691689491</text:p>
          </table:table-cell>
          <table:table-cell/>
          <table:table-cell table:formula="of:=([.C172]-0.2406036377)*([.C172]-0.2406036377)" office:value-type="float" office:value="0.00510291473149331" calcext:value-type="float">
            <text:p>0.00510291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" calcext:value-type="float">
            <text:p>172</text:p>
          </table:table-cell>
          <table:table-cell office:value-type="float" office:value="0.209879875183105" calcext:value-type="float">
            <text:p>0.2098798752</text:p>
          </table:table-cell>
          <table:table-cell/>
          <table:table-cell table:formula="of:=([.C173]-0.2406036377)*([.C173]-0.2406036377)" office:value-type="float" office:value="0.000943949583194532" calcext:value-type="float">
            <text:p>0.00094394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" calcext:value-type="float">
            <text:p>173</text:p>
          </table:table-cell>
          <table:table-cell office:value-type="float" office:value="0.133102178573608" calcext:value-type="float">
            <text:p>0.1331021786</text:p>
          </table:table-cell>
          <table:table-cell/>
          <table:table-cell table:formula="of:=([.C174]-0.2406036377)*([.C174]-0.2406036377)" office:value-type="float" office:value="0.0115565637143032" calcext:value-type="float">
            <text:p>0.01155656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" calcext:value-type="float">
            <text:p>174</text:p>
          </table:table-cell>
          <table:table-cell office:value-type="float" office:value="0.180613994598389" calcext:value-type="float">
            <text:p>0.1806139946</text:p>
          </table:table-cell>
          <table:table-cell/>
          <table:table-cell table:formula="of:=([.C175]-0.2406036377)*([.C175]-0.2406036377)" office:value-type="float" office:value="0.0035987572794587" calcext:value-type="float">
            <text:p>0.00359875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" calcext:value-type="float">
            <text:p>175</text:p>
          </table:table-cell>
          <table:table-cell office:value-type="float" office:value="0.285041093826294" calcext:value-type="float">
            <text:p>0.2850410938</text:p>
          </table:table-cell>
          <table:table-cell/>
          <table:table-cell table:formula="of:=([.C176]-0.2406036377)*([.C176]-0.2406036377)" office:value-type="float" office:value="0.0019746875069763" calcext:value-type="float">
            <text:p>0.00197468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" calcext:value-type="float">
            <text:p>176</text:p>
          </table:table-cell>
          <table:table-cell office:value-type="float" office:value="0.175956010818481" calcext:value-type="float">
            <text:p>0.1759560108</text:p>
          </table:table-cell>
          <table:table-cell/>
          <table:table-cell table:formula="of:=([.C177]-0.2406036377)*([.C177]-0.2406036377)" office:value-type="float" office:value="0.00417931566141204" calcext:value-type="float">
            <text:p>0.00417931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" calcext:value-type="float">
            <text:p>177</text:p>
          </table:table-cell>
          <table:table-cell office:value-type="float" office:value="0.106217861175537" calcext:value-type="float">
            <text:p>0.1062178612</text:p>
          </table:table-cell>
          <table:table-cell/>
          <table:table-cell table:formula="of:=([.C178]-0.2406036377)*([.C178]-0.2406036377)" office:value-type="float" office:value="0.0180595369320829" calcext:value-type="float">
            <text:p>0.01805953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" calcext:value-type="float">
            <text:p>178</text:p>
          </table:table-cell>
          <table:table-cell office:value-type="float" office:value="0.168041944503784" calcext:value-type="float">
            <text:p>0.1680419445</text:p>
          </table:table-cell>
          <table:table-cell/>
          <table:table-cell table:formula="of:=([.C179]-0.2406036377)*([.C179]-0.2406036377)" office:value-type="float" office:value="0.00526519931950176" calcext:value-type="float">
            <text:p>0.00526519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" calcext:value-type="float">
            <text:p>179</text:p>
          </table:table-cell>
          <table:table-cell office:value-type="float" office:value="0.318939208984375" calcext:value-type="float">
            <text:p>0.318939209</text:p>
          </table:table-cell>
          <table:table-cell/>
          <table:table-cell table:formula="of:=([.C180]-0.2406036377)*([.C180]-0.2406036377)" office:value-type="float" office:value="0.0061364617284494" calcext:value-type="float">
            <text:p>0.00613646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" calcext:value-type="float">
            <text:p>180</text:p>
          </table:table-cell>
          <table:table-cell office:value-type="float" office:value="0.298614978790283" calcext:value-type="float">
            <text:p>0.2986149788</text:p>
          </table:table-cell>
          <table:table-cell/>
          <table:table-cell table:formula="of:=([.C181]-0.2406036377)*([.C181]-0.2406036377)" office:value-type="float" office:value="0.00336531569509318" calcext:value-type="float">
            <text:p>0.00336531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" calcext:value-type="float">
            <text:p>181</text:p>
          </table:table-cell>
          <table:table-cell office:value-type="float" office:value="0.230867147445679" calcext:value-type="float">
            <text:p>0.2308671474</text:p>
          </table:table-cell>
          <table:table-cell/>
          <table:table-cell table:formula="of:=([.C182]-0.2406036377)*([.C182]-0.2406036377)" office:value-type="float" office:value="0.0000947992424724942" calcext:value-type="float">
            <text:p>9.4799242472494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" calcext:value-type="float">
            <text:p>182</text:p>
          </table:table-cell>
          <table:table-cell office:value-type="float" office:value="0.170433044433594" calcext:value-type="float">
            <text:p>0.1704330444</text:p>
          </table:table-cell>
          <table:table-cell/>
          <table:table-cell table:formula="of:=([.C183]-0.2406036377)*([.C183]-0.2406036377)" office:value-type="float" office:value="0.00492391215935942" calcext:value-type="float">
            <text:p>0.00492391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" calcext:value-type="float">
            <text:p>183</text:p>
          </table:table-cell>
          <table:table-cell office:value-type="float" office:value="0.10775899887085" calcext:value-type="float">
            <text:p>0.1077589989</text:p>
          </table:table-cell>
          <table:table-cell/>
          <table:table-cell table:formula="of:=([.C184]-0.2406036377)*([.C184]-0.2406036377)" office:value-type="float" office:value="0.0176476980656474" calcext:value-type="float">
            <text:p>0.01764769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" calcext:value-type="float">
            <text:p>184</text:p>
          </table:table-cell>
          <table:table-cell office:value-type="float" office:value="0.235303163528442" calcext:value-type="float">
            <text:p>0.2353031635</text:p>
          </table:table-cell>
          <table:table-cell/>
          <table:table-cell table:formula="of:=([.C185]-0.2406036377)*([.C185]-0.2406036377)" office:value-type="float" office:value="0.0000280950264433492" calcext:value-type="float">
            <text:p>0.0000280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" calcext:value-type="float">
            <text:p>185</text:p>
          </table:table-cell>
          <table:table-cell office:value-type="float" office:value="0.0999820232391357" calcext:value-type="float">
            <text:p>0.0999820232</text:p>
          </table:table-cell>
          <table:table-cell/>
          <table:table-cell table:formula="of:=([.C186]-0.2406036377)*([.C186]-0.2406036377)" office:value-type="float" office:value="0.01977443845358" calcext:value-type="float">
            <text:p>0.01977443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" calcext:value-type="float">
            <text:p>186</text:p>
          </table:table-cell>
          <table:table-cell office:value-type="float" office:value="0.119674921035767" calcext:value-type="float">
            <text:p>0.119674921</text:p>
          </table:table-cell>
          <table:table-cell/>
          <table:table-cell table:formula="of:=([.C187]-0.2406036377)*([.C187]-0.2406036377)" office:value-type="float" office:value="0.0146237545140584" calcext:value-type="float">
            <text:p>0.01462375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" calcext:value-type="float">
            <text:p>187</text:p>
          </table:table-cell>
          <table:table-cell office:value-type="float" office:value="0.11395001411438" calcext:value-type="float">
            <text:p>0.1139500141</text:p>
          </table:table-cell>
          <table:table-cell/>
          <table:table-cell table:formula="of:=([.C188]-0.2406036377)*([.C188]-0.2406036377)" office:value-type="float" office:value="0.016041140367368" calcext:value-type="float">
            <text:p>0.01604114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" calcext:value-type="float">
            <text:p>188</text:p>
          </table:table-cell>
          <table:table-cell office:value-type="float" office:value="0.187806844711304" calcext:value-type="float">
            <text:p>0.1878068447</text:p>
          </table:table-cell>
          <table:table-cell/>
          <table:table-cell table:formula="of:=([.C189]-0.2406036377)*([.C189]-0.2406036377)" office:value-type="float" office:value="0.00278750134989125" calcext:value-type="float">
            <text:p>0.00278750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" calcext:value-type="float">
            <text:p>189</text:p>
          </table:table-cell>
          <table:table-cell office:value-type="float" office:value="0.114921808242798" calcext:value-type="float">
            <text:p>0.1149218082</text:p>
          </table:table-cell>
          <table:table-cell/>
          <table:table-cell table:formula="of:=([.C190]-0.2406036377)*([.C190]-0.2406036377)" office:value-type="float" office:value="0.0157959222557092" calcext:value-type="float">
            <text:p>0.01579592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" calcext:value-type="float">
            <text:p>190</text:p>
          </table:table-cell>
          <table:table-cell office:value-type="float" office:value="0.143086910247803" calcext:value-type="float">
            <text:p>0.1430869102</text:p>
          </table:table-cell>
          <table:table-cell/>
          <table:table-cell table:formula="of:=([.C191]-0.2406036377)*([.C191]-0.2406036377)" office:value-type="float" office:value="0.00950951213298613" calcext:value-type="float">
            <text:p>0.00950951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" calcext:value-type="float">
            <text:p>191</text:p>
          </table:table-cell>
          <table:table-cell office:value-type="float" office:value="0.220118999481201" calcext:value-type="float">
            <text:p>0.2201189995</text:p>
          </table:table-cell>
          <table:table-cell/>
          <table:table-cell table:formula="of:=([.C192]-0.2406036377)*([.C192]-0.2406036377)" office:value-type="float" office:value="0.000419620402955072" calcext:value-type="float">
            <text:p>0.00041962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" calcext:value-type="float">
            <text:p>192</text:p>
          </table:table-cell>
          <table:table-cell office:value-type="float" office:value="0.329262018203735" calcext:value-type="float">
            <text:p>0.3292620182</text:p>
          </table:table-cell>
          <table:table-cell/>
          <table:table-cell table:formula="of:=([.C193]-0.2406036377)*([.C193]-0.2406036377)" office:value-type="float" office:value="0.00786030843354512" calcext:value-type="float">
            <text:p>0.00786030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" calcext:value-type="float">
            <text:p>193</text:p>
          </table:table-cell>
          <table:table-cell office:value-type="float" office:value="0.583998918533325" calcext:value-type="float">
            <text:p>0.5839989185</text:p>
          </table:table-cell>
          <table:table-cell/>
          <table:table-cell table:formula="of:=([.C194]-0.2406036377)*([.C194]-0.2406036377)" office:value-type="float" office:value="0.117920318898598" calcext:value-type="float">
            <text:p>0.11792031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" calcext:value-type="float">
            <text:p>194</text:p>
          </table:table-cell>
          <table:table-cell office:value-type="float" office:value="0.272917985916138" calcext:value-type="float">
            <text:p>0.2729179859</text:p>
          </table:table-cell>
          <table:table-cell/>
          <table:table-cell table:formula="of:=([.C195]-0.2406036377)*([.C195]-0.2406036377)" office:value-type="float" office:value="0.0010442171006338" calcext:value-type="float">
            <text:p>0.00104421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" calcext:value-type="float">
            <text:p>195</text:p>
          </table:table-cell>
          <table:table-cell office:value-type="float" office:value="0.209536790847778" calcext:value-type="float">
            <text:p>0.2095367908</text:p>
          </table:table-cell>
          <table:table-cell/>
          <table:table-cell table:formula="of:=([.C196]-0.2406036377)*([.C196]-0.2406036377)" office:value-type="float" office:value="0.000965148973339395" calcext:value-type="float">
            <text:p>0.0009651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" calcext:value-type="float">
            <text:p>196</text:p>
          </table:table-cell>
          <table:table-cell office:value-type="float" office:value="0.13850998878479" calcext:value-type="float">
            <text:p>0.1385099888</text:p>
          </table:table-cell>
          <table:table-cell/>
          <table:table-cell table:formula="of:=([.C197]-0.2406036377)*([.C197]-0.2406036377)" office:value-type="float" office:value="0.0104231131488222" calcext:value-type="float">
            <text:p>0.01042311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" calcext:value-type="float">
            <text:p>197</text:p>
          </table:table-cell>
          <table:table-cell office:value-type="float" office:value="0.165189027786255" calcext:value-type="float">
            <text:p>0.1651890278</text:p>
          </table:table-cell>
          <table:table-cell/>
          <table:table-cell table:formula="of:=([.C198]-0.2406036377)*([.C198]-0.2406036377)" office:value-type="float" office:value="0.00568736338844235" calcext:value-type="float">
            <text:p>0.00568736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" calcext:value-type="float">
            <text:p>198</text:p>
          </table:table-cell>
          <table:table-cell office:value-type="float" office:value="0.104326009750366" calcext:value-type="float">
            <text:p>0.1043260098</text:p>
          </table:table-cell>
          <table:table-cell/>
          <table:table-cell table:formula="of:=([.C199]-0.2406036377)*([.C199]-0.2406036377)" office:value-type="float" office:value="0.0185715918795788" calcext:value-type="float">
            <text:p>0.01857159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" calcext:value-type="float">
            <text:p>199</text:p>
          </table:table-cell>
          <table:table-cell office:value-type="float" office:value="0.223566055297852" calcext:value-type="float">
            <text:p>0.2235660553</text:p>
          </table:table-cell>
          <table:table-cell/>
          <table:table-cell table:formula="of:=([.C200]-0.2406036377)*([.C200]-0.2406036377)" office:value-type="float" office:value="0.000290279214109997" calcext:value-type="float">
            <text:p>0.00029027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0" calcext:value-type="float">
            <text:p>200</text:p>
          </table:table-cell>
          <table:table-cell office:value-type="float" office:value="0.146421909332275" calcext:value-type="float">
            <text:p>0.1464219093</text:p>
          </table:table-cell>
          <table:table-cell/>
          <table:table-cell table:formula="of:=([.C201]-0.2406036377)*([.C201]-0.2406036377)" office:value-type="float" office:value="0.00887019795833186" calcext:value-type="float">
            <text:p>0.0088701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1" calcext:value-type="float">
            <text:p>201</text:p>
          </table:table-cell>
          <table:table-cell office:value-type="float" office:value="0.251542091369629" calcext:value-type="float">
            <text:p>0.2515420914</text:p>
          </table:table-cell>
          <table:table-cell/>
          <table:table-cell table:formula="of:=([.C202]-0.2406036377)*([.C202]-0.2406036377)" office:value-type="float" office:value="0.000119649768682618" calcext:value-type="float">
            <text:p>0.00011964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2" calcext:value-type="float">
            <text:p>202</text:p>
          </table:table-cell>
          <table:table-cell office:value-type="float" office:value="0.176701068878174" calcext:value-type="float">
            <text:p>0.1767010689</text:p>
          </table:table-cell>
          <table:table-cell/>
          <table:table-cell table:formula="of:=([.C203]-0.2406036377)*([.C203]-0.2406036377)" office:value-type="float" office:value="0.00408353830202823" calcext:value-type="float">
            <text:p>0.00408353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3" calcext:value-type="float">
            <text:p>203</text:p>
          </table:table-cell>
          <table:table-cell office:value-type="float" office:value="0.17814302444458" calcext:value-type="float">
            <text:p>0.1781430244</text:p>
          </table:table-cell>
          <table:table-cell/>
          <table:table-cell table:formula="of:=([.C204]-0.2406036377)*([.C204]-0.2406036377)" office:value-type="float" office:value="0.00390132820824314" calcext:value-type="float">
            <text:p>0.00390132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4" calcext:value-type="float">
            <text:p>204</text:p>
          </table:table-cell>
          <table:table-cell office:value-type="float" office:value="0.132028102874756" calcext:value-type="float">
            <text:p>0.1320281029</text:p>
          </table:table-cell>
          <table:table-cell/>
          <table:table-cell table:formula="of:=([.C205]-0.2406036377)*([.C205]-0.2406036377)" office:value-type="float" office:value="0.0117886467625878" calcext:value-type="float">
            <text:p>0.0117886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5" calcext:value-type="float">
            <text:p>205</text:p>
          </table:table-cell>
          <table:table-cell office:value-type="float" office:value="0.149734020233154" calcext:value-type="float">
            <text:p>0.1497340202</text:p>
          </table:table-cell>
          <table:table-cell/>
          <table:table-cell table:formula="of:=([.C206]-0.2406036377)*([.C206]-0.2406036377)" office:value-type="float" office:value="0.00825728737857087" calcext:value-type="float">
            <text:p>0.00825728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6" calcext:value-type="float">
            <text:p>206</text:p>
          </table:table-cell>
          <table:table-cell office:value-type="float" office:value="0.188837051391602" calcext:value-type="float">
            <text:p>0.1888370514</text:p>
          </table:table-cell>
          <table:table-cell/>
          <table:table-cell table:formula="of:=([.C207]-0.2406036377)*([.C207]-0.2406036377)" office:value-type="float" office:value="0.00267977945802486" calcext:value-type="float">
            <text:p>0.0026797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7" calcext:value-type="float">
            <text:p>207</text:p>
          </table:table-cell>
          <table:table-cell office:value-type="float" office:value="0.168727159500122" calcext:value-type="float">
            <text:p>0.1687271595</text:p>
          </table:table-cell>
          <table:table-cell/>
          <table:table-cell table:formula="of:=([.C208]-0.2406036377)*([.C208]-0.2406036377)" office:value-type="float" office:value="0.00516622811841753" calcext:value-type="float">
            <text:p>0.00516622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8" calcext:value-type="float">
            <text:p>208</text:p>
          </table:table-cell>
          <table:table-cell office:value-type="float" office:value="0.0939371585845947" calcext:value-type="float">
            <text:p>0.0939371586</text:p>
          </table:table-cell>
          <table:table-cell/>
          <table:table-cell table:formula="of:=([.C209]-0.2406036377)*([.C209]-0.2406036377)" office:value-type="float" office:value="0.0215110560961096" calcext:value-type="float">
            <text:p>0.02151105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9" calcext:value-type="float">
            <text:p>209</text:p>
          </table:table-cell>
          <table:table-cell office:value-type="float" office:value="0.103386878967285" calcext:value-type="float">
            <text:p>0.103386879</text:p>
          </table:table-cell>
          <table:table-cell/>
          <table:table-cell table:formula="of:=([.C210]-0.2406036377)*([.C210]-0.2406036377)" office:value-type="float" office:value="0.0188284388771121" calcext:value-type="float">
            <text:p>0.01882843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0" calcext:value-type="float">
            <text:p>210</text:p>
          </table:table-cell>
          <table:table-cell office:value-type="float" office:value="0.528110980987549" calcext:value-type="float">
            <text:p>0.528110981</text:p>
          </table:table-cell>
          <table:table-cell/>
          <table:table-cell table:formula="of:=([.C211]-0.2406036377)*([.C211]-0.2406036377)" office:value-type="float" office:value="0.0826604724442644" calcext:value-type="float">
            <text:p>0.08266047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1" calcext:value-type="float">
            <text:p>211</text:p>
          </table:table-cell>
          <table:table-cell office:value-type="float" office:value="0.575083017349243" calcext:value-type="float">
            <text:p>0.5750830173</text:p>
          </table:table-cell>
          <table:table-cell/>
          <table:table-cell table:formula="of:=([.C212]-0.2406036377)*([.C212]-0.2406036377)" office:value-type="float" office:value="0.111876455410543" calcext:value-type="float">
            <text:p>0.11187645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2" calcext:value-type="float">
            <text:p>212</text:p>
          </table:table-cell>
          <table:table-cell office:value-type="float" office:value="0.447307825088501" calcext:value-type="float">
            <text:p>0.4473078251</text:p>
          </table:table-cell>
          <table:table-cell/>
          <table:table-cell table:formula="of:=([.C213]-0.2406036377)*([.C213]-0.2406036377)" office:value-type="float" office:value="0.0427266210839405" calcext:value-type="float">
            <text:p>0.04272662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3" calcext:value-type="float">
            <text:p>213</text:p>
          </table:table-cell>
          <table:table-cell office:value-type="float" office:value="0.330735921859741" calcext:value-type="float">
            <text:p>0.3307359219</text:p>
          </table:table-cell>
          <table:table-cell/>
          <table:table-cell table:formula="of:=([.C214]-0.2406036377)*([.C214]-0.2406036377)" office:value-type="float" office:value="0.00812382864785233" calcext:value-type="float">
            <text:p>0.00812382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4" calcext:value-type="float">
            <text:p>214</text:p>
          </table:table-cell>
          <table:table-cell office:value-type="float" office:value="0.135066986083984" calcext:value-type="float">
            <text:p>0.1350669861</text:p>
          </table:table-cell>
          <table:table-cell/>
          <table:table-cell table:formula="of:=([.C215]-0.2406036377)*([.C215]-0.2406036377)" office:value-type="float" office:value="0.0111379848343203" calcext:value-type="float">
            <text:p>0.01113798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5" calcext:value-type="float">
            <text:p>215</text:p>
          </table:table-cell>
          <table:table-cell office:value-type="float" office:value="0.152595996856689" calcext:value-type="float">
            <text:p>0.1525959969</text:p>
          </table:table-cell>
          <table:table-cell/>
          <table:table-cell table:formula="of:=([.C216]-0.2406036377)*([.C216]-0.2406036377)" office:value-type="float" office:value="0.00774534484680514" calcext:value-type="float">
            <text:p>0.00774534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6" calcext:value-type="float">
            <text:p>216</text:p>
          </table:table-cell>
          <table:table-cell office:value-type="float" office:value="0.186402082443237" calcext:value-type="float">
            <text:p>0.1864020824</text:p>
          </table:table-cell>
          <table:table-cell/>
          <table:table-cell table:formula="of:=([.C217]-0.2406036377)*([.C217]-0.2406036377)" office:value-type="float" office:value="0.0029378085922519" calcext:value-type="float">
            <text:p>0.00293780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7" calcext:value-type="float">
            <text:p>217</text:p>
          </table:table-cell>
          <table:table-cell office:value-type="float" office:value="0.164139986038208" calcext:value-type="float">
            <text:p>0.164139986</text:p>
          </table:table-cell>
          <table:table-cell/>
          <table:table-cell table:formula="of:=([.C218]-0.2406036377)*([.C218]-0.2406036377)" office:value-type="float" office:value="0.00584669002545587" calcext:value-type="float">
            <text:p>0.005846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8" calcext:value-type="float">
            <text:p>218</text:p>
          </table:table-cell>
          <table:table-cell office:value-type="float" office:value="0.102894067764282" calcext:value-type="float">
            <text:p>0.1028940678</text:p>
          </table:table-cell>
          <table:table-cell/>
          <table:table-cell table:formula="of:=([.C219]-0.2406036377)*([.C219]-0.2406036377)" office:value-type="float" office:value="0.0189639256518803" calcext:value-type="float">
            <text:p>0.01896392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19" calcext:value-type="float">
            <text:p>219</text:p>
          </table:table-cell>
          <table:table-cell office:value-type="float" office:value="0.179910898208618" calcext:value-type="float">
            <text:p>0.1799108982</text:p>
          </table:table-cell>
          <table:table-cell/>
          <table:table-cell table:formula="of:=([.C220]-0.2406036377)*([.C220]-0.2406036377)" office:value-type="float" office:value="0.00368360862696874" calcext:value-type="float">
            <text:p>0.00368360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0" calcext:value-type="float">
            <text:p>220</text:p>
          </table:table-cell>
          <table:table-cell office:value-type="float" office:value="0.174216032028198" calcext:value-type="float">
            <text:p>0.174216032</text:p>
          </table:table-cell>
          <table:table-cell/>
          <table:table-cell table:formula="of:=([.C221]-0.2406036377)*([.C221]-0.2406036377)" office:value-type="float" office:value="0.00440731418683465" calcext:value-type="float">
            <text:p>0.00440731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1" calcext:value-type="float">
            <text:p>221</text:p>
          </table:table-cell>
          <table:table-cell office:value-type="float" office:value="0.107635974884033" calcext:value-type="float">
            <text:p>0.1076359749</text:p>
          </table:table-cell>
          <table:table-cell/>
          <table:table-cell table:formula="of:=([.C222]-0.2406036377)*([.C222]-0.2406036377)" office:value-type="float" office:value="0.0176803993547406" calcext:value-type="float">
            <text:p>0.01768039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2" calcext:value-type="float">
            <text:p>222</text:p>
          </table:table-cell>
          <table:table-cell office:value-type="float" office:value="0.169593095779419" calcext:value-type="float">
            <text:p>0.1695930958</text:p>
          </table:table-cell>
          <table:table-cell/>
          <table:table-cell table:formula="of:=([.C223]-0.2406036377)*([.C223]-0.2406036377)" office:value-type="float" office:value="0.0050424970638546" calcext:value-type="float">
            <text:p>0.00504249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3" calcext:value-type="float">
            <text:p>223</text:p>
          </table:table-cell>
          <table:table-cell office:value-type="float" office:value="0.0966658592224121" calcext:value-type="float">
            <text:p>0.0966658592</text:p>
          </table:table-cell>
          <table:table-cell/>
          <table:table-cell table:formula="of:=([.C224]-0.2406036377)*([.C224]-0.2406036377)" office:value-type="float" office:value="0.0207180840730632" calcext:value-type="float">
            <text:p>0.02071808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4" calcext:value-type="float">
            <text:p>224</text:p>
          </table:table-cell>
          <table:table-cell office:value-type="float" office:value="0.162478923797607" calcext:value-type="float">
            <text:p>0.1624789238</text:p>
          </table:table-cell>
          <table:table-cell/>
          <table:table-cell table:formula="of:=([.C225]-0.2406036377)*([.C225]-0.2406036377)" office:value-type="float" office:value="0.00610347092233069" calcext:value-type="float">
            <text:p>0.00610347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5" calcext:value-type="float">
            <text:p>225</text:p>
          </table:table-cell>
          <table:table-cell office:value-type="float" office:value="0.131514072418213" calcext:value-type="float">
            <text:p>0.1315140724</text:p>
          </table:table-cell>
          <table:table-cell/>
          <table:table-cell table:formula="of:=([.C226]-0.2406036377)*([.C226]-0.2406036377)" office:value-type="float" office:value="0.0119005332533693" calcext:value-type="float">
            <text:p>0.01190053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6" calcext:value-type="float">
            <text:p>226</text:p>
          </table:table-cell>
          <table:table-cell office:value-type="float" office:value="0.130820035934448" calcext:value-type="float">
            <text:p>0.1308200359</text:p>
          </table:table-cell>
          <table:table-cell/>
          <table:table-cell table:formula="of:=([.C227]-0.2406036377)*([.C227]-0.2406036377)" office:value-type="float" office:value="0.0120524392166173" calcext:value-type="float">
            <text:p>0.01205243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7" calcext:value-type="float">
            <text:p>227</text:p>
          </table:table-cell>
          <table:table-cell office:value-type="float" office:value="0.107776880264282" calcext:value-type="float">
            <text:p>0.1077768803</text:p>
          </table:table-cell>
          <table:table-cell/>
          <table:table-cell table:formula="of:=([.C228]-0.2406036377)*([.C228]-0.2406036377)" office:value-type="float" office:value="0.017642947490887" calcext:value-type="float">
            <text:p>0.01764294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8" calcext:value-type="float">
            <text:p>228</text:p>
          </table:table-cell>
          <table:table-cell office:value-type="float" office:value="0.200247049331665" calcext:value-type="float">
            <text:p>0.2002470493</text:p>
          </table:table-cell>
          <table:table-cell/>
          <table:table-cell table:formula="of:=([.C229]-0.2406036377)*([.C229]-0.2406036377)" office:value-type="float" office:value="0.00162865422473123" calcext:value-type="float">
            <text:p>0.00162865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29" calcext:value-type="float">
            <text:p>229</text:p>
          </table:table-cell>
          <table:table-cell office:value-type="float" office:value="0.169530868530273" calcext:value-type="float">
            <text:p>0.1695308685</text:p>
          </table:table-cell>
          <table:table-cell/>
          <table:table-cell table:formula="of:=([.C230]-0.2406036377)*([.C230]-0.2406036377)" office:value-type="float" office:value="0.00505133851745323" calcext:value-type="float">
            <text:p>0.00505133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0" calcext:value-type="float">
            <text:p>230</text:p>
          </table:table-cell>
          <table:table-cell office:value-type="float" office:value="0.409095048904419" calcext:value-type="float">
            <text:p>0.4090950489</text:p>
          </table:table-cell>
          <table:table-cell/>
          <table:table-cell table:formula="of:=([.C231]-0.2406036377)*([.C231]-0.2406036377)" office:value-type="float" office:value="0.0283893556496566" calcext:value-type="float">
            <text:p>0.02838935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1" calcext:value-type="float">
            <text:p>231</text:p>
          </table:table-cell>
          <table:table-cell office:value-type="float" office:value="0.125394105911255" calcext:value-type="float">
            <text:p>0.1253941059</text:p>
          </table:table-cell>
          <table:table-cell/>
          <table:table-cell table:formula="of:=([.C232]-0.2406036377)*([.C232]-0.2406036377)" office:value-type="float" office:value="0.0132732362149819" calcext:value-type="float">
            <text:p>0.01327323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2" calcext:value-type="float">
            <text:p>232</text:p>
          </table:table-cell>
          <table:table-cell office:value-type="float" office:value="0.148768186569214" calcext:value-type="float">
            <text:p>0.1487681866</text:p>
          </table:table-cell>
          <table:table-cell/>
          <table:table-cell table:formula="of:=([.C233]-0.2406036377)*([.C233]-0.2406036377)" office:value-type="float" office:value="0.008433750084395" calcext:value-type="float">
            <text:p>0.00843375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3" calcext:value-type="float">
            <text:p>233</text:p>
          </table:table-cell>
          <table:table-cell office:value-type="float" office:value="0.190614938735962" calcext:value-type="float">
            <text:p>0.1906149387</text:p>
          </table:table-cell>
          <table:table-cell/>
          <table:table-cell table:formula="of:=([.C234]-0.2406036377)*([.C234]-0.2406036377)" office:value-type="float" office:value="0.00249887002411722" calcext:value-type="float">
            <text:p>0.002498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4" calcext:value-type="float">
            <text:p>234</text:p>
          </table:table-cell>
          <table:table-cell office:value-type="float" office:value="0.14289402961731" calcext:value-type="float">
            <text:p>0.1428940296</text:p>
          </table:table-cell>
          <table:table-cell/>
          <table:table-cell table:formula="of:=([.C235]-0.2406036377)*([.C235]-0.2406036377)" office:value-type="float" office:value="0.00954716751167297" calcext:value-type="float">
            <text:p>0.00954716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5" calcext:value-type="float">
            <text:p>235</text:p>
          </table:table-cell>
          <table:table-cell office:value-type="float" office:value="0.147937059402466" calcext:value-type="float">
            <text:p>0.1479370594</text:p>
          </table:table-cell>
          <table:table-cell/>
          <table:table-cell table:formula="of:=([.C236]-0.2406036377)*([.C236]-0.2406036377)" office:value-type="float" office:value="0.00858709473337303" calcext:value-type="float">
            <text:p>0.00858709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6" calcext:value-type="float">
            <text:p>236</text:p>
          </table:table-cell>
          <table:table-cell office:value-type="float" office:value="0.166452884674072" calcext:value-type="float">
            <text:p>0.1664528847</text:p>
          </table:table-cell>
          <table:table-cell/>
          <table:table-cell table:formula="of:=([.C237]-0.2406036377)*([.C237]-0.2406036377)" office:value-type="float" office:value="0.00549833417431213" calcext:value-type="float">
            <text:p>0.00549833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7" calcext:value-type="float">
            <text:p>237</text:p>
          </table:table-cell>
          <table:table-cell office:value-type="float" office:value="0.175159931182861" calcext:value-type="float">
            <text:p>0.1751599312</text:p>
          </table:table-cell>
          <table:table-cell/>
          <table:table-cell table:formula="of:=([.C238]-0.2406036377)*([.C238]-0.2406036377)" office:value-type="float" office:value="0.00428287872270138" calcext:value-type="float">
            <text:p>0.00428287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8" calcext:value-type="float">
            <text:p>238</text:p>
          </table:table-cell>
          <table:table-cell office:value-type="float" office:value="0.214494943618774" calcext:value-type="float">
            <text:p>0.2144949436</text:p>
          </table:table-cell>
          <table:table-cell/>
          <table:table-cell table:formula="of:=([.C239]-0.2406036377)*([.C239]-0.2406036377)" office:value-type="float" office:value="0.000681663906627025" calcext:value-type="float">
            <text:p>0.00068166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39" calcext:value-type="float">
            <text:p>239</text:p>
          </table:table-cell>
          <table:table-cell office:value-type="float" office:value="0.109791040420532" calcext:value-type="float">
            <text:p>0.1097910404</text:p>
          </table:table-cell>
          <table:table-cell/>
          <table:table-cell table:formula="of:=([.C240]-0.2406036377)*([.C240]-0.2406036377)" office:value-type="float" office:value="0.0171119356070002" calcext:value-type="float">
            <text:p>0.01711193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0" calcext:value-type="float">
            <text:p>240</text:p>
          </table:table-cell>
          <table:table-cell office:value-type="float" office:value="0.116313934326172" calcext:value-type="float">
            <text:p>0.1163139343</text:p>
          </table:table-cell>
          <table:table-cell/>
          <table:table-cell table:formula="of:=([.C241]-0.2406036377)*([.C241]-0.2406036377)" office:value-type="float" office:value="0.0154479303647542" calcext:value-type="float">
            <text:p>0.01544793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1" calcext:value-type="float">
            <text:p>241</text:p>
          </table:table-cell>
          <table:table-cell office:value-type="float" office:value="0.108903884887695" calcext:value-type="float">
            <text:p>0.1089038849</text:p>
          </table:table-cell>
          <table:table-cell/>
          <table:table-cell table:formula="of:=([.C242]-0.2406036377)*([.C242]-0.2406036377)" office:value-type="float" office:value="0.0173448248908222" calcext:value-type="float">
            <text:p>0.01734482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2" calcext:value-type="float">
            <text:p>242</text:p>
          </table:table-cell>
          <table:table-cell office:value-type="float" office:value="0.139949083328247" calcext:value-type="float">
            <text:p>0.1399490833</text:p>
          </table:table-cell>
          <table:table-cell/>
          <table:table-cell table:formula="of:=([.C243]-0.2406036377)*([.C243]-0.2406036377)" office:value-type="float" office:value="0.0101313393157762" calcext:value-type="float">
            <text:p>0.01013133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3" calcext:value-type="float">
            <text:p>243</text:p>
          </table:table-cell>
          <table:table-cell office:value-type="float" office:value="0.115731000900269" calcext:value-type="float">
            <text:p>0.1157310009</text:p>
          </table:table-cell>
          <table:table-cell/>
          <table:table-cell table:formula="of:=([.C244]-0.2406036377)*([.C244]-0.2406036377)" office:value-type="float" office:value="0.0155931754213176" calcext:value-type="float">
            <text:p>0.01559317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4" calcext:value-type="float">
            <text:p>244</text:p>
          </table:table-cell>
          <table:table-cell office:value-type="float" office:value="0.118868827819824" calcext:value-type="float">
            <text:p>0.1188688278</text:p>
          </table:table-cell>
          <table:table-cell/>
          <table:table-cell table:formula="of:=([.C245]-0.2406036377)*([.C245]-0.2406036377)" office:value-type="float" office:value="0.0148193639365625" calcext:value-type="float">
            <text:p>0.01481936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5" calcext:value-type="float">
            <text:p>245</text:p>
          </table:table-cell>
          <table:table-cell office:value-type="float" office:value="0.222445011138916" calcext:value-type="float">
            <text:p>0.2224450111</text:p>
          </table:table-cell>
          <table:table-cell/>
          <table:table-cell table:formula="of:=([.C246]-0.2406036377)*([.C246]-0.2406036377)" office:value-type="float" office:value="0.000329735718584905" calcext:value-type="float">
            <text:p>0.00032973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6" calcext:value-type="float">
            <text:p>246</text:p>
          </table:table-cell>
          <table:table-cell office:value-type="float" office:value="0.124161958694458" calcext:value-type="float">
            <text:p>0.1241619587</text:p>
          </table:table-cell>
          <table:table-cell/>
          <table:table-cell table:formula="of:=([.C247]-0.2406036377)*([.C247]-0.2406036377)" office:value-type="float" office:value="0.0135586646096297" calcext:value-type="float">
            <text:p>0.01355866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7" calcext:value-type="float">
            <text:p>247</text:p>
          </table:table-cell>
          <table:table-cell office:value-type="float" office:value="0.138898849487305" calcext:value-type="float">
            <text:p>0.1388988495</text:p>
          </table:table-cell>
          <table:table-cell/>
          <table:table-cell table:formula="of:=([.C248]-0.2406036377)*([.C248]-0.2406036377)" office:value-type="float" office:value="0.0103438639453892" calcext:value-type="float">
            <text:p>0.01034386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8" calcext:value-type="float">
            <text:p>248</text:p>
          </table:table-cell>
          <table:table-cell office:value-type="float" office:value="0.310271978378296" calcext:value-type="float">
            <text:p>0.3102719784</text:p>
          </table:table-cell>
          <table:table-cell/>
          <table:table-cell table:formula="of:=([.C249]-0.2406036377)*([.C249]-0.2406036377)" office:value-type="float" office:value="0.0048536776928671" calcext:value-type="float">
            <text:p>0.00485367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49" calcext:value-type="float">
            <text:p>249</text:p>
          </table:table-cell>
          <table:table-cell office:value-type="float" office:value="0.181387901306152" calcext:value-type="float">
            <text:p>0.1813879013</text:p>
          </table:table-cell>
          <table:table-cell/>
          <table:table-cell table:formula="of:=([.C250]-0.2406036377)*([.C250]-0.2406036377)" office:value-type="float" office:value="0.00350650343666565" calcext:value-type="float">
            <text:p>0.00350650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0" calcext:value-type="float">
            <text:p>250</text:p>
          </table:table-cell>
          <table:table-cell office:value-type="float" office:value="0.0821759700775147" calcext:value-type="float">
            <text:p>0.0821759701</text:p>
          </table:table-cell>
          <table:table-cell/>
          <table:table-cell table:formula="of:=([.C251]-0.2406036377)*([.C251]-0.2406036377)" office:value-type="float" office:value="0.0250993258683007" calcext:value-type="float">
            <text:p>0.02509932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1" calcext:value-type="float">
            <text:p>251</text:p>
          </table:table-cell>
          <table:table-cell office:value-type="float" office:value="0.108542203903198" calcext:value-type="float">
            <text:p>0.1085422039</text:p>
          </table:table-cell>
          <table:table-cell/>
          <table:table-cell table:formula="of:=([.C252]-0.2406036377)*([.C252]-0.2406036377)" office:value-type="float" office:value="0.0174402222964671" calcext:value-type="float">
            <text:p>0.01744022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2" calcext:value-type="float">
            <text:p>252</text:p>
          </table:table-cell>
          <table:table-cell office:value-type="float" office:value="0.242961883544922" calcext:value-type="float">
            <text:p>0.2429618835</text:p>
          </table:table-cell>
          <table:table-cell/>
          <table:table-cell table:formula="of:=([.C253]-0.2406036377)*([.C253]-0.2406036377)" office:value-type="float" office:value="0.00000556132346509137" calcext:value-type="float">
            <text:p>5.56132346509137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3" calcext:value-type="float">
            <text:p>253</text:p>
          </table:table-cell>
          <table:table-cell office:value-type="float" office:value="0.294219017028809" calcext:value-type="float">
            <text:p>0.294219017</text:p>
          </table:table-cell>
          <table:table-cell/>
          <table:table-cell table:formula="of:=([.C254]-0.2406036377)*([.C254]-0.2406036377)" office:value-type="float" office:value="0.00287460890057203" calcext:value-type="float">
            <text:p>0.00287460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4" calcext:value-type="float">
            <text:p>254</text:p>
          </table:table-cell>
          <table:table-cell office:value-type="float" office:value="0.130475044250488" calcext:value-type="float">
            <text:p>0.1304750443</text:p>
          </table:table-cell>
          <table:table-cell/>
          <table:table-cell table:formula="of:=([.C255]-0.2406036377)*([.C255]-0.2406036377)" office:value-type="float" office:value="0.0121283070951678" calcext:value-type="float">
            <text:p>0.01212830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5" calcext:value-type="float">
            <text:p>255</text:p>
          </table:table-cell>
          <table:table-cell office:value-type="float" office:value="0.144518852233887" calcext:value-type="float">
            <text:p>0.1445188522</text:p>
          </table:table-cell>
          <table:table-cell/>
          <table:table-cell table:formula="of:=([.C256]-0.2406036377)*([.C256]-0.2406036377)" office:value-type="float" office:value="0.00923228599806902" calcext:value-type="float">
            <text:p>0.0092322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6" calcext:value-type="float">
            <text:p>256</text:p>
          </table:table-cell>
          <table:table-cell office:value-type="float" office:value="0.17514705657959" calcext:value-type="float">
            <text:p>0.1751470566</text:p>
          </table:table-cell>
          <table:table-cell/>
          <table:table-cell table:formula="of:=([.C257]-0.2406036377)*([.C257]-0.2406036377)" office:value-type="float" office:value="0.00428456401197284" calcext:value-type="float">
            <text:p>0.0042845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7" calcext:value-type="float">
            <text:p>257</text:p>
          </table:table-cell>
          <table:table-cell office:value-type="float" office:value="0.1177818775177" calcext:value-type="float">
            <text:p>0.1177818775</text:p>
          </table:table-cell>
          <table:table-cell/>
          <table:table-cell table:formula="of:=([.C258]-0.2406036377)*([.C258]-0.2406036377)" office:value-type="float" office:value="0.0150851847742784" calcext:value-type="float">
            <text:p>0.01508518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8" calcext:value-type="float">
            <text:p>258</text:p>
          </table:table-cell>
          <table:table-cell office:value-type="float" office:value="0.294663190841675" calcext:value-type="float">
            <text:p>0.2946631908</text:p>
          </table:table-cell>
          <table:table-cell/>
          <table:table-cell table:formula="of:=([.C259]-0.2406036377)*([.C259]-0.2406036377)" office:value-type="float" office:value="0.00292243528587756" calcext:value-type="float">
            <text:p>0.00292243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59" calcext:value-type="float">
            <text:p>259</text:p>
          </table:table-cell>
          <table:table-cell office:value-type="float" office:value="0.240407943725586" calcext:value-type="float">
            <text:p>0.2404079437</text:p>
          </table:table-cell>
          <table:table-cell/>
          <table:table-cell table:formula="of:=([.C260]-0.2406036377)*([.C260]-0.2406036377)" office:value-type="float" office:value="0.0000000382961316219654" calcext:value-type="float">
            <text:p>3.82961316219654E-0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0" calcext:value-type="float">
            <text:p>260</text:p>
          </table:table-cell>
          <table:table-cell office:value-type="float" office:value="0.196208000183106" calcext:value-type="float">
            <text:p>0.1962080002</text:p>
          </table:table-cell>
          <table:table-cell/>
          <table:table-cell table:formula="of:=([.C261]-0.2406036377)*([.C261]-0.2406036377)" office:value-type="float" office:value="0.00197097263053149" calcext:value-type="float">
            <text:p>0.00197097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1" calcext:value-type="float">
            <text:p>261</text:p>
          </table:table-cell>
          <table:table-cell office:value-type="float" office:value="0.207412004470825" calcext:value-type="float">
            <text:p>0.2074120045</text:p>
          </table:table-cell>
          <table:table-cell/>
          <table:table-cell table:formula="of:=([.C262]-0.2406036377)*([.C262]-0.2406036377)" office:value-type="float" office:value="0.00110168451642006" calcext:value-type="float">
            <text:p>0.00110168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2" calcext:value-type="float">
            <text:p>262</text:p>
          </table:table-cell>
          <table:table-cell office:value-type="float" office:value="0.123836040496826" calcext:value-type="float">
            <text:p>0.1238360405</text:p>
          </table:table-cell>
          <table:table-cell/>
          <table:table-cell table:formula="of:=([.C263]-0.2406036377)*([.C263]-0.2406036377)" office:value-type="float" office:value="0.0136346717566027" calcext:value-type="float">
            <text:p>0.01363467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3" calcext:value-type="float">
            <text:p>263</text:p>
          </table:table-cell>
          <table:table-cell office:value-type="float" office:value="0.193300008773804" calcext:value-type="float">
            <text:p>0.1933000088</text:p>
          </table:table-cell>
          <table:table-cell/>
          <table:table-cell table:formula="of:=([.C264]-0.2406036377)*([.C264]-0.2406036377)" office:value-type="float" office:value="0.00223763330958728" calcext:value-type="float">
            <text:p>0.00223763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4" calcext:value-type="float">
            <text:p>264</text:p>
          </table:table-cell>
          <table:table-cell office:value-type="float" office:value="0.193032026290894" calcext:value-type="float">
            <text:p>0.1930320263</text:p>
          </table:table-cell>
          <table:table-cell/>
          <table:table-cell table:formula="of:=([.C265]-0.2406036377)*([.C265]-0.2406036377)" office:value-type="float" office:value="0.00226305821205902" calcext:value-type="float">
            <text:p>0.00226305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5" calcext:value-type="float">
            <text:p>265</text:p>
          </table:table-cell>
          <table:table-cell office:value-type="float" office:value="0.196255922317505" calcext:value-type="float">
            <text:p>0.1962559223</text:p>
          </table:table-cell>
          <table:table-cell/>
          <table:table-cell table:formula="of:=([.C266]-0.2406036377)*([.C266]-0.2406036377)" office:value-type="float" office:value="0.0019667198596468" calcext:value-type="float">
            <text:p>0.00196671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6" calcext:value-type="float">
            <text:p>266</text:p>
          </table:table-cell>
          <table:table-cell office:value-type="float" office:value="0.259153842926025" calcext:value-type="float">
            <text:p>0.2591538429</text:p>
          </table:table-cell>
          <table:table-cell/>
          <table:table-cell table:formula="of:=([.C267]-0.2406036377)*([.C267]-0.2406036377)" office:value-type="float" office:value="0.000344110113927659" calcext:value-type="float">
            <text:p>0.00034411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7" calcext:value-type="float">
            <text:p>267</text:p>
          </table:table-cell>
          <table:table-cell office:value-type="float" office:value="0.149638891220093" calcext:value-type="float">
            <text:p>0.1496388912</text:p>
          </table:table-cell>
          <table:table-cell/>
          <table:table-cell table:formula="of:=([.C268]-0.2406036377)*([.C268]-0.2406036377)" office:value-type="float" office:value="0.0082745851021538" calcext:value-type="float">
            <text:p>0.00827458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8" calcext:value-type="float">
            <text:p>268</text:p>
          </table:table-cell>
          <table:table-cell office:value-type="float" office:value="0.194195985794067" calcext:value-type="float">
            <text:p>0.1941959858</text:p>
          </table:table-cell>
          <table:table-cell/>
          <table:table-cell table:formula="of:=([.C269]-0.2406036377)*([.C269]-0.2406036377)" office:value-type="float" office:value="0.00215367015542221" calcext:value-type="float">
            <text:p>0.00215367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69" calcext:value-type="float">
            <text:p>269</text:p>
          </table:table-cell>
          <table:table-cell office:value-type="float" office:value="0.178601980209351" calcext:value-type="float">
            <text:p>0.1786019802</text:p>
          </table:table-cell>
          <table:table-cell/>
          <table:table-cell table:formula="of:=([.C270]-0.2406036377)*([.C270]-0.2406036377)" office:value-type="float" office:value="0.0038442055315878" calcext:value-type="float">
            <text:p>0.00384420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0" calcext:value-type="float">
            <text:p>270</text:p>
          </table:table-cell>
          <table:table-cell office:value-type="float" office:value="0.316569089889526" calcext:value-type="float">
            <text:p>0.3165690899</text:p>
          </table:table-cell>
          <table:table-cell/>
          <table:table-cell table:formula="of:=([.C271]-0.2406036377)*([.C271]-0.2406036377)" office:value-type="float" office:value="0.00577074992635922" calcext:value-type="float">
            <text:p>0.00577074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1" calcext:value-type="float">
            <text:p>271</text:p>
          </table:table-cell>
          <table:table-cell office:value-type="float" office:value="0.126012086868286" calcext:value-type="float">
            <text:p>0.1260120869</text:p>
          </table:table-cell>
          <table:table-cell/>
          <table:table-cell table:formula="of:=([.C272]-0.2406036377)*([.C272]-0.2406036377)" office:value-type="float" office:value="0.0131312235220173" calcext:value-type="float">
            <text:p>0.01313122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2" calcext:value-type="float">
            <text:p>272</text:p>
          </table:table-cell>
          <table:table-cell office:value-type="float" office:value="0.210356950759888" calcext:value-type="float">
            <text:p>0.2103569508</text:p>
          </table:table-cell>
          <table:table-cell/>
          <table:table-cell table:formula="of:=([.C273]-0.2406036377)*([.C273]-0.2406036377)" office:value-type="float" office:value="0.000914862070853161" calcext:value-type="float">
            <text:p>0.00091486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3" calcext:value-type="float">
            <text:p>273</text:p>
          </table:table-cell>
          <table:table-cell office:value-type="float" office:value="0.132308006286621" calcext:value-type="float">
            <text:p>0.1323080063</text:p>
          </table:table-cell>
          <table:table-cell/>
          <table:table-cell table:formula="of:=([.C274]-0.2406036377)*([.C274]-0.2406036377)" office:value-type="float" office:value="0.0117279437832224" calcext:value-type="float">
            <text:p>0.01172794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4" calcext:value-type="float">
            <text:p>274</text:p>
          </table:table-cell>
          <table:table-cell office:value-type="float" office:value="0.133763074874878" calcext:value-type="float">
            <text:p>0.1337630749</text:p>
          </table:table-cell>
          <table:table-cell/>
          <table:table-cell table:formula="of:=([.C275]-0.2406036377)*([.C275]-0.2406036377)" office:value-type="float" office:value="0.0114149058647889" calcext:value-type="float">
            <text:p>0.01141490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5" calcext:value-type="float">
            <text:p>275</text:p>
          </table:table-cell>
          <table:table-cell office:value-type="float" office:value="0.212557077407837" calcext:value-type="float">
            <text:p>0.2125570774</text:p>
          </table:table-cell>
          <table:table-cell/>
          <table:table-cell table:formula="of:=([.C276]-0.2406036377)*([.C276]-0.2406036377)" office:value-type="float" office:value="0.000786609544221941" calcext:value-type="float">
            <text:p>0.00078660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6" calcext:value-type="float">
            <text:p>276</text:p>
          </table:table-cell>
          <table:table-cell office:value-type="float" office:value="0.29615592956543" calcext:value-type="float">
            <text:p>0.2961559296</text:p>
          </table:table-cell>
          <table:table-cell/>
          <table:table-cell table:formula="of:=([.C277]-0.2406036377)*([.C277]-0.2406036377)" office:value-type="float" office:value="0.00308605713150188" calcext:value-type="float">
            <text:p>0.00308605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7" calcext:value-type="float">
            <text:p>277</text:p>
          </table:table-cell>
          <table:table-cell office:value-type="float" office:value="0.494422912597656" calcext:value-type="float">
            <text:p>0.4944229126</text:p>
          </table:table-cell>
          <table:table-cell/>
          <table:table-cell table:formula="of:=([.C278]-0.2406036377)*([.C278]-0.2406036377)" office:value-type="float" office:value="0.064424224309572" calcext:value-type="float">
            <text:p>0.06442422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8" calcext:value-type="float">
            <text:p>278</text:p>
          </table:table-cell>
          <table:table-cell office:value-type="float" office:value="0.395961999893188" calcext:value-type="float">
            <text:p>0.3959619999</text:p>
          </table:table-cell>
          <table:table-cell/>
          <table:table-cell table:formula="of:=([.C279]-0.2406036377)*([.C279]-0.2406036377)" office:value-type="float" office:value="0.0241362207033499" calcext:value-type="float">
            <text:p>0.02413622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79" calcext:value-type="float">
            <text:p>279</text:p>
          </table:table-cell>
          <table:table-cell office:value-type="float" office:value="0.127629995346069" calcext:value-type="float">
            <text:p>0.1276299953</text:p>
          </table:table-cell>
          <table:table-cell/>
          <table:table-cell table:formula="of:=([.C280]-0.2406036377)*([.C280]-0.2406036377)" office:value-type="float" office:value="0.0127630438667138" calcext:value-type="float">
            <text:p>0.01276304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0" calcext:value-type="float">
            <text:p>280</text:p>
          </table:table-cell>
          <table:table-cell office:value-type="float" office:value="0.159488916397095" calcext:value-type="float">
            <text:p>0.1594889164</text:p>
          </table:table-cell>
          <table:table-cell/>
          <table:table-cell table:formula="of:=([.C281]-0.2406036377)*([.C281]-0.2406036377)" office:value-type="float" office:value="0.006579598012048" calcext:value-type="float">
            <text:p>0.0065795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1" calcext:value-type="float">
            <text:p>281</text:p>
          </table:table-cell>
          <table:table-cell office:value-type="float" office:value="0.343008041381836" calcext:value-type="float">
            <text:p>0.3430080414</text:p>
          </table:table-cell>
          <table:table-cell/>
          <table:table-cell table:formula="of:=([.C282]-0.2406036377)*([.C282]-0.2406036377)" office:value-type="float" office:value="0.0104866618934324" calcext:value-type="float">
            <text:p>0.01048666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2" calcext:value-type="float">
            <text:p>282</text:p>
          </table:table-cell>
          <table:table-cell office:value-type="float" office:value="0.750751972198486" calcext:value-type="float">
            <text:p>0.7507519722</text:p>
          </table:table-cell>
          <table:table-cell/>
          <table:table-cell table:formula="of:=([.C283]-0.2406036377)*([.C283]-0.2406036377)" office:value-type="float" office:value="0.260251323191579" calcext:value-type="float">
            <text:p>0.26025132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3" calcext:value-type="float">
            <text:p>283</text:p>
          </table:table-cell>
          <table:table-cell office:value-type="float" office:value="0.097074031829834" calcext:value-type="float">
            <text:p>0.0970740318</text:p>
          </table:table-cell>
          <table:table-cell/>
          <table:table-cell table:formula="of:=([.C284]-0.2406036377)*([.C284]-0.2406036377)" office:value-type="float" office:value="0.0206007477612452" calcext:value-type="float">
            <text:p>0.02060074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4" calcext:value-type="float">
            <text:p>284</text:p>
          </table:table-cell>
          <table:table-cell office:value-type="float" office:value="0.0961549282073975" calcext:value-type="float">
            <text:p>0.0961549282</text:p>
          </table:table-cell>
          <table:table-cell/>
          <table:table-cell table:formula="of:=([.C285]-0.2406036377)*([.C285]-0.2406036377)" office:value-type="float" office:value="0.0208654296740783" calcext:value-type="float">
            <text:p>0.02086542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5" calcext:value-type="float">
            <text:p>285</text:p>
          </table:table-cell>
          <table:table-cell office:value-type="float" office:value="0.193110227584839" calcext:value-type="float">
            <text:p>0.1931102276</text:p>
          </table:table-cell>
          <table:table-cell/>
          <table:table-cell table:formula="of:=([.C286]-0.2406036377)*([.C286]-0.2406036377)" office:value-type="float" office:value="0.00225562400436689" calcext:value-type="float">
            <text:p>0.0022556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6" calcext:value-type="float">
            <text:p>286</text:p>
          </table:table-cell>
          <table:table-cell office:value-type="float" office:value="0.1974937915802" calcext:value-type="float">
            <text:p>0.1974937916</text:p>
          </table:table-cell>
          <table:table-cell/>
          <table:table-cell table:formula="of:=([.C287]-0.2406036377)*([.C287]-0.2406036377)" office:value-type="float" office:value="0.00185845883247282" calcext:value-type="float">
            <text:p>0.00185845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7" calcext:value-type="float">
            <text:p>287</text:p>
          </table:table-cell>
          <table:table-cell office:value-type="float" office:value="0.240189075469971" calcext:value-type="float">
            <text:p>0.2401890755</text:p>
          </table:table-cell>
          <table:table-cell/>
          <table:table-cell table:formula="of:=([.C288]-0.2406036377)*([.C288]-0.2406036377)" office:value-type="float" office:value="0.000000171861842566873" calcext:value-type="float">
            <text:p>1.71861842566873E-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8" calcext:value-type="float">
            <text:p>288</text:p>
          </table:table-cell>
          <table:table-cell office:value-type="float" office:value="0.178793907165527" calcext:value-type="float">
            <text:p>0.1787939072</text:p>
          </table:table-cell>
          <table:table-cell/>
          <table:table-cell table:formula="of:=([.C289]-0.2406036377)*([.C289]-0.2406036377)" office:value-type="float" office:value="0.00382044278874412" calcext:value-type="float">
            <text:p>0.00382044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89" calcext:value-type="float">
            <text:p>289</text:p>
          </table:table-cell>
          <table:table-cell office:value-type="float" office:value="0.282888889312744" calcext:value-type="float">
            <text:p>0.2828888893</text:p>
          </table:table-cell>
          <table:table-cell/>
          <table:table-cell table:formula="of:=([.C290]-0.2406036377)*([.C290]-0.2406036377)" office:value-type="float" office:value="0.00178804250395308" calcext:value-type="float">
            <text:p>0.00178804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0" calcext:value-type="float">
            <text:p>290</text:p>
          </table:table-cell>
          <table:table-cell office:value-type="float" office:value="0.171791076660156" calcext:value-type="float">
            <text:p>0.1717910767</text:p>
          </table:table-cell>
          <table:table-cell/>
          <table:table-cell table:formula="of:=([.C291]-0.2406036377)*([.C291]-0.2406036377)" office:value-type="float" office:value="0.00473516855686222" calcext:value-type="float">
            <text:p>0.00473516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1" calcext:value-type="float">
            <text:p>291</text:p>
          </table:table-cell>
          <table:table-cell office:value-type="float" office:value="0.217291116714478" calcext:value-type="float">
            <text:p>0.2172911167</text:p>
          </table:table-cell>
          <table:table-cell/>
          <table:table-cell table:formula="of:=([.C292]-0.2406036377)*([.C292]-0.2406036377)" office:value-type="float" office:value="0.000543473634700424" calcext:value-type="float">
            <text:p>0.00054347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2" calcext:value-type="float">
            <text:p>292</text:p>
          </table:table-cell>
          <table:table-cell office:value-type="float" office:value="0.132429122924805" calcext:value-type="float">
            <text:p>0.1324291229</text:p>
          </table:table-cell>
          <table:table-cell/>
          <table:table-cell table:formula="of:=([.C293]-0.2406036377)*([.C293]-0.2406036377)" office:value-type="float" office:value="0.011701725646849" calcext:value-type="float">
            <text:p>0.01170172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3" calcext:value-type="float">
            <text:p>293</text:p>
          </table:table-cell>
          <table:table-cell office:value-type="float" office:value="0.0954949855804444" calcext:value-type="float">
            <text:p>0.0954949856</text:p>
          </table:table-cell>
          <table:table-cell/>
          <table:table-cell table:formula="of:=([.C294]-0.2406036377)*([.C294]-0.2406036377)" office:value-type="float" office:value="0.0210565209199542" calcext:value-type="float">
            <text:p>0.02105652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4" calcext:value-type="float">
            <text:p>294</text:p>
          </table:table-cell>
          <table:table-cell office:value-type="float" office:value="0.146078824996948" calcext:value-type="float">
            <text:p>0.146078825</text:p>
          </table:table-cell>
          <table:table-cell/>
          <table:table-cell table:formula="of:=([.C295]-0.2406036377)*([.C295]-0.2406036377)" office:value-type="float" office:value="0.00893494021654702" calcext:value-type="float">
            <text:p>0.0089349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5" calcext:value-type="float">
            <text:p>295</text:p>
          </table:table-cell>
          <table:table-cell office:value-type="float" office:value="0.141050100326538" calcext:value-type="float">
            <text:p>0.1410501003</text:p>
          </table:table-cell>
          <table:table-cell/>
          <table:table-cell table:formula="of:=([.C296]-0.2406036377)*([.C296]-0.2406036377)" office:value-type="float" office:value="0.00991090680356928" calcext:value-type="float">
            <text:p>0.00991090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6" calcext:value-type="float">
            <text:p>296</text:p>
          </table:table-cell>
          <table:table-cell office:value-type="float" office:value="0.181180000305176" calcext:value-type="float">
            <text:p>0.1811800003</text:p>
          </table:table-cell>
          <table:table-cell/>
          <table:table-cell table:formula="of:=([.C297]-0.2406036377)*([.C297]-0.2406036377)" office:value-type="float" office:value="0.00353116868123155" calcext:value-type="float">
            <text:p>0.00353116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7" calcext:value-type="float">
            <text:p>297</text:p>
          </table:table-cell>
          <table:table-cell office:value-type="float" office:value="0.481198072433472" calcext:value-type="float">
            <text:p>0.4811980724</text:p>
          </table:table-cell>
          <table:table-cell/>
          <table:table-cell table:formula="of:=([.C298]-0.2406036377)*([.C298]-0.2406036377)" office:value-type="float" office:value="0.0578856820247188" calcext:value-type="float">
            <text:p>0.0578856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8" calcext:value-type="float">
            <text:p>298</text:p>
          </table:table-cell>
          <table:table-cell office:value-type="float" office:value="0.597530126571655" calcext:value-type="float">
            <text:p>0.5975301266</text:p>
          </table:table-cell>
          <table:table-cell/>
          <table:table-cell table:formula="of:=([.C299]-0.2406036377)*([.C299]-0.2406036377)" office:value-type="float" office:value="0.127396518458248" calcext:value-type="float">
            <text:p>0.12739651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99" calcext:value-type="float">
            <text:p>299</text:p>
          </table:table-cell>
          <table:table-cell office:value-type="float" office:value="0.216959953308105" calcext:value-type="float">
            <text:p>0.2169599533</text:p>
          </table:table-cell>
          <table:table-cell/>
          <table:table-cell table:formula="of:=([.C300]-0.2406036377)*([.C300]-0.2406036377)" office:value-type="float" office:value="0.000559023811623516" calcext:value-type="float">
            <text:p>0.00055902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0" calcext:value-type="float">
            <text:p>300</text:p>
          </table:table-cell>
          <table:table-cell office:value-type="float" office:value="0.253670930862427" calcext:value-type="float">
            <text:p>0.2536709309</text:p>
          </table:table-cell>
          <table:table-cell/>
          <table:table-cell table:formula="of:=([.C301]-0.2406036377)*([.C301]-0.2406036377)" office:value-type="float" office:value="0.000170754150592806" calcext:value-type="float">
            <text:p>0.00017075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1" calcext:value-type="float">
            <text:p>301</text:p>
          </table:table-cell>
          <table:table-cell office:value-type="float" office:value="0.111830949783325" calcext:value-type="float">
            <text:p>0.1118309498</text:p>
          </table:table-cell>
          <table:table-cell/>
          <table:table-cell table:formula="of:=([.C302]-0.2406036377)*([.C302]-0.2406036377)" office:value-type="float" office:value="0.0165824051532853" calcext:value-type="float">
            <text:p>0.01658240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2" calcext:value-type="float">
            <text:p>302</text:p>
          </table:table-cell>
          <table:table-cell office:value-type="float" office:value="0.203964948654175" calcext:value-type="float">
            <text:p>0.2039649487</text:p>
          </table:table-cell>
          <table:table-cell/>
          <table:table-cell table:formula="of:=([.C303]-0.2406036377)*([.C303]-0.2406036377)" office:value-type="float" office:value="0.00134239353499667" calcext:value-type="float">
            <text:p>0.0013423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3" calcext:value-type="float">
            <text:p>303</text:p>
          </table:table-cell>
          <table:table-cell office:value-type="float" office:value="0.145401000976563" calcext:value-type="float">
            <text:p>0.145401001</text:p>
          </table:table-cell>
          <table:table-cell/>
          <table:table-cell table:formula="of:=([.C304]-0.2406036377)*([.C304]-0.2406036377)" office:value-type="float" office:value="0.00906354203909481" calcext:value-type="float">
            <text:p>0.0090635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4" calcext:value-type="float">
            <text:p>304</text:p>
          </table:table-cell>
          <table:table-cell office:value-type="float" office:value="0.142828226089478" calcext:value-type="float">
            <text:p>0.1428282261</text:p>
          </table:table-cell>
          <table:table-cell/>
          <table:table-cell table:formula="of:=([.C305]-0.2406036377)*([.C305]-0.2406036377)" office:value-type="float" office:value="0.00956003111560709" calcext:value-type="float">
            <text:p>0.00956003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5" calcext:value-type="float">
            <text:p>305</text:p>
          </table:table-cell>
          <table:table-cell office:value-type="float" office:value="0.2813880443573" calcext:value-type="float">
            <text:p>0.2813880444</text:p>
          </table:table-cell>
          <table:table-cell/>
          <table:table-cell table:formula="of:=([.C306]-0.2406036377)*([.C306]-0.2406036377)" office:value-type="float" office:value="0.001663367826388" calcext:value-type="float">
            <text:p>0.00166336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6" calcext:value-type="float">
            <text:p>306</text:p>
          </table:table-cell>
          <table:table-cell office:value-type="float" office:value="0.153725147247314" calcext:value-type="float">
            <text:p>0.1537251472</text:p>
          </table:table-cell>
          <table:table-cell/>
          <table:table-cell table:formula="of:=([.C307]-0.2406036377)*([.C307]-0.2406036377)" office:value-type="float" office:value="0.00754787210333738" calcext:value-type="float">
            <text:p>0.00754787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7" calcext:value-type="float">
            <text:p>307</text:p>
          </table:table-cell>
          <table:table-cell office:value-type="float" office:value="0.111729145050049" calcext:value-type="float">
            <text:p>0.1117291451</text:p>
          </table:table-cell>
          <table:table-cell/>
          <table:table-cell table:formula="of:=([.C308]-0.2406036377)*([.C308]-0.2406036377)" office:value-type="float" office:value="0.0166086348557823" calcext:value-type="float">
            <text:p>0.01660863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8" calcext:value-type="float">
            <text:p>308</text:p>
          </table:table-cell>
          <table:table-cell office:value-type="float" office:value="0.173836946487427" calcext:value-type="float">
            <text:p>0.1738369465</text:p>
          </table:table-cell>
          <table:table-cell/>
          <table:table-cell table:formula="of:=([.C309]-0.2406036377)*([.C309]-0.2406036377)" office:value-type="float" office:value="0.0044577910554751" calcext:value-type="float">
            <text:p>0.00445779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09" calcext:value-type="float">
            <text:p>309</text:p>
          </table:table-cell>
          <table:table-cell office:value-type="float" office:value="0.163444042205811" calcext:value-type="float">
            <text:p>0.1634440422</text:p>
          </table:table-cell>
          <table:table-cell/>
          <table:table-cell table:formula="of:=([.C310]-0.2406036377)*([.C310]-0.2406036377)" office:value-type="float" office:value="0.00595360317682694" calcext:value-type="float">
            <text:p>0.00595360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0" calcext:value-type="float">
            <text:p>310</text:p>
          </table:table-cell>
          <table:table-cell office:value-type="float" office:value="0.11933708190918" calcext:value-type="float">
            <text:p>0.1193370819</text:p>
          </table:table-cell>
          <table:table-cell/>
          <table:table-cell table:formula="of:=([.C311]-0.2406036377)*([.C311]-0.2406036377)" office:value-type="float" office:value="0.0147055775533681" calcext:value-type="float">
            <text:p>0.01470557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1" calcext:value-type="float">
            <text:p>311</text:p>
          </table:table-cell>
          <table:table-cell office:value-type="float" office:value="0.28438401222229" calcext:value-type="float">
            <text:p>0.2843840122</text:p>
          </table:table-cell>
          <table:table-cell/>
          <table:table-cell table:formula="of:=([.C312]-0.2406036377)*([.C312]-0.2406036377)" office:value-type="float" office:value="0.00191672119331198" calcext:value-type="float">
            <text:p>0.00191672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2" calcext:value-type="float">
            <text:p>312</text:p>
          </table:table-cell>
          <table:table-cell office:value-type="float" office:value="0.365670919418335" calcext:value-type="float">
            <text:p>0.3656709194</text:p>
          </table:table-cell>
          <table:table-cell/>
          <table:table-cell table:formula="of:=([.C313]-0.2406036377)*([.C313]-0.2406036377)" office:value-type="float" office:value="0.0156418249564134" calcext:value-type="float">
            <text:p>0.0156418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3" calcext:value-type="float">
            <text:p>313</text:p>
          </table:table-cell>
          <table:table-cell office:value-type="float" office:value="0.108837842941284" calcext:value-type="float">
            <text:p>0.1088378429</text:p>
          </table:table-cell>
          <table:table-cell/>
          <table:table-cell table:formula="of:=([.C314]-0.2406036377)*([.C314]-0.2406036377)" office:value-type="float" office:value="0.017362224668396" calcext:value-type="float">
            <text:p>0.01736222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4" calcext:value-type="float">
            <text:p>314</text:p>
          </table:table-cell>
          <table:table-cell office:value-type="float" office:value="0.200971126556396" calcext:value-type="float">
            <text:p>0.2009711266</text:p>
          </table:table-cell>
          <table:table-cell/>
          <table:table-cell table:formula="of:=([.C315]-0.2406036377)*([.C315]-0.2406036377)" office:value-type="float" office:value="0.00157073593954786" calcext:value-type="float">
            <text:p>0.00157073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5" calcext:value-type="float">
            <text:p>315</text:p>
          </table:table-cell>
          <table:table-cell office:value-type="float" office:value="0.349151134490967" calcext:value-type="float">
            <text:p>0.3491511345</text:p>
          </table:table-cell>
          <table:table-cell/>
          <table:table-cell table:formula="of:=([.C316]-0.2406036377)*([.C316]-0.2406036377)" office:value-type="float" office:value="0.0117825590595849" calcext:value-type="float">
            <text:p>0.01178255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6" calcext:value-type="float">
            <text:p>316</text:p>
          </table:table-cell>
          <table:table-cell office:value-type="float" office:value="0.190845012664795" calcext:value-type="float">
            <text:p>0.1908450127</text:p>
          </table:table-cell>
          <table:table-cell/>
          <table:table-cell table:formula="of:=([.C317]-0.2406036377)*([.C317]-0.2406036377)" office:value-type="float" office:value="0.00247592076539414" calcext:value-type="float">
            <text:p>0.00247592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7" calcext:value-type="float">
            <text:p>317</text:p>
          </table:table-cell>
          <table:table-cell office:value-type="float" office:value="0.128808975219727" calcext:value-type="float">
            <text:p>0.1288089752</text:p>
          </table:table-cell>
          <table:table-cell/>
          <table:table-cell table:formula="of:=([.C318]-0.2406036377)*([.C318]-0.2406036377)" office:value-type="float" office:value="0.0124980465590783" calcext:value-type="float">
            <text:p>0.01249804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8" calcext:value-type="float">
            <text:p>318</text:p>
          </table:table-cell>
          <table:table-cell office:value-type="float" office:value="0.229573011398315" calcext:value-type="float">
            <text:p>0.2295730114</text:p>
          </table:table-cell>
          <table:table-cell/>
          <table:table-cell table:formula="of:=([.C319]-0.2406036377)*([.C319]-0.2406036377)" office:value-type="float" office:value="0.000121674716607415" calcext:value-type="float">
            <text:p>0.00012167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19" calcext:value-type="float">
            <text:p>319</text:p>
          </table:table-cell>
          <table:table-cell office:value-type="float" office:value="0.158674001693726" calcext:value-type="float">
            <text:p>0.1586740017</text:p>
          </table:table-cell>
          <table:table-cell/>
          <table:table-cell table:formula="of:=([.C320]-0.2406036377)*([.C320]-0.2406036377)" office:value-type="float" office:value="0.00671246525612061" calcext:value-type="float">
            <text:p>0.00671246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0" calcext:value-type="float">
            <text:p>320</text:p>
          </table:table-cell>
          <table:table-cell office:value-type="float" office:value="0.136015892028809" calcext:value-type="float">
            <text:p>0.136015892</text:p>
          </table:table-cell>
          <table:table-cell/>
          <table:table-cell table:formula="of:=([.C321]-0.2406036377)*([.C321]-0.2406036377)" office:value-type="float" office:value="0.0109385965445818" calcext:value-type="float">
            <text:p>0.01093859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1" calcext:value-type="float">
            <text:p>321</text:p>
          </table:table-cell>
          <table:table-cell office:value-type="float" office:value="0.118278980255127" calcext:value-type="float">
            <text:p>0.1182789803</text:p>
          </table:table-cell>
          <table:table-cell/>
          <table:table-cell table:formula="of:=([.C322]-0.2406036377)*([.C322]-0.2406036377)" office:value-type="float" office:value="0.0149633218190055" calcext:value-type="float">
            <text:p>0.01496332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2" calcext:value-type="float">
            <text:p>322</text:p>
          </table:table-cell>
          <table:table-cell office:value-type="float" office:value="0.151887893676758" calcext:value-type="float">
            <text:p>0.1518878937</text:p>
          </table:table-cell>
          <table:table-cell/>
          <table:table-cell table:formula="of:=([.C323]-0.2406036377)*([.C323]-0.2406036377)" office:value-type="float" office:value="0.00787048323759744" calcext:value-type="float">
            <text:p>0.00787048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3" calcext:value-type="float">
            <text:p>323</text:p>
          </table:table-cell>
          <table:table-cell office:value-type="float" office:value="0.122298002243042" calcext:value-type="float">
            <text:p>0.1222980022</text:p>
          </table:table-cell>
          <table:table-cell/>
          <table:table-cell table:formula="of:=([.C324]-0.2406036377)*([.C324]-0.2406036377)" office:value-type="float" office:value="0.0139962233808746" calcext:value-type="float">
            <text:p>0.01399622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4" calcext:value-type="float">
            <text:p>324</text:p>
          </table:table-cell>
          <table:table-cell office:value-type="float" office:value="0.190446853637695" calcext:value-type="float">
            <text:p>0.1904468536</text:p>
          </table:table-cell>
          <table:table-cell/>
          <table:table-cell table:formula="of:=([.C325]-0.2406036377)*([.C325]-0.2406036377)" office:value-type="float" office:value="0.00251570298747267" calcext:value-type="float">
            <text:p>0.0025157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5" calcext:value-type="float">
            <text:p>325</text:p>
          </table:table-cell>
          <table:table-cell office:value-type="float" office:value="0.136358022689819" calcext:value-type="float">
            <text:p>0.1363580227</text:p>
          </table:table-cell>
          <table:table-cell/>
          <table:table-cell table:formula="of:=([.C326]-0.2406036377)*([.C326]-0.2406036377)" office:value-type="float" office:value="0.0108671482488508" calcext:value-type="float">
            <text:p>0.01086714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6" calcext:value-type="float">
            <text:p>326</text:p>
          </table:table-cell>
          <table:table-cell office:value-type="float" office:value="0.17951512336731" calcext:value-type="float">
            <text:p>0.1795151234</text:p>
          </table:table-cell>
          <table:table-cell/>
          <table:table-cell table:formula="of:=([.C327]-0.2406036377)*([.C327]-0.2406036377)" office:value-type="float" office:value="0.00373180658337532" calcext:value-type="float">
            <text:p>0.00373180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7" calcext:value-type="float">
            <text:p>327</text:p>
          </table:table-cell>
          <table:table-cell office:value-type="float" office:value="0.0855050086975098" calcext:value-type="float">
            <text:p>0.0855050087</text:p>
          </table:table-cell>
          <table:table-cell/>
          <table:table-cell table:formula="of:=([.C328]-0.2406036377)*([.C328]-0.2406036377)" office:value-type="float" office:value="0.0240555847184521" calcext:value-type="float">
            <text:p>0.02405558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8" calcext:value-type="float">
            <text:p>328</text:p>
          </table:table-cell>
          <table:table-cell office:value-type="float" office:value="0.124975919723511" calcext:value-type="float">
            <text:p>0.1249759197</text:p>
          </table:table-cell>
          <table:table-cell/>
          <table:table-cell table:formula="of:=([.C329]-0.2406036377)*([.C329]-0.2406036377)" office:value-type="float" office:value="0.0133697691644505" calcext:value-type="float">
            <text:p>0.01336976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29" calcext:value-type="float">
            <text:p>329</text:p>
          </table:table-cell>
          <table:table-cell office:value-type="float" office:value="0.116167068481445" calcext:value-type="float">
            <text:p>0.1161670685</text:p>
          </table:table-cell>
          <table:table-cell/>
          <table:table-cell table:formula="of:=([.C330]-0.2406036377)*([.C330]-0.2406036377)" office:value-type="float" office:value="0.0154844597588842" calcext:value-type="float">
            <text:p>0.01548445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0" calcext:value-type="float">
            <text:p>330</text:p>
          </table:table-cell>
          <table:table-cell office:value-type="float" office:value="0.439310073852539" calcext:value-type="float">
            <text:p>0.4393100739</text:p>
          </table:table-cell>
          <table:table-cell/>
          <table:table-cell table:formula="of:=([.C331]-0.2406036377)*([.C331]-0.2406036377)" office:value-type="float" office:value="0.0394842477684431" calcext:value-type="float">
            <text:p>0.03948424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1" calcext:value-type="float">
            <text:p>331</text:p>
          </table:table-cell>
          <table:table-cell office:value-type="float" office:value="0.128542900085449" calcext:value-type="float">
            <text:p>0.1285429001</text:p>
          </table:table-cell>
          <table:table-cell/>
          <table:table-cell table:formula="of:=([.C332]-0.2406036377)*([.C332]-0.2406036377)" office:value-type="float" office:value="0.0125576089147172" calcext:value-type="float">
            <text:p>0.01255760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2" calcext:value-type="float">
            <text:p>332</text:p>
          </table:table-cell>
          <table:table-cell office:value-type="float" office:value="0.139354228973389" calcext:value-type="float">
            <text:p>0.139354229</text:p>
          </table:table-cell>
          <table:table-cell/>
          <table:table-cell table:formula="of:=([.C333]-0.2406036377)*([.C333]-0.2406036377)" office:value-type="float" office:value="0.0102514427674884" calcext:value-type="float">
            <text:p>0.01025144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3" calcext:value-type="float">
            <text:p>333</text:p>
          </table:table-cell>
          <table:table-cell office:value-type="float" office:value="0.15268611907959" calcext:value-type="float">
            <text:p>0.1526861191</text:p>
          </table:table-cell>
          <table:table-cell/>
          <table:table-cell table:formula="of:=([.C334]-0.2406036377)*([.C334]-0.2406036377)" office:value-type="float" office:value="0.00772949008037017" calcext:value-type="float">
            <text:p>0.00772949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4" calcext:value-type="float">
            <text:p>334</text:p>
          </table:table-cell>
          <table:table-cell office:value-type="float" office:value="0.223562955856323" calcext:value-type="float">
            <text:p>0.2235629559</text:p>
          </table:table-cell>
          <table:table-cell/>
          <table:table-cell table:formula="of:=([.C335]-0.2406036377)*([.C335]-0.2406036377)" office:value-type="float" office:value="0.000290384837697415" calcext:value-type="float">
            <text:p>0.00029038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5" calcext:value-type="float">
            <text:p>335</text:p>
          </table:table-cell>
          <table:table-cell office:value-type="float" office:value="0.166215896606445" calcext:value-type="float">
            <text:p>0.1662158966</text:p>
          </table:table-cell>
          <table:table-cell/>
          <table:table-cell table:formula="of:=([.C336]-0.2406036377)*([.C336]-0.2406036377)" office:value-type="float" office:value="0.00553353602500173" calcext:value-type="float">
            <text:p>0.0055335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6" calcext:value-type="float">
            <text:p>336</text:p>
          </table:table-cell>
          <table:table-cell office:value-type="float" office:value="0.266627073287964" calcext:value-type="float">
            <text:p>0.2666270733</text:p>
          </table:table-cell>
          <table:table-cell/>
          <table:table-cell table:formula="of:=([.C337]-0.2406036377)*([.C337]-0.2406036377)" office:value-type="float" office:value="0.000677219199800907" calcext:value-type="float">
            <text:p>0.00067721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7" calcext:value-type="float">
            <text:p>337</text:p>
          </table:table-cell>
          <table:table-cell office:value-type="float" office:value="0.106864929199219" calcext:value-type="float">
            <text:p>0.1068649292</text:p>
          </table:table-cell>
          <table:table-cell/>
          <table:table-cell table:formula="of:=([.C338]-0.2406036377)*([.C338]-0.2406036377)" office:value-type="float" office:value="0.0178860421514569" calcext:value-type="float">
            <text:p>0.01788604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8" calcext:value-type="float">
            <text:p>338</text:p>
          </table:table-cell>
          <table:table-cell office:value-type="float" office:value="0.0970227718353272" calcext:value-type="float">
            <text:p>0.0970227718</text:p>
          </table:table-cell>
          <table:table-cell/>
          <table:table-cell table:formula="of:=([.C339]-0.2406036377)*([.C339]-0.2406036377)" office:value-type="float" office:value="0.0206154650424492" calcext:value-type="float">
            <text:p>0.0206154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39" calcext:value-type="float">
            <text:p>339</text:p>
          </table:table-cell>
          <table:table-cell office:value-type="float" office:value="0.14211106300354" calcext:value-type="float">
            <text:p>0.142111063</text:p>
          </table:table-cell>
          <table:table-cell/>
          <table:table-cell table:formula="of:=([.C340]-0.2406036377)*([.C340]-0.2406036377)" office:value-type="float" office:value="0.00970078727033775" calcext:value-type="float">
            <text:p>0.00970078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0" calcext:value-type="float">
            <text:p>340</text:p>
          </table:table-cell>
          <table:table-cell office:value-type="float" office:value="0.155152082443237" calcext:value-type="float">
            <text:p>0.1551520824</text:p>
          </table:table-cell>
          <table:table-cell/>
          <table:table-cell table:formula="of:=([.C341]-0.2406036377)*([.C341]-0.2406036377)" office:value-type="float" office:value="0.00730196829579957" calcext:value-type="float">
            <text:p>0.00730196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1" calcext:value-type="float">
            <text:p>341</text:p>
          </table:table-cell>
          <table:table-cell office:value-type="float" office:value="0.170355081558228" calcext:value-type="float">
            <text:p>0.1703550816</text:p>
          </table:table-cell>
          <table:table-cell/>
          <table:table-cell table:formula="of:=([.C342]-0.2406036377)*([.C342]-0.2406036377)" office:value-type="float" office:value="0.00493485964000376" calcext:value-type="float">
            <text:p>0.00493485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2" calcext:value-type="float">
            <text:p>342</text:p>
          </table:table-cell>
          <table:table-cell office:value-type="float" office:value="0.104871988296509" calcext:value-type="float">
            <text:p>0.1048719883</text:p>
          </table:table-cell>
          <table:table-cell/>
          <table:table-cell table:formula="of:=([.C343]-0.2406036377)*([.C343]-0.2406036377)" office:value-type="float" office:value="0.0184230806497923" calcext:value-type="float">
            <text:p>0.01842308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3" calcext:value-type="float">
            <text:p>343</text:p>
          </table:table-cell>
          <table:table-cell office:value-type="float" office:value="0.147023916244507" calcext:value-type="float">
            <text:p>0.1470239162</text:p>
          </table:table-cell>
          <table:table-cell/>
          <table:table-cell table:formula="of:=([.C344]-0.2406036377)*([.C344]-0.2406036377)" office:value-type="float" office:value="0.00875716426768768" calcext:value-type="float">
            <text:p>0.00875716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4" calcext:value-type="float">
            <text:p>344</text:p>
          </table:table-cell>
          <table:table-cell office:value-type="float" office:value="0.216381072998047" calcext:value-type="float">
            <text:p>0.216381073</text:p>
          </table:table-cell>
          <table:table-cell/>
          <table:table-cell table:formula="of:=([.C345]-0.2406036377)*([.C345]-0.2406036377)" office:value-type="float" office:value="0.000586732640740305" calcext:value-type="float">
            <text:p>0.00058673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5" calcext:value-type="float">
            <text:p>345</text:p>
          </table:table-cell>
          <table:table-cell office:value-type="float" office:value="0.135874032974243" calcext:value-type="float">
            <text:p>0.135874033</text:p>
          </table:table-cell>
          <table:table-cell/>
          <table:table-cell table:formula="of:=([.C346]-0.2406036377)*([.C346]-0.2406036377)" office:value-type="float" office:value="0.0109682901060133" calcext:value-type="float">
            <text:p>0.01096829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6" calcext:value-type="float">
            <text:p>346</text:p>
          </table:table-cell>
          <table:table-cell office:value-type="float" office:value="0.11405611038208" calcext:value-type="float">
            <text:p>0.1140561104</text:p>
          </table:table-cell>
          <table:table-cell/>
          <table:table-cell table:formula="of:=([.C347]-0.2406036377)*([.C347]-0.2406036377)" office:value-type="float" office:value="0.0160142766702797" calcext:value-type="float">
            <text:p>0.01601427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7" calcext:value-type="float">
            <text:p>347</text:p>
          </table:table-cell>
          <table:table-cell office:value-type="float" office:value="0.131018877029419" calcext:value-type="float">
            <text:p>0.131018877</text:p>
          </table:table-cell>
          <table:table-cell/>
          <table:table-cell table:formula="of:=([.C348]-0.2406036377)*([.C348]-0.2406036377)" office:value-type="float" office:value="0.0120088197712285" calcext:value-type="float">
            <text:p>0.01200881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8" calcext:value-type="float">
            <text:p>348</text:p>
          </table:table-cell>
          <table:table-cell office:value-type="float" office:value="0.214575052261353" calcext:value-type="float">
            <text:p>0.2145750523</text:p>
          </table:table-cell>
          <table:table-cell/>
          <table:table-cell table:formula="of:=([.C349]-0.2406036377)*([.C349]-0.2406036377)" office:value-type="float" office:value="0.000677487259936971" calcext:value-type="float">
            <text:p>0.00067748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49" calcext:value-type="float">
            <text:p>349</text:p>
          </table:table-cell>
          <table:table-cell office:value-type="float" office:value="0.10514497756958" calcext:value-type="float">
            <text:p>0.1051449776</text:p>
          </table:table-cell>
          <table:table-cell/>
          <table:table-cell table:formula="of:=([.C350]-0.2406036377)*([.C350]-0.2406036377)" office:value-type="float" office:value="0.0183490486043286" calcext:value-type="float">
            <text:p>0.01834904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0" calcext:value-type="float">
            <text:p>350</text:p>
          </table:table-cell>
          <table:table-cell office:value-type="float" office:value="0.446904897689819" calcext:value-type="float">
            <text:p>0.4469048977</text:p>
          </table:table-cell>
          <table:table-cell/>
          <table:table-cell table:formula="of:=([.C351]-0.2406036377)*([.C351]-0.2406036377)" office:value-type="float" office:value="0.0425602098733871" calcext:value-type="float">
            <text:p>0.04256020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1" calcext:value-type="float">
            <text:p>351</text:p>
          </table:table-cell>
          <table:table-cell office:value-type="float" office:value="0.133636951446533" calcext:value-type="float">
            <text:p>0.1336369514</text:p>
          </table:table-cell>
          <table:table-cell/>
          <table:table-cell table:formula="of:=([.C352]-0.2406036377)*([.C352]-0.2406036377)" office:value-type="float" office:value="0.0114418719680476" calcext:value-type="float">
            <text:p>0.0114418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2" calcext:value-type="float">
            <text:p>352</text:p>
          </table:table-cell>
          <table:table-cell office:value-type="float" office:value="0.285848140716553" calcext:value-type="float">
            <text:p>0.2858481407</text:p>
          </table:table-cell>
          <table:table-cell/>
          <table:table-cell table:formula="of:=([.C353]-0.2406036377)*([.C353]-0.2406036377)" office:value-type="float" office:value="0.00204706505321485" calcext:value-type="float">
            <text:p>0.00204706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3" calcext:value-type="float">
            <text:p>353</text:p>
          </table:table-cell>
          <table:table-cell office:value-type="float" office:value="0.149189949035645" calcext:value-type="float">
            <text:p>0.149189949</text:p>
          </table:table-cell>
          <table:table-cell/>
          <table:table-cell table:formula="of:=([.C354]-0.2406036377)*([.C354]-0.2406036377)" office:value-type="float" office:value="0.00835646247522371" calcext:value-type="float">
            <text:p>0.00835646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4" calcext:value-type="float">
            <text:p>354</text:p>
          </table:table-cell>
          <table:table-cell office:value-type="float" office:value="0.113453149795532" calcext:value-type="float">
            <text:p>0.1134531498</text:p>
          </table:table-cell>
          <table:table-cell/>
          <table:table-cell table:formula="of:=([.C355]-0.2406036377)*([.C355]-0.2406036377)" office:value-type="float" office:value="0.0161672465743442" calcext:value-type="float">
            <text:p>0.01616724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5" calcext:value-type="float">
            <text:p>355</text:p>
          </table:table-cell>
          <table:table-cell office:value-type="float" office:value="0.113375902175903" calcext:value-type="float">
            <text:p>0.1133759022</text:p>
          </table:table-cell>
          <table:table-cell/>
          <table:table-cell table:formula="of:=([.C356]-0.2406036377)*([.C356]-0.2406036377)" office:value-type="float" office:value="0.0161868966865895" calcext:value-type="float">
            <text:p>0.01618689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6" calcext:value-type="float">
            <text:p>356</text:p>
          </table:table-cell>
          <table:table-cell office:value-type="float" office:value="0.222742080688477" calcext:value-type="float">
            <text:p>0.2227420807</text:p>
          </table:table-cell>
          <table:table-cell/>
          <table:table-cell table:formula="of:=([.C357]-0.2406036377)*([.C357]-0.2406036377)" office:value-type="float" office:value="0.000319035218875902" calcext:value-type="float">
            <text:p>0.00031903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7" calcext:value-type="float">
            <text:p>357</text:p>
          </table:table-cell>
          <table:table-cell office:value-type="float" office:value="0.285197973251343" calcext:value-type="float">
            <text:p>0.2851979733</text:p>
          </table:table-cell>
          <table:table-cell/>
          <table:table-cell table:formula="of:=([.C358]-0.2406036377)*([.C358]-0.2406036377)" office:value-type="float" office:value="0.00198865476326575" calcext:value-type="float">
            <text:p>0.00198865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8" calcext:value-type="float">
            <text:p>358</text:p>
          </table:table-cell>
          <table:table-cell office:value-type="float" office:value="0.227413177490234" calcext:value-type="float">
            <text:p>0.2274131775</text:p>
          </table:table-cell>
          <table:table-cell/>
          <table:table-cell table:formula="of:=([.C359]-0.2406036377)*([.C359]-0.2406036377)" office:value-type="float" office:value="0.00017398824054541" calcext:value-type="float">
            <text:p>0.00017398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59" calcext:value-type="float">
            <text:p>359</text:p>
          </table:table-cell>
          <table:table-cell office:value-type="float" office:value="0.113835096359253" calcext:value-type="float">
            <text:p>0.1138350964</text:p>
          </table:table-cell>
          <table:table-cell/>
          <table:table-cell table:formula="of:=([.C360]-0.2406036377)*([.C360]-0.2406036377)" office:value-type="float" office:value="0.0160702630736607" calcext:value-type="float">
            <text:p>0.01607026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0" calcext:value-type="float">
            <text:p>360</text:p>
          </table:table-cell>
          <table:table-cell office:value-type="float" office:value="0.225259065628052" calcext:value-type="float">
            <text:p>0.2252590656</text:p>
          </table:table-cell>
          <table:table-cell/>
          <table:table-cell table:formula="of:=([.C361]-0.2406036377)*([.C361]-0.2406036377)" office:value-type="float" office:value="0.000235455892071213" calcext:value-type="float">
            <text:p>0.00023545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1" calcext:value-type="float">
            <text:p>361</text:p>
          </table:table-cell>
          <table:table-cell office:value-type="float" office:value="0.120164155960083" calcext:value-type="float">
            <text:p>0.120164156</text:p>
          </table:table-cell>
          <table:table-cell/>
          <table:table-cell table:formula="of:=([.C362]-0.2406036377)*([.C362]-0.2406036377)" office:value-type="float" office:value="0.0145056687617798" calcext:value-type="float">
            <text:p>0.01450566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2" calcext:value-type="float">
            <text:p>362</text:p>
          </table:table-cell>
          <table:table-cell office:value-type="float" office:value="0.294734001159668" calcext:value-type="float">
            <text:p>0.2947340012</text:p>
          </table:table-cell>
          <table:table-cell/>
          <table:table-cell table:formula="of:=([.C363]-0.2406036377)*([.C363]-0.2406036377)" office:value-type="float" office:value="0.00293009624827576" calcext:value-type="float">
            <text:p>0.00293009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3" calcext:value-type="float">
            <text:p>363</text:p>
          </table:table-cell>
          <table:table-cell office:value-type="float" office:value="0.154466152191162" calcext:value-type="float">
            <text:p>0.1544661522</text:p>
          </table:table-cell>
          <table:table-cell/>
          <table:table-cell table:formula="of:=([.C364]-0.2406036377)*([.C364]-0.2406036377)" office:value-type="float" office:value="0.00741966640978526" calcext:value-type="float">
            <text:p>0.00741966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4" calcext:value-type="float">
            <text:p>364</text:p>
          </table:table-cell>
          <table:table-cell office:value-type="float" office:value="0.25247597694397" calcext:value-type="float">
            <text:p>0.2524759769</text:p>
          </table:table-cell>
          <table:table-cell/>
          <table:table-cell table:formula="of:=([.C365]-0.2406036377)*([.C365]-0.2406036377)" office:value-type="float" office:value="0.000140952439123902" calcext:value-type="float">
            <text:p>0.00014095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5" calcext:value-type="float">
            <text:p>365</text:p>
          </table:table-cell>
          <table:table-cell office:value-type="float" office:value="0.283581972122192" calcext:value-type="float">
            <text:p>0.2835819721</text:p>
          </table:table-cell>
          <table:table-cell/>
          <table:table-cell table:formula="of:=([.C366]-0.2406036377)*([.C366]-0.2406036377)" office:value-type="float" office:value="0.00184713722970581" calcext:value-type="float">
            <text:p>0.00184713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6" calcext:value-type="float">
            <text:p>366</text:p>
          </table:table-cell>
          <table:table-cell office:value-type="float" office:value="0.27168607711792" calcext:value-type="float">
            <text:p>0.2716860771</text:p>
          </table:table-cell>
          <table:table-cell/>
          <table:table-cell table:formula="of:=([.C367]-0.2406036377)*([.C367]-0.2406036377)" office:value-type="float" office:value="0.000966118040168661" calcext:value-type="float">
            <text:p>0.0009661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7" calcext:value-type="float">
            <text:p>367</text:p>
          </table:table-cell>
          <table:table-cell office:value-type="float" office:value="0.291342973709106" calcext:value-type="float">
            <text:p>0.2913429737</text:p>
          </table:table-cell>
          <table:table-cell/>
          <table:table-cell table:formula="of:=([.C368]-0.2406036377)*([.C368]-0.2406036377)" office:value-type="float" office:value="0.002574480218645" calcext:value-type="float">
            <text:p>0.00257448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8" calcext:value-type="float">
            <text:p>368</text:p>
          </table:table-cell>
          <table:table-cell office:value-type="float" office:value="0.23524808883667" calcext:value-type="float">
            <text:p>0.2352480888</text:p>
          </table:table-cell>
          <table:table-cell/>
          <table:table-cell table:formula="of:=([.C369]-0.2406036377)*([.C369]-0.2406036377)" office:value-type="float" office:value="0.0000286819036275159" calcext:value-type="float">
            <text:p>2.86819036275159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69" calcext:value-type="float">
            <text:p>369</text:p>
          </table:table-cell>
          <table:table-cell office:value-type="float" office:value="0.407250881195068" calcext:value-type="float">
            <text:p>0.4072508812</text:p>
          </table:table-cell>
          <table:table-cell/>
          <table:table-cell table:formula="of:=([.C370]-0.2406036377)*([.C370]-0.2406036377)" office:value-type="float" office:value="0.0277713037645046" calcext:value-type="float">
            <text:p>0.02777130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0" calcext:value-type="float">
            <text:p>370</text:p>
          </table:table-cell>
          <table:table-cell office:value-type="float" office:value="0.150010108947754" calcext:value-type="float">
            <text:p>0.1500101089</text:p>
          </table:table-cell>
          <table:table-cell/>
          <table:table-cell table:formula="of:=([.C371]-0.2406036377)*([.C371]-0.2406036377)" office:value-type="float" office:value="0.00820718745178404" calcext:value-type="float">
            <text:p>0.00820718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1" calcext:value-type="float">
            <text:p>371</text:p>
          </table:table-cell>
          <table:table-cell office:value-type="float" office:value="0.127673149108887" calcext:value-type="float">
            <text:p>0.1276731491</text:p>
          </table:table-cell>
          <table:table-cell/>
          <table:table-cell table:formula="of:=([.C372]-0.2406036377)*([.C372]-0.2406036377)" office:value-type="float" office:value="0.0127532952534276" calcext:value-type="float">
            <text:p>0.01275329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2" calcext:value-type="float">
            <text:p>372</text:p>
          </table:table-cell>
          <table:table-cell office:value-type="float" office:value="0.113253831863403" calcext:value-type="float">
            <text:p>0.1132538319</text:p>
          </table:table-cell>
          <table:table-cell/>
          <table:table-cell table:formula="of:=([.C373]-0.2406036377)*([.C373]-0.2406036377)" office:value-type="float" office:value="0.0162179730466189" calcext:value-type="float">
            <text:p>0.0162179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3" calcext:value-type="float">
            <text:p>373</text:p>
          </table:table-cell>
          <table:table-cell office:value-type="float" office:value="0.172957897186279" calcext:value-type="float">
            <text:p>0.1729578972</text:p>
          </table:table-cell>
          <table:table-cell/>
          <table:table-cell table:formula="of:=([.C374]-0.2406036377)*([.C374]-0.2406036377)" office:value-type="float" office:value="0.00457594620964964" calcext:value-type="float">
            <text:p>0.00457594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4" calcext:value-type="float">
            <text:p>374</text:p>
          </table:table-cell>
          <table:table-cell office:value-type="float" office:value="0.234431982040405" calcext:value-type="float">
            <text:p>0.234431982</text:p>
          </table:table-cell>
          <table:table-cell/>
          <table:table-cell table:formula="of:=([.C375]-0.2406036377)*([.C375]-0.2406036377)" office:value-type="float" office:value="0.0000380893335806074" calcext:value-type="float">
            <text:p>3.8089333580607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5" calcext:value-type="float">
            <text:p>375</text:p>
          </table:table-cell>
          <table:table-cell office:value-type="float" office:value="0.2100670337677" calcext:value-type="float">
            <text:p>0.2100670338</text:p>
          </table:table-cell>
          <table:table-cell/>
          <table:table-cell table:formula="of:=([.C376]-0.2406036377)*([.C376]-0.2406036377)" office:value-type="float" office:value="0.000932484179718149" calcext:value-type="float">
            <text:p>0.00093248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6" calcext:value-type="float">
            <text:p>376</text:p>
          </table:table-cell>
          <table:table-cell office:value-type="float" office:value="0.178844928741455" calcext:value-type="float">
            <text:p>0.1788449287</text:p>
          </table:table-cell>
          <table:table-cell/>
          <table:table-cell table:formula="of:=([.C377]-0.2406036377)*([.C377]-0.2406036377)" office:value-type="float" office:value="0.00381413813222625" calcext:value-type="float">
            <text:p>0.00381413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7" calcext:value-type="float">
            <text:p>377</text:p>
          </table:table-cell>
          <table:table-cell office:value-type="float" office:value="0.174388885498047" calcext:value-type="float">
            <text:p>0.1743888855</text:p>
          </table:table-cell>
          <table:table-cell/>
          <table:table-cell table:formula="of:=([.C378]-0.2406036377)*([.C378]-0.2406036377)" office:value-type="float" office:value="0.00438439340916605" calcext:value-type="float">
            <text:p>0.00438439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8" calcext:value-type="float">
            <text:p>378</text:p>
          </table:table-cell>
          <table:table-cell office:value-type="float" office:value="0.193110942840576" calcext:value-type="float">
            <text:p>0.1931109428</text:p>
          </table:table-cell>
          <table:table-cell/>
          <table:table-cell table:formula="of:=([.C379]-0.2406036377)*([.C379]-0.2406036377)" office:value-type="float" office:value="0.00225555606501034" calcext:value-type="float">
            <text:p>0.00225555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79" calcext:value-type="float">
            <text:p>379</text:p>
          </table:table-cell>
          <table:table-cell office:value-type="float" office:value="0.261924028396606" calcext:value-type="float">
            <text:p>0.2619240284</text:p>
          </table:table-cell>
          <table:table-cell/>
          <table:table-cell table:formula="of:=([.C380]-0.2406036377)*([.C380]-0.2406036377)" office:value-type="float" office:value="0.000454559059455942" calcext:value-type="float">
            <text:p>0.00045455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0" calcext:value-type="float">
            <text:p>380</text:p>
          </table:table-cell>
          <table:table-cell office:value-type="float" office:value="0.366637945175171" calcext:value-type="float">
            <text:p>0.3666379452</text:p>
          </table:table-cell>
          <table:table-cell/>
          <table:table-cell table:formula="of:=([.C381]-0.2406036377)*([.C381]-0.2406036377)" office:value-type="float" office:value="0.0158846466607459" calcext:value-type="float">
            <text:p>0.01588464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1" calcext:value-type="float">
            <text:p>381</text:p>
          </table:table-cell>
          <table:table-cell office:value-type="float" office:value="0.437498092651367" calcext:value-type="float">
            <text:p>0.4374980927</text:p>
          </table:table-cell>
          <table:table-cell/>
          <table:table-cell table:formula="of:=([.C382]-0.2406036377)*([.C382]-0.2406036377)" office:value-type="float" office:value="0.038767426390596" calcext:value-type="float">
            <text:p>0.03876742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2" calcext:value-type="float">
            <text:p>382</text:p>
          </table:table-cell>
          <table:table-cell office:value-type="float" office:value="0.351685047149658" calcext:value-type="float">
            <text:p>0.3516850471</text:p>
          </table:table-cell>
          <table:table-cell/>
          <table:table-cell table:formula="of:=([.C383]-0.2406036377)*([.C383]-0.2406036377)" office:value-type="float" office:value="0.0123390795253226" calcext:value-type="float">
            <text:p>0.0123390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3" calcext:value-type="float">
            <text:p>383</text:p>
          </table:table-cell>
          <table:table-cell office:value-type="float" office:value="0.19941782951355" calcext:value-type="float">
            <text:p>0.1994178295</text:p>
          </table:table-cell>
          <table:table-cell/>
          <table:table-cell table:formula="of:=([.C384]-0.2406036377)*([.C384]-0.2406036377)" office:value-type="float" office:value="0.00169627079597107" calcext:value-type="float">
            <text:p>0.00169627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4" calcext:value-type="float">
            <text:p>384</text:p>
          </table:table-cell>
          <table:table-cell office:value-type="float" office:value="0.232492923736572" calcext:value-type="float">
            <text:p>0.2324929237</text:p>
          </table:table-cell>
          <table:table-cell/>
          <table:table-cell table:formula="of:=([.C385]-0.2406036377)*([.C385]-0.2406036377)" office:value-type="float" office:value="0.0000657836809965414" calcext:value-type="float">
            <text:p>6.5783680996541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5" calcext:value-type="float">
            <text:p>385</text:p>
          </table:table-cell>
          <table:table-cell office:value-type="float" office:value="0.247275829315186" calcext:value-type="float">
            <text:p>0.2472758293</text:p>
          </table:table-cell>
          <table:table-cell/>
          <table:table-cell table:formula="of:=([.C386]-0.2406036377)*([.C386]-0.2406036377)" office:value-type="float" office:value="0.0000445181409497525" calcext:value-type="float">
            <text:p>4.4518140949752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6" calcext:value-type="float">
            <text:p>386</text:p>
          </table:table-cell>
          <table:table-cell office:value-type="float" office:value="0.118613958358765" calcext:value-type="float">
            <text:p>0.1186139584</text:p>
          </table:table-cell>
          <table:table-cell/>
          <table:table-cell table:formula="of:=([.C387]-0.2406036377)*([.C387]-0.2406036377)" office:value-type="float" office:value="0.0148814818657774" calcext:value-type="float">
            <text:p>0.01488148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7" calcext:value-type="float">
            <text:p>387</text:p>
          </table:table-cell>
          <table:table-cell office:value-type="float" office:value="0.188719987869263" calcext:value-type="float">
            <text:p>0.1887199879</text:p>
          </table:table-cell>
          <table:table-cell/>
          <table:table-cell table:formula="of:=([.C388]-0.2406036377)*([.C388]-0.2406036377)" office:value-type="float" office:value="0.00269191311975857" calcext:value-type="float">
            <text:p>0.00269191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8" calcext:value-type="float">
            <text:p>388</text:p>
          </table:table-cell>
          <table:table-cell office:value-type="float" office:value="0.235180139541626" calcext:value-type="float">
            <text:p>0.2351801395</text:p>
          </table:table-cell>
          <table:table-cell/>
          <table:table-cell table:formula="of:=([.C389]-0.2406036377)*([.C389]-0.2406036377)" office:value-type="float" office:value="0.0000294143322738862" calcext:value-type="float">
            <text:p>2.9414332273886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89" calcext:value-type="float">
            <text:p>389</text:p>
          </table:table-cell>
          <table:table-cell office:value-type="float" office:value="0.329369783401489" calcext:value-type="float">
            <text:p>0.3293697834</text:p>
          </table:table-cell>
          <table:table-cell/>
          <table:table-cell table:formula="of:=([.C390]-0.2406036377)*([.C390]-0.2406036377)" office:value-type="float" office:value="0.00787942862269803" calcext:value-type="float">
            <text:p>0.00787942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0" calcext:value-type="float">
            <text:p>390</text:p>
          </table:table-cell>
          <table:table-cell office:value-type="float" office:value="0.269556999206543" calcext:value-type="float">
            <text:p>0.2695569992</text:p>
          </table:table-cell>
          <table:table-cell/>
          <table:table-cell table:formula="of:=([.C391]-0.2406036377)*([.C391]-0.2406036377)" office:value-type="float" office:value="0.000838297142528563" calcext:value-type="float">
            <text:p>0.00083829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1" calcext:value-type="float">
            <text:p>391</text:p>
          </table:table-cell>
          <table:table-cell office:value-type="float" office:value="0.406492948532105" calcext:value-type="float">
            <text:p>0.4064929485</text:p>
          </table:table-cell>
          <table:table-cell/>
          <table:table-cell table:formula="of:=([.C392]-0.2406036377)*([.C392]-0.2406036377)" office:value-type="float" office:value="0.0275192634483506" calcext:value-type="float">
            <text:p>0.02751926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2" calcext:value-type="float">
            <text:p>392</text:p>
          </table:table-cell>
          <table:table-cell office:value-type="float" office:value="0.221311092376709" calcext:value-type="float">
            <text:p>0.2213110924</text:p>
          </table:table-cell>
          <table:table-cell/>
          <table:table-cell table:formula="of:=([.C393]-0.2406036377)*([.C393]-0.2406036377)" office:value-type="float" office:value="0.000372202305051238" calcext:value-type="float">
            <text:p>0.00037220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3" calcext:value-type="float">
            <text:p>393</text:p>
          </table:table-cell>
          <table:table-cell office:value-type="float" office:value="0.221143960952759" calcext:value-type="float">
            <text:p>0.221143961</text:p>
          </table:table-cell>
          <table:table-cell/>
          <table:table-cell table:formula="of:=([.C394]-0.2406036377)*([.C394]-0.2406036377)" office:value-type="float" office:value="0.000378679019107121" calcext:value-type="float">
            <text:p>0.0003786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4" calcext:value-type="float">
            <text:p>394</text:p>
          </table:table-cell>
          <table:table-cell office:value-type="float" office:value="0.146401882171631" calcext:value-type="float">
            <text:p>0.1464018822</text:p>
          </table:table-cell>
          <table:table-cell/>
          <table:table-cell table:formula="of:=([.C395]-0.2406036377)*([.C395]-0.2406036377)" office:value-type="float" office:value="0.00887397074462663" calcext:value-type="float">
            <text:p>0.00887397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5" calcext:value-type="float">
            <text:p>395</text:p>
          </table:table-cell>
          <table:table-cell office:value-type="float" office:value="0.374207019805908" calcext:value-type="float">
            <text:p>0.3742070198</text:p>
          </table:table-cell>
          <table:table-cell/>
          <table:table-cell table:formula="of:=([.C396]-0.2406036377)*([.C396]-0.2406036377)" office:value-type="float" office:value="0.0178498637101373" calcext:value-type="float">
            <text:p>0.01784986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6" calcext:value-type="float">
            <text:p>396</text:p>
          </table:table-cell>
          <table:table-cell office:value-type="float" office:value="0.0791709423065186" calcext:value-type="float">
            <text:p>0.0791709423</text:p>
          </table:table-cell>
          <table:table-cell/>
          <table:table-cell table:formula="of:=([.C397]-0.2406036377)*([.C397]-0.2406036377)" office:value-type="float" office:value="0.0260605151420046" calcext:value-type="float">
            <text:p>0.02606051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7" calcext:value-type="float">
            <text:p>397</text:p>
          </table:table-cell>
          <table:table-cell office:value-type="float" office:value="0.259933948516846" calcext:value-type="float">
            <text:p>0.2599339485</text:p>
          </table:table-cell>
          <table:table-cell/>
          <table:table-cell table:formula="of:=([.C398]-0.2406036377)*([.C398]-0.2406036377)" office:value-type="float" office:value="0.000373660916275862" calcext:value-type="float">
            <text:p>0.00037366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8" calcext:value-type="float">
            <text:p>398</text:p>
          </table:table-cell>
          <table:table-cell office:value-type="float" office:value="0.131387948989868" calcext:value-type="float">
            <text:p>0.131387949</text:p>
          </table:table-cell>
          <table:table-cell/>
          <table:table-cell table:formula="of:=([.C399]-0.2406036377)*([.C399]-0.2406036377)" office:value-type="float" office:value="0.0119280666604284" calcext:value-type="float">
            <text:p>0.01192806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399" calcext:value-type="float">
            <text:p>399</text:p>
          </table:table-cell>
          <table:table-cell office:value-type="float" office:value="0.243844985961914" calcext:value-type="float">
            <text:p>0.243844986</text:p>
          </table:table-cell>
          <table:table-cell/>
          <table:table-cell table:formula="of:=([.C400]-0.2406036377)*([.C400]-0.2406036377)" office:value-type="float" office:value="0.0000105063385550134" calcext:value-type="float">
            <text:p>1.0506338555013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0" calcext:value-type="float">
            <text:p>400</text:p>
          </table:table-cell>
          <table:table-cell office:value-type="float" office:value="0.351170063018799" calcext:value-type="float">
            <text:p>0.351170063</text:p>
          </table:table-cell>
          <table:table-cell/>
          <table:table-cell table:formula="of:=([.C401]-0.2406036377)*([.C401]-0.2406036377)" office:value-type="float" office:value="0.0122249344077775" calcext:value-type="float">
            <text:p>0.01222493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1" calcext:value-type="float">
            <text:p>401</text:p>
          </table:table-cell>
          <table:table-cell office:value-type="float" office:value="0.274111032485962" calcext:value-type="float">
            <text:p>0.2741110325</text:p>
          </table:table-cell>
          <table:table-cell/>
          <table:table-cell table:formula="of:=([.C402]-0.2406036377)*([.C402]-0.2406036377)" office:value-type="float" office:value="0.00112274550534231" calcext:value-type="float">
            <text:p>0.00112274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2" calcext:value-type="float">
            <text:p>402</text:p>
          </table:table-cell>
          <table:table-cell office:value-type="float" office:value="0.135370016098022" calcext:value-type="float">
            <text:p>0.1353700161</text:p>
          </table:table-cell>
          <table:table-cell/>
          <table:table-cell table:formula="of:=([.C403]-0.2406036377)*([.C403]-0.2406036377)" office:value-type="float" office:value="0.0110741151154682" calcext:value-type="float">
            <text:p>0.01107411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3" calcext:value-type="float">
            <text:p>403</text:p>
          </table:table-cell>
          <table:table-cell office:value-type="float" office:value="0.277829885482788" calcext:value-type="float">
            <text:p>0.2778298855</text:p>
          </table:table-cell>
          <table:table-cell/>
          <table:table-cell table:formula="of:=([.C404]-0.2406036377)*([.C404]-0.2406036377)" office:value-type="float" office:value="0.00138579352398553" calcext:value-type="float">
            <text:p>0.0013857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4" calcext:value-type="float">
            <text:p>404</text:p>
          </table:table-cell>
          <table:table-cell office:value-type="float" office:value="0.23593807220459" calcext:value-type="float">
            <text:p>0.2359380722</text:p>
          </table:table-cell>
          <table:table-cell/>
          <table:table-cell table:formula="of:=([.C405]-0.2406036377)*([.C405]-0.2406036377)" office:value-type="float" office:value="0.0000217675013919619" calcext:value-type="float">
            <text:p>2.17675013919619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5" calcext:value-type="float">
            <text:p>405</text:p>
          </table:table-cell>
          <table:table-cell office:value-type="float" office:value="0.120278120040894" calcext:value-type="float">
            <text:p>0.12027812</text:p>
          </table:table-cell>
          <table:table-cell/>
          <table:table-cell table:formula="of:=([.C406]-0.2406036377)*([.C406]-0.2406036377)" office:value-type="float" office:value="0.0144782301999319" calcext:value-type="float">
            <text:p>0.01447823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6" calcext:value-type="float">
            <text:p>406</text:p>
          </table:table-cell>
          <table:table-cell office:value-type="float" office:value="0.113254070281982" calcext:value-type="float">
            <text:p>0.1132540703</text:p>
          </table:table-cell>
          <table:table-cell/>
          <table:table-cell table:formula="of:=([.C407]-0.2406036377)*([.C407]-0.2406036377)" office:value-type="float" office:value="0.0162179123215562" calcext:value-type="float">
            <text:p>0.01621791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7" calcext:value-type="float">
            <text:p>407</text:p>
          </table:table-cell>
          <table:table-cell office:value-type="float" office:value="0.198091983795166" calcext:value-type="float">
            <text:p>0.1980919838</text:p>
          </table:table-cell>
          <table:table-cell/>
          <table:table-cell table:formula="of:=([.C408]-0.2406036377)*([.C408]-0.2406036377)" office:value-type="float" office:value="0.00180724071772439" calcext:value-type="float">
            <text:p>0.00180724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8" calcext:value-type="float">
            <text:p>408</text:p>
          </table:table-cell>
          <table:table-cell office:value-type="float" office:value="0.458373069763184" calcext:value-type="float">
            <text:p>0.4583730698</text:p>
          </table:table-cell>
          <table:table-cell/>
          <table:table-cell table:formula="of:=([.C409]-0.2406036377)*([.C409]-0.2406036377)" office:value-type="float" office:value="0.0474235255411215" calcext:value-type="float">
            <text:p>0.04742352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09" calcext:value-type="float">
            <text:p>409</text:p>
          </table:table-cell>
          <table:table-cell office:value-type="float" office:value="0.173584938049316" calcext:value-type="float">
            <text:p>0.173584938</text:p>
          </table:table-cell>
          <table:table-cell/>
          <table:table-cell table:formula="of:=([.C410]-0.2406036377)*([.C410]-0.2406036377)" office:value-type="float" office:value="0.00449150610286854" calcext:value-type="float">
            <text:p>0.00449150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0" calcext:value-type="float">
            <text:p>410</text:p>
          </table:table-cell>
          <table:table-cell office:value-type="float" office:value="0.135447025299072" calcext:value-type="float">
            <text:p>0.1354470253</text:p>
          </table:table-cell>
          <table:table-cell/>
          <table:table-cell table:formula="of:=([.C411]-0.2406036377)*([.C411]-0.2406036377)" office:value-type="float" office:value="0.0110579131316389" calcext:value-type="float">
            <text:p>0.01105791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1" calcext:value-type="float">
            <text:p>411</text:p>
          </table:table-cell>
          <table:table-cell office:value-type="float" office:value="0.126635074615479" calcext:value-type="float">
            <text:p>0.1266350746</text:p>
          </table:table-cell>
          <table:table-cell/>
          <table:table-cell table:formula="of:=([.C412]-0.2406036377)*([.C412]-0.2406036377)" office:value-type="float" office:value="0.0129888333715506" calcext:value-type="float">
            <text:p>0.01298883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2" calcext:value-type="float">
            <text:p>412</text:p>
          </table:table-cell>
          <table:table-cell office:value-type="float" office:value="0.189590930938721" calcext:value-type="float">
            <text:p>0.1895909309</text:p>
          </table:table-cell>
          <table:table-cell/>
          <table:table-cell table:formula="of:=([.C413]-0.2406036377)*([.C413]-0.2406036377)" office:value-type="float" office:value="0.00260229625111227" calcext:value-type="float">
            <text:p>0.00260229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3" calcext:value-type="float">
            <text:p>413</text:p>
          </table:table-cell>
          <table:table-cell office:value-type="float" office:value="0.281739950180054" calcext:value-type="float">
            <text:p>0.2817399502</text:p>
          </table:table-cell>
          <table:table-cell/>
          <table:table-cell table:formula="of:=([.C414]-0.2406036377)*([.C414]-0.2406036377)" office:value-type="float" office:value="0.00169219620445662" calcext:value-type="float">
            <text:p>0.00169219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4" calcext:value-type="float">
            <text:p>414</text:p>
          </table:table-cell>
          <table:table-cell office:value-type="float" office:value="0.19774603843689" calcext:value-type="float">
            <text:p>0.1977460384</text:p>
          </table:table-cell>
          <table:table-cell/>
          <table:table-cell table:formula="of:=([.C415]-0.2406036377)*([.C415]-0.2406036377)" office:value-type="float" office:value="0.00183677381459736" calcext:value-type="float">
            <text:p>0.00183677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5" calcext:value-type="float">
            <text:p>415</text:p>
          </table:table-cell>
          <table:table-cell office:value-type="float" office:value="0.172079086303711" calcext:value-type="float">
            <text:p>0.1720790863</text:p>
          </table:table-cell>
          <table:table-cell/>
          <table:table-cell table:formula="of:=([.C416]-0.2406036377)*([.C416]-0.2406036377)" office:value-type="float" office:value="0.00469561414406266" calcext:value-type="float">
            <text:p>0.00469561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6" calcext:value-type="float">
            <text:p>416</text:p>
          </table:table-cell>
          <table:table-cell office:value-type="float" office:value="0.157638072967529" calcext:value-type="float">
            <text:p>0.157638073</text:p>
          </table:table-cell>
          <table:table-cell/>
          <table:table-cell table:formula="of:=([.C417]-0.2406036377)*([.C417]-0.2406036377)" office:value-type="float" office:value="0.00688328493137779" calcext:value-type="float">
            <text:p>0.00688328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7" calcext:value-type="float">
            <text:p>417</text:p>
          </table:table-cell>
          <table:table-cell office:value-type="float" office:value="0.16075611114502" calcext:value-type="float">
            <text:p>0.1607561111</text:p>
          </table:table-cell>
          <table:table-cell/>
          <table:table-cell table:formula="of:=([.C418]-0.2406036377)*([.C418]-0.2406036377)" office:value-type="float" office:value="0.00637562749694831" calcext:value-type="float">
            <text:p>0.00637562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8" calcext:value-type="float">
            <text:p>418</text:p>
          </table:table-cell>
          <table:table-cell office:value-type="float" office:value="0.180004119873047" calcext:value-type="float">
            <text:p>0.1800041199</text:p>
          </table:table-cell>
          <table:table-cell/>
          <table:table-cell table:formula="of:=([.C419]-0.2406036377)*([.C419]-0.2406036377)" office:value-type="float" office:value="0.00367230156085921" calcext:value-type="float">
            <text:p>0.00367230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19" calcext:value-type="float">
            <text:p>419</text:p>
          </table:table-cell>
          <table:table-cell office:value-type="float" office:value="0.258301019668579" calcext:value-type="float">
            <text:p>0.2583010197</text:p>
          </table:table-cell>
          <table:table-cell/>
          <table:table-cell table:formula="of:=([.C420]-0.2406036377)*([.C420]-0.2406036377)" office:value-type="float" office:value="0.000313197328541788" calcext:value-type="float">
            <text:p>0.00031319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0" calcext:value-type="float">
            <text:p>420</text:p>
          </table:table-cell>
          <table:table-cell office:value-type="float" office:value="0.151564121246338" calcext:value-type="float">
            <text:p>0.1515641212</text:p>
          </table:table-cell>
          <table:table-cell/>
          <table:table-cell table:formula="of:=([.C421]-0.2406036377)*([.C421]-0.2406036377)" office:value-type="float" office:value="0.00792803549030197" calcext:value-type="float">
            <text:p>0.00792803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1" calcext:value-type="float">
            <text:p>421</text:p>
          </table:table-cell>
          <table:table-cell office:value-type="float" office:value="0.140841960906982" calcext:value-type="float">
            <text:p>0.1408419609</text:p>
          </table:table-cell>
          <table:table-cell/>
          <table:table-cell table:formula="of:=([.C422]-0.2406036377)*([.C422]-0.2406036377)" office:value-type="float" office:value="0.0099523921565545" calcext:value-type="float">
            <text:p>0.00995239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2" calcext:value-type="float">
            <text:p>422</text:p>
          </table:table-cell>
          <table:table-cell office:value-type="float" office:value="0.265074968338013" calcext:value-type="float">
            <text:p>0.2650749683</text:p>
          </table:table-cell>
          <table:table-cell/>
          <table:table-cell table:formula="of:=([.C423]-0.2406036377)*([.C423]-0.2406036377)" office:value-type="float" office:value="0.000598846023194938" calcext:value-type="float">
            <text:p>0.0005988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3" calcext:value-type="float">
            <text:p>423</text:p>
          </table:table-cell>
          <table:table-cell office:value-type="float" office:value="0.0989878177642822" calcext:value-type="float">
            <text:p>0.0989878178</text:p>
          </table:table-cell>
          <table:table-cell/>
          <table:table-cell table:formula="of:=([.C424]-0.2406036377)*([.C424]-0.2406036377)" office:value-type="float" office:value="0.0200550404560656" calcext:value-type="float">
            <text:p>0.02005504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4" calcext:value-type="float">
            <text:p>424</text:p>
          </table:table-cell>
          <table:table-cell office:value-type="float" office:value="0.157624006271362" calcext:value-type="float">
            <text:p>0.1576240063</text:p>
          </table:table-cell>
          <table:table-cell/>
          <table:table-cell table:formula="of:=([.C425]-0.2406036377)*([.C425]-0.2406036377)" office:value-type="float" office:value="0.00688561923203256" calcext:value-type="float">
            <text:p>0.00688561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5" calcext:value-type="float">
            <text:p>425</text:p>
          </table:table-cell>
          <table:table-cell office:value-type="float" office:value="0.161194086074829" calcext:value-type="float">
            <text:p>0.1611940861</text:p>
          </table:table-cell>
          <table:table-cell/>
          <table:table-cell table:formula="of:=([.C426]-0.2406036377)*([.C426]-0.2406036377)" office:value-type="float" office:value="0.00630587688931068" calcext:value-type="float">
            <text:p>0.00630587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6" calcext:value-type="float">
            <text:p>426</text:p>
          </table:table-cell>
          <table:table-cell office:value-type="float" office:value="0.162434816360474" calcext:value-type="float">
            <text:p>0.1624348164</text:p>
          </table:table-cell>
          <table:table-cell/>
          <table:table-cell table:formula="of:=([.C427]-0.2406036377)*([.C427]-0.2406036377)" office:value-type="float" office:value="0.00611036462961079" calcext:value-type="float">
            <text:p>0.00611036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7" calcext:value-type="float">
            <text:p>427</text:p>
          </table:table-cell>
          <table:table-cell office:value-type="float" office:value="0.222290992736816" calcext:value-type="float">
            <text:p>0.2222909927</text:p>
          </table:table-cell>
          <table:table-cell/>
          <table:table-cell table:formula="of:=([.C428]-0.2406036377)*([.C428]-0.2406036377)" office:value-type="float" office:value="0.000335352965547614" calcext:value-type="float">
            <text:p>0.0003353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8" calcext:value-type="float">
            <text:p>428</text:p>
          </table:table-cell>
          <table:table-cell office:value-type="float" office:value="0.321208000183106" calcext:value-type="float">
            <text:p>0.3212080002</text:p>
          </table:table-cell>
          <table:table-cell/>
          <table:table-cell table:formula="of:=([.C429]-0.2406036377)*([.C429]-0.2406036377)" office:value-type="float" office:value="0.00649706325130787" calcext:value-type="float">
            <text:p>0.00649706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29" calcext:value-type="float">
            <text:p>429</text:p>
          </table:table-cell>
          <table:table-cell office:value-type="float" office:value="0.342103958129883" calcext:value-type="float">
            <text:p>0.3421039581</text:p>
          </table:table-cell>
          <table:table-cell/>
          <table:table-cell table:formula="of:=([.C430]-0.2406036377)*([.C430]-0.2406036377)" office:value-type="float" office:value="0.0103023150473689" calcext:value-type="float">
            <text:p>0.0103023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0" calcext:value-type="float">
            <text:p>430</text:p>
          </table:table-cell>
          <table:table-cell office:value-type="float" office:value="0.372533082962036" calcext:value-type="float">
            <text:p>0.372533083</text:p>
          </table:table-cell>
          <table:table-cell/>
          <table:table-cell table:formula="of:=([.C431]-0.2406036377)*([.C431]-0.2406036377)" office:value-type="float" office:value="0.0174053785271486" calcext:value-type="float">
            <text:p>0.01740537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1" calcext:value-type="float">
            <text:p>431</text:p>
          </table:table-cell>
          <table:table-cell office:value-type="float" office:value="0.4615318775177" calcext:value-type="float">
            <text:p>0.4615318775</text:p>
          </table:table-cell>
          <table:table-cell/>
          <table:table-cell table:formula="of:=([.C432]-0.2406036377)*([.C432]-0.2406036377)" office:value-type="float" office:value="0.0488092871489472" calcext:value-type="float">
            <text:p>0.04880928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2" calcext:value-type="float">
            <text:p>432</text:p>
          </table:table-cell>
          <table:table-cell office:value-type="float" office:value="0.119089126586914" calcext:value-type="float">
            <text:p>0.1190891266</text:p>
          </table:table-cell>
          <table:table-cell/>
          <table:table-cell table:formula="of:=([.C433]-0.2406036377)*([.C433]-0.2406036377)" office:value-type="float" office:value="0.0147657764110523" calcext:value-type="float">
            <text:p>0.01476577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3" calcext:value-type="float">
            <text:p>433</text:p>
          </table:table-cell>
          <table:table-cell office:value-type="float" office:value="0.243182182312012" calcext:value-type="float">
            <text:p>0.2431821823</text:p>
          </table:table-cell>
          <table:table-cell/>
          <table:table-cell table:formula="of:=([.C434]-0.2406036377)*([.C434]-0.2406036377)" office:value-type="float" office:value="0.00000664889231613446" calcext:value-type="float">
            <text:p>6.64889231613446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4" calcext:value-type="float">
            <text:p>434</text:p>
          </table:table-cell>
          <table:table-cell office:value-type="float" office:value="0.130092144012451" calcext:value-type="float">
            <text:p>0.130092144</text:p>
          </table:table-cell>
          <table:table-cell/>
          <table:table-cell table:formula="of:=([.C435]-0.2406036377)*([.C435]-0.2406036377)" office:value-type="float" office:value="0.0122127902370531" calcext:value-type="float">
            <text:p>0.01221279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5" calcext:value-type="float">
            <text:p>435</text:p>
          </table:table-cell>
          <table:table-cell office:value-type="float" office:value="0.208948135375977" calcext:value-type="float">
            <text:p>0.2089481354</text:p>
          </table:table-cell>
          <table:table-cell/>
          <table:table-cell table:formula="of:=([.C436]-0.2406036377)*([.C436]-0.2406036377)" office:value-type="float" office:value="0.00100207082738625" calcext:value-type="float">
            <text:p>0.00100207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6" calcext:value-type="float">
            <text:p>436</text:p>
          </table:table-cell>
          <table:table-cell office:value-type="float" office:value="0.161213874816895" calcext:value-type="float">
            <text:p>0.1612138748</text:p>
          </table:table-cell>
          <table:table-cell/>
          <table:table-cell table:formula="of:=([.C437]-0.2406036377)*([.C437]-0.2406036377)" office:value-type="float" office:value="0.00630273445063571" calcext:value-type="float">
            <text:p>0.00630273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7" calcext:value-type="float">
            <text:p>437</text:p>
          </table:table-cell>
          <table:table-cell office:value-type="float" office:value="0.136060953140259" calcext:value-type="float">
            <text:p>0.1360609531</text:p>
          </table:table-cell>
          <table:table-cell/>
          <table:table-cell table:formula="of:=([.C438]-0.2406036377)*([.C438]-0.2406036377)" office:value-type="float" office:value="0.0109291728949576" calcext:value-type="float">
            <text:p>0.01092917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8" calcext:value-type="float">
            <text:p>438</text:p>
          </table:table-cell>
          <table:table-cell office:value-type="float" office:value="0.174492120742798" calcext:value-type="float">
            <text:p>0.1744921207</text:p>
          </table:table-cell>
          <table:table-cell/>
          <table:table-cell table:formula="of:=([.C439]-0.2406036377)*([.C439]-0.2406036377)" office:value-type="float" office:value="0.00437073267438243" calcext:value-type="float">
            <text:p>0.00437073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39" calcext:value-type="float">
            <text:p>439</text:p>
          </table:table-cell>
          <table:table-cell office:value-type="float" office:value="0.232059001922607" calcext:value-type="float">
            <text:p>0.2320590019</text:p>
          </table:table-cell>
          <table:table-cell/>
          <table:table-cell table:formula="of:=([.C440]-0.2406036377)*([.C440]-0.2406036377)" office:value-type="float" office:value="0.000073010800568297" calcext:value-type="float">
            <text:p>7.301080056829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0" calcext:value-type="float">
            <text:p>440</text:p>
          </table:table-cell>
          <table:table-cell office:value-type="float" office:value="0.230210065841675" calcext:value-type="float">
            <text:p>0.2302100658</text:p>
          </table:table-cell>
          <table:table-cell/>
          <table:table-cell table:formula="of:=([.C441]-0.2406036377)*([.C441]-0.2406036377)" office:value-type="float" office:value="0.00010802633597417" calcext:value-type="float">
            <text:p>0.00010802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1" calcext:value-type="float">
            <text:p>441</text:p>
          </table:table-cell>
          <table:table-cell office:value-type="float" office:value="0.110891103744507" calcext:value-type="float">
            <text:p>0.1108911037</text:p>
          </table:table-cell>
          <table:table-cell/>
          <table:table-cell table:formula="of:=([.C442]-0.2406036377)*([.C442]-0.2406036377)" office:value-type="float" office:value="0.016825341465155" calcext:value-type="float">
            <text:p>0.0168253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2" calcext:value-type="float">
            <text:p>442</text:p>
          </table:table-cell>
          <table:table-cell office:value-type="float" office:value="0.120270967483521" calcext:value-type="float">
            <text:p>0.1202709675</text:p>
          </table:table-cell>
          <table:table-cell/>
          <table:table-cell table:formula="of:=([.C443]-0.2406036377)*([.C443]-0.2406036377)" office:value-type="float" office:value="0.014479951521428" calcext:value-type="float">
            <text:p>0.01447995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3" calcext:value-type="float">
            <text:p>443</text:p>
          </table:table-cell>
          <table:table-cell office:value-type="float" office:value="0.136086940765381" calcext:value-type="float">
            <text:p>0.1360869408</text:p>
          </table:table-cell>
          <table:table-cell/>
          <table:table-cell table:formula="of:=([.C444]-0.2406036377)*([.C444]-0.2406036377)" office:value-type="float" office:value="0.010923739938123" calcext:value-type="float">
            <text:p>0.01092373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4" calcext:value-type="float">
            <text:p>444</text:p>
          </table:table-cell>
          <table:table-cell office:value-type="float" office:value="0.117363929748535" calcext:value-type="float">
            <text:p>0.1173639297</text:p>
          </table:table-cell>
          <table:table-cell/>
          <table:table-cell table:formula="of:=([.C445]-0.2406036377)*([.C445]-0.2406036377)" office:value-type="float" office:value="0.0151880256159623" calcext:value-type="float">
            <text:p>0.01518802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5" calcext:value-type="float">
            <text:p>445</text:p>
          </table:table-cell>
          <table:table-cell office:value-type="float" office:value="0.113277912139893" calcext:value-type="float">
            <text:p>0.1132779121</text:p>
          </table:table-cell>
          <table:table-cell/>
          <table:table-cell table:formula="of:=([.C446]-0.2406036377)*([.C446]-0.2406036377)" office:value-type="float" office:value="0.0162118403894078" calcext:value-type="float">
            <text:p>0.01621184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6" calcext:value-type="float">
            <text:p>446</text:p>
          </table:table-cell>
          <table:table-cell office:value-type="float" office:value="0.114713907241821" calcext:value-type="float">
            <text:p>0.1147139072</text:p>
          </table:table-cell>
          <table:table-cell/>
          <table:table-cell table:formula="of:=([.C447]-0.2406036377)*([.C447]-0.2406036377)" office:value-type="float" office:value="0.0158482242348329" calcext:value-type="float">
            <text:p>0.01584822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7" calcext:value-type="float">
            <text:p>447</text:p>
          </table:table-cell>
          <table:table-cell office:value-type="float" office:value="0.189417839050293" calcext:value-type="float">
            <text:p>0.1894178391</text:p>
          </table:table-cell>
          <table:table-cell/>
          <table:table-cell table:formula="of:=([.C448]-0.2406036377)*([.C448]-0.2406036377)" office:value-type="float" office:value="0.00261998598340835" calcext:value-type="float">
            <text:p>0.0026199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8" calcext:value-type="float">
            <text:p>448</text:p>
          </table:table-cell>
          <table:table-cell office:value-type="float" office:value="0.0935559272766113" calcext:value-type="float">
            <text:p>0.0935559273</text:p>
          </table:table-cell>
          <table:table-cell/>
          <table:table-cell table:formula="of:=([.C449]-0.2406036377)*([.C449]-0.2406036377)" office:value-type="float" office:value="0.0216230291407608" calcext:value-type="float">
            <text:p>0.02162302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49" calcext:value-type="float">
            <text:p>449</text:p>
          </table:table-cell>
          <table:table-cell office:value-type="float" office:value="0.182893991470337" calcext:value-type="float">
            <text:p>0.1828939915</text:p>
          </table:table-cell>
          <table:table-cell/>
          <table:table-cell table:formula="of:=([.C450]-0.2406036377)*([.C450]-0.2406036377)" office:value-type="float" office:value="0.00333040326795287" calcext:value-type="float">
            <text:p>0.00333040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0" calcext:value-type="float">
            <text:p>450</text:p>
          </table:table-cell>
          <table:table-cell office:value-type="float" office:value="0.100713968276978" calcext:value-type="float">
            <text:p>0.1007139683</text:p>
          </table:table-cell>
          <table:table-cell/>
          <table:table-cell table:formula="of:=([.C451]-0.2406036377)*([.C451]-0.2406036377)" office:value-type="float" office:value="0.0195691196112825" calcext:value-type="float">
            <text:p>0.01956911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1" calcext:value-type="float">
            <text:p>451</text:p>
          </table:table-cell>
          <table:table-cell office:value-type="float" office:value="0.106548070907593" calcext:value-type="float">
            <text:p>0.1065480709</text:p>
          </table:table-cell>
          <table:table-cell/>
          <table:table-cell table:formula="of:=([.C452]-0.2406036377)*([.C452]-0.2406036377)" office:value-type="float" office:value="0.0179708949880336" calcext:value-type="float">
            <text:p>0.0179708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2" calcext:value-type="float">
            <text:p>452</text:p>
          </table:table-cell>
          <table:table-cell office:value-type="float" office:value="0.103193998336792" calcext:value-type="float">
            <text:p>0.1031939983</text:p>
          </table:table-cell>
          <table:table-cell/>
          <table:table-cell table:formula="of:=([.C453]-0.2406036377)*([.C453]-0.2406036377)" office:value-type="float" office:value="0.0188814089899269" calcext:value-type="float">
            <text:p>0.0188814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3" calcext:value-type="float">
            <text:p>453</text:p>
          </table:table-cell>
          <table:table-cell office:value-type="float" office:value="0.140931129455566" calcext:value-type="float">
            <text:p>0.1409311295</text:p>
          </table:table-cell>
          <table:table-cell/>
          <table:table-cell table:formula="of:=([.C454]-0.2406036377)*([.C454]-0.2406036377)" office:value-type="float" office:value="0.00993460889973669" calcext:value-type="float">
            <text:p>0.00993460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4" calcext:value-type="float">
            <text:p>454</text:p>
          </table:table-cell>
          <table:table-cell office:value-type="float" office:value="0.176128149032593" calcext:value-type="float">
            <text:p>0.176128149</text:p>
          </table:table-cell>
          <table:table-cell/>
          <table:table-cell table:formula="of:=([.C455]-0.2406036377)*([.C455]-0.2406036377)" office:value-type="float" office:value="0.00415708863890096" calcext:value-type="float">
            <text:p>0.00415708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5" calcext:value-type="float">
            <text:p>455</text:p>
          </table:table-cell>
          <table:table-cell office:value-type="float" office:value="0.137984037399292" calcext:value-type="float">
            <text:p>0.1379840374</text:p>
          </table:table-cell>
          <table:table-cell/>
          <table:table-cell table:formula="of:=([.C456]-0.2406036377)*([.C456]-0.2406036377)" office:value-type="float" office:value="0.0105307823658771" calcext:value-type="float">
            <text:p>0.01053078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6" calcext:value-type="float">
            <text:p>456</text:p>
          </table:table-cell>
          <table:table-cell office:value-type="float" office:value="0.100326061248779" calcext:value-type="float">
            <text:p>0.1003260612</text:p>
          </table:table-cell>
          <table:table-cell/>
          <table:table-cell table:formula="of:=([.C457]-0.2406036377)*([.C457]-0.2406036377)" office:value-type="float" office:value="0.0196777984550281" calcext:value-type="float">
            <text:p>0.01967779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7" calcext:value-type="float">
            <text:p>457</text:p>
          </table:table-cell>
          <table:table-cell office:value-type="float" office:value="0.27479100227356" calcext:value-type="float">
            <text:p>0.2747910023</text:p>
          </table:table-cell>
          <table:table-cell/>
          <table:table-cell table:formula="of:=([.C458]-0.2406036377)*([.C458]-0.2406036377)" office:value-type="float" office:value="0.00116877589648548" calcext:value-type="float">
            <text:p>0.00116877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8" calcext:value-type="float">
            <text:p>458</text:p>
          </table:table-cell>
          <table:table-cell office:value-type="float" office:value="0.103343963623047" calcext:value-type="float">
            <text:p>0.1033439636</text:p>
          </table:table-cell>
          <table:table-cell/>
          <table:table-cell table:formula="of:=([.C459]-0.2406036377)*([.C459]-0.2406036377)" office:value-type="float" office:value="0.0188402181277114" calcext:value-type="float">
            <text:p>0.01884021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59" calcext:value-type="float">
            <text:p>459</text:p>
          </table:table-cell>
          <table:table-cell office:value-type="float" office:value="0.172736167907715" calcext:value-type="float">
            <text:p>0.1727361679</text:p>
          </table:table-cell>
          <table:table-cell/>
          <table:table-cell table:formula="of:=([.C460]-0.2406036377)*([.C460]-0.2406036377)" office:value-type="float" office:value="0.00460599345600674" calcext:value-type="float">
            <text:p>0.0046059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0" calcext:value-type="float">
            <text:p>460</text:p>
          </table:table-cell>
          <table:table-cell office:value-type="float" office:value="0.229748964309692" calcext:value-type="float">
            <text:p>0.2297489643</text:p>
          </table:table-cell>
          <table:table-cell/>
          <table:table-cell table:formula="of:=([.C461]-0.2406036377)*([.C461]-0.2406036377)" office:value-type="float" office:value="0.000117823934410252" calcext:value-type="float">
            <text:p>0.00011782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1" calcext:value-type="float">
            <text:p>461</text:p>
          </table:table-cell>
          <table:table-cell office:value-type="float" office:value="0.231310844421387" calcext:value-type="float">
            <text:p>0.2313108444</text:p>
          </table:table-cell>
          <table:table-cell/>
          <table:table-cell table:formula="of:=([.C462]-0.2406036377)*([.C462]-0.2406036377)" office:value-type="float" office:value="0.0000863560069190399" calcext:value-type="float">
            <text:p>0.0000863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2" calcext:value-type="float">
            <text:p>462</text:p>
          </table:table-cell>
          <table:table-cell office:value-type="float" office:value="0.164919137954712" calcext:value-type="float">
            <text:p>0.164919138</text:p>
          </table:table-cell>
          <table:table-cell/>
          <table:table-cell table:formula="of:=([.C463]-0.2406036377)*([.C463]-0.2406036377)" office:value-type="float" office:value="0.00572814350169451" calcext:value-type="float">
            <text:p>0.00572814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3" calcext:value-type="float">
            <text:p>463</text:p>
          </table:table-cell>
          <table:table-cell office:value-type="float" office:value="0.315994024276733" calcext:value-type="float">
            <text:p>0.3159940243</text:p>
          </table:table-cell>
          <table:table-cell/>
          <table:table-cell table:formula="of:=([.C464]-0.2406036377)*([.C464]-0.2406036377)" office:value-type="float" office:value="0.0056837103881893" calcext:value-type="float">
            <text:p>0.00568371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4" calcext:value-type="float">
            <text:p>464</text:p>
          </table:table-cell>
          <table:table-cell office:value-type="float" office:value="0.186856031417847" calcext:value-type="float">
            <text:p>0.1868560314</text:p>
          </table:table-cell>
          <table:table-cell/>
          <table:table-cell table:formula="of:=([.C465]-0.2406036377)*([.C465]-0.2406036377)" office:value-type="float" office:value="0.00288880518106137" calcext:value-type="float">
            <text:p>0.00288880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5" calcext:value-type="float">
            <text:p>465</text:p>
          </table:table-cell>
          <table:table-cell office:value-type="float" office:value="0.0992319583892822" calcext:value-type="float">
            <text:p>0.0992319584</text:p>
          </table:table-cell>
          <table:table-cell/>
          <table:table-cell table:formula="of:=([.C466]-0.2406036377)*([.C466]-0.2406036377)" office:value-type="float" office:value="0.0199859517111324" calcext:value-type="float">
            <text:p>0.01998595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6" calcext:value-type="float">
            <text:p>466</text:p>
          </table:table-cell>
          <table:table-cell office:value-type="float" office:value="0.109929084777832" calcext:value-type="float">
            <text:p>0.1099290848</text:p>
          </table:table-cell>
          <table:table-cell/>
          <table:table-cell table:formula="of:=([.C467]-0.2406036377)*([.C467]-0.2406036377)" office:value-type="float" office:value="0.0170758387814085" calcext:value-type="float">
            <text:p>0.01707583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7" calcext:value-type="float">
            <text:p>467</text:p>
          </table:table-cell>
          <table:table-cell office:value-type="float" office:value="0.210309028625488" calcext:value-type="float">
            <text:p>0.2103090286</text:p>
          </table:table-cell>
          <table:table-cell/>
          <table:table-cell table:formula="of:=([.C468]-0.2406036377)*([.C468]-0.2406036377)" office:value-type="float" office:value="0.000917763338977488" calcext:value-type="float">
            <text:p>0.00091776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8" calcext:value-type="float">
            <text:p>468</text:p>
          </table:table-cell>
          <table:table-cell office:value-type="float" office:value="0.0801839828491211" calcext:value-type="float">
            <text:p>0.0801839828</text:p>
          </table:table-cell>
          <table:table-cell/>
          <table:table-cell table:formula="of:=([.C469]-0.2406036377)*([.C469]-0.2406036377)" office:value-type="float" office:value="0.0257344656624751" calcext:value-type="float">
            <text:p>0.02573446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69" calcext:value-type="float">
            <text:p>469</text:p>
          </table:table-cell>
          <table:table-cell office:value-type="float" office:value="0.119136810302734" calcext:value-type="float">
            <text:p>0.1191368103</text:p>
          </table:table-cell>
          <table:table-cell/>
          <table:table-cell table:formula="of:=([.C470]-0.2406036377)*([.C470]-0.2406036377)" office:value-type="float" office:value="0.0147541901579571" calcext:value-type="float">
            <text:p>0.01475419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0" calcext:value-type="float">
            <text:p>470</text:p>
          </table:table-cell>
          <table:table-cell office:value-type="float" office:value="0.109472990036011" calcext:value-type="float">
            <text:p>0.10947299</text:p>
          </table:table-cell>
          <table:table-cell/>
          <table:table-cell table:formula="of:=([.C471]-0.2406036377)*([.C471]-0.2406036377)" office:value-type="float" office:value="0.0171952467567773" calcext:value-type="float">
            <text:p>0.0171952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1" calcext:value-type="float">
            <text:p>471</text:p>
          </table:table-cell>
          <table:table-cell office:value-type="float" office:value="0.160027027130127" calcext:value-type="float">
            <text:p>0.1600270271</text:p>
          </table:table-cell>
          <table:table-cell/>
          <table:table-cell table:formula="of:=([.C472]-0.2406036377)*([.C472]-0.2406036377)" office:value-type="float" office:value="0.00649259017092897" calcext:value-type="float">
            <text:p>0.00649259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2" calcext:value-type="float">
            <text:p>472</text:p>
          </table:table-cell>
          <table:table-cell office:value-type="float" office:value="0.293428897857666" calcext:value-type="float">
            <text:p>0.2934288979</text:p>
          </table:table-cell>
          <table:table-cell/>
          <table:table-cell table:formula="of:=([.C473]-0.2406036377)*([.C473]-0.2406036377)" office:value-type="float" office:value="0.0027905081107251" calcext:value-type="float">
            <text:p>0.00279050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3" calcext:value-type="float">
            <text:p>473</text:p>
          </table:table-cell>
          <table:table-cell office:value-type="float" office:value="0.373775959014893" calcext:value-type="float">
            <text:p>0.373775959</text:p>
          </table:table-cell>
          <table:table-cell/>
          <table:table-cell table:formula="of:=([.C474]-0.2406036377)*([.C474]-0.2406036377)" office:value-type="float" office:value="0.017734867164397" calcext:value-type="float">
            <text:p>0.01773486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4" calcext:value-type="float">
            <text:p>474</text:p>
          </table:table-cell>
          <table:table-cell office:value-type="float" office:value="0.444857835769653" calcext:value-type="float">
            <text:p>0.4448578358</text:p>
          </table:table-cell>
          <table:table-cell/>
          <table:table-cell table:formula="of:=([.C475]-0.2406036377)*([.C475]-0.2406036377)" office:value-type="float" office:value="0.0417197774290771" calcext:value-type="float">
            <text:p>0.04171977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5" calcext:value-type="float">
            <text:p>475</text:p>
          </table:table-cell>
          <table:table-cell office:value-type="float" office:value="0.189608097076416" calcext:value-type="float">
            <text:p>0.1896080971</text:p>
          </table:table-cell>
          <table:table-cell/>
          <table:table-cell table:formula="of:=([.C476]-0.2406036377)*([.C476]-0.2406036377)" office:value-type="float" office:value="0.00260054516349161" calcext:value-type="float">
            <text:p>0.00260054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6" calcext:value-type="float">
            <text:p>476</text:p>
          </table:table-cell>
          <table:table-cell office:value-type="float" office:value="0.118095874786377" calcext:value-type="float">
            <text:p>0.1180958748</text:p>
          </table:table-cell>
          <table:table-cell/>
          <table:table-cell table:formula="of:=([.C477]-0.2406036377)*([.C477]-0.2406036377)" office:value-type="float" office:value="0.0150081519741005" calcext:value-type="float">
            <text:p>0.0150081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7" calcext:value-type="float">
            <text:p>477</text:p>
          </table:table-cell>
          <table:table-cell office:value-type="float" office:value="0.146760940551758" calcext:value-type="float">
            <text:p>0.1467609406</text:p>
          </table:table-cell>
          <table:table-cell/>
          <table:table-cell table:formula="of:=([.C478]-0.2406036377)*([.C478]-0.2406036377)" office:value-type="float" office:value="0.00880645180805671" calcext:value-type="float">
            <text:p>0.00880645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8" calcext:value-type="float">
            <text:p>478</text:p>
          </table:table-cell>
          <table:table-cell office:value-type="float" office:value="0.280735015869141" calcext:value-type="float">
            <text:p>0.2807350159</text:p>
          </table:table-cell>
          <table:table-cell/>
          <table:table-cell table:formula="of:=([.C479]-0.2406036377)*([.C479]-0.2406036377)" office:value-type="float" office:value="0.00161052751375457" calcext:value-type="float">
            <text:p>0.00161052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79" calcext:value-type="float">
            <text:p>479</text:p>
          </table:table-cell>
          <table:table-cell office:value-type="float" office:value="0.239501953125" calcext:value-type="float">
            <text:p>0.2395019531</text:p>
          </table:table-cell>
          <table:table-cell/>
          <table:table-cell table:formula="of:=([.C480]-0.2406036377)*([.C480]-0.2406036377)" office:value-type="float" office:value="0.00000121370890279296" calcext:value-type="float">
            <text:p>1.21370890279296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0" calcext:value-type="float">
            <text:p>480</text:p>
          </table:table-cell>
          <table:table-cell office:value-type="float" office:value="0.11413311958313" calcext:value-type="float">
            <text:p>0.1141331196</text:p>
          </table:table-cell>
          <table:table-cell/>
          <table:table-cell table:formula="of:=([.C481]-0.2406036377)*([.C481]-0.2406036377)" office:value-type="float" office:value="0.0159947919527496" calcext:value-type="float">
            <text:p>0.0159947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1" calcext:value-type="float">
            <text:p>481</text:p>
          </table:table-cell>
          <table:table-cell office:value-type="float" office:value="0.139480829238892" calcext:value-type="float">
            <text:p>0.1394808292</text:p>
          </table:table-cell>
          <table:table-cell/>
          <table:table-cell table:formula="of:=([.C482]-0.2406036377)*([.C482]-0.2406036377)" office:value-type="float" office:value="0.010225822391062" calcext:value-type="float">
            <text:p>0.01022582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2" calcext:value-type="float">
            <text:p>482</text:p>
          </table:table-cell>
          <table:table-cell office:value-type="float" office:value="0.240207195281982" calcext:value-type="float">
            <text:p>0.2402071953</text:p>
          </table:table-cell>
          <table:table-cell/>
          <table:table-cell table:formula="of:=([.C483]-0.2406036377)*([.C483]-0.2406036377)" office:value-type="float" office:value="0.000000157166590803633" calcext:value-type="float">
            <text:p>1.57166590803633E-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3" calcext:value-type="float">
            <text:p>483</text:p>
          </table:table-cell>
          <table:table-cell office:value-type="float" office:value="0.144659996032715" calcext:value-type="float">
            <text:p>0.144659996</text:p>
          </table:table-cell>
          <table:table-cell/>
          <table:table-cell table:formula="of:=([.C484]-0.2406036377)*([.C484]-0.2406036377)" office:value-type="float" office:value="0.00920518237638042" calcext:value-type="float">
            <text:p>0.00920518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4" calcext:value-type="float">
            <text:p>484</text:p>
          </table:table-cell>
          <table:table-cell office:value-type="float" office:value="0.248633146286011" calcext:value-type="float">
            <text:p>0.2486331463</text:p>
          </table:table-cell>
          <table:table-cell/>
          <table:table-cell table:formula="of:=([.C485]-0.2406036377)*([.C485]-0.2406036377)" office:value-type="float" office:value="0.0000644730081328205" calcext:value-type="float">
            <text:p>0.0000644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5" calcext:value-type="float">
            <text:p>485</text:p>
          </table:table-cell>
          <table:table-cell office:value-type="float" office:value="0.180267095565796" calcext:value-type="float">
            <text:p>0.1802670956</text:p>
          </table:table-cell>
          <table:table-cell/>
          <table:table-cell table:formula="of:=([.C486]-0.2406036377)*([.C486]-0.2406036377)" office:value-type="float" office:value="0.00364049831671259" calcext:value-type="float">
            <text:p>0.00364049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6" calcext:value-type="float">
            <text:p>486</text:p>
          </table:table-cell>
          <table:table-cell office:value-type="float" office:value="0.154292106628418" calcext:value-type="float">
            <text:p>0.1542921066</text:p>
          </table:table-cell>
          <table:table-cell/>
          <table:table-cell table:formula="of:=([.C487]-0.2406036377)*([.C487]-0.2406036377)" office:value-type="float" office:value="0.00744968039592067" calcext:value-type="float">
            <text:p>0.00744968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7" calcext:value-type="float">
            <text:p>487</text:p>
          </table:table-cell>
          <table:table-cell office:value-type="float" office:value="0.212923049926758" calcext:value-type="float">
            <text:p>0.2129230499</text:p>
          </table:table-cell>
          <table:table-cell/>
          <table:table-cell table:formula="of:=([.C488]-0.2406036377)*([.C488]-0.2406036377)" office:value-type="float" office:value="0.000766214939472167" calcext:value-type="float">
            <text:p>0.00076621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8" calcext:value-type="float">
            <text:p>488</text:p>
          </table:table-cell>
          <table:table-cell office:value-type="float" office:value="0.0869491100311279" calcext:value-type="float">
            <text:p>0.08694911</text:p>
          </table:table-cell>
          <table:table-cell/>
          <table:table-cell table:formula="of:=([.C489]-0.2406036377)*([.C489]-0.2406036377)" office:value-type="float" office:value="0.0236097138731442" calcext:value-type="float">
            <text:p>0.02360971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89" calcext:value-type="float">
            <text:p>489</text:p>
          </table:table-cell>
          <table:table-cell office:value-type="float" office:value="0.0986659526824951" calcext:value-type="float">
            <text:p>0.0986659527</text:p>
          </table:table-cell>
          <table:table-cell/>
          <table:table-cell table:formula="of:=([.C490]-0.2406036377)*([.C490]-0.2406036377)" office:value-type="float" office:value="0.0201463064281284" calcext:value-type="float">
            <text:p>0.02014630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0" calcext:value-type="float">
            <text:p>490</text:p>
          </table:table-cell>
          <table:table-cell office:value-type="float" office:value="0.112566232681274" calcext:value-type="float">
            <text:p>0.1125662327</text:p>
          </table:table-cell>
          <table:table-cell/>
          <table:table-cell table:formula="of:=([.C491]-0.2406036377)*([.C491]-0.2406036377)" office:value-type="float" office:value="0.0163935770839292" calcext:value-type="float">
            <text:p>0.01639357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1" calcext:value-type="float">
            <text:p>491</text:p>
          </table:table-cell>
          <table:table-cell office:value-type="float" office:value="0.0976769924163819" calcext:value-type="float">
            <text:p>0.0976769924</text:p>
          </table:table-cell>
          <table:table-cell/>
          <table:table-cell table:formula="of:=([.C492]-0.2406036377)*([.C492]-0.2406036377)" office:value-type="float" office:value="0.0204280259320292" calcext:value-type="float">
            <text:p>0.02042802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2" calcext:value-type="float">
            <text:p>492</text:p>
          </table:table-cell>
          <table:table-cell office:value-type="float" office:value="0.147665023803711" calcext:value-type="float">
            <text:p>0.1476650238</text:p>
          </table:table-cell>
          <table:table-cell/>
          <table:table-cell table:formula="of:=([.C493]-0.2406036377)*([.C493]-0.2406036377)" office:value-type="float" office:value="0.0086375859529635" calcext:value-type="float">
            <text:p>0.0086375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3" calcext:value-type="float">
            <text:p>493</text:p>
          </table:table-cell>
          <table:table-cell office:value-type="float" office:value="0.264457941055298" calcext:value-type="float">
            <text:p>0.2644579411</text:p>
          </table:table-cell>
          <table:table-cell/>
          <table:table-cell table:formula="of:=([.C494]-0.2406036377)*([.C494]-0.2406036377)" office:value-type="float" office:value="0.000569027788566574" calcext:value-type="float">
            <text:p>0.00056902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4" calcext:value-type="float">
            <text:p>494</text:p>
          </table:table-cell>
          <table:table-cell office:value-type="float" office:value="0.190023183822632" calcext:value-type="float">
            <text:p>0.1900231838</text:p>
          </table:table-cell>
          <table:table-cell/>
          <table:table-cell table:formula="of:=([.C495]-0.2406036377)*([.C495]-0.2406036377)" office:value-type="float" office:value="0.00255838231444057" calcext:value-type="float">
            <text:p>0.00255838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5" calcext:value-type="float">
            <text:p>495</text:p>
          </table:table-cell>
          <table:table-cell office:value-type="float" office:value="0.440429925918579" calcext:value-type="float">
            <text:p>0.4404299259</text:p>
          </table:table-cell>
          <table:table-cell/>
          <table:table-cell table:formula="of:=([.C496]-0.2406036377)*([.C496]-0.2406036377)" office:value-type="float" office:value="0.0399305454632146" calcext:value-type="float">
            <text:p>0.03993054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6" calcext:value-type="float">
            <text:p>496</text:p>
          </table:table-cell>
          <table:table-cell office:value-type="float" office:value="0.263446092605591" calcext:value-type="float">
            <text:p>0.2634460926</text:p>
          </table:table-cell>
          <table:table-cell/>
          <table:table-cell table:formula="of:=([.C497]-0.2406036377)*([.C497]-0.2406036377)" office:value-type="float" office:value="0.00052177774611395" calcext:value-type="float">
            <text:p>0.00052177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7" calcext:value-type="float">
            <text:p>497</text:p>
          </table:table-cell>
          <table:table-cell office:value-type="float" office:value="0.152482986450195" calcext:value-type="float">
            <text:p>0.1524829865</text:p>
          </table:table-cell>
          <table:table-cell/>
          <table:table-cell table:formula="of:=([.C498]-0.2406036377)*([.C498]-0.2406036377)" office:value-type="float" office:value="0.00776524917668971" calcext:value-type="float">
            <text:p>0.00776524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8" calcext:value-type="float">
            <text:p>498</text:p>
          </table:table-cell>
          <table:table-cell office:value-type="float" office:value="0.268910884857178" calcext:value-type="float">
            <text:p>0.2689108849</text:p>
          </table:table-cell>
          <table:table-cell/>
          <table:table-cell table:formula="of:=([.C499]-0.2406036377)*([.C499]-0.2406036377)" office:value-type="float" office:value="0.000801300241617546" calcext:value-type="float">
            <text:p>0.00080130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499" calcext:value-type="float">
            <text:p>499</text:p>
          </table:table-cell>
          <table:table-cell office:value-type="float" office:value="0.226567029953003" calcext:value-type="float">
            <text:p>0.22656703</text:p>
          </table:table-cell>
          <table:table-cell/>
          <table:table-cell table:formula="of:=([.C500]-0.2406036377)*([.C500]-0.2406036377)" office:value-type="float" office:value="0.000197026357043058" calcext:value-type="float">
            <text:p>0.00019702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0" calcext:value-type="float">
            <text:p>500</text:p>
          </table:table-cell>
          <table:table-cell office:value-type="float" office:value="0.126535177230835" calcext:value-type="float">
            <text:p>0.1265351772</text:p>
          </table:table-cell>
          <table:table-cell/>
          <table:table-cell table:formula="of:=([.C501]-0.2406036377)*([.C501]-0.2406036377)" office:value-type="float" office:value="0.0130116136738055" calcext:value-type="float">
            <text:p>0.01301161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1" calcext:value-type="float">
            <text:p>501</text:p>
          </table:table-cell>
          <table:table-cell office:value-type="float" office:value="0.199450016021728" calcext:value-type="float">
            <text:p>0.199450016</text:p>
          </table:table-cell>
          <table:table-cell/>
          <table:table-cell table:formula="of:=([.C502]-0.2406036377)*([.C502]-0.2406036377)" office:value-type="float" office:value="0.0016936205772383" calcext:value-type="float">
            <text:p>0.00169362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2" calcext:value-type="float">
            <text:p>502</text:p>
          </table:table-cell>
          <table:table-cell office:value-type="float" office:value="0.207550048828125" calcext:value-type="float">
            <text:p>0.2075500488</text:p>
          </table:table-cell>
          <table:table-cell/>
          <table:table-cell table:formula="of:=([.C503]-0.2406036377)*([.C503]-0.2406036377)" office:value-type="float" office:value="0.00109253973731094" calcext:value-type="float">
            <text:p>0.00109253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3" calcext:value-type="float">
            <text:p>503</text:p>
          </table:table-cell>
          <table:table-cell office:value-type="float" office:value="0.172763109207153" calcext:value-type="float">
            <text:p>0.1727631092</text:p>
          </table:table-cell>
          <table:table-cell/>
          <table:table-cell table:formula="of:=([.C504]-0.2406036377)*([.C504]-0.2406036377)" office:value-type="float" office:value="0.00460233730618874" calcext:value-type="float">
            <text:p>0.00460233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4" calcext:value-type="float">
            <text:p>504</text:p>
          </table:table-cell>
          <table:table-cell office:value-type="float" office:value="0.220768928527832" calcext:value-type="float">
            <text:p>0.2207689285</text:p>
          </table:table-cell>
          <table:table-cell/>
          <table:table-cell table:formula="of:=([.C505]-0.2406036377)*([.C505]-0.2406036377)" office:value-type="float" office:value="0.000393415687944483" calcext:value-type="float">
            <text:p>0.00039341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5" calcext:value-type="float">
            <text:p>505</text:p>
          </table:table-cell>
          <table:table-cell office:value-type="float" office:value="0.169739007949829" calcext:value-type="float">
            <text:p>0.1697390079</text:p>
          </table:table-cell>
          <table:table-cell/>
          <table:table-cell table:formula="of:=([.C506]-0.2406036377)*([.C506]-0.2406036377)" office:value-type="float" office:value="0.00502179574962881" calcext:value-type="float">
            <text:p>0.00502179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6" calcext:value-type="float">
            <text:p>506</text:p>
          </table:table-cell>
          <table:table-cell office:value-type="float" office:value="0.172150850296021" calcext:value-type="float">
            <text:p>0.1721508503</text:p>
          </table:table-cell>
          <table:table-cell/>
          <table:table-cell table:formula="of:=([.C507]-0.2406036377)*([.C507]-0.2406036377)" office:value-type="float" office:value="0.00468578410337442" calcext:value-type="float">
            <text:p>0.00468578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7" calcext:value-type="float">
            <text:p>507</text:p>
          </table:table-cell>
          <table:table-cell office:value-type="float" office:value="0.208211183547974" calcext:value-type="float">
            <text:p>0.2082111835</text:p>
          </table:table-cell>
          <table:table-cell/>
          <table:table-cell table:formula="of:=([.C508]-0.2406036377)*([.C508]-0.2406036377)" office:value-type="float" office:value="0.00104927108599113" calcext:value-type="float">
            <text:p>0.00104927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8" calcext:value-type="float">
            <text:p>508</text:p>
          </table:table-cell>
          <table:table-cell office:value-type="float" office:value="0.308871030807495" calcext:value-type="float">
            <text:p>0.3088710308</text:p>
          </table:table-cell>
          <table:table-cell/>
          <table:table-cell table:formula="of:=([.C509]-0.2406036377)*([.C509]-0.2406036377)" office:value-type="float" office:value="0.00466043696169327" calcext:value-type="float">
            <text:p>0.0046604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09" calcext:value-type="float">
            <text:p>509</text:p>
          </table:table-cell>
          <table:table-cell office:value-type="float" office:value="0.114629030227661" calcext:value-type="float">
            <text:p>0.1146290302</text:p>
          </table:table-cell>
          <table:table-cell/>
          <table:table-cell table:formula="of:=([.C510]-0.2406036377)*([.C510]-0.2406036377)" office:value-type="float" office:value="0.0158696017278099" calcext:value-type="float">
            <text:p>0.01586960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0" calcext:value-type="float">
            <text:p>510</text:p>
          </table:table-cell>
          <table:table-cell office:value-type="float" office:value="0.262208938598633" calcext:value-type="float">
            <text:p>0.2622089386</text:p>
          </table:table-cell>
          <table:table-cell/>
          <table:table-cell table:formula="of:=([.C511]-0.2406036377)*([.C511]-0.2406036377)" office:value-type="float" office:value="0.000466789026920463" calcext:value-type="float">
            <text:p>0.0004667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1" calcext:value-type="float">
            <text:p>511</text:p>
          </table:table-cell>
          <table:table-cell office:value-type="float" office:value="0.13960599899292" calcext:value-type="float">
            <text:p>0.139605999</text:p>
          </table:table-cell>
          <table:table-cell/>
          <table:table-cell table:formula="of:=([.C512]-0.2406036377)*([.C512]-0.2406036377)" office:value-type="float" office:value="0.0102005230244059" calcext:value-type="float">
            <text:p>0.0102005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2" calcext:value-type="float">
            <text:p>512</text:p>
          </table:table-cell>
          <table:table-cell office:value-type="float" office:value="0.121829032897949" calcext:value-type="float">
            <text:p>0.1218290329</text:p>
          </table:table-cell>
          <table:table-cell/>
          <table:table-cell table:formula="of:=([.C513]-0.2406036377)*([.C513]-0.2406036377)" office:value-type="float" office:value="0.0141074067458833" calcext:value-type="float">
            <text:p>0.01410740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3" calcext:value-type="float">
            <text:p>513</text:p>
          </table:table-cell>
          <table:table-cell office:value-type="float" office:value="0.131334066390991" calcext:value-type="float">
            <text:p>0.1313340664</text:p>
          </table:table-cell>
          <table:table-cell/>
          <table:table-cell table:formula="of:=([.C514]-0.2406036377)*([.C514]-0.2406036377)" office:value-type="float" office:value="0.0119398392140546" calcext:value-type="float">
            <text:p>0.01193983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4" calcext:value-type="float">
            <text:p>514</text:p>
          </table:table-cell>
          <table:table-cell office:value-type="float" office:value="0.086277961730957" calcext:value-type="float">
            <text:p>0.0862779617</text:p>
          </table:table-cell>
          <table:table-cell/>
          <table:table-cell table:formula="of:=([.C515]-0.2406036377)*([.C515]-0.2406036377)" office:value-type="float" office:value="0.023816414263302" calcext:value-type="float">
            <text:p>0.02381641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5" calcext:value-type="float">
            <text:p>515</text:p>
          </table:table-cell>
          <table:table-cell office:value-type="float" office:value="0.109251976013184" calcext:value-type="float">
            <text:p>0.109251976</text:p>
          </table:table-cell>
          <table:table-cell/>
          <table:table-cell table:formula="of:=([.C516]-0.2406036377)*([.C516]-0.2406036377)" office:value-type="float" office:value="0.0172532590278879" calcext:value-type="float">
            <text:p>0.0172532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6" calcext:value-type="float">
            <text:p>516</text:p>
          </table:table-cell>
          <table:table-cell office:value-type="float" office:value="0.0985729694366455" calcext:value-type="float">
            <text:p>0.0985729694</text:p>
          </table:table-cell>
          <table:table-cell/>
          <table:table-cell table:formula="of:=([.C517]-0.2406036377)*([.C517]-0.2406036377)" office:value-type="float" office:value="0.020172710727335" calcext:value-type="float">
            <text:p>0.02017271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7" calcext:value-type="float">
            <text:p>517</text:p>
          </table:table-cell>
          <table:table-cell office:value-type="float" office:value="0.219105005264282" calcext:value-type="float">
            <text:p>0.2191050053</text:p>
          </table:table-cell>
          <table:table-cell/>
          <table:table-cell table:formula="of:=([.C518]-0.2406036377)*([.C518]-0.2406036377)" office:value-type="float" office:value="0.000462191196606096" calcext:value-type="float">
            <text:p>0.00046219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8" calcext:value-type="float">
            <text:p>518</text:p>
          </table:table-cell>
          <table:table-cell office:value-type="float" office:value="0.250903129577637" calcext:value-type="float">
            <text:p>0.2509031296</text:p>
          </table:table-cell>
          <table:table-cell/>
          <table:table-cell table:formula="of:=([.C519]-0.2406036377)*([.C519]-0.2406036377)" office:value-type="float" office:value="0.000106079532937505" calcext:value-type="float">
            <text:p>0.0001060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19" calcext:value-type="float">
            <text:p>519</text:p>
          </table:table-cell>
          <table:table-cell office:value-type="float" office:value="0.363561153411865" calcext:value-type="float">
            <text:p>0.3635611534</text:p>
          </table:table-cell>
          <table:table-cell/>
          <table:table-cell table:formula="of:=([.C520]-0.2406036377)*([.C520]-0.2406036377)" office:value-type="float" office:value="0.0151185506700336" calcext:value-type="float">
            <text:p>0.01511855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0" calcext:value-type="float">
            <text:p>520</text:p>
          </table:table-cell>
          <table:table-cell office:value-type="float" office:value="0.329061985015869" calcext:value-type="float">
            <text:p>0.329061985</text:p>
          </table:table-cell>
          <table:table-cell/>
          <table:table-cell table:formula="of:=([.C521]-0.2406036377)*([.C521]-0.2406036377)" office:value-type="float" office:value="0.00782487920985494" calcext:value-type="float">
            <text:p>0.00782487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1" calcext:value-type="float">
            <text:p>521</text:p>
          </table:table-cell>
          <table:table-cell office:value-type="float" office:value="0.434738159179688" calcext:value-type="float">
            <text:p>0.4347381592</text:p>
          </table:table-cell>
          <table:table-cell/>
          <table:table-cell table:formula="of:=([.C522]-0.2406036377)*([.C522]-0.2406036377)" office:value-type="float" office:value="0.0376882124301472" calcext:value-type="float">
            <text:p>0.03768821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2" calcext:value-type="float">
            <text:p>522</text:p>
          </table:table-cell>
          <table:table-cell office:value-type="float" office:value="0.117973804473877" calcext:value-type="float">
            <text:p>0.1179738045</text:p>
          </table:table-cell>
          <table:table-cell/>
          <table:table-cell table:formula="of:=([.C523]-0.2406036377)*([.C523]-0.2406036377)" office:value-type="float" office:value="0.0150380759970668" calcext:value-type="float">
            <text:p>0.0150380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3" calcext:value-type="float">
            <text:p>523</text:p>
          </table:table-cell>
          <table:table-cell office:value-type="float" office:value="0.0994629859924316" calcext:value-type="float">
            <text:p>0.099462986</text:p>
          </table:table-cell>
          <table:table-cell/>
          <table:table-cell table:formula="of:=([.C524]-0.2406036377)*([.C524]-0.2406036377)" office:value-type="float" office:value="0.0199206835644371" calcext:value-type="float">
            <text:p>0.01992068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4" calcext:value-type="float">
            <text:p>524</text:p>
          </table:table-cell>
          <table:table-cell office:value-type="float" office:value="0.174350023269653" calcext:value-type="float">
            <text:p>0.1743500233</text:p>
          </table:table-cell>
          <table:table-cell/>
          <table:table-cell table:formula="of:=([.C525]-0.2406036377)*([.C525]-0.2406036377)" office:value-type="float" office:value="0.00438954142508504" calcext:value-type="float">
            <text:p>0.00438954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5" calcext:value-type="float">
            <text:p>525</text:p>
          </table:table-cell>
          <table:table-cell office:value-type="float" office:value="0.130602836608887" calcext:value-type="float">
            <text:p>0.1306028366</text:p>
          </table:table-cell>
          <table:table-cell/>
          <table:table-cell table:formula="of:=([.C526]-0.2406036377)*([.C526]-0.2406036377)" office:value-type="float" office:value="0.0121001762406867" calcext:value-type="float">
            <text:p>0.01210017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6" calcext:value-type="float">
            <text:p>526</text:p>
          </table:table-cell>
          <table:table-cell office:value-type="float" office:value="0.259131908416748" calcext:value-type="float">
            <text:p>0.2591319084</text:p>
          </table:table-cell>
          <table:table-cell/>
          <table:table-cell table:formula="of:=([.C527]-0.2406036377)*([.C527]-0.2406036377)" office:value-type="float" office:value="0.000343296815753103" calcext:value-type="float">
            <text:p>0.00034329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7" calcext:value-type="float">
            <text:p>527</text:p>
          </table:table-cell>
          <table:table-cell office:value-type="float" office:value="0.209969043731689" calcext:value-type="float">
            <text:p>0.2099690437</text:p>
          </table:table-cell>
          <table:table-cell/>
          <table:table-cell table:formula="of:=([.C528]-0.2406036377)*([.C528]-0.2406036377)" office:value-type="float" office:value="0.00093847834760325" calcext:value-type="float">
            <text:p>0.00093847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8" calcext:value-type="float">
            <text:p>528</text:p>
          </table:table-cell>
          <table:table-cell office:value-type="float" office:value="0.244938135147095" calcext:value-type="float">
            <text:p>0.2449381351</text:p>
          </table:table-cell>
          <table:table-cell/>
          <table:table-cell table:formula="of:=([.C529]-0.2406036377)*([.C529]-0.2406036377)" office:value-type="float" office:value="0.0000187878681188711" calcext:value-type="float">
            <text:p>1.8787868118871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29" calcext:value-type="float">
            <text:p>529</text:p>
          </table:table-cell>
          <table:table-cell office:value-type="float" office:value="0.233441114425659" calcext:value-type="float">
            <text:p>0.2334411144</text:p>
          </table:table-cell>
          <table:table-cell/>
          <table:table-cell table:formula="of:=([.C530]-0.2406036377)*([.C530]-0.2406036377)" office:value-type="float" office:value="0.0000513017396554737" calcext:value-type="float">
            <text:p>5.1301739655473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0" calcext:value-type="float">
            <text:p>530</text:p>
          </table:table-cell>
          <table:table-cell office:value-type="float" office:value="0.306711912155151" calcext:value-type="float">
            <text:p>0.3067119122</text:p>
          </table:table-cell>
          <table:table-cell/>
          <table:table-cell table:formula="of:=([.C531]-0.2406036377)*([.C531]-0.2406036377)" office:value-type="float" office:value="0.00437030395143762" calcext:value-type="float">
            <text:p>0.0043703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1" calcext:value-type="float">
            <text:p>531</text:p>
          </table:table-cell>
          <table:table-cell office:value-type="float" office:value="0.323661088943481" calcext:value-type="float">
            <text:p>0.3236610889</text:p>
          </table:table-cell>
          <table:table-cell/>
          <table:table-cell table:formula="of:=([.C532]-0.2406036377)*([.C532]-0.2406036377)" office:value-type="float" office:value="0.0068985402070633" calcext:value-type="float">
            <text:p>0.0068985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2" calcext:value-type="float">
            <text:p>532</text:p>
          </table:table-cell>
          <table:table-cell office:value-type="float" office:value="0.101929903030396" calcext:value-type="float">
            <text:p>0.101929903</text:p>
          </table:table-cell>
          <table:table-cell/>
          <table:table-cell table:formula="of:=([.C533]-0.2406036377)*([.C533]-0.2406036377)" office:value-type="float" office:value="0.0192304046872159" calcext:value-type="float">
            <text:p>0.01923040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3" calcext:value-type="float">
            <text:p>533</text:p>
          </table:table-cell>
          <table:table-cell office:value-type="float" office:value="0.549957036972046" calcext:value-type="float">
            <text:p>0.549957037</text:p>
          </table:table-cell>
          <table:table-cell/>
          <table:table-cell table:formula="of:=([.C534]-0.2406036377)*([.C534]-0.2406036377)" office:value-type="float" office:value="0.0956995256411698" calcext:value-type="float">
            <text:p>0.09569952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4" calcext:value-type="float">
            <text:p>534</text:p>
          </table:table-cell>
          <table:table-cell office:value-type="float" office:value="0.424494028091431" calcext:value-type="float">
            <text:p>0.4244940281</text:p>
          </table:table-cell>
          <table:table-cell/>
          <table:table-cell table:formula="of:=([.C535]-0.2406036377)*([.C535]-0.2406036377)" office:value-type="float" office:value="0.0338156756783128" calcext:value-type="float">
            <text:p>0.03381567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5" calcext:value-type="float">
            <text:p>535</text:p>
          </table:table-cell>
          <table:table-cell office:value-type="float" office:value="0.261518001556396" calcext:value-type="float">
            <text:p>0.2615180016</text:p>
          </table:table-cell>
          <table:table-cell/>
          <table:table-cell table:formula="of:=([.C536]-0.2406036377)*([.C536]-0.2406036377)" office:value-type="float" office:value="0.000437410615517743" calcext:value-type="float">
            <text:p>0.00043741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6" calcext:value-type="float">
            <text:p>536</text:p>
          </table:table-cell>
          <table:table-cell office:value-type="float" office:value="0.427986145019531" calcext:value-type="float">
            <text:p>0.427986145</text:p>
          </table:table-cell>
          <table:table-cell/>
          <table:table-cell table:formula="of:=([.C537]-0.2406036377)*([.C537]-0.2406036377)" office:value-type="float" office:value="0.0351122040493542" calcext:value-type="float">
            <text:p>0.0351122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7" calcext:value-type="float">
            <text:p>537</text:p>
          </table:table-cell>
          <table:table-cell office:value-type="float" office:value="0.102000951766968" calcext:value-type="float">
            <text:p>0.1020009518</text:p>
          </table:table-cell>
          <table:table-cell/>
          <table:table-cell table:formula="of:=([.C538]-0.2406036377)*([.C538]-0.2406036377)" office:value-type="float" office:value="0.0192107045478508" calcext:value-type="float">
            <text:p>0.01921070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8" calcext:value-type="float">
            <text:p>538</text:p>
          </table:table-cell>
          <table:table-cell office:value-type="float" office:value="0.130273103713989" calcext:value-type="float">
            <text:p>0.1302731037</text:p>
          </table:table-cell>
          <table:table-cell/>
          <table:table-cell table:formula="of:=([.C539]-0.2406036377)*([.C539]-0.2406036377)" office:value-type="float" office:value="0.0121728267296383" calcext:value-type="float">
            <text:p>0.01217282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39" calcext:value-type="float">
            <text:p>539</text:p>
          </table:table-cell>
          <table:table-cell office:value-type="float" office:value="0.236945152282715" calcext:value-type="float">
            <text:p>0.2369451523</text:p>
          </table:table-cell>
          <table:table-cell/>
          <table:table-cell table:formula="of:=([.C540]-0.2406036377)*([.C540]-0.2406036377)" office:value-type="float" office:value="0.0000133845155484882" calcext:value-type="float">
            <text:p>1.3384515548488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0" calcext:value-type="float">
            <text:p>540</text:p>
          </table:table-cell>
          <table:table-cell office:value-type="float" office:value="0.250516176223755" calcext:value-type="float">
            <text:p>0.2505161762</text:p>
          </table:table-cell>
          <table:table-cell/>
          <table:table-cell table:formula="of:=([.C541]-0.2406036377)*([.C541]-0.2406036377)" office:value-type="float" office:value="0.0000982584199849244" calcext:value-type="float">
            <text:p>9.8258419984924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1" calcext:value-type="float">
            <text:p>541</text:p>
          </table:table-cell>
          <table:table-cell office:value-type="float" office:value="0.203116178512573" calcext:value-type="float">
            <text:p>0.2031161785</text:p>
          </table:table-cell>
          <table:table-cell/>
          <table:table-cell table:formula="of:=([.C542]-0.2406036377)*([.C542]-0.2406036377)" office:value-type="float" office:value="0.00140530959632899" calcext:value-type="float">
            <text:p>0.00140530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2" calcext:value-type="float">
            <text:p>542</text:p>
          </table:table-cell>
          <table:table-cell office:value-type="float" office:value="0.169541120529175" calcext:value-type="float">
            <text:p>0.1695411205</text:p>
          </table:table-cell>
          <table:table-cell/>
          <table:table-cell table:formula="of:=([.C543]-0.2406036377)*([.C543]-0.2406036377)" office:value-type="float" office:value="0.00504988134665383" calcext:value-type="float">
            <text:p>0.00504988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3" calcext:value-type="float">
            <text:p>543</text:p>
          </table:table-cell>
          <table:table-cell office:value-type="float" office:value="0.11626410484314" calcext:value-type="float">
            <text:p>0.1162641048</text:p>
          </table:table-cell>
          <table:table-cell/>
          <table:table-cell table:formula="of:=([.C544]-0.2406036377)*([.C544]-0.2406036377)" office:value-type="float" office:value="0.0154603194310623" calcext:value-type="float">
            <text:p>0.01546031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4" calcext:value-type="float">
            <text:p>544</text:p>
          </table:table-cell>
          <table:table-cell office:value-type="float" office:value="0.123242855072021" calcext:value-type="float">
            <text:p>0.1232428551</text:p>
          </table:table-cell>
          <table:table-cell/>
          <table:table-cell table:formula="of:=([.C545]-0.2406036377)*([.C545]-0.2406036377)" office:value-type="float" office:value="0.0137735532990516" calcext:value-type="float">
            <text:p>0.01377355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5" calcext:value-type="float">
            <text:p>545</text:p>
          </table:table-cell>
          <table:table-cell office:value-type="float" office:value="0.12507700920105" calcext:value-type="float">
            <text:p>0.1250770092</text:p>
          </table:table-cell>
          <table:table-cell/>
          <table:table-cell table:formula="of:=([.C546]-0.2406036377)*([.C546]-0.2406036377)" office:value-type="float" office:value="0.0133464018923345" calcext:value-type="float">
            <text:p>0.01334640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6" calcext:value-type="float">
            <text:p>546</text:p>
          </table:table-cell>
          <table:table-cell office:value-type="float" office:value="0.243014097213745" calcext:value-type="float">
            <text:p>0.2430140972</text:p>
          </table:table-cell>
          <table:table-cell/>
          <table:table-cell table:formula="of:=([.C547]-0.2406036377)*([.C547]-0.2406036377)" office:value-type="float" office:value="0.00000581031506740443" calcext:value-type="float">
            <text:p>5.81031506740443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7" calcext:value-type="float">
            <text:p>547</text:p>
          </table:table-cell>
          <table:table-cell office:value-type="float" office:value="0.288478136062622" calcext:value-type="float">
            <text:p>0.2884781361</text:p>
          </table:table-cell>
          <table:table-cell/>
          <table:table-cell table:formula="of:=([.C548]-0.2406036377)*([.C548]-0.2406036377)" office:value-type="float" office:value="0.00229196759347271" calcext:value-type="float">
            <text:p>0.00229196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8" calcext:value-type="float">
            <text:p>548</text:p>
          </table:table-cell>
          <table:table-cell office:value-type="float" office:value="0.131263017654419" calcext:value-type="float">
            <text:p>0.1312630177</text:p>
          </table:table-cell>
          <table:table-cell/>
          <table:table-cell table:formula="of:=([.C549]-0.2406036377)*([.C549]-0.2406036377)" office:value-type="float" office:value="0.0119553711919521" calcext:value-type="float">
            <text:p>0.01195537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49" calcext:value-type="float">
            <text:p>549</text:p>
          </table:table-cell>
          <table:table-cell office:value-type="float" office:value="0.196238040924072" calcext:value-type="float">
            <text:p>0.1962380409</text:p>
          </table:table-cell>
          <table:table-cell/>
          <table:table-cell table:formula="of:=([.C550]-0.2406036377)*([.C550]-0.2406036377)" office:value-type="float" office:value="0.00196830617728421" calcext:value-type="float">
            <text:p>0.00196830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0" calcext:value-type="float">
            <text:p>550</text:p>
          </table:table-cell>
          <table:table-cell office:value-type="float" office:value="0.191104173660278" calcext:value-type="float">
            <text:p>0.1911041737</text:p>
          </table:table-cell>
          <table:table-cell/>
          <table:table-cell table:formula="of:=([.C551]-0.2406036377)*([.C551]-0.2406036377)" office:value-type="float" office:value="0.0024501969402197" calcext:value-type="float">
            <text:p>0.00245019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1" calcext:value-type="float">
            <text:p>551</text:p>
          </table:table-cell>
          <table:table-cell office:value-type="float" office:value="0.161065101623535" calcext:value-type="float">
            <text:p>0.1610651016</text:p>
          </table:table-cell>
          <table:table-cell/>
          <table:table-cell table:formula="of:=([.C552]-0.2406036377)*([.C552]-0.2406036377)" office:value-type="float" office:value="0.0063263787211871" calcext:value-type="float">
            <text:p>0.00632637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2" calcext:value-type="float">
            <text:p>552</text:p>
          </table:table-cell>
          <table:table-cell office:value-type="float" office:value="0.225624084472656" calcext:value-type="float">
            <text:p>0.2256240845</text:p>
          </table:table-cell>
          <table:table-cell/>
          <table:table-cell table:formula="of:=([.C553]-0.2406036377)*([.C553]-0.2406036377)" office:value-type="float" office:value="0.000224387014890825" calcext:value-type="float">
            <text:p>0.0002243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3" calcext:value-type="float">
            <text:p>553</text:p>
          </table:table-cell>
          <table:table-cell office:value-type="float" office:value="0.158306837081909" calcext:value-type="float">
            <text:p>0.1583068371</text:p>
          </table:table-cell>
          <table:table-cell/>
          <table:table-cell table:formula="of:=([.C554]-0.2406036377)*([.C554]-0.2406036377)" office:value-type="float" office:value="0.0067727633919738" calcext:value-type="float">
            <text:p>0.00677276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4" calcext:value-type="float">
            <text:p>554</text:p>
          </table:table-cell>
          <table:table-cell office:value-type="float" office:value="0.0979549884796143" calcext:value-type="float">
            <text:p>0.0979549885</text:p>
          </table:table-cell>
          <table:table-cell/>
          <table:table-cell table:formula="of:=([.C555]-0.2406036377)*([.C555]-0.2406036377)" office:value-type="float" office:value="0.0203486371244007" calcext:value-type="float">
            <text:p>0.02034863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5" calcext:value-type="float">
            <text:p>555</text:p>
          </table:table-cell>
          <table:table-cell office:value-type="float" office:value="0.108001947402954" calcext:value-type="float">
            <text:p>0.1080019474</text:p>
          </table:table-cell>
          <table:table-cell/>
          <table:table-cell table:formula="of:=([.C556]-0.2406036377)*([.C556]-0.2406036377)" office:value-type="float" office:value="0.0175832082696337" calcext:value-type="float">
            <text:p>0.01758320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6" calcext:value-type="float">
            <text:p>556</text:p>
          </table:table-cell>
          <table:table-cell office:value-type="float" office:value="0.148589134216309" calcext:value-type="float">
            <text:p>0.1485891342</text:p>
          </table:table-cell>
          <table:table-cell/>
          <table:table-cell table:formula="of:=([.C557]-0.2406036377)*([.C557]-0.2406036377)" office:value-type="float" office:value="0.00846666885135026" calcext:value-type="float">
            <text:p>0.00846666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7" calcext:value-type="float">
            <text:p>557</text:p>
          </table:table-cell>
          <table:table-cell office:value-type="float" office:value="0.198940992355347" calcext:value-type="float">
            <text:p>0.1989409924</text:p>
          </table:table-cell>
          <table:table-cell/>
          <table:table-cell table:formula="of:=([.C558]-0.2406036377)*([.C558]-0.2406036377)" office:value-type="float" office:value="0.00173577601711436" calcext:value-type="float">
            <text:p>0.0017357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8" calcext:value-type="float">
            <text:p>558</text:p>
          </table:table-cell>
          <table:table-cell office:value-type="float" office:value="0.226109027862549" calcext:value-type="float">
            <text:p>0.2261090279</text:p>
          </table:table-cell>
          <table:table-cell/>
          <table:table-cell table:formula="of:=([.C559]-0.2406036377)*([.C559]-0.2406036377)" office:value-type="float" office:value="0.000210093714339936" calcext:value-type="float">
            <text:p>0.00021009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59" calcext:value-type="float">
            <text:p>559</text:p>
          </table:table-cell>
          <table:table-cell office:value-type="float" office:value="0.299845933914185" calcext:value-type="float">
            <text:p>0.2998459339</text:p>
          </table:table-cell>
          <table:table-cell/>
          <table:table-cell table:formula="of:=([.C560]-0.2406036377)*([.C560]-0.2406036377)" office:value-type="float" office:value="0.00350964966072919" calcext:value-type="float">
            <text:p>0.00350964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0" calcext:value-type="float">
            <text:p>560</text:p>
          </table:table-cell>
          <table:table-cell office:value-type="float" office:value="0.233903884887695" calcext:value-type="float">
            <text:p>0.2339038849</text:p>
          </table:table-cell>
          <table:table-cell/>
          <table:table-cell table:formula="of:=([.C561]-0.2406036377)*([.C561]-0.2406036377)" office:value-type="float" office:value="0.0000448866877459851" calcext:value-type="float">
            <text:p>4.4886687745985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1" calcext:value-type="float">
            <text:p>561</text:p>
          </table:table-cell>
          <table:table-cell office:value-type="float" office:value="0.21651816368103" calcext:value-type="float">
            <text:p>0.2165181637</text:p>
          </table:table-cell>
          <table:table-cell/>
          <table:table-cell table:formula="of:=([.C562]-0.2406036377)*([.C562]-0.2406036377)" office:value-type="float" office:value="0.000580110058718465" calcext:value-type="float">
            <text:p>0.00058011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2" calcext:value-type="float">
            <text:p>562</text:p>
          </table:table-cell>
          <table:table-cell office:value-type="float" office:value="0.223849058151245" calcext:value-type="float">
            <text:p>0.2238490582</text:p>
          </table:table-cell>
          <table:table-cell/>
          <table:table-cell table:formula="of:=([.C563]-0.2406036377)*([.C563]-0.2406036377)" office:value-type="float" office:value="0.000280715935855555" calcext:value-type="float">
            <text:p>0.00028071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3" calcext:value-type="float">
            <text:p>563</text:p>
          </table:table-cell>
          <table:table-cell office:value-type="float" office:value="0.303511142730713" calcext:value-type="float">
            <text:p>0.3035111427</text:p>
          </table:table-cell>
          <table:table-cell/>
          <table:table-cell table:formula="of:=([.C564]-0.2406036377)*([.C564]-0.2406036377)" office:value-type="float" office:value="0.00395735418918917" calcext:value-type="float">
            <text:p>0.00395735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4" calcext:value-type="float">
            <text:p>564</text:p>
          </table:table-cell>
          <table:table-cell office:value-type="float" office:value="0.186547994613647" calcext:value-type="float">
            <text:p>0.1865479946</text:p>
          </table:table-cell>
          <table:table-cell/>
          <table:table-cell table:formula="of:=([.C565]-0.2406036377)*([.C565]-0.2406036377)" office:value-type="float" office:value="0.00292201254947913" calcext:value-type="float">
            <text:p>0.00292201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5" calcext:value-type="float">
            <text:p>565</text:p>
          </table:table-cell>
          <table:table-cell office:value-type="float" office:value="0.12827205657959" calcext:value-type="float">
            <text:p>0.1282720566</text:p>
          </table:table-cell>
          <table:table-cell/>
          <table:table-cell table:formula="of:=([.C566]-0.2406036377)*([.C566]-0.2406036377)" office:value-type="float" office:value="0.0126183841170113" calcext:value-type="float">
            <text:p>0.01261838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6" calcext:value-type="float">
            <text:p>566</text:p>
          </table:table-cell>
          <table:table-cell office:value-type="float" office:value="0.110721111297607" calcext:value-type="float">
            <text:p>0.1107211113</text:p>
          </table:table-cell>
          <table:table-cell/>
          <table:table-cell table:formula="of:=([.C567]-0.2406036377)*([.C567]-0.2406036377)" office:value-type="float" office:value="0.0168694706646682" calcext:value-type="float">
            <text:p>0.01686947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7" calcext:value-type="float">
            <text:p>567</text:p>
          </table:table-cell>
          <table:table-cell office:value-type="float" office:value="0.139971017837524" calcext:value-type="float">
            <text:p>0.1399710178</text:p>
          </table:table-cell>
          <table:table-cell/>
          <table:table-cell table:formula="of:=([.C568]-0.2406036377)*([.C568]-0.2406036377)" office:value-type="float" office:value="0.0101269241803855" calcext:value-type="float">
            <text:p>0.01012692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8" calcext:value-type="float">
            <text:p>568</text:p>
          </table:table-cell>
          <table:table-cell office:value-type="float" office:value="0.183949947357178" calcext:value-type="float">
            <text:p>0.1839499474</text:p>
          </table:table-cell>
          <table:table-cell/>
          <table:table-cell table:formula="of:=([.C569]-0.2406036377)*([.C569]-0.2406036377)" office:value-type="float" office:value="0.00320964062946039" calcext:value-type="float">
            <text:p>0.00320964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69" calcext:value-type="float">
            <text:p>569</text:p>
          </table:table-cell>
          <table:table-cell office:value-type="float" office:value="0.223906993865967" calcext:value-type="float">
            <text:p>0.2239069939</text:p>
          </table:table-cell>
          <table:table-cell/>
          <table:table-cell table:formula="of:=([.C570]-0.2406036377)*([.C570]-0.2406036377)" office:value-type="float" office:value="0.000278777915320559" calcext:value-type="float">
            <text:p>0.00027877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0" calcext:value-type="float">
            <text:p>570</text:p>
          </table:table-cell>
          <table:table-cell office:value-type="float" office:value="0.338253021240234" calcext:value-type="float">
            <text:p>0.3382530212</text:p>
          </table:table-cell>
          <table:table-cell/>
          <table:table-cell table:formula="of:=([.C571]-0.2406036377)*([.C571]-0.2406036377)" office:value-type="float" office:value="0.00953540210578779" calcext:value-type="float">
            <text:p>0.00953540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1" calcext:value-type="float">
            <text:p>571</text:p>
          </table:table-cell>
          <table:table-cell office:value-type="float" office:value="0.122064828872681" calcext:value-type="float">
            <text:p>0.1220648289</text:p>
          </table:table-cell>
          <table:table-cell/>
          <table:table-cell table:formula="of:=([.C572]-0.2406036377)*([.C572]-0.2406036377)" office:value-type="float" office:value="0.0140514491981998" calcext:value-type="float">
            <text:p>0.01405144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2" calcext:value-type="float">
            <text:p>572</text:p>
          </table:table-cell>
          <table:table-cell office:value-type="float" office:value="0.351747035980225" calcext:value-type="float">
            <text:p>0.351747036</text:p>
          </table:table-cell>
          <table:table-cell/>
          <table:table-cell table:formula="of:=([.C573]-0.2406036377)*([.C573]-0.2406036377)" office:value-type="float" office:value="0.0123528549812766" calcext:value-type="float">
            <text:p>0.0123528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3" calcext:value-type="float">
            <text:p>573</text:p>
          </table:table-cell>
          <table:table-cell office:value-type="float" office:value="0.161988019943237" calcext:value-type="float">
            <text:p>0.1619880199</text:p>
          </table:table-cell>
          <table:table-cell/>
          <table:table-cell table:formula="of:=([.C574]-0.2406036377)*([.C574]-0.2406036377)" office:value-type="float" office:value="0.00618041535527742" calcext:value-type="float">
            <text:p>0.00618041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4" calcext:value-type="float">
            <text:p>574</text:p>
          </table:table-cell>
          <table:table-cell office:value-type="float" office:value="0.154767990112305" calcext:value-type="float">
            <text:p>0.1547679901</text:p>
          </table:table-cell>
          <table:table-cell/>
          <table:table-cell table:formula="of:=([.C575]-0.2406036377)*([.C575]-0.2406036377)" office:value-type="float" office:value="0.00736775839679903" calcext:value-type="float">
            <text:p>0.00736775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5" calcext:value-type="float">
            <text:p>575</text:p>
          </table:table-cell>
          <table:table-cell office:value-type="float" office:value="0.120349884033203" calcext:value-type="float">
            <text:p>0.120349884</text:p>
          </table:table-cell>
          <table:table-cell/>
          <table:table-cell table:formula="of:=([.C576]-0.2406036377)*([.C576]-0.2406036377)" office:value-type="float" office:value="0.0144609652709547" calcext:value-type="float">
            <text:p>0.01446096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6" calcext:value-type="float">
            <text:p>576</text:p>
          </table:table-cell>
          <table:table-cell office:value-type="float" office:value="0.184875965118408" calcext:value-type="float">
            <text:p>0.1848759651</text:p>
          </table:table-cell>
          <table:table-cell/>
          <table:table-cell table:formula="of:=([.C577]-0.2406036377)*([.C577]-0.2406036377)" office:value-type="float" office:value="0.0031055734913611" calcext:value-type="float">
            <text:p>0.00310557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7" calcext:value-type="float">
            <text:p>577</text:p>
          </table:table-cell>
          <table:table-cell office:value-type="float" office:value="0.129796028137207" calcext:value-type="float">
            <text:p>0.1297960281</text:p>
          </table:table-cell>
          <table:table-cell/>
          <table:table-cell table:formula="of:=([.C578]-0.2406036377)*([.C578]-0.2406036377)" office:value-type="float" office:value="0.0122783263370204" calcext:value-type="float">
            <text:p>0.01227832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8" calcext:value-type="float">
            <text:p>578</text:p>
          </table:table-cell>
          <table:table-cell office:value-type="float" office:value="0.0844898223876953" calcext:value-type="float">
            <text:p>0.0844898224</text:p>
          </table:table-cell>
          <table:table-cell/>
          <table:table-cell table:formula="of:=([.C579]-0.2406036377)*([.C579]-0.2406036377)" office:value-type="float" office:value="0.0243715233313644" calcext:value-type="float">
            <text:p>0.02437152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79" calcext:value-type="float">
            <text:p>579</text:p>
          </table:table-cell>
          <table:table-cell office:value-type="float" office:value="0.173216104507446" calcext:value-type="float">
            <text:p>0.1732161045</text:p>
          </table:table-cell>
          <table:table-cell/>
          <table:table-cell table:formula="of:=([.C580]-0.2406036377)*([.C580]-0.2406036377)" office:value-type="float" office:value="0.00454107962977753" calcext:value-type="float">
            <text:p>0.00454107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0" calcext:value-type="float">
            <text:p>580</text:p>
          </table:table-cell>
          <table:table-cell office:value-type="float" office:value="0.24052906036377" calcext:value-type="float">
            <text:p>0.2405290604</text:p>
          </table:table-cell>
          <table:table-cell/>
          <table:table-cell table:formula="of:=([.C581]-0.2406036377)*([.C581]-0.2406036377)" office:value-type="float" office:value="0.00000000556177907922582" calcext:value-type="float">
            <text:p>5.56177907922582E-0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1" calcext:value-type="float">
            <text:p>581</text:p>
          </table:table-cell>
          <table:table-cell office:value-type="float" office:value="0.240121126174927" calcext:value-type="float">
            <text:p>0.2401211262</text:p>
          </table:table-cell>
          <table:table-cell/>
          <table:table-cell table:formula="of:=([.C582]-0.2406036377)*([.C582]-0.2406036377)" office:value-type="float" office:value="0.000000232817371828464" calcext:value-type="float">
            <text:p>2.32817371828464E-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2" calcext:value-type="float">
            <text:p>582</text:p>
          </table:table-cell>
          <table:table-cell office:value-type="float" office:value="0.114535093307495" calcext:value-type="float">
            <text:p>0.1145350933</text:p>
          </table:table-cell>
          <table:table-cell/>
          <table:table-cell table:formula="of:=([.C583]-0.2406036377)*([.C583]-0.2406036377)" office:value-type="float" office:value="0.015893277885245" calcext:value-type="float">
            <text:p>0.01589327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3" calcext:value-type="float">
            <text:p>583</text:p>
          </table:table-cell>
          <table:table-cell office:value-type="float" office:value="0.105957984924316" calcext:value-type="float">
            <text:p>0.1059579849</text:p>
          </table:table-cell>
          <table:table-cell/>
          <table:table-cell table:formula="of:=([.C584]-0.2406036377)*([.C584]-0.2406036377)" office:value-type="float" office:value="0.01812945181139" calcext:value-type="float">
            <text:p>0.01812945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4" calcext:value-type="float">
            <text:p>584</text:p>
          </table:table-cell>
          <table:table-cell office:value-type="float" office:value="0.168946027755737" calcext:value-type="float">
            <text:p>0.1689460278</text:p>
          </table:table-cell>
          <table:table-cell/>
          <table:table-cell table:formula="of:=([.C585]-0.2406036377)*([.C585]-0.2406036377)" office:value-type="float" office:value="0.0051348130629241" calcext:value-type="float">
            <text:p>0.00513481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5" calcext:value-type="float">
            <text:p>585</text:p>
          </table:table-cell>
          <table:table-cell office:value-type="float" office:value="0.116774082183838" calcext:value-type="float">
            <text:p>0.1167740822</text:p>
          </table:table-cell>
          <table:table-cell/>
          <table:table-cell table:formula="of:=([.C586]-0.2406036377)*([.C586]-0.2406036377)" office:value-type="float" office:value="0.0153337588193303" calcext:value-type="float">
            <text:p>0.01533375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6" calcext:value-type="float">
            <text:p>586</text:p>
          </table:table-cell>
          <table:table-cell office:value-type="float" office:value="0.125462055206299" calcext:value-type="float">
            <text:p>0.1254620552</text:p>
          </table:table-cell>
          <table:table-cell/>
          <table:table-cell table:formula="of:=([.C587]-0.2406036377)*([.C587]-0.2406036377)" office:value-type="float" office:value="0.0132575840191538" calcext:value-type="float">
            <text:p>0.0132575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7" calcext:value-type="float">
            <text:p>587</text:p>
          </table:table-cell>
          <table:table-cell office:value-type="float" office:value="0.164223909378052" calcext:value-type="float">
            <text:p>0.1642239094</text:p>
          </table:table-cell>
          <table:table-cell/>
          <table:table-cell table:formula="of:=([.C588]-0.2406036377)*([.C588]-0.2406036377)" office:value-type="float" office:value="0.00583386289853462" calcext:value-type="float">
            <text:p>0.00583386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8" calcext:value-type="float">
            <text:p>588</text:p>
          </table:table-cell>
          <table:table-cell office:value-type="float" office:value="0.178490161895752" calcext:value-type="float">
            <text:p>0.1784901619</text:p>
          </table:table-cell>
          <table:table-cell/>
          <table:table-cell table:formula="of:=([.C589]-0.2406036377)*([.C589]-0.2406036377)" office:value-type="float" office:value="0.00385808387648491" calcext:value-type="float">
            <text:p>0.00385808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89" calcext:value-type="float">
            <text:p>589</text:p>
          </table:table-cell>
          <table:table-cell office:value-type="float" office:value="0.295274019241333" calcext:value-type="float">
            <text:p>0.2952740192</text:p>
          </table:table-cell>
          <table:table-cell/>
          <table:table-cell table:formula="of:=([.C590]-0.2406036377)*([.C590]-0.2406036377)" office:value-type="float" office:value="0.00298885061787492" calcext:value-type="float">
            <text:p>0.00298885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0" calcext:value-type="float">
            <text:p>590</text:p>
          </table:table-cell>
          <table:table-cell office:value-type="float" office:value="0.105098009109497" calcext:value-type="float">
            <text:p>0.1050980091</text:p>
          </table:table-cell>
          <table:table-cell/>
          <table:table-cell table:formula="of:=([.C591]-0.2406036377)*([.C591]-0.2406036377)" office:value-type="float" office:value="0.0183617753797073" calcext:value-type="float">
            <text:p>0.01836177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1" calcext:value-type="float">
            <text:p>591</text:p>
          </table:table-cell>
          <table:table-cell office:value-type="float" office:value="0.116949081420898" calcext:value-type="float">
            <text:p>0.1169490814</text:p>
          </table:table-cell>
          <table:table-cell/>
          <table:table-cell table:formula="of:=([.C592]-0.2406036377)*([.C592]-0.2406036377)" office:value-type="float" office:value="0.0152904492885815" calcext:value-type="float">
            <text:p>0.01529044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2" calcext:value-type="float">
            <text:p>592</text:p>
          </table:table-cell>
          <table:table-cell office:value-type="float" office:value="0.140048027038574" calcext:value-type="float">
            <text:p>0.140048027</text:p>
          </table:table-cell>
          <table:table-cell/>
          <table:table-cell table:formula="of:=([.C593]-0.2406036377)*([.C593]-0.2406036377)" office:value-type="float" office:value="0.0101114308354923" calcext:value-type="float">
            <text:p>0.01011143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3" calcext:value-type="float">
            <text:p>593</text:p>
          </table:table-cell>
          <table:table-cell office:value-type="float" office:value="0.201564073562622" calcext:value-type="float">
            <text:p>0.2015640736</text:p>
          </table:table-cell>
          <table:table-cell/>
          <table:table-cell table:formula="of:=([.C594]-0.2406036377)*([.C594]-0.2406036377)" office:value-type="float" office:value="0.00152408756803644" calcext:value-type="float">
            <text:p>0.00152408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4" calcext:value-type="float">
            <text:p>594</text:p>
          </table:table-cell>
          <table:table-cell office:value-type="float" office:value="0.269861221313477" calcext:value-type="float">
            <text:p>0.2698612213</text:p>
          </table:table-cell>
          <table:table-cell/>
          <table:table-cell table:formula="of:=([.C595]-0.2406036377)*([.C595]-0.2406036377)" office:value-type="float" office:value="0.000856006198899572" calcext:value-type="float">
            <text:p>0.00085600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5" calcext:value-type="float">
            <text:p>595</text:p>
          </table:table-cell>
          <table:table-cell office:value-type="float" office:value="0.12854790687561" calcext:value-type="float">
            <text:p>0.1285479069</text:p>
          </table:table-cell>
          <table:table-cell/>
          <table:table-cell table:formula="of:=([.C596]-0.2406036377)*([.C596]-0.2406036377)" office:value-type="float" office:value="0.0125564868105881" calcext:value-type="float">
            <text:p>0.01255648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6" calcext:value-type="float">
            <text:p>596</text:p>
          </table:table-cell>
          <table:table-cell office:value-type="float" office:value="0.20482611656189" calcext:value-type="float">
            <text:p>0.2048261166</text:p>
          </table:table-cell>
          <table:table-cell/>
          <table:table-cell table:formula="of:=([.C597]-0.2406036377)*([.C597]-0.2406036377)" office:value-type="float" office:value="0.00128003101878793" calcext:value-type="float">
            <text:p>0.0012800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7" calcext:value-type="float">
            <text:p>597</text:p>
          </table:table-cell>
          <table:table-cell office:value-type="float" office:value="0.100878000259399" calcext:value-type="float">
            <text:p>0.1008780003</text:p>
          </table:table-cell>
          <table:table-cell/>
          <table:table-cell table:formula="of:=([.C598]-0.2406036377)*([.C598]-0.2406036377)" office:value-type="float" office:value="0.0195232537581822" calcext:value-type="float">
            <text:p>0.01952325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8" calcext:value-type="float">
            <text:p>598</text:p>
          </table:table-cell>
          <table:table-cell office:value-type="float" office:value="0.204931020736694" calcext:value-type="float">
            <text:p>0.2049310207</text:p>
          </table:table-cell>
          <table:table-cell/>
          <table:table-cell table:formula="of:=([.C599]-0.2406036377)*([.C599]-0.2406036377)" office:value-type="float" office:value="0.00127253560101072" calcext:value-type="float">
            <text:p>0.00127253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599" calcext:value-type="float">
            <text:p>599</text:p>
          </table:table-cell>
          <table:table-cell office:value-type="float" office:value="0.226778984069824" calcext:value-type="float">
            <text:p>0.2267789841</text:p>
          </table:table-cell>
          <table:table-cell/>
          <table:table-cell table:formula="of:=([.C600]-0.2406036377)*([.C600]-0.2406036377)" office:value-type="float" office:value="0.000191121047994332" calcext:value-type="float">
            <text:p>0.0001911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0" calcext:value-type="float">
            <text:p>600</text:p>
          </table:table-cell>
          <table:table-cell office:value-type="float" office:value="0.213578939437866" calcext:value-type="float">
            <text:p>0.2135789394</text:p>
          </table:table-cell>
          <table:table-cell/>
          <table:table-cell table:formula="of:=([.C601]-0.2406036377)*([.C601]-0.2406036377)" office:value-type="float" office:value="0.000730334316159379" calcext:value-type="float">
            <text:p>0.00073033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1" calcext:value-type="float">
            <text:p>601</text:p>
          </table:table-cell>
          <table:table-cell office:value-type="float" office:value="0.161755084991455" calcext:value-type="float">
            <text:p>0.161755085</text:p>
          </table:table-cell>
          <table:table-cell/>
          <table:table-cell table:formula="of:=([.C602]-0.2406036377)*([.C602]-0.2406036377)" office:value-type="float" office:value="0.00621709426423219" calcext:value-type="float">
            <text:p>0.00621709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2" calcext:value-type="float">
            <text:p>602</text:p>
          </table:table-cell>
          <table:table-cell office:value-type="float" office:value="0.451023101806641" calcext:value-type="float">
            <text:p>0.4510231018</text:p>
          </table:table-cell>
          <table:table-cell/>
          <table:table-cell table:formula="of:=([.C603]-0.2406036377)*([.C603]-0.2406036377)" office:value-type="float" office:value="0.0442763508749258" calcext:value-type="float">
            <text:p>0.04427635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3" calcext:value-type="float">
            <text:p>603</text:p>
          </table:table-cell>
          <table:table-cell office:value-type="float" office:value="0.134540796279907" calcext:value-type="float">
            <text:p>0.1345407963</text:p>
          </table:table-cell>
          <table:table-cell/>
          <table:table-cell table:formula="of:=([.C604]-0.2406036377)*([.C604]-0.2406036377)" office:value-type="float" office:value="0.0112493263301037" calcext:value-type="float">
            <text:p>0.01124932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4" calcext:value-type="float">
            <text:p>604</text:p>
          </table:table-cell>
          <table:table-cell office:value-type="float" office:value="0.417502880096436" calcext:value-type="float">
            <text:p>0.4175028801</text:p>
          </table:table-cell>
          <table:table-cell/>
          <table:table-cell table:formula="of:=([.C605]-0.2406036377)*([.C605]-0.2406036377)" office:value-type="float" office:value="0.0312933419604329" calcext:value-type="float">
            <text:p>0.0312933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5" calcext:value-type="float">
            <text:p>605</text:p>
          </table:table-cell>
          <table:table-cell office:value-type="float" office:value="0.15909218788147" calcext:value-type="float">
            <text:p>0.1590921879</text:p>
          </table:table-cell>
          <table:table-cell/>
          <table:table-cell table:formula="of:=([.C606]-0.2406036377)*([.C606]-0.2406036377)" office:value-type="float" office:value="0.00664411645151878" calcext:value-type="float">
            <text:p>0.00664411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6" calcext:value-type="float">
            <text:p>606</text:p>
          </table:table-cell>
          <table:table-cell office:value-type="float" office:value="0.221052885055542" calcext:value-type="float">
            <text:p>0.2210528851</text:p>
          </table:table-cell>
          <table:table-cell/>
          <table:table-cell table:formula="of:=([.C607]-0.2406036377)*([.C607]-0.2406036377)" office:value-type="float" office:value="0.000382231928964781" calcext:value-type="float">
            <text:p>0.00038223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7" calcext:value-type="float">
            <text:p>607</text:p>
          </table:table-cell>
          <table:table-cell office:value-type="float" office:value="0.133047103881836" calcext:value-type="float">
            <text:p>0.1330471039</text:p>
          </table:table-cell>
          <table:table-cell/>
          <table:table-cell table:formula="of:=([.C608]-0.2406036377)*([.C608]-0.2406036377)" office:value-type="float" office:value="0.0115684079669779" calcext:value-type="float">
            <text:p>0.0115684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8" calcext:value-type="float">
            <text:p>608</text:p>
          </table:table-cell>
          <table:table-cell office:value-type="float" office:value="0.0984399318695069" calcext:value-type="float">
            <text:p>0.0984399319</text:p>
          </table:table-cell>
          <table:table-cell/>
          <table:table-cell table:formula="of:=([.C609]-0.2406036377)*([.C609]-0.2406036377)" office:value-type="float" office:value="0.020210519255459" calcext:value-type="float">
            <text:p>0.02021051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09" calcext:value-type="float">
            <text:p>609</text:p>
          </table:table-cell>
          <table:table-cell office:value-type="float" office:value="0.175813913345337" calcext:value-type="float">
            <text:p>0.1758139133</text:p>
          </table:table-cell>
          <table:table-cell/>
          <table:table-cell table:formula="of:=([.C610]-0.2406036377)*([.C610]-0.2406036377)" office:value-type="float" office:value="0.00419770838195322" calcext:value-type="float">
            <text:p>0.00419770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0" calcext:value-type="float">
            <text:p>610</text:p>
          </table:table-cell>
          <table:table-cell office:value-type="float" office:value="0.123139142990112" calcext:value-type="float">
            <text:p>0.123139143</text:p>
          </table:table-cell>
          <table:table-cell/>
          <table:table-cell table:formula="of:=([.C611]-0.2406036377)*([.C611]-0.2406036377)" office:value-type="float" office:value="0.0137979075174492" calcext:value-type="float">
            <text:p>0.01379790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1" calcext:value-type="float">
            <text:p>611</text:p>
          </table:table-cell>
          <table:table-cell office:value-type="float" office:value="0.388344049453735" calcext:value-type="float">
            <text:p>0.3883440495</text:p>
          </table:table-cell>
          <table:table-cell/>
          <table:table-cell table:formula="of:=([.C612]-0.2406036377)*([.C612]-0.2406036377)" office:value-type="float" office:value="0.0218272292651633" calcext:value-type="float">
            <text:p>0.02182722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2" calcext:value-type="float">
            <text:p>612</text:p>
          </table:table-cell>
          <table:table-cell office:value-type="float" office:value="0.21933102607727" calcext:value-type="float">
            <text:p>0.2193310261</text:p>
          </table:table-cell>
          <table:table-cell/>
          <table:table-cell table:formula="of:=([.C613]-0.2406036377)*([.C613]-0.2406036377)" office:value-type="float" office:value="0.000452524005251486" calcext:value-type="float">
            <text:p>0.0004525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3" calcext:value-type="float">
            <text:p>613</text:p>
          </table:table-cell>
          <table:table-cell office:value-type="float" office:value="0.401922941207886" calcext:value-type="float">
            <text:p>0.4019229412</text:p>
          </table:table-cell>
          <table:table-cell/>
          <table:table-cell table:formula="of:=([.C614]-0.2406036377)*([.C614]-0.2406036377)" office:value-type="float" office:value="0.0260239176842694" calcext:value-type="float">
            <text:p>0.02602391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4" calcext:value-type="float">
            <text:p>614</text:p>
          </table:table-cell>
          <table:table-cell office:value-type="float" office:value="0.39633321762085" calcext:value-type="float">
            <text:p>0.3963332176</text:p>
          </table:table-cell>
          <table:table-cell/>
          <table:table-cell table:formula="of:=([.C615]-0.2406036377)*([.C615]-0.2406036377)" office:value-type="float" office:value="0.0242517020623243" calcext:value-type="float">
            <text:p>0.02425170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5" calcext:value-type="float">
            <text:p>615</text:p>
          </table:table-cell>
          <table:table-cell office:value-type="float" office:value="0.129477977752686" calcext:value-type="float">
            <text:p>0.1294779778</text:p>
          </table:table-cell>
          <table:table-cell/>
          <table:table-cell table:formula="of:=([.C616]-0.2406036377)*([.C616]-0.2406036377)" office:value-type="float" office:value="0.0123489122987262" calcext:value-type="float">
            <text:p>0.01234891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6" calcext:value-type="float">
            <text:p>616</text:p>
          </table:table-cell>
          <table:table-cell office:value-type="float" office:value="0.108756065368652" calcext:value-type="float">
            <text:p>0.1087560654</text:p>
          </table:table-cell>
          <table:table-cell/>
          <table:table-cell table:formula="of:=([.C617]-0.2406036377)*([.C617]-0.2406036377)" office:value-type="float" office:value="0.01738378232967" calcext:value-type="float">
            <text:p>0.01738378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7" calcext:value-type="float">
            <text:p>617</text:p>
          </table:table-cell>
          <table:table-cell office:value-type="float" office:value="0.125692844390869" calcext:value-type="float">
            <text:p>0.1256928444</text:p>
          </table:table-cell>
          <table:table-cell/>
          <table:table-cell table:formula="of:=([.C618]-0.2406036377)*([.C618]-0.2406036377)" office:value-type="float" office:value="0.0132044904189338" calcext:value-type="float">
            <text:p>0.01320449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8" calcext:value-type="float">
            <text:p>618</text:p>
          </table:table-cell>
          <table:table-cell office:value-type="float" office:value="0.346143960952759" calcext:value-type="float">
            <text:p>0.346143961</text:p>
          </table:table-cell>
          <table:table-cell/>
          <table:table-cell table:formula="of:=([.C619]-0.2406036377)*([.C619]-0.2406036377)" office:value-type="float" office:value="0.0111387598322968" calcext:value-type="float">
            <text:p>0.01113875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19" calcext:value-type="float">
            <text:p>619</text:p>
          </table:table-cell>
          <table:table-cell office:value-type="float" office:value="0.214661121368408" calcext:value-type="float">
            <text:p>0.2146611214</text:p>
          </table:table-cell>
          <table:table-cell/>
          <table:table-cell table:formula="of:=([.C620]-0.2406036377)*([.C620]-0.2406036377)" office:value-type="float" office:value="0.000673014153614908" calcext:value-type="float">
            <text:p>0.00067301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0" calcext:value-type="float">
            <text:p>620</text:p>
          </table:table-cell>
          <table:table-cell office:value-type="float" office:value="0.334872007369995" calcext:value-type="float">
            <text:p>0.3348720074</text:p>
          </table:table-cell>
          <table:table-cell/>
          <table:table-cell table:formula="of:=([.C621]-0.2406036377)*([.C621]-0.2406036377)" office:value-type="float" office:value="0.00888652552023885" calcext:value-type="float">
            <text:p>0.00888652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1" calcext:value-type="float">
            <text:p>621</text:p>
          </table:table-cell>
          <table:table-cell office:value-type="float" office:value="0.404969930648804" calcext:value-type="float">
            <text:p>0.4049699306</text:p>
          </table:table-cell>
          <table:table-cell/>
          <table:table-cell table:formula="of:=([.C622]-0.2406036377)*([.C622]-0.2406036377)" office:value-type="float" office:value="0.027016278257732" calcext:value-type="float">
            <text:p>0.02701627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2" calcext:value-type="float">
            <text:p>622</text:p>
          </table:table-cell>
          <table:table-cell office:value-type="float" office:value="0.363981962203979" calcext:value-type="float">
            <text:p>0.3639819622</text:p>
          </table:table-cell>
          <table:table-cell/>
          <table:table-cell table:formula="of:=([.C623]-0.2406036377)*([.C623]-0.2406036377)" office:value-type="float" office:value="0.0152222109574093" calcext:value-type="float">
            <text:p>0.0152222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3" calcext:value-type="float">
            <text:p>623</text:p>
          </table:table-cell>
          <table:table-cell office:value-type="float" office:value="0.325023174285889" calcext:value-type="float">
            <text:p>0.3250231743</text:p>
          </table:table-cell>
          <table:table-cell/>
          <table:table-cell table:formula="of:=([.C624]-0.2406036377)*([.C624]-0.2406036377)" office:value-type="float" office:value="0.0071266581573762" calcext:value-type="float">
            <text:p>0.00712665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4" calcext:value-type="float">
            <text:p>624</text:p>
          </table:table-cell>
          <table:table-cell office:value-type="float" office:value="0.261564970016479" calcext:value-type="float">
            <text:p>0.26156497</text:p>
          </table:table-cell>
          <table:table-cell/>
          <table:table-cell table:formula="of:=([.C625]-0.2406036377)*([.C625]-0.2406036377)" office:value-type="float" office:value="0.000439377452481887" calcext:value-type="float">
            <text:p>0.00043937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5" calcext:value-type="float">
            <text:p>625</text:p>
          </table:table-cell>
          <table:table-cell office:value-type="float" office:value="0.132131099700928" calcext:value-type="float">
            <text:p>0.1321310997</text:p>
          </table:table-cell>
          <table:table-cell/>
          <table:table-cell table:formula="of:=([.C626]-0.2406036377)*([.C626]-0.2406036377)" office:value-type="float" office:value="0.0117662914999602" calcext:value-type="float">
            <text:p>0.01176629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6" calcext:value-type="float">
            <text:p>626</text:p>
          </table:table-cell>
          <table:table-cell office:value-type="float" office:value="0.113128900527954" calcext:value-type="float">
            <text:p>0.1131289005</text:p>
          </table:table-cell>
          <table:table-cell/>
          <table:table-cell table:formula="of:=([.C627]-0.2406036377)*([.C627]-0.2406036377)" office:value-type="float" office:value="0.0162498086170822" calcext:value-type="float">
            <text:p>0.01624980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7" calcext:value-type="float">
            <text:p>627</text:p>
          </table:table-cell>
          <table:table-cell office:value-type="float" office:value="0.186556816101074" calcext:value-type="float">
            <text:p>0.1865568161</text:p>
          </table:table-cell>
          <table:table-cell/>
          <table:table-cell table:formula="of:=([.C628]-0.2406036377)*([.C628]-0.2406036377)" office:value-type="float" office:value="0.00292105892494611" calcext:value-type="float">
            <text:p>0.00292105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8" calcext:value-type="float">
            <text:p>628</text:p>
          </table:table-cell>
          <table:table-cell office:value-type="float" office:value="0.160633087158203" calcext:value-type="float">
            <text:p>0.1606330872</text:p>
          </table:table-cell>
          <table:table-cell/>
          <table:table-cell table:formula="of:=([.C629]-0.2406036377)*([.C629]-0.2406036377)" office:value-type="float" office:value="0.00639528895395809" calcext:value-type="float">
            <text:p>0.0063952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29" calcext:value-type="float">
            <text:p>629</text:p>
          </table:table-cell>
          <table:table-cell office:value-type="float" office:value="0.269716024398804" calcext:value-type="float">
            <text:p>0.2697160244</text:p>
          </table:table-cell>
          <table:table-cell/>
          <table:table-cell table:formula="of:=([.C630]-0.2406036377)*([.C630]-0.2406036377)" office:value-type="float" office:value="0.000847531059300682" calcext:value-type="float">
            <text:p>0.00084753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0" calcext:value-type="float">
            <text:p>630</text:p>
          </table:table-cell>
          <table:table-cell office:value-type="float" office:value="0.0919098854064941" calcext:value-type="float">
            <text:p>0.0919098854</text:p>
          </table:table-cell>
          <table:table-cell/>
          <table:table-cell table:formula="of:=([.C631]-0.2406036377)*([.C631]-0.2406036377)" office:value-type="float" office:value="0.0221098319711225" calcext:value-type="float">
            <text:p>0.0221098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1" calcext:value-type="float">
            <text:p>631</text:p>
          </table:table-cell>
          <table:table-cell office:value-type="float" office:value="0.168041944503784" calcext:value-type="float">
            <text:p>0.1680419445</text:p>
          </table:table-cell>
          <table:table-cell/>
          <table:table-cell table:formula="of:=([.C632]-0.2406036377)*([.C632]-0.2406036377)" office:value-type="float" office:value="0.00526519931950176" calcext:value-type="float">
            <text:p>0.00526519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2" calcext:value-type="float">
            <text:p>632</text:p>
          </table:table-cell>
          <table:table-cell office:value-type="float" office:value="0.121450901031494" calcext:value-type="float">
            <text:p>0.121450901</text:p>
          </table:table-cell>
          <table:table-cell/>
          <table:table-cell table:formula="of:=([.C633]-0.2406036377)*([.C633]-0.2406036377)" office:value-type="float" office:value="0.0141973746555943" calcext:value-type="float">
            <text:p>0.01419737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3" calcext:value-type="float">
            <text:p>633</text:p>
          </table:table-cell>
          <table:table-cell office:value-type="float" office:value="0.146631002426147" calcext:value-type="float">
            <text:p>0.1466310024</text:p>
          </table:table-cell>
          <table:table-cell/>
          <table:table-cell table:formula="of:=([.C634]-0.2406036377)*([.C634]-0.2406036377)" office:value-type="float" office:value="0.00883085618031252" calcext:value-type="float">
            <text:p>0.00883085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4" calcext:value-type="float">
            <text:p>634</text:p>
          </table:table-cell>
          <table:table-cell office:value-type="float" office:value="0.116069078445435" calcext:value-type="float">
            <text:p>0.1160690784</text:p>
          </table:table-cell>
          <table:table-cell/>
          <table:table-cell table:formula="of:=([.C635]-0.2406036377)*([.C635]-0.2406036377)" office:value-type="float" office:value="0.0155088564487289" calcext:value-type="float">
            <text:p>0.01550885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5" calcext:value-type="float">
            <text:p>635</text:p>
          </table:table-cell>
          <table:table-cell office:value-type="float" office:value="0.144651174545288" calcext:value-type="float">
            <text:p>0.1446511745</text:p>
          </table:table-cell>
          <table:table-cell/>
          <table:table-cell table:formula="of:=([.C636]-0.2406036377)*([.C636]-0.2406036377)" office:value-type="float" office:value="0.00920687518545635" calcext:value-type="float">
            <text:p>0.00920687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6" calcext:value-type="float">
            <text:p>636</text:p>
          </table:table-cell>
          <table:table-cell office:value-type="float" office:value="0.259092092514038" calcext:value-type="float">
            <text:p>0.2590920925</text:p>
          </table:table-cell>
          <table:table-cell/>
          <table:table-cell table:formula="of:=([.C637]-0.2406036377)*([.C637]-0.2406036377)" office:value-type="float" office:value="0.000341822961410728" calcext:value-type="float">
            <text:p>0.0003418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7" calcext:value-type="float">
            <text:p>637</text:p>
          </table:table-cell>
          <table:table-cell office:value-type="float" office:value="0.378234148025513" calcext:value-type="float">
            <text:p>0.378234148</text:p>
          </table:table-cell>
          <table:table-cell/>
          <table:table-cell table:formula="of:=([.C638]-0.2406036377)*([.C638]-0.2406036377)" office:value-type="float" office:value="0.0189421573724611" calcext:value-type="float">
            <text:p>0.01894215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8" calcext:value-type="float">
            <text:p>638</text:p>
          </table:table-cell>
          <table:table-cell office:value-type="float" office:value="0.226546049118042" calcext:value-type="float">
            <text:p>0.2265460491</text:p>
          </table:table-cell>
          <table:table-cell/>
          <table:table-cell table:formula="of:=([.C639]-0.2406036377)*([.C639]-0.2406036377)" office:value-type="float" office:value="0.000197615796739596" calcext:value-type="float">
            <text:p>0.00019761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39" calcext:value-type="float">
            <text:p>639</text:p>
          </table:table-cell>
          <table:table-cell office:value-type="float" office:value="0.172051906585693" calcext:value-type="float">
            <text:p>0.1720519066</text:p>
          </table:table-cell>
          <table:table-cell/>
          <table:table-cell table:formula="of:=([.C640]-0.2406036377)*([.C640]-0.2406036377)" office:value-type="float" office:value="0.0046993398387682" calcext:value-type="float">
            <text:p>0.00469933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0" calcext:value-type="float">
            <text:p>640</text:p>
          </table:table-cell>
          <table:table-cell office:value-type="float" office:value="0.127533197402954" calcext:value-type="float">
            <text:p>0.1275331974</text:p>
          </table:table-cell>
          <table:table-cell/>
          <table:table-cell table:formula="of:=([.C641]-0.2406036377)*([.C641]-0.2406036377)" office:value-type="float" office:value="0.0127849244689678" calcext:value-type="float">
            <text:p>0.01278492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1" calcext:value-type="float">
            <text:p>641</text:p>
          </table:table-cell>
          <table:table-cell office:value-type="float" office:value="0.217892169952393" calcext:value-type="float">
            <text:p>0.21789217</text:p>
          </table:table-cell>
          <table:table-cell/>
          <table:table-cell table:formula="of:=([.C642]-0.2406036377)*([.C642]-0.2406036377)" office:value-type="float" office:value="0.000515810767250613" calcext:value-type="float">
            <text:p>0.00051581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2" calcext:value-type="float">
            <text:p>642</text:p>
          </table:table-cell>
          <table:table-cell office:value-type="float" office:value="0.104548931121826" calcext:value-type="float">
            <text:p>0.1045489311</text:p>
          </table:table-cell>
          <table:table-cell/>
          <table:table-cell table:formula="of:=([.C643]-0.2406036377)*([.C643]-0.2406036377)" office:value-type="float" office:value="0.018510883182073" calcext:value-type="float">
            <text:p>0.01851088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3" calcext:value-type="float">
            <text:p>643</text:p>
          </table:table-cell>
          <table:table-cell office:value-type="float" office:value="0.116472005844116" calcext:value-type="float">
            <text:p>0.1164720058</text:p>
          </table:table-cell>
          <table:table-cell/>
          <table:table-cell table:formula="of:=([.C644]-0.2406036377)*([.C644]-0.2406036377)" office:value-type="float" office:value="0.0154086620272047" calcext:value-type="float">
            <text:p>0.0154086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4" calcext:value-type="float">
            <text:p>644</text:p>
          </table:table-cell>
          <table:table-cell office:value-type="float" office:value="0.172292947769165" calcext:value-type="float">
            <text:p>0.1722929478</text:p>
          </table:table-cell>
          <table:table-cell/>
          <table:table-cell table:formula="of:=([.C645]-0.2406036377)*([.C645]-0.2406036377)" office:value-type="float" office:value="0.00466635035882668" calcext:value-type="float">
            <text:p>0.00466635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5" calcext:value-type="float">
            <text:p>645</text:p>
          </table:table-cell>
          <table:table-cell office:value-type="float" office:value="0.338365077972412" calcext:value-type="float">
            <text:p>0.338365078</text:p>
          </table:table-cell>
          <table:table-cell/>
          <table:table-cell table:formula="of:=([.C646]-0.2406036377)*([.C646]-0.2406036377)" office:value-type="float" office:value="0.0095572992041364" calcext:value-type="float">
            <text:p>0.00955729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6" calcext:value-type="float">
            <text:p>646</text:p>
          </table:table-cell>
          <table:table-cell office:value-type="float" office:value="0.294466972351074" calcext:value-type="float">
            <text:p>0.2944669724</text:p>
          </table:table-cell>
          <table:table-cell/>
          <table:table-cell table:formula="of:=([.C647]-0.2406036377)*([.C647]-0.2406036377)" office:value-type="float" office:value="0.00290125881973361" calcext:value-type="float">
            <text:p>0.00290125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7" calcext:value-type="float">
            <text:p>647</text:p>
          </table:table-cell>
          <table:table-cell office:value-type="float" office:value="0.126755952835083" calcext:value-type="float">
            <text:p>0.1267559528</text:p>
          </table:table-cell>
          <table:table-cell/>
          <table:table-cell table:formula="of:=([.C648]-0.2406036377)*([.C648]-0.2406036377)" office:value-type="float" office:value="0.0129612953491015" calcext:value-type="float">
            <text:p>0.01296129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8" calcext:value-type="float">
            <text:p>648</text:p>
          </table:table-cell>
          <table:table-cell office:value-type="float" office:value="0.114912033081055" calcext:value-type="float">
            <text:p>0.1149120331</text:p>
          </table:table-cell>
          <table:table-cell/>
          <table:table-cell table:formula="of:=([.C649]-0.2406036377)*([.C649]-0.2406036377)" office:value-type="float" office:value="0.0157983794716853" calcext:value-type="float">
            <text:p>0.0157983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49" calcext:value-type="float">
            <text:p>649</text:p>
          </table:table-cell>
          <table:table-cell office:value-type="float" office:value="0.222084999084473" calcext:value-type="float">
            <text:p>0.2220849991</text:p>
          </table:table-cell>
          <table:table-cell/>
          <table:table-cell table:formula="of:=([.C650]-0.2406036377)*([.C650]-0.2406036377)" office:value-type="float" office:value="0.000342939976172501" calcext:value-type="float">
            <text:p>0.000342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0" calcext:value-type="float">
            <text:p>650</text:p>
          </table:table-cell>
          <table:table-cell office:value-type="float" office:value="0.192610025405884" calcext:value-type="float">
            <text:p>0.1926100254</text:p>
          </table:table-cell>
          <table:table-cell/>
          <table:table-cell table:formula="of:=([.C651]-0.2406036377)*([.C651]-0.2406036377)" office:value-type="float" office:value="0.00230338682103794" calcext:value-type="float">
            <text:p>0.00230338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1" calcext:value-type="float">
            <text:p>651</text:p>
          </table:table-cell>
          <table:table-cell office:value-type="float" office:value="0.225575923919678" calcext:value-type="float">
            <text:p>0.2255759239</text:p>
          </table:table-cell>
          <table:table-cell/>
          <table:table-cell table:formula="of:=([.C652]-0.2406036377)*([.C652]-0.2406036377)" office:value-type="float" office:value="0.000225832181463288" calcext:value-type="float">
            <text:p>0.00022583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2" calcext:value-type="float">
            <text:p>652</text:p>
          </table:table-cell>
          <table:table-cell office:value-type="float" office:value="0.192969083786011" calcext:value-type="float">
            <text:p>0.1929690838</text:p>
          </table:table-cell>
          <table:table-cell/>
          <table:table-cell table:formula="of:=([.C653]-0.2406036377)*([.C653]-0.2406036377)" office:value-type="float" office:value="0.00226905072658475" calcext:value-type="float">
            <text:p>0.00226905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3" calcext:value-type="float">
            <text:p>653</text:p>
          </table:table-cell>
          <table:table-cell office:value-type="float" office:value="0.338583946228027" calcext:value-type="float">
            <text:p>0.3385839462</text:p>
          </table:table-cell>
          <table:table-cell/>
          <table:table-cell table:formula="of:=([.C654]-0.2406036377)*([.C654]-0.2406036377)" office:value-type="float" office:value="0.00960014085924743" calcext:value-type="float">
            <text:p>0.00960014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4" calcext:value-type="float">
            <text:p>654</text:p>
          </table:table-cell>
          <table:table-cell office:value-type="float" office:value="0.425725221633911" calcext:value-type="float">
            <text:p>0.4257252216</text:p>
          </table:table-cell>
          <table:table-cell/>
          <table:table-cell table:formula="of:=([.C655]-0.2406036377)*([.C655]-0.2406036377)" office:value-type="float" office:value="0.0342700008382001" calcext:value-type="float">
            <text:p>0.03427000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5" calcext:value-type="float">
            <text:p>655</text:p>
          </table:table-cell>
          <table:table-cell office:value-type="float" office:value="0.198936939239502" calcext:value-type="float">
            <text:p>0.1989369392</text:p>
          </table:table-cell>
          <table:table-cell/>
          <table:table-cell table:formula="of:=([.C656]-0.2406036377)*([.C656]-0.2406036377)" office:value-type="float" office:value="0.00173611376059807" calcext:value-type="float">
            <text:p>0.00173611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6" calcext:value-type="float">
            <text:p>656</text:p>
          </table:table-cell>
          <table:table-cell office:value-type="float" office:value="0.262573003768921" calcext:value-type="float">
            <text:p>0.2625730038</text:p>
          </table:table-cell>
          <table:table-cell/>
          <table:table-cell table:formula="of:=([.C657]-0.2406036377)*([.C657]-0.2406036377)" office:value-type="float" office:value="0.000482653045470252" calcext:value-type="float">
            <text:p>0.0004826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7" calcext:value-type="float">
            <text:p>657</text:p>
          </table:table-cell>
          <table:table-cell office:value-type="float" office:value="0.168293952941895" calcext:value-type="float">
            <text:p>0.1682939529</text:p>
          </table:table-cell>
          <table:table-cell/>
          <table:table-cell table:formula="of:=([.C658]-0.2406036377)*([.C658]-0.2406036377)" office:value-type="float" office:value="0.00522869050981659" calcext:value-type="float">
            <text:p>0.00522869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8" calcext:value-type="float">
            <text:p>658</text:p>
          </table:table-cell>
          <table:table-cell office:value-type="float" office:value="0.13141393661499" calcext:value-type="float">
            <text:p>0.1314139366</text:p>
          </table:table-cell>
          <table:table-cell/>
          <table:table-cell table:formula="of:=([.C659]-0.2406036377)*([.C659]-0.2406036377)" office:value-type="float" office:value="0.0119223908230338" calcext:value-type="float">
            <text:p>0.01192239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59" calcext:value-type="float">
            <text:p>659</text:p>
          </table:table-cell>
          <table:table-cell office:value-type="float" office:value="0.166248083114624" calcext:value-type="float">
            <text:p>0.1662480831</text:p>
          </table:table-cell>
          <table:table-cell/>
          <table:table-cell table:formula="of:=([.C660]-0.2406036377)*([.C660]-0.2406036377)" office:value-type="float" office:value="0.00552874849769883" calcext:value-type="float">
            <text:p>0.00552874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0" calcext:value-type="float">
            <text:p>660</text:p>
          </table:table-cell>
          <table:table-cell office:value-type="float" office:value="0.275042057037354" calcext:value-type="float">
            <text:p>0.275042057</text:p>
          </table:table-cell>
          <table:table-cell/>
          <table:table-cell table:formula="of:=([.C661]-0.2406036377)*([.C661]-0.2406036377)" office:value-type="float" office:value="0.0011860047264554" calcext:value-type="float">
            <text:p>0.00118600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1" calcext:value-type="float">
            <text:p>661</text:p>
          </table:table-cell>
          <table:table-cell office:value-type="float" office:value="0.178361892700195" calcext:value-type="float">
            <text:p>0.1783618927</text:p>
          </table:table-cell>
          <table:table-cell/>
          <table:table-cell table:formula="of:=([.C662]-0.2406036377)*([.C662]-0.2406036377)" office:value-type="float" office:value="0.00387403482062072" calcext:value-type="float">
            <text:p>0.00387403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2" calcext:value-type="float">
            <text:p>662</text:p>
          </table:table-cell>
          <table:table-cell office:value-type="float" office:value="0.297119855880737" calcext:value-type="float">
            <text:p>0.2971198559</text:p>
          </table:table-cell>
          <table:table-cell/>
          <table:table-cell table:formula="of:=([.C663]-0.2406036377)*([.C663]-0.2406036377)" office:value-type="float" office:value="0.0031940829174527" calcext:value-type="float">
            <text:p>0.00319408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3" calcext:value-type="float">
            <text:p>663</text:p>
          </table:table-cell>
          <table:table-cell office:value-type="float" office:value="0.425394058227539" calcext:value-type="float">
            <text:p>0.4253940582</text:p>
          </table:table-cell>
          <table:table-cell/>
          <table:table-cell table:formula="of:=([.C664]-0.2406036377)*([.C664]-0.2406036377)" office:value-type="float" office:value="0.0341474995187448" calcext:value-type="float">
            <text:p>0.03414749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4" calcext:value-type="float">
            <text:p>664</text:p>
          </table:table-cell>
          <table:table-cell office:value-type="float" office:value="0.279737949371338" calcext:value-type="float">
            <text:p>0.2797379494</text:p>
          </table:table-cell>
          <table:table-cell/>
          <table:table-cell table:formula="of:=([.C665]-0.2406036377)*([.C665]-0.2406036377)" office:value-type="float" office:value="0.00153149434998941" calcext:value-type="float">
            <text:p>0.00153149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5" calcext:value-type="float">
            <text:p>665</text:p>
          </table:table-cell>
          <table:table-cell office:value-type="float" office:value="0.232215881347656" calcext:value-type="float">
            <text:p>0.2322158813</text:p>
          </table:table-cell>
          <table:table-cell/>
          <table:table-cell table:formula="of:=([.C666]-0.2406036377)*([.C666]-0.2406036377)" office:value-type="float" office:value="0.0000703544566262831" calcext:value-type="float">
            <text:p>7.0354456626283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6" calcext:value-type="float">
            <text:p>666</text:p>
          </table:table-cell>
          <table:table-cell office:value-type="float" office:value="0.257131099700928" calcext:value-type="float">
            <text:p>0.2571310997</text:p>
          </table:table-cell>
          <table:table-cell/>
          <table:table-cell table:formula="of:=([.C667]-0.2406036377)*([.C667]-0.2406036377)" office:value-type="float" office:value="0.00027315700019211" calcext:value-type="float">
            <text:p>0.0002731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7" calcext:value-type="float">
            <text:p>667</text:p>
          </table:table-cell>
          <table:table-cell office:value-type="float" office:value="0.318598031997681" calcext:value-type="float">
            <text:p>0.318598032</text:p>
          </table:table-cell>
          <table:table-cell/>
          <table:table-cell table:formula="of:=([.C668]-0.2406036377)*([.C668]-0.2406036377)" office:value-type="float" office:value="0.00608312554186208" calcext:value-type="float">
            <text:p>0.00608312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8" calcext:value-type="float">
            <text:p>668</text:p>
          </table:table-cell>
          <table:table-cell office:value-type="float" office:value="0.138940095901489" calcext:value-type="float">
            <text:p>0.1389400959</text:p>
          </table:table-cell>
          <table:table-cell/>
          <table:table-cell table:formula="of:=([.C669]-0.2406036377)*([.C669]-0.2406036377)" office:value-type="float" office:value="0.0103354757310175" calcext:value-type="float">
            <text:p>0.01033547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69" calcext:value-type="float">
            <text:p>669</text:p>
          </table:table-cell>
          <table:table-cell office:value-type="float" office:value="0.18519401550293" calcext:value-type="float">
            <text:p>0.1851940155</text:p>
          </table:table-cell>
          <table:table-cell/>
          <table:table-cell table:formula="of:=([.C670]-0.2406036377)*([.C670]-0.2406036377)" office:value-type="float" office:value="0.00307022623202207" calcext:value-type="float">
            <text:p>0.00307022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0" calcext:value-type="float">
            <text:p>670</text:p>
          </table:table-cell>
          <table:table-cell office:value-type="float" office:value="0.332237958908081" calcext:value-type="float">
            <text:p>0.3322379589</text:p>
          </table:table-cell>
          <table:table-cell/>
          <table:table-cell table:formula="of:=([.C671]-0.2406036377)*([.C671]-0.2406036377)" office:value-type="float" office:value="0.00839684882326577" calcext:value-type="float">
            <text:p>0.00839684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1" calcext:value-type="float">
            <text:p>671</text:p>
          </table:table-cell>
          <table:table-cell office:value-type="float" office:value="0.20193600654602" calcext:value-type="float">
            <text:p>0.2019360065</text:p>
          </table:table-cell>
          <table:table-cell/>
          <table:table-cell table:formula="of:=([.C672]-0.2406036377)*([.C672]-0.2406036377)" office:value-type="float" office:value="0.00149518569906021" calcext:value-type="float">
            <text:p>0.00149518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2" calcext:value-type="float">
            <text:p>672</text:p>
          </table:table-cell>
          <table:table-cell office:value-type="float" office:value="0.273728847503662" calcext:value-type="float">
            <text:p>0.2737288475</text:p>
          </table:table-cell>
          <table:table-cell/>
          <table:table-cell table:formula="of:=([.C673]-0.2406036377)*([.C673]-0.2406036377)" office:value-type="float" office:value="0.00109727952453663" calcext:value-type="float">
            <text:p>0.0010972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3" calcext:value-type="float">
            <text:p>673</text:p>
          </table:table-cell>
          <table:table-cell office:value-type="float" office:value="0.133331060409546" calcext:value-type="float">
            <text:p>0.1333310604</text:p>
          </table:table-cell>
          <table:table-cell/>
          <table:table-cell table:formula="of:=([.C674]-0.2406036377)*([.C674]-0.2406036377)" office:value-type="float" office:value="0.0115074058385365" calcext:value-type="float">
            <text:p>0.01150740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4" calcext:value-type="float">
            <text:p>674</text:p>
          </table:table-cell>
          <table:table-cell office:value-type="float" office:value="0.109839916229248" calcext:value-type="float">
            <text:p>0.1098399162</text:p>
          </table:table-cell>
          <table:table-cell/>
          <table:table-cell table:formula="of:=([.C675]-0.2406036377)*([.C675]-0.2406036377)" office:value-type="float" office:value="0.0170991508528804" calcext:value-type="float">
            <text:p>0.01709915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5" calcext:value-type="float">
            <text:p>675</text:p>
          </table:table-cell>
          <table:table-cell office:value-type="float" office:value="0.138439893722534" calcext:value-type="float">
            <text:p>0.1384398937</text:p>
          </table:table-cell>
          <table:table-cell/>
          <table:table-cell table:formula="of:=([.C676]-0.2406036377)*([.C676]-0.2406036377)" office:value-type="float" office:value="0.0104374305834932" calcext:value-type="float">
            <text:p>0.01043743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6" calcext:value-type="float">
            <text:p>676</text:p>
          </table:table-cell>
          <table:table-cell office:value-type="float" office:value="0.300379037857056" calcext:value-type="float">
            <text:p>0.3003790379</text:p>
          </table:table-cell>
          <table:table-cell/>
          <table:table-cell table:formula="of:=([.C677]-0.2406036377)*([.C677]-0.2406036377)" office:value-type="float" office:value="0.00357309846393614" calcext:value-type="float">
            <text:p>0.00357309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7" calcext:value-type="float">
            <text:p>677</text:p>
          </table:table-cell>
          <table:table-cell office:value-type="float" office:value="0.174878120422363" calcext:value-type="float">
            <text:p>0.1748781204</text:p>
          </table:table-cell>
          <table:table-cell/>
          <table:table-cell table:formula="of:=([.C678]-0.2406036377)*([.C678]-0.2406036377)" office:value-type="float" office:value="0.00431984362141292" calcext:value-type="float">
            <text:p>0.00431984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8" calcext:value-type="float">
            <text:p>678</text:p>
          </table:table-cell>
          <table:table-cell office:value-type="float" office:value="0.228224992752075" calcext:value-type="float">
            <text:p>0.2282249928</text:p>
          </table:table-cell>
          <table:table-cell/>
          <table:table-cell table:formula="of:=([.C679]-0.2406036377)*([.C679]-0.2406036377)" office:value-type="float" office:value="0.000153230850746785" calcext:value-type="float">
            <text:p>0.00015323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79" calcext:value-type="float">
            <text:p>679</text:p>
          </table:table-cell>
          <table:table-cell office:value-type="float" office:value="0.203261852264404" calcext:value-type="float">
            <text:p>0.2032618523</text:p>
          </table:table-cell>
          <table:table-cell/>
          <table:table-cell table:formula="of:=([.C680]-0.2406036377)*([.C680]-0.2406036377)" office:value-type="float" office:value="0.00139440893951807" calcext:value-type="float">
            <text:p>0.00139440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0" calcext:value-type="float">
            <text:p>680</text:p>
          </table:table-cell>
          <table:table-cell office:value-type="float" office:value="0.210935831069946" calcext:value-type="float">
            <text:p>0.2109358311</text:p>
          </table:table-cell>
          <table:table-cell/>
          <table:table-cell table:formula="of:=([.C681]-0.2406036377)*([.C681]-0.2406036377)" office:value-type="float" office:value="0.00088017875023826" calcext:value-type="float">
            <text:p>0.00088017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1" calcext:value-type="float">
            <text:p>681</text:p>
          </table:table-cell>
          <table:table-cell office:value-type="float" office:value="0.109688997268677" calcext:value-type="float">
            <text:p>0.1096889973</text:p>
          </table:table-cell>
          <table:table-cell/>
          <table:table-cell table:formula="of:=([.C682]-0.2406036377)*([.C682]-0.2406036377)" office:value-type="float" office:value="0.0171386430792627" calcext:value-type="float">
            <text:p>0.01713864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2" calcext:value-type="float">
            <text:p>682</text:p>
          </table:table-cell>
          <table:table-cell office:value-type="float" office:value="0.275246858596802" calcext:value-type="float">
            <text:p>0.2752468586</text:p>
          </table:table-cell>
          <table:table-cell/>
          <table:table-cell table:formula="of:=([.C683]-0.2406036377)*([.C683]-0.2406036377)" office:value-type="float" office:value="0.0012001527541046" calcext:value-type="float">
            <text:p>0.00120015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3" calcext:value-type="float">
            <text:p>683</text:p>
          </table:table-cell>
          <table:table-cell office:value-type="float" office:value="0.146070957183838" calcext:value-type="float">
            <text:p>0.1460709572</text:p>
          </table:table-cell>
          <table:table-cell/>
          <table:table-cell table:formula="of:=([.C684]-0.2406036377)*([.C684]-0.2406036377)" office:value-type="float" office:value="0.00893642768557078" calcext:value-type="float">
            <text:p>0.00893642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4" calcext:value-type="float">
            <text:p>684</text:p>
          </table:table-cell>
          <table:table-cell office:value-type="float" office:value="0.150701999664307" calcext:value-type="float">
            <text:p>0.1507019997</text:p>
          </table:table-cell>
          <table:table-cell/>
          <table:table-cell table:formula="of:=([.C685]-0.2406036377)*([.C685]-0.2406036377)" office:value-type="float" office:value="0.00808230452150083" calcext:value-type="float">
            <text:p>0.00808230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5" calcext:value-type="float">
            <text:p>685</text:p>
          </table:table-cell>
          <table:table-cell office:value-type="float" office:value="0.285375833511353" calcext:value-type="float">
            <text:p>0.2853758335</text:p>
          </table:table-cell>
          <table:table-cell/>
          <table:table-cell table:formula="of:=([.C686]-0.2406036377)*([.C686]-0.2406036377)" office:value-type="float" office:value="0.00200454951777009" calcext:value-type="float">
            <text:p>0.00200454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6" calcext:value-type="float">
            <text:p>686</text:p>
          </table:table-cell>
          <table:table-cell office:value-type="float" office:value="0.671660900115967" calcext:value-type="float">
            <text:p>0.6716609001</text:p>
          </table:table-cell>
          <table:table-cell/>
          <table:table-cell table:formula="of:=([.C687]-0.2406036377)*([.C687]-0.2406036377)" office:value-type="float" office:value="0.185810363481548" calcext:value-type="float">
            <text:p>0.18581036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7" calcext:value-type="float">
            <text:p>687</text:p>
          </table:table-cell>
          <table:table-cell office:value-type="float" office:value="0.152759075164795" calcext:value-type="float">
            <text:p>0.1527590752</text:p>
          </table:table-cell>
          <table:table-cell/>
          <table:table-cell table:formula="of:=([.C688]-0.2406036377)*([.C688]-0.2406036377)" office:value-type="float" office:value="0.00771666716700156" calcext:value-type="float">
            <text:p>0.00771666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8" calcext:value-type="float">
            <text:p>688</text:p>
          </table:table-cell>
          <table:table-cell office:value-type="float" office:value="0.160562038421631" calcext:value-type="float">
            <text:p>0.1605620384</text:p>
          </table:table-cell>
          <table:table-cell/>
          <table:table-cell table:formula="of:=([.C689]-0.2406036377)*([.C689]-0.2406036377)" office:value-type="float" office:value="0.00640665761503903" calcext:value-type="float">
            <text:p>0.00640665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89" calcext:value-type="float">
            <text:p>689</text:p>
          </table:table-cell>
          <table:table-cell office:value-type="float" office:value="0.264867067337036" calcext:value-type="float">
            <text:p>0.2648670673</text:p>
          </table:table-cell>
          <table:table-cell/>
          <table:table-cell table:formula="of:=([.C690]-0.2406036377)*([.C690]-0.2406036377)" office:value-type="float" office:value="0.000588714017751403" calcext:value-type="float">
            <text:p>0.0005887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0" calcext:value-type="float">
            <text:p>690</text:p>
          </table:table-cell>
          <table:table-cell office:value-type="float" office:value="0.44605302810669" calcext:value-type="float">
            <text:p>0.4460530281</text:p>
          </table:table-cell>
          <table:table-cell/>
          <table:table-cell table:formula="of:=([.C691]-0.2406036377)*([.C691]-0.2406036377)" office:value-type="float" office:value="0.0422094520184804" calcext:value-type="float">
            <text:p>0.0422094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1" calcext:value-type="float">
            <text:p>691</text:p>
          </table:table-cell>
          <table:table-cell office:value-type="float" office:value="0.455252885818482" calcext:value-type="float">
            <text:p>0.4552528858</text:p>
          </table:table-cell>
          <table:table-cell/>
          <table:table-cell table:formula="of:=([.C692]-0.2406036377)*([.C692]-0.2406036377)" office:value-type="float" office:value="0.0460742997178295" calcext:value-type="float">
            <text:p>0.04607429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2" calcext:value-type="float">
            <text:p>692</text:p>
          </table:table-cell>
          <table:table-cell office:value-type="float" office:value="0.228080034255981" calcext:value-type="float">
            <text:p>0.2280800343</text:p>
          </table:table-cell>
          <table:table-cell/>
          <table:table-cell table:formula="of:=([.C693]-0.2406036377)*([.C693]-0.2406036377)" office:value-type="float" office:value="0.000156840643223034" calcext:value-type="float">
            <text:p>0.00015684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3" calcext:value-type="float">
            <text:p>693</text:p>
          </table:table-cell>
          <table:table-cell office:value-type="float" office:value="0.277270793914795" calcext:value-type="float">
            <text:p>0.2772707939</text:p>
          </table:table-cell>
          <table:table-cell/>
          <table:table-cell table:formula="of:=([.C694]-0.2406036377)*([.C694]-0.2406036377)" office:value-type="float" office:value="0.00134448034488017" calcext:value-type="float">
            <text:p>0.00134448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4" calcext:value-type="float">
            <text:p>694</text:p>
          </table:table-cell>
          <table:table-cell office:value-type="float" office:value="0.149610042572021" calcext:value-type="float">
            <text:p>0.1496100426</text:p>
          </table:table-cell>
          <table:table-cell/>
          <table:table-cell table:formula="of:=([.C695]-0.2406036377)*([.C695]-0.2406036377)" office:value-type="float" office:value="0.00827983435431448" calcext:value-type="float">
            <text:p>0.00827983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5" calcext:value-type="float">
            <text:p>695</text:p>
          </table:table-cell>
          <table:table-cell office:value-type="float" office:value="0.212225914001465" calcext:value-type="float">
            <text:p>0.212225914</text:p>
          </table:table-cell>
          <table:table-cell/>
          <table:table-cell table:formula="of:=([.C696]-0.2406036377)*([.C696]-0.2406036377)" office:value-type="float" office:value="0.000805295202310404" calcext:value-type="float">
            <text:p>0.00080529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6" calcext:value-type="float">
            <text:p>696</text:p>
          </table:table-cell>
          <table:table-cell office:value-type="float" office:value="0.223016977310181" calcext:value-type="float">
            <text:p>0.2230169773</text:p>
          </table:table-cell>
          <table:table-cell/>
          <table:table-cell table:formula="of:=([.C697]-0.2406036377)*([.C697]-0.2406036377)" office:value-type="float" office:value="0.000309290623666841" calcext:value-type="float">
            <text:p>0.00030929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7" calcext:value-type="float">
            <text:p>697</text:p>
          </table:table-cell>
          <table:table-cell office:value-type="float" office:value="0.31857705116272" calcext:value-type="float">
            <text:p>0.3185770512</text:p>
          </table:table-cell>
          <table:table-cell/>
          <table:table-cell table:formula="of:=([.C698]-0.2406036377)*([.C698]-0.2406036377)" office:value-type="float" office:value="0.00607985320702823" calcext:value-type="float">
            <text:p>0.00607985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8" calcext:value-type="float">
            <text:p>698</text:p>
          </table:table-cell>
          <table:table-cell office:value-type="float" office:value="0.404349088668823" calcext:value-type="float">
            <text:p>0.4043490887</text:p>
          </table:table-cell>
          <table:table-cell/>
          <table:table-cell table:formula="of:=([.C699]-0.2406036377)*([.C699]-0.2406036377)" office:value-type="float" office:value="0.0268125727129833" calcext:value-type="float">
            <text:p>0.02681257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699" calcext:value-type="float">
            <text:p>699</text:p>
          </table:table-cell>
          <table:table-cell office:value-type="float" office:value="0.234018802642822" calcext:value-type="float">
            <text:p>0.2340188026</text:p>
          </table:table-cell>
          <table:table-cell/>
          <table:table-cell table:formula="of:=([.C700]-0.2406036377)*([.C700]-0.2406036377)" office:value-type="float" office:value="0.0000433600527302367" calcext:value-type="float">
            <text:p>4.3360052730236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0" calcext:value-type="float">
            <text:p>700</text:p>
          </table:table-cell>
          <table:table-cell office:value-type="float" office:value="0.193456888198853" calcext:value-type="float">
            <text:p>0.1934568882</text:p>
          </table:table-cell>
          <table:table-cell/>
          <table:table-cell table:formula="of:=([.C701]-0.2406036377)*([.C701]-0.2406036377)" office:value-type="float" office:value="0.00222281598852395" calcext:value-type="float">
            <text:p>0.0022228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1" calcext:value-type="float">
            <text:p>701</text:p>
          </table:table-cell>
          <table:table-cell office:value-type="float" office:value="0.169309854507446" calcext:value-type="float">
            <text:p>0.1693098545</text:p>
          </table:table-cell>
          <table:table-cell/>
          <table:table-cell table:formula="of:=([.C702]-0.2406036377)*([.C702]-0.2406036377)" office:value-type="float" office:value="0.00508280352190686" calcext:value-type="float">
            <text:p>0.00508280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2" calcext:value-type="float">
            <text:p>702</text:p>
          </table:table-cell>
          <table:table-cell office:value-type="float" office:value="0.308048963546753" calcext:value-type="float">
            <text:p>0.3080489635</text:p>
          </table:table-cell>
          <table:table-cell/>
          <table:table-cell table:formula="of:=([.C703]-0.2406036377)*([.C703]-0.2406036377)" office:value-type="float" office:value="0.00454887197857468" calcext:value-type="float">
            <text:p>0.0045488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3" calcext:value-type="float">
            <text:p>703</text:p>
          </table:table-cell>
          <table:table-cell office:value-type="float" office:value="0.447027206420898" calcext:value-type="float">
            <text:p>0.4470272064</text:p>
          </table:table-cell>
          <table:table-cell/>
          <table:table-cell table:formula="of:=([.C704]-0.2406036377)*([.C704]-0.2406036377)" office:value-type="float" office:value="0.0426106897234715" calcext:value-type="float">
            <text:p>0.04261068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4" calcext:value-type="float">
            <text:p>704</text:p>
          </table:table-cell>
          <table:table-cell office:value-type="float" office:value="0.365437984466553" calcext:value-type="float">
            <text:p>0.3654379845</text:p>
          </table:table-cell>
          <table:table-cell/>
          <table:table-cell table:formula="of:=([.C705]-0.2406036377)*([.C705]-0.2406036377)" office:value-type="float" office:value="0.0155836141326319" calcext:value-type="float">
            <text:p>0.01558361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5" calcext:value-type="float">
            <text:p>705</text:p>
          </table:table-cell>
          <table:table-cell office:value-type="float" office:value="0.160587072372437" calcext:value-type="float">
            <text:p>0.1605870724</text:p>
          </table:table-cell>
          <table:table-cell/>
          <table:table-cell table:formula="of:=([.C706]-0.2406036377)*([.C706]-0.2406036377)" office:value-type="float" office:value="0.00640265072682024" calcext:value-type="float">
            <text:p>0.00640265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6" calcext:value-type="float">
            <text:p>706</text:p>
          </table:table-cell>
          <table:table-cell office:value-type="float" office:value="0.141010046005249" calcext:value-type="float">
            <text:p>0.141010046</text:p>
          </table:table-cell>
          <table:table-cell/>
          <table:table-cell table:formula="of:=([.C707]-0.2406036377)*([.C707]-0.2406036377)" office:value-type="float" office:value="0.00991888350666077" calcext:value-type="float">
            <text:p>0.00991888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7" calcext:value-type="float">
            <text:p>707</text:p>
          </table:table-cell>
          <table:table-cell office:value-type="float" office:value="0.214340925216675" calcext:value-type="float">
            <text:p>0.2143409252</text:p>
          </table:table-cell>
          <table:table-cell/>
          <table:table-cell table:formula="of:=([.C708]-0.2406036377)*([.C708]-0.2406036377)" office:value-type="float" office:value="0.000689730066981806" calcext:value-type="float">
            <text:p>0.00068973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8" calcext:value-type="float">
            <text:p>708</text:p>
          </table:table-cell>
          <table:table-cell office:value-type="float" office:value="0.27388596534729" calcext:value-type="float">
            <text:p>0.2738859653</text:p>
          </table:table-cell>
          <table:table-cell/>
          <table:table-cell table:formula="of:=([.C709]-0.2406036377)*([.C709]-0.2406036377)" office:value-type="float" office:value="0.00110771333362157" calcext:value-type="float">
            <text:p>0.00110771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09" calcext:value-type="float">
            <text:p>709</text:p>
          </table:table-cell>
          <table:table-cell office:value-type="float" office:value="0.321271896362305" calcext:value-type="float">
            <text:p>0.3212718964</text:p>
          </table:table-cell>
          <table:table-cell/>
          <table:table-cell table:formula="of:=([.C710]-0.2406036377)*([.C710]-0.2406036377)" office:value-type="float" office:value="0.00650736795560849" calcext:value-type="float">
            <text:p>0.0065073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0" calcext:value-type="float">
            <text:p>710</text:p>
          </table:table-cell>
          <table:table-cell office:value-type="float" office:value="0.282492876052856" calcext:value-type="float">
            <text:p>0.2824928761</text:p>
          </table:table-cell>
          <table:table-cell/>
          <table:table-cell table:formula="of:=([.C711]-0.2406036377)*([.C711]-0.2406036377)" office:value-type="float" office:value="0.00175470828978242" calcext:value-type="float">
            <text:p>0.00175470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1" calcext:value-type="float">
            <text:p>711</text:p>
          </table:table-cell>
          <table:table-cell office:value-type="float" office:value="0.252523899078369" calcext:value-type="float">
            <text:p>0.2525238991</text:p>
          </table:table-cell>
          <table:table-cell/>
          <table:table-cell table:formula="of:=([.C712]-0.2406036377)*([.C712]-0.2406036377)" office:value-type="float" office:value="0.00014209263132864" calcext:value-type="float">
            <text:p>0.00014209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2" calcext:value-type="float">
            <text:p>712</text:p>
          </table:table-cell>
          <table:table-cell office:value-type="float" office:value="0.354777097702026" calcext:value-type="float">
            <text:p>0.3547770977</text:p>
          </table:table-cell>
          <table:table-cell/>
          <table:table-cell table:formula="of:=([.C713]-0.2406036377)*([.C713]-0.2406036377)" office:value-type="float" office:value="0.0130355789688343" calcext:value-type="float">
            <text:p>0.0130355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3" calcext:value-type="float">
            <text:p>713</text:p>
          </table:table-cell>
          <table:table-cell office:value-type="float" office:value="0.167776107788086" calcext:value-type="float">
            <text:p>0.1677761078</text:p>
          </table:table-cell>
          <table:table-cell/>
          <table:table-cell table:formula="of:=([.C714]-0.2406036377)*([.C714]-0.2406036377)" office:value-type="float" office:value="0.00530384911307074" calcext:value-type="float">
            <text:p>0.00530384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4" calcext:value-type="float">
            <text:p>714</text:p>
          </table:table-cell>
          <table:table-cell office:value-type="float" office:value="0.0813288688659668" calcext:value-type="float">
            <text:p>0.0813288689</text:p>
          </table:table-cell>
          <table:table-cell/>
          <table:table-cell table:formula="of:=([.C715]-0.2406036377)*([.C715]-0.2406036377)" office:value-type="float" office:value="0.0253684519871347" calcext:value-type="float">
            <text:p>0.0253684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5" calcext:value-type="float">
            <text:p>715</text:p>
          </table:table-cell>
          <table:table-cell office:value-type="float" office:value="0.171705961227417" calcext:value-type="float">
            <text:p>0.1717059612</text:p>
          </table:table-cell>
          <table:table-cell/>
          <table:table-cell table:formula="of:=([.C716]-0.2406036377)*([.C716]-0.2406036377)" office:value-type="float" office:value="0.00474688982332072" calcext:value-type="float">
            <text:p>0.00474688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6" calcext:value-type="float">
            <text:p>716</text:p>
          </table:table-cell>
          <table:table-cell office:value-type="float" office:value="0.141485929489136" calcext:value-type="float">
            <text:p>0.1414859295</text:p>
          </table:table-cell>
          <table:table-cell/>
          <table:table-cell table:formula="of:=([.C717]-0.2406036377)*([.C717]-0.2406036377)" office:value-type="float" office:value="0.00982432008097403" calcext:value-type="float">
            <text:p>0.00982432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7" calcext:value-type="float">
            <text:p>717</text:p>
          </table:table-cell>
          <table:table-cell office:value-type="float" office:value="0.119318962097168" calcext:value-type="float">
            <text:p>0.1193189621</text:p>
          </table:table-cell>
          <table:table-cell/>
          <table:table-cell table:formula="of:=([.C718]-0.2406036377)*([.C718]-0.2406036377)" office:value-type="float" office:value="0.0147099725360842" calcext:value-type="float">
            <text:p>0.01470997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8" calcext:value-type="float">
            <text:p>718</text:p>
          </table:table-cell>
          <table:table-cell office:value-type="float" office:value="0.134716987609863" calcext:value-type="float">
            <text:p>0.1347169876</text:p>
          </table:table-cell>
          <table:table-cell/>
          <table:table-cell table:formula="of:=([.C719]-0.2406036377)*([.C719]-0.2406036377)" office:value-type="float" office:value="0.0112119826673111" calcext:value-type="float">
            <text:p>0.01121198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19" calcext:value-type="float">
            <text:p>719</text:p>
          </table:table-cell>
          <table:table-cell office:value-type="float" office:value="0.110921144485474" calcext:value-type="float">
            <text:p>0.1109211445</text:p>
          </table:table-cell>
          <table:table-cell/>
          <table:table-cell table:formula="of:=([.C720]-0.2406036377)*([.C720]-0.2406036377)" office:value-type="float" office:value="0.0168175490463357" calcext:value-type="float">
            <text:p>0.0168175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0" calcext:value-type="float">
            <text:p>720</text:p>
          </table:table-cell>
          <table:table-cell office:value-type="float" office:value="0.105402946472168" calcext:value-type="float">
            <text:p>0.1054029465</text:p>
          </table:table-cell>
          <table:table-cell/>
          <table:table-cell table:formula="of:=([.C721]-0.2406036377)*([.C721]-0.2406036377)" office:value-type="float" office:value="0.0182792269084836" calcext:value-type="float">
            <text:p>0.01827922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1" calcext:value-type="float">
            <text:p>721</text:p>
          </table:table-cell>
          <table:table-cell office:value-type="float" office:value="0.193219900131226" calcext:value-type="float">
            <text:p>0.1932199001</text:p>
          </table:table-cell>
          <table:table-cell/>
          <table:table-cell table:formula="of:=([.C722]-0.2406036377)*([.C722]-0.2406036377)" office:value-type="float" office:value="0.00224521858598648" calcext:value-type="float">
            <text:p>0.00224521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2" calcext:value-type="float">
            <text:p>722</text:p>
          </table:table-cell>
          <table:table-cell office:value-type="float" office:value="0.250356912612915" calcext:value-type="float">
            <text:p>0.2503569126</text:p>
          </table:table-cell>
          <table:table-cell/>
          <table:table-cell table:formula="of:=([.C723]-0.2406036377)*([.C723]-0.2406036377)" office:value-type="float" office:value="0.0000951263715268976" calcext:value-type="float">
            <text:p>9.51263715268976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3" calcext:value-type="float">
            <text:p>723</text:p>
          </table:table-cell>
          <table:table-cell office:value-type="float" office:value="0.276556015014648" calcext:value-type="float">
            <text:p>0.276556015</text:p>
          </table:table-cell>
          <table:table-cell/>
          <table:table-cell table:formula="of:=([.C724]-0.2406036377)*([.C724]-0.2406036377)" office:value-type="float" office:value="0.00129257343457485" calcext:value-type="float">
            <text:p>0.00129257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4" calcext:value-type="float">
            <text:p>724</text:p>
          </table:table-cell>
          <table:table-cell office:value-type="float" office:value="0.150111198425293" calcext:value-type="float">
            <text:p>0.1501111984</text:p>
          </table:table-cell>
          <table:table-cell/>
          <table:table-cell table:formula="of:=([.C725]-0.2406036377)*([.C725]-0.2406036377)" office:value-type="float" office:value="0.00818888156588654" calcext:value-type="float">
            <text:p>0.00818888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5" calcext:value-type="float">
            <text:p>725</text:p>
          </table:table-cell>
          <table:table-cell office:value-type="float" office:value="0.114085912704468" calcext:value-type="float">
            <text:p>0.1140859127</text:p>
          </table:table-cell>
          <table:table-cell/>
          <table:table-cell table:formula="of:=([.C726]-0.2406036377)*([.C726]-0.2406036377)" office:value-type="float" office:value="0.0160067347380451" calcext:value-type="float">
            <text:p>0.01600673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6" calcext:value-type="float">
            <text:p>726</text:p>
          </table:table-cell>
          <table:table-cell office:value-type="float" office:value="0.222368001937866" calcext:value-type="float">
            <text:p>0.2223680019</text:p>
          </table:table-cell>
          <table:table-cell/>
          <table:table-cell table:formula="of:=([.C727]-0.2406036377)*([.C727]-0.2406036377)" office:value-type="float" office:value="0.000332538411649214" calcext:value-type="float">
            <text:p>0.00033253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7" calcext:value-type="float">
            <text:p>727</text:p>
          </table:table-cell>
          <table:table-cell office:value-type="float" office:value="0.129879951477051" calcext:value-type="float">
            <text:p>0.1298799515</text:p>
          </table:table-cell>
          <table:table-cell/>
          <table:table-cell table:formula="of:=([.C728]-0.2406036377)*([.C728]-0.2406036377)" office:value-type="float" office:value="0.0122597346907981" calcext:value-type="float">
            <text:p>0.01225973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8" calcext:value-type="float">
            <text:p>728</text:p>
          </table:table-cell>
          <table:table-cell office:value-type="float" office:value="0.235026121139526" calcext:value-type="float">
            <text:p>0.2350261211</text:p>
          </table:table-cell>
          <table:table-cell/>
          <table:table-cell table:formula="of:=([.C729]-0.2406036377)*([.C729]-0.2406036377)" office:value-type="float" office:value="0.0000311086909823571" calcext:value-type="float">
            <text:p>3.1108690982357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29" calcext:value-type="float">
            <text:p>729</text:p>
          </table:table-cell>
          <table:table-cell office:value-type="float" office:value="0.141021013259888" calcext:value-type="float">
            <text:p>0.1410210133</text:p>
          </table:table-cell>
          <table:table-cell/>
          <table:table-cell table:formula="of:=([.C730]-0.2406036377)*([.C730]-0.2406036377)" office:value-type="float" office:value="0.00991669909038045" calcext:value-type="float">
            <text:p>0.00991669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0" calcext:value-type="float">
            <text:p>730</text:p>
          </table:table-cell>
          <table:table-cell office:value-type="float" office:value="0.186295986175537" calcext:value-type="float">
            <text:p>0.1862959862</text:p>
          </table:table-cell>
          <table:table-cell/>
          <table:table-cell table:formula="of:=([.C731]-0.2406036377)*([.C731]-0.2406036377)" office:value-type="float" office:value="0.0029493210141025" calcext:value-type="float">
            <text:p>0.0029493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1" calcext:value-type="float">
            <text:p>731</text:p>
          </table:table-cell>
          <table:table-cell office:value-type="float" office:value="0.152332067489624" calcext:value-type="float">
            <text:p>0.1523320675</text:p>
          </table:table-cell>
          <table:table-cell/>
          <table:table-cell table:formula="of:=([.C732]-0.2406036377)*([.C732]-0.2406036377)" office:value-type="float" office:value="0.00779187010740534" calcext:value-type="float">
            <text:p>0.00779187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2" calcext:value-type="float">
            <text:p>732</text:p>
          </table:table-cell>
          <table:table-cell office:value-type="float" office:value="0.136468172073364" calcext:value-type="float">
            <text:p>0.1364681721</text:p>
          </table:table-cell>
          <table:table-cell/>
          <table:table-cell table:formula="of:=([.C733]-0.2406036377)*([.C733]-0.2406036377)" office:value-type="float" office:value="0.0108441952012762" calcext:value-type="float">
            <text:p>0.01084419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3" calcext:value-type="float">
            <text:p>733</text:p>
          </table:table-cell>
          <table:table-cell office:value-type="float" office:value="0.249228954315186" calcext:value-type="float">
            <text:p>0.2492289543</text:p>
          </table:table-cell>
          <table:table-cell/>
          <table:table-cell table:formula="of:=([.C734]-0.2406036377)*([.C734]-0.2406036377)" office:value-type="float" office:value="0.0000743960867121961" calcext:value-type="float">
            <text:p>7.4396086712196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4" calcext:value-type="float">
            <text:p>734</text:p>
          </table:table-cell>
          <table:table-cell office:value-type="float" office:value="0.1664879322052" calcext:value-type="float">
            <text:p>0.1664879322</text:p>
          </table:table-cell>
          <table:table-cell/>
          <table:table-cell table:formula="of:=([.C735]-0.2406036377)*([.C735]-0.2406036377)" office:value-type="float" office:value="0.0054931378009919" calcext:value-type="float">
            <text:p>0.00549313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5" calcext:value-type="float">
            <text:p>735</text:p>
          </table:table-cell>
          <table:table-cell office:value-type="float" office:value="0.192487001419067" calcext:value-type="float">
            <text:p>0.1924870014</text:p>
          </table:table-cell>
          <table:table-cell/>
          <table:table-cell table:formula="of:=([.C736]-0.2406036377)*([.C736]-0.2406036377)" office:value-type="float" office:value="0.00231521068699156" calcext:value-type="float">
            <text:p>0.00231521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6" calcext:value-type="float">
            <text:p>736</text:p>
          </table:table-cell>
          <table:table-cell office:value-type="float" office:value="0.179097890853882" calcext:value-type="float">
            <text:p>0.1790978909</text:p>
          </table:table-cell>
          <table:table-cell/>
          <table:table-cell table:formula="of:=([.C737]-0.2406036377)*([.C737]-0.2406036377)" office:value-type="float" office:value="0.00378295689509877" calcext:value-type="float">
            <text:p>0.00378295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7" calcext:value-type="float">
            <text:p>737</text:p>
          </table:table-cell>
          <table:table-cell office:value-type="float" office:value="0.416894197463989" calcext:value-type="float">
            <text:p>0.4168941975</text:p>
          </table:table-cell>
          <table:table-cell/>
          <table:table-cell table:formula="of:=([.C738]-0.2406036377)*([.C738]-0.2406036377)" office:value-type="float" office:value="0.0310783614619007" calcext:value-type="float">
            <text:p>0.03107836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8" calcext:value-type="float">
            <text:p>738</text:p>
          </table:table-cell>
          <table:table-cell office:value-type="float" office:value="0.490844964981079" calcext:value-type="float">
            <text:p>0.490844965</text:p>
          </table:table-cell>
          <table:table-cell/>
          <table:table-cell table:formula="of:=([.C739]-0.2406036377)*([.C739]-0.2406036377)" office:value-type="float" office:value="0.0626207218793961" calcext:value-type="float">
            <text:p>0.06262072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39" calcext:value-type="float">
            <text:p>739</text:p>
          </table:table-cell>
          <table:table-cell office:value-type="float" office:value="0.640478849411011" calcext:value-type="float">
            <text:p>0.6404788494</text:p>
          </table:table-cell>
          <table:table-cell/>
          <table:table-cell table:formula="of:=([.C740]-0.2406036377)*([.C740]-0.2406036377)" office:value-type="float" office:value="0.159900184940926" calcext:value-type="float">
            <text:p>0.15990018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0" calcext:value-type="float">
            <text:p>740</text:p>
          </table:table-cell>
          <table:table-cell office:value-type="float" office:value="0.179780006408691" calcext:value-type="float">
            <text:p>0.1797800064</text:p>
          </table:table-cell>
          <table:table-cell/>
          <table:table-cell table:formula="of:=([.C741]-0.2406036377)*([.C741]-0.2406036377)" office:value-type="float" office:value="0.00369951412346106" calcext:value-type="float">
            <text:p>0.00369951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1" calcext:value-type="float">
            <text:p>741</text:p>
          </table:table-cell>
          <table:table-cell office:value-type="float" office:value="0.219908952713013" calcext:value-type="float">
            <text:p>0.2199089527</text:p>
          </table:table-cell>
          <table:table-cell/>
          <table:table-cell table:formula="of:=([.C742]-0.2406036377)*([.C742]-0.2406036377)" office:value-type="float" office:value="0.000428269986710638" calcext:value-type="float">
            <text:p>0.000428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2" calcext:value-type="float">
            <text:p>742</text:p>
          </table:table-cell>
          <table:table-cell office:value-type="float" office:value="0.223582029342651" calcext:value-type="float">
            <text:p>0.2235820293</text:p>
          </table:table-cell>
          <table:table-cell/>
          <table:table-cell table:formula="of:=([.C743]-0.2406036377)*([.C743]-0.2406036377)" office:value-type="float" office:value="0.000289735151070961" calcext:value-type="float">
            <text:p>0.00028973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3" calcext:value-type="float">
            <text:p>743</text:p>
          </table:table-cell>
          <table:table-cell office:value-type="float" office:value="0.242528200149536" calcext:value-type="float">
            <text:p>0.2425282001</text:p>
          </table:table-cell>
          <table:table-cell/>
          <table:table-cell table:formula="of:=([.C744]-0.2406036377)*([.C744]-0.2406036377)" office:value-type="float" office:value="0.00000370394062216448" calcext:value-type="float">
            <text:p>3.70394062216448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4" calcext:value-type="float">
            <text:p>744</text:p>
          </table:table-cell>
          <table:table-cell office:value-type="float" office:value="0.208348989486694" calcext:value-type="float">
            <text:p>0.2083489895</text:p>
          </table:table-cell>
          <table:table-cell/>
          <table:table-cell table:formula="of:=([.C745]-0.2406036377)*([.C745]-0.2406036377)" office:value-type="float" office:value="0.0010403623313641" calcext:value-type="float">
            <text:p>0.00104036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5" calcext:value-type="float">
            <text:p>745</text:p>
          </table:table-cell>
          <table:table-cell office:value-type="float" office:value="0.0996809005737305" calcext:value-type="float">
            <text:p>0.0996809006</text:p>
          </table:table-cell>
          <table:table-cell/>
          <table:table-cell table:formula="of:=([.C746]-0.2406036377)*([.C746]-0.2406036377)" office:value-type="float" office:value="0.0198592178391597" calcext:value-type="float">
            <text:p>0.01985921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6" calcext:value-type="float">
            <text:p>746</text:p>
          </table:table-cell>
          <table:table-cell office:value-type="float" office:value="0.131202936172485" calcext:value-type="float">
            <text:p>0.1312029362</text:p>
          </table:table-cell>
          <table:table-cell/>
          <table:table-cell table:formula="of:=([.C747]-0.2406036377)*([.C747]-0.2406036377)" office:value-type="float" office:value="0.0119685134947123" calcext:value-type="float">
            <text:p>0.01196851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7" calcext:value-type="float">
            <text:p>747</text:p>
          </table:table-cell>
          <table:table-cell office:value-type="float" office:value="0.175903081893921" calcext:value-type="float">
            <text:p>0.1759030819</text:p>
          </table:table-cell>
          <table:table-cell/>
          <table:table-cell table:formula="of:=([.C748]-0.2406036377)*([.C748]-0.2406036377)" office:value-type="float" office:value="0.00418616192161556" calcext:value-type="float">
            <text:p>0.00418616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8" calcext:value-type="float">
            <text:p>748</text:p>
          </table:table-cell>
          <table:table-cell office:value-type="float" office:value="0.130971908569336" calcext:value-type="float">
            <text:p>0.1309719086</text:p>
          </table:table-cell>
          <table:table-cell/>
          <table:table-cell table:formula="of:=([.C749]-0.2406036377)*([.C749]-0.2406036377)" office:value-type="float" office:value="0.0120191160321793" calcext:value-type="float">
            <text:p>0.0120191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49" calcext:value-type="float">
            <text:p>749</text:p>
          </table:table-cell>
          <table:table-cell office:value-type="float" office:value="0.150814056396484" calcext:value-type="float">
            <text:p>0.1508140564</text:p>
          </table:table-cell>
          <table:table-cell/>
          <table:table-cell table:formula="of:=([.C750]-0.2406036377)*([.C750]-0.2406036377)" office:value-type="float" office:value="0.00806216891066064" calcext:value-type="float">
            <text:p>0.00806216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0" calcext:value-type="float">
            <text:p>750</text:p>
          </table:table-cell>
          <table:table-cell office:value-type="float" office:value="0.162950992584229" calcext:value-type="float">
            <text:p>0.1629509926</text:p>
          </table:table-cell>
          <table:table-cell/>
          <table:table-cell table:formula="of:=([.C751]-0.2406036377)*([.C751]-0.2406036377)" office:value-type="float" office:value="0.00602993329347595" calcext:value-type="float">
            <text:p>0.00602993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1" calcext:value-type="float">
            <text:p>751</text:p>
          </table:table-cell>
          <table:table-cell office:value-type="float" office:value="0.150590896606445" calcext:value-type="float">
            <text:p>0.1505908966</text:p>
          </table:table-cell>
          <table:table-cell/>
          <table:table-cell table:formula="of:=([.C752]-0.2406036377)*([.C752]-0.2406036377)" office:value-type="float" office:value="0.00810229355917532" calcext:value-type="float">
            <text:p>0.00810229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2" calcext:value-type="float">
            <text:p>752</text:p>
          </table:table-cell>
          <table:table-cell office:value-type="float" office:value="0.119484901428223" calcext:value-type="float">
            <text:p>0.1194849014</text:p>
          </table:table-cell>
          <table:table-cell/>
          <table:table-cell table:formula="of:=([.C753]-0.2406036377)*([.C753]-0.2406036377)" office:value-type="float" office:value="0.0146697482760724" calcext:value-type="float">
            <text:p>0.01466974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3" calcext:value-type="float">
            <text:p>753</text:p>
          </table:table-cell>
          <table:table-cell office:value-type="float" office:value="0.172115802764893" calcext:value-type="float">
            <text:p>0.1721158028</text:p>
          </table:table-cell>
          <table:table-cell/>
          <table:table-cell table:formula="of:=([.C754]-0.2406036377)*([.C754]-0.2406036377)" office:value-type="float" office:value="0.00469058353409852" calcext:value-type="float">
            <text:p>0.00469058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4" calcext:value-type="float">
            <text:p>754</text:p>
          </table:table-cell>
          <table:table-cell office:value-type="float" office:value="0.169264078140259" calcext:value-type="float">
            <text:p>0.1692640781</text:p>
          </table:table-cell>
          <table:table-cell/>
          <table:table-cell table:formula="of:=([.C755]-0.2406036377)*([.C755]-0.2406036377)" office:value-type="float" office:value="0.00508933275817787" calcext:value-type="float">
            <text:p>0.00508933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5" calcext:value-type="float">
            <text:p>755</text:p>
          </table:table-cell>
          <table:table-cell office:value-type="float" office:value="0.147573947906494" calcext:value-type="float">
            <text:p>0.1475739479</text:p>
          </table:table-cell>
          <table:table-cell/>
          <table:table-cell table:formula="of:=([.C756]-0.2406036377)*([.C756]-0.2406036377)" office:value-type="float" office:value="0.00865452318307593" calcext:value-type="float">
            <text:p>0.00865452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6" calcext:value-type="float">
            <text:p>756</text:p>
          </table:table-cell>
          <table:table-cell office:value-type="float" office:value="0.298794984817505" calcext:value-type="float">
            <text:p>0.2987949848</text:p>
          </table:table-cell>
          <table:table-cell/>
          <table:table-cell table:formula="of:=([.C757]-0.2406036377)*([.C757]-0.2406036377)" office:value-type="float" office:value="0.00338623287934994" calcext:value-type="float">
            <text:p>0.00338623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7" calcext:value-type="float">
            <text:p>757</text:p>
          </table:table-cell>
          <table:table-cell office:value-type="float" office:value="0.480394840240479" calcext:value-type="float">
            <text:p>0.4803948402</text:p>
          </table:table-cell>
          <table:table-cell/>
          <table:table-cell table:formula="of:=([.C758]-0.2406036377)*([.C758]-0.2406036377)" office:value-type="float" office:value="0.0574998208158088" calcext:value-type="float">
            <text:p>0.05749982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8" calcext:value-type="float">
            <text:p>758</text:p>
          </table:table-cell>
          <table:table-cell office:value-type="float" office:value="0.301882982254028" calcext:value-type="float">
            <text:p>0.3018829823</text:p>
          </table:table-cell>
          <table:table-cell/>
          <table:table-cell table:formula="of:=([.C759]-0.2406036377)*([.C759]-0.2406036377)" office:value-type="float" office:value="0.00375515806897132" calcext:value-type="float">
            <text:p>0.00375515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59" calcext:value-type="float">
            <text:p>759</text:p>
          </table:table-cell>
          <table:table-cell office:value-type="float" office:value="0.517876863479614" calcext:value-type="float">
            <text:p>0.5178768635</text:p>
          </table:table-cell>
          <table:table-cell/>
          <table:table-cell table:formula="of:=([.C760]-0.2406036377)*([.C760]-0.2406036377)" office:value-type="float" office:value="0.0768804417342329" calcext:value-type="float">
            <text:p>0.07688044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0" calcext:value-type="float">
            <text:p>760</text:p>
          </table:table-cell>
          <table:table-cell office:value-type="float" office:value="0.211380004882812" calcext:value-type="float">
            <text:p>0.2113800049</text:p>
          </table:table-cell>
          <table:table-cell/>
          <table:table-cell table:formula="of:=([.C761]-0.2406036377)*([.C761]-0.2406036377)" office:value-type="float" office:value="0.000854020715033799" calcext:value-type="float">
            <text:p>0.00085402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1" calcext:value-type="float">
            <text:p>761</text:p>
          </table:table-cell>
          <table:table-cell office:value-type="float" office:value="0.10134482383728" calcext:value-type="float">
            <text:p>0.1013448238</text:p>
          </table:table-cell>
          <table:table-cell/>
          <table:table-cell table:formula="of:=([.C762]-0.2406036377)*([.C762]-0.2406036377)" office:value-type="float" office:value="0.0193930172384516" calcext:value-type="float">
            <text:p>0.01939301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2" calcext:value-type="float">
            <text:p>762</text:p>
          </table:table-cell>
          <table:table-cell office:value-type="float" office:value="0.188853025436401" calcext:value-type="float">
            <text:p>0.1888530254</text:p>
          </table:table-cell>
          <table:table-cell/>
          <table:table-cell table:formula="of:=([.C763]-0.2406036377)*([.C763]-0.2406036377)" office:value-type="float" office:value="0.00267812586965733" calcext:value-type="float">
            <text:p>0.00267812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3" calcext:value-type="float">
            <text:p>763</text:p>
          </table:table-cell>
          <table:table-cell office:value-type="float" office:value="0.114870071411133" calcext:value-type="float">
            <text:p>0.1148700714</text:p>
          </table:table-cell>
          <table:table-cell/>
          <table:table-cell table:formula="of:=([.C764]-0.2406036377)*([.C764]-0.2406036377)" office:value-type="float" office:value="0.015808929691717" calcext:value-type="float">
            <text:p>0.01580892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4" calcext:value-type="float">
            <text:p>764</text:p>
          </table:table-cell>
          <table:table-cell office:value-type="float" office:value="0.23779296875" calcext:value-type="float">
            <text:p>0.2377929688</text:p>
          </table:table-cell>
          <table:table-cell/>
          <table:table-cell table:formula="of:=([.C765]-0.2406036377)*([.C765]-0.2406036377)" office:value-type="float" office:value="0.00000789985994649432" calcext:value-type="float">
            <text:p>7.89985994649432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5" calcext:value-type="float">
            <text:p>765</text:p>
          </table:table-cell>
          <table:table-cell office:value-type="float" office:value="0.378290891647339" calcext:value-type="float">
            <text:p>0.3782908916</text:p>
          </table:table-cell>
          <table:table-cell/>
          <table:table-cell table:formula="of:=([.C766]-0.2406036377)*([.C766]-0.2406036377)" office:value-type="float" office:value="0.018957779899559" calcext:value-type="float">
            <text:p>0.01895777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6" calcext:value-type="float">
            <text:p>766</text:p>
          </table:table-cell>
          <table:table-cell office:value-type="float" office:value="0.548081159591675" calcext:value-type="float">
            <text:p>0.5480811596</text:p>
          </table:table-cell>
          <table:table-cell/>
          <table:table-cell table:formula="of:=([.C767]-0.2406036377)*([.C767]-0.2406036377)" office:value-type="float" office:value="0.0945424264686453" calcext:value-type="float">
            <text:p>0.09454242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7" calcext:value-type="float">
            <text:p>767</text:p>
          </table:table-cell>
          <table:table-cell office:value-type="float" office:value="0.335875034332275" calcext:value-type="float">
            <text:p>0.3358750343</text:p>
          </table:table-cell>
          <table:table-cell/>
          <table:table-cell table:formula="of:=([.C768]-0.2406036377)*([.C768]-0.2406036377)" office:value-type="float" office:value="0.00907663901626433" calcext:value-type="float">
            <text:p>0.0090766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8" calcext:value-type="float">
            <text:p>768</text:p>
          </table:table-cell>
          <table:table-cell office:value-type="float" office:value="0.378551959991455" calcext:value-type="float">
            <text:p>0.37855196</text:p>
          </table:table-cell>
          <table:table-cell/>
          <table:table-cell table:formula="of:=([.C769]-0.2406036377)*([.C769]-0.2406036377)" office:value-type="float" office:value="0.0190297396230272" calcext:value-type="float">
            <text:p>0.01902973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69" calcext:value-type="float">
            <text:p>769</text:p>
          </table:table-cell>
          <table:table-cell office:value-type="float" office:value="0.456357955932617" calcext:value-type="float">
            <text:p>0.4563579559</text:p>
          </table:table-cell>
          <table:table-cell/>
          <table:table-cell table:formula="of:=([.C770]-0.2406036377)*([.C770]-0.2406036377)" office:value-type="float" office:value="0.0465499258360214" calcext:value-type="float">
            <text:p>0.04654992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0" calcext:value-type="float">
            <text:p>770</text:p>
          </table:table-cell>
          <table:table-cell office:value-type="float" office:value="0.417456865310669" calcext:value-type="float">
            <text:p>0.4174568653</text:p>
          </table:table-cell>
          <table:table-cell/>
          <table:table-cell table:formula="of:=([.C771]-0.2406036377)*([.C771]-0.2406036377)" office:value-type="float" office:value="0.0312770641163111" calcext:value-type="float">
            <text:p>0.03127706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1" calcext:value-type="float">
            <text:p>771</text:p>
          </table:table-cell>
          <table:table-cell office:value-type="float" office:value="0.143956899642944" calcext:value-type="float">
            <text:p>0.1439568996</text:p>
          </table:table-cell>
          <table:table-cell/>
          <table:table-cell table:formula="of:=([.C772]-0.2406036377)*([.C772]-0.2406036377)" office:value-type="float" office:value="0.00934059197706913" calcext:value-type="float">
            <text:p>0.0093405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2" calcext:value-type="float">
            <text:p>772</text:p>
          </table:table-cell>
          <table:table-cell office:value-type="float" office:value="0.32478404045105" calcext:value-type="float">
            <text:p>0.3247840405</text:p>
          </table:table-cell>
          <table:table-cell/>
          <table:table-cell table:formula="of:=([.C773]-0.2406036377)*([.C773]-0.2406036377)" office:value-type="float" office:value="0.00708634020732895" calcext:value-type="float">
            <text:p>0.0070863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3" calcext:value-type="float">
            <text:p>773</text:p>
          </table:table-cell>
          <table:table-cell office:value-type="float" office:value="0.397933006286621" calcext:value-type="float">
            <text:p>0.3979330063</text:p>
          </table:table-cell>
          <table:table-cell/>
          <table:table-cell table:formula="of:=([.C774]-0.2406036377)*([.C774]-0.2406036377)" office:value-type="float" office:value="0.0247525302198649" calcext:value-type="float">
            <text:p>0.02475253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4" calcext:value-type="float">
            <text:p>774</text:p>
          </table:table-cell>
          <table:table-cell office:value-type="float" office:value="0.281690120697021" calcext:value-type="float">
            <text:p>0.2816901207</text:p>
          </table:table-cell>
          <table:table-cell/>
          <table:table-cell table:formula="of:=([.C775]-0.2406036377)*([.C775]-0.2406036377)" office:value-type="float" office:value="0.00168809908506453" calcext:value-type="float">
            <text:p>0.00168809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5" calcext:value-type="float">
            <text:p>775</text:p>
          </table:table-cell>
          <table:table-cell office:value-type="float" office:value="0.478279829025269" calcext:value-type="float">
            <text:p>0.478279829</text:p>
          </table:table-cell>
          <table:table-cell/>
          <table:table-cell table:formula="of:=([.C776]-0.2406036377)*([.C776]-0.2406036377)" office:value-type="float" office:value="0.0564899719228857" calcext:value-type="float">
            <text:p>0.05648997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6" calcext:value-type="float">
            <text:p>776</text:p>
          </table:table-cell>
          <table:table-cell office:value-type="float" office:value="0.14317798614502" calcext:value-type="float">
            <text:p>0.1431779861</text:p>
          </table:table-cell>
          <table:table-cell/>
          <table:table-cell table:formula="of:=([.C777]-0.2406036377)*([.C777]-0.2406036377)" office:value-type="float" office:value="0.00949175758091247" calcext:value-type="float">
            <text:p>0.00949175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7" calcext:value-type="float">
            <text:p>777</text:p>
          </table:table-cell>
          <table:table-cell office:value-type="float" office:value="0.138797998428345" calcext:value-type="float">
            <text:p>0.1387979984</text:p>
          </table:table-cell>
          <table:table-cell/>
          <table:table-cell table:formula="of:=([.C778]-0.2406036377)*([.C778]-0.2406036377)" office:value-type="float" office:value="0.0103643881875104" calcext:value-type="float">
            <text:p>0.01036438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8" calcext:value-type="float">
            <text:p>778</text:p>
          </table:table-cell>
          <table:table-cell office:value-type="float" office:value="0.246196031570435" calcext:value-type="float">
            <text:p>0.2461960316</text:p>
          </table:table-cell>
          <table:table-cell/>
          <table:table-cell table:formula="of:=([.C779]-0.2406036377)*([.C779]-0.2406036377)" office:value-type="float" office:value="0.000031274869202074" calcext:value-type="float">
            <text:p>3.127486920207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79" calcext:value-type="float">
            <text:p>779</text:p>
          </table:table-cell>
          <table:table-cell office:value-type="float" office:value="0.323681116104126" calcext:value-type="float">
            <text:p>0.3236811161</text:p>
          </table:table-cell>
          <table:table-cell/>
          <table:table-cell table:formula="of:=([.C780]-0.2406036377)*([.C780]-0.2406036377)" office:value-type="float" office:value="0.00690186741798803" calcext:value-type="float">
            <text:p>0.00690186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0" calcext:value-type="float">
            <text:p>780</text:p>
          </table:table-cell>
          <table:table-cell office:value-type="float" office:value="0.273648023605347" calcext:value-type="float">
            <text:p>0.2736480236</text:p>
          </table:table-cell>
          <table:table-cell/>
          <table:table-cell table:formula="of:=([.C781]-0.2406036377)*([.C781]-0.2406036377)" office:value-type="float" office:value="0.00109193143986147" calcext:value-type="float">
            <text:p>0.00109193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1" calcext:value-type="float">
            <text:p>781</text:p>
          </table:table-cell>
          <table:table-cell office:value-type="float" office:value="0.183398008346558" calcext:value-type="float">
            <text:p>0.1833980083</text:p>
          </table:table-cell>
          <table:table-cell/>
          <table:table-cell table:formula="of:=([.C782]-0.2406036377)*([.C782]-0.2406036377)" office:value-type="float" office:value="0.00327248402972343" calcext:value-type="float">
            <text:p>0.0032724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2" calcext:value-type="float">
            <text:p>782</text:p>
          </table:table-cell>
          <table:table-cell office:value-type="float" office:value="0.315873146057129" calcext:value-type="float">
            <text:p>0.3158731461</text:p>
          </table:table-cell>
          <table:table-cell/>
          <table:table-cell table:formula="of:=([.C783]-0.2406036377)*([.C783]-0.2406036377)" office:value-type="float" office:value="0.0056654988883239" calcext:value-type="float">
            <text:p>0.00566549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3" calcext:value-type="float">
            <text:p>783</text:p>
          </table:table-cell>
          <table:table-cell office:value-type="float" office:value="0.33909010887146" calcext:value-type="float">
            <text:p>0.3390901089</text:p>
          </table:table-cell>
          <table:table-cell/>
          <table:table-cell table:formula="of:=([.C784]-0.2406036377)*([.C784]-0.2406036377)" office:value-type="float" office:value="0.00969958500380682" calcext:value-type="float">
            <text:p>0.0096995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4" calcext:value-type="float">
            <text:p>784</text:p>
          </table:table-cell>
          <table:table-cell office:value-type="float" office:value="0.249799966812134" calcext:value-type="float">
            <text:p>0.2497999668</text:p>
          </table:table-cell>
          <table:table-cell/>
          <table:table-cell table:formula="of:=([.C785]-0.2406036377)*([.C785]-0.2406036377)" office:value-type="float" office:value="0.0000845724691386792" calcext:value-type="float">
            <text:p>8.4572469138679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5" calcext:value-type="float">
            <text:p>785</text:p>
          </table:table-cell>
          <table:table-cell office:value-type="float" office:value="0.19871997833252" calcext:value-type="float">
            <text:p>0.1987199783</text:p>
          </table:table-cell>
          <table:table-cell/>
          <table:table-cell table:formula="of:=([.C786]-0.2406036377)*([.C786]-0.2406036377)" office:value-type="float" office:value="0.00175424092201113" calcext:value-type="float">
            <text:p>0.00175424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6" calcext:value-type="float">
            <text:p>786</text:p>
          </table:table-cell>
          <table:table-cell office:value-type="float" office:value="0.329625844955444" calcext:value-type="float">
            <text:p>0.329625845</text:p>
          </table:table-cell>
          <table:table-cell/>
          <table:table-cell table:formula="of:=([.C787]-0.2406036377)*([.C787]-0.2406036377)" office:value-type="float" office:value="0.00792495338463129" calcext:value-type="float">
            <text:p>0.00792495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7" calcext:value-type="float">
            <text:p>787</text:p>
          </table:table-cell>
          <table:table-cell office:value-type="float" office:value="0.545840978622437" calcext:value-type="float">
            <text:p>0.5458409786</text:p>
          </table:table-cell>
          <table:table-cell/>
          <table:table-cell table:formula="of:=([.C788]-0.2406036377)*([.C788]-0.2406036377)" office:value-type="float" office:value="0.0931698342933997" calcext:value-type="float">
            <text:p>0.09316983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8" calcext:value-type="float">
            <text:p>788</text:p>
          </table:table-cell>
          <table:table-cell office:value-type="float" office:value="0.490737915039063" calcext:value-type="float">
            <text:p>0.490737915</text:p>
          </table:table-cell>
          <table:table-cell/>
          <table:table-cell table:formula="of:=([.C789]-0.2406036377)*([.C789]-0.2406036377)" office:value-type="float" office:value="0.062567156699935" calcext:value-type="float">
            <text:p>0.06256715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89" calcext:value-type="float">
            <text:p>789</text:p>
          </table:table-cell>
          <table:table-cell office:value-type="float" office:value="0.242094039916992" calcext:value-type="float">
            <text:p>0.2420940399</text:p>
          </table:table-cell>
          <table:table-cell/>
          <table:table-cell table:formula="of:=([.C790]-0.2406036377)*([.C790]-0.2406036377)" office:value-type="float" office:value="0.00000222129876841519" calcext:value-type="float">
            <text:p>2.22129876841519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0" calcext:value-type="float">
            <text:p>790</text:p>
          </table:table-cell>
          <table:table-cell office:value-type="float" office:value="0.304199934005737" calcext:value-type="float">
            <text:p>0.304199934</text:p>
          </table:table-cell>
          <table:table-cell/>
          <table:table-cell table:formula="of:=([.C791]-0.2406036377)*([.C791]-0.2406036377)" office:value-type="float" office:value="0.00404448890380713" calcext:value-type="float">
            <text:p>0.00404448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1" calcext:value-type="float">
            <text:p>791</text:p>
          </table:table-cell>
          <table:table-cell office:value-type="float" office:value="0.152010917663574" calcext:value-type="float">
            <text:p>0.1520109177</text:p>
          </table:table-cell>
          <table:table-cell/>
          <table:table-cell table:formula="of:=([.C792]-0.2406036377)*([.C792]-0.2406036377)" office:value-type="float" office:value="0.00784867004345252" calcext:value-type="float">
            <text:p>0.007848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2" calcext:value-type="float">
            <text:p>792</text:p>
          </table:table-cell>
          <table:table-cell office:value-type="float" office:value="0.225425004959106" calcext:value-type="float">
            <text:p>0.225425005</text:p>
          </table:table-cell>
          <table:table-cell/>
          <table:table-cell table:formula="of:=([.C793]-0.2406036377)*([.C793]-0.2406036377)" office:value-type="float" office:value="0.000230390891882926" calcext:value-type="float">
            <text:p>0.00023039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3" calcext:value-type="float">
            <text:p>793</text:p>
          </table:table-cell>
          <table:table-cell office:value-type="float" office:value="0.273186922073364" calcext:value-type="float">
            <text:p>0.2731869221</text:p>
          </table:table-cell>
          <table:table-cell/>
          <table:table-cell table:formula="of:=([.C794]-0.2406036377)*([.C794]-0.2406036377)" office:value-type="float" office:value="0.00106167042055552" calcext:value-type="float">
            <text:p>0.00106167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4" calcext:value-type="float">
            <text:p>794</text:p>
          </table:table-cell>
          <table:table-cell office:value-type="float" office:value="0.224744081497192" calcext:value-type="float">
            <text:p>0.2247440815</text:p>
          </table:table-cell>
          <table:table-cell/>
          <table:table-cell table:formula="of:=([.C795]-0.2406036377)*([.C795]-0.2406036377)" office:value-type="float" office:value="0.000251525522950013" calcext:value-type="float">
            <text:p>0.00025152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5" calcext:value-type="float">
            <text:p>795</text:p>
          </table:table-cell>
          <table:table-cell office:value-type="float" office:value="0.429819107055664" calcext:value-type="float">
            <text:p>0.4298191071</text:p>
          </table:table-cell>
          <table:table-cell/>
          <table:table-cell table:formula="of:=([.C796]-0.2406036377)*([.C796]-0.2406036377)" office:value-type="float" office:value="0.0358024938434843" calcext:value-type="float">
            <text:p>0.03580249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6" calcext:value-type="float">
            <text:p>796</text:p>
          </table:table-cell>
          <table:table-cell office:value-type="float" office:value="0.256530046463013" calcext:value-type="float">
            <text:p>0.2565300465</text:p>
          </table:table-cell>
          <table:table-cell/>
          <table:table-cell table:formula="of:=([.C797]-0.2406036377)*([.C797]-0.2406036377)" office:value-type="float" office:value="0.000253650496086567" calcext:value-type="float">
            <text:p>0.00025365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7" calcext:value-type="float">
            <text:p>797</text:p>
          </table:table-cell>
          <table:table-cell office:value-type="float" office:value="0.187762022018433" calcext:value-type="float">
            <text:p>0.187762022</text:p>
          </table:table-cell>
          <table:table-cell/>
          <table:table-cell table:formula="of:=([.C798]-0.2406036377)*([.C798]-0.2406036377)" office:value-type="float" office:value="0.00279223634783847" calcext:value-type="float">
            <text:p>0.00279223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8" calcext:value-type="float">
            <text:p>798</text:p>
          </table:table-cell>
          <table:table-cell office:value-type="float" office:value="0.333025932312012" calcext:value-type="float">
            <text:p>0.3330259323</text:p>
          </table:table-cell>
          <table:table-cell/>
          <table:table-cell table:formula="of:=([.C799]-0.2406036377)*([.C799]-0.2406036377)" office:value-type="float" office:value="0.00854188054134949" calcext:value-type="float">
            <text:p>0.00854188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799" calcext:value-type="float">
            <text:p>799</text:p>
          </table:table-cell>
          <table:table-cell office:value-type="float" office:value="0.141865968704224" calcext:value-type="float">
            <text:p>0.1418659687</text:p>
          </table:table-cell>
          <table:table-cell/>
          <table:table-cell table:formula="of:=([.C800]-0.2406036377)*([.C800]-0.2406036377)" office:value-type="float" office:value="0.0097491272787195" calcext:value-type="float">
            <text:p>0.00974912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0" calcext:value-type="float">
            <text:p>800</text:p>
          </table:table-cell>
          <table:table-cell office:value-type="float" office:value="0.204610109329224" calcext:value-type="float">
            <text:p>0.2046101093</text:p>
          </table:table-cell>
          <table:table-cell/>
          <table:table-cell table:formula="of:=([.C801]-0.2406036377)*([.C801]-0.2406036377)" office:value-type="float" office:value="0.00129553408457788" calcext:value-type="float">
            <text:p>0.00129553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1" calcext:value-type="float">
            <text:p>801</text:p>
          </table:table-cell>
          <table:table-cell office:value-type="float" office:value="0.187019824981689" calcext:value-type="float">
            <text:p>0.187019825</text:p>
          </table:table-cell>
          <table:table-cell/>
          <table:table-cell table:formula="of:=([.C802]-0.2406036377)*([.C802]-0.2406036377)" office:value-type="float" office:value="0.00287122498543098" calcext:value-type="float">
            <text:p>0.0028712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2" calcext:value-type="float">
            <text:p>802</text:p>
          </table:table-cell>
          <table:table-cell office:value-type="float" office:value="0.293632030487061" calcext:value-type="float">
            <text:p>0.2936320305</text:p>
          </table:table-cell>
          <table:table-cell/>
          <table:table-cell table:formula="of:=([.C803]-0.2406036377)*([.C803]-0.2406036377)" office:value-type="float" office:value="0.00281201044157877" calcext:value-type="float">
            <text:p>0.00281201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3" calcext:value-type="float">
            <text:p>803</text:p>
          </table:table-cell>
          <table:table-cell office:value-type="float" office:value="0.250025987625122" calcext:value-type="float">
            <text:p>0.2500259876</text:p>
          </table:table-cell>
          <table:table-cell/>
          <table:table-cell table:formula="of:=([.C804]-0.2406036377)*([.C804]-0.2406036377)" office:value-type="float" office:value="0.0000887806781114477" calcext:value-type="float">
            <text:p>8.8780678111447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4" calcext:value-type="float">
            <text:p>804</text:p>
          </table:table-cell>
          <table:table-cell office:value-type="float" office:value="0.229069948196411" calcext:value-type="float">
            <text:p>0.2290699482</text:p>
          </table:table-cell>
          <table:table-cell/>
          <table:table-cell table:formula="of:=([.C805]-0.2406036377)*([.C805]-0.2406036377)" office:value-type="float" office:value="0.000133025993565195" calcext:value-type="float">
            <text:p>0.0001330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5" calcext:value-type="float">
            <text:p>805</text:p>
          </table:table-cell>
          <table:table-cell office:value-type="float" office:value="0.394970178604126" calcext:value-type="float">
            <text:p>0.3949701786</text:p>
          </table:table-cell>
          <table:table-cell/>
          <table:table-cell table:formula="of:=([.C806]-0.2406036377)*([.C806]-0.2406036377)" office:value-type="float" office:value="0.0238290289507052" calcext:value-type="float">
            <text:p>0.0238290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6" calcext:value-type="float">
            <text:p>806</text:p>
          </table:table-cell>
          <table:table-cell office:value-type="float" office:value="0.49489688873291" calcext:value-type="float">
            <text:p>0.4948968887</text:p>
          </table:table-cell>
          <table:table-cell/>
          <table:table-cell table:formula="of:=([.C807]-0.2406036377)*([.C807]-0.2406036377)" office:value-type="float" office:value="0.0646650575208867" calcext:value-type="float">
            <text:p>0.06466505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7" calcext:value-type="float">
            <text:p>807</text:p>
          </table:table-cell>
          <table:table-cell office:value-type="float" office:value="0.351700067520142" calcext:value-type="float">
            <text:p>0.3517000675</text:p>
          </table:table-cell>
          <table:table-cell/>
          <table:table-cell table:formula="of:=([.C808]-0.2406036377)*([.C808]-0.2406036377)" office:value-type="float" office:value="0.0123424167187816" calcext:value-type="float">
            <text:p>0.01234241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8" calcext:value-type="float">
            <text:p>808</text:p>
          </table:table-cell>
          <table:table-cell office:value-type="float" office:value="0.198086977005005" calcext:value-type="float">
            <text:p>0.198086977</text:p>
          </table:table-cell>
          <table:table-cell/>
          <table:table-cell table:formula="of:=([.C809]-0.2406036377)*([.C809]-0.2406036377)" office:value-type="float" office:value="0.00180766643665334" calcext:value-type="float">
            <text:p>0.00180766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09" calcext:value-type="float">
            <text:p>809</text:p>
          </table:table-cell>
          <table:table-cell office:value-type="float" office:value="0.136655807495117" calcext:value-type="float">
            <text:p>0.1366558075</text:p>
          </table:table-cell>
          <table:table-cell/>
          <table:table-cell table:formula="of:=([.C810]-0.2406036377)*([.C810]-0.2406036377)" office:value-type="float" office:value="0.0108051514043032" calcext:value-type="float">
            <text:p>0.01080515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0" calcext:value-type="float">
            <text:p>810</text:p>
          </table:table-cell>
          <table:table-cell office:value-type="float" office:value="0.139580011367798" calcext:value-type="float">
            <text:p>0.1395800114</text:p>
          </table:table-cell>
          <table:table-cell/>
          <table:table-cell table:formula="of:=([.C811]-0.2406036377)*([.C811]-0.2406036377)" office:value-type="float" office:value="0.0102057730773084" calcext:value-type="float">
            <text:p>0.01020577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1" calcext:value-type="float">
            <text:p>811</text:p>
          </table:table-cell>
          <table:table-cell office:value-type="float" office:value="0.313529968261719" calcext:value-type="float">
            <text:p>0.3135299683</text:p>
          </table:table-cell>
          <table:table-cell/>
          <table:table-cell table:formula="of:=([.C812]-0.2406036377)*([.C812]-0.2406036377)" office:value-type="float" office:value="0.00531824968919708" calcext:value-type="float">
            <text:p>0.00531824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2" calcext:value-type="float">
            <text:p>812</text:p>
          </table:table-cell>
          <table:table-cell office:value-type="float" office:value="0.211992025375366" calcext:value-type="float">
            <text:p>0.2119920254</text:p>
          </table:table-cell>
          <table:table-cell/>
          <table:table-cell table:formula="of:=([.C813]-0.2406036377)*([.C813]-0.2406036377)" office:value-type="float" office:value="0.000818624359815138" calcext:value-type="float">
            <text:p>0.00081862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3" calcext:value-type="float">
            <text:p>813</text:p>
          </table:table-cell>
          <table:table-cell office:value-type="float" office:value="0.253772020339966" calcext:value-type="float">
            <text:p>0.2537720203</text:p>
          </table:table-cell>
          <table:table-cell/>
          <table:table-cell table:formula="of:=([.C814]-0.2406036377)*([.C814]-0.2406036377)" office:value-type="float" office:value="0.000173406301352553" calcext:value-type="float">
            <text:p>0.00017340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4" calcext:value-type="float">
            <text:p>814</text:p>
          </table:table-cell>
          <table:table-cell office:value-type="float" office:value="0.313384056091309" calcext:value-type="float">
            <text:p>0.3133840561</text:p>
          </table:table-cell>
          <table:table-cell/>
          <table:table-cell table:formula="of:=([.C815]-0.2406036377)*([.C815]-0.2406036377)" office:value-type="float" office:value="0.00529698930121393" calcext:value-type="float">
            <text:p>0.00529698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5" calcext:value-type="float">
            <text:p>815</text:p>
          </table:table-cell>
          <table:table-cell office:value-type="float" office:value="0.0884881019592285" calcext:value-type="float">
            <text:p>0.088488102</text:p>
          </table:table-cell>
          <table:table-cell/>
          <table:table-cell table:formula="of:=([.C816]-0.2406036377)*([.C816]-0.2406036377)" office:value-type="float" office:value="0.0231391362137019" calcext:value-type="float">
            <text:p>0.02313913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6" calcext:value-type="float">
            <text:p>816</text:p>
          </table:table-cell>
          <table:table-cell office:value-type="float" office:value="0.111007928848267" calcext:value-type="float">
            <text:p>0.1110079288</text:p>
          </table:table-cell>
          <table:table-cell/>
          <table:table-cell table:formula="of:=([.C817]-0.2406036377)*([.C817]-0.2406036377)" office:value-type="float" office:value="0.0167950477527833" calcext:value-type="float">
            <text:p>0.01679504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7" calcext:value-type="float">
            <text:p>817</text:p>
          </table:table-cell>
          <table:table-cell office:value-type="float" office:value="0.150183916091919" calcext:value-type="float">
            <text:p>0.1501839161</text:p>
          </table:table-cell>
          <table:table-cell/>
          <table:table-cell table:formula="of:=([.C818]-0.2406036377)*([.C818]-0.2406036377)" office:value-type="float" office:value="0.00817572605568288" calcext:value-type="float">
            <text:p>0.00817572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8" calcext:value-type="float">
            <text:p>818</text:p>
          </table:table-cell>
          <table:table-cell office:value-type="float" office:value="0.359787940979004" calcext:value-type="float">
            <text:p>0.359787941</text:p>
          </table:table-cell>
          <table:table-cell/>
          <table:table-cell table:formula="of:=([.C819]-0.2406036377)*([.C819]-0.2406036377)" office:value-type="float" office:value="0.0142048981481016" calcext:value-type="float">
            <text:p>0.01420489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19" calcext:value-type="float">
            <text:p>819</text:p>
          </table:table-cell>
          <table:table-cell office:value-type="float" office:value="0.431993961334229" calcext:value-type="float">
            <text:p>0.4319939613</text:p>
          </table:table-cell>
          <table:table-cell/>
          <table:table-cell table:formula="of:=([.C820]-0.2406036377)*([.C820]-0.2406036377)" office:value-type="float" office:value="0.0366302559808147" calcext:value-type="float">
            <text:p>0.0366302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0" calcext:value-type="float">
            <text:p>820</text:p>
          </table:table-cell>
          <table:table-cell office:value-type="float" office:value="0.309900999069214" calcext:value-type="float">
            <text:p>0.3099009991</text:p>
          </table:table-cell>
          <table:table-cell/>
          <table:table-cell table:formula="of:=([.C821]-0.2406036377)*([.C821]-0.2406036377)" office:value-type="float" office:value="0.00480212429273542" calcext:value-type="float">
            <text:p>0.00480212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1" calcext:value-type="float">
            <text:p>821</text:p>
          </table:table-cell>
          <table:table-cell office:value-type="float" office:value="0.305576086044311" calcext:value-type="float">
            <text:p>0.305576086</text:p>
          </table:table-cell>
          <table:table-cell/>
          <table:table-cell table:formula="of:=([.C822]-0.2406036377)*([.C822]-0.2406036377)" office:value-type="float" office:value="0.00422141904385422" calcext:value-type="float">
            <text:p>0.0042214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2" calcext:value-type="float">
            <text:p>822</text:p>
          </table:table-cell>
          <table:table-cell office:value-type="float" office:value="0.184270143508911" calcext:value-type="float">
            <text:p>0.1842701435</text:p>
          </table:table-cell>
          <table:table-cell/>
          <table:table-cell table:formula="of:=([.C823]-0.2406036377)*([.C823]-0.2406036377)" office:value-type="float" office:value="0.00317346256777744" calcext:value-type="float">
            <text:p>0.00317346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3" calcext:value-type="float">
            <text:p>823</text:p>
          </table:table-cell>
          <table:table-cell office:value-type="float" office:value="0.0989139080047607" calcext:value-type="float">
            <text:p>0.098913908</text:p>
          </table:table-cell>
          <table:table-cell/>
          <table:table-cell table:formula="of:=([.C824]-0.2406036377)*([.C824]-0.2406036377)" office:value-type="float" office:value="0.02007597950111" calcext:value-type="float">
            <text:p>0.0200759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4" calcext:value-type="float">
            <text:p>824</text:p>
          </table:table-cell>
          <table:table-cell office:value-type="float" office:value="0.395850896835327" calcext:value-type="float">
            <text:p>0.3958508968</text:p>
          </table:table-cell>
          <table:table-cell/>
          <table:table-cell table:formula="of:=([.C825]-0.2406036377)*([.C825]-0.2406036377)" office:value-type="float" office:value="0.0241017114690314" calcext:value-type="float">
            <text:p>0.02410171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5" calcext:value-type="float">
            <text:p>825</text:p>
          </table:table-cell>
          <table:table-cell office:value-type="float" office:value="0.136317014694214" calcext:value-type="float">
            <text:p>0.1363170147</text:p>
          </table:table-cell>
          <table:table-cell/>
          <table:table-cell table:formula="of:=([.C826]-0.2406036377)*([.C826]-0.2406036377)" office:value-type="float" office:value="0.010875699737951" calcext:value-type="float">
            <text:p>0.01087569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6" calcext:value-type="float">
            <text:p>826</text:p>
          </table:table-cell>
          <table:table-cell office:value-type="float" office:value="0.228024959564209" calcext:value-type="float">
            <text:p>0.2280249596</text:p>
          </table:table-cell>
          <table:table-cell/>
          <table:table-cell table:formula="of:=([.C827]-0.2406036377)*([.C827]-0.2406036377)" office:value-type="float" office:value="0.000158223143643827" calcext:value-type="float">
            <text:p>0.00015822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7" calcext:value-type="float">
            <text:p>827</text:p>
          </table:table-cell>
          <table:table-cell office:value-type="float" office:value="0.408694982528686" calcext:value-type="float">
            <text:p>0.4086949825</text:p>
          </table:table-cell>
          <table:table-cell/>
          <table:table-cell table:formula="of:=([.C828]-0.2406036377)*([.C828]-0.2406036377)" office:value-type="float" office:value="0.0282547002063164" calcext:value-type="float">
            <text:p>0.02825470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8" calcext:value-type="float">
            <text:p>828</text:p>
          </table:table-cell>
          <table:table-cell office:value-type="float" office:value="0.102089881896973" calcext:value-type="float">
            <text:p>0.1020898819</text:p>
          </table:table-cell>
          <table:table-cell/>
          <table:table-cell table:formula="of:=([.C829]-0.2406036377)*([.C829]-0.2406036377)" office:value-type="float" office:value="0.0191860605466607" calcext:value-type="float">
            <text:p>0.01918606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29" calcext:value-type="float">
            <text:p>829</text:p>
          </table:table-cell>
          <table:table-cell office:value-type="float" office:value="0.132869005203247" calcext:value-type="float">
            <text:p>0.1328690052</text:p>
          </table:table-cell>
          <table:table-cell/>
          <table:table-cell table:formula="of:=([.C830]-0.2406036377)*([.C830]-0.2406036377)" office:value-type="float" office:value="0.0116067510392104" calcext:value-type="float">
            <text:p>0.0116067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0" calcext:value-type="float">
            <text:p>830</text:p>
          </table:table-cell>
          <table:table-cell office:value-type="float" office:value="0.106297016143799" calcext:value-type="float">
            <text:p>0.1062970161</text:p>
          </table:table-cell>
          <table:table-cell/>
          <table:table-cell table:formula="of:=([.C831]-0.2406036377)*([.C831]-0.2406036377)" office:value-type="float" office:value="0.0180382685938406" calcext:value-type="float">
            <text:p>0.01803826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1" calcext:value-type="float">
            <text:p>831</text:p>
          </table:table-cell>
          <table:table-cell office:value-type="float" office:value="0.13821291923523" calcext:value-type="float">
            <text:p>0.1382129192</text:p>
          </table:table-cell>
          <table:table-cell/>
          <table:table-cell table:formula="of:=([.C832]-0.2406036377)*([.C832]-0.2406036377)" office:value-type="float" office:value="0.0104838592277319" calcext:value-type="float">
            <text:p>0.01048385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2" calcext:value-type="float">
            <text:p>832</text:p>
          </table:table-cell>
          <table:table-cell office:value-type="float" office:value="0.218729019165039" calcext:value-type="float">
            <text:p>0.2187290192</text:p>
          </table:table-cell>
          <table:table-cell/>
          <table:table-cell table:formula="of:=([.C833]-0.2406036377)*([.C833]-0.2406036377)" office:value-type="float" office:value="0.000478498936050057" calcext:value-type="float">
            <text:p>0.00047849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3" calcext:value-type="float">
            <text:p>833</text:p>
          </table:table-cell>
          <table:table-cell office:value-type="float" office:value="0.264703035354614" calcext:value-type="float">
            <text:p>0.2647030354</text:p>
          </table:table-cell>
          <table:table-cell/>
          <table:table-cell table:formula="of:=([.C834]-0.2406036377)*([.C834]-0.2406036377)" office:value-type="float" office:value="0.000580780967315227" calcext:value-type="float">
            <text:p>0.0005807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4" calcext:value-type="float">
            <text:p>834</text:p>
          </table:table-cell>
          <table:table-cell office:value-type="float" office:value="0.366845846176147" calcext:value-type="float">
            <text:p>0.3668458462</text:p>
          </table:table-cell>
          <table:table-cell/>
          <table:table-cell table:formula="of:=([.C835]-0.2406036377)*([.C835]-0.2406036377)" office:value-type="float" office:value="0.0159370952009351" calcext:value-type="float">
            <text:p>0.01593709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5" calcext:value-type="float">
            <text:p>835</text:p>
          </table:table-cell>
          <table:table-cell office:value-type="float" office:value="0.417484045028686" calcext:value-type="float">
            <text:p>0.417484045</text:p>
          </table:table-cell>
          <table:table-cell/>
          <table:table-cell table:formula="of:=([.C836]-0.2406036377)*([.C836]-0.2406036377)" office:value-type="float" office:value="0.031286678496762" calcext:value-type="float">
            <text:p>0.03128667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6" calcext:value-type="float">
            <text:p>836</text:p>
          </table:table-cell>
          <table:table-cell office:value-type="float" office:value="0.499678134918213" calcext:value-type="float">
            <text:p>0.4996781349</text:p>
          </table:table-cell>
          <table:table-cell/>
          <table:table-cell table:formula="of:=([.C837]-0.2406036377)*([.C837]-0.2406036377)" office:value-type="float" office:value="0.0671195951088698" calcext:value-type="float">
            <text:p>0.06711959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7" calcext:value-type="float">
            <text:p>837</text:p>
          </table:table-cell>
          <table:table-cell office:value-type="float" office:value="0.139218091964722" calcext:value-type="float">
            <text:p>0.139218092</text:p>
          </table:table-cell>
          <table:table-cell/>
          <table:table-cell table:formula="of:=([.C838]-0.2406036377)*([.C838]-0.2406036377)" office:value-type="float" office:value="0.0102790288840402" calcext:value-type="float">
            <text:p>0.01027902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8" calcext:value-type="float">
            <text:p>838</text:p>
          </table:table-cell>
          <table:table-cell office:value-type="float" office:value="0.172451972961426" calcext:value-type="float">
            <text:p>0.172451973</text:p>
          </table:table-cell>
          <table:table-cell/>
          <table:table-cell table:formula="of:=([.C839]-0.2406036377)*([.C839]-0.2406036377)" office:value-type="float" office:value="0.00464464940663902" calcext:value-type="float">
            <text:p>0.00464464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39" calcext:value-type="float">
            <text:p>839</text:p>
          </table:table-cell>
          <table:table-cell office:value-type="float" office:value="0.262913942337036" calcext:value-type="float">
            <text:p>0.2629139423</text:p>
          </table:table-cell>
          <table:table-cell/>
          <table:table-cell table:formula="of:=([.C840]-0.2406036377)*([.C840]-0.2406036377)" office:value-type="float" office:value="0.000497749692997355" calcext:value-type="float">
            <text:p>0.00049774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0" calcext:value-type="float">
            <text:p>840</text:p>
          </table:table-cell>
          <table:table-cell office:value-type="float" office:value="0.370305061340332" calcext:value-type="float">
            <text:p>0.3703050613</text:p>
          </table:table-cell>
          <table:table-cell/>
          <table:table-cell table:formula="of:=([.C841]-0.2406036377)*([.C841]-0.2406036377)" office:value-type="float" office:value="0.0168224592943289" calcext:value-type="float">
            <text:p>0.01682245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1" calcext:value-type="float">
            <text:p>841</text:p>
          </table:table-cell>
          <table:table-cell office:value-type="float" office:value="0.158958911895752" calcext:value-type="float">
            <text:p>0.1589589119</text:p>
          </table:table-cell>
          <table:table-cell/>
          <table:table-cell table:formula="of:=([.C842]-0.2406036377)*([.C842]-0.2406036377)" office:value-type="float" office:value="0.00666586125165084" calcext:value-type="float">
            <text:p>0.00666586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2" calcext:value-type="float">
            <text:p>842</text:p>
          </table:table-cell>
          <table:table-cell office:value-type="float" office:value="0.46907901763916" calcext:value-type="float">
            <text:p>0.4690790176</text:p>
          </table:table-cell>
          <table:table-cell/>
          <table:table-cell table:formula="of:=([.C843]-0.2406036377)*([.C843]-0.2406036377)" office:value-type="float" office:value="0.0522009992383436" calcext:value-type="float">
            <text:p>0.05220099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3" calcext:value-type="float">
            <text:p>843</text:p>
          </table:table-cell>
          <table:table-cell office:value-type="float" office:value="0.102757930755615" calcext:value-type="float">
            <text:p>0.1027579308</text:p>
          </table:table-cell>
          <table:table-cell/>
          <table:table-cell table:formula="of:=([.C844]-0.2406036377)*([.C844]-0.2406036377)" office:value-type="float" office:value="0.0190014389229972" calcext:value-type="float">
            <text:p>0.01900143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4" calcext:value-type="float">
            <text:p>844</text:p>
          </table:table-cell>
          <table:table-cell office:value-type="float" office:value="0.200110912322998" calcext:value-type="float">
            <text:p>0.2001109123</text:p>
          </table:table-cell>
          <table:table-cell/>
          <table:table-cell table:formula="of:=([.C845]-0.2406036377)*([.C845]-0.2406036377)" office:value-type="float" office:value="0.0016396608084573" calcext:value-type="float">
            <text:p>0.00163966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5" calcext:value-type="float">
            <text:p>845</text:p>
          </table:table-cell>
          <table:table-cell office:value-type="float" office:value="0.117186069488525" calcext:value-type="float">
            <text:p>0.1171860695</text:p>
          </table:table-cell>
          <table:table-cell/>
          <table:table-cell table:formula="of:=([.C846]-0.2406036377)*([.C846]-0.2406036377)" office:value-type="float" office:value="0.015231896143234" calcext:value-type="float">
            <text:p>0.01523189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6" calcext:value-type="float">
            <text:p>846</text:p>
          </table:table-cell>
          <table:table-cell office:value-type="float" office:value="0.136183977127075" calcext:value-type="float">
            <text:p>0.1361839771</text:p>
          </table:table-cell>
          <table:table-cell/>
          <table:table-cell table:formula="of:=([.C847]-0.2406036377)*([.C847]-0.2406036377)" office:value-type="float" office:value="0.0109034655141648" calcext:value-type="float">
            <text:p>0.01090346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7" calcext:value-type="float">
            <text:p>847</text:p>
          </table:table-cell>
          <table:table-cell office:value-type="float" office:value="0.133013010025024" calcext:value-type="float">
            <text:p>0.13301301</text:p>
          </table:table-cell>
          <table:table-cell/>
          <table:table-cell table:formula="of:=([.C848]-0.2406036377)*([.C848]-0.2406036377)" office:value-type="float" office:value="0.0115757431634952" calcext:value-type="float">
            <text:p>0.01157574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8" calcext:value-type="float">
            <text:p>848</text:p>
          </table:table-cell>
          <table:table-cell office:value-type="float" office:value="0.314616918563843" calcext:value-type="float">
            <text:p>0.3146169186</text:p>
          </table:table-cell>
          <table:table-cell/>
          <table:table-cell table:formula="of:=([.C849]-0.2406036377)*([.C849]-0.2406036377)" office:value-type="float" office:value="0.00547796574423007" calcext:value-type="float">
            <text:p>0.00547796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49" calcext:value-type="float">
            <text:p>849</text:p>
          </table:table-cell>
          <table:table-cell office:value-type="float" office:value="0.553233146667481" calcext:value-type="float">
            <text:p>0.5532331467</text:p>
          </table:table-cell>
          <table:table-cell/>
          <table:table-cell table:formula="of:=([.C850]-0.2406036377)*([.C850]-0.2406036377)" office:value-type="float" office:value="0.0977372098772479" calcext:value-type="float">
            <text:p>0.09773720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0" calcext:value-type="float">
            <text:p>850</text:p>
          </table:table-cell>
          <table:table-cell office:value-type="float" office:value="0.231781959533691" calcext:value-type="float">
            <text:p>0.2317819595</text:p>
          </table:table-cell>
          <table:table-cell/>
          <table:table-cell table:formula="of:=([.C851]-0.2406036377)*([.C851]-0.2406036377)" office:value-type="float" office:value="0.0000778220056699259" calcext:value-type="float">
            <text:p>0.0000778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1" calcext:value-type="float">
            <text:p>851</text:p>
          </table:table-cell>
          <table:table-cell office:value-type="float" office:value="0.171401023864746" calcext:value-type="float">
            <text:p>0.1714010239</text:p>
          </table:table-cell>
          <table:table-cell/>
          <table:table-cell table:formula="of:=([.C852]-0.2406036377)*([.C852]-0.2406036377)" office:value-type="float" office:value="0.00478900176163128" calcext:value-type="float">
            <text:p>0.00478900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2" calcext:value-type="float">
            <text:p>852</text:p>
          </table:table-cell>
          <table:table-cell office:value-type="float" office:value="0.255171060562134" calcext:value-type="float">
            <text:p>0.2551710606</text:p>
          </table:table-cell>
          <table:table-cell/>
          <table:table-cell table:formula="of:=([.C853]-0.2406036377)*([.C853]-0.2406036377)" office:value-type="float" office:value="0.000212209808844218" calcext:value-type="float">
            <text:p>0.00021220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3" calcext:value-type="float">
            <text:p>853</text:p>
          </table:table-cell>
          <table:table-cell office:value-type="float" office:value="0.575047016143799" calcext:value-type="float">
            <text:p>0.5750470161</text:p>
          </table:table-cell>
          <table:table-cell/>
          <table:table-cell table:formula="of:=([.C854]-0.2406036377)*([.C854]-0.2406036377)" office:value-type="float" office:value="0.111852373384902" calcext:value-type="float">
            <text:p>0.11185237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4" calcext:value-type="float">
            <text:p>854</text:p>
          </table:table-cell>
          <table:table-cell office:value-type="float" office:value="0.503738880157471" calcext:value-type="float">
            <text:p>0.5037388802</text:p>
          </table:table-cell>
          <table:table-cell/>
          <table:table-cell table:formula="of:=([.C855]-0.2406036377)*([.C855]-0.2406036377)" office:value-type="float" office:value="0.0692401558231519" calcext:value-type="float">
            <text:p>0.06924015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5" calcext:value-type="float">
            <text:p>855</text:p>
          </table:table-cell>
          <table:table-cell office:value-type="float" office:value="0.34286904335022" calcext:value-type="float">
            <text:p>0.3428690434</text:p>
          </table:table-cell>
          <table:table-cell/>
          <table:table-cell table:formula="of:=([.C856]-0.2406036377)*([.C856]-0.2406036377)" office:value-type="float" office:value="0.010458213192804" calcext:value-type="float">
            <text:p>0.01045821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6" calcext:value-type="float">
            <text:p>856</text:p>
          </table:table-cell>
          <table:table-cell office:value-type="float" office:value="0.192089080810547" calcext:value-type="float">
            <text:p>0.1920890808</text:p>
          </table:table-cell>
          <table:table-cell/>
          <table:table-cell table:formula="of:=([.C857]-0.2406036377)*([.C857]-0.2406036377)" office:value-type="float" office:value="0.00235366223017998" calcext:value-type="float">
            <text:p>0.00235366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7" calcext:value-type="float">
            <text:p>857</text:p>
          </table:table-cell>
          <table:table-cell office:value-type="float" office:value="0.298269033432007" calcext:value-type="float">
            <text:p>0.2982690334</text:p>
          </table:table-cell>
          <table:table-cell/>
          <table:table-cell table:formula="of:=([.C858]-0.2406036377)*([.C858]-0.2406036377)" office:value-type="float" office:value="0.00332529786492895" calcext:value-type="float">
            <text:p>0.00332529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8" calcext:value-type="float">
            <text:p>858</text:p>
          </table:table-cell>
          <table:table-cell office:value-type="float" office:value="0.143245935440063" calcext:value-type="float">
            <text:p>0.1432459354</text:p>
          </table:table-cell>
          <table:table-cell/>
          <table:table-cell table:formula="of:=([.C859]-0.2406036377)*([.C859]-0.2406036377)" office:value-type="float" office:value="0.00947852218933445" calcext:value-type="float">
            <text:p>0.00947852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59" calcext:value-type="float">
            <text:p>859</text:p>
          </table:table-cell>
          <table:table-cell office:value-type="float" office:value="0.301634073257446" calcext:value-type="float">
            <text:p>0.3016340733</text:p>
          </table:table-cell>
          <table:table-cell/>
          <table:table-cell table:formula="of:=([.C860]-0.2406036377)*([.C860]-0.2406036377)" office:value-type="float" office:value="0.0037247140643316" calcext:value-type="float">
            <text:p>0.00372471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0" calcext:value-type="float">
            <text:p>860</text:p>
          </table:table-cell>
          <table:table-cell office:value-type="float" office:value="0.154684066772461" calcext:value-type="float">
            <text:p>0.1546840668</text:p>
          </table:table-cell>
          <table:table-cell/>
          <table:table-cell table:formula="of:=([.C861]-0.2406036377)*([.C861]-0.2406036377)" office:value-type="float" office:value="0.00738217266837242" calcext:value-type="float">
            <text:p>0.00738217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1" calcext:value-type="float">
            <text:p>861</text:p>
          </table:table-cell>
          <table:table-cell office:value-type="float" office:value="0.109691858291626" calcext:value-type="float">
            <text:p>0.1096918583</text:p>
          </table:table-cell>
          <table:table-cell/>
          <table:table-cell table:formula="of:=([.C862]-0.2406036377)*([.C862]-0.2406036377)" office:value-type="float" office:value="0.0171378939878668" calcext:value-type="float">
            <text:p>0.0171378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2" calcext:value-type="float">
            <text:p>862</text:p>
          </table:table-cell>
          <table:table-cell office:value-type="float" office:value="0.276357889175415" calcext:value-type="float">
            <text:p>0.2763578892</text:p>
          </table:table-cell>
          <table:table-cell/>
          <table:table-cell table:formula="of:=([.C863]-0.2406036377)*([.C863]-0.2406036377)" office:value-type="float" office:value="0.00127836649856722" calcext:value-type="float">
            <text:p>0.00127836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3" calcext:value-type="float">
            <text:p>863</text:p>
          </table:table-cell>
          <table:table-cell office:value-type="float" office:value="0.550005912780762" calcext:value-type="float">
            <text:p>0.5500059128</text:p>
          </table:table-cell>
          <table:table-cell/>
          <table:table-cell table:formula="of:=([.C864]-0.2406036377)*([.C864]-0.2406036377)" office:value-type="float" office:value="0.0957297678251513" calcext:value-type="float">
            <text:p>0.09572976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4" calcext:value-type="float">
            <text:p>864</text:p>
          </table:table-cell>
          <table:table-cell office:value-type="float" office:value="0.28178882598877" calcext:value-type="float">
            <text:p>0.281788826</text:p>
          </table:table-cell>
          <table:table-cell/>
          <table:table-cell table:formula="of:=([.C865]-0.2406036377)*([.C865]-0.2406036377)" office:value-type="float" office:value="0.0016962197343814" calcext:value-type="float">
            <text:p>0.00169621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5" calcext:value-type="float">
            <text:p>865</text:p>
          </table:table-cell>
          <table:table-cell office:value-type="float" office:value="0.106349945068359" calcext:value-type="float">
            <text:p>0.1063499451</text:p>
          </table:table-cell>
          <table:table-cell/>
          <table:table-cell table:formula="of:=([.C866]-0.2406036377)*([.C866]-0.2406036377)" office:value-type="float" office:value="0.018024053985231" calcext:value-type="float">
            <text:p>0.0180240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6" calcext:value-type="float">
            <text:p>866</text:p>
          </table:table-cell>
          <table:table-cell office:value-type="float" office:value="0.259361028671265" calcext:value-type="float">
            <text:p>0.2593610287</text:p>
          </table:table-cell>
          <table:table-cell/>
          <table:table-cell table:formula="of:=([.C867]-0.2406036377)*([.C867]-0.2406036377)" office:value-type="float" office:value="0.00035183971604888" calcext:value-type="float">
            <text:p>0.00035183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7" calcext:value-type="float">
            <text:p>867</text:p>
          </table:table-cell>
          <table:table-cell office:value-type="float" office:value="0.154754877090454" calcext:value-type="float">
            <text:p>0.1547548771</text:p>
          </table:table-cell>
          <table:table-cell/>
          <table:table-cell table:formula="of:=([.C868]-0.2406036377)*([.C868]-0.2406036377)" office:value-type="float" office:value="0.00737000969819512" calcext:value-type="float">
            <text:p>0.00737000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8" calcext:value-type="float">
            <text:p>868</text:p>
          </table:table-cell>
          <table:table-cell office:value-type="float" office:value="0.257116794586182" calcext:value-type="float">
            <text:p>0.2571167946</text:p>
          </table:table-cell>
          <table:table-cell/>
          <table:table-cell table:formula="of:=([.C869]-0.2406036377)*([.C869]-0.2406036377)" office:value-type="float" office:value="0.000272684350347648" calcext:value-type="float">
            <text:p>0.00027268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69" calcext:value-type="float">
            <text:p>869</text:p>
          </table:table-cell>
          <table:table-cell office:value-type="float" office:value="0.366384029388428" calcext:value-type="float">
            <text:p>0.3663840294</text:p>
          </table:table-cell>
          <table:table-cell/>
          <table:table-cell table:formula="of:=([.C870]-0.2406036377)*([.C870]-0.2406036377)" office:value-type="float" office:value="0.0158207069332943" calcext:value-type="float">
            <text:p>0.01582070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0" calcext:value-type="float">
            <text:p>870</text:p>
          </table:table-cell>
          <table:table-cell office:value-type="float" office:value="0.452008008956909" calcext:value-type="float">
            <text:p>0.452008009</text:p>
          </table:table-cell>
          <table:table-cell/>
          <table:table-cell table:formula="of:=([.C871]-0.2406036377)*([.C871]-0.2406036377)" office:value-type="float" office:value="0.0446918081865291" calcext:value-type="float">
            <text:p>0.04469180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1" calcext:value-type="float">
            <text:p>871</text:p>
          </table:table-cell>
          <table:table-cell office:value-type="float" office:value="0.455786943435669" calcext:value-type="float">
            <text:p>0.4557869434</text:p>
          </table:table-cell>
          <table:table-cell/>
          <table:table-cell table:formula="of:=([.C872]-0.2406036377)*([.C872]-0.2406036377)" office:value-type="float" office:value="0.0463038550673304" calcext:value-type="float">
            <text:p>0.04630385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2" calcext:value-type="float">
            <text:p>872</text:p>
          </table:table-cell>
          <table:table-cell office:value-type="float" office:value="0.155172109603882" calcext:value-type="float">
            <text:p>0.1551721096</text:p>
          </table:table-cell>
          <table:table-cell/>
          <table:table-cell table:formula="of:=([.C873]-0.2406036377)*([.C873]-0.2406036377)" office:value-type="float" office:value="0.00729854599283782" calcext:value-type="float">
            <text:p>0.0072985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3" calcext:value-type="float">
            <text:p>873</text:p>
          </table:table-cell>
          <table:table-cell office:value-type="float" office:value="0.325093030929565" calcext:value-type="float">
            <text:p>0.3250930309</text:p>
          </table:table-cell>
          <table:table-cell/>
          <table:table-cell table:formula="of:=([.C874]-0.2406036377)*([.C874]-0.2406036377)" office:value-type="float" office:value="0.00713845756830014" calcext:value-type="float">
            <text:p>0.00713845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4" calcext:value-type="float">
            <text:p>874</text:p>
          </table:table-cell>
          <table:table-cell office:value-type="float" office:value="0.346746206283569" calcext:value-type="float">
            <text:p>0.3467462063</text:p>
          </table:table-cell>
          <table:table-cell/>
          <table:table-cell table:formula="of:=([.C875]-0.2406036377)*([.C875]-0.2406036377)" office:value-type="float" office:value="0.0112662448655177" calcext:value-type="float">
            <text:p>0.01126624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5" calcext:value-type="float">
            <text:p>875</text:p>
          </table:table-cell>
          <table:table-cell office:value-type="float" office:value="0.387326955795288" calcext:value-type="float">
            <text:p>0.3873269558</text:p>
          </table:table-cell>
          <table:table-cell/>
          <table:table-cell table:formula="of:=([.C876]-0.2406036377)*([.C876]-0.2406036377)" office:value-type="float" office:value="0.0215277320728911" calcext:value-type="float">
            <text:p>0.02152773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6" calcext:value-type="float">
            <text:p>876</text:p>
          </table:table-cell>
          <table:table-cell office:value-type="float" office:value="0.648910045623779" calcext:value-type="float">
            <text:p>0.6489100456</text:p>
          </table:table-cell>
          <table:table-cell/>
          <table:table-cell table:formula="of:=([.C877]-0.2406036377)*([.C877]-0.2406036377)" office:value-type="float" office:value="0.16671412275162" calcext:value-type="float">
            <text:p>0.16671412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7" calcext:value-type="float">
            <text:p>877</text:p>
          </table:table-cell>
          <table:table-cell office:value-type="float" office:value="0.564282178878784" calcext:value-type="float">
            <text:p>0.5642821789</text:p>
          </table:table-cell>
          <table:table-cell/>
          <table:table-cell table:formula="of:=([.C878]-0.2406036377)*([.C878]-0.2406036377)" office:value-type="float" office:value="0.104767798019626" calcext:value-type="float">
            <text:p>0.1047677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8" calcext:value-type="float">
            <text:p>878</text:p>
          </table:table-cell>
          <table:table-cell office:value-type="float" office:value="0.679911851882935" calcext:value-type="float">
            <text:p>0.6799118519</text:p>
          </table:table-cell>
          <table:table-cell/>
          <table:table-cell table:formula="of:=([.C879]-0.2406036377)*([.C879]-0.2406036377)" office:value-type="float" office:value="0.192991707048599" calcext:value-type="float">
            <text:p>0.1929917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79" calcext:value-type="float">
            <text:p>879</text:p>
          </table:table-cell>
          <table:table-cell office:value-type="float" office:value="0.562139987945557" calcext:value-type="float">
            <text:p>0.5621399879</text:p>
          </table:table-cell>
          <table:table-cell/>
          <table:table-cell table:formula="of:=([.C880]-0.2406036377)*([.C880]-0.2406036377)" office:value-type="float" office:value="0.103385624529233" calcext:value-type="float">
            <text:p>0.10338562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0" calcext:value-type="float">
            <text:p>880</text:p>
          </table:table-cell>
          <table:table-cell office:value-type="float" office:value="0.601539850234985" calcext:value-type="float">
            <text:p>0.6015398502</text:p>
          </table:table-cell>
          <table:table-cell/>
          <table:table-cell table:formula="of:=([.C881]-0.2406036377)*([.C881]-0.2406036377)" office:value-type="float" office:value="0.1302749495191" calcext:value-type="float">
            <text:p>0.13027494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1" calcext:value-type="float">
            <text:p>881</text:p>
          </table:table-cell>
          <table:table-cell office:value-type="float" office:value="0.186511039733887" calcext:value-type="float">
            <text:p>0.1865110397</text:p>
          </table:table-cell>
          <table:table-cell/>
          <table:table-cell table:formula="of:=([.C882]-0.2406036377)*([.C882]-0.2406036377)" office:value-type="float" office:value="0.00292600915472356" calcext:value-type="float">
            <text:p>0.00292600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2" calcext:value-type="float">
            <text:p>882</text:p>
          </table:table-cell>
          <table:table-cell office:value-type="float" office:value="0.23472785949707" calcext:value-type="float">
            <text:p>0.2347278595</text:p>
          </table:table-cell>
          <table:table-cell/>
          <table:table-cell table:formula="of:=([.C883]-0.2406036377)*([.C883]-0.2406036377)" office:value-type="float" office:value="0.0000345247694900241" calcext:value-type="float">
            <text:p>3.4524769490024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3" calcext:value-type="float">
            <text:p>883</text:p>
          </table:table-cell>
          <table:table-cell office:value-type="float" office:value="0.0911669731140137" calcext:value-type="float">
            <text:p>0.0911669731</text:p>
          </table:table-cell>
          <table:table-cell/>
          <table:table-cell table:formula="of:=([.C884]-0.2406036377)*([.C884]-0.2406036377)" office:value-type="float" office:value="0.0223313167225846" calcext:value-type="float">
            <text:p>0.02233131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4" calcext:value-type="float">
            <text:p>884</text:p>
          </table:table-cell>
          <table:table-cell office:value-type="float" office:value="0.151502132415771" calcext:value-type="float">
            <text:p>0.1515021324</text:p>
          </table:table-cell>
          <table:table-cell/>
          <table:table-cell table:formula="of:=([.C885]-0.2406036377)*([.C885]-0.2406036377)" office:value-type="float" office:value="0.0079390782439154" calcext:value-type="float">
            <text:p>0.00793907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5" calcext:value-type="float">
            <text:p>885</text:p>
          </table:table-cell>
          <table:table-cell office:value-type="float" office:value="0.20433497428894" calcext:value-type="float">
            <text:p>0.2043349743</text:p>
          </table:table-cell>
          <table:table-cell/>
          <table:table-cell table:formula="of:=([.C886]-0.2406036377)*([.C886]-0.2406036377)" office:value-type="float" office:value="0.00131541594562473" calcext:value-type="float">
            <text:p>0.00131541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6" calcext:value-type="float">
            <text:p>886</text:p>
          </table:table-cell>
          <table:table-cell office:value-type="float" office:value="0.285377979278564" calcext:value-type="float">
            <text:p>0.2853779793</text:p>
          </table:table-cell>
          <table:table-cell/>
          <table:table-cell table:formula="of:=([.C887]-0.2406036377)*([.C887]-0.2406036377)" office:value-type="float" office:value="0.00200474166379396" calcext:value-type="float">
            <text:p>0.00200474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7" calcext:value-type="float">
            <text:p>887</text:p>
          </table:table-cell>
          <table:table-cell office:value-type="float" office:value="0.233942031860352" calcext:value-type="float">
            <text:p>0.2339420319</text:p>
          </table:table-cell>
          <table:table-cell/>
          <table:table-cell table:formula="of:=([.C888]-0.2406036377)*([.C888]-0.2406036377)" office:value-type="float" office:value="0.0000443769923628376" calcext:value-type="float">
            <text:p>0.0000443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8" calcext:value-type="float">
            <text:p>888</text:p>
          </table:table-cell>
          <table:table-cell office:value-type="float" office:value="0.520323038101196" calcext:value-type="float">
            <text:p>0.5203230381</text:p>
          </table:table-cell>
          <table:table-cell/>
          <table:table-cell table:formula="of:=([.C889]-0.2406036377)*([.C889]-0.2406036377)" office:value-type="float" office:value="0.0782429429608048" calcext:value-type="float">
            <text:p>0.0782429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89" calcext:value-type="float">
            <text:p>889</text:p>
          </table:table-cell>
          <table:table-cell office:value-type="float" office:value="0.12735915184021" calcext:value-type="float">
            <text:p>0.1273591518</text:p>
          </table:table-cell>
          <table:table-cell/>
          <table:table-cell table:formula="of:=([.C890]-0.2406036377)*([.C890]-0.2406036377)" office:value-type="float" office:value="0.0128243135776482" calcext:value-type="float">
            <text:p>0.01282431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0" calcext:value-type="float">
            <text:p>890</text:p>
          </table:table-cell>
          <table:table-cell office:value-type="float" office:value="0.369529962539673" calcext:value-type="float">
            <text:p>0.3695299625</text:p>
          </table:table-cell>
          <table:table-cell/>
          <table:table-cell table:formula="of:=([.C891]-0.2406036377)*([.C891]-0.2406036377)" office:value-type="float" office:value="0.0166219972366649" calcext:value-type="float">
            <text:p>0.01662199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1" calcext:value-type="float">
            <text:p>891</text:p>
          </table:table-cell>
          <table:table-cell office:value-type="float" office:value="0.294707059860229" calcext:value-type="float">
            <text:p>0.2947070599</text:p>
          </table:table-cell>
          <table:table-cell/>
          <table:table-cell table:formula="of:=([.C892]-0.2406036377)*([.C892]-0.2406036377)" office:value-type="float" office:value="0.00292718028944801" calcext:value-type="float">
            <text:p>0.00292718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2" calcext:value-type="float">
            <text:p>892</text:p>
          </table:table-cell>
          <table:table-cell office:value-type="float" office:value="0.132319927215576" calcext:value-type="float">
            <text:p>0.1323199272</text:p>
          </table:table-cell>
          <table:table-cell/>
          <table:table-cell table:formula="of:=([.C893]-0.2406036377)*([.C893]-0.2406036377)" office:value-type="float" office:value="0.0117253619562745" calcext:value-type="float">
            <text:p>0.0117253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3" calcext:value-type="float">
            <text:p>893</text:p>
          </table:table-cell>
          <table:table-cell office:value-type="float" office:value="0.160884141921997" calcext:value-type="float">
            <text:p>0.1608841419</text:p>
          </table:table-cell>
          <table:table-cell/>
          <table:table-cell table:formula="of:=([.C894]-0.2406036377)*([.C894]-0.2406036377)" office:value-type="float" office:value="0.00635519800709903" calcext:value-type="float">
            <text:p>0.0063551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4" calcext:value-type="float">
            <text:p>894</text:p>
          </table:table-cell>
          <table:table-cell office:value-type="float" office:value="0.154714822769165" calcext:value-type="float">
            <text:p>0.1547148228</text:p>
          </table:table-cell>
          <table:table-cell/>
          <table:table-cell table:formula="of:=([.C895]-0.2406036377)*([.C895]-0.2406036377)" office:value-type="float" office:value="0.00737688853022322" calcext:value-type="float">
            <text:p>0.00737688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5" calcext:value-type="float">
            <text:p>895</text:p>
          </table:table-cell>
          <table:table-cell office:value-type="float" office:value="0.240805864334106" calcext:value-type="float">
            <text:p>0.2408058643</text:p>
          </table:table-cell>
          <table:table-cell/>
          <table:table-cell table:formula="of:=([.C896]-0.2406036377)*([.C896]-0.2406036377)" office:value-type="float" office:value="0.0000000408956115420175" calcext:value-type="float">
            <text:p>4.08956115420175E-0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6" calcext:value-type="float">
            <text:p>896</text:p>
          </table:table-cell>
          <table:table-cell office:value-type="float" office:value="0.269292831420898" calcext:value-type="float">
            <text:p>0.2692928314</text:p>
          </table:table-cell>
          <table:table-cell/>
          <table:table-cell table:formula="of:=([.C897]-0.2406036377)*([.C897]-0.2406036377)" office:value-type="float" office:value="0.000823069836355238" calcext:value-type="float">
            <text:p>0.00082306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7" calcext:value-type="float">
            <text:p>897</text:p>
          </table:table-cell>
          <table:table-cell office:value-type="float" office:value="0.210124015808105" calcext:value-type="float">
            <text:p>0.2101240158</text:p>
          </table:table-cell>
          <table:table-cell/>
          <table:table-cell table:formula="of:=([.C898]-0.2406036377)*([.C898]-0.2406036377)" office:value-type="float" office:value="0.000929007350672855" calcext:value-type="float">
            <text:p>0.00092900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8" calcext:value-type="float">
            <text:p>898</text:p>
          </table:table-cell>
          <table:table-cell office:value-type="float" office:value="0.171617984771729" calcext:value-type="float">
            <text:p>0.1716179848</text:p>
          </table:table-cell>
          <table:table-cell/>
          <table:table-cell table:formula="of:=([.C899]-0.2406036377)*([.C899]-0.2406036377)" office:value-type="float" office:value="0.00475902030993993" calcext:value-type="float">
            <text:p>0.00475902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899" calcext:value-type="float">
            <text:p>899</text:p>
          </table:table-cell>
          <table:table-cell office:value-type="float" office:value="0.205008983612061" calcext:value-type="float">
            <text:p>0.2050089836</text:p>
          </table:table-cell>
          <table:table-cell/>
          <table:table-cell table:formula="of:=([.C900]-0.2406036377)*([.C900]-0.2406036377)" office:value-type="float" office:value="0.00126697939964007" calcext:value-type="float">
            <text:p>0.00126697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0" calcext:value-type="float">
            <text:p>900</text:p>
          </table:table-cell>
          <table:table-cell office:value-type="float" office:value="0.129482984542847" calcext:value-type="float">
            <text:p>0.1294829845</text:p>
          </table:table-cell>
          <table:table-cell/>
          <table:table-cell table:formula="of:=([.C901]-0.2406036377)*([.C901]-0.2406036377)" office:value-type="float" office:value="0.0123477995580724" calcext:value-type="float">
            <text:p>0.01234779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1" calcext:value-type="float">
            <text:p>901</text:p>
          </table:table-cell>
          <table:table-cell office:value-type="float" office:value="0.105094909667969" calcext:value-type="float">
            <text:p>0.1050949097</text:p>
          </table:table-cell>
          <table:table-cell/>
          <table:table-cell table:formula="of:=([.C902]-0.2406036377)*([.C902]-0.2406036377)" office:value-type="float" office:value="0.018362615372859" calcext:value-type="float">
            <text:p>0.01836261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2" calcext:value-type="float">
            <text:p>902</text:p>
          </table:table-cell>
          <table:table-cell office:value-type="float" office:value="0.131974935531616" calcext:value-type="float">
            <text:p>0.1319749355</text:p>
          </table:table-cell>
          <table:table-cell/>
          <table:table-cell table:formula="of:=([.C903]-0.2406036377)*([.C903]-0.2406036377)" office:value-type="float" office:value="0.0118001949347874" calcext:value-type="float">
            <text:p>0.01180019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3" calcext:value-type="float">
            <text:p>903</text:p>
          </table:table-cell>
          <table:table-cell office:value-type="float" office:value="0.234949111938477" calcext:value-type="float">
            <text:p>0.2349491119</text:p>
          </table:table-cell>
          <table:table-cell/>
          <table:table-cell table:formula="of:=([.C904]-0.2406036377)*([.C904]-0.2406036377)" office:value-type="float" office:value="0.000031973661587732" calcext:value-type="float">
            <text:p>3.197366158773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4" calcext:value-type="float">
            <text:p>904</text:p>
          </table:table-cell>
          <table:table-cell office:value-type="float" office:value="0.101930856704712" calcext:value-type="float">
            <text:p>0.1019308567</text:p>
          </table:table-cell>
          <table:table-cell/>
          <table:table-cell table:formula="of:=([.C905]-0.2406036377)*([.C905]-0.2406036377)" office:value-type="float" office:value="0.0192301401889671" calcext:value-type="float">
            <text:p>0.0192301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5" calcext:value-type="float">
            <text:p>905</text:p>
          </table:table-cell>
          <table:table-cell office:value-type="float" office:value="0.157609939575195" calcext:value-type="float">
            <text:p>0.1576099396</text:p>
          </table:table-cell>
          <table:table-cell/>
          <table:table-cell table:formula="of:=([.C906]-0.2406036377)*([.C906]-0.2406036377)" office:value-type="float" office:value="0.00688795392843122" calcext:value-type="float">
            <text:p>0.00688795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6" calcext:value-type="float">
            <text:p>906</text:p>
          </table:table-cell>
          <table:table-cell office:value-type="float" office:value="0.0929830074310303" calcext:value-type="float">
            <text:p>0.0929830074</text:p>
          </table:table-cell>
          <table:table-cell/>
          <table:table-cell table:formula="of:=([.C907]-0.2406036377)*([.C907]-0.2406036377)" office:value-type="float" office:value="0.0217918504810079" calcext:value-type="float">
            <text:p>0.02179185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7" calcext:value-type="float">
            <text:p>907</text:p>
          </table:table-cell>
          <table:table-cell office:value-type="float" office:value="0.123317003250122" calcext:value-type="float">
            <text:p>0.1233170033</text:p>
          </table:table-cell>
          <table:table-cell/>
          <table:table-cell table:formula="of:=([.C908]-0.2406036377)*([.C908]-0.2406036377)" office:value-type="float" office:value="0.0137561546205793" calcext:value-type="float">
            <text:p>0.01375615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8" calcext:value-type="float">
            <text:p>908</text:p>
          </table:table-cell>
          <table:table-cell office:value-type="float" office:value="0.245455026626587" calcext:value-type="float">
            <text:p>0.2454550266</text:p>
          </table:table-cell>
          <table:table-cell/>
          <table:table-cell table:formula="of:=([.C909]-0.2406036377)*([.C909]-0.2406036377)" office:value-type="float" office:value="0.0000235359745170097" calcext:value-type="float">
            <text:p>0.0000235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09" calcext:value-type="float">
            <text:p>909</text:p>
          </table:table-cell>
          <table:table-cell office:value-type="float" office:value="0.361718893051147" calcext:value-type="float">
            <text:p>0.3617188931</text:p>
          </table:table-cell>
          <table:table-cell/>
          <table:table-cell table:formula="of:=([.C910]-0.2406036377)*([.C910]-0.2406036377)" office:value-type="float" office:value="0.0146689050787737" calcext:value-type="float">
            <text:p>0.01466890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0" calcext:value-type="float">
            <text:p>910</text:p>
          </table:table-cell>
          <table:table-cell office:value-type="float" office:value="0.311716079711914" calcext:value-type="float">
            <text:p>0.3117160797</text:p>
          </table:table-cell>
          <table:table-cell/>
          <table:table-cell table:formula="of:=([.C911]-0.2406036377)*([.C911]-0.2406036377)" office:value-type="float" office:value="0.00505697940889785" calcext:value-type="float">
            <text:p>0.00505697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1" calcext:value-type="float">
            <text:p>911</text:p>
          </table:table-cell>
          <table:table-cell office:value-type="float" office:value="0.179572105407715" calcext:value-type="float">
            <text:p>0.1795721054</text:p>
          </table:table-cell>
          <table:table-cell/>
          <table:table-cell table:formula="of:=([.C912]-0.2406036377)*([.C912]-0.2406036377)" office:value-type="float" office:value="0.00372484793394425" calcext:value-type="float">
            <text:p>0.00372484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2" calcext:value-type="float">
            <text:p>912</text:p>
          </table:table-cell>
          <table:table-cell office:value-type="float" office:value="0.201064825057983" calcext:value-type="float">
            <text:p>0.2010648251</text:p>
          </table:table-cell>
          <table:table-cell/>
          <table:table-cell table:formula="of:=([.C913]-0.2406036377)*([.C913]-0.2406036377)" office:value-type="float" office:value="0.00156331770514049" calcext:value-type="float">
            <text:p>0.00156331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3" calcext:value-type="float">
            <text:p>913</text:p>
          </table:table-cell>
          <table:table-cell office:value-type="float" office:value="0.27134108543396" calcext:value-type="float">
            <text:p>0.2713410854</text:p>
          </table:table-cell>
          <table:table-cell/>
          <table:table-cell table:formula="of:=([.C914]-0.2406036377)*([.C914]-0.2406036377)" office:value-type="float" office:value="0.000944790693197923" calcext:value-type="float">
            <text:p>0.00094479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4" calcext:value-type="float">
            <text:p>914</text:p>
          </table:table-cell>
          <table:table-cell office:value-type="float" office:value="0.125742197036743" calcext:value-type="float">
            <text:p>0.125742197</text:p>
          </table:table-cell>
          <table:table-cell/>
          <table:table-cell table:formula="of:=([.C915]-0.2406036377)*([.C915]-0.2406036377)" office:value-type="float" office:value="0.0131931505512389" calcext:value-type="float">
            <text:p>0.01319315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5" calcext:value-type="float">
            <text:p>915</text:p>
          </table:table-cell>
          <table:table-cell office:value-type="float" office:value="0.264631032943726" calcext:value-type="float">
            <text:p>0.2646310329</text:p>
          </table:table-cell>
          <table:table-cell/>
          <table:table-cell table:formula="of:=([.C916]-0.2406036377)*([.C916]-0.2406036377)" office:value-type="float" office:value="0.000577315722198206" calcext:value-type="float">
            <text:p>0.00057731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6" calcext:value-type="float">
            <text:p>916</text:p>
          </table:table-cell>
          <table:table-cell office:value-type="float" office:value="0.223253011703491" calcext:value-type="float">
            <text:p>0.2232530117</text:p>
          </table:table-cell>
          <table:table-cell/>
          <table:table-cell table:formula="of:=([.C917]-0.2406036377)*([.C917]-0.2406036377)" office:value-type="float" office:value="0.000301044222470728" calcext:value-type="float">
            <text:p>0.00030104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7" calcext:value-type="float">
            <text:p>917</text:p>
          </table:table-cell>
          <table:table-cell office:value-type="float" office:value="0.245902061462402" calcext:value-type="float">
            <text:p>0.2459020615</text:p>
          </table:table-cell>
          <table:table-cell/>
          <table:table-cell table:formula="of:=([.C918]-0.2406036377)*([.C918]-0.2406036377)" office:value-type="float" office:value="0.00002807329436599" calcext:value-type="float">
            <text:p>2.807329436599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8" calcext:value-type="float">
            <text:p>918</text:p>
          </table:table-cell>
          <table:table-cell office:value-type="float" office:value="0.118840217590332" calcext:value-type="float">
            <text:p>0.1188402176</text:p>
          </table:table-cell>
          <table:table-cell/>
          <table:table-cell table:formula="of:=([.C919]-0.2406036377)*([.C919]-0.2406036377)" office:value-type="float" office:value="0.0148263304768035" calcext:value-type="float">
            <text:p>0.01482633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19" calcext:value-type="float">
            <text:p>919</text:p>
          </table:table-cell>
          <table:table-cell office:value-type="float" office:value="0.114184856414795" calcext:value-type="float">
            <text:p>0.1141848564</text:p>
          </table:table-cell>
          <table:table-cell/>
          <table:table-cell table:formula="of:=([.C920]-0.2406036377)*([.C920]-0.2406036377)" office:value-type="float" office:value="0.0159817082616365" calcext:value-type="float">
            <text:p>0.01598170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0" calcext:value-type="float">
            <text:p>920</text:p>
          </table:table-cell>
          <table:table-cell office:value-type="float" office:value="0.484921932220459" calcext:value-type="float">
            <text:p>0.4849219322</text:p>
          </table:table-cell>
          <table:table-cell/>
          <table:table-cell table:formula="of:=([.C921]-0.2406036377)*([.C921]-0.2406036377)" office:value-type="float" office:value="0.0596914290373858" calcext:value-type="float">
            <text:p>0.0596914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1" calcext:value-type="float">
            <text:p>921</text:p>
          </table:table-cell>
          <table:table-cell office:value-type="float" office:value="0.410672903060913" calcext:value-type="float">
            <text:p>0.4106729031</text:p>
          </table:table-cell>
          <table:table-cell/>
          <table:table-cell table:formula="of:=([.C922]-0.2406036377)*([.C922]-0.2406036377)" office:value-type="float" office:value="0.0289235550204007" calcext:value-type="float">
            <text:p>0.0289235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2" calcext:value-type="float">
            <text:p>922</text:p>
          </table:table-cell>
          <table:table-cell office:value-type="float" office:value="0.393302917480469" calcext:value-type="float">
            <text:p>0.3933029175</text:p>
          </table:table-cell>
          <table:table-cell/>
          <table:table-cell table:formula="of:=([.C923]-0.2406036377)*([.C923]-0.2406036377)" office:value-type="float" office:value="0.0233170700454739" calcext:value-type="float">
            <text:p>0.023317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3" calcext:value-type="float">
            <text:p>923</text:p>
          </table:table-cell>
          <table:table-cell office:value-type="float" office:value="0.142704963684082" calcext:value-type="float">
            <text:p>0.1427049637</text:p>
          </table:table-cell>
          <table:table-cell/>
          <table:table-cell table:formula="of:=([.C924]-0.2406036377)*([.C924]-0.2406036377)" office:value-type="float" office:value="0.00958415037407497" calcext:value-type="float">
            <text:p>0.00958415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4" calcext:value-type="float">
            <text:p>924</text:p>
          </table:table-cell>
          <table:table-cell office:value-type="float" office:value="0.227585077285767" calcext:value-type="float">
            <text:p>0.2275850773</text:p>
          </table:table-cell>
          <table:table-cell/>
          <table:table-cell table:formula="of:=([.C925]-0.2406036377)*([.C925]-0.2406036377)" office:value-type="float" office:value="0.000169482915259045" calcext:value-type="float">
            <text:p>0.00016948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5" calcext:value-type="float">
            <text:p>925</text:p>
          </table:table-cell>
          <table:table-cell office:value-type="float" office:value="0.129414081573486" calcext:value-type="float">
            <text:p>0.1294140816</text:p>
          </table:table-cell>
          <table:table-cell/>
          <table:table-cell table:formula="of:=([.C926]-0.2406036377)*([.C926]-0.2406036377)" office:value-type="float" office:value="0.0123631173916111" calcext:value-type="float">
            <text:p>0.01236311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6" calcext:value-type="float">
            <text:p>926</text:p>
          </table:table-cell>
          <table:table-cell office:value-type="float" office:value="0.144592046737671" calcext:value-type="float">
            <text:p>0.1445920467</text:p>
          </table:table-cell>
          <table:table-cell/>
          <table:table-cell table:formula="of:=([.C927]-0.2406036377)*([.C927]-0.2406036377)" office:value-type="float" office:value="0.0092182255991176" calcext:value-type="float">
            <text:p>0.00921822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7" calcext:value-type="float">
            <text:p>927</text:p>
          </table:table-cell>
          <table:table-cell office:value-type="float" office:value="0.187483072280884" calcext:value-type="float">
            <text:p>0.1874830723</text:p>
          </table:table-cell>
          <table:table-cell/>
          <table:table-cell table:formula="of:=([.C928]-0.2406036377)*([.C928]-0.2406036377)" office:value-type="float" office:value="0.00282179447044661" calcext:value-type="float">
            <text:p>0.00282179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8" calcext:value-type="float">
            <text:p>928</text:p>
          </table:table-cell>
          <table:table-cell office:value-type="float" office:value="0.258947849273682" calcext:value-type="float">
            <text:p>0.2589478493</text:p>
          </table:table-cell>
          <table:table-cell/>
          <table:table-cell table:formula="of:=([.C929]-0.2406036377)*([.C929]-0.2406036377)" office:value-type="float" office:value="0.000336510098259995" calcext:value-type="float">
            <text:p>0.00033651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29" calcext:value-type="float">
            <text:p>929</text:p>
          </table:table-cell>
          <table:table-cell office:value-type="float" office:value="0.218180894851685" calcext:value-type="float">
            <text:p>0.2181808949</text:p>
          </table:table-cell>
          <table:table-cell/>
          <table:table-cell table:formula="of:=([.C930]-0.2406036377)*([.C930]-0.2406036377)" office:value-type="float" office:value="0.000502779396841681" calcext:value-type="float">
            <text:p>0.00050277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0" calcext:value-type="float">
            <text:p>930</text:p>
          </table:table-cell>
          <table:table-cell office:value-type="float" office:value="0.213932991027832" calcext:value-type="float">
            <text:p>0.213932991</text:p>
          </table:table-cell>
          <table:table-cell/>
          <table:table-cell table:formula="of:=([.C931]-0.2406036377)*([.C931]-0.2406036377)" office:value-type="float" office:value="0.000711323393911624" calcext:value-type="float">
            <text:p>0.00071132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1" calcext:value-type="float">
            <text:p>931</text:p>
          </table:table-cell>
          <table:table-cell office:value-type="float" office:value="0.147262096405029" calcext:value-type="float">
            <text:p>0.1472620964</text:p>
          </table:table-cell>
          <table:table-cell/>
          <table:table-cell table:formula="of:=([.C932]-0.2406036377)*([.C932]-0.2406036377)" office:value-type="float" office:value="0.00871264333132072" calcext:value-type="float">
            <text:p>0.00871264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2" calcext:value-type="float">
            <text:p>932</text:p>
          </table:table-cell>
          <table:table-cell office:value-type="float" office:value="0.27372407913208" calcext:value-type="float">
            <text:p>0.2737240791</text:p>
          </table:table-cell>
          <table:table-cell/>
          <table:table-cell table:formula="of:=([.C933]-0.2406036377)*([.C933]-0.2406036377)" office:value-type="float" office:value="0.00109696364065585" calcext:value-type="float">
            <text:p>0.00109696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3" calcext:value-type="float">
            <text:p>933</text:p>
          </table:table-cell>
          <table:table-cell office:value-type="float" office:value="0.172305107116699" calcext:value-type="float">
            <text:p>0.1723051071</text:p>
          </table:table-cell>
          <table:table-cell/>
          <table:table-cell table:formula="of:=([.C934]-0.2406036377)*([.C934]-0.2406036377)" office:value-type="float" office:value="0.00466468927983807" calcext:value-type="float">
            <text:p>0.00466468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4" calcext:value-type="float">
            <text:p>934</text:p>
          </table:table-cell>
          <table:table-cell office:value-type="float" office:value="0.163238048553467" calcext:value-type="float">
            <text:p>0.1632380486</text:p>
          </table:table-cell>
          <table:table-cell/>
          <table:table-cell table:formula="of:=([.C935]-0.2406036377)*([.C935]-0.2406036377)" office:value-type="float" office:value="0.00598543438399018" calcext:value-type="float">
            <text:p>0.00598543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5" calcext:value-type="float">
            <text:p>935</text:p>
          </table:table-cell>
          <table:table-cell office:value-type="float" office:value="0.322161912918091" calcext:value-type="float">
            <text:p>0.3221619129</text:p>
          </table:table-cell>
          <table:table-cell/>
          <table:table-cell table:formula="of:=([.C936]-0.2406036377)*([.C936]-0.2406036377)" office:value-type="float" office:value="0.00665175225654984" calcext:value-type="float">
            <text:p>0.00665175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6" calcext:value-type="float">
            <text:p>936</text:p>
          </table:table-cell>
          <table:table-cell office:value-type="float" office:value="0.363862991333008" calcext:value-type="float">
            <text:p>0.3638629913</text:p>
          </table:table-cell>
          <table:table-cell/>
          <table:table-cell table:formula="of:=([.C937]-0.2406036377)*([.C937]-0.2406036377)" office:value-type="float" office:value="0.0151928682580269" calcext:value-type="float">
            <text:p>0.01519286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7" calcext:value-type="float">
            <text:p>937</text:p>
          </table:table-cell>
          <table:table-cell office:value-type="float" office:value="0.13644003868103" calcext:value-type="float">
            <text:p>0.1364400387</text:p>
          </table:table-cell>
          <table:table-cell/>
          <table:table-cell table:formula="of:=([.C938]-0.2406036377)*([.C938]-0.2406036377)" office:value-type="float" office:value="0.0108500553605847" calcext:value-type="float">
            <text:p>0.01085005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8" calcext:value-type="float">
            <text:p>938</text:p>
          </table:table-cell>
          <table:table-cell office:value-type="float" office:value="0.263079166412354" calcext:value-type="float">
            <text:p>0.2630791664</text:p>
          </table:table-cell>
          <table:table-cell/>
          <table:table-cell table:formula="of:=([.C939]-0.2406036377)*([.C939]-0.2406036377)" office:value-type="float" office:value="0.000505149390899827" calcext:value-type="float">
            <text:p>0.00050514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39" calcext:value-type="float">
            <text:p>939</text:p>
          </table:table-cell>
          <table:table-cell office:value-type="float" office:value="0.227066993713379" calcext:value-type="float">
            <text:p>0.2270669937</text:p>
          </table:table-cell>
          <table:table-cell/>
          <table:table-cell table:formula="of:=([.C940]-0.2406036377)*([.C940]-0.2406036377)" office:value-type="float" office:value="0.000183240730420525" calcext:value-type="float">
            <text:p>0.00018324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0" calcext:value-type="float">
            <text:p>940</text:p>
          </table:table-cell>
          <table:table-cell office:value-type="float" office:value="0.132871866226196" calcext:value-type="float">
            <text:p>0.1328718662</text:p>
          </table:table-cell>
          <table:table-cell/>
          <table:table-cell table:formula="of:=([.C941]-0.2406036377)*([.C941]-0.2406036377)" office:value-type="float" office:value="0.0116061345848839" calcext:value-type="float">
            <text:p>0.01160613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1" calcext:value-type="float">
            <text:p>941</text:p>
          </table:table-cell>
          <table:table-cell office:value-type="float" office:value="0.196649074554443" calcext:value-type="float">
            <text:p>0.1966490746</text:p>
          </table:table-cell>
          <table:table-cell/>
          <table:table-cell table:formula="of:=([.C942]-0.2406036377)*([.C942]-0.2406036377)" office:value-type="float" office:value="0.00193200362131672" calcext:value-type="float">
            <text:p>0.00193200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2" calcext:value-type="float">
            <text:p>942</text:p>
          </table:table-cell>
          <table:table-cell office:value-type="float" office:value="0.200179100036621" calcext:value-type="float">
            <text:p>0.2001791</text:p>
          </table:table-cell>
          <table:table-cell/>
          <table:table-cell table:formula="of:=([.C943]-0.2406036377)*([.C943]-0.2406036377)" office:value-type="float" office:value="0.00163414324529794" calcext:value-type="float">
            <text:p>0.00163414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3" calcext:value-type="float">
            <text:p>943</text:p>
          </table:table-cell>
          <table:table-cell office:value-type="float" office:value="0.420785903930664" calcext:value-type="float">
            <text:p>0.4207859039</text:p>
          </table:table-cell>
          <table:table-cell/>
          <table:table-cell table:formula="of:=([.C944]-0.2406036377)*([.C944]-0.2406036377)" office:value-type="float" office:value="0.0324656490640179" calcext:value-type="float">
            <text:p>0.03246564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4" calcext:value-type="float">
            <text:p>944</text:p>
          </table:table-cell>
          <table:table-cell office:value-type="float" office:value="0.12025785446167" calcext:value-type="float">
            <text:p>0.1202578545</text:p>
          </table:table-cell>
          <table:table-cell/>
          <table:table-cell table:formula="of:=([.C945]-0.2406036377)*([.C945]-0.2406036377)" office:value-type="float" office:value="0.0144831075432471" calcext:value-type="float">
            <text:p>0.01448310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5" calcext:value-type="float">
            <text:p>945</text:p>
          </table:table-cell>
          <table:table-cell office:value-type="float" office:value="0.254286050796509" calcext:value-type="float">
            <text:p>0.2542860508</text:p>
          </table:table-cell>
          <table:table-cell/>
          <table:table-cell table:formula="of:=([.C946]-0.2406036377)*([.C946]-0.2406036377)" office:value-type="float" office:value="0.000187208428143515" calcext:value-type="float">
            <text:p>0.00018720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6" calcext:value-type="float">
            <text:p>946</text:p>
          </table:table-cell>
          <table:table-cell office:value-type="float" office:value="0.187915086746216" calcext:value-type="float">
            <text:p>0.1879150867</text:p>
          </table:table-cell>
          <table:table-cell/>
          <table:table-cell table:formula="of:=([.C947]-0.2406036377)*([.C947]-0.2406036377)" office:value-type="float" office:value="0.00277608340160951" calcext:value-type="float">
            <text:p>0.00277608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7" calcext:value-type="float">
            <text:p>947</text:p>
          </table:table-cell>
          <table:table-cell office:value-type="float" office:value="0.114318132400513" calcext:value-type="float">
            <text:p>0.1143181324</text:p>
          </table:table-cell>
          <table:table-cell/>
          <table:table-cell table:formula="of:=([.C948]-0.2406036377)*([.C948]-0.2406036377)" office:value-type="float" office:value="0.0159480288487468" calcext:value-type="float">
            <text:p>0.01594802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8" calcext:value-type="float">
            <text:p>948</text:p>
          </table:table-cell>
          <table:table-cell office:value-type="float" office:value="0.156949043273926" calcext:value-type="float">
            <text:p>0.1569490433</text:p>
          </table:table-cell>
          <table:table-cell/>
          <table:table-cell table:formula="of:=([.C949]-0.2406036377)*([.C949]-0.2406036377)" office:value-type="float" office:value="0.00699809116859097" calcext:value-type="float">
            <text:p>0.00699809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49" calcext:value-type="float">
            <text:p>949</text:p>
          </table:table-cell>
          <table:table-cell office:value-type="float" office:value="0.130830049514771" calcext:value-type="float">
            <text:p>0.1308300495</text:p>
          </table:table-cell>
          <table:table-cell/>
          <table:table-cell table:formula="of:=([.C950]-0.2406036377)*([.C950]-0.2406036377)" office:value-type="float" office:value="0.0120502406630604" calcext:value-type="float">
            <text:p>0.01205024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0" calcext:value-type="float">
            <text:p>950</text:p>
          </table:table-cell>
          <table:table-cell office:value-type="float" office:value="0.162540912628174" calcext:value-type="float">
            <text:p>0.1625409126</text:p>
          </table:table-cell>
          <table:table-cell/>
          <table:table-cell table:formula="of:=([.C951]-0.2406036377)*([.C951]-0.2406036377)" office:value-type="float" office:value="0.00609378904563952" calcext:value-type="float">
            <text:p>0.0060937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1" calcext:value-type="float">
            <text:p>951</text:p>
          </table:table-cell>
          <table:table-cell office:value-type="float" office:value="0.317219972610474" calcext:value-type="float">
            <text:p>0.3172199726</text:p>
          </table:table-cell>
          <table:table-cell/>
          <table:table-cell table:formula="of:=([.C952]-0.2406036377)*([.C952]-0.2406036377)" office:value-type="float" office:value="0.00587006277511387" calcext:value-type="float">
            <text:p>0.00587006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2" calcext:value-type="float">
            <text:p>952</text:p>
          </table:table-cell>
          <table:table-cell office:value-type="float" office:value="0.504678964614868" calcext:value-type="float">
            <text:p>0.5046789646</text:p>
          </table:table-cell>
          <table:table-cell/>
          <table:table-cell table:formula="of:=([.C953]-0.2406036377)*([.C953]-0.2406036377)" office:value-type="float" office:value="0.0697357782851945" calcext:value-type="float">
            <text:p>0.06973577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3" calcext:value-type="float">
            <text:p>953</text:p>
          </table:table-cell>
          <table:table-cell office:value-type="float" office:value="0.648962020874023" calcext:value-type="float">
            <text:p>0.6489620209</text:p>
          </table:table-cell>
          <table:table-cell/>
          <table:table-cell table:formula="of:=([.C954]-0.2406036377)*([.C954]-0.2406036377)" office:value-type="float" office:value="0.166756569108503" calcext:value-type="float">
            <text:p>0.16675656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4" calcext:value-type="float">
            <text:p>954</text:p>
          </table:table-cell>
          <table:table-cell office:value-type="float" office:value="0.417065143585205" calcext:value-type="float">
            <text:p>0.4170651436</text:p>
          </table:table-cell>
          <table:table-cell/>
          <table:table-cell table:formula="of:=([.C955]-0.2406036377)*([.C955]-0.2406036377)" office:value-type="float" office:value="0.0311386630592743" calcext:value-type="float">
            <text:p>0.03113866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5" calcext:value-type="float">
            <text:p>955</text:p>
          </table:table-cell>
          <table:table-cell office:value-type="float" office:value="0.596909999847412" calcext:value-type="float">
            <text:p>0.5969099998</text:p>
          </table:table-cell>
          <table:table-cell/>
          <table:table-cell table:formula="of:=([.C956]-0.2406036377)*([.C956]-0.2406036377)" office:value-type="float" office:value="0.126954223706723" calcext:value-type="float">
            <text:p>0.12695422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6" calcext:value-type="float">
            <text:p>956</text:p>
          </table:table-cell>
          <table:table-cell office:value-type="float" office:value="0.433253049850464" calcext:value-type="float">
            <text:p>0.4332530499</text:p>
          </table:table-cell>
          <table:table-cell/>
          <table:table-cell table:formula="of:=([.C957]-0.2406036377)*([.C957]-0.2406036377)" office:value-type="float" office:value="0.0371137960019193" calcext:value-type="float">
            <text:p>0.0371137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7" calcext:value-type="float">
            <text:p>957</text:p>
          </table:table-cell>
          <table:table-cell office:value-type="float" office:value="0.322427988052368" calcext:value-type="float">
            <text:p>0.3224279881</text:p>
          </table:table-cell>
          <table:table-cell/>
          <table:table-cell table:formula="of:=([.C958]-0.2406036377)*([.C958]-0.2406036377)" office:value-type="float" office:value="0.00669522431058709" calcext:value-type="float">
            <text:p>0.00669522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8" calcext:value-type="float">
            <text:p>958</text:p>
          </table:table-cell>
          <table:table-cell office:value-type="float" office:value="0.138899803161621" calcext:value-type="float">
            <text:p>0.1388998032</text:p>
          </table:table-cell>
          <table:table-cell/>
          <table:table-cell table:formula="of:=([.C959]-0.2406036377)*([.C959]-0.2406036377)" office:value-type="float" office:value="0.01034366995981" calcext:value-type="float">
            <text:p>0.010343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59" calcext:value-type="float">
            <text:p>959</text:p>
          </table:table-cell>
          <table:table-cell office:value-type="float" office:value="0.101433038711548" calcext:value-type="float">
            <text:p>0.1014330387</text:p>
          </table:table-cell>
          <table:table-cell/>
          <table:table-cell table:formula="of:=([.C960]-0.2406036377)*([.C960]-0.2406036377)" office:value-type="float" office:value="0.0193684556228046" calcext:value-type="float">
            <text:p>0.01936845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0" calcext:value-type="float">
            <text:p>960</text:p>
          </table:table-cell>
          <table:table-cell office:value-type="float" office:value="0.38248085975647" calcext:value-type="float">
            <text:p>0.3824808598</text:p>
          </table:table-cell>
          <table:table-cell/>
          <table:table-cell table:formula="of:=([.C961]-0.2406036377)*([.C961]-0.2406036377)" office:value-type="float" office:value="0.0201291461384608" calcext:value-type="float">
            <text:p>0.02012914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1" calcext:value-type="float">
            <text:p>961</text:p>
          </table:table-cell>
          <table:table-cell office:value-type="float" office:value="0.145869970321655" calcext:value-type="float">
            <text:p>0.1458699703</text:p>
          </table:table-cell>
          <table:table-cell/>
          <table:table-cell table:formula="of:=([.C962]-0.2406036377)*([.C962]-0.2406036377)" office:value-type="float" office:value="0.00897446773495085" calcext:value-type="float">
            <text:p>0.00897446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2" calcext:value-type="float">
            <text:p>962</text:p>
          </table:table-cell>
          <table:table-cell office:value-type="float" office:value="0.168498039245606" calcext:value-type="float">
            <text:p>0.1684980392</text:p>
          </table:table-cell>
          <table:table-cell/>
          <table:table-cell table:formula="of:=([.C963]-0.2406036377)*([.C963]-0.2406036377)" office:value-type="float" office:value="0.00519921732846638" calcext:value-type="float">
            <text:p>0.00519921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3" calcext:value-type="float">
            <text:p>963</text:p>
          </table:table-cell>
          <table:table-cell office:value-type="float" office:value="0.104104042053223" calcext:value-type="float">
            <text:p>0.1041040421</text:p>
          </table:table-cell>
          <table:table-cell/>
          <table:table-cell table:formula="of:=([.C964]-0.2406036377)*([.C964]-0.2406036377)" office:value-type="float" office:value="0.0186321396117337" calcext:value-type="float">
            <text:p>0.01863213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4" calcext:value-type="float">
            <text:p>964</text:p>
          </table:table-cell>
          <table:table-cell office:value-type="float" office:value="0.114014863967896" calcext:value-type="float">
            <text:p>0.114014864</text:p>
          </table:table-cell>
          <table:table-cell/>
          <table:table-cell table:formula="of:=([.C965]-0.2406036377)*([.C965]-0.2406036377)" office:value-type="float" office:value="0.0160247176349979" calcext:value-type="float">
            <text:p>0.01602471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5" calcext:value-type="float">
            <text:p>965</text:p>
          </table:table-cell>
          <table:table-cell office:value-type="float" office:value="0.118658065795898" calcext:value-type="float">
            <text:p>0.1186580658</text:p>
          </table:table-cell>
          <table:table-cell/>
          <table:table-cell table:formula="of:=([.C966]-0.2406036377)*([.C966]-0.2406036377)" office:value-type="float" office:value="0.0148707225070184" calcext:value-type="float">
            <text:p>0.01487072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6" calcext:value-type="float">
            <text:p>966</text:p>
          </table:table-cell>
          <table:table-cell office:value-type="float" office:value="0.158946037292481" calcext:value-type="float">
            <text:p>0.1589460373</text:p>
          </table:table-cell>
          <table:table-cell/>
          <table:table-cell table:formula="of:=([.C967]-0.2406036377)*([.C967]-0.2406036377)" office:value-type="float" office:value="0.00666796370431413" calcext:value-type="float">
            <text:p>0.00666796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7" calcext:value-type="float">
            <text:p>967</text:p>
          </table:table-cell>
          <table:table-cell office:value-type="float" office:value="0.350711822509766" calcext:value-type="float">
            <text:p>0.3507118225</text:p>
          </table:table-cell>
          <table:table-cell/>
          <table:table-cell table:formula="of:=([.C968]-0.2406036377)*([.C968]-0.2406036377)" office:value-type="float" office:value="0.0121238123621015" calcext:value-type="float">
            <text:p>0.01212381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8" calcext:value-type="float">
            <text:p>968</text:p>
          </table:table-cell>
          <table:table-cell office:value-type="float" office:value="0.163776159286499" calcext:value-type="float">
            <text:p>0.1637761593</text:p>
          </table:table-cell>
          <table:table-cell/>
          <table:table-cell table:formula="of:=([.C969]-0.2406036377)*([.C969]-0.2406036377)" office:value-type="float" office:value="0.00590246143937696" calcext:value-type="float">
            <text:p>0.00590246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69" calcext:value-type="float">
            <text:p>969</text:p>
          </table:table-cell>
          <table:table-cell office:value-type="float" office:value="0.192853927612305" calcext:value-type="float">
            <text:p>0.1928539276</text:p>
          </table:table-cell>
          <table:table-cell/>
          <table:table-cell table:formula="of:=([.C970]-0.2406036377)*([.C970]-0.2406036377)" office:value-type="float" office:value="0.00228003481345895" calcext:value-type="float">
            <text:p>0.00228003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0" calcext:value-type="float">
            <text:p>970</text:p>
          </table:table-cell>
          <table:table-cell office:value-type="float" office:value="0.191123962402344" calcext:value-type="float">
            <text:p>0.1911239624</text:p>
          </table:table-cell>
          <table:table-cell/>
          <table:table-cell table:formula="of:=([.C971]-0.2406036377)*([.C971]-0.2406036377)" office:value-type="float" office:value="0.0024482382675615" calcext:value-type="float">
            <text:p>0.00244823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1" calcext:value-type="float">
            <text:p>971</text:p>
          </table:table-cell>
          <table:table-cell office:value-type="float" office:value="0.26758885383606" calcext:value-type="float">
            <text:p>0.2675888538</text:p>
          </table:table-cell>
          <table:table-cell/>
          <table:table-cell table:formula="of:=([.C972]-0.2406036377)*([.C972]-0.2406036377)" office:value-type="float" office:value="0.000728201889909852" calcext:value-type="float">
            <text:p>0.00072820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2" calcext:value-type="float">
            <text:p>972</text:p>
          </table:table-cell>
          <table:table-cell office:value-type="float" office:value="0.176432132720947" calcext:value-type="float">
            <text:p>0.1764321327</text:p>
          </table:table-cell>
          <table:table-cell/>
          <table:table-cell table:formula="of:=([.C973]-0.2406036377)*([.C973]-0.2406036377)" office:value-type="float" office:value="0.00411798205127659" calcext:value-type="float">
            <text:p>0.00411798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3" calcext:value-type="float">
            <text:p>973</text:p>
          </table:table-cell>
          <table:table-cell office:value-type="float" office:value="0.103103876113892" calcext:value-type="float">
            <text:p>0.1031038761</text:p>
          </table:table-cell>
          <table:table-cell/>
          <table:table-cell table:formula="of:=([.C974]-0.2406036377)*([.C974]-0.2406036377)" office:value-type="float" office:value="0.0189061844362367" calcext:value-type="float">
            <text:p>0.01890618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4" calcext:value-type="float">
            <text:p>974</text:p>
          </table:table-cell>
          <table:table-cell office:value-type="float" office:value="0.306493043899536" calcext:value-type="float">
            <text:p>0.3064930439</text:p>
          </table:table-cell>
          <table:table-cell/>
          <table:table-cell table:formula="of:=([.C975]-0.2406036377)*([.C975]-0.2406036377)" office:value-type="float" office:value="0.00434141384932747" calcext:value-type="float">
            <text:p>0.00434141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5" calcext:value-type="float">
            <text:p>975</text:p>
          </table:table-cell>
          <table:table-cell office:value-type="float" office:value="0.20320200920105" calcext:value-type="float">
            <text:p>0.2032020092</text:p>
          </table:table-cell>
          <table:table-cell/>
          <table:table-cell table:formula="of:=([.C976]-0.2406036377)*([.C976]-0.2406036377)" office:value-type="float" office:value="0.00139888181437348" calcext:value-type="float">
            <text:p>0.00139888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6" calcext:value-type="float">
            <text:p>976</text:p>
          </table:table-cell>
          <table:table-cell office:value-type="float" office:value="0.227427959442139" calcext:value-type="float">
            <text:p>0.2274279594</text:p>
          </table:table-cell>
          <table:table-cell/>
          <table:table-cell table:formula="of:=([.C977]-0.2406036377)*([.C977]-0.2406036377)" office:value-type="float" office:value="0.000173598497554679" calcext:value-type="float">
            <text:p>0.00017359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7" calcext:value-type="float">
            <text:p>977</text:p>
          </table:table-cell>
          <table:table-cell office:value-type="float" office:value="0.196364879608154" calcext:value-type="float">
            <text:p>0.1963648796</text:p>
          </table:table-cell>
          <table:table-cell/>
          <table:table-cell table:formula="of:=([.C978]-0.2406036377)*([.C978]-0.2406036377)" office:value-type="float" office:value="0.00195706771750884" calcext:value-type="float">
            <text:p>0.00195706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8" calcext:value-type="float">
            <text:p>978</text:p>
          </table:table-cell>
          <table:table-cell office:value-type="float" office:value="0.211006164550781" calcext:value-type="float">
            <text:p>0.2110061646</text:p>
          </table:table-cell>
          <table:table-cell/>
          <table:table-cell table:formula="of:=([.C979]-0.2406036377)*([.C979]-0.2406036377)" office:value-type="float" office:value="0.000876010416818725" calcext:value-type="float">
            <text:p>0.00087601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79" calcext:value-type="float">
            <text:p>979</text:p>
          </table:table-cell>
          <table:table-cell office:value-type="float" office:value="0.221997976303101" calcext:value-type="float">
            <text:p>0.2219979763</text:p>
          </table:table-cell>
          <table:table-cell/>
          <table:table-cell table:formula="of:=([.C980]-0.2406036377)*([.C980]-0.2406036377)" office:value-type="float" office:value="0.000346170636016073" calcext:value-type="float">
            <text:p>0.00034617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0" calcext:value-type="float">
            <text:p>980</text:p>
          </table:table-cell>
          <table:table-cell office:value-type="float" office:value="0.396931171417236" calcext:value-type="float">
            <text:p>0.3969311714</text:p>
          </table:table-cell>
          <table:table-cell/>
          <table:table-cell table:formula="of:=([.C981]-0.2406036377)*([.C981]-0.2406036377)" office:value-type="float" office:value="0.0244382977981137" calcext:value-type="float">
            <text:p>0.02443829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1" calcext:value-type="float">
            <text:p>981</text:p>
          </table:table-cell>
          <table:table-cell office:value-type="float" office:value="0.128770112991333" calcext:value-type="float">
            <text:p>0.128770113</text:p>
          </table:table-cell>
          <table:table-cell/>
          <table:table-cell table:formula="of:=([.C982]-0.2406036377)*([.C982]-0.2406036377)" office:value-type="float" office:value="0.012506737248764" calcext:value-type="float">
            <text:p>0.01250673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2" calcext:value-type="float">
            <text:p>982</text:p>
          </table:table-cell>
          <table:table-cell office:value-type="float" office:value="0.318715810775757" calcext:value-type="float">
            <text:p>0.3187158108</text:p>
          </table:table-cell>
          <table:table-cell/>
          <table:table-cell table:formula="of:=([.C983]-0.2406036377)*([.C983]-0.2406036377)" office:value-type="float" office:value="0.00610151158261699" calcext:value-type="float">
            <text:p>0.00610151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3" calcext:value-type="float">
            <text:p>983</text:p>
          </table:table-cell>
          <table:table-cell office:value-type="float" office:value="0.474380970001221" calcext:value-type="float">
            <text:p>0.47438097</text:p>
          </table:table-cell>
          <table:table-cell/>
          <table:table-cell table:formula="of:=([.C984]-0.2406036377)*([.C984]-0.2406036377)" office:value-type="float" office:value="0.0546518410978754" calcext:value-type="float">
            <text:p>0.05465184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4" calcext:value-type="float">
            <text:p>984</text:p>
          </table:table-cell>
          <table:table-cell office:value-type="float" office:value="0.161074876785278" calcext:value-type="float">
            <text:p>0.1610748768</text:p>
          </table:table-cell>
          <table:table-cell/>
          <table:table-cell table:formula="of:=([.C985]-0.2406036377)*([.C985]-0.2406036377)" office:value-type="float" office:value="0.00632482381263096" calcext:value-type="float">
            <text:p>0.00632482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5" calcext:value-type="float">
            <text:p>985</text:p>
          </table:table-cell>
          <table:table-cell office:value-type="float" office:value="0.333001852035522" calcext:value-type="float">
            <text:p>0.333001852</text:p>
          </table:table-cell>
          <table:table-cell/>
          <table:table-cell table:formula="of:=([.C986]-0.2406036377)*([.C986]-0.2406036377)" office:value-type="float" office:value="0.00853743001239316" calcext:value-type="float">
            <text:p>0.008537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6" calcext:value-type="float">
            <text:p>986</text:p>
          </table:table-cell>
          <table:table-cell office:value-type="float" office:value="0.417339086532593" calcext:value-type="float">
            <text:p>0.4173390865</text:p>
          </table:table-cell>
          <table:table-cell/>
          <table:table-cell table:formula="of:=([.C987]-0.2406036377)*([.C987]-0.2406036377)" office:value-type="float" office:value="0.031235418874058" calcext:value-type="float">
            <text:p>0.03123541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7" calcext:value-type="float">
            <text:p>987</text:p>
          </table:table-cell>
          <table:table-cell office:value-type="float" office:value="0.60381817817688" calcext:value-type="float">
            <text:p>0.6038181782</text:p>
          </table:table-cell>
          <table:table-cell/>
          <table:table-cell table:formula="of:=([.C988]-0.2406036377)*([.C988]-0.2406036377)" office:value-type="float" office:value="0.131924802413831" calcext:value-type="float">
            <text:p>0.13192480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8" calcext:value-type="float">
            <text:p>988</text:p>
          </table:table-cell>
          <table:table-cell office:value-type="float" office:value="0.546465158462524" calcext:value-type="float">
            <text:p>0.5464651585</text:p>
          </table:table-cell>
          <table:table-cell/>
          <table:table-cell table:formula="of:=([.C989]-0.2406036377)*([.C989]-0.2406036377)" office:value-type="float" office:value="0.0935512698831641" calcext:value-type="float">
            <text:p>0.09355126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89" calcext:value-type="float">
            <text:p>989</text:p>
          </table:table-cell>
          <table:table-cell office:value-type="float" office:value="0.221723079681396" calcext:value-type="float">
            <text:p>0.2217230797</text:p>
          </table:table-cell>
          <table:table-cell/>
          <table:table-cell table:formula="of:=([.C990]-0.2406036377)*([.C990]-0.2406036377)" office:value-type="float" office:value="0.000356475471093854" calcext:value-type="float">
            <text:p>0.00035647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0" calcext:value-type="float">
            <text:p>990</text:p>
          </table:table-cell>
          <table:table-cell office:value-type="float" office:value="0.156038999557495" calcext:value-type="float">
            <text:p>0.1560389996</text:p>
          </table:table-cell>
          <table:table-cell/>
          <table:table-cell table:formula="of:=([.C991]-0.2406036377)*([.C991]-0.2406036377)" office:value-type="float" office:value="0.00715117802417279" calcext:value-type="float">
            <text:p>0.0071511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1" calcext:value-type="float">
            <text:p>991</text:p>
          </table:table-cell>
          <table:table-cell office:value-type="float" office:value="0.16022801399231" calcext:value-type="float">
            <text:p>0.160228014</text:p>
          </table:table-cell>
          <table:table-cell/>
          <table:table-cell table:formula="of:=([.C992]-0.2406036377)*([.C992]-0.2406036377)" office:value-type="float" office:value="0.00646024088640025" calcext:value-type="float">
            <text:p>0.00646024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2" calcext:value-type="float">
            <text:p>992</text:p>
          </table:table-cell>
          <table:table-cell office:value-type="float" office:value="0.148072004318237" calcext:value-type="float">
            <text:p>0.1480720043</text:p>
          </table:table-cell>
          <table:table-cell/>
          <table:table-cell table:formula="of:=([.C993]-0.2406036377)*([.C993]-0.2406036377)" office:value-type="float" office:value="0.00856210317629694" calcext:value-type="float">
            <text:p>0.00856210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3" calcext:value-type="float">
            <text:p>993</text:p>
          </table:table-cell>
          <table:table-cell office:value-type="float" office:value="0.265785217285156" calcext:value-type="float">
            <text:p>0.2657852173</text:p>
          </table:table-cell>
          <table:table-cell/>
          <table:table-cell table:formula="of:=([.C994]-0.2406036377)*([.C994]-0.2406036377)" office:value-type="float" office:value="0.000634111950403557" calcext:value-type="float">
            <text:p>0.0006341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4" calcext:value-type="float">
            <text:p>994</text:p>
          </table:table-cell>
          <table:table-cell office:value-type="float" office:value="0.156341075897217" calcext:value-type="float">
            <text:p>0.1563410759</text:p>
          </table:table-cell>
          <table:table-cell/>
          <table:table-cell table:formula="of:=([.C995]-0.2406036377)*([.C995]-0.2406036377)" office:value-type="float" office:value="0.00710017932156786" calcext:value-type="float">
            <text:p>0.00710017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5" calcext:value-type="float">
            <text:p>995</text:p>
          </table:table-cell>
          <table:table-cell office:value-type="float" office:value="0.149190902709961" calcext:value-type="float">
            <text:p>0.1491909027</text:p>
          </table:table-cell>
          <table:table-cell/>
          <table:table-cell table:formula="of:=([.C996]-0.2406036377)*([.C996]-0.2406036377)" office:value-type="float" office:value="0.00835628811835911" calcext:value-type="float">
            <text:p>0.00835628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6" calcext:value-type="float">
            <text:p>996</text:p>
          </table:table-cell>
          <table:table-cell office:value-type="float" office:value="0.173685073852539" calcext:value-type="float">
            <text:p>0.1736850739</text:p>
          </table:table-cell>
          <table:table-cell/>
          <table:table-cell table:formula="of:=([.C997]-0.2406036377)*([.C997]-0.2406036377)" office:value-type="float" office:value="0.00447809418740671" calcext:value-type="float">
            <text:p>0.00447809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7" calcext:value-type="float">
            <text:p>997</text:p>
          </table:table-cell>
          <table:table-cell office:value-type="float" office:value="0.301841974258423" calcext:value-type="float">
            <text:p>0.3018419743</text:p>
          </table:table-cell>
          <table:table-cell/>
          <table:table-cell table:formula="of:=([.C998]-0.2406036377)*([.C998]-0.2406036377)" office:value-type="float" office:value="0.00375013386444267" calcext:value-type="float">
            <text:p>0.00375013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8" calcext:value-type="float">
            <text:p>998</text:p>
          </table:table-cell>
          <table:table-cell office:value-type="float" office:value="0.417443990707398" calcext:value-type="float">
            <text:p>0.4174439907</text:p>
          </table:table-cell>
          <table:table-cell/>
          <table:table-cell table:formula="of:=([.C999]-0.2406036377)*([.C999]-0.2406036377)" office:value-type="float" office:value="0.031272510451781" calcext:value-type="float">
            <text:p>0.03127251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999" calcext:value-type="float">
            <text:p>999</text:p>
          </table:table-cell>
          <table:table-cell office:value-type="float" office:value="0.0917201042175293" calcext:value-type="float">
            <text:p>0.0917201042</text:p>
          </table:table-cell>
          <table:table-cell/>
          <table:table-cell table:formula="of:=([.C1000]-0.2406036377)*([.C1000]-0.2406036377)" office:value-type="float" office:value="0.022166306542226" calcext:value-type="float">
            <text:p>0.02216630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0" calcext:value-type="float">
            <text:p>1000</text:p>
          </table:table-cell>
          <table:table-cell office:value-type="float" office:value="0.124846935272217" calcext:value-type="float">
            <text:p>0.1248469353</text:p>
          </table:table-cell>
          <table:table-cell/>
          <table:table-cell table:formula="of:=([.C1001]-0.2406036377)*([.C1001]-0.2406036377)" office:value-type="float" office:value="0.0133996141569544" calcext:value-type="float">
            <text:p>0.01339961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1" calcext:value-type="float">
            <text:p>1001</text:p>
          </table:table-cell>
          <table:table-cell office:value-type="float" office:value="0.276818037033081" calcext:value-type="float">
            <text:p>0.276818037</text:p>
          </table:table-cell>
          <table:table-cell/>
          <table:table-cell table:formula="of:=([.C1002]-0.2406036377)*([.C1002]-0.2406036377)" office:value-type="float" office:value="0.00131148271905586" calcext:value-type="float">
            <text:p>0.00131148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2" calcext:value-type="float">
            <text:p>1002</text:p>
          </table:table-cell>
          <table:table-cell office:value-type="float" office:value="0.174876213073731" calcext:value-type="float">
            <text:p>0.1748762131</text:p>
          </table:table-cell>
          <table:table-cell/>
          <table:table-cell table:formula="of:=([.C1003]-0.2406036377)*([.C1003]-0.2406036377)" office:value-type="float" office:value="0.00432009434800194" calcext:value-type="float">
            <text:p>0.00432009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3" calcext:value-type="float">
            <text:p>1003</text:p>
          </table:table-cell>
          <table:table-cell office:value-type="float" office:value="0.124301910400391" calcext:value-type="float">
            <text:p>0.1243019104</text:p>
          </table:table-cell>
          <table:table-cell/>
          <table:table-cell table:formula="of:=([.C1004]-0.2406036377)*([.C1004]-0.2406036377)" office:value-type="float" office:value="0.0135260917728727" calcext:value-type="float">
            <text:p>0.01352609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4" calcext:value-type="float">
            <text:p>1004</text:p>
          </table:table-cell>
          <table:table-cell office:value-type="float" office:value="0.142486810684204" calcext:value-type="float">
            <text:p>0.1424868107</text:p>
          </table:table-cell>
          <table:table-cell/>
          <table:table-cell table:formula="of:=([.C1005]-0.2406036377)*([.C1005]-0.2406036377)" office:value-type="float" office:value="0.00962691174364762" calcext:value-type="float">
            <text:p>0.00962691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5" calcext:value-type="float">
            <text:p>1005</text:p>
          </table:table-cell>
          <table:table-cell office:value-type="float" office:value="0.175029039382935" calcext:value-type="float">
            <text:p>0.1750290394</text:p>
          </table:table-cell>
          <table:table-cell/>
          <table:table-cell table:formula="of:=([.C1006]-0.2406036377)*([.C1006]-0.2406036377)" office:value-type="float" office:value="0.00430002794444448" calcext:value-type="float">
            <text:p>0.00430002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6" calcext:value-type="float">
            <text:p>1006</text:p>
          </table:table-cell>
          <table:table-cell office:value-type="float" office:value="0.409122943878174" calcext:value-type="float">
            <text:p>0.4091229439</text:p>
          </table:table-cell>
          <table:table-cell/>
          <table:table-cell table:formula="of:=([.C1007]-0.2406036377)*([.C1007]-0.2406036377)" office:value-type="float" office:value="0.0283987565547731" calcext:value-type="float">
            <text:p>0.02839875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7" calcext:value-type="float">
            <text:p>1007</text:p>
          </table:table-cell>
          <table:table-cell office:value-type="float" office:value="0.406317949295044" calcext:value-type="float">
            <text:p>0.4063179493</text:p>
          </table:table-cell>
          <table:table-cell/>
          <table:table-cell table:formula="of:=([.C1008]-0.2406036377)*([.C1008]-0.2406036377)" office:value-type="float" office:value="0.0274612330674193" calcext:value-type="float">
            <text:p>0.02746123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8" calcext:value-type="float">
            <text:p>1008</text:p>
          </table:table-cell>
          <table:table-cell office:value-type="float" office:value="0.311861991882324" calcext:value-type="float">
            <text:p>0.3118619919</text:p>
          </table:table-cell>
          <table:table-cell/>
          <table:table-cell table:formula="of:=([.C1009]-0.2406036377)*([.C1009]-0.2406036377)" office:value-type="float" office:value="0.00507775304077356" calcext:value-type="float">
            <text:p>0.0050777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09" calcext:value-type="float">
            <text:p>1009</text:p>
          </table:table-cell>
          <table:table-cell office:value-type="float" office:value="0.424429893493652" calcext:value-type="float">
            <text:p>0.4244298935</text:p>
          </table:table-cell>
          <table:table-cell/>
          <table:table-cell table:formula="of:=([.C1010]-0.2406036377)*([.C1010]-0.2406036377)" office:value-type="float" office:value="0.0337920923191133" calcext:value-type="float">
            <text:p>0.03379209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0" calcext:value-type="float">
            <text:p>1010</text:p>
          </table:table-cell>
          <table:table-cell office:value-type="float" office:value="0.133781909942627" calcext:value-type="float">
            <text:p>0.1337819099</text:p>
          </table:table-cell>
          <table:table-cell/>
          <table:table-cell table:formula="of:=([.C1011]-0.2406036377)*([.C1011]-0.2406036377)" office:value-type="float" office:value="0.0114108815210703" calcext:value-type="float">
            <text:p>0.01141088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1" calcext:value-type="float">
            <text:p>1011</text:p>
          </table:table-cell>
          <table:table-cell office:value-type="float" office:value="0.314342975616455" calcext:value-type="float">
            <text:p>0.3143429756</text:p>
          </table:table-cell>
          <table:table-cell/>
          <table:table-cell table:formula="of:=([.C1012]-0.2406036377)*([.C1012]-0.2406036377)" office:value-type="float" office:value="0.00543748995635715" calcext:value-type="float">
            <text:p>0.005437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2" calcext:value-type="float">
            <text:p>1012</text:p>
          </table:table-cell>
          <table:table-cell office:value-type="float" office:value="0.258585929870606" calcext:value-type="float">
            <text:p>0.2585859299</text:p>
          </table:table-cell>
          <table:table-cell/>
          <table:table-cell table:formula="of:=([.C1013]-0.2406036377)*([.C1013]-0.2406036377)" office:value-type="float" office:value="0.00032336283170902" calcext:value-type="float">
            <text:p>0.00032336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3" calcext:value-type="float">
            <text:p>1013</text:p>
          </table:table-cell>
          <table:table-cell office:value-type="float" office:value="0.102857112884521" calcext:value-type="float">
            <text:p>0.1028571129</text:p>
          </table:table-cell>
          <table:table-cell/>
          <table:table-cell table:formula="of:=([.C1014]-0.2406036377)*([.C1014]-0.2406036377)" office:value-type="float" office:value="0.0189741050987412" calcext:value-type="float">
            <text:p>0.01897410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4" calcext:value-type="float">
            <text:p>1014</text:p>
          </table:table-cell>
          <table:table-cell office:value-type="float" office:value="0.23259711265564" calcext:value-type="float">
            <text:p>0.2325971127</text:p>
          </table:table-cell>
          <table:table-cell/>
          <table:table-cell table:formula="of:=([.C1015]-0.2406036377)*([.C1015]-0.2406036377)" office:value-type="float" office:value="0.0000641044432859697" calcext:value-type="float">
            <text:p>6.4104443285969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5" calcext:value-type="float">
            <text:p>1015</text:p>
          </table:table-cell>
          <table:table-cell office:value-type="float" office:value="0.188945055007935" calcext:value-type="float">
            <text:p>0.188945055</text:p>
          </table:table-cell>
          <table:table-cell/>
          <table:table-cell table:formula="of:=([.C1016]-0.2406036377)*([.C1016]-0.2406036377)" office:value-type="float" office:value="0.00266860916575296" calcext:value-type="float">
            <text:p>0.00266860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6" calcext:value-type="float">
            <text:p>1016</text:p>
          </table:table-cell>
          <table:table-cell office:value-type="float" office:value="0.140891075134277" calcext:value-type="float">
            <text:p>0.1408910751</text:p>
          </table:table-cell>
          <table:table-cell/>
          <table:table-cell table:formula="of:=([.C1017]-0.2406036377)*([.C1017]-0.2406036377)" office:value-type="float" office:value="0.00994259513342316" calcext:value-type="float">
            <text:p>0.00994259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7" calcext:value-type="float">
            <text:p>1017</text:p>
          </table:table-cell>
          <table:table-cell office:value-type="float" office:value="0.107057094573975" calcext:value-type="float">
            <text:p>0.1070570946</text:p>
          </table:table-cell>
          <table:table-cell/>
          <table:table-cell table:formula="of:=([.C1018]-0.2406036377)*([.C1018]-0.2406036377)" office:value-type="float" office:value="0.0178346791809114" calcext:value-type="float">
            <text:p>0.01783467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8" calcext:value-type="float">
            <text:p>1018</text:p>
          </table:table-cell>
          <table:table-cell office:value-type="float" office:value="0.299694061279297" calcext:value-type="float">
            <text:p>0.2996940613</text:p>
          </table:table-cell>
          <table:table-cell/>
          <table:table-cell table:formula="of:=([.C1019]-0.2406036377)*([.C1019]-0.2406036377)" office:value-type="float" office:value="0.00349167815878072" calcext:value-type="float">
            <text:p>0.00349167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19" calcext:value-type="float">
            <text:p>1019</text:p>
          </table:table-cell>
          <table:table-cell office:value-type="float" office:value="0.248696088790894" calcext:value-type="float">
            <text:p>0.2486960888</text:p>
          </table:table-cell>
          <table:table-cell/>
          <table:table-cell table:formula="of:=([.C1020]-0.2406036377)*([.C1020]-0.2406036377)" office:value-type="float" office:value="0.0000654877646585045" calcext:value-type="float">
            <text:p>6.5487764658504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0" calcext:value-type="float">
            <text:p>1020</text:p>
          </table:table-cell>
          <table:table-cell office:value-type="float" office:value="0.17523193359375" calcext:value-type="float">
            <text:p>0.1752319336</text:p>
          </table:table-cell>
          <table:table-cell/>
          <table:table-cell table:formula="of:=([.C1021]-0.2406036377)*([.C1021]-0.2406036377)" office:value-type="float" office:value="0.00427345969775511" calcext:value-type="float">
            <text:p>0.0042734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1" calcext:value-type="float">
            <text:p>1021</text:p>
          </table:table-cell>
          <table:table-cell office:value-type="float" office:value="0.202606916427612" calcext:value-type="float">
            <text:p>0.2026069164</text:p>
          </table:table-cell>
          <table:table-cell/>
          <table:table-cell table:formula="of:=([.C1022]-0.2406036377)*([.C1022]-0.2406036377)" office:value-type="float" office:value="0.00144375082745152" calcext:value-type="float">
            <text:p>0.00144375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2" calcext:value-type="float">
            <text:p>1022</text:p>
          </table:table-cell>
          <table:table-cell office:value-type="float" office:value="0.169116973876953" calcext:value-type="float">
            <text:p>0.1691169739</text:p>
          </table:table-cell>
          <table:table-cell/>
          <table:table-cell table:formula="of:=([.C1023]-0.2406036377)*([.C1023]-0.2406036377)" office:value-type="float" office:value="0.00511034310454932" calcext:value-type="float">
            <text:p>0.00511034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3" calcext:value-type="float">
            <text:p>1023</text:p>
          </table:table-cell>
          <table:table-cell office:value-type="float" office:value="0.226402997970581" calcext:value-type="float">
            <text:p>0.226402998</text:p>
          </table:table-cell>
          <table:table-cell/>
          <table:table-cell table:formula="of:=([.C1024]-0.2406036377)*([.C1024]-0.2406036377)" office:value-type="float" office:value="0.000201658168724752" calcext:value-type="float">
            <text:p>0.00020165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4" calcext:value-type="float">
            <text:p>1024</text:p>
          </table:table-cell>
          <table:table-cell office:value-type="float" office:value="0.198451995849609" calcext:value-type="float">
            <text:p>0.1984519958</text:p>
          </table:table-cell>
          <table:table-cell/>
          <table:table-cell table:formula="of:=([.C1025]-0.2406036377)*([.C1025]-0.2406036377)" office:value-type="float" office:value="0.0017767609106836" calcext:value-type="float">
            <text:p>0.00177676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5" calcext:value-type="float">
            <text:p>1025</text:p>
          </table:table-cell>
          <table:table-cell office:value-type="float" office:value="0.372820854187012" calcext:value-type="float">
            <text:p>0.3728208542</text:p>
          </table:table-cell>
          <table:table-cell/>
          <table:table-cell table:formula="of:=([.C1026]-0.2406036377)*([.C1026]-0.2406036377)" office:value-type="float" office:value="0.0174813923355733" calcext:value-type="float">
            <text:p>0.01748139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6" calcext:value-type="float">
            <text:p>1026</text:p>
          </table:table-cell>
          <table:table-cell office:value-type="float" office:value="0.258212089538574" calcext:value-type="float">
            <text:p>0.2582120895</text:p>
          </table:table-cell>
          <table:table-cell/>
          <table:table-cell table:formula="of:=([.C1027]-0.2406036377)*([.C1027]-0.2406036377)" office:value-type="float" office:value="0.000310057576151387" calcext:value-type="float">
            <text:p>0.00031005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7" calcext:value-type="float">
            <text:p>1027</text:p>
          </table:table-cell>
          <table:table-cell office:value-type="float" office:value="0.443704128265381" calcext:value-type="float">
            <text:p>0.4437041283</text:p>
          </table:table-cell>
          <table:table-cell/>
          <table:table-cell table:formula="of:=([.C1028]-0.2406036377)*([.C1028]-0.2406036377)" office:value-type="float" office:value="0.0412498092678984" calcext:value-type="float">
            <text:p>0.04124980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8" calcext:value-type="float">
            <text:p>1028</text:p>
          </table:table-cell>
          <table:table-cell office:value-type="float" office:value="0.238214015960693" calcext:value-type="float">
            <text:p>0.238214016</text:p>
          </table:table-cell>
          <table:table-cell/>
          <table:table-cell table:formula="of:=([.C1029]-0.2406036377)*([.C1029]-0.2406036377)" office:value-type="float" office:value="0.00000571029205696682" calcext:value-type="float">
            <text:p>5.71029205696682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29" calcext:value-type="float">
            <text:p>1029</text:p>
          </table:table-cell>
          <table:table-cell office:value-type="float" office:value="0.203437089920044" calcext:value-type="float">
            <text:p>0.2034370899</text:p>
          </table:table-cell>
          <table:table-cell/>
          <table:table-cell table:formula="of:=([.C1030]-0.2406036377)*([.C1030]-0.2406036377)" office:value-type="float" office:value="0.00138135227387976" calcext:value-type="float">
            <text:p>0.00138135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0" calcext:value-type="float">
            <text:p>1030</text:p>
          </table:table-cell>
          <table:table-cell office:value-type="float" office:value="0.175941944122314" calcext:value-type="float">
            <text:p>0.1759419441</text:p>
          </table:table-cell>
          <table:table-cell/>
          <table:table-cell table:formula="of:=([.C1031]-0.2406036377)*([.C1031]-0.2406036377)" office:value-type="float" office:value="0.0041811346163345" calcext:value-type="float">
            <text:p>0.00418113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1" calcext:value-type="float">
            <text:p>1031</text:p>
          </table:table-cell>
          <table:table-cell office:value-type="float" office:value="0.186598062515259" calcext:value-type="float">
            <text:p>0.1865980625</text:p>
          </table:table-cell>
          <table:table-cell/>
          <table:table-cell table:formula="of:=([.C1032]-0.2406036377)*([.C1032]-0.2406036377)" office:value-type="float" office:value="0.00291660215103474" calcext:value-type="float">
            <text:p>0.00291660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2" calcext:value-type="float">
            <text:p>1032</text:p>
          </table:table-cell>
          <table:table-cell office:value-type="float" office:value="0.272148847579956" calcext:value-type="float">
            <text:p>0.2721488476</text:p>
          </table:table-cell>
          <table:table-cell/>
          <table:table-cell table:formula="of:=([.C1033]-0.2406036377)*([.C1033]-0.2406036377)" office:value-type="float" office:value="0.000995100266370476" calcext:value-type="float">
            <text:p>0.00099510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3" calcext:value-type="float">
            <text:p>1033</text:p>
          </table:table-cell>
          <table:table-cell office:value-type="float" office:value="0.210675001144409" calcext:value-type="float">
            <text:p>0.2106750011</text:p>
          </table:table-cell>
          <table:table-cell/>
          <table:table-cell table:formula="of:=([.C1034]-0.2406036377)*([.C1034]-0.2406036377)" office:value-type="float" office:value="0.000895723286076646" calcext:value-type="float">
            <text:p>0.00089572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4" calcext:value-type="float">
            <text:p>1034</text:p>
          </table:table-cell>
          <table:table-cell office:value-type="float" office:value="0.236860036849976" calcext:value-type="float">
            <text:p>0.2368600368</text:p>
          </table:table-cell>
          <table:table-cell/>
          <table:table-cell table:formula="of:=([.C1035]-0.2406036377)*([.C1035]-0.2406036377)" office:value-type="float" office:value="0.0000140145473243034" calcext:value-type="float">
            <text:p>1.4014547324303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5" calcext:value-type="float">
            <text:p>1035</text:p>
          </table:table-cell>
          <table:table-cell office:value-type="float" office:value="0.101444005966187" calcext:value-type="float">
            <text:p>0.101444006</text:p>
          </table:table-cell>
          <table:table-cell/>
          <table:table-cell table:formula="of:=([.C1036]-0.2406036377)*([.C1036]-0.2406036377)" office:value-type="float" office:value="0.0193654031042906" calcext:value-type="float">
            <text:p>0.01936540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6" calcext:value-type="float">
            <text:p>1036</text:p>
          </table:table-cell>
          <table:table-cell office:value-type="float" office:value="0.224860906600952" calcext:value-type="float">
            <text:p>0.2248609066</text:p>
          </table:table-cell>
          <table:table-cell/>
          <table:table-cell table:formula="of:=([.C1037]-0.2406036377)*([.C1037]-0.2406036377)" office:value-type="float" office:value="0.000247833582456929" calcext:value-type="float">
            <text:p>0.00024783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7" calcext:value-type="float">
            <text:p>1037</text:p>
          </table:table-cell>
          <table:table-cell office:value-type="float" office:value="0.195178031921387" calcext:value-type="float">
            <text:p>0.1951780319</text:p>
          </table:table-cell>
          <table:table-cell/>
          <table:table-cell table:formula="of:=([.C1038]-0.2406036377)*([.C1038]-0.2406036377)" office:value-type="float" office:value="0.00206348566035398" calcext:value-type="float">
            <text:p>0.00206348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8" calcext:value-type="float">
            <text:p>1038</text:p>
          </table:table-cell>
          <table:table-cell office:value-type="float" office:value="0.28607702255249" calcext:value-type="float">
            <text:p>0.2860770226</text:p>
          </table:table-cell>
          <table:table-cell/>
          <table:table-cell table:formula="of:=([.C1039]-0.2406036377)*([.C1039]-0.2406036377)" office:value-type="float" office:value="0.00206782872994269" calcext:value-type="float">
            <text:p>0.00206782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39" calcext:value-type="float">
            <text:p>1039</text:p>
          </table:table-cell>
          <table:table-cell office:value-type="float" office:value="0.170116186141968" calcext:value-type="float">
            <text:p>0.1701161861</text:p>
          </table:table-cell>
          <table:table-cell/>
          <table:table-cell table:formula="of:=([.C1040]-0.2406036377)*([.C1040]-0.2406036377)" office:value-type="float" office:value="0.00496848082714594" calcext:value-type="float">
            <text:p>0.00496848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0" calcext:value-type="float">
            <text:p>1040</text:p>
          </table:table-cell>
          <table:table-cell office:value-type="float" office:value="0.162007093429565" calcext:value-type="float">
            <text:p>0.1620070934</text:p>
          </table:table-cell>
          <table:table-cell/>
          <table:table-cell table:formula="of:=([.C1041]-0.2406036377)*([.C1041]-0.2406036377)" office:value-type="float" office:value="0.00617741677125438" calcext:value-type="float">
            <text:p>0.00617741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1" calcext:value-type="float">
            <text:p>1041</text:p>
          </table:table-cell>
          <table:table-cell office:value-type="float" office:value="0.178274154663086" calcext:value-type="float">
            <text:p>0.1782741547</text:p>
          </table:table-cell>
          <table:table-cell/>
          <table:table-cell table:formula="of:=([.C1042]-0.2406036377)*([.C1042]-0.2406036377)" office:value-type="float" office:value="0.00388496445564896" calcext:value-type="float">
            <text:p>0.00388496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2" calcext:value-type="float">
            <text:p>1042</text:p>
          </table:table-cell>
          <table:table-cell office:value-type="float" office:value="0.248821973800659" calcext:value-type="float">
            <text:p>0.2488219738</text:p>
          </table:table-cell>
          <table:table-cell/>
          <table:table-cell table:formula="of:=([.C1043]-0.2406036377)*([.C1043]-0.2406036377)" office:value-type="float" office:value="0.0000675410482633982" calcext:value-type="float">
            <text:p>0.0000675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3" calcext:value-type="float">
            <text:p>1043</text:p>
          </table:table-cell>
          <table:table-cell office:value-type="float" office:value="0.0964710712432861" calcext:value-type="float">
            <text:p>0.0964710712</text:p>
          </table:table-cell>
          <table:table-cell/>
          <table:table-cell table:formula="of:=([.C1044]-0.2406036377)*([.C1044]-0.2406036377)" office:value-type="float" office:value="0.020774196713399" calcext:value-type="float">
            <text:p>0.02077419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4" calcext:value-type="float">
            <text:p>1044</text:p>
          </table:table-cell>
          <table:table-cell office:value-type="float" office:value="0.306777000427246" calcext:value-type="float">
            <text:p>0.3067770004</text:p>
          </table:table-cell>
          <table:table-cell/>
          <table:table-cell table:formula="of:=([.C1045]-0.2406036377)*([.C1045]-0.2406036377)" office:value-type="float" office:value="0.00437891393463168" calcext:value-type="float">
            <text:p>0.00437891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5" calcext:value-type="float">
            <text:p>1045</text:p>
          </table:table-cell>
          <table:table-cell office:value-type="float" office:value="0.228498935699463" calcext:value-type="float">
            <text:p>0.2284989357</text:p>
          </table:table-cell>
          <table:table-cell/>
          <table:table-cell table:formula="of:=([.C1046]-0.2406036377)*([.C1046]-0.2406036377)" office:value-type="float" office:value="0.000146523810521807" calcext:value-type="float">
            <text:p>0.00014652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6" calcext:value-type="float">
            <text:p>1046</text:p>
          </table:table-cell>
          <table:table-cell office:value-type="float" office:value="0.199140071868896" calcext:value-type="float">
            <text:p>0.1991400719</text:p>
          </table:table-cell>
          <table:table-cell/>
          <table:table-cell table:formula="of:=([.C1047]-0.2406036377)*([.C1047]-0.2406036377)" office:value-type="float" office:value="0.00171922729143026" calcext:value-type="float">
            <text:p>0.00171922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7" calcext:value-type="float">
            <text:p>1047</text:p>
          </table:table-cell>
          <table:table-cell office:value-type="float" office:value="0.251868009567261" calcext:value-type="float">
            <text:p>0.2518680096</text:p>
          </table:table-cell>
          <table:table-cell/>
          <table:table-cell table:formula="of:=([.C1048]-0.2406036377)*([.C1048]-0.2406036377)" office:value-type="float" office:value="0.000126886073563936" calcext:value-type="float">
            <text:p>0.00012688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8" calcext:value-type="float">
            <text:p>1048</text:p>
          </table:table-cell>
          <table:table-cell office:value-type="float" office:value="0.214431047439575" calcext:value-type="float">
            <text:p>0.2144310474</text:p>
          </table:table-cell>
          <table:table-cell/>
          <table:table-cell table:formula="of:=([.C1049]-0.2406036377)*([.C1049]-0.2406036377)" office:value-type="float" office:value="0.000685004480940084" calcext:value-type="float">
            <text:p>0.00068500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49" calcext:value-type="float">
            <text:p>1049</text:p>
          </table:table-cell>
          <table:table-cell office:value-type="float" office:value="0.105397939682007" calcext:value-type="float">
            <text:p>0.1053979397</text:p>
          </table:table-cell>
          <table:table-cell/>
          <table:table-cell table:formula="of:=([.C1050]-0.2406036377)*([.C1050]-0.2406036377)" office:value-type="float" office:value="0.0182805807765328" calcext:value-type="float">
            <text:p>0.01828058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0" calcext:value-type="float">
            <text:p>1050</text:p>
          </table:table-cell>
          <table:table-cell office:value-type="float" office:value="0.151862144470215" calcext:value-type="float">
            <text:p>0.1518621445</text:p>
          </table:table-cell>
          <table:table-cell/>
          <table:table-cell table:formula="of:=([.C1051]-0.2406036377)*([.C1051]-0.2406036377)" office:value-type="float" office:value="0.00787505262065201" calcext:value-type="float">
            <text:p>0.00787505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1" calcext:value-type="float">
            <text:p>1051</text:p>
          </table:table-cell>
          <table:table-cell office:value-type="float" office:value="0.190044164657593" calcext:value-type="float">
            <text:p>0.1900441647</text:p>
          </table:table-cell>
          <table:table-cell/>
          <table:table-cell table:formula="of:=([.C1052]-0.2406036377)*([.C1052]-0.2406036377)" office:value-type="float" office:value="0.0025562603143259" calcext:value-type="float">
            <text:p>0.00255626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2" calcext:value-type="float">
            <text:p>1052</text:p>
          </table:table-cell>
          <table:table-cell office:value-type="float" office:value="0.406162977218628" calcext:value-type="float">
            <text:p>0.4061629772</text:p>
          </table:table-cell>
          <table:table-cell/>
          <table:table-cell table:formula="of:=([.C1053]-0.2406036377)*([.C1053]-0.2406036377)" office:value-type="float" office:value="0.0274098949018443" calcext:value-type="float">
            <text:p>0.02740989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3" calcext:value-type="float">
            <text:p>1053</text:p>
          </table:table-cell>
          <table:table-cell office:value-type="float" office:value="0.0977120399475098" calcext:value-type="float">
            <text:p>0.0977120399</text:p>
          </table:table-cell>
          <table:table-cell/>
          <table:table-cell table:formula="of:=([.C1054]-0.2406036377)*([.C1054]-0.2406036377)" office:value-type="float" office:value="0.0204180087082595" calcext:value-type="float">
            <text:p>0.02041800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4" calcext:value-type="float">
            <text:p>1054</text:p>
          </table:table-cell>
          <table:table-cell office:value-type="float" office:value="0.120795011520386" calcext:value-type="float">
            <text:p>0.1207950115</text:p>
          </table:table-cell>
          <table:table-cell/>
          <table:table-cell table:formula="of:=([.C1055]-0.2406036377)*([.C1055]-0.2406036377)" office:value-type="float" office:value="0.0143541069070466" calcext:value-type="float">
            <text:p>0.01435410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5" calcext:value-type="float">
            <text:p>1055</text:p>
          </table:table-cell>
          <table:table-cell office:value-type="float" office:value="0.149141073226929" calcext:value-type="float">
            <text:p>0.1491410732</text:p>
          </table:table-cell>
          <table:table-cell/>
          <table:table-cell table:formula="of:=([.C1056]-0.2406036377)*([.C1056]-0.2406036377)" office:value-type="float" office:value="0.00836540069999073" calcext:value-type="float">
            <text:p>0.0083654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6" calcext:value-type="float">
            <text:p>1056</text:p>
          </table:table-cell>
          <table:table-cell office:value-type="float" office:value="0.281362056732178" calcext:value-type="float">
            <text:p>0.2813620567</text:p>
          </table:table-cell>
          <table:table-cell/>
          <table:table-cell table:formula="of:=([.C1057]-0.2406036377)*([.C1057]-0.2406036377)" office:value-type="float" office:value="0.00166124872200259" calcext:value-type="float">
            <text:p>0.00166124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7" calcext:value-type="float">
            <text:p>1057</text:p>
          </table:table-cell>
          <table:table-cell office:value-type="float" office:value="0.257417917251587" calcext:value-type="float">
            <text:p>0.2574179173</text:p>
          </table:table-cell>
          <table:table-cell/>
          <table:table-cell table:formula="of:=([.C1058]-0.2406036377)*([.C1058]-0.2406036377)" office:value-type="float" office:value="0.000282719996838913" calcext:value-type="float">
            <text:p>0.000282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8" calcext:value-type="float">
            <text:p>1058</text:p>
          </table:table-cell>
          <table:table-cell office:value-type="float" office:value="0.488521099090576" calcext:value-type="float">
            <text:p>0.4885210991</text:p>
          </table:table-cell>
          <table:table-cell/>
          <table:table-cell table:formula="of:=([.C1059]-0.2406036377)*([.C1059]-0.2406036377)" office:value-type="float" office:value="0.0614630676623478" calcext:value-type="float">
            <text:p>0.06146306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59" calcext:value-type="float">
            <text:p>1059</text:p>
          </table:table-cell>
          <table:table-cell office:value-type="float" office:value="0.629158020019531" calcext:value-type="float">
            <text:p>0.62915802</text:p>
          </table:table-cell>
          <table:table-cell/>
          <table:table-cell table:formula="of:=([.C1060]-0.2406036377)*([.C1060]-0.2406036377)" office:value-type="float" office:value="0.150974508019712" calcext:value-type="float">
            <text:p>0.1509745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0" calcext:value-type="float">
            <text:p>1060</text:p>
          </table:table-cell>
          <table:table-cell office:value-type="float" office:value="0.182900905609131" calcext:value-type="float">
            <text:p>0.1829009056</text:p>
          </table:table-cell>
          <table:table-cell/>
          <table:table-cell table:formula="of:=([.C1061]-0.2406036377)*([.C1061]-0.2406036377)" office:value-type="float" office:value="0.00332960529075062" calcext:value-type="float">
            <text:p>0.00332960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1" calcext:value-type="float">
            <text:p>1061</text:p>
          </table:table-cell>
          <table:table-cell office:value-type="float" office:value="0.11786413192749" calcext:value-type="float">
            <text:p>0.1178641319</text:p>
          </table:table-cell>
          <table:table-cell/>
          <table:table-cell table:formula="of:=([.C1062]-0.2406036377)*([.C1062]-0.2406036377)" office:value-type="float" office:value="0.01506498627728" calcext:value-type="float">
            <text:p>0.01506498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2" calcext:value-type="float">
            <text:p>1062</text:p>
          </table:table-cell>
          <table:table-cell office:value-type="float" office:value="0.32843804359436" calcext:value-type="float">
            <text:p>0.3284380436</text:p>
          </table:table-cell>
          <table:table-cell/>
          <table:table-cell table:formula="of:=([.C1063]-0.2406036377)*([.C1063]-0.2406036377)" office:value-type="float" office:value="0.00771488285881525" calcext:value-type="float">
            <text:p>0.00771488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3" calcext:value-type="float">
            <text:p>1063</text:p>
          </table:table-cell>
          <table:table-cell office:value-type="float" office:value="0.16366982460022" calcext:value-type="float">
            <text:p>0.1636698246</text:p>
          </table:table-cell>
          <table:table-cell/>
          <table:table-cell table:formula="of:=([.C1064]-0.2406036377)*([.C1064]-0.2406036377)" office:value-type="float" office:value="0.00591881159807193" calcext:value-type="float">
            <text:p>0.00591881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4" calcext:value-type="float">
            <text:p>1064</text:p>
          </table:table-cell>
          <table:table-cell office:value-type="float" office:value="0.506123065948486" calcext:value-type="float">
            <text:p>0.5061230659</text:p>
          </table:table-cell>
          <table:table-cell/>
          <table:table-cell table:formula="of:=([.C1065]-0.2406036377)*([.C1065]-0.2406036377)" office:value-type="float" office:value="0.0705005667774031" calcext:value-type="float">
            <text:p>0.07050056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5" calcext:value-type="float">
            <text:p>1065</text:p>
          </table:table-cell>
          <table:table-cell office:value-type="float" office:value="0.604336977005005" calcext:value-type="float">
            <text:p>0.604336977</text:p>
          </table:table-cell>
          <table:table-cell/>
          <table:table-cell table:formula="of:=([.C1066]-0.2406036377)*([.C1066]-0.2406036377)" office:value-type="float" office:value="0.13230194212197" calcext:value-type="float">
            <text:p>0.13230194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6" calcext:value-type="float">
            <text:p>1066</text:p>
          </table:table-cell>
          <table:table-cell office:value-type="float" office:value="0.388451099395752" calcext:value-type="float">
            <text:p>0.3884510994</text:p>
          </table:table-cell>
          <table:table-cell/>
          <table:table-cell table:formula="of:=([.C1067]-0.2406036377)*([.C1067]-0.2406036377)" office:value-type="float" office:value="0.0218588719298769" calcext:value-type="float">
            <text:p>0.02185887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7" calcext:value-type="float">
            <text:p>1067</text:p>
          </table:table-cell>
          <table:table-cell office:value-type="float" office:value="0.57496190071106" calcext:value-type="float">
            <text:p>0.5749619007</text:p>
          </table:table-cell>
          <table:table-cell/>
          <table:table-cell table:formula="of:=([.C1068]-0.2406036377)*([.C1068]-0.2406036377)" office:value-type="float" office:value="0.111795448043773" calcext:value-type="float">
            <text:p>0.1117954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8" calcext:value-type="float">
            <text:p>1068</text:p>
          </table:table-cell>
          <table:table-cell office:value-type="float" office:value="0.491697072982788" calcext:value-type="float">
            <text:p>0.491697073</text:p>
          </table:table-cell>
          <table:table-cell/>
          <table:table-cell table:formula="of:=([.C1069]-0.2406036377)*([.C1069]-0.2406036377)" office:value-type="float" office:value="0.0630479132421117" calcext:value-type="float">
            <text:p>0.06304791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69" calcext:value-type="float">
            <text:p>1069</text:p>
          </table:table-cell>
          <table:table-cell office:value-type="float" office:value="0.325480937957764" calcext:value-type="float">
            <text:p>0.325480938</text:p>
          </table:table-cell>
          <table:table-cell/>
          <table:table-cell table:formula="of:=([.C1070]-0.2406036377)*([.C1070]-0.2406036377)" office:value-type="float" office:value="0.00720415609904658" calcext:value-type="float">
            <text:p>0.00720415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0" calcext:value-type="float">
            <text:p>1070</text:p>
          </table:table-cell>
          <table:table-cell office:value-type="float" office:value="0.116752147674561" calcext:value-type="float">
            <text:p>0.1167521477</text:p>
          </table:table-cell>
          <table:table-cell/>
          <table:table-cell table:formula="of:=([.C1071]-0.2406036377)*([.C1071]-0.2406036377)" office:value-type="float" office:value="0.0153391915815215" calcext:value-type="float">
            <text:p>0.01533919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1" calcext:value-type="float">
            <text:p>1071</text:p>
          </table:table-cell>
          <table:table-cell office:value-type="float" office:value="0.268920183181763" calcext:value-type="float">
            <text:p>0.2689201832</text:p>
          </table:table-cell>
          <table:table-cell/>
          <table:table-cell table:formula="of:=([.C1072]-0.2406036377)*([.C1072]-0.2406036377)" office:value-type="float" office:value="0.000801826748020735" calcext:value-type="float">
            <text:p>0.00080182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2" calcext:value-type="float">
            <text:p>1072</text:p>
          </table:table-cell>
          <table:table-cell office:value-type="float" office:value="0.26764702796936" calcext:value-type="float">
            <text:p>0.267647028</text:p>
          </table:table-cell>
          <table:table-cell/>
          <table:table-cell table:formula="of:=([.C1073]-0.2406036377)*([.C1073]-0.2406036377)" office:value-type="float" office:value="0.000731344957260933" calcext:value-type="float">
            <text:p>0.0007313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3" calcext:value-type="float">
            <text:p>1073</text:p>
          </table:table-cell>
          <table:table-cell office:value-type="float" office:value="0.136787891387939" calcext:value-type="float">
            <text:p>0.1367878914</text:p>
          </table:table-cell>
          <table:table-cell/>
          <table:table-cell table:formula="of:=([.C1074]-0.2406036377)*([.C1074]-0.2406036377)" office:value-type="float" office:value="0.0107777091823301" calcext:value-type="float">
            <text:p>0.01077770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4" calcext:value-type="float">
            <text:p>1074</text:p>
          </table:table-cell>
          <table:table-cell office:value-type="float" office:value="0.361765861511231" calcext:value-type="float">
            <text:p>0.3617658615</text:p>
          </table:table-cell>
          <table:table-cell/>
          <table:table-cell table:formula="of:=([.C1075]-0.2406036377)*([.C1075]-0.2406036377)" office:value-type="float" office:value="0.0146802844788827" calcext:value-type="float">
            <text:p>0.01468028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5" calcext:value-type="float">
            <text:p>1075</text:p>
          </table:table-cell>
          <table:table-cell office:value-type="float" office:value="0.281646013259888" calcext:value-type="float">
            <text:p>0.2816460133</text:p>
          </table:table-cell>
          <table:table-cell/>
          <table:table-cell table:formula="of:=([.C1076]-0.2406036377)*([.C1076]-0.2406036377)" office:value-type="float" office:value="0.00168447659159887" calcext:value-type="float">
            <text:p>0.00168447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6" calcext:value-type="float">
            <text:p>1076</text:p>
          </table:table-cell>
          <table:table-cell office:value-type="float" office:value="0.296401023864746" calcext:value-type="float">
            <text:p>0.2964010239</text:p>
          </table:table-cell>
          <table:table-cell/>
          <table:table-cell table:formula="of:=([.C1077]-0.2406036377)*([.C1077]-0.2406036377)" office:value-type="float" office:value="0.0031133483028178" calcext:value-type="float">
            <text:p>0.00311334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7" calcext:value-type="float">
            <text:p>1077</text:p>
          </table:table-cell>
          <table:table-cell office:value-type="float" office:value="0.258233070373535" calcext:value-type="float">
            <text:p>0.2582330704</text:p>
          </table:table-cell>
          <table:table-cell/>
          <table:table-cell table:formula="of:=([.C1078]-0.2406036377)*([.C1078]-0.2406036377)" office:value-type="float" office:value="0.00031079689639071" calcext:value-type="float">
            <text:p>0.00031079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8" calcext:value-type="float">
            <text:p>1078</text:p>
          </table:table-cell>
          <table:table-cell office:value-type="float" office:value="0.168749094009399" calcext:value-type="float">
            <text:p>0.168749094</text:p>
          </table:table-cell>
          <table:table-cell/>
          <table:table-cell table:formula="of:=([.C1079]-0.2406036377)*([.C1079]-0.2406036377)" office:value-type="float" office:value="0.00516307544898443" calcext:value-type="float">
            <text:p>0.00516307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79" calcext:value-type="float">
            <text:p>1079</text:p>
          </table:table-cell>
          <table:table-cell office:value-type="float" office:value="0.150326013565064" calcext:value-type="float">
            <text:p>0.1503260136</text:p>
          </table:table-cell>
          <table:table-cell/>
          <table:table-cell table:formula="of:=([.C1080]-0.2406036377)*([.C1080]-0.2406036377)" office:value-type="float" office:value="0.00815004941944887" calcext:value-type="float">
            <text:p>0.00815004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0" calcext:value-type="float">
            <text:p>1080</text:p>
          </table:table-cell>
          <table:table-cell office:value-type="float" office:value="0.120113849639893" calcext:value-type="float">
            <text:p>0.1201138496</text:p>
          </table:table-cell>
          <table:table-cell/>
          <table:table-cell table:formula="of:=([.C1081]-0.2406036377)*([.C1081]-0.2406036377)" office:value-type="float" office:value="0.0145177890267696" calcext:value-type="float">
            <text:p>0.0145177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1" calcext:value-type="float">
            <text:p>1081</text:p>
          </table:table-cell>
          <table:table-cell office:value-type="float" office:value="0.349961042404175" calcext:value-type="float">
            <text:p>0.3499610424</text:p>
          </table:table-cell>
          <table:table-cell/>
          <table:table-cell table:formula="of:=([.C1082]-0.2406036377)*([.C1082]-0.2406036377)" office:value-type="float" office:value="0.0119590419636327" calcext:value-type="float">
            <text:p>0.0119590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2" calcext:value-type="float">
            <text:p>1082</text:p>
          </table:table-cell>
          <table:table-cell office:value-type="float" office:value="0.312767028808594" calcext:value-type="float">
            <text:p>0.3127670288</text:p>
          </table:table-cell>
          <table:table-cell/>
          <table:table-cell table:formula="of:=([.C1083]-0.2406036377)*([.C1083]-0.2406036377)" office:value-type="float" office:value="0.00520755501629187" calcext:value-type="float">
            <text:p>0.0052075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3" calcext:value-type="float">
            <text:p>1083</text:p>
          </table:table-cell>
          <table:table-cell office:value-type="float" office:value="0.210202932357788" calcext:value-type="float">
            <text:p>0.2102029324</text:p>
          </table:table-cell>
          <table:table-cell/>
          <table:table-cell table:formula="of:=([.C1084]-0.2406036377)*([.C1084]-0.2406036377)" office:value-type="float" office:value="0.000924202885303993" calcext:value-type="float">
            <text:p>0.00092420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4" calcext:value-type="float">
            <text:p>1084</text:p>
          </table:table-cell>
          <table:table-cell office:value-type="float" office:value="0.27544116973877" calcext:value-type="float">
            <text:p>0.2754411697</text:p>
          </table:table-cell>
          <table:table-cell/>
          <table:table-cell table:formula="of:=([.C1085]-0.2406036377)*([.C1085]-0.2406036377)" office:value-type="float" office:value="0.0012136536385523" calcext:value-type="float">
            <text:p>0.00121365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5" calcext:value-type="float">
            <text:p>1085</text:p>
          </table:table-cell>
          <table:table-cell office:value-type="float" office:value="0.24760103225708" calcext:value-type="float">
            <text:p>0.2476010323</text:p>
          </table:table-cell>
          <table:table-cell/>
          <table:table-cell table:formula="of:=([.C1086]-0.2406036377)*([.C1086]-0.2406036377)" office:value-type="float" office:value="0.0000489635305874541" calcext:value-type="float">
            <text:p>4.8963530587454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6" calcext:value-type="float">
            <text:p>1086</text:p>
          </table:table-cell>
          <table:table-cell office:value-type="float" office:value="0.549638986587524" calcext:value-type="float">
            <text:p>0.5496389866</text:p>
          </table:table-cell>
          <table:table-cell/>
          <table:table-cell table:formula="of:=([.C1087]-0.2406036377)*([.C1087]-0.2406036377)" office:value-type="float" office:value="0.0955028468620339" calcext:value-type="float">
            <text:p>0.09550284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7" calcext:value-type="float">
            <text:p>1087</text:p>
          </table:table-cell>
          <table:table-cell office:value-type="float" office:value="0.090116024017334" calcext:value-type="float">
            <text:p>0.090116024</text:p>
          </table:table-cell>
          <table:table-cell/>
          <table:table-cell table:formula="of:=([.C1088]-0.2406036377)*([.C1088]-0.2406036377)" office:value-type="float" office:value="0.0226465218719033" calcext:value-type="float">
            <text:p>0.02264652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8" calcext:value-type="float">
            <text:p>1088</text:p>
          </table:table-cell>
          <table:table-cell office:value-type="float" office:value="0.136884927749634" calcext:value-type="float">
            <text:p>0.1368849277</text:p>
          </table:table-cell>
          <table:table-cell/>
          <table:table-cell table:formula="of:=([.C1089]-0.2406036377)*([.C1089]-0.2406036377)" office:value-type="float" office:value="0.0107575707937682" calcext:value-type="float">
            <text:p>0.01075757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89" calcext:value-type="float">
            <text:p>1089</text:p>
          </table:table-cell>
          <table:table-cell office:value-type="float" office:value="0.189455986022949" calcext:value-type="float">
            <text:p>0.189455986</text:p>
          </table:table-cell>
          <table:table-cell/>
          <table:table-cell table:formula="of:=([.C1090]-0.2406036377)*([.C1090]-0.2406036377)" office:value-type="float" office:value="0.00261608227207692" calcext:value-type="float">
            <text:p>0.00261608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0" calcext:value-type="float">
            <text:p>1090</text:p>
          </table:table-cell>
          <table:table-cell office:value-type="float" office:value="0.345818042755127" calcext:value-type="float">
            <text:p>0.3458180428</text:p>
          </table:table-cell>
          <table:table-cell/>
          <table:table-cell table:formula="of:=([.C1091]-0.2406036377)*([.C1091]-0.2406036377)" office:value-type="float" office:value="0.0110700710311043" calcext:value-type="float">
            <text:p>0.0110700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1" calcext:value-type="float">
            <text:p>1091</text:p>
          </table:table-cell>
          <table:table-cell office:value-type="float" office:value="0.627226114273071" calcext:value-type="float">
            <text:p>0.6272261143</text:p>
          </table:table-cell>
          <table:table-cell/>
          <table:table-cell table:formula="of:=([.C1092]-0.2406036377)*([.C1092]-0.2406036377)" office:value-type="float" office:value="0.149476939391495" calcext:value-type="float">
            <text:p>0.14947693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2" calcext:value-type="float">
            <text:p>1092</text:p>
          </table:table-cell>
          <table:table-cell office:value-type="float" office:value="0.689985036849976" calcext:value-type="float">
            <text:p>0.6899850368</text:p>
          </table:table-cell>
          <table:table-cell/>
          <table:table-cell table:formula="of:=([.C1093]-0.2406036377)*([.C1093]-0.2406036377)" office:value-type="float" office:value="0.20194364190199" calcext:value-type="float">
            <text:p>0.20194364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3" calcext:value-type="float">
            <text:p>1093</text:p>
          </table:table-cell>
          <table:table-cell office:value-type="float" office:value="0.19412899017334" calcext:value-type="float">
            <text:p>0.1941289902</text:p>
          </table:table-cell>
          <table:table-cell/>
          <table:table-cell table:formula="of:=([.C1094]-0.2406036377)*([.C1094]-0.2406036377)" office:value-type="float" office:value="0.0021598928627273" calcext:value-type="float">
            <text:p>0.00215989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4" calcext:value-type="float">
            <text:p>1094</text:p>
          </table:table-cell>
          <table:table-cell office:value-type="float" office:value="0.20504903793335" calcext:value-type="float">
            <text:p>0.2050490379</text:p>
          </table:table-cell>
          <table:table-cell/>
          <table:table-cell table:formula="of:=([.C1095]-0.2406036377)*([.C1095]-0.2406036377)" office:value-type="float" office:value="0.0012641295645667" calcext:value-type="float">
            <text:p>0.00126412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5" calcext:value-type="float">
            <text:p>1095</text:p>
          </table:table-cell>
          <table:table-cell office:value-type="float" office:value="0.323912858963013" calcext:value-type="float">
            <text:p>0.323912859</text:p>
          </table:table-cell>
          <table:table-cell/>
          <table:table-cell table:formula="of:=([.C1096]-0.2406036377)*([.C1096]-0.2406036377)" office:value-type="float" office:value="0.0069404263474496" calcext:value-type="float">
            <text:p>0.00694042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6" calcext:value-type="float">
            <text:p>1096</text:p>
          </table:table-cell>
          <table:table-cell office:value-type="float" office:value="0.412631034851074" calcext:value-type="float">
            <text:p>0.4126310349</text:p>
          </table:table-cell>
          <table:table-cell/>
          <table:table-cell table:formula="of:=([.C1097]-0.2406036377)*([.C1097]-0.2406036377)" office:value-type="float" office:value="0.0295934253705734" calcext:value-type="float">
            <text:p>0.02959342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7" calcext:value-type="float">
            <text:p>1097</text:p>
          </table:table-cell>
          <table:table-cell office:value-type="float" office:value="0.505422115325928" calcext:value-type="float">
            <text:p>0.5054221153</text:p>
          </table:table-cell>
          <table:table-cell/>
          <table:table-cell table:formula="of:=([.C1098]-0.2406036377)*([.C1098]-0.2406036377)" office:value-type="float" office:value="0.070128826092114" calcext:value-type="float">
            <text:p>0.07012882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8" calcext:value-type="float">
            <text:p>1098</text:p>
          </table:table-cell>
          <table:table-cell office:value-type="float" office:value="0.327736854553223" calcext:value-type="float">
            <text:p>0.3277368546</text:p>
          </table:table-cell>
          <table:table-cell/>
          <table:table-cell table:formula="of:=([.C1099]-0.2406036377)*([.C1099]-0.2406036377)" office:value-type="float" office:value="0.00759219747919072" calcext:value-type="float">
            <text:p>0.00759219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099" calcext:value-type="float">
            <text:p>1099</text:p>
          </table:table-cell>
          <table:table-cell office:value-type="float" office:value="0.197646856307983" calcext:value-type="float">
            <text:p>0.1976468563</text:p>
          </table:table-cell>
          <table:table-cell/>
          <table:table-cell table:formula="of:=([.C1100]-0.2406036377)*([.C1100]-0.2406036377)" office:value-type="float" office:value="0.0018452850675615" calcext:value-type="float">
            <text:p>0.00184528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0" calcext:value-type="float">
            <text:p>1100</text:p>
          </table:table-cell>
          <table:table-cell office:value-type="float" office:value="0.260756015777588" calcext:value-type="float">
            <text:p>0.2607560158</text:p>
          </table:table-cell>
          <table:table-cell/>
          <table:table-cell table:formula="of:=([.C1101]-0.2406036377)*([.C1101]-0.2406036377)" office:value-type="float" office:value="0.000406118342182045" calcext:value-type="float">
            <text:p>0.00040611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1" calcext:value-type="float">
            <text:p>1101</text:p>
          </table:table-cell>
          <table:table-cell office:value-type="float" office:value="0.674279928207397" calcext:value-type="float">
            <text:p>0.6742799282</text:p>
          </table:table-cell>
          <table:table-cell/>
          <table:table-cell table:formula="of:=([.C1102]-0.2406036377)*([.C1102]-0.2406036377)" office:value-type="float" office:value="0.188075124948257" calcext:value-type="float">
            <text:p>0.18807512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2" calcext:value-type="float">
            <text:p>1102</text:p>
          </table:table-cell>
          <table:table-cell office:value-type="float" office:value="0.268521070480347" calcext:value-type="float">
            <text:p>0.2685210705</text:p>
          </table:table-cell>
          <table:table-cell/>
          <table:table-cell table:formula="of:=([.C1103]-0.2406036377)*([.C1103]-0.2406036377)" office:value-type="float" office:value="0.000779383053045175" calcext:value-type="float">
            <text:p>0.00077938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3" calcext:value-type="float">
            <text:p>1103</text:p>
          </table:table-cell>
          <table:table-cell office:value-type="float" office:value="0.122163057327271" calcext:value-type="float">
            <text:p>0.1221630573</text:p>
          </table:table-cell>
          <table:table-cell/>
          <table:table-cell table:formula="of:=([.C1104]-0.2406036377)*([.C1104]-0.2406036377)" office:value-type="float" office:value="0.014028171079029" calcext:value-type="float">
            <text:p>0.01402817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4" calcext:value-type="float">
            <text:p>1104</text:p>
          </table:table-cell>
          <table:table-cell office:value-type="float" office:value="0.212999820709228" calcext:value-type="float">
            <text:p>0.2129998207</text:p>
          </table:table-cell>
          <table:table-cell/>
          <table:table-cell table:formula="of:=([.C1105]-0.2406036377)*([.C1105]-0.2406036377)" office:value-type="float" office:value="0.000761970712460007" calcext:value-type="float">
            <text:p>0.00076197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5" calcext:value-type="float">
            <text:p>1105</text:p>
          </table:table-cell>
          <table:table-cell office:value-type="float" office:value="0.123074054718018" calcext:value-type="float">
            <text:p>0.1230740547</text:p>
          </table:table-cell>
          <table:table-cell/>
          <table:table-cell table:formula="of:=([.C1106]-0.2406036377)*([.C1106]-0.2406036377)" office:value-type="float" office:value="0.0138132028759187" calcext:value-type="float">
            <text:p>0.01381320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6" calcext:value-type="float">
            <text:p>1106</text:p>
          </table:table-cell>
          <table:table-cell office:value-type="float" office:value="0.0944530963897705" calcext:value-type="float">
            <text:p>0.0944530964</text:p>
          </table:table-cell>
          <table:table-cell/>
          <table:table-cell table:formula="of:=([.C1107]-0.2406036377)*([.C1107]-0.2406036377)" office:value-type="float" office:value="0.0213599807252731" calcext:value-type="float">
            <text:p>0.02135998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7" calcext:value-type="float">
            <text:p>1107</text:p>
          </table:table-cell>
          <table:table-cell office:value-type="float" office:value="0.174264192581177" calcext:value-type="float">
            <text:p>0.1742641926</text:p>
          </table:table-cell>
          <table:table-cell/>
          <table:table-cell table:formula="of:=([.C1108]-0.2406036377)*([.C1108]-0.2406036377)" office:value-type="float" office:value="0.00440092197867336" calcext:value-type="float">
            <text:p>0.0044009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8" calcext:value-type="float">
            <text:p>1108</text:p>
          </table:table-cell>
          <table:table-cell office:value-type="float" office:value="0.529063940048218" calcext:value-type="float">
            <text:p>0.52906394</text:p>
          </table:table-cell>
          <table:table-cell/>
          <table:table-cell table:formula="of:=([.C1109]-0.2406036377)*([.C1109]-0.2406036377)" office:value-type="float" office:value="0.0832093460308252" calcext:value-type="float">
            <text:p>0.0832093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09" calcext:value-type="float">
            <text:p>1109</text:p>
          </table:table-cell>
          <table:table-cell office:value-type="float" office:value="0.501638889312744" calcext:value-type="float">
            <text:p>0.5016388893</text:p>
          </table:table-cell>
          <table:table-cell/>
          <table:table-cell table:formula="of:=([.C1110]-0.2406036377)*([.C1110]-0.2406036377)" office:value-type="float" office:value="0.0681394025845286" calcext:value-type="float">
            <text:p>0.06813940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0" calcext:value-type="float">
            <text:p>1110</text:p>
          </table:table-cell>
          <table:table-cell office:value-type="float" office:value="0.459252119064331" calcext:value-type="float">
            <text:p>0.4592521191</text:p>
          </table:table-cell>
          <table:table-cell/>
          <table:table-cell table:formula="of:=([.C1111]-0.2406036377)*([.C1111]-0.2406036377)" office:value-type="float" office:value="0.0478071584029283" calcext:value-type="float">
            <text:p>0.04780715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1" calcext:value-type="float">
            <text:p>1111</text:p>
          </table:table-cell>
          <table:table-cell office:value-type="float" office:value="0.266611099243164" calcext:value-type="float">
            <text:p>0.2666110992</text:p>
          </table:table-cell>
          <table:table-cell/>
          <table:table-cell table:formula="of:=([.C1112]-0.2406036377)*([.C1112]-0.2406036377)" office:value-type="float" office:value="0.00067638805591916" calcext:value-type="float">
            <text:p>0.00067638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2" calcext:value-type="float">
            <text:p>1112</text:p>
          </table:table-cell>
          <table:table-cell office:value-type="float" office:value="0.513361930847168" calcext:value-type="float">
            <text:p>0.5133619308</text:p>
          </table:table-cell>
          <table:table-cell/>
          <table:table-cell table:formula="of:=([.C1113]-0.2406036377)*([.C1113]-0.2406036377)" office:value-type="float" office:value="0.0743970864805565" calcext:value-type="float">
            <text:p>0.07439708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3" calcext:value-type="float">
            <text:p>1113</text:p>
          </table:table-cell>
          <table:table-cell office:value-type="float" office:value="0.146589040756226" calcext:value-type="float">
            <text:p>0.1465890408</text:p>
          </table:table-cell>
          <table:table-cell/>
          <table:table-cell table:formula="of:=([.C1114]-0.2406036377)*([.C1114]-0.2406036377)" office:value-type="float" office:value="0.00883874443850035" calcext:value-type="float">
            <text:p>0.00883874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4" calcext:value-type="float">
            <text:p>1114</text:p>
          </table:table-cell>
          <table:table-cell office:value-type="float" office:value="0.128491163253784" calcext:value-type="float">
            <text:p>0.1284911633</text:p>
          </table:table-cell>
          <table:table-cell/>
          <table:table-cell table:formula="of:=([.C1115]-0.2406036377)*([.C1115]-0.2406036377)" office:value-type="float" office:value="0.0125692069264534" calcext:value-type="float">
            <text:p>0.01256920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5" calcext:value-type="float">
            <text:p>1115</text:p>
          </table:table-cell>
          <table:table-cell office:value-type="float" office:value="0.166007041931152" calcext:value-type="float">
            <text:p>0.1660070419</text:p>
          </table:table-cell>
          <table:table-cell/>
          <table:table-cell table:formula="of:=([.C1116]-0.2406036377)*([.C1116]-0.2406036377)" office:value-type="float" office:value="0.00556465210030086" calcext:value-type="float">
            <text:p>0.00556465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6" calcext:value-type="float">
            <text:p>1116</text:p>
          </table:table-cell>
          <table:table-cell office:value-type="float" office:value="0.206811904907227" calcext:value-type="float">
            <text:p>0.2068119049</text:p>
          </table:table-cell>
          <table:table-cell/>
          <table:table-cell table:formula="of:=([.C1117]-0.2406036377)*([.C1117]-0.2406036377)" office:value-type="float" office:value="0.0011418812051382" calcext:value-type="float">
            <text:p>0.00114188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7" calcext:value-type="float">
            <text:p>1117</text:p>
          </table:table-cell>
          <table:table-cell office:value-type="float" office:value="0.187237024307251" calcext:value-type="float">
            <text:p>0.1872370243</text:p>
          </table:table-cell>
          <table:table-cell/>
          <table:table-cell table:formula="of:=([.C1118]-0.2406036377)*([.C1118]-0.2406036377)" office:value-type="float" office:value="0.00284799542501114" calcext:value-type="float">
            <text:p>0.00284799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8" calcext:value-type="float">
            <text:p>1118</text:p>
          </table:table-cell>
          <table:table-cell office:value-type="float" office:value="0.118760108947754" calcext:value-type="float">
            <text:p>0.1187601089</text:p>
          </table:table-cell>
          <table:table-cell/>
          <table:table-cell table:formula="of:=([.C1119]-0.2406036377)*([.C1119]-0.2406036377)" office:value-type="float" office:value="0.0148458454987994" calcext:value-type="float">
            <text:p>0.01484584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19" calcext:value-type="float">
            <text:p>1119</text:p>
          </table:table-cell>
          <table:table-cell office:value-type="float" office:value="0.240492105484009" calcext:value-type="float">
            <text:p>0.2404921055</text:p>
          </table:table-cell>
          <table:table-cell/>
          <table:table-cell table:formula="of:=([.C1120]-0.2406036377)*([.C1120]-0.2406036377)" office:value-type="float" office:value="0.0000000124394352039127" calcext:value-type="float">
            <text:p>1.24394352039127E-0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0" calcext:value-type="float">
            <text:p>1120</text:p>
          </table:table-cell>
          <table:table-cell office:value-type="float" office:value="0.166819095611572" calcext:value-type="float">
            <text:p>0.1668190956</text:p>
          </table:table-cell>
          <table:table-cell/>
          <table:table-cell table:formula="of:=([.C1121]-0.2406036377)*([.C1121]-0.2406036377)" office:value-type="float" office:value="0.00544415865119896" calcext:value-type="float">
            <text:p>0.00544415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1" calcext:value-type="float">
            <text:p>1121</text:p>
          </table:table-cell>
          <table:table-cell office:value-type="float" office:value="0.300092935562134" calcext:value-type="float">
            <text:p>0.3000929356</text:p>
          </table:table-cell>
          <table:table-cell/>
          <table:table-cell table:formula="of:=([.C1122]-0.2406036377)*([.C1122]-0.2406036377)" office:value-type="float" office:value="0.00353897656012967" calcext:value-type="float">
            <text:p>0.00353897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2" calcext:value-type="float">
            <text:p>1122</text:p>
          </table:table-cell>
          <table:table-cell office:value-type="float" office:value="0.347649097442627" calcext:value-type="float">
            <text:p>0.3476490974</text:p>
          </table:table-cell>
          <table:table-cell/>
          <table:table-cell table:formula="of:=([.C1123]-0.2406036377)*([.C1123]-0.2406036377)" office:value-type="float" office:value="0.0114587304515104" calcext:value-type="float">
            <text:p>0.01145873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3" calcext:value-type="float">
            <text:p>1123</text:p>
          </table:table-cell>
          <table:table-cell office:value-type="float" office:value="0.292768001556396" calcext:value-type="float">
            <text:p>0.2927680016</text:p>
          </table:table-cell>
          <table:table-cell/>
          <table:table-cell table:formula="of:=([.C1124]-0.2406036377)*([.C1124]-0.2406036377)" office:value-type="float" office:value="0.00272112085654252" calcext:value-type="float">
            <text:p>0.00272112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4" calcext:value-type="float">
            <text:p>1124</text:p>
          </table:table-cell>
          <table:table-cell office:value-type="float" office:value="0.520921945571899" calcext:value-type="float">
            <text:p>0.5209219456</text:p>
          </table:table-cell>
          <table:table-cell/>
          <table:table-cell table:formula="of:=([.C1125]-0.2406036377)*([.C1125]-0.2406036377)" office:value-type="float" office:value="0.078578353728165" calcext:value-type="float">
            <text:p>0.07857835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5" calcext:value-type="float">
            <text:p>1125</text:p>
          </table:table-cell>
          <table:table-cell office:value-type="float" office:value="0.279914140701294" calcext:value-type="float">
            <text:p>0.2799141407</text:p>
          </table:table-cell>
          <table:table-cell/>
          <table:table-cell table:formula="of:=([.C1126]-0.2406036377)*([.C1126]-0.2406036377)" office:value-type="float" office:value="0.00154531564621474" calcext:value-type="float">
            <text:p>0.00154531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6" calcext:value-type="float">
            <text:p>1126</text:p>
          </table:table-cell>
          <table:table-cell office:value-type="float" office:value="0.118870973587036" calcext:value-type="float">
            <text:p>0.1188709736</text:p>
          </table:table-cell>
          <table:table-cell/>
          <table:table-cell table:formula="of:=([.C1127]-0.2406036377)*([.C1127]-0.2406036377)" office:value-type="float" office:value="0.0148188415120397" calcext:value-type="float">
            <text:p>0.0148188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7" calcext:value-type="float">
            <text:p>1127</text:p>
          </table:table-cell>
          <table:table-cell office:value-type="float" office:value="0.188941955566406" calcext:value-type="float">
            <text:p>0.1889419556</text:p>
          </table:table-cell>
          <table:table-cell/>
          <table:table-cell table:formula="of:=([.C1128]-0.2406036377)*([.C1128]-0.2406036377)" office:value-type="float" office:value="0.00266892940087248" calcext:value-type="float">
            <text:p>0.00266892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8" calcext:value-type="float">
            <text:p>1128</text:p>
          </table:table-cell>
          <table:table-cell office:value-type="float" office:value="0.234215021133423" calcext:value-type="float">
            <text:p>0.2342150211</text:p>
          </table:table-cell>
          <table:table-cell/>
          <table:table-cell table:formula="of:=([.C1129]-0.2406036377)*([.C1129]-0.2406036377)" office:value-type="float" office:value="0.0000408144216347441" calcext:value-type="float">
            <text:p>4.0814421634744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29" calcext:value-type="float">
            <text:p>1129</text:p>
          </table:table-cell>
          <table:table-cell office:value-type="float" office:value="0.170931816101074" calcext:value-type="float">
            <text:p>0.1709318161</text:p>
          </table:table-cell>
          <table:table-cell/>
          <table:table-cell table:formula="of:=([.C1130]-0.2406036377)*([.C1130]-0.2406036377)" office:value-type="float" office:value="0.00485416272491254" calcext:value-type="float">
            <text:p>0.00485416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0" calcext:value-type="float">
            <text:p>1130</text:p>
          </table:table-cell>
          <table:table-cell office:value-type="float" office:value="0.364487171173096" calcext:value-type="float">
            <text:p>0.3644871712</text:p>
          </table:table-cell>
          <table:table-cell/>
          <table:table-cell table:formula="of:=([.C1131]-0.2406036377)*([.C1131]-0.2406036377)" office:value-type="float" office:value="0.0153471298657796" calcext:value-type="float">
            <text:p>0.01534712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1" calcext:value-type="float">
            <text:p>1131</text:p>
          </table:table-cell>
          <table:table-cell office:value-type="float" office:value="0.151708841323853" calcext:value-type="float">
            <text:p>0.1517088413</text:p>
          </table:table-cell>
          <table:table-cell/>
          <table:table-cell table:formula="of:=([.C1132]-0.2406036377)*([.C1132]-0.2406036377)" office:value-type="float" office:value="0.00790228482275672" calcext:value-type="float">
            <text:p>0.00790228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2" calcext:value-type="float">
            <text:p>1132</text:p>
          </table:table-cell>
          <table:table-cell office:value-type="float" office:value="0.370351076126099" calcext:value-type="float">
            <text:p>0.3703510761</text:p>
          </table:table-cell>
          <table:table-cell/>
          <table:table-cell table:formula="of:=([.C1133]-0.2406036377)*([.C1133]-0.2406036377)" office:value-type="float" office:value="0.0168343977781342" calcext:value-type="float">
            <text:p>0.01683439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3" calcext:value-type="float">
            <text:p>1133</text:p>
          </table:table-cell>
          <table:table-cell office:value-type="float" office:value="0.122972011566162" calcext:value-type="float">
            <text:p>0.1229720116</text:p>
          </table:table-cell>
          <table:table-cell/>
          <table:table-cell table:formula="of:=([.C1134]-0.2406036377)*([.C1134]-0.2406036377)" office:value-type="float" office:value="0.013837199466891" calcext:value-type="float">
            <text:p>0.01383719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4" calcext:value-type="float">
            <text:p>1134</text:p>
          </table:table-cell>
          <table:table-cell office:value-type="float" office:value="0.203649997711182" calcext:value-type="float">
            <text:p>0.2036499977</text:p>
          </table:table-cell>
          <table:table-cell/>
          <table:table-cell table:formula="of:=([.C1135]-0.2406036377)*([.C1135]-0.2406036377)" office:value-type="float" office:value="0.00136557150842319" calcext:value-type="float">
            <text:p>0.00136557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5" calcext:value-type="float">
            <text:p>1135</text:p>
          </table:table-cell>
          <table:table-cell office:value-type="float" office:value="0.363507986068726" calcext:value-type="float">
            <text:p>0.3635079861</text:p>
          </table:table-cell>
          <table:table-cell/>
          <table:table-cell table:formula="of:=([.C1136]-0.2406036377)*([.C1136]-0.2406036377)" office:value-type="float" office:value="0.0151054788479411" calcext:value-type="float">
            <text:p>0.01510547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6" calcext:value-type="float">
            <text:p>1136</text:p>
          </table:table-cell>
          <table:table-cell office:value-type="float" office:value="0.224508047103882" calcext:value-type="float">
            <text:p>0.2245080471</text:p>
          </table:table-cell>
          <table:table-cell/>
          <table:table-cell table:formula="of:=([.C1137]-0.2406036377)*([.C1137]-0.2406036377)" office:value-type="float" office:value="0.000259068036637847" calcext:value-type="float">
            <text:p>0.0002590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7" calcext:value-type="float">
            <text:p>1137</text:p>
          </table:table-cell>
          <table:table-cell office:value-type="float" office:value="0.200967073440552" calcext:value-type="float">
            <text:p>0.2009670734</text:p>
          </table:table-cell>
          <table:table-cell/>
          <table:table-cell table:formula="of:=([.C1138]-0.2406036377)*([.C1138]-0.2406036377)" office:value-type="float" office:value="0.00157105722629337" calcext:value-type="float">
            <text:p>0.00157105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8" calcext:value-type="float">
            <text:p>1138</text:p>
          </table:table-cell>
          <table:table-cell office:value-type="float" office:value="0.236932992935181" calcext:value-type="float">
            <text:p>0.2369329929</text:p>
          </table:table-cell>
          <table:table-cell/>
          <table:table-cell table:formula="of:=([.C1139]-0.2406036377)*([.C1139]-0.2406036377)" office:value-type="float" office:value="0.0000134736329894957" calcext:value-type="float">
            <text:p>1.3473632989495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39" calcext:value-type="float">
            <text:p>1139</text:p>
          </table:table-cell>
          <table:table-cell office:value-type="float" office:value="0.172330856323242" calcext:value-type="float">
            <text:p>0.1723308563</text:p>
          </table:table-cell>
          <table:table-cell/>
          <table:table-cell table:formula="of:=([.C1140]-0.2406036377)*([.C1140]-0.2406036377)" office:value-type="float" office:value="0.00466117267691857" calcext:value-type="float">
            <text:p>0.00466117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0" calcext:value-type="float">
            <text:p>1140</text:p>
          </table:table-cell>
          <table:table-cell office:value-type="float" office:value="0.270884990692139" calcext:value-type="float">
            <text:p>0.2708849907</text:p>
          </table:table-cell>
          <table:table-cell/>
          <table:table-cell table:formula="of:=([.C1141]-0.2406036377)*([.C1141]-0.2406036377)" office:value-type="float" office:value="0.000916960339034505" calcext:value-type="float">
            <text:p>0.00091696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1" calcext:value-type="float">
            <text:p>1141</text:p>
          </table:table-cell>
          <table:table-cell office:value-type="float" office:value="0.518477201461792" calcext:value-type="float">
            <text:p>0.5184772015</text:p>
          </table:table-cell>
          <table:table-cell/>
          <table:table-cell table:formula="of:=([.C1142]-0.2406036377)*([.C1142]-0.2406036377)" office:value-type="float" office:value="0.0772137174376787" calcext:value-type="float">
            <text:p>0.07721371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2" calcext:value-type="float">
            <text:p>1142</text:p>
          </table:table-cell>
          <table:table-cell office:value-type="float" office:value="0.23340892791748" calcext:value-type="float">
            <text:p>0.2334089279</text:p>
          </table:table-cell>
          <table:table-cell/>
          <table:table-cell table:formula="of:=([.C1143]-0.2406036377)*([.C1143]-0.2406036377)" office:value-type="float" office:value="0.000051763848854682" calcext:value-type="float">
            <text:p>5.176384885468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3" calcext:value-type="float">
            <text:p>1143</text:p>
          </table:table-cell>
          <table:table-cell office:value-type="float" office:value="0.137467861175537" calcext:value-type="float">
            <text:p>0.1374678612</text:p>
          </table:table-cell>
          <table:table-cell/>
          <table:table-cell table:formula="of:=([.C1144]-0.2406036377)*([.C1144]-0.2406036377)" office:value-type="float" office:value="0.010636988399304" calcext:value-type="float">
            <text:p>0.01063698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4" calcext:value-type="float">
            <text:p>1144</text:p>
          </table:table-cell>
          <table:table-cell office:value-type="float" office:value="0.181835889816284" calcext:value-type="float">
            <text:p>0.1818358898</text:p>
          </table:table-cell>
          <table:table-cell/>
          <table:table-cell table:formula="of:=([.C1145]-0.2406036377)*([.C1145]-0.2406036377)" office:value-type="float" office:value="0.00345364819132399" calcext:value-type="float">
            <text:p>0.00345364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5" calcext:value-type="float">
            <text:p>1145</text:p>
          </table:table-cell>
          <table:table-cell office:value-type="float" office:value="0.225301027297974" calcext:value-type="float">
            <text:p>0.2253010273</text:p>
          </table:table-cell>
          <table:table-cell/>
          <table:table-cell table:formula="of:=([.C1146]-0.2406036377)*([.C1146]-0.2406036377)" office:value-type="float" office:value="0.000234169885116205" calcext:value-type="float">
            <text:p>0.00023416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6" calcext:value-type="float">
            <text:p>1146</text:p>
          </table:table-cell>
          <table:table-cell office:value-type="float" office:value="0.32797908782959" calcext:value-type="float">
            <text:p>0.3279790878</text:p>
          </table:table-cell>
          <table:table-cell/>
          <table:table-cell table:formula="of:=([.C1147]-0.2406036377)*([.C1147]-0.2406036377)" office:value-type="float" office:value="0.00763446928534844" calcext:value-type="float">
            <text:p>0.00763446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7" calcext:value-type="float">
            <text:p>1147</text:p>
          </table:table-cell>
          <table:table-cell office:value-type="float" office:value="0.462271928787231" calcext:value-type="float">
            <text:p>0.4622719288</text:p>
          </table:table-cell>
          <table:table-cell/>
          <table:table-cell table:formula="of:=([.C1148]-0.2406036377)*([.C1148]-0.2406036377)" office:value-type="float" office:value="0.0491368312735336" calcext:value-type="float">
            <text:p>0.04913683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8" calcext:value-type="float">
            <text:p>1148</text:p>
          </table:table-cell>
          <table:table-cell office:value-type="float" office:value="0.140244007110596" calcext:value-type="float">
            <text:p>0.1402440071</text:p>
          </table:table-cell>
          <table:table-cell/>
          <table:table-cell table:formula="of:=([.C1149]-0.2406036377)*([.C1149]-0.2406036377)" office:value-type="float" office:value="0.0100720554520417" calcext:value-type="float">
            <text:p>0.01007205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49" calcext:value-type="float">
            <text:p>1149</text:p>
          </table:table-cell>
          <table:table-cell office:value-type="float" office:value="0.255906105041504" calcext:value-type="float">
            <text:p>0.255906105</text:p>
          </table:table-cell>
          <table:table-cell/>
          <table:table-cell table:formula="of:=([.C1150]-0.2406036377)*([.C1150]-0.2406036377)" office:value-type="float" office:value="0.000234165506737793" calcext:value-type="float">
            <text:p>0.00023416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0" calcext:value-type="float">
            <text:p>1150</text:p>
          </table:table-cell>
          <table:table-cell office:value-type="float" office:value="0.171539068222046" calcext:value-type="float">
            <text:p>0.1715390682</text:p>
          </table:table-cell>
          <table:table-cell/>
          <table:table-cell table:formula="of:=([.C1151]-0.2406036377)*([.C1151]-0.2406036377)" office:value-type="float" office:value="0.00476991475717515" calcext:value-type="float">
            <text:p>0.00476991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1" calcext:value-type="float">
            <text:p>1151</text:p>
          </table:table-cell>
          <table:table-cell office:value-type="float" office:value="0.236084222793579" calcext:value-type="float">
            <text:p>0.2360842228</text:p>
          </table:table-cell>
          <table:table-cell/>
          <table:table-cell table:formula="of:=([.C1152]-0.2406036377)*([.C1152]-0.2406036377)" office:value-type="float" office:value="0.0000204251110963795" calcext:value-type="float">
            <text:p>2.0425111096379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2" calcext:value-type="float">
            <text:p>1152</text:p>
          </table:table-cell>
          <table:table-cell office:value-type="float" office:value="0.234717845916748" calcext:value-type="float">
            <text:p>0.2347178459</text:p>
          </table:table-cell>
          <table:table-cell/>
          <table:table-cell table:formula="of:=([.C1153]-0.2406036377)*([.C1153]-0.2406036377)" office:value-type="float" office:value="0.0000346425449157963" calcext:value-type="float">
            <text:p>3.46425449157963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3" calcext:value-type="float">
            <text:p>1153</text:p>
          </table:table-cell>
          <table:table-cell office:value-type="float" office:value="0.114516019821167" calcext:value-type="float">
            <text:p>0.1145160198</text:p>
          </table:table-cell>
          <table:table-cell/>
          <table:table-cell table:formula="of:=([.C1154]-0.2406036377)*([.C1154]-0.2406036377)" office:value-type="float" office:value="0.0158980873823586" calcext:value-type="float">
            <text:p>0.01589808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4" calcext:value-type="float">
            <text:p>1154</text:p>
          </table:table-cell>
          <table:table-cell office:value-type="float" office:value="0.127316951751709" calcext:value-type="float">
            <text:p>0.1273169518</text:p>
          </table:table-cell>
          <table:table-cell/>
          <table:table-cell table:formula="of:=([.C1155]-0.2406036377)*([.C1155]-0.2406036377)" office:value-type="float" office:value="0.0128338732131467" calcext:value-type="float">
            <text:p>0.01283387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5" calcext:value-type="float">
            <text:p>1155</text:p>
          </table:table-cell>
          <table:table-cell office:value-type="float" office:value="0.112045049667358" calcext:value-type="float">
            <text:p>0.1120450497</text:p>
          </table:table-cell>
          <table:table-cell/>
          <table:table-cell table:formula="of:=([.C1156]-0.2406036377)*([.C1156]-0.2406036377)" office:value-type="float" office:value="0.0165273105569465" calcext:value-type="float">
            <text:p>0.01652731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6" calcext:value-type="float">
            <text:p>1156</text:p>
          </table:table-cell>
          <table:table-cell office:value-type="float" office:value="0.400942802429199" calcext:value-type="float">
            <text:p>0.4009428024</text:p>
          </table:table-cell>
          <table:table-cell/>
          <table:table-cell table:formula="of:=([.C1157]-0.2406036377)*([.C1157]-0.2406036377)" office:value-type="float" office:value="0.0257086477460573" calcext:value-type="float">
            <text:p>0.02570864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7" calcext:value-type="float">
            <text:p>1157</text:p>
          </table:table-cell>
          <table:table-cell office:value-type="float" office:value="0.116951942443848" calcext:value-type="float">
            <text:p>0.1169519424</text:p>
          </table:table-cell>
          <table:table-cell/>
          <table:table-cell table:formula="of:=([.C1158]-0.2406036377)*([.C1158]-0.2406036377)" office:value-type="float" office:value="0.0152897417397204" calcext:value-type="float">
            <text:p>0.01528974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8" calcext:value-type="float">
            <text:p>1158</text:p>
          </table:table-cell>
          <table:table-cell office:value-type="float" office:value="0.436085939407349" calcext:value-type="float">
            <text:p>0.4360859394</text:p>
          </table:table-cell>
          <table:table-cell/>
          <table:table-cell table:formula="of:=([.C1159]-0.2406036377)*([.C1159]-0.2406036377)" office:value-type="float" office:value="0.0382133302808029" calcext:value-type="float">
            <text:p>0.03821333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59" calcext:value-type="float">
            <text:p>1159</text:p>
          </table:table-cell>
          <table:table-cell office:value-type="float" office:value="0.218693017959595" calcext:value-type="float">
            <text:p>0.218693018</text:p>
          </table:table-cell>
          <table:table-cell/>
          <table:table-cell table:formula="of:=([.C1160]-0.2406036377)*([.C1160]-0.2406036377)" office:value-type="float" office:value="0.000480075257408635" calcext:value-type="float">
            <text:p>0.00048007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0" calcext:value-type="float">
            <text:p>1160</text:p>
          </table:table-cell>
          <table:table-cell office:value-type="float" office:value="0.265584945678711" calcext:value-type="float">
            <text:p>0.2655849457</text:p>
          </table:table-cell>
          <table:table-cell/>
          <table:table-cell table:formula="of:=([.C1161]-0.2406036377)*([.C1161]-0.2406036377)" office:value-type="float" office:value="0.000624065748327206" calcext:value-type="float">
            <text:p>0.00062406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1" calcext:value-type="float">
            <text:p>1161</text:p>
          </table:table-cell>
          <table:table-cell office:value-type="float" office:value="0.211337089538574" calcext:value-type="float">
            <text:p>0.2113370895</text:p>
          </table:table-cell>
          <table:table-cell/>
          <table:table-cell table:formula="of:=([.C1162]-0.2406036377)*([.C1162]-0.2406036377)" office:value-type="float" office:value="0.000856530841285054" calcext:value-type="float">
            <text:p>0.00085653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2" calcext:value-type="float">
            <text:p>1162</text:p>
          </table:table-cell>
          <table:table-cell office:value-type="float" office:value="0.0893850326538086" calcext:value-type="float">
            <text:p>0.0893850327</text:p>
          </table:table-cell>
          <table:table-cell/>
          <table:table-cell table:formula="of:=([.C1163]-0.2406036377)*([.C1163]-0.2406036377)" office:value-type="float" office:value="0.022867066512116" calcext:value-type="float">
            <text:p>0.02286706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3" calcext:value-type="float">
            <text:p>1163</text:p>
          </table:table-cell>
          <table:table-cell office:value-type="float" office:value="0.268450021743774" calcext:value-type="float">
            <text:p>0.2684500217</text:p>
          </table:table-cell>
          <table:table-cell/>
          <table:table-cell table:formula="of:=([.C1164]-0.2406036377)*([.C1164]-0.2406036377)" office:value-type="float" office:value="0.000775421104313374" calcext:value-type="float">
            <text:p>0.00077542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4" calcext:value-type="float">
            <text:p>1164</text:p>
          </table:table-cell>
          <table:table-cell office:value-type="float" office:value="0.104579925537109" calcext:value-type="float">
            <text:p>0.1045799255</text:p>
          </table:table-cell>
          <table:table-cell/>
          <table:table-cell table:formula="of:=([.C1165]-0.2406036377)*([.C1165]-0.2406036377)" office:value-type="float" office:value="0.0185024502705729" calcext:value-type="float">
            <text:p>0.01850245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5" calcext:value-type="float">
            <text:p>1165</text:p>
          </table:table-cell>
          <table:table-cell office:value-type="float" office:value="0.197391986846924" calcext:value-type="float">
            <text:p>0.1973919868</text:p>
          </table:table-cell>
          <table:table-cell/>
          <table:table-cell table:formula="of:=([.C1166]-0.2406036377)*([.C1166]-0.2406036377)" office:value-type="float" office:value="0.00186724676944816" calcext:value-type="float">
            <text:p>0.0018672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6" calcext:value-type="float">
            <text:p>1166</text:p>
          </table:table-cell>
          <table:table-cell office:value-type="float" office:value="0.128031969070435" calcext:value-type="float">
            <text:p>0.1280319691</text:p>
          </table:table-cell>
          <table:table-cell/>
          <table:table-cell table:formula="of:=([.C1167]-0.2406036377)*([.C1167]-0.2406036377)" office:value-type="float" office:value="0.0126723805780447" calcext:value-type="float">
            <text:p>0.01267238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7" calcext:value-type="float">
            <text:p>1167</text:p>
          </table:table-cell>
          <table:table-cell office:value-type="float" office:value="0.200908899307251" calcext:value-type="float">
            <text:p>0.2009088993</text:p>
          </table:table-cell>
          <table:table-cell/>
          <table:table-cell table:formula="of:=([.C1168]-0.2406036377)*([.C1168]-0.2406036377)" office:value-type="float" office:value="0.00157567225606878" calcext:value-type="float">
            <text:p>0.00157567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8" calcext:value-type="float">
            <text:p>1168</text:p>
          </table:table-cell>
          <table:table-cell office:value-type="float" office:value="0.283267021179199" calcext:value-type="float">
            <text:p>0.2832670212</text:p>
          </table:table-cell>
          <table:table-cell/>
          <table:table-cell table:formula="of:=([.C1169]-0.2406036377)*([.C1169]-0.2406036377)" office:value-type="float" office:value="0.00182016428989321" calcext:value-type="float">
            <text:p>0.00182016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69" calcext:value-type="float">
            <text:p>1169</text:p>
          </table:table-cell>
          <table:table-cell office:value-type="float" office:value="0.269199848175049" calcext:value-type="float">
            <text:p>0.2691998482</text:p>
          </table:table-cell>
          <table:table-cell/>
          <table:table-cell table:formula="of:=([.C1170]-0.2406036377)*([.C1170]-0.2406036377)" office:value-type="float" office:value="0.000817743253533295" calcext:value-type="float">
            <text:p>0.00081774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0" calcext:value-type="float">
            <text:p>1170</text:p>
          </table:table-cell>
          <table:table-cell office:value-type="float" office:value="0.203932046890259" calcext:value-type="float">
            <text:p>0.2039320469</text:p>
          </table:table-cell>
          <table:table-cell/>
          <table:table-cell table:formula="of:=([.C1171]-0.2406036377)*([.C1171]-0.2406036377)" office:value-type="float" office:value="0.0013448055725171" calcext:value-type="float">
            <text:p>0.00134480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1" calcext:value-type="float">
            <text:p>1171</text:p>
          </table:table-cell>
          <table:table-cell office:value-type="float" office:value="0.350544929504395" calcext:value-type="float">
            <text:p>0.3505449295</text:p>
          </table:table-cell>
          <table:table-cell/>
          <table:table-cell table:formula="of:=([.C1172]-0.2406036377)*([.C1172]-0.2406036377)" office:value-type="float" office:value="0.012087087643619" calcext:value-type="float">
            <text:p>0.01208708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2" calcext:value-type="float">
            <text:p>1172</text:p>
          </table:table-cell>
          <table:table-cell office:value-type="float" office:value="0.4095299243927" calcext:value-type="float">
            <text:p>0.4095299244</text:p>
          </table:table-cell>
          <table:table-cell/>
          <table:table-cell table:formula="of:=([.C1173]-0.2406036377)*([.C1173]-0.2406036377)" office:value-type="float" office:value="0.0285360903357843" calcext:value-type="float">
            <text:p>0.02853609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3" calcext:value-type="float">
            <text:p>1173</text:p>
          </table:table-cell>
          <table:table-cell office:value-type="float" office:value="0.527656078338623" calcext:value-type="float">
            <text:p>0.5276560783</text:p>
          </table:table-cell>
          <table:table-cell/>
          <table:table-cell table:formula="of:=([.C1174]-0.2406036377)*([.C1174]-0.2406036377)" office:value-type="float" office:value="0.0823991036765902" calcext:value-type="float">
            <text:p>0.08239910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4" calcext:value-type="float">
            <text:p>1174</text:p>
          </table:table-cell>
          <table:table-cell office:value-type="float" office:value="0.721405029296875" calcext:value-type="float">
            <text:p>0.7214050293</text:p>
          </table:table-cell>
          <table:table-cell/>
          <table:table-cell table:formula="of:=([.C1175]-0.2406036377)*([.C1175]-0.2406036377)" office:value-type="float" office:value="0.231169978161492" calcext:value-type="float">
            <text:p>0.23116997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5" calcext:value-type="float">
            <text:p>1175</text:p>
          </table:table-cell>
          <table:table-cell office:value-type="float" office:value="0.620803117752075" calcext:value-type="float">
            <text:p>0.6208031178</text:p>
          </table:table-cell>
          <table:table-cell/>
          <table:table-cell table:formula="of:=([.C1176]-0.2406036377)*([.C1176]-0.2406036377)" office:value-type="float" office:value="0.144551644631868" calcext:value-type="float">
            <text:p>0.14455164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6" calcext:value-type="float">
            <text:p>1176</text:p>
          </table:table-cell>
          <table:table-cell office:value-type="float" office:value="0.72540283203125" calcext:value-type="float">
            <text:p>0.725402832</text:p>
          </table:table-cell>
          <table:table-cell/>
          <table:table-cell table:formula="of:=([.C1177]-0.2406036377)*([.C1177]-0.2406036377)" office:value-type="float" office:value="0.235030258824229" calcext:value-type="float">
            <text:p>0.23503025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7" calcext:value-type="float">
            <text:p>1177</text:p>
          </table:table-cell>
          <table:table-cell office:value-type="float" office:value="0.821205854415894" calcext:value-type="float">
            <text:p>0.8212058544</text:p>
          </table:table-cell>
          <table:table-cell/>
          <table:table-cell table:formula="of:=([.C1178]-0.2406036377)*([.C1178]-0.2406036377)" office:value-type="float" office:value="0.337098934055409" calcext:value-type="float">
            <text:p>0.33709893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8" calcext:value-type="float">
            <text:p>1178</text:p>
          </table:table-cell>
          <table:table-cell office:value-type="float" office:value="0.340517044067383" calcext:value-type="float">
            <text:p>0.3405170441</text:p>
          </table:table-cell>
          <table:table-cell/>
          <table:table-cell table:formula="of:=([.C1179]-0.2406036377)*([.C1179]-0.2406036377)" office:value-type="float" office:value="0.00998268877193377" calcext:value-type="float">
            <text:p>0.00998268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79" calcext:value-type="float">
            <text:p>1179</text:p>
          </table:table-cell>
          <table:table-cell office:value-type="float" office:value="0.182168006896973" calcext:value-type="float">
            <text:p>0.1821680069</text:p>
          </table:table-cell>
          <table:table-cell/>
          <table:table-cell table:formula="of:=([.C1180]-0.2406036377)*([.C1180]-0.2406036377)" office:value-type="float" office:value="0.00341472294734772" calcext:value-type="float">
            <text:p>0.00341472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0" calcext:value-type="float">
            <text:p>1180</text:p>
          </table:table-cell>
          <table:table-cell office:value-type="float" office:value="0.244332790374756" calcext:value-type="float">
            <text:p>0.2443327904</text:p>
          </table:table-cell>
          <table:table-cell/>
          <table:table-cell table:formula="of:=([.C1181]-0.2406036377)*([.C1181]-0.2406036377)" office:value-type="float" office:value="0.0000139065796716387" calcext:value-type="float">
            <text:p>1.3906579671638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1" calcext:value-type="float">
            <text:p>1181</text:p>
          </table:table-cell>
          <table:table-cell office:value-type="float" office:value="0.209856033325195" calcext:value-type="float">
            <text:p>0.2098560333</text:p>
          </table:table-cell>
          <table:table-cell/>
          <table:table-cell table:formula="of:=([.C1182]-0.2406036377)*([.C1182]-0.2406036377)" office:value-type="float" office:value="0.000945415174789511" calcext:value-type="float">
            <text:p>0.00094541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2" calcext:value-type="float">
            <text:p>1182</text:p>
          </table:table-cell>
          <table:table-cell office:value-type="float" office:value="0.203740119934082" calcext:value-type="float">
            <text:p>0.2037401199</text:p>
          </table:table-cell>
          <table:table-cell/>
          <table:table-cell table:formula="of:=([.C1183]-0.2406036377)*([.C1183]-0.2406036377)" office:value-type="float" office:value="0.00135891894207815" calcext:value-type="float">
            <text:p>0.00135891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3" calcext:value-type="float">
            <text:p>1183</text:p>
          </table:table-cell>
          <table:table-cell office:value-type="float" office:value="0.286678075790405" calcext:value-type="float">
            <text:p>0.2866780758</text:p>
          </table:table-cell>
          <table:table-cell/>
          <table:table-cell table:formula="of:=([.C1184]-0.2406036377)*([.C1184]-0.2406036377)" office:value-type="float" office:value="0.00212285384534659" calcext:value-type="float">
            <text:p>0.00212285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4" calcext:value-type="float">
            <text:p>1184</text:p>
          </table:table-cell>
          <table:table-cell office:value-type="float" office:value="0.391916990280151" calcext:value-type="float">
            <text:p>0.3919169903</text:p>
          </table:table-cell>
          <table:table-cell/>
          <table:table-cell table:formula="of:=([.C1185]-0.2406036377)*([.C1185]-0.2406036377)" office:value-type="float" office:value="0.0228957306690452" calcext:value-type="float">
            <text:p>0.02289573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5" calcext:value-type="float">
            <text:p>1185</text:p>
          </table:table-cell>
          <table:table-cell office:value-type="float" office:value="0.127012014389038" calcext:value-type="float">
            <text:p>0.1270120144</text:p>
          </table:table-cell>
          <table:table-cell/>
          <table:table-cell table:formula="of:=([.C1186]-0.2406036377)*([.C1186]-0.2406036377)" office:value-type="float" office:value="0.0129030568864195" calcext:value-type="float">
            <text:p>0.01290305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6" calcext:value-type="float">
            <text:p>1186</text:p>
          </table:table-cell>
          <table:table-cell office:value-type="float" office:value="0.265906095504761" calcext:value-type="float">
            <text:p>0.2659060955</text:p>
          </table:table-cell>
          <table:table-cell/>
          <table:table-cell table:formula="of:=([.C1187]-0.2406036377)*([.C1187]-0.2406036377)" office:value-type="float" office:value="0.0006402143709617" calcext:value-type="float">
            <text:p>0.00064021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7" calcext:value-type="float">
            <text:p>1187</text:p>
          </table:table-cell>
          <table:table-cell office:value-type="float" office:value="0.159898996353149" calcext:value-type="float">
            <text:p>0.1598989964</text:p>
          </table:table-cell>
          <table:table-cell/>
          <table:table-cell table:formula="of:=([.C1188]-0.2406036377)*([.C1188]-0.2406036377)" office:value-type="float" office:value="0.00651323913492379" calcext:value-type="float">
            <text:p>0.00651323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8" calcext:value-type="float">
            <text:p>1188</text:p>
          </table:table-cell>
          <table:table-cell office:value-type="float" office:value="0.220502853393555" calcext:value-type="float">
            <text:p>0.2205028534</text:p>
          </table:table-cell>
          <table:table-cell/>
          <table:table-cell table:formula="of:=([.C1189]-0.2406036377)*([.C1189]-0.2406036377)" office:value-type="float" office:value="0.000404041529734239" calcext:value-type="float">
            <text:p>0.0004040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89" calcext:value-type="float">
            <text:p>1189</text:p>
          </table:table-cell>
          <table:table-cell office:value-type="float" office:value="0.120044946670532" calcext:value-type="float">
            <text:p>0.1200449467</text:p>
          </table:table-cell>
          <table:table-cell/>
          <table:table-cell table:formula="of:=([.C1190]-0.2406036377)*([.C1190]-0.2406036377)" office:value-type="float" office:value="0.0145343979827387" calcext:value-type="float">
            <text:p>0.0145343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0" calcext:value-type="float">
            <text:p>1190</text:p>
          </table:table-cell>
          <table:table-cell office:value-type="float" office:value="0.327684879302979" calcext:value-type="float">
            <text:p>0.3276848793</text:p>
          </table:table-cell>
          <table:table-cell/>
          <table:table-cell table:formula="of:=([.C1191]-0.2406036377)*([.C1191]-0.2406036377)" office:value-type="float" office:value="0.00758314263911631" calcext:value-type="float">
            <text:p>0.00758314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1" calcext:value-type="float">
            <text:p>1191</text:p>
          </table:table-cell>
          <table:table-cell office:value-type="float" office:value="0.238336086273193" calcext:value-type="float">
            <text:p>0.2383360863</text:p>
          </table:table-cell>
          <table:table-cell/>
          <table:table-cell table:formula="of:=([.C1192]-0.2406036377)*([.C1192]-0.2406036377)" office:value-type="float" office:value="0.00000514178947321276" calcext:value-type="float">
            <text:p>5.14178947321276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2" calcext:value-type="float">
            <text:p>1192</text:p>
          </table:table-cell>
          <table:table-cell office:value-type="float" office:value="0.279951095581055" calcext:value-type="float">
            <text:p>0.2799510956</text:p>
          </table:table-cell>
          <table:table-cell/>
          <table:table-cell table:formula="of:=([.C1193]-0.2406036377)*([.C1193]-0.2406036377)" office:value-type="float" office:value="0.00154822244170137" calcext:value-type="float">
            <text:p>0.00154822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3" calcext:value-type="float">
            <text:p>1193</text:p>
          </table:table-cell>
          <table:table-cell office:value-type="float" office:value="0.439976930618286" calcext:value-type="float">
            <text:p>0.4399769306</text:p>
          </table:table-cell>
          <table:table-cell/>
          <table:table-cell table:formula="of:=([.C1194]-0.2406036377)*([.C1194]-0.2406036377)" office:value-type="float" office:value="0.0397497099290807" calcext:value-type="float">
            <text:p>0.03974970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4" calcext:value-type="float">
            <text:p>1194</text:p>
          </table:table-cell>
          <table:table-cell office:value-type="float" office:value="0.509958982467651" calcext:value-type="float">
            <text:p>0.5099589825</text:p>
          </table:table-cell>
          <table:table-cell/>
          <table:table-cell table:formula="of:=([.C1195]-0.2406036377)*([.C1195]-0.2406036377)" office:value-type="float" office:value="0.0725523017549003" calcext:value-type="float">
            <text:p>0.07255230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5" calcext:value-type="float">
            <text:p>1195</text:p>
          </table:table-cell>
          <table:table-cell office:value-type="float" office:value="0.249763965606689" calcext:value-type="float">
            <text:p>0.2497639656</text:p>
          </table:table-cell>
          <table:table-cell/>
          <table:table-cell table:formula="of:=([.C1196]-0.2406036377)*([.C1196]-0.2406036377)" office:value-type="float" office:value="0.0000839116073580734" calcext:value-type="float">
            <text:p>8.3911607358073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6" calcext:value-type="float">
            <text:p>1196</text:p>
          </table:table-cell>
          <table:table-cell office:value-type="float" office:value="0.384926080703735" calcext:value-type="float">
            <text:p>0.3849260807</text:p>
          </table:table-cell>
          <table:table-cell/>
          <table:table-cell table:formula="of:=([.C1197]-0.2406036377)*([.C1197]-0.2406036377)" office:value-type="float" office:value="0.0208289675545664" calcext:value-type="float">
            <text:p>0.02082896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7" calcext:value-type="float">
            <text:p>1197</text:p>
          </table:table-cell>
          <table:table-cell office:value-type="float" office:value="0.296558856964111" calcext:value-type="float">
            <text:p>0.296558857</text:p>
          </table:table-cell>
          <table:table-cell/>
          <table:table-cell table:formula="of:=([.C1198]-0.2406036377)*([.C1198]-0.2406036377)" office:value-type="float" office:value="0.00313098656289477" calcext:value-type="float">
            <text:p>0.00313098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8" calcext:value-type="float">
            <text:p>1198</text:p>
          </table:table-cell>
          <table:table-cell office:value-type="float" office:value="0.116811037063599" calcext:value-type="float">
            <text:p>0.1168110371</text:p>
          </table:table-cell>
          <table:table-cell/>
          <table:table-cell table:formula="of:=([.C1199]-0.2406036377)*([.C1199]-0.2406036377)" office:value-type="float" office:value="0.0153246079723236" calcext:value-type="float">
            <text:p>0.0153246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199" calcext:value-type="float">
            <text:p>1199</text:p>
          </table:table-cell>
          <table:table-cell office:value-type="float" office:value="0.351989030838013" calcext:value-type="float">
            <text:p>0.3519890308</text:p>
          </table:table-cell>
          <table:table-cell/>
          <table:table-cell table:formula="of:=([.C1200]-0.2406036377)*([.C1200]-0.2406036377)" office:value-type="float" office:value="0.0124067058045096" calcext:value-type="float">
            <text:p>0.01240670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0" calcext:value-type="float">
            <text:p>1200</text:p>
          </table:table-cell>
          <table:table-cell office:value-type="float" office:value="0.483450889587402" calcext:value-type="float">
            <text:p>0.4834508896</text:p>
          </table:table-cell>
          <table:table-cell/>
          <table:table-cell table:formula="of:=([.C1201]-0.2406036377)*([.C1201]-0.2406036377)" office:value-type="float" office:value="0.0589747877492635" calcext:value-type="float">
            <text:p>0.05897478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1" calcext:value-type="float">
            <text:p>1201</text:p>
          </table:table-cell>
          <table:table-cell office:value-type="float" office:value="0.468618154525757" calcext:value-type="float">
            <text:p>0.4686181545</text:p>
          </table:table-cell>
          <table:table-cell/>
          <table:table-cell table:formula="of:=([.C1202]-0.2406036377)*([.C1202]-0.2406036377)" office:value-type="float" office:value="0.0519906198832833" calcext:value-type="float">
            <text:p>0.05199061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2" calcext:value-type="float">
            <text:p>1202</text:p>
          </table:table-cell>
          <table:table-cell office:value-type="float" office:value="0.24014687538147" calcext:value-type="float">
            <text:p>0.2401468754</text:p>
          </table:table-cell>
          <table:table-cell/>
          <table:table-cell table:formula="of:=([.C1203]-0.2406036377)*([.C1203]-0.2406036377)" office:value-type="float" office:value="0.000000208631815629161" calcext:value-type="float">
            <text:p>2.08631815629161E-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3" calcext:value-type="float">
            <text:p>1203</text:p>
          </table:table-cell>
          <table:table-cell office:value-type="float" office:value="0.349732875823975" calcext:value-type="float">
            <text:p>0.3497328758</text:p>
          </table:table-cell>
          <table:table-cell/>
          <table:table-cell table:formula="of:=([.C1204]-0.2406036377)*([.C1204]-0.2406036377)" office:value-type="float" office:value="0.0119091906135192" calcext:value-type="float">
            <text:p>0.01190919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4" calcext:value-type="float">
            <text:p>1204</text:p>
          </table:table-cell>
          <table:table-cell office:value-type="float" office:value="0.234704971313477" calcext:value-type="float">
            <text:p>0.2347049713</text:p>
          </table:table-cell>
          <table:table-cell/>
          <table:table-cell table:formula="of:=([.C1205]-0.2406036377)*([.C1205]-0.2406036377)" office:value-type="float" office:value="0.0000347942651395013" calcext:value-type="float">
            <text:p>3.47942651395013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5" calcext:value-type="float">
            <text:p>1205</text:p>
          </table:table-cell>
          <table:table-cell office:value-type="float" office:value="0.210838079452515" calcext:value-type="float">
            <text:p>0.2108380795</text:p>
          </table:table-cell>
          <table:table-cell/>
          <table:table-cell table:formula="of:=([.C1206]-0.2406036377)*([.C1206]-0.2406036377)" office:value-type="float" office:value="0.000885988457784444" calcext:value-type="float">
            <text:p>0.00088598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6" calcext:value-type="float">
            <text:p>1206</text:p>
          </table:table-cell>
          <table:table-cell office:value-type="float" office:value="0.370955944061279" calcext:value-type="float">
            <text:p>0.3709559441</text:p>
          </table:table-cell>
          <table:table-cell/>
          <table:table-cell table:formula="of:=([.C1207]-0.2406036377)*([.C1207]-0.2406036377)" office:value-type="float" office:value="0.0169917237737048" calcext:value-type="float">
            <text:p>0.01699172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7" calcext:value-type="float">
            <text:p>1207</text:p>
          </table:table-cell>
          <table:table-cell office:value-type="float" office:value="0.435072898864746" calcext:value-type="float">
            <text:p>0.4350728989</text:p>
          </table:table-cell>
          <table:table-cell/>
          <table:table-cell table:formula="of:=([.C1208]-0.2406036377)*([.C1208]-0.2406036377)" office:value-type="float" office:value="0.0378182935379622" calcext:value-type="float">
            <text:p>0.0378182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8" calcext:value-type="float">
            <text:p>1208</text:p>
          </table:table-cell>
          <table:table-cell office:value-type="float" office:value="0.557196855545044" calcext:value-type="float">
            <text:p>0.5571968555</text:p>
          </table:table-cell>
          <table:table-cell/>
          <table:table-cell table:formula="of:=([.C1209]-0.2406036377)*([.C1209]-0.2406036377)" office:value-type="float" office:value="0.10023126558548" calcext:value-type="float">
            <text:p>0.10023126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09" calcext:value-type="float">
            <text:p>1209</text:p>
          </table:table-cell>
          <table:table-cell office:value-type="float" office:value="0.717298984527588" calcext:value-type="float">
            <text:p>0.7172989845</text:p>
          </table:table-cell>
          <table:table-cell/>
          <table:table-cell table:formula="of:=([.C1210]-0.2406036377)*([.C1210]-0.2406036377)" office:value-type="float" office:value="0.227238453687074" calcext:value-type="float">
            <text:p>0.22723845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0" calcext:value-type="float">
            <text:p>1210</text:p>
          </table:table-cell>
          <table:table-cell office:value-type="float" office:value="0.887588024139404" calcext:value-type="float">
            <text:p>0.8875880241</text:p>
          </table:table-cell>
          <table:table-cell/>
          <table:table-cell table:formula="of:=([.C1211]-0.2406036377)*([.C1211]-0.2406036377)" office:value-type="float" office:value="0.418588796296372" calcext:value-type="float">
            <text:p>0.41858879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1" calcext:value-type="float">
            <text:p>1211</text:p>
          </table:table-cell>
          <table:table-cell office:value-type="float" office:value="0.872269153594971" calcext:value-type="float">
            <text:p>0.8722691536</text:p>
          </table:table-cell>
          <table:table-cell/>
          <table:table-cell table:formula="of:=([.C1212]-0.2406036377)*([.C1212]-0.2406036377)" office:value-type="float" office:value="0.399001323970859" calcext:value-type="float">
            <text:p>0.3990013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2" calcext:value-type="float">
            <text:p>1212</text:p>
          </table:table-cell>
          <table:table-cell office:value-type="float" office:value="0.687163829803467" calcext:value-type="float">
            <text:p>0.6871638298</text:p>
          </table:table-cell>
          <table:table-cell/>
          <table:table-cell table:formula="of:=([.C1213]-0.2406036377)*([.C1213]-0.2406036377)" office:value-type="float" office:value="0.199416005171485" calcext:value-type="float">
            <text:p>0.19941600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3" calcext:value-type="float">
            <text:p>1213</text:p>
          </table:table-cell>
          <table:table-cell office:value-type="float" office:value="0.527354001998901" calcext:value-type="float">
            <text:p>0.527354002</text:p>
          </table:table-cell>
          <table:table-cell/>
          <table:table-cell table:formula="of:=([.C1214]-0.2406036377)*([.C1214]-0.2406036377)" office:value-type="float" office:value="0.0822257714255526" calcext:value-type="float">
            <text:p>0.08222577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4" calcext:value-type="float">
            <text:p>1214</text:p>
          </table:table-cell>
          <table:table-cell office:value-type="float" office:value="0.445821046829224" calcext:value-type="float">
            <text:p>0.4458210468</text:p>
          </table:table-cell>
          <table:table-cell/>
          <table:table-cell table:formula="of:=([.C1215]-0.2406036377)*([.C1215]-0.2406036377)" office:value-type="float" office:value="0.0421141850097112" calcext:value-type="float">
            <text:p>0.0421141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5" calcext:value-type="float">
            <text:p>1215</text:p>
          </table:table-cell>
          <table:table-cell office:value-type="float" office:value="0.172308921813965" calcext:value-type="float">
            <text:p>0.1723089218</text:p>
          </table:table-cell>
          <table:table-cell/>
          <table:table-cell table:formula="of:=([.C1216]-0.2406036377)*([.C1216]-0.2406036377)" office:value-type="float" office:value="0.00466416821795426" calcext:value-type="float">
            <text:p>0.00466416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6" calcext:value-type="float">
            <text:p>1216</text:p>
          </table:table-cell>
          <table:table-cell office:value-type="float" office:value="0.140920877456665" calcext:value-type="float">
            <text:p>0.1409208775</text:p>
          </table:table-cell>
          <table:table-cell/>
          <table:table-cell table:formula="of:=([.C1217]-0.2406036377)*([.C1217]-0.2406036377)" office:value-type="float" office:value="0.0099366526897302" calcext:value-type="float">
            <text:p>0.00993665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7" calcext:value-type="float">
            <text:p>1217</text:p>
          </table:table-cell>
          <table:table-cell office:value-type="float" office:value="0.132879018783569" calcext:value-type="float">
            <text:p>0.1328790188</text:p>
          </table:table-cell>
          <table:table-cell/>
          <table:table-cell table:formula="of:=([.C1218]-0.2406036377)*([.C1218]-0.2406036377)" office:value-type="float" office:value="0.0116045935206902" calcext:value-type="float">
            <text:p>0.0116045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8" calcext:value-type="float">
            <text:p>1218</text:p>
          </table:table-cell>
          <table:table-cell office:value-type="float" office:value="0.225888967514038" calcext:value-type="float">
            <text:p>0.2258889675</text:p>
          </table:table-cell>
          <table:table-cell/>
          <table:table-cell table:formula="of:=([.C1219]-0.2406036377)*([.C1219]-0.2406036377)" office:value-type="float" office:value="0.000216521518681637" calcext:value-type="float">
            <text:p>0.00021652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19" calcext:value-type="float">
            <text:p>1219</text:p>
          </table:table-cell>
          <table:table-cell office:value-type="float" office:value="0.087043046951294" calcext:value-type="float">
            <text:p>0.087043047</text:p>
          </table:table-cell>
          <table:table-cell/>
          <table:table-cell table:formula="of:=([.C1220]-0.2406036377)*([.C1220]-0.2406036377)" office:value-type="float" office:value="0.0235808550310916" calcext:value-type="float">
            <text:p>0.0235808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0" calcext:value-type="float">
            <text:p>1220</text:p>
          </table:table-cell>
          <table:table-cell office:value-type="float" office:value="0.44020414352417" calcext:value-type="float">
            <text:p>0.4402041435</text:p>
          </table:table-cell>
          <table:table-cell/>
          <table:table-cell table:formula="of:=([.C1221]-0.2406036377)*([.C1221]-0.2406036377)" office:value-type="float" office:value="0.0398403619252645" calcext:value-type="float">
            <text:p>0.03984036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1" calcext:value-type="float">
            <text:p>1221</text:p>
          </table:table-cell>
          <table:table-cell office:value-type="float" office:value="0.145689010620117" calcext:value-type="float">
            <text:p>0.1456890106</text:p>
          </table:table-cell>
          <table:table-cell/>
          <table:table-cell table:formula="of:=([.C1222]-0.2406036377)*([.C1222]-0.2406036377)" office:value-type="float" office:value="0.00900878643371323" calcext:value-type="float">
            <text:p>0.00900878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2" calcext:value-type="float">
            <text:p>1222</text:p>
          </table:table-cell>
          <table:table-cell office:value-type="float" office:value="0.213559150695801" calcext:value-type="float">
            <text:p>0.2135591507</text:p>
          </table:table-cell>
          <table:table-cell/>
          <table:table-cell table:formula="of:=([.C1223]-0.2406036377)*([.C1223]-0.2406036377)" office:value-type="float" office:value="0.0007314042773203" calcext:value-type="float">
            <text:p>0.00073140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3" calcext:value-type="float">
            <text:p>1223</text:p>
          </table:table-cell>
          <table:table-cell office:value-type="float" office:value="0.256609916687012" calcext:value-type="float">
            <text:p>0.2566099167</text:p>
          </table:table-cell>
          <table:table-cell/>
          <table:table-cell table:formula="of:=([.C1224]-0.2406036377)*([.C1224]-0.2406036377)" office:value-type="float" office:value="0.000256200967010052" calcext:value-type="float">
            <text:p>0.0002562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4" calcext:value-type="float">
            <text:p>1224</text:p>
          </table:table-cell>
          <table:table-cell office:value-type="float" office:value="0.124275922775269" calcext:value-type="float">
            <text:p>0.1242759228</text:p>
          </table:table-cell>
          <table:table-cell/>
          <table:table-cell table:formula="of:=([.C1225]-0.2406036377)*([.C1225]-0.2406036377)" office:value-type="float" office:value="0.0135321372596096" calcext:value-type="float">
            <text:p>0.01353213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5" calcext:value-type="float">
            <text:p>1225</text:p>
          </table:table-cell>
          <table:table-cell office:value-type="float" office:value="0.217900991439819" calcext:value-type="float">
            <text:p>0.2179009914</text:p>
          </table:table-cell>
          <table:table-cell/>
          <table:table-cell table:formula="of:=([.C1226]-0.2406036377)*([.C1226]-0.2406036377)" office:value-type="float" office:value="0.000515410147214896" calcext:value-type="float">
            <text:p>0.00051541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6" calcext:value-type="float">
            <text:p>1226</text:p>
          </table:table-cell>
          <table:table-cell office:value-type="float" office:value="0.146952867507935" calcext:value-type="float">
            <text:p>0.1469528675</text:p>
          </table:table-cell>
          <table:table-cell/>
          <table:table-cell table:formula="of:=([.C1227]-0.2406036377)*([.C1227]-0.2406036377)" office:value-type="float" office:value="0.00877046675756705" calcext:value-type="float">
            <text:p>0.00877046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7" calcext:value-type="float">
            <text:p>1227</text:p>
          </table:table-cell>
          <table:table-cell office:value-type="float" office:value="0.249726057052612" calcext:value-type="float">
            <text:p>0.2497260571</text:p>
          </table:table-cell>
          <table:table-cell/>
          <table:table-cell table:formula="of:=([.C1228]-0.2406036377)*([.C1228]-0.2406036377)" office:value-type="float" office:value="0.0000832185348449153" calcext:value-type="float">
            <text:p>8.32185348449153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8" calcext:value-type="float">
            <text:p>1228</text:p>
          </table:table-cell>
          <table:table-cell office:value-type="float" office:value="0.322777032852173" calcext:value-type="float">
            <text:p>0.3227770329</text:p>
          </table:table-cell>
          <table:table-cell/>
          <table:table-cell table:formula="of:=([.C1229]-0.2406036377)*([.C1229]-0.2406036377)" office:value-type="float" office:value="0.00675246687083514" calcext:value-type="float">
            <text:p>0.00675246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29" calcext:value-type="float">
            <text:p>1229</text:p>
          </table:table-cell>
          <table:table-cell office:value-type="float" office:value="0.330785989761353" calcext:value-type="float">
            <text:p>0.3307859898</text:p>
          </table:table-cell>
          <table:table-cell/>
          <table:table-cell table:formula="of:=([.C1230]-0.2406036377)*([.C1230]-0.2406036377)" office:value-type="float" office:value="0.00813285662331774" calcext:value-type="float">
            <text:p>0.00813285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0" calcext:value-type="float">
            <text:p>1230</text:p>
          </table:table-cell>
          <table:table-cell office:value-type="float" office:value="0.441871881484985" calcext:value-type="float">
            <text:p>0.4418718815</text:p>
          </table:table-cell>
          <table:table-cell/>
          <table:table-cell table:formula="of:=([.C1231]-0.2406036377)*([.C1231]-0.2406036377)" office:value-type="float" office:value="0.0405089059562923" calcext:value-type="float">
            <text:p>0.0405089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1" calcext:value-type="float">
            <text:p>1231</text:p>
          </table:table-cell>
          <table:table-cell office:value-type="float" office:value="0.319440841674805" calcext:value-type="float">
            <text:p>0.3194408417</text:p>
          </table:table-cell>
          <table:table-cell/>
          <table:table-cell table:formula="of:=([.C1232]-0.2406036377)*([.C1232]-0.2406036377)" office:value-type="float" office:value="0.00621530473056496" calcext:value-type="float">
            <text:p>0.00621530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2" calcext:value-type="float">
            <text:p>1232</text:p>
          </table:table-cell>
          <table:table-cell office:value-type="float" office:value="0.374222993850708" calcext:value-type="float">
            <text:p>0.3742229939</text:p>
          </table:table-cell>
          <table:table-cell/>
          <table:table-cell table:formula="of:=([.C1233]-0.2406036377)*([.C1233]-0.2406036377)" office:value-type="float" office:value="0.0178541323381297" calcext:value-type="float">
            <text:p>0.01785413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3" calcext:value-type="float">
            <text:p>1233</text:p>
          </table:table-cell>
          <table:table-cell office:value-type="float" office:value="0.337007999420166" calcext:value-type="float">
            <text:p>0.3370079994</text:p>
          </table:table-cell>
          <table:table-cell/>
          <table:table-cell table:formula="of:=([.C1234]-0.2406036377)*([.C1234]-0.2406036377)" office:value-type="float" office:value="0.00929380095867261" calcext:value-type="float">
            <text:p>0.0092938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4" calcext:value-type="float">
            <text:p>1234</text:p>
          </table:table-cell>
          <table:table-cell office:value-type="float" office:value="0.328928947448731" calcext:value-type="float">
            <text:p>0.3289289474</text:p>
          </table:table-cell>
          <table:table-cell/>
          <table:table-cell table:formula="of:=([.C1235]-0.2406036377)*([.C1235]-0.2406036377)" office:value-type="float" office:value="0.00780136034220919" calcext:value-type="float">
            <text:p>0.00780136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5" calcext:value-type="float">
            <text:p>1235</text:p>
          </table:table-cell>
          <table:table-cell office:value-type="float" office:value="0.317086935043335" calcext:value-type="float">
            <text:p>0.317086935</text:p>
          </table:table-cell>
          <table:table-cell/>
          <table:table-cell table:formula="of:=([.C1236]-0.2406036377)*([.C1236]-0.2406036377)" office:value-type="float" office:value="0.00584969477250899" calcext:value-type="float">
            <text:p>0.00584969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6" calcext:value-type="float">
            <text:p>1236</text:p>
          </table:table-cell>
          <table:table-cell office:value-type="float" office:value="0.180087089538574" calcext:value-type="float">
            <text:p>0.1800870895</text:p>
          </table:table-cell>
          <table:table-cell/>
          <table:table-cell table:formula="of:=([.C1237]-0.2406036377)*([.C1237]-0.2406036377)" office:value-type="float" office:value="0.00366225260137416" calcext:value-type="float">
            <text:p>0.00366225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7" calcext:value-type="float">
            <text:p>1237</text:p>
          </table:table-cell>
          <table:table-cell office:value-type="float" office:value="0.153926134109497" calcext:value-type="float">
            <text:p>0.1539261341</text:p>
          </table:table-cell>
          <table:table-cell/>
          <table:table-cell table:formula="of:=([.C1238]-0.2406036377)*([.C1238]-0.2406036377)" office:value-type="float" office:value="0.00751298962868164" calcext:value-type="float">
            <text:p>0.00751298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8" calcext:value-type="float">
            <text:p>1238</text:p>
          </table:table-cell>
          <table:table-cell office:value-type="float" office:value="0.127848148345947" calcext:value-type="float">
            <text:p>0.1278481483</text:p>
          </table:table-cell>
          <table:table-cell/>
          <table:table-cell table:formula="of:=([.C1239]-0.2406036377)*([.C1239]-0.2406036377)" office:value-type="float" office:value="0.0127138003794719" calcext:value-type="float">
            <text:p>0.01271380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39" calcext:value-type="float">
            <text:p>1239</text:p>
          </table:table-cell>
          <table:table-cell office:value-type="float" office:value="0.143635988235474" calcext:value-type="float">
            <text:p>0.1436359882</text:p>
          </table:table-cell>
          <table:table-cell/>
          <table:table-cell table:formula="of:=([.C1240]-0.2406036377)*([.C1240]-0.2406036377)" office:value-type="float" office:value="0.00940272504267526" calcext:value-type="float">
            <text:p>0.0094027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0" calcext:value-type="float">
            <text:p>1240</text:p>
          </table:table-cell>
          <table:table-cell office:value-type="float" office:value="0.12534499168396" calcext:value-type="float">
            <text:p>0.1253449917</text:p>
          </table:table-cell>
          <table:table-cell/>
          <table:table-cell table:formula="of:=([.C1241]-0.2406036377)*([.C1241]-0.2406036377)" office:value-type="float" office:value="0.0132845554814508" calcext:value-type="float">
            <text:p>0.01328455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1" calcext:value-type="float">
            <text:p>1241</text:p>
          </table:table-cell>
          <table:table-cell office:value-type="float" office:value="0.281148910522461" calcext:value-type="float">
            <text:p>0.2811489105</text:p>
          </table:table-cell>
          <table:table-cell/>
          <table:table-cell table:formula="of:=([.C1242]-0.2406036377)*([.C1242]-0.2406036377)" office:value-type="float" office:value="0.00164391914824779" calcext:value-type="float">
            <text:p>0.00164391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2" calcext:value-type="float">
            <text:p>1242</text:p>
          </table:table-cell>
          <table:table-cell office:value-type="float" office:value="0.12241005897522" calcext:value-type="float">
            <text:p>0.122410059</text:p>
          </table:table-cell>
          <table:table-cell/>
          <table:table-cell table:formula="of:=([.C1243]-0.2406036377)*([.C1243]-0.2406036377)" office:value-type="float" office:value="0.0139697220517708" calcext:value-type="float">
            <text:p>0.01396972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3" calcext:value-type="float">
            <text:p>1243</text:p>
          </table:table-cell>
          <table:table-cell office:value-type="float" office:value="0.158355951309204" calcext:value-type="float">
            <text:p>0.1583559513</text:p>
          </table:table-cell>
          <table:table-cell/>
          <table:table-cell table:formula="of:=([.C1244]-0.2406036377)*([.C1244]-0.2406036377)" office:value-type="float" office:value="0.00676468191663871" calcext:value-type="float">
            <text:p>0.00676468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4" calcext:value-type="float">
            <text:p>1244</text:p>
          </table:table-cell>
          <table:table-cell office:value-type="float" office:value="0.143699169158936" calcext:value-type="float">
            <text:p>0.1436991692</text:p>
          </table:table-cell>
          <table:table-cell/>
          <table:table-cell table:formula="of:=([.C1245]-0.2406036377)*([.C1245]-0.2406036377)" office:value-type="float" office:value="0.00939047602322615" calcext:value-type="float">
            <text:p>0.0093904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5" calcext:value-type="float">
            <text:p>1245</text:p>
          </table:table-cell>
          <table:table-cell office:value-type="float" office:value="0.306089162826538" calcext:value-type="float">
            <text:p>0.3060891628</text:p>
          </table:table-cell>
          <table:table-cell/>
          <table:table-cell table:formula="of:=([.C1246]-0.2406036377)*([.C1246]-0.2406036377)" office:value-type="float" office:value="0.00428835400109845" calcext:value-type="float">
            <text:p>0.0042883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6" calcext:value-type="float">
            <text:p>1246</text:p>
          </table:table-cell>
          <table:table-cell office:value-type="float" office:value="0.213490962982178" calcext:value-type="float">
            <text:p>0.213490963</text:p>
          </table:table-cell>
          <table:table-cell/>
          <table:table-cell table:formula="of:=([.C1247]-0.2406036377)*([.C1247]-0.2406036377)" office:value-type="float" office:value="0.000735097130354439" calcext:value-type="float">
            <text:p>0.00073509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7" calcext:value-type="float">
            <text:p>1247</text:p>
          </table:table-cell>
          <table:table-cell office:value-type="float" office:value="0.233361959457397" calcext:value-type="float">
            <text:p>0.2333619595</text:p>
          </table:table-cell>
          <table:table-cell/>
          <table:table-cell table:formula="of:=([.C1248]-0.2406036377)*([.C1248]-0.2406036377)" office:value-type="float" office:value="0.0000524419037693832" calcext:value-type="float">
            <text:p>5.2441903769383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8" calcext:value-type="float">
            <text:p>1248</text:p>
          </table:table-cell>
          <table:table-cell office:value-type="float" office:value="0.250208854675293" calcext:value-type="float">
            <text:p>0.2502088547</text:p>
          </table:table-cell>
          <table:table-cell/>
          <table:table-cell table:formula="of:=([.C1249]-0.2406036377)*([.C1249]-0.2406036377)" office:value-type="float" office:value="0.000092260193142456" calcext:value-type="float">
            <text:p>9.2260193142456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49" calcext:value-type="float">
            <text:p>1249</text:p>
          </table:table-cell>
          <table:table-cell office:value-type="float" office:value="0.418776988983154" calcext:value-type="float">
            <text:p>0.418776989</text:p>
          </table:table-cell>
          <table:table-cell/>
          <table:table-cell table:formula="of:=([.C1250]-0.2406036377)*([.C1250]-0.2406036377)" office:value-type="float" office:value="0.0317457431074703" calcext:value-type="float">
            <text:p>0.03174574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0" calcext:value-type="float">
            <text:p>1250</text:p>
          </table:table-cell>
          <table:table-cell office:value-type="float" office:value="0.606042861938477" calcext:value-type="float">
            <text:p>0.6060428619</text:p>
          </table:table-cell>
          <table:table-cell/>
          <table:table-cell table:formula="of:=([.C1251]-0.2406036377)*([.C1251]-0.2406036377)" office:value-type="float" office:value="0.13354582661202" calcext:value-type="float">
            <text:p>0.13354582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1" calcext:value-type="float">
            <text:p>1251</text:p>
          </table:table-cell>
          <table:table-cell office:value-type="float" office:value="0.540037870407105" calcext:value-type="float">
            <text:p>0.5400378704</text:p>
          </table:table-cell>
          <table:table-cell/>
          <table:table-cell table:formula="of:=([.C1252]-0.2406036377)*([.C1252]-0.2406036377)" office:value-type="float" office:value="0.0896608597168924" calcext:value-type="float">
            <text:p>0.0896608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2" calcext:value-type="float">
            <text:p>1252</text:p>
          </table:table-cell>
          <table:table-cell office:value-type="float" office:value="0.227113962173462" calcext:value-type="float">
            <text:p>0.2271139622</text:p>
          </table:table-cell>
          <table:table-cell/>
          <table:table-cell table:formula="of:=([.C1253]-0.2406036377)*([.C1253]-0.2406036377)" office:value-type="float" office:value="0.00018197134581128" calcext:value-type="float">
            <text:p>0.00018197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3" calcext:value-type="float">
            <text:p>1253</text:p>
          </table:table-cell>
          <table:table-cell office:value-type="float" office:value="0.141048908233643" calcext:value-type="float">
            <text:p>0.1410489082</text:p>
          </table:table-cell>
          <table:table-cell/>
          <table:table-cell table:formula="of:=([.C1254]-0.2406036377)*([.C1254]-0.2406036377)" office:value-type="float" office:value="0.00991114415911962" calcext:value-type="float">
            <text:p>0.00991114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4" calcext:value-type="float">
            <text:p>1254</text:p>
          </table:table-cell>
          <table:table-cell office:value-type="float" office:value="0.272729158401489" calcext:value-type="float">
            <text:p>0.2727291584</text:p>
          </table:table-cell>
          <table:table-cell/>
          <table:table-cell table:formula="of:=([.C1255]-0.2406036377)*([.C1255]-0.2406036377)" office:value-type="float" office:value="0.00103204908034182" calcext:value-type="float">
            <text:p>0.00103204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5" calcext:value-type="float">
            <text:p>1255</text:p>
          </table:table-cell>
          <table:table-cell office:value-type="float" office:value="0.300355911254883" calcext:value-type="float">
            <text:p>0.3003559113</text:p>
          </table:table-cell>
          <table:table-cell/>
          <table:table-cell table:formula="of:=([.C1256]-0.2406036377)*([.C1256]-0.2406036377)" office:value-type="float" office:value="0.00357033419497755" calcext:value-type="float">
            <text:p>0.00357033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6" calcext:value-type="float">
            <text:p>1256</text:p>
          </table:table-cell>
          <table:table-cell office:value-type="float" office:value="0.172622919082642" calcext:value-type="float">
            <text:p>0.1726229191</text:p>
          </table:table-cell>
          <table:table-cell/>
          <table:table-cell table:formula="of:=([.C1257]-0.2406036377)*([.C1257]-0.2406036377)" office:value-type="float" office:value="0.00462137810373246" calcext:value-type="float">
            <text:p>0.00462137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7" calcext:value-type="float">
            <text:p>1257</text:p>
          </table:table-cell>
          <table:table-cell office:value-type="float" office:value="0.211486101150513" calcext:value-type="float">
            <text:p>0.2114861012</text:p>
          </table:table-cell>
          <table:table-cell/>
          <table:table-cell table:formula="of:=([.C1258]-0.2406036377)*([.C1258]-0.2406036377)" office:value-type="float" office:value="0.00084783093471073" calcext:value-type="float">
            <text:p>0.00084783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8" calcext:value-type="float">
            <text:p>1258</text:p>
          </table:table-cell>
          <table:table-cell office:value-type="float" office:value="0.147874116897583" calcext:value-type="float">
            <text:p>0.1478741169</text:p>
          </table:table-cell>
          <table:table-cell/>
          <table:table-cell table:formula="of:=([.C1259]-0.2406036377)*([.C1259]-0.2406036377)" office:value-type="float" office:value="0.00859876402824589" calcext:value-type="float">
            <text:p>0.0085987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59" calcext:value-type="float">
            <text:p>1259</text:p>
          </table:table-cell>
          <table:table-cell office:value-type="float" office:value="0.154560089111328" calcext:value-type="float">
            <text:p>0.1545600891</text:p>
          </table:table-cell>
          <table:table-cell/>
          <table:table-cell table:formula="of:=([.C1260]-0.2406036377)*([.C1260]-0.2406036377)" office:value-type="float" office:value="0.00740349225373114" calcext:value-type="float">
            <text:p>0.00740349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0" calcext:value-type="float">
            <text:p>1260</text:p>
          </table:table-cell>
          <table:table-cell office:value-type="float" office:value="0.232367992401123" calcext:value-type="float">
            <text:p>0.2323679924</text:p>
          </table:table-cell>
          <table:table-cell/>
          <table:table-cell table:formula="of:=([.C1261]-0.2406036377)*([.C1261]-0.2406036377)" office:value-type="float" office:value="0.0000678258534889142" calcext:value-type="float">
            <text:p>6.7825853488914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1" calcext:value-type="float">
            <text:p>1261</text:p>
          </table:table-cell>
          <table:table-cell office:value-type="float" office:value="0.174375057220459" calcext:value-type="float">
            <text:p>0.1743750572</text:p>
          </table:table-cell>
          <table:table-cell/>
          <table:table-cell table:formula="of:=([.C1262]-0.2406036377)*([.C1262]-0.2406036377)" office:value-type="float" office:value="0.00438622487233504" calcext:value-type="float">
            <text:p>0.00438622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2" calcext:value-type="float">
            <text:p>1262</text:p>
          </table:table-cell>
          <table:table-cell office:value-type="float" office:value="0.359740972518921" calcext:value-type="float">
            <text:p>0.3597409725</text:p>
          </table:table-cell>
          <table:table-cell/>
          <table:table-cell table:formula="of:=([.C1263]-0.2406036377)*([.C1263]-0.2406036377)" office:value-type="float" office:value="0.0141937045477557" calcext:value-type="float">
            <text:p>0.01419370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3" calcext:value-type="float">
            <text:p>1263</text:p>
          </table:table-cell>
          <table:table-cell office:value-type="float" office:value="0.145270109176636" calcext:value-type="float">
            <text:p>0.1452701092</text:p>
          </table:table-cell>
          <table:table-cell/>
          <table:table-cell table:formula="of:=([.C1264]-0.2406036377)*([.C1264]-0.2406036377)" office:value-type="float" office:value="0.00908848166071511" calcext:value-type="float">
            <text:p>0.00908848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4" calcext:value-type="float">
            <text:p>1264</text:p>
          </table:table-cell>
          <table:table-cell office:value-type="float" office:value="0.239808082580566" calcext:value-type="float">
            <text:p>0.2398080826</text:p>
          </table:table-cell>
          <table:table-cell/>
          <table:table-cell table:formula="of:=([.C1265]-0.2406036377)*([.C1265]-0.2406036377)" office:value-type="float" office:value="0.000000632907948057018" calcext:value-type="float">
            <text:p>6.32907948057018E-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5" calcext:value-type="float">
            <text:p>1265</text:p>
          </table:table-cell>
          <table:table-cell office:value-type="float" office:value="0.140543937683106" calcext:value-type="float">
            <text:p>0.1405439377</text:p>
          </table:table-cell>
          <table:table-cell/>
          <table:table-cell table:formula="of:=([.C1266]-0.2406036377)*([.C1266]-0.2406036377)" office:value-type="float" office:value="0.0100119435674709" calcext:value-type="float">
            <text:p>0.01001194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6" calcext:value-type="float">
            <text:p>1266</text:p>
          </table:table-cell>
          <table:table-cell office:value-type="float" office:value="0.108231067657471" calcext:value-type="float">
            <text:p>0.1082310677</text:p>
          </table:table-cell>
          <table:table-cell/>
          <table:table-cell table:formula="of:=([.C1267]-0.2406036377)*([.C1267]-0.2406036377)" office:value-type="float" office:value="0.0175224972996643" calcext:value-type="float">
            <text:p>0.01752249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7" calcext:value-type="float">
            <text:p>1267</text:p>
          </table:table-cell>
          <table:table-cell office:value-type="float" office:value="0.265628099441528" calcext:value-type="float">
            <text:p>0.2656280994</text:p>
          </table:table-cell>
          <table:table-cell/>
          <table:table-cell table:formula="of:=([.C1268]-0.2406036377)*([.C1268]-0.2406036377)" office:value-type="float" office:value="0.000626223685453214" calcext:value-type="float">
            <text:p>0.00062622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8" calcext:value-type="float">
            <text:p>1268</text:p>
          </table:table-cell>
          <table:table-cell office:value-type="float" office:value="0.237498998641968" calcext:value-type="float">
            <text:p>0.2374989986</text:p>
          </table:table-cell>
          <table:table-cell/>
          <table:table-cell table:formula="of:=([.C1269]-0.2406036377)*([.C1269]-0.2406036377)" office:value-type="float" office:value="0.0000096387836806593" calcext:value-type="float">
            <text:p>9.6387836806593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69" calcext:value-type="float">
            <text:p>1269</text:p>
          </table:table-cell>
          <table:table-cell office:value-type="float" office:value="0.172984838485718" calcext:value-type="float">
            <text:p>0.1729848385</text:p>
          </table:table-cell>
          <table:table-cell/>
          <table:table-cell table:formula="of:=([.C1270]-0.2406036377)*([.C1270]-0.2406036377)" office:value-type="float" office:value="0.00457230200718142" calcext:value-type="float">
            <text:p>0.0045723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0" calcext:value-type="float">
            <text:p>1270</text:p>
          </table:table-cell>
          <table:table-cell office:value-type="float" office:value="0.306899070739746" calcext:value-type="float">
            <text:p>0.3068990707</text:p>
          </table:table-cell>
          <table:table-cell/>
          <table:table-cell table:formula="of:=([.C1271]-0.2406036377)*([.C1271]-0.2406036377)" office:value-type="float" office:value="0.00439508444192746" calcext:value-type="float">
            <text:p>0.00439508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1" calcext:value-type="float">
            <text:p>1271</text:p>
          </table:table-cell>
          <table:table-cell office:value-type="float" office:value="0.150788068771362" calcext:value-type="float">
            <text:p>0.1507880688</text:p>
          </table:table-cell>
          <table:table-cell/>
          <table:table-cell table:formula="of:=([.C1272]-0.2406036377)*([.C1272]-0.2406036377)" office:value-type="float" office:value="0.00806683642197487" calcext:value-type="float">
            <text:p>0.00806683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2" calcext:value-type="float">
            <text:p>1272</text:p>
          </table:table-cell>
          <table:table-cell office:value-type="float" office:value="0.153124094009399" calcext:value-type="float">
            <text:p>0.153124094</text:p>
          </table:table-cell>
          <table:table-cell/>
          <table:table-cell table:formula="of:=([.C1273]-0.2406036377)*([.C1273]-0.2406036377)" office:value-type="float" office:value="0.0076526705643157" calcext:value-type="float">
            <text:p>0.00765267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3" calcext:value-type="float">
            <text:p>1273</text:p>
          </table:table-cell>
          <table:table-cell office:value-type="float" office:value="0.359753847122192" calcext:value-type="float">
            <text:p>0.3597538471</text:p>
          </table:table-cell>
          <table:table-cell/>
          <table:table-cell table:formula="of:=([.C1274]-0.2406036377)*([.C1274]-0.2406036377)" office:value-type="float" office:value="0.0141967724053523" calcext:value-type="float">
            <text:p>0.01419677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4" calcext:value-type="float">
            <text:p>1274</text:p>
          </table:table-cell>
          <table:table-cell office:value-type="float" office:value="0.439372062683106" calcext:value-type="float">
            <text:p>0.4393720627</text:p>
          </table:table-cell>
          <table:table-cell/>
          <table:table-cell table:formula="of:=([.C1275]-0.2406036377)*([.C1275]-0.2406036377)" office:value-type="float" office:value="0.0395088867702644" calcext:value-type="float">
            <text:p>0.03950888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5" calcext:value-type="float">
            <text:p>1275</text:p>
          </table:table-cell>
          <table:table-cell office:value-type="float" office:value="0.301465034484863" calcext:value-type="float">
            <text:p>0.3014650345</text:p>
          </table:table-cell>
          <table:table-cell/>
          <table:table-cell table:formula="of:=([.C1276]-0.2406036377)*([.C1276]-0.2406036377)" office:value-type="float" office:value="0.00370410961860457" calcext:value-type="float">
            <text:p>0.00370410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6" calcext:value-type="float">
            <text:p>1276</text:p>
          </table:table-cell>
          <table:table-cell office:value-type="float" office:value="0.379479885101318" calcext:value-type="float">
            <text:p>0.3794798851</text:p>
          </table:table-cell>
          <table:table-cell/>
          <table:table-cell table:formula="of:=([.C1277]-0.2406036377)*([.C1277]-0.2406036377)" office:value-type="float" office:value="0.0192866120922722" calcext:value-type="float">
            <text:p>0.01928661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7" calcext:value-type="float">
            <text:p>1277</text:p>
          </table:table-cell>
          <table:table-cell office:value-type="float" office:value="0.351466178894043" calcext:value-type="float">
            <text:p>0.3514661789</text:p>
          </table:table-cell>
          <table:table-cell/>
          <table:table-cell table:formula="of:=([.C1278]-0.2406036377)*([.C1278]-0.2406036377)" office:value-type="float" office:value="0.0122905030400009" calcext:value-type="float">
            <text:p>0.0122905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8" calcext:value-type="float">
            <text:p>1278</text:p>
          </table:table-cell>
          <table:table-cell office:value-type="float" office:value="0.138239860534668" calcext:value-type="float">
            <text:p>0.1382398605</text:p>
          </table:table-cell>
          <table:table-cell/>
          <table:table-cell table:formula="of:=([.C1279]-0.2406036377)*([.C1279]-0.2406036377)" office:value-type="float" office:value="0.0104783428755538" calcext:value-type="float">
            <text:p>0.01047834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79" calcext:value-type="float">
            <text:p>1279</text:p>
          </table:table-cell>
          <table:table-cell office:value-type="float" office:value="0.134603977203369" calcext:value-type="float">
            <text:p>0.1346039772</text:p>
          </table:table-cell>
          <table:table-cell/>
          <table:table-cell table:formula="of:=([.C1280]-0.2406036377)*([.C1280]-0.2406036377)" office:value-type="float" office:value="0.011235928025401" calcext:value-type="float">
            <text:p>0.0112359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0" calcext:value-type="float">
            <text:p>1280</text:p>
          </table:table-cell>
          <table:table-cell office:value-type="float" office:value="0.3924241065979" calcext:value-type="float">
            <text:p>0.3924241066</text:p>
          </table:table-cell>
          <table:table-cell/>
          <table:table-cell table:formula="of:=([.C1281]-0.2406036377)*([.C1281]-0.2406036377)" office:value-type="float" office:value="0.0230494547763783" calcext:value-type="float">
            <text:p>0.02304945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1" calcext:value-type="float">
            <text:p>1281</text:p>
          </table:table-cell>
          <table:table-cell office:value-type="float" office:value="0.244837999343872" calcext:value-type="float">
            <text:p>0.2448379993</text:p>
          </table:table-cell>
          <table:table-cell/>
          <table:table-cell table:formula="of:=([.C1282]-0.2406036377)*([.C1282]-0.2406036377)" office:value-type="float" office:value="0.0000179298185310951" calcext:value-type="float">
            <text:p>1.7929818531095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2" calcext:value-type="float">
            <text:p>1282</text:p>
          </table:table-cell>
          <table:table-cell office:value-type="float" office:value="0.285603046417236" calcext:value-type="float">
            <text:p>0.2856030464</text:p>
          </table:table-cell>
          <table:table-cell/>
          <table:table-cell table:formula="of:=([.C1283]-0.2406036377)*([.C1283]-0.2406036377)" office:value-type="float" office:value="0.00202494678490089" calcext:value-type="float">
            <text:p>0.0020249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3" calcext:value-type="float">
            <text:p>1283</text:p>
          </table:table-cell>
          <table:table-cell office:value-type="float" office:value="0.153403043746948" calcext:value-type="float">
            <text:p>0.1534030437</text:p>
          </table:table-cell>
          <table:table-cell/>
          <table:table-cell table:formula="of:=([.C1284]-0.2406036377)*([.C1284]-0.2406036377)" office:value-type="float" office:value="0.00760394358576501" calcext:value-type="float">
            <text:p>0.00760394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4" calcext:value-type="float">
            <text:p>1284</text:p>
          </table:table-cell>
          <table:table-cell office:value-type="float" office:value="0.182197093963623" calcext:value-type="float">
            <text:p>0.182197094</text:p>
          </table:table-cell>
          <table:table-cell/>
          <table:table-cell table:formula="of:=([.C1285]-0.2406036377)*([.C1285]-0.2406036377)" office:value-type="float" office:value="0.00341132435122931" calcext:value-type="float">
            <text:p>0.00341132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5" calcext:value-type="float">
            <text:p>1285</text:p>
          </table:table-cell>
          <table:table-cell office:value-type="float" office:value="0.128705024719238" calcext:value-type="float">
            <text:p>0.1287050247</text:p>
          </table:table-cell>
          <table:table-cell/>
          <table:table-cell table:formula="of:=([.C1286]-0.2406036377)*([.C1286]-0.2406036377)" office:value-type="float" office:value="0.0125212995870183" calcext:value-type="float">
            <text:p>0.01252129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6" calcext:value-type="float">
            <text:p>1286</text:p>
          </table:table-cell>
          <table:table-cell office:value-type="float" office:value="0.162627935409546" calcext:value-type="float">
            <text:p>0.1626279354</text:p>
          </table:table-cell>
          <table:table-cell/>
          <table:table-cell table:formula="of:=([.C1287]-0.2406036377)*([.C1287]-0.2406036377)" office:value-type="float" office:value="0.00608021014768953" calcext:value-type="float">
            <text:p>0.00608021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7" calcext:value-type="float">
            <text:p>1287</text:p>
          </table:table-cell>
          <table:table-cell office:value-type="float" office:value="0.12045693397522" calcext:value-type="float">
            <text:p>0.120456934</text:p>
          </table:table-cell>
          <table:table-cell/>
          <table:table-cell table:formula="of:=([.C1288]-0.2406036377)*([.C1288]-0.2406036377)" office:value-type="float" office:value="0.0144352304159301" calcext:value-type="float">
            <text:p>0.01443523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8" calcext:value-type="float">
            <text:p>1288</text:p>
          </table:table-cell>
          <table:table-cell office:value-type="float" office:value="0.255291938781738" calcext:value-type="float">
            <text:p>0.2552919388</text:p>
          </table:table-cell>
          <table:table-cell/>
          <table:table-cell table:formula="of:=([.C1289]-0.2406036377)*([.C1289]-0.2406036377)" office:value-type="float" office:value="0.000215746188667794" calcext:value-type="float">
            <text:p>0.00021574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89" calcext:value-type="float">
            <text:p>1289</text:p>
          </table:table-cell>
          <table:table-cell office:value-type="float" office:value="0.146517992019653" calcext:value-type="float">
            <text:p>0.146517992</text:p>
          </table:table-cell>
          <table:table-cell/>
          <table:table-cell table:formula="of:=([.C1290]-0.2406036377)*([.C1290]-0.2406036377)" office:value-type="float" office:value="0.00885210872308774" calcext:value-type="float">
            <text:p>0.00885210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0" calcext:value-type="float">
            <text:p>1290</text:p>
          </table:table-cell>
          <table:table-cell office:value-type="float" office:value="0.112768173217773" calcext:value-type="float">
            <text:p>0.1127681732</text:p>
          </table:table-cell>
          <table:table-cell/>
          <table:table-cell table:formula="of:=([.C1291]-0.2406036377)*([.C1291]-0.2406036377)" office:value-type="float" office:value="0.0163419059793866" calcext:value-type="float">
            <text:p>0.0163419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1" calcext:value-type="float">
            <text:p>1291</text:p>
          </table:table-cell>
          <table:table-cell office:value-type="float" office:value="0.28772497177124" calcext:value-type="float">
            <text:p>0.2877249718</text:p>
          </table:table-cell>
          <table:table-cell/>
          <table:table-cell table:formula="of:=([.C1292]-0.2406036377)*([.C1292]-0.2406036377)" office:value-type="float" office:value="0.00222042012465342" calcext:value-type="float">
            <text:p>0.00222042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2" calcext:value-type="float">
            <text:p>1292</text:p>
          </table:table-cell>
          <table:table-cell office:value-type="float" office:value="0.199998140335083" calcext:value-type="float">
            <text:p>0.1999981403</text:p>
          </table:table-cell>
          <table:table-cell/>
          <table:table-cell table:formula="of:=([.C1293]-0.2406036377)*([.C1293]-0.2406036377)" office:value-type="float" office:value="0.00164880641625228" calcext:value-type="float">
            <text:p>0.00164880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3" calcext:value-type="float">
            <text:p>1293</text:p>
          </table:table-cell>
          <table:table-cell office:value-type="float" office:value="0.286118030548096" calcext:value-type="float">
            <text:p>0.2861180305</text:p>
          </table:table-cell>
          <table:table-cell/>
          <table:table-cell table:formula="of:=([.C1294]-0.2406036377)*([.C1294]-0.2406036377)" office:value-type="float" office:value="0.00207155995633078" calcext:value-type="float">
            <text:p>0.002071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4" calcext:value-type="float">
            <text:p>1294</text:p>
          </table:table-cell>
          <table:table-cell office:value-type="float" office:value="0.385133028030396" calcext:value-type="float">
            <text:p>0.385133028</text:p>
          </table:table-cell>
          <table:table-cell/>
          <table:table-cell table:formula="of:=([.C1295]-0.2406036377)*([.C1295]-0.2406036377)" office:value-type="float" office:value="0.0208887446692758" calcext:value-type="float">
            <text:p>0.02088874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5" calcext:value-type="float">
            <text:p>1295</text:p>
          </table:table-cell>
          <table:table-cell office:value-type="float" office:value="0.290876150131226" calcext:value-type="float">
            <text:p>0.2908761501</text:p>
          </table:table-cell>
          <table:table-cell/>
          <table:table-cell table:formula="of:=([.C1296]-0.2406036377)*([.C1296]-0.2406036377)" office:value-type="float" office:value="0.00252732550614773" calcext:value-type="float">
            <text:p>0.00252732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6" calcext:value-type="float">
            <text:p>1296</text:p>
          </table:table-cell>
          <table:table-cell office:value-type="float" office:value="0.36917781829834" calcext:value-type="float">
            <text:p>0.3691778183</text:p>
          </table:table-cell>
          <table:table-cell/>
          <table:table-cell table:formula="of:=([.C1297]-0.2406036377)*([.C1297]-0.2406036377)" office:value-type="float" office:value="0.0165313199165345" calcext:value-type="float">
            <text:p>0.01653131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7" calcext:value-type="float">
            <text:p>1297</text:p>
          </table:table-cell>
          <table:table-cell office:value-type="float" office:value="0.385696887969971" calcext:value-type="float">
            <text:p>0.385696888</text:p>
          </table:table-cell>
          <table:table-cell/>
          <table:table-cell table:formula="of:=([.C1298]-0.2406036377)*([.C1298]-0.2406036377)" office:value-type="float" office:value="0.0210520512739043" calcext:value-type="float">
            <text:p>0.02105205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8" calcext:value-type="float">
            <text:p>1298</text:p>
          </table:table-cell>
          <table:table-cell office:value-type="float" office:value="0.286845207214356" calcext:value-type="float">
            <text:p>0.2868452072</text:p>
          </table:table-cell>
          <table:table-cell/>
          <table:table-cell table:formula="of:=([.C1299]-0.2406036377)*([.C1299]-0.2406036377)" office:value-type="float" office:value="0.00213828275115097" calcext:value-type="float">
            <text:p>0.00213828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299" calcext:value-type="float">
            <text:p>1299</text:p>
          </table:table-cell>
          <table:table-cell office:value-type="float" office:value="0.413980007171631" calcext:value-type="float">
            <text:p>0.4139800072</text:p>
          </table:table-cell>
          <table:table-cell/>
          <table:table-cell table:formula="of:=([.C1300]-0.2406036377)*([.C1300]-0.2406036377)" office:value-type="float" office:value="0.0300593654911635" calcext:value-type="float">
            <text:p>0.03005936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0" calcext:value-type="float">
            <text:p>1300</text:p>
          </table:table-cell>
          <table:table-cell office:value-type="float" office:value="0.156940937042236" calcext:value-type="float">
            <text:p>0.156940937</text:p>
          </table:table-cell>
          <table:table-cell/>
          <table:table-cell table:formula="of:=([.C1301]-0.2406036377)*([.C1301]-0.2406036377)" office:value-type="float" office:value="0.00699944748135057" calcext:value-type="float">
            <text:p>0.00699944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1" calcext:value-type="float">
            <text:p>1301</text:p>
          </table:table-cell>
          <table:table-cell office:value-type="float" office:value="0.131170034408569" calcext:value-type="float">
            <text:p>0.1311700344</text:p>
          </table:table-cell>
          <table:table-cell/>
          <table:table-cell table:formula="of:=([.C1302]-0.2406036377)*([.C1302]-0.2406036377)" office:value-type="float" office:value="0.0119757135293462" calcext:value-type="float">
            <text:p>0.01197571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2" calcext:value-type="float">
            <text:p>1302</text:p>
          </table:table-cell>
          <table:table-cell office:value-type="float" office:value="0.22537899017334" calcext:value-type="float">
            <text:p>0.2253789902</text:p>
          </table:table-cell>
          <table:table-cell/>
          <table:table-cell table:formula="of:=([.C1303]-0.2406036377)*([.C1303]-0.2406036377)" office:value-type="float" office:value="0.00023178989231104" calcext:value-type="float">
            <text:p>0.00023178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3" calcext:value-type="float">
            <text:p>1303</text:p>
          </table:table-cell>
          <table:table-cell office:value-type="float" office:value="0.181255102157593" calcext:value-type="float">
            <text:p>0.1812551022</text:p>
          </table:table-cell>
          <table:table-cell/>
          <table:table-cell table:formula="of:=([.C1304]-0.2406036377)*([.C1304]-0.2406036377)" office:value-type="float" office:value="0.00352224867102837" calcext:value-type="float">
            <text:p>0.00352224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4" calcext:value-type="float">
            <text:p>1304</text:p>
          </table:table-cell>
          <table:table-cell office:value-type="float" office:value="0.249089002609253" calcext:value-type="float">
            <text:p>0.2490890026</text:p>
          </table:table-cell>
          <table:table-cell/>
          <table:table-cell table:formula="of:=([.C1305]-0.2406036377)*([.C1305]-0.2406036377)" office:value-type="float" office:value="0.0000720014176431808" calcext:value-type="float">
            <text:p>7.20014176431808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5" calcext:value-type="float">
            <text:p>1305</text:p>
          </table:table-cell>
          <table:table-cell office:value-type="float" office:value="0.372024059295654" calcext:value-type="float">
            <text:p>0.3720240593</text:p>
          </table:table-cell>
          <table:table-cell/>
          <table:table-cell table:formula="of:=([.C1306]-0.2406036377)*([.C1306]-0.2406036377)" office:value-type="float" office:value="0.0172713272123795" calcext:value-type="float">
            <text:p>0.01727132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6" calcext:value-type="float">
            <text:p>1306</text:p>
          </table:table-cell>
          <table:table-cell office:value-type="float" office:value="0.451908111572266" calcext:value-type="float">
            <text:p>0.4519081116</text:p>
          </table:table-cell>
          <table:table-cell/>
          <table:table-cell table:formula="of:=([.C1307]-0.2406036377)*([.C1307]-0.2406036377)" office:value-type="float" office:value="0.044649580678435" calcext:value-type="float">
            <text:p>0.04464958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7" calcext:value-type="float">
            <text:p>1307</text:p>
          </table:table-cell>
          <table:table-cell office:value-type="float" office:value="0.133842945098877" calcext:value-type="float">
            <text:p>0.1338429451</text:p>
          </table:table-cell>
          <table:table-cell/>
          <table:table-cell table:formula="of:=([.C1308]-0.2406036377)*([.C1308]-0.2406036377)" office:value-type="float" office:value="0.0113978454846715" calcext:value-type="float">
            <text:p>0.01139784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8" calcext:value-type="float">
            <text:p>1308</text:p>
          </table:table-cell>
          <table:table-cell office:value-type="float" office:value="0.122664928436279" calcext:value-type="float">
            <text:p>0.1226649284</text:p>
          </table:table-cell>
          <table:table-cell/>
          <table:table-cell table:formula="of:=([.C1309]-0.2406036377)*([.C1309]-0.2406036377)" office:value-type="float" office:value="0.0139095391427924" calcext:value-type="float">
            <text:p>0.01390953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09" calcext:value-type="float">
            <text:p>1309</text:p>
          </table:table-cell>
          <table:table-cell office:value-type="float" office:value="0.227086782455444" calcext:value-type="float">
            <text:p>0.2270867825</text:p>
          </table:table-cell>
          <table:table-cell/>
          <table:table-cell table:formula="of:=([.C1310]-0.2406036377)*([.C1310]-0.2406036377)" office:value-type="float" office:value="0.000182705375702272" calcext:value-type="float">
            <text:p>0.00018270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0" calcext:value-type="float">
            <text:p>1310</text:p>
          </table:table-cell>
          <table:table-cell office:value-type="float" office:value="0.220208883285522" calcext:value-type="float">
            <text:p>0.2202088833</text:p>
          </table:table-cell>
          <table:table-cell/>
          <table:table-cell table:formula="of:=([.C1311]-0.2406036377)*([.C1311]-0.2406036377)" office:value-type="float" office:value="0.00041594600762685" calcext:value-type="float">
            <text:p>0.0004159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1" calcext:value-type="float">
            <text:p>1311</text:p>
          </table:table-cell>
          <table:table-cell office:value-type="float" office:value="0.144838809967041" calcext:value-type="float">
            <text:p>0.14483881</text:p>
          </table:table-cell>
          <table:table-cell/>
          <table:table-cell table:formula="of:=([.C1312]-0.2406036377)*([.C1312]-0.2406036377)" office:value-type="float" office:value="0.00917090223072331" calcext:value-type="float">
            <text:p>0.00917090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2" calcext:value-type="float">
            <text:p>1312</text:p>
          </table:table-cell>
          <table:table-cell office:value-type="float" office:value="0.238974094390869" calcext:value-type="float">
            <text:p>0.2389740944</text:p>
          </table:table-cell>
          <table:table-cell/>
          <table:table-cell table:formula="of:=([.C1313]-0.2406036377)*([.C1313]-0.2406036377)" office:value-type="float" office:value="0.0000026554113963331" calcext:value-type="float">
            <text:p>2.6554113963331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3" calcext:value-type="float">
            <text:p>1313</text:p>
          </table:table-cell>
          <table:table-cell office:value-type="float" office:value="0.115921020507813" calcext:value-type="float">
            <text:p>0.1159210205</text:p>
          </table:table-cell>
          <table:table-cell/>
          <table:table-cell table:formula="of:=([.C1314]-0.2406036377)*([.C1314]-0.2406036377)" office:value-type="float" office:value="0.0155457550298936" calcext:value-type="float">
            <text:p>0.0155457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4" calcext:value-type="float">
            <text:p>1314</text:p>
          </table:table-cell>
          <table:table-cell office:value-type="float" office:value="0.241286039352417" calcext:value-type="float">
            <text:p>0.2412860394</text:p>
          </table:table-cell>
          <table:table-cell/>
          <table:table-cell table:formula="of:=([.C1315]-0.2406036377)*([.C1315]-0.2406036377)" office:value-type="float" office:value="0.000000465672015221464" calcext:value-type="float">
            <text:p>4.65672015221464E-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5" calcext:value-type="float">
            <text:p>1315</text:p>
          </table:table-cell>
          <table:table-cell office:value-type="float" office:value="0.187150955200195" calcext:value-type="float">
            <text:p>0.1871509552</text:p>
          </table:table-cell>
          <table:table-cell/>
          <table:table-cell table:formula="of:=([.C1316]-0.2406036377)*([.C1316]-0.2406036377)" office:value-type="float" office:value="0.00285718926642493" calcext:value-type="float">
            <text:p>0.00285718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6" calcext:value-type="float">
            <text:p>1316</text:p>
          </table:table-cell>
          <table:table-cell office:value-type="float" office:value="0.448431015014648" calcext:value-type="float">
            <text:p>0.448431015</text:p>
          </table:table-cell>
          <table:table-cell/>
          <table:table-cell table:formula="of:=([.C1317]-0.2406036377)*([.C1317]-0.2406036377)" office:value-type="float" office:value="0.0431922187614853" calcext:value-type="float">
            <text:p>0.04319221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7" calcext:value-type="float">
            <text:p>1317</text:p>
          </table:table-cell>
          <table:table-cell office:value-type="float" office:value="0.216718912124634" calcext:value-type="float">
            <text:p>0.2167189121</text:p>
          </table:table-cell>
          <table:table-cell/>
          <table:table-cell table:formula="of:=([.C1318]-0.2406036377)*([.C1318]-0.2406036377)" office:value-type="float" office:value="0.000570480115810553" calcext:value-type="float">
            <text:p>0.00057048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8" calcext:value-type="float">
            <text:p>1318</text:p>
          </table:table-cell>
          <table:table-cell office:value-type="float" office:value="0.377074003219604" calcext:value-type="float">
            <text:p>0.3770740032</text:p>
          </table:table-cell>
          <table:table-cell/>
          <table:table-cell table:formula="of:=([.C1319]-0.2406036377)*([.C1319]-0.2406036377)" office:value-type="float" office:value="0.0186241606650545" calcext:value-type="float">
            <text:p>0.01862416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19" calcext:value-type="float">
            <text:p>1319</text:p>
          </table:table-cell>
          <table:table-cell office:value-type="float" office:value="0.136274099349976" calcext:value-type="float">
            <text:p>0.1362740993</text:p>
          </table:table-cell>
          <table:table-cell/>
          <table:table-cell table:formula="of:=([.C1320]-0.2406036377)*([.C1320]-0.2406036377)" office:value-type="float" office:value="0.0108846525723292" calcext:value-type="float">
            <text:p>0.01088465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0" calcext:value-type="float">
            <text:p>1320</text:p>
          </table:table-cell>
          <table:table-cell office:value-type="float" office:value="0.176788091659546" calcext:value-type="float">
            <text:p>0.1767880917</text:p>
          </table:table-cell>
          <table:table-cell/>
          <table:table-cell table:formula="of:=([.C1321]-0.2406036377)*([.C1321]-0.2406036377)" office:value-type="float" office:value="0.00407242391644132" calcext:value-type="float">
            <text:p>0.00407242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1" calcext:value-type="float">
            <text:p>1321</text:p>
          </table:table-cell>
          <table:table-cell office:value-type="float" office:value="0.215829849243164" calcext:value-type="float">
            <text:p>0.2158298492</text:p>
          </table:table-cell>
          <table:table-cell/>
          <table:table-cell table:formula="of:=([.C1322]-0.2406036377)*([.C1322]-0.2406036377)" office:value-type="float" office:value="0.000613740594504057" calcext:value-type="float">
            <text:p>0.00061374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2" calcext:value-type="float">
            <text:p>1322</text:p>
          </table:table-cell>
          <table:table-cell office:value-type="float" office:value="0.187881946563721" calcext:value-type="float">
            <text:p>0.1878819466</text:p>
          </table:table-cell>
          <table:table-cell/>
          <table:table-cell table:formula="of:=([.C1323]-0.2406036377)*([.C1323]-0.2406036377)" office:value-type="float" office:value="0.00277957671626923" calcext:value-type="float">
            <text:p>0.00277957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3" calcext:value-type="float">
            <text:p>1323</text:p>
          </table:table-cell>
          <table:table-cell office:value-type="float" office:value="0.112723112106323" calcext:value-type="float">
            <text:p>0.1127231121</text:p>
          </table:table-cell>
          <table:table-cell/>
          <table:table-cell table:formula="of:=([.C1324]-0.2406036377)*([.C1324]-0.2406036377)" office:value-type="float" office:value="0.016353428826115" calcext:value-type="float">
            <text:p>0.01635342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4" calcext:value-type="float">
            <text:p>1324</text:p>
          </table:table-cell>
          <table:table-cell office:value-type="float" office:value="0.10827898979187" calcext:value-type="float">
            <text:p>0.1082789898</text:p>
          </table:table-cell>
          <table:table-cell/>
          <table:table-cell table:formula="of:=([.C1325]-0.2406036377)*([.C1325]-0.2406036377)" office:value-type="float" office:value="0.0175098124440105" calcext:value-type="float">
            <text:p>0.01750981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5" calcext:value-type="float">
            <text:p>1325</text:p>
          </table:table-cell>
          <table:table-cell office:value-type="float" office:value="0.178930997848511" calcext:value-type="float">
            <text:p>0.1789309978</text:p>
          </table:table-cell>
          <table:table-cell/>
          <table:table-cell table:formula="of:=([.C1326]-0.2406036377)*([.C1326]-0.2406036377)" office:value-type="float" office:value="0.0038035145062515" calcext:value-type="float">
            <text:p>0.00380351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6" calcext:value-type="float">
            <text:p>1326</text:p>
          </table:table-cell>
          <table:table-cell office:value-type="float" office:value="0.170251846313477" calcext:value-type="float">
            <text:p>0.1702518463</text:p>
          </table:table-cell>
          <table:table-cell/>
          <table:table-cell table:formula="of:=([.C1327]-0.2406036377)*([.C1327]-0.2406036377)" office:value-type="float" office:value="0.00494937455129292" calcext:value-type="float">
            <text:p>0.00494937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7" calcext:value-type="float">
            <text:p>1327</text:p>
          </table:table-cell>
          <table:table-cell office:value-type="float" office:value="0.149343967437744" calcext:value-type="float">
            <text:p>0.1493439674</text:p>
          </table:table-cell>
          <table:table-cell/>
          <table:table-cell table:formula="of:=([.C1328]-0.2406036377)*([.C1328]-0.2406036377)" office:value-type="float" office:value="0.00832832741637567" calcext:value-type="float">
            <text:p>0.00832832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8" calcext:value-type="float">
            <text:p>1328</text:p>
          </table:table-cell>
          <table:table-cell office:value-type="float" office:value="0.2431800365448" calcext:value-type="float">
            <text:p>0.2431800365</text:p>
          </table:table-cell>
          <table:table-cell/>
          <table:table-cell table:formula="of:=([.C1329]-0.2406036377)*([.C1329]-0.2406036377)" office:value-type="float" office:value="0.00000663783100748571" calcext:value-type="float">
            <text:p>6.63783100748571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29" calcext:value-type="float">
            <text:p>1329</text:p>
          </table:table-cell>
          <table:table-cell office:value-type="float" office:value="0.408968925476074" calcext:value-type="float">
            <text:p>0.4089689255</text:p>
          </table:table-cell>
          <table:table-cell/>
          <table:table-cell table:formula="of:=([.C1330]-0.2406036377)*([.C1330]-0.2406036377)" office:value-type="float" office:value="0.0283468701279203" calcext:value-type="float">
            <text:p>0.02834687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0" calcext:value-type="float">
            <text:p>1330</text:p>
          </table:table-cell>
          <table:table-cell office:value-type="float" office:value="0.503084182739258" calcext:value-type="float">
            <text:p>0.5030841827</text:p>
          </table:table-cell>
          <table:table-cell/>
          <table:table-cell table:formula="of:=([.C1331]-0.2406036377)*([.C1331]-0.2406036377)" office:value-type="float" office:value="0.0688960365241058" calcext:value-type="float">
            <text:p>0.06889603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1" calcext:value-type="float">
            <text:p>1331</text:p>
          </table:table-cell>
          <table:table-cell office:value-type="float" office:value="0.151932001113892" calcext:value-type="float">
            <text:p>0.1519320011</text:p>
          </table:table-cell>
          <table:table-cell/>
          <table:table-cell table:formula="of:=([.C1332]-0.2406036377)*([.C1332]-0.2406036377)" office:value-type="float" office:value="0.00786265913485888" calcext:value-type="float">
            <text:p>0.00786265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2" calcext:value-type="float">
            <text:p>1332</text:p>
          </table:table-cell>
          <table:table-cell office:value-type="float" office:value="0.208272933959961" calcext:value-type="float">
            <text:p>0.208272934</text:p>
          </table:table-cell>
          <table:table-cell/>
          <table:table-cell table:formula="of:=([.C1333]-0.2406036377)*([.C1333]-0.2406036377)" office:value-type="float" office:value="0.00104527440432618" calcext:value-type="float">
            <text:p>0.00104527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3" calcext:value-type="float">
            <text:p>1333</text:p>
          </table:table-cell>
          <table:table-cell office:value-type="float" office:value="0.195559978485107" calcext:value-type="float">
            <text:p>0.1955599785</text:p>
          </table:table-cell>
          <table:table-cell/>
          <table:table-cell table:formula="of:=([.C1334]-0.2406036377)*([.C1334]-0.2406036377)" office:value-type="float" office:value="0.00202893123546738" calcext:value-type="float">
            <text:p>0.00202893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4" calcext:value-type="float">
            <text:p>1334</text:p>
          </table:table-cell>
          <table:table-cell office:value-type="float" office:value="0.395751953125" calcext:value-type="float">
            <text:p>0.3957519531</text:p>
          </table:table-cell>
          <table:table-cell/>
          <table:table-cell table:formula="of:=([.C1335]-0.2406036377)*([.C1335]-0.2406036377)" office:value-type="float" office:value="0.0240709997792153" calcext:value-type="float">
            <text:p>0.02407099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5" calcext:value-type="float">
            <text:p>1335</text:p>
          </table:table-cell>
          <table:table-cell office:value-type="float" office:value="0.120408058166504" calcext:value-type="float">
            <text:p>0.1204080582</text:p>
          </table:table-cell>
          <table:table-cell/>
          <table:table-cell table:formula="of:=([.C1336]-0.2406036377)*([.C1336]-0.2406036377)" office:value-type="float" office:value="0.014446977339393" calcext:value-type="float">
            <text:p>0.01444697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6" calcext:value-type="float">
            <text:p>1336</text:p>
          </table:table-cell>
          <table:table-cell office:value-type="float" office:value="0.268816947937012" calcext:value-type="float">
            <text:p>0.2688169479</text:p>
          </table:table-cell>
          <table:table-cell/>
          <table:table-cell table:formula="of:=([.C1337]-0.2406036377)*([.C1337]-0.2406036377)" office:value-type="float" office:value="0.00079599087452987" calcext:value-type="float">
            <text:p>0.00079599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7" calcext:value-type="float">
            <text:p>1337</text:p>
          </table:table-cell>
          <table:table-cell office:value-type="float" office:value="0.315146923065186" calcext:value-type="float">
            <text:p>0.3151469231</text:p>
          </table:table-cell>
          <table:table-cell/>
          <table:table-cell table:formula="of:=([.C1338]-0.2406036377)*([.C1338]-0.2406036377)" office:value-type="float" office:value="0.00555670139303549" calcext:value-type="float">
            <text:p>0.00555670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8" calcext:value-type="float">
            <text:p>1338</text:p>
          </table:table-cell>
          <table:table-cell office:value-type="float" office:value="0.314589023590088" calcext:value-type="float">
            <text:p>0.3145890236</text:p>
          </table:table-cell>
          <table:table-cell/>
          <table:table-cell table:formula="of:=([.C1339]-0.2406036377)*([.C1339]-0.2406036377)" office:value-type="float" office:value="0.00547383732530521" calcext:value-type="float">
            <text:p>0.00547383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39" calcext:value-type="float">
            <text:p>1339</text:p>
          </table:table-cell>
          <table:table-cell office:value-type="float" office:value="0.665280103683472" calcext:value-type="float">
            <text:p>0.6652801037</text:p>
          </table:table-cell>
          <table:table-cell/>
          <table:table-cell table:formula="of:=([.C1340]-0.2406036377)*([.C1340]-0.2406036377)" office:value-type="float" office:value="0.180350100760211" calcext:value-type="float">
            <text:p>0.18035010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0" calcext:value-type="float">
            <text:p>1340</text:p>
          </table:table-cell>
          <table:table-cell office:value-type="float" office:value="0.16684889793396" calcext:value-type="float">
            <text:p>0.1668488979</text:p>
          </table:table-cell>
          <table:table-cell/>
          <table:table-cell table:formula="of:=([.C1341]-0.2406036377)*([.C1341]-0.2406036377)" office:value-type="float" office:value="0.00543976163795629" calcext:value-type="float">
            <text:p>0.00543976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1" calcext:value-type="float">
            <text:p>1341</text:p>
          </table:table-cell>
          <table:table-cell office:value-type="float" office:value="0.195101976394653" calcext:value-type="float">
            <text:p>0.1951019764</text:p>
          </table:table-cell>
          <table:table-cell/>
          <table:table-cell table:formula="of:=([.C1342]-0.2406036377)*([.C1342]-0.2406036377)" office:value-type="float" office:value="0.00207040118154649" calcext:value-type="float">
            <text:p>0.00207040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2" calcext:value-type="float">
            <text:p>1342</text:p>
          </table:table-cell>
          <table:table-cell office:value-type="float" office:value="0.257596015930176" calcext:value-type="float">
            <text:p>0.2575960159</text:p>
          </table:table-cell>
          <table:table-cell/>
          <table:table-cell table:formula="of:=([.C1343]-0.2406036377)*([.C1343]-0.2406036377)" office:value-type="float" office:value="0.000288740917917351" calcext:value-type="float">
            <text:p>0.00028874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3" calcext:value-type="float">
            <text:p>1343</text:p>
          </table:table-cell>
          <table:table-cell office:value-type="float" office:value="0.466036796569824" calcext:value-type="float">
            <text:p>0.4660367966</text:p>
          </table:table-cell>
          <table:table-cell/>
          <table:table-cell table:formula="of:=([.C1344]-0.2406036377)*([.C1344]-0.2406036377)" office:value-type="float" office:value="0.0508201091180274" calcext:value-type="float">
            <text:p>0.05082010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4" calcext:value-type="float">
            <text:p>1344</text:p>
          </table:table-cell>
          <table:table-cell office:value-type="float" office:value="0.179778099060059" calcext:value-type="float">
            <text:p>0.1797780991</text:p>
          </table:table-cell>
          <table:table-cell/>
          <table:table-cell table:formula="of:=([.C1345]-0.2406036377)*([.C1345]-0.2406036377)" office:value-type="float" office:value="0.00369974615083901" calcext:value-type="float">
            <text:p>0.00369974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5" calcext:value-type="float">
            <text:p>1345</text:p>
          </table:table-cell>
          <table:table-cell office:value-type="float" office:value="0.175309896469116" calcext:value-type="float">
            <text:p>0.1753098965</text:p>
          </table:table-cell>
          <table:table-cell/>
          <table:table-cell table:formula="of:=([.C1346]-0.2406036377)*([.C1346]-0.2406036377)" office:value-type="float" office:value="0.00426327264392562" calcext:value-type="float">
            <text:p>0.00426327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6" calcext:value-type="float">
            <text:p>1346</text:p>
          </table:table-cell>
          <table:table-cell office:value-type="float" office:value="0.337194919586182" calcext:value-type="float">
            <text:p>0.3371949196</text:p>
          </table:table-cell>
          <table:table-cell/>
          <table:table-cell table:formula="of:=([.C1347]-0.2406036377)*([.C1347]-0.2406036377)" office:value-type="float" office:value="0.0093298757364158" calcext:value-type="float">
            <text:p>0.00932987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7" calcext:value-type="float">
            <text:p>1347</text:p>
          </table:table-cell>
          <table:table-cell office:value-type="float" office:value="0.275068998336792" calcext:value-type="float">
            <text:p>0.2750689983</text:p>
          </table:table-cell>
          <table:table-cell/>
          <table:table-cell table:formula="of:=([.C1348]-0.2406036377)*([.C1348]-0.2406036377)" office:value-type="float" office:value="0.00118786108382413" calcext:value-type="float">
            <text:p>0.00118786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8" calcext:value-type="float">
            <text:p>1348</text:p>
          </table:table-cell>
          <table:table-cell office:value-type="float" office:value="0.136008977890015" calcext:value-type="float">
            <text:p>0.1360089779</text:p>
          </table:table-cell>
          <table:table-cell/>
          <table:table-cell table:formula="of:=([.C1349]-0.2406036377)*([.C1349]-0.2406036377)" office:value-type="float" office:value="0.0109400428607666" calcext:value-type="float">
            <text:p>0.01094004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49" calcext:value-type="float">
            <text:p>1349</text:p>
          </table:table-cell>
          <table:table-cell office:value-type="float" office:value="0.113877058029175" calcext:value-type="float">
            <text:p>0.113877058</text:p>
          </table:table-cell>
          <table:table-cell/>
          <table:table-cell table:formula="of:=([.C1350]-0.2406036377)*([.C1350]-0.2406036377)" office:value-type="float" office:value="0.016059625995066" calcext:value-type="float">
            <text:p>0.0160596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0" calcext:value-type="float">
            <text:p>1350</text:p>
          </table:table-cell>
          <table:table-cell office:value-type="float" office:value="0.201884031295776" calcext:value-type="float">
            <text:p>0.2018840313</text:p>
          </table:table-cell>
          <table:table-cell/>
          <table:table-cell table:formula="of:=([.C1351]-0.2406036377)*([.C1351]-0.2406036377)" office:value-type="float" office:value="0.00149920792009799" calcext:value-type="float">
            <text:p>0.00149920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1" calcext:value-type="float">
            <text:p>1351</text:p>
          </table:table-cell>
          <table:table-cell office:value-type="float" office:value="0.178819894790649" calcext:value-type="float">
            <text:p>0.1788198948</text:p>
          </table:table-cell>
          <table:table-cell/>
          <table:table-cell table:formula="of:=([.C1352]-0.2406036377)*([.C1352]-0.2406036377)" office:value-type="float" office:value="0.00381723088788873" calcext:value-type="float">
            <text:p>0.00381723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2" calcext:value-type="float">
            <text:p>1352</text:p>
          </table:table-cell>
          <table:table-cell office:value-type="float" office:value="0.29653787612915" calcext:value-type="float">
            <text:p>0.2965378761</text:p>
          </table:table-cell>
          <table:table-cell/>
          <table:table-cell table:formula="of:=([.C1353]-0.2406036377)*([.C1353]-0.2406036377)" office:value-type="float" office:value="0.00312863902864904" calcext:value-type="float">
            <text:p>0.0031286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3" calcext:value-type="float">
            <text:p>1353</text:p>
          </table:table-cell>
          <table:table-cell office:value-type="float" office:value="0.326864004135132" calcext:value-type="float">
            <text:p>0.3268640041</text:p>
          </table:table-cell>
          <table:table-cell/>
          <table:table-cell table:formula="of:=([.C1354]-0.2406036377)*([.C1354]-0.2406036377)" office:value-type="float" office:value="0.00744085081752322" calcext:value-type="float">
            <text:p>0.00744085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4" calcext:value-type="float">
            <text:p>1354</text:p>
          </table:table-cell>
          <table:table-cell office:value-type="float" office:value="0.285328149795532" calcext:value-type="float">
            <text:p>0.2853281498</text:p>
          </table:table-cell>
          <table:table-cell/>
          <table:table-cell table:formula="of:=([.C1355]-0.2406036377)*([.C1355]-0.2406036377)" office:value-type="float" office:value="0.0020002819821834" calcext:value-type="float">
            <text:p>0.0020002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5" calcext:value-type="float">
            <text:p>1355</text:p>
          </table:table-cell>
          <table:table-cell office:value-type="float" office:value="0.150948047637939" calcext:value-type="float">
            <text:p>0.1509480476</text:p>
          </table:table-cell>
          <table:table-cell/>
          <table:table-cell table:formula="of:=([.C1356]-0.2406036377)*([.C1356]-0.2406036377)" office:value-type="float" office:value="0.00803812482937625" calcext:value-type="float">
            <text:p>0.00803812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6" calcext:value-type="float">
            <text:p>1356</text:p>
          </table:table-cell>
          <table:table-cell office:value-type="float" office:value="0.157074928283691" calcext:value-type="float">
            <text:p>0.1570749283</text:p>
          </table:table-cell>
          <table:table-cell/>
          <table:table-cell table:formula="of:=([.C1357]-0.2406036377)*([.C1357]-0.2406036377)" office:value-type="float" office:value="0.00697704529675412" calcext:value-type="float">
            <text:p>0.00697704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7" calcext:value-type="float">
            <text:p>1357</text:p>
          </table:table-cell>
          <table:table-cell office:value-type="float" office:value="0.218379020690918" calcext:value-type="float">
            <text:p>0.2183790207</text:p>
          </table:table-cell>
          <table:table-cell/>
          <table:table-cell table:formula="of:=([.C1358]-0.2406036377)*([.C1358]-0.2406036377)" office:value-type="float" office:value="0.000493933601200376" calcext:value-type="float">
            <text:p>0.00049393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8" calcext:value-type="float">
            <text:p>1358</text:p>
          </table:table-cell>
          <table:table-cell office:value-type="float" office:value="0.144989013671875" calcext:value-type="float">
            <text:p>0.1449890137</text:p>
          </table:table-cell>
          <table:table-cell/>
          <table:table-cell table:formula="of:=([.C1359]-0.2406036377)*([.C1359]-0.2406036377)" office:value-type="float" office:value="0.0091421563280397" calcext:value-type="float">
            <text:p>0.00914215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59" calcext:value-type="float">
            <text:p>1359</text:p>
          </table:table-cell>
          <table:table-cell office:value-type="float" office:value="0.284854888916016" calcext:value-type="float">
            <text:p>0.2848548889</text:p>
          </table:table-cell>
          <table:table-cell/>
          <table:table-cell table:formula="of:=([.C1360]-0.2406036377)*([.C1360]-0.2406036377)" office:value-type="float" office:value="0.00195817323418292" calcext:value-type="float">
            <text:p>0.00195817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0" calcext:value-type="float">
            <text:p>1360</text:p>
          </table:table-cell>
          <table:table-cell office:value-type="float" office:value="0.180583953857422" calcext:value-type="float">
            <text:p>0.1805839539</text:p>
          </table:table-cell>
          <table:table-cell/>
          <table:table-cell table:formula="of:=([.C1361]-0.2406036377)*([.C1361]-0.2406036377)" office:value-type="float" office:value="0.00360236244856303" calcext:value-type="float">
            <text:p>0.00360236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1" calcext:value-type="float">
            <text:p>1361</text:p>
          </table:table-cell>
          <table:table-cell office:value-type="float" office:value="0.222415924072266" calcext:value-type="float">
            <text:p>0.2224159241</text:p>
          </table:table-cell>
          <table:table-cell/>
          <table:table-cell table:formula="of:=([.C1362]-0.2406036377)*([.C1362]-0.2406036377)" office:value-type="float" office:value="0.000330792927004475" calcext:value-type="float">
            <text:p>0.00033079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2" calcext:value-type="float">
            <text:p>1362</text:p>
          </table:table-cell>
          <table:table-cell office:value-type="float" office:value="0.330517053604126" calcext:value-type="float">
            <text:p>0.3305170536</text:p>
          </table:table-cell>
          <table:table-cell/>
          <table:table-cell table:formula="of:=([.C1363]-0.2406036377)*([.C1363]-0.2406036377)" office:value-type="float" office:value="0.00808442235954834" calcext:value-type="float">
            <text:p>0.00808442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3" calcext:value-type="float">
            <text:p>1363</text:p>
          </table:table-cell>
          <table:table-cell office:value-type="float" office:value="0.20738697052002" calcext:value-type="float">
            <text:p>0.2073869705</text:p>
          </table:table-cell>
          <table:table-cell/>
          <table:table-cell table:formula="of:=([.C1364]-0.2406036377)*([.C1364]-0.2406036377)" office:value-type="float" office:value="0.00110334697854559" calcext:value-type="float">
            <text:p>0.0011033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4" calcext:value-type="float">
            <text:p>1364</text:p>
          </table:table-cell>
          <table:table-cell office:value-type="float" office:value="0.22193717956543" calcext:value-type="float">
            <text:p>0.2219371796</text:p>
          </table:table-cell>
          <table:table-cell/>
          <table:table-cell table:formula="of:=([.C1365]-0.2406036377)*([.C1365]-0.2406036377)" office:value-type="float" office:value="0.000348436659289667" calcext:value-type="float">
            <text:p>0.00034843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5" calcext:value-type="float">
            <text:p>1365</text:p>
          </table:table-cell>
          <table:table-cell office:value-type="float" office:value="0.244227170944214" calcext:value-type="float">
            <text:p>0.2442271709</text:p>
          </table:table-cell>
          <table:table-cell/>
          <table:table-cell table:formula="of:=([.C1366]-0.2406036377)*([.C1366]-0.2406036377)" office:value-type="float" office:value="0.0000131299931719232" calcext:value-type="float">
            <text:p>0.000013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6" calcext:value-type="float">
            <text:p>1366</text:p>
          </table:table-cell>
          <table:table-cell office:value-type="float" office:value="0.16713809967041" calcext:value-type="float">
            <text:p>0.1671380997</text:p>
          </table:table-cell>
          <table:table-cell/>
          <table:table-cell table:formula="of:=([.C1367]-0.2406036377)*([.C1367]-0.2406036377)" office:value-type="float" office:value="0.00539718527797711" calcext:value-type="float">
            <text:p>0.00539718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7" calcext:value-type="float">
            <text:p>1367</text:p>
          </table:table-cell>
          <table:table-cell office:value-type="float" office:value="0.235135078430176" calcext:value-type="float">
            <text:p>0.2351350784</text:p>
          </table:table-cell>
          <table:table-cell/>
          <table:table-cell table:formula="of:=([.C1368]-0.2406036377)*([.C1368]-0.2406036377)" office:value-type="float" office:value="0.0000299051404875805" calcext:value-type="float">
            <text:p>2.9905140487580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8" calcext:value-type="float">
            <text:p>1368</text:p>
          </table:table-cell>
          <table:table-cell office:value-type="float" office:value="0.35605788230896" calcext:value-type="float">
            <text:p>0.3560578823</text:p>
          </table:table-cell>
          <table:table-cell/>
          <table:table-cell table:formula="of:=([.C1369]-0.2406036377)*([.C1369]-0.2406036377)" office:value-type="float" office:value="0.0133296825982256" calcext:value-type="float">
            <text:p>0.01332968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69" calcext:value-type="float">
            <text:p>1369</text:p>
          </table:table-cell>
          <table:table-cell office:value-type="float" office:value="0.459862947463989" calcext:value-type="float">
            <text:p>0.4598629475</text:p>
          </table:table-cell>
          <table:table-cell/>
          <table:table-cell table:formula="of:=([.C1370]-0.2406036377)*([.C1370]-0.2406036377)" office:value-type="float" office:value="0.048074644918181" calcext:value-type="float">
            <text:p>0.04807464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0" calcext:value-type="float">
            <text:p>1370</text:p>
          </table:table-cell>
          <table:table-cell office:value-type="float" office:value="0.208986043930054" calcext:value-type="float">
            <text:p>0.2089860439</text:p>
          </table:table-cell>
          <table:table-cell/>
          <table:table-cell table:formula="of:=([.C1371]-0.2406036377)*([.C1371]-0.2406036377)" office:value-type="float" office:value="0.000999672235801349" calcext:value-type="float">
            <text:p>0.00099967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1" calcext:value-type="float">
            <text:p>1371</text:p>
          </table:table-cell>
          <table:table-cell office:value-type="float" office:value="0.131521224975586" calcext:value-type="float">
            <text:p>0.131521225</text:p>
          </table:table-cell>
          <table:table-cell/>
          <table:table-cell table:formula="of:=([.C1372]-0.2406036377)*([.C1372]-0.2406036377)" office:value-type="float" office:value="0.0118989727657794" calcext:value-type="float">
            <text:p>0.01189897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2" calcext:value-type="float">
            <text:p>1372</text:p>
          </table:table-cell>
          <table:table-cell office:value-type="float" office:value="0.227613925933838" calcext:value-type="float">
            <text:p>0.2276139259</text:p>
          </table:table-cell>
          <table:table-cell/>
          <table:table-cell table:formula="of:=([.C1373]-0.2406036377)*([.C1373]-0.2406036377)" office:value-type="float" office:value="0.000168732611767971" calcext:value-type="float">
            <text:p>0.00016873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3" calcext:value-type="float">
            <text:p>1373</text:p>
          </table:table-cell>
          <table:table-cell office:value-type="float" office:value="0.124065160751343" calcext:value-type="float">
            <text:p>0.1240651608</text:p>
          </table:table-cell>
          <table:table-cell/>
          <table:table-cell table:formula="of:=([.C1374]-0.2406036377)*([.C1374]-0.2406036377)" office:value-type="float" office:value="0.0135812166095127" calcext:value-type="float">
            <text:p>0.01358121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4" calcext:value-type="float">
            <text:p>1374</text:p>
          </table:table-cell>
          <table:table-cell office:value-type="float" office:value="0.179111003875732" calcext:value-type="float">
            <text:p>0.1791110039</text:p>
          </table:table-cell>
          <table:table-cell/>
          <table:table-cell table:formula="of:=([.C1375]-0.2406036377)*([.C1375]-0.2406036377)" office:value-type="float" office:value="0.00378134401464546" calcext:value-type="float">
            <text:p>0.0037813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5" calcext:value-type="float">
            <text:p>1375</text:p>
          </table:table-cell>
          <table:table-cell office:value-type="float" office:value="0.118213176727295" calcext:value-type="float">
            <text:p>0.1182131767</text:p>
          </table:table-cell>
          <table:table-cell/>
          <table:table-cell table:formula="of:=([.C1376]-0.2406036377)*([.C1376]-0.2406036377)" office:value-type="float" office:value="0.0149794249371112" calcext:value-type="float">
            <text:p>0.01497942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6" calcext:value-type="float">
            <text:p>1376</text:p>
          </table:table-cell>
          <table:table-cell office:value-type="float" office:value="0.216916799545288" calcext:value-type="float">
            <text:p>0.2169167995</text:p>
          </table:table-cell>
          <table:table-cell/>
          <table:table-cell table:formula="of:=([.C1377]-0.2406036377)*([.C1377]-0.2406036377)" office:value-type="float" office:value="0.000561066301767517" calcext:value-type="float">
            <text:p>0.00056106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7" calcext:value-type="float">
            <text:p>1377</text:p>
          </table:table-cell>
          <table:table-cell office:value-type="float" office:value="0.316703796386719" calcext:value-type="float">
            <text:p>0.3167037964</text:p>
          </table:table-cell>
          <table:table-cell/>
          <table:table-cell table:formula="of:=([.C1378]-0.2406036377)*([.C1378]-0.2406036377)" office:value-type="float" office:value="0.00579123415214378" calcext:value-type="float">
            <text:p>0.00579123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8" calcext:value-type="float">
            <text:p>1378</text:p>
          </table:table-cell>
          <table:table-cell office:value-type="float" office:value="0.373392105102539" calcext:value-type="float">
            <text:p>0.3733921051</text:p>
          </table:table-cell>
          <table:table-cell/>
          <table:table-cell table:formula="of:=([.C1379]-0.2406036377)*([.C1379]-0.2406036377)" office:value-type="float" office:value="0.0176327770751152" calcext:value-type="float">
            <text:p>0.01763277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79" calcext:value-type="float">
            <text:p>1379</text:p>
          </table:table-cell>
          <table:table-cell office:value-type="float" office:value="0.258109092712402" calcext:value-type="float">
            <text:p>0.2581090927</text:p>
          </table:table-cell>
          <table:table-cell/>
          <table:table-cell table:formula="of:=([.C1380]-0.2406036377)*([.C1380]-0.2406036377)" office:value-type="float" office:value="0.000306440955191244" calcext:value-type="float">
            <text:p>0.0003064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0" calcext:value-type="float">
            <text:p>1380</text:p>
          </table:table-cell>
          <table:table-cell office:value-type="float" office:value="0.162825107574463" calcext:value-type="float">
            <text:p>0.1628251076</text:p>
          </table:table-cell>
          <table:table-cell/>
          <table:table-cell table:formula="of:=([.C1381]-0.2406036377)*([.C1381]-0.2406036377)" office:value-type="float" office:value="0.00604949974848909" calcext:value-type="float">
            <text:p>0.00604949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1" calcext:value-type="float">
            <text:p>1381</text:p>
          </table:table-cell>
          <table:table-cell office:value-type="float" office:value="0.163105010986328" calcext:value-type="float">
            <text:p>0.163105011</text:p>
          </table:table-cell>
          <table:table-cell/>
          <table:table-cell table:formula="of:=([.C1382]-0.2406036377)*([.C1382]-0.2406036377)" office:value-type="float" office:value="0.00600603714250506" calcext:value-type="float">
            <text:p>0.00600603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2" calcext:value-type="float">
            <text:p>1382</text:p>
          </table:table-cell>
          <table:table-cell office:value-type="float" office:value="0.196570873260498" calcext:value-type="float">
            <text:p>0.1965708733</text:p>
          </table:table-cell>
          <table:table-cell/>
          <table:table-cell table:formula="of:=([.C1383]-0.2406036377)*([.C1383]-0.2406036377)" office:value-type="float" office:value="0.00193888434418467" calcext:value-type="float">
            <text:p>0.00193888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3" calcext:value-type="float">
            <text:p>1383</text:p>
          </table:table-cell>
          <table:table-cell office:value-type="float" office:value="0.157514095306396" calcext:value-type="float">
            <text:p>0.1575140953</text:p>
          </table:table-cell>
          <table:table-cell/>
          <table:table-cell table:formula="of:=([.C1384]-0.2406036377)*([.C1384]-0.2406036377)" office:value-type="float" office:value="0.00690387205517844" calcext:value-type="float">
            <text:p>0.00690387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4" calcext:value-type="float">
            <text:p>1384</text:p>
          </table:table-cell>
          <table:table-cell office:value-type="float" office:value="0.15221095085144" calcext:value-type="float">
            <text:p>0.1522109509</text:p>
          </table:table-cell>
          <table:table-cell/>
          <table:table-cell table:formula="of:=([.C1385]-0.2406036377)*([.C1385]-0.2406036377)" office:value-type="float" office:value="0.00781326708830751" calcext:value-type="float">
            <text:p>0.00781326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5" calcext:value-type="float">
            <text:p>1385</text:p>
          </table:table-cell>
          <table:table-cell office:value-type="float" office:value="0.113847970962524" calcext:value-type="float">
            <text:p>0.113847971</text:p>
          </table:table-cell>
          <table:table-cell/>
          <table:table-cell table:formula="of:=([.C1386]-0.2406036377)*([.C1386]-0.2406036377)" office:value-type="float" office:value="0.016066999050062" calcext:value-type="float">
            <text:p>0.01606699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6" calcext:value-type="float">
            <text:p>1386</text:p>
          </table:table-cell>
          <table:table-cell office:value-type="float" office:value="0.144452095031738" calcext:value-type="float">
            <text:p>0.144452095</text:p>
          </table:table-cell>
          <table:table-cell/>
          <table:table-cell table:formula="of:=([.C1387]-0.2406036377)*([.C1387]-0.2406036377)" office:value-type="float" office:value="0.00924511915748656" calcext:value-type="float">
            <text:p>0.00924511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7" calcext:value-type="float">
            <text:p>1387</text:p>
          </table:table-cell>
          <table:table-cell office:value-type="float" office:value="0.166794061660767" calcext:value-type="float">
            <text:p>0.1667940617</text:p>
          </table:table-cell>
          <table:table-cell/>
          <table:table-cell table:formula="of:=([.C1388]-0.2406036377)*([.C1388]-0.2406036377)" office:value-type="float" office:value="0.00544785351509138" calcext:value-type="float">
            <text:p>0.00544785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8" calcext:value-type="float">
            <text:p>1388</text:p>
          </table:table-cell>
          <table:table-cell office:value-type="float" office:value="0.359840869903564" calcext:value-type="float">
            <text:p>0.3598408699</text:p>
          </table:table-cell>
          <table:table-cell/>
          <table:table-cell table:formula="of:=([.C1389]-0.2406036377)*([.C1389]-0.2406036377)" office:value-type="float" office:value="0.0142175175435667" calcext:value-type="float">
            <text:p>0.01421751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89" calcext:value-type="float">
            <text:p>1389</text:p>
          </table:table-cell>
          <table:table-cell office:value-type="float" office:value="0.200366020202637" calcext:value-type="float">
            <text:p>0.2003660202</text:p>
          </table:table-cell>
          <table:table-cell/>
          <table:table-cell table:formula="of:=([.C1390]-0.2406036377)*([.C1390]-0.2406036377)" office:value-type="float" office:value="0.00161906586186411" calcext:value-type="float">
            <text:p>0.00161906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0" calcext:value-type="float">
            <text:p>1390</text:p>
          </table:table-cell>
          <table:table-cell office:value-type="float" office:value="0.165112018585205" calcext:value-type="float">
            <text:p>0.1651120186</text:p>
          </table:table-cell>
          <table:table-cell/>
          <table:table-cell table:formula="of:=([.C1391]-0.2406036377)*([.C1391]-0.2406036377)" office:value-type="float" office:value="0.00569898455657327" calcext:value-type="float">
            <text:p>0.00569898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1" calcext:value-type="float">
            <text:p>1391</text:p>
          </table:table-cell>
          <table:table-cell office:value-type="float" office:value="0.168200016021729" calcext:value-type="float">
            <text:p>0.168200016</text:p>
          </table:table-cell>
          <table:table-cell/>
          <table:table-cell table:formula="of:=([.C1392]-0.2406036377)*([.C1392]-0.2406036377)" office:value-type="float" office:value="0.00524228443213026" calcext:value-type="float">
            <text:p>0.00524228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2" calcext:value-type="float">
            <text:p>1392</text:p>
          </table:table-cell>
          <table:table-cell office:value-type="float" office:value="0.171460866928101" calcext:value-type="float">
            <text:p>0.1714608669</text:p>
          </table:table-cell>
          <table:table-cell/>
          <table:table-cell table:formula="of:=([.C1393]-0.2406036377)*([.C1393]-0.2406036377)" office:value-type="float" office:value="0.00478072275001543" calcext:value-type="float">
            <text:p>0.00478072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3" calcext:value-type="float">
            <text:p>1393</text:p>
          </table:table-cell>
          <table:table-cell office:value-type="float" office:value="0.226097106933594" calcext:value-type="float">
            <text:p>0.2260971069</text:p>
          </table:table-cell>
          <table:table-cell/>
          <table:table-cell table:formula="of:=([.C1394]-0.2406036377)*([.C1394]-0.2406036377)" office:value-type="float" office:value="0.000210439434876691" calcext:value-type="float">
            <text:p>0.00021043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4" calcext:value-type="float">
            <text:p>1394</text:p>
          </table:table-cell>
          <table:table-cell office:value-type="float" office:value="0.313244104385376" calcext:value-type="float">
            <text:p>0.3132441044</text:p>
          </table:table-cell>
          <table:table-cell/>
          <table:table-cell table:formula="of:=([.C1395]-0.2406036377)*([.C1395]-0.2406036377)" office:value-type="float" office:value="0.00527663740026922" calcext:value-type="float">
            <text:p>0.00527663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5" calcext:value-type="float">
            <text:p>1395</text:p>
          </table:table-cell>
          <table:table-cell office:value-type="float" office:value="0.197540998458862" calcext:value-type="float">
            <text:p>0.1975409985</text:p>
          </table:table-cell>
          <table:table-cell/>
          <table:table-cell table:formula="of:=([.C1396]-0.2406036377)*([.C1396]-0.2406036377)" office:value-type="float" office:value="0.00185439089841237" calcext:value-type="float">
            <text:p>0.00185439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6" calcext:value-type="float">
            <text:p>1396</text:p>
          </table:table-cell>
          <table:table-cell office:value-type="float" office:value="0.313040018081665" calcext:value-type="float">
            <text:p>0.3130400181</text:p>
          </table:table-cell>
          <table:table-cell/>
          <table:table-cell table:formula="of:=([.C1397]-0.2406036377)*([.C1397]-0.2406036377)" office:value-type="float" office:value="0.00524702920279727" calcext:value-type="float">
            <text:p>0.00524702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7" calcext:value-type="float">
            <text:p>1397</text:p>
          </table:table-cell>
          <table:table-cell office:value-type="float" office:value="0.231332063674927" calcext:value-type="float">
            <text:p>0.2313320637</text:p>
          </table:table-cell>
          <table:table-cell/>
          <table:table-cell table:formula="of:=([.C1398]-0.2406036377)*([.C1398]-0.2406036377)" office:value-type="float" office:value="0.000085962084902412" calcext:value-type="float">
            <text:p>8.5962084902412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8" calcext:value-type="float">
            <text:p>1398</text:p>
          </table:table-cell>
          <table:table-cell office:value-type="float" office:value="0.154474973678589" calcext:value-type="float">
            <text:p>0.1544749737</text:p>
          </table:table-cell>
          <table:table-cell/>
          <table:table-cell table:formula="of:=([.C1399]-0.2406036377)*([.C1399]-0.2406036377)" office:value-type="float" office:value="0.00741814676611312" calcext:value-type="float">
            <text:p>0.0074181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399" calcext:value-type="float">
            <text:p>1399</text:p>
          </table:table-cell>
          <table:table-cell office:value-type="float" office:value="0.232867002487183" calcext:value-type="float">
            <text:p>0.2328670025</text:p>
          </table:table-cell>
          <table:table-cell/>
          <table:table-cell table:formula="of:=([.C1400]-0.2406036377)*([.C1400]-0.2406036377)" office:value-type="float" office:value="0.0000598555244162056" calcext:value-type="float">
            <text:p>5.98555244162056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0" calcext:value-type="float">
            <text:p>1400</text:p>
          </table:table-cell>
          <table:table-cell office:value-type="float" office:value="0.17151403427124" calcext:value-type="float">
            <text:p>0.1715140343</text:p>
          </table:table-cell>
          <table:table-cell/>
          <table:table-cell table:formula="of:=([.C1401]-0.2406036377)*([.C1401]-0.2406036377)" office:value-type="float" office:value="0.00477337330194329" calcext:value-type="float">
            <text:p>0.00477337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1" calcext:value-type="float">
            <text:p>1401</text:p>
          </table:table-cell>
          <table:table-cell office:value-type="float" office:value="0.337455987930298" calcext:value-type="float">
            <text:p>0.3374559879</text:p>
          </table:table-cell>
          <table:table-cell/>
          <table:table-cell table:formula="of:=([.C1402]-0.2406036377)*([.C1402]-0.2406036377)" office:value-type="float" office:value="0.00938037774513227" calcext:value-type="float">
            <text:p>0.00938037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2" calcext:value-type="float">
            <text:p>1402</text:p>
          </table:table-cell>
          <table:table-cell office:value-type="float" office:value="0.254229068756104" calcext:value-type="float">
            <text:p>0.2542290688</text:p>
          </table:table-cell>
          <table:table-cell/>
          <table:table-cell table:formula="of:=([.C1403]-0.2406036377)*([.C1403]-0.2406036377)" office:value-type="float" office:value="0.00018565237146463" calcext:value-type="float">
            <text:p>0.00018565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3" calcext:value-type="float">
            <text:p>1403</text:p>
          </table:table-cell>
          <table:table-cell office:value-type="float" office:value="0.126848936080933" calcext:value-type="float">
            <text:p>0.1268489361</text:p>
          </table:table-cell>
          <table:table-cell/>
          <table:table-cell table:formula="of:=([.C1404]-0.2406036377)*([.C1404]-0.2406036377)" office:value-type="float" office:value="0.0129401321404431" calcext:value-type="float">
            <text:p>0.01294013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4" calcext:value-type="float">
            <text:p>1404</text:p>
          </table:table-cell>
          <table:table-cell office:value-type="float" office:value="0.143038988113403" calcext:value-type="float">
            <text:p>0.1430389881</text:p>
          </table:table-cell>
          <table:table-cell/>
          <table:table-cell table:formula="of:=([.C1405]-0.2406036377)*([.C1405]-0.2406036377)" office:value-type="float" office:value="0.0095188608489554" calcext:value-type="float">
            <text:p>0.00951886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5" calcext:value-type="float">
            <text:p>1405</text:p>
          </table:table-cell>
          <table:table-cell office:value-type="float" office:value="0.160271883010864" calcext:value-type="float">
            <text:p>0.160271883</text:p>
          </table:table-cell>
          <table:table-cell/>
          <table:table-cell table:formula="of:=([.C1406]-0.2406036377)*([.C1406]-0.2406036377)" office:value-type="float" office:value="0.00645319081143548" calcext:value-type="float">
            <text:p>0.00645319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6" calcext:value-type="float">
            <text:p>1406</text:p>
          </table:table-cell>
          <table:table-cell office:value-type="float" office:value="0.148967981338501" calcext:value-type="float">
            <text:p>0.1489679813</text:p>
          </table:table-cell>
          <table:table-cell/>
          <table:table-cell table:formula="of:=([.C1407]-0.2406036377)*([.C1407]-0.2406036377)" office:value-type="float" office:value="0.00839709351680273" calcext:value-type="float">
            <text:p>0.0083970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7" calcext:value-type="float">
            <text:p>1407</text:p>
          </table:table-cell>
          <table:table-cell office:value-type="float" office:value="0.126208066940308" calcext:value-type="float">
            <text:p>0.1262080669</text:p>
          </table:table-cell>
          <table:table-cell/>
          <table:table-cell table:formula="of:=([.C1408]-0.2406036377)*([.C1408]-0.2406036377)" office:value-type="float" office:value="0.0130863466094358" calcext:value-type="float">
            <text:p>0.01308634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8" calcext:value-type="float">
            <text:p>1408</text:p>
          </table:table-cell>
          <table:table-cell office:value-type="float" office:value="0.201678037643433" calcext:value-type="float">
            <text:p>0.2016780376</text:p>
          </table:table-cell>
          <table:table-cell/>
          <table:table-cell table:formula="of:=([.C1409]-0.2406036377)*([.C1409]-0.2406036377)" office:value-type="float" office:value="0.00151520233976384" calcext:value-type="float">
            <text:p>0.00151520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09" calcext:value-type="float">
            <text:p>1409</text:p>
          </table:table-cell>
          <table:table-cell office:value-type="float" office:value="0.149638891220093" calcext:value-type="float">
            <text:p>0.1496388912</text:p>
          </table:table-cell>
          <table:table-cell/>
          <table:table-cell table:formula="of:=([.C1410]-0.2406036377)*([.C1410]-0.2406036377)" office:value-type="float" office:value="0.0082745851021538" calcext:value-type="float">
            <text:p>0.00827458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0" calcext:value-type="float">
            <text:p>1410</text:p>
          </table:table-cell>
          <table:table-cell office:value-type="float" office:value="0.14966893196106" calcext:value-type="float">
            <text:p>0.149668932</text:p>
          </table:table-cell>
          <table:table-cell/>
          <table:table-cell table:formula="of:=([.C1411]-0.2406036377)*([.C1411]-0.2406036377)" office:value-type="float" office:value="0.00826912070782769" calcext:value-type="float">
            <text:p>0.00826912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1" calcext:value-type="float">
            <text:p>1411</text:p>
          </table:table-cell>
          <table:table-cell office:value-type="float" office:value="0.286442041397095" calcext:value-type="float">
            <text:p>0.2864420414</text:p>
          </table:table-cell>
          <table:table-cell/>
          <table:table-cell table:formula="of:=([.C1412]-0.2406036377)*([.C1412]-0.2406036377)" office:value-type="float" office:value="0.00210115925349782" calcext:value-type="float">
            <text:p>0.00210115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2" calcext:value-type="float">
            <text:p>1412</text:p>
          </table:table-cell>
          <table:table-cell office:value-type="float" office:value="0.397062063217163" calcext:value-type="float">
            <text:p>0.3970620632</text:p>
          </table:table-cell>
          <table:table-cell/>
          <table:table-cell table:formula="of:=([.C1413]-0.2406036377)*([.C1413]-0.2406036377)" office:value-type="float" office:value="0.0244792389153097" calcext:value-type="float">
            <text:p>0.02447923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3" calcext:value-type="float">
            <text:p>1413</text:p>
          </table:table-cell>
          <table:table-cell office:value-type="float" office:value="0.365415096282959" calcext:value-type="float">
            <text:p>0.3654150963</text:p>
          </table:table-cell>
          <table:table-cell/>
          <table:table-cell table:formula="of:=([.C1414]-0.2406036377)*([.C1414]-0.2406036377)" office:value-type="float" office:value="0.0155779001936057" calcext:value-type="float">
            <text:p>0.01557790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4" calcext:value-type="float">
            <text:p>1414</text:p>
          </table:table-cell>
          <table:table-cell office:value-type="float" office:value="0.116147041320801" calcext:value-type="float">
            <text:p>0.1161470413</text:p>
          </table:table-cell>
          <table:table-cell/>
          <table:table-cell table:formula="of:=([.C1415]-0.2406036377)*([.C1415]-0.2406036377)" office:value-type="float" office:value="0.0154894443822949" calcext:value-type="float">
            <text:p>0.01548944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5" calcext:value-type="float">
            <text:p>1415</text:p>
          </table:table-cell>
          <table:table-cell office:value-type="float" office:value="0.150963068008423" calcext:value-type="float">
            <text:p>0.150963068</text:p>
          </table:table-cell>
          <table:table-cell/>
          <table:table-cell table:formula="of:=([.C1416]-0.2406036377)*([.C1416]-0.2406036377)" office:value-type="float" office:value="0.0080354317346305" calcext:value-type="float">
            <text:p>0.00803543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6" calcext:value-type="float">
            <text:p>1416</text:p>
          </table:table-cell>
          <table:table-cell office:value-type="float" office:value="0.127037048339844" calcext:value-type="float">
            <text:p>0.1270370483</text:p>
          </table:table-cell>
          <table:table-cell/>
          <table:table-cell table:formula="of:=([.C1417]-0.2406036377)*([.C1417]-0.2406036377)" office:value-type="float" office:value="0.0128973702188984" calcext:value-type="float">
            <text:p>0.01289737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7" calcext:value-type="float">
            <text:p>1417</text:p>
          </table:table-cell>
          <table:table-cell office:value-type="float" office:value="0.24351692199707" calcext:value-type="float">
            <text:p>0.243516922</text:p>
          </table:table-cell>
          <table:table-cell/>
          <table:table-cell table:formula="of:=([.C1418]-0.2406036377)*([.C1418]-0.2406036377)" office:value-type="float" office:value="0.00000848722539555624" calcext:value-type="float">
            <text:p>8.48722539555624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8" calcext:value-type="float">
            <text:p>1418</text:p>
          </table:table-cell>
          <table:table-cell office:value-type="float" office:value="0.33586311340332" calcext:value-type="float">
            <text:p>0.3358631134</text:p>
          </table:table-cell>
          <table:table-cell/>
          <table:table-cell table:formula="of:=([.C1419]-0.2406036377)*([.C1419]-0.2406036377)" office:value-type="float" office:value="0.00907436771127147" calcext:value-type="float">
            <text:p>0.00907436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19" calcext:value-type="float">
            <text:p>1419</text:p>
          </table:table-cell>
          <table:table-cell office:value-type="float" office:value="0.372042179107666" calcext:value-type="float">
            <text:p>0.3720421791</text:p>
          </table:table-cell>
          <table:table-cell/>
          <table:table-cell table:formula="of:=([.C1420]-0.2406036377)*([.C1420]-0.2406036377)" office:value-type="float" office:value="0.0172760901673747" calcext:value-type="float">
            <text:p>0.01727609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0" calcext:value-type="float">
            <text:p>1420</text:p>
          </table:table-cell>
          <table:table-cell office:value-type="float" office:value="0.34295916557312" calcext:value-type="float">
            <text:p>0.3429591656</text:p>
          </table:table-cell>
          <table:table-cell/>
          <table:table-cell table:formula="of:=([.C1421]-0.2406036377)*([.C1421]-0.2406036377)" office:value-type="float" office:value="0.0104766540861851" calcext:value-type="float">
            <text:p>0.01047665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1" calcext:value-type="float">
            <text:p>1421</text:p>
          </table:table-cell>
          <table:table-cell office:value-type="float" office:value="0.313421010971069" calcext:value-type="float">
            <text:p>0.313421011</text:p>
          </table:table-cell>
          <table:table-cell/>
          <table:table-cell table:formula="of:=([.C1422]-0.2406036377)*([.C1422]-0.2406036377)" office:value-type="float" office:value="0.00530236985009824" calcext:value-type="float">
            <text:p>0.00530236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2" calcext:value-type="float">
            <text:p>1422</text:p>
          </table:table-cell>
          <table:table-cell office:value-type="float" office:value="0.337854146957397" calcext:value-type="float">
            <text:p>0.337854147</text:p>
          </table:table-cell>
          <table:table-cell/>
          <table:table-cell table:formula="of:=([.C1423]-0.2406036377)*([.C1423]-0.2406036377)" office:value-type="float" office:value="0.00945766155082315" calcext:value-type="float">
            <text:p>0.00945766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3" calcext:value-type="float">
            <text:p>1423</text:p>
          </table:table-cell>
          <table:table-cell office:value-type="float" office:value="0.10555100440979" calcext:value-type="float">
            <text:p>0.1055510044</text:p>
          </table:table-cell>
          <table:table-cell/>
          <table:table-cell table:formula="of:=([.C1424]-0.2406036377)*([.C1424]-0.2406036377)" office:value-type="float" office:value="0.0182392137586199" calcext:value-type="float">
            <text:p>0.01823921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4" calcext:value-type="float">
            <text:p>1424</text:p>
          </table:table-cell>
          <table:table-cell office:value-type="float" office:value="0.15066409111023" calcext:value-type="float">
            <text:p>0.1506640911</text:p>
          </table:table-cell>
          <table:table-cell/>
          <table:table-cell table:formula="of:=([.C1425]-0.2406036377)*([.C1425]-0.2406036377)" office:value-type="float" office:value="0.0080891220407735" calcext:value-type="float">
            <text:p>0.0080891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5" calcext:value-type="float">
            <text:p>1425</text:p>
          </table:table-cell>
          <table:table-cell office:value-type="float" office:value="0.269804954528809" calcext:value-type="float">
            <text:p>0.2698049545</text:p>
          </table:table-cell>
          <table:table-cell/>
          <table:table-cell table:formula="of:=([.C1426]-0.2406036377)*([.C1426]-0.2406036377)" office:value-type="float" office:value="0.000852716904536459" calcext:value-type="float">
            <text:p>0.00085271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6" calcext:value-type="float">
            <text:p>1426</text:p>
          </table:table-cell>
          <table:table-cell office:value-type="float" office:value="0.351547002792358" calcext:value-type="float">
            <text:p>0.3515470028</text:p>
          </table:table-cell>
          <table:table-cell/>
          <table:table-cell table:formula="of:=([.C1427]-0.2406036377)*([.C1427]-0.2406036377)" office:value-type="float" office:value="0.0123084302580163" calcext:value-type="float">
            <text:p>0.01230843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7" calcext:value-type="float">
            <text:p>1427</text:p>
          </table:table-cell>
          <table:table-cell office:value-type="float" office:value="0.113965034484863" calcext:value-type="float">
            <text:p>0.1139650345</text:p>
          </table:table-cell>
          <table:table-cell/>
          <table:table-cell table:formula="of:=([.C1428]-0.2406036377)*([.C1428]-0.2406036377)" office:value-type="float" office:value="0.0160373358242808" calcext:value-type="float">
            <text:p>0.01603733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8" calcext:value-type="float">
            <text:p>1428</text:p>
          </table:table-cell>
          <table:table-cell office:value-type="float" office:value="0.168522119522095" calcext:value-type="float">
            <text:p>0.1685221195</text:p>
          </table:table-cell>
          <table:table-cell/>
          <table:table-cell table:formula="of:=([.C1429]-0.2406036377)*([.C1429]-0.2406036377)" office:value-type="float" office:value="0.00519574526283169" calcext:value-type="float">
            <text:p>0.00519574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29" calcext:value-type="float">
            <text:p>1429</text:p>
          </table:table-cell>
          <table:table-cell office:value-type="float" office:value="0.128012895584106" calcext:value-type="float">
            <text:p>0.1280128956</text:p>
          </table:table-cell>
          <table:table-cell/>
          <table:table-cell table:formula="of:=([.C1430]-0.2406036377)*([.C1430]-0.2406036377)" office:value-type="float" office:value="0.0126766752102077" calcext:value-type="float">
            <text:p>0.01267667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0" calcext:value-type="float">
            <text:p>1430</text:p>
          </table:table-cell>
          <table:table-cell office:value-type="float" office:value="0.187294960021973" calcext:value-type="float">
            <text:p>0.18729496</text:p>
          </table:table-cell>
          <table:table-cell/>
          <table:table-cell table:formula="of:=([.C1431]-0.2406036377)*([.C1431]-0.2406036377)" office:value-type="float" office:value="0.00284181511577981" calcext:value-type="float">
            <text:p>0.00284181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1" calcext:value-type="float">
            <text:p>1431</text:p>
          </table:table-cell>
          <table:table-cell office:value-type="float" office:value="0.175152063369751" calcext:value-type="float">
            <text:p>0.1751520634</text:p>
          </table:table-cell>
          <table:table-cell/>
          <table:table-cell table:formula="of:=([.C1432]-0.2406036377)*([.C1432]-0.2406036377)" office:value-type="float" office:value="0.00428390858230811" calcext:value-type="float">
            <text:p>0.00428390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2" calcext:value-type="float">
            <text:p>1432</text:p>
          </table:table-cell>
          <table:table-cell office:value-type="float" office:value="0.116835117340088" calcext:value-type="float">
            <text:p>0.1168351173</text:p>
          </table:table-cell>
          <table:table-cell/>
          <table:table-cell table:formula="of:=([.C1433]-0.2406036377)*([.C1433]-0.2406036377)" office:value-type="float" office:value="0.015318646632082" calcext:value-type="float">
            <text:p>0.01531864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3" calcext:value-type="float">
            <text:p>1433</text:p>
          </table:table-cell>
          <table:table-cell office:value-type="float" office:value="0.328260183334351" calcext:value-type="float">
            <text:p>0.3282601833</text:p>
          </table:table-cell>
          <table:table-cell/>
          <table:table-cell table:formula="of:=([.C1434]-0.2406036377)*([.C1434]-0.2406036377)" office:value-type="float" office:value="0.00768366999254698" calcext:value-type="float">
            <text:p>0.007683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4" calcext:value-type="float">
            <text:p>1434</text:p>
          </table:table-cell>
          <table:table-cell office:value-type="float" office:value="0.44375491142273" calcext:value-type="float">
            <text:p>0.4437549114</text:p>
          </table:table-cell>
          <table:table-cell/>
          <table:table-cell table:formula="of:=([.C1435]-0.2406036377)*([.C1435]-0.2406036377)" office:value-type="float" office:value="0.0412704400151674" calcext:value-type="float">
            <text:p>0.041270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5" calcext:value-type="float">
            <text:p>1435</text:p>
          </table:table-cell>
          <table:table-cell office:value-type="float" office:value="0.160121917724609" calcext:value-type="float">
            <text:p>0.1601219177</text:p>
          </table:table-cell>
          <table:table-cell/>
          <table:table-cell table:formula="of:=([.C1436]-0.2406036377)*([.C1436]-0.2406036377)" office:value-type="float" office:value="0.00647730725019719" calcext:value-type="float">
            <text:p>0.00647730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6" calcext:value-type="float">
            <text:p>1436</text:p>
          </table:table-cell>
          <table:table-cell office:value-type="float" office:value="0.167932987213135" calcext:value-type="float">
            <text:p>0.1679329872</text:p>
          </table:table-cell>
          <table:table-cell/>
          <table:table-cell table:formula="of:=([.C1437]-0.2406036377)*([.C1437]-0.2406036377)" office:value-type="float" office:value="0.00528102344218413" calcext:value-type="float">
            <text:p>0.00528102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7" calcext:value-type="float">
            <text:p>1437</text:p>
          </table:table-cell>
          <table:table-cell office:value-type="float" office:value="0.189881801605225" calcext:value-type="float">
            <text:p>0.1898818016</text:p>
          </table:table-cell>
          <table:table-cell/>
          <table:table-cell table:formula="of:=([.C1438]-0.2406036377)*([.C1438]-0.2406036377)" office:value-type="float" office:value="0.00257270465682526" calcext:value-type="float">
            <text:p>0.00257270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8" calcext:value-type="float">
            <text:p>1438</text:p>
          </table:table-cell>
          <table:table-cell office:value-type="float" office:value="0.293342113494873" calcext:value-type="float">
            <text:p>0.2933421135</text:p>
          </table:table-cell>
          <table:table-cell/>
          <table:table-cell table:formula="of:=([.C1439]-0.2406036377)*([.C1439]-0.2406036377)" office:value-type="float" office:value="0.00278134682916641" calcext:value-type="float">
            <text:p>0.0027813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39" calcext:value-type="float">
            <text:p>1439</text:p>
          </table:table-cell>
          <table:table-cell office:value-type="float" office:value="0.233874082565308" calcext:value-type="float">
            <text:p>0.2338740826</text:p>
          </table:table-cell>
          <table:table-cell/>
          <table:table-cell table:formula="of:=([.C1440]-0.2406036377)*([.C1440]-0.2406036377)" office:value-type="float" office:value="0.0000452869123108648" calcext:value-type="float">
            <text:p>4.52869123108648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0" calcext:value-type="float">
            <text:p>1440</text:p>
          </table:table-cell>
          <table:table-cell office:value-type="float" office:value="0.0938198566436768" calcext:value-type="float">
            <text:p>0.0938198566</text:p>
          </table:table-cell>
          <table:table-cell/>
          <table:table-cell table:formula="of:=([.C1441]-0.2406036377)*([.C1441]-0.2406036377)" office:value-type="float" office:value="0.0215454783811906" calcext:value-type="float">
            <text:p>0.02154547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1" calcext:value-type="float">
            <text:p>1441</text:p>
          </table:table-cell>
          <table:table-cell office:value-type="float" office:value="0.26400089263916" calcext:value-type="float">
            <text:p>0.2640008926</text:p>
          </table:table-cell>
          <table:table-cell/>
          <table:table-cell table:formula="of:=([.C1442]-0.2406036377)*([.C1442]-0.2406036377)" office:value-type="float" office:value="0.000547431538688054" calcext:value-type="float">
            <text:p>0.00054743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2" calcext:value-type="float">
            <text:p>1442</text:p>
          </table:table-cell>
          <table:table-cell office:value-type="float" office:value="0.102926015853882" calcext:value-type="float">
            <text:p>0.1029260159</text:p>
          </table:table-cell>
          <table:table-cell/>
          <table:table-cell table:formula="of:=([.C1443]-0.2406036377)*([.C1443]-0.2406036377)" office:value-type="float" office:value="0.0189551275572027" calcext:value-type="float">
            <text:p>0.01895512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3" calcext:value-type="float">
            <text:p>1443</text:p>
          </table:table-cell>
          <table:table-cell office:value-type="float" office:value="0.101952075958252" calcext:value-type="float">
            <text:p>0.101952076</text:p>
          </table:table-cell>
          <table:table-cell/>
          <table:table-cell table:formula="of:=([.C1444]-0.2406036377)*([.C1444]-0.2406036377)" office:value-type="float" office:value="0.0192242555734258" calcext:value-type="float">
            <text:p>0.01922425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4" calcext:value-type="float">
            <text:p>1444</text:p>
          </table:table-cell>
          <table:table-cell office:value-type="float" office:value="0.136003971099854" calcext:value-type="float">
            <text:p>0.1360039711</text:p>
          </table:table-cell>
          <table:table-cell/>
          <table:table-cell table:formula="of:=([.C1445]-0.2406036377)*([.C1445]-0.2406036377)" office:value-type="float" office:value="0.0109410902528618" calcext:value-type="float">
            <text:p>0.01094109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5" calcext:value-type="float">
            <text:p>1445</text:p>
          </table:table-cell>
          <table:table-cell office:value-type="float" office:value="0.157834053039551" calcext:value-type="float">
            <text:p>0.157834053</text:p>
          </table:table-cell>
          <table:table-cell/>
          <table:table-cell table:formula="of:=([.C1446]-0.2406036377)*([.C1446]-0.2406036377)" office:value-type="float" office:value="0.00685080414486327" calcext:value-type="float">
            <text:p>0.00685080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6" calcext:value-type="float">
            <text:p>1446</text:p>
          </table:table-cell>
          <table:table-cell office:value-type="float" office:value="0.298149824142456" calcext:value-type="float">
            <text:p>0.2981498241</text:p>
          </table:table-cell>
          <table:table-cell/>
          <table:table-cell table:formula="of:=([.C1447]-0.2406036377)*([.C1447]-0.2406036377)" office:value-type="float" office:value="0.00331156357406991" calcext:value-type="float">
            <text:p>0.00331156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7" calcext:value-type="float">
            <text:p>1447</text:p>
          </table:table-cell>
          <table:table-cell office:value-type="float" office:value="0.540408849716187" calcext:value-type="float">
            <text:p>0.5404088497</text:p>
          </table:table-cell>
          <table:table-cell/>
          <table:table-cell table:formula="of:=([.C1448]-0.2406036377)*([.C1448]-0.2406036377)" office:value-type="float" office:value="0.0898831651520705" calcext:value-type="float">
            <text:p>0.08988316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8" calcext:value-type="float">
            <text:p>1448</text:p>
          </table:table-cell>
          <table:table-cell office:value-type="float" office:value="0.439596891403198" calcext:value-type="float">
            <text:p>0.4395968914</text:p>
          </table:table-cell>
          <table:table-cell/>
          <table:table-cell table:formula="of:=([.C1449]-0.2406036377)*([.C1449]-0.2406036377)" office:value-type="float" office:value="0.0395983150193854" calcext:value-type="float">
            <text:p>0.0395983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49" calcext:value-type="float">
            <text:p>1449</text:p>
          </table:table-cell>
          <table:table-cell office:value-type="float" office:value="0.572577953338623" calcext:value-type="float">
            <text:p>0.5725779533</text:p>
          </table:table-cell>
          <table:table-cell/>
          <table:table-cell table:formula="of:=([.C1450]-0.2406036377)*([.C1450]-0.2406036377)" office:value-type="float" office:value="0.110206946243732" calcext:value-type="float">
            <text:p>0.11020694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0" calcext:value-type="float">
            <text:p>1450</text:p>
          </table:table-cell>
          <table:table-cell office:value-type="float" office:value="0.317301034927368" calcext:value-type="float">
            <text:p>0.3173010349</text:p>
          </table:table-cell>
          <table:table-cell/>
          <table:table-cell table:formula="of:=([.C1451]-0.2406036377)*([.C1451]-0.2406036377)" office:value-type="float" office:value="0.0058824907414527" calcext:value-type="float">
            <text:p>0.00588249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1" calcext:value-type="float">
            <text:p>1451</text:p>
          </table:table-cell>
          <table:table-cell office:value-type="float" office:value="0.333331108093262" calcext:value-type="float">
            <text:p>0.3333311081</text:p>
          </table:table-cell>
          <table:table-cell/>
          <table:table-cell table:formula="of:=([.C1452]-0.2406036377)*([.C1452]-0.2406036377)" office:value-type="float" office:value="0.00859838376553323" calcext:value-type="float">
            <text:p>0.00859838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2" calcext:value-type="float">
            <text:p>1452</text:p>
          </table:table-cell>
          <table:table-cell office:value-type="float" office:value="0.457624912261963" calcext:value-type="float">
            <text:p>0.4576249123</text:p>
          </table:table-cell>
          <table:table-cell/>
          <table:table-cell table:formula="of:=([.C1453]-0.2406036377)*([.C1453]-0.2406036377)" office:value-type="float" office:value="0.0470982336124989" calcext:value-type="float">
            <text:p>0.04709823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3" calcext:value-type="float">
            <text:p>1453</text:p>
          </table:table-cell>
          <table:table-cell office:value-type="float" office:value="0.585783004760742" calcext:value-type="float">
            <text:p>0.5857830048</text:p>
          </table:table-cell>
          <table:table-cell/>
          <table:table-cell table:formula="of:=([.C1454]-0.2406036377)*([.C1454]-0.2406036377)" office:value-type="float" office:value="0.119148795444455" calcext:value-type="float">
            <text:p>0.11914879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4" calcext:value-type="float">
            <text:p>1454</text:p>
          </table:table-cell>
          <table:table-cell office:value-type="float" office:value="0.211023807525635" calcext:value-type="float">
            <text:p>0.2110238075</text:p>
          </table:table-cell>
          <table:table-cell/>
          <table:table-cell table:formula="of:=([.C1455]-0.2406036377)*([.C1455]-0.2406036377)" office:value-type="float" office:value="0.000874966353144285" calcext:value-type="float">
            <text:p>0.00087496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5" calcext:value-type="float">
            <text:p>1455</text:p>
          </table:table-cell>
          <table:table-cell office:value-type="float" office:value="0.135987997055054" calcext:value-type="float">
            <text:p>0.1359879971</text:p>
          </table:table-cell>
          <table:table-cell/>
          <table:table-cell table:formula="of:=([.C1456]-0.2406036377)*([.C1456]-0.2406036377)" office:value-type="float" office:value="0.0109444322675525" calcext:value-type="float">
            <text:p>0.01094443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6" calcext:value-type="float">
            <text:p>1456</text:p>
          </table:table-cell>
          <table:table-cell office:value-type="float" office:value="0.0934669971466064" calcext:value-type="float">
            <text:p>0.0934669971</text:p>
          </table:table-cell>
          <table:table-cell/>
          <table:table-cell table:formula="of:=([.C1457]-0.2406036377)*([.C1457]-0.2406036377)" office:value-type="float" office:value="0.0216491909933385" calcext:value-type="float">
            <text:p>0.0216491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7" calcext:value-type="float">
            <text:p>1457</text:p>
          </table:table-cell>
          <table:table-cell office:value-type="float" office:value="0.145395994186401" calcext:value-type="float">
            <text:p>0.1453959942</text:p>
          </table:table-cell>
          <table:table-cell/>
          <table:table-cell table:formula="of:=([.C1458]-0.2406036377)*([.C1458]-0.2406036377)" office:value-type="float" office:value="0.00906449538341248" calcext:value-type="float">
            <text:p>0.00906449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8" calcext:value-type="float">
            <text:p>1458</text:p>
          </table:table-cell>
          <table:table-cell office:value-type="float" office:value="0.152145862579346" calcext:value-type="float">
            <text:p>0.1521458626</text:p>
          </table:table-cell>
          <table:table-cell/>
          <table:table-cell table:formula="of:=([.C1459]-0.2406036377)*([.C1459]-0.2406036377)" office:value-type="float" office:value="0.00782477797929625" calcext:value-type="float">
            <text:p>0.0078247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59" calcext:value-type="float">
            <text:p>1459</text:p>
          </table:table-cell>
          <table:table-cell office:value-type="float" office:value="0.374999046325684" calcext:value-type="float">
            <text:p>0.3749990463</text:p>
          </table:table-cell>
          <table:table-cell/>
          <table:table-cell table:formula="of:=([.C1460]-0.2406036377)*([.C1460]-0.2406036377)" office:value-type="float" office:value="0.0180621258596645" calcext:value-type="float">
            <text:p>0.01806212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0" calcext:value-type="float">
            <text:p>1460</text:p>
          </table:table-cell>
          <table:table-cell office:value-type="float" office:value="0.189305067062378" calcext:value-type="float">
            <text:p>0.1893050671</text:p>
          </table:table-cell>
          <table:table-cell/>
          <table:table-cell table:formula="of:=([.C1461]-0.2406036377)*([.C1461]-0.2406036377)" office:value-type="float" office:value="0.0026315433494631" calcext:value-type="float">
            <text:p>0.00263154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1" calcext:value-type="float">
            <text:p>1461</text:p>
          </table:table-cell>
          <table:table-cell office:value-type="float" office:value="0.303902864456177" calcext:value-type="float">
            <text:p>0.3039028645</text:p>
          </table:table-cell>
          <table:table-cell/>
          <table:table-cell table:formula="of:=([.C1462]-0.2406036377)*([.C1462]-0.2406036377)" office:value-type="float" office:value="0.00400679210792989" calcext:value-type="float">
            <text:p>0.00400679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2" calcext:value-type="float">
            <text:p>1462</text:p>
          </table:table-cell>
          <table:table-cell office:value-type="float" office:value="0.328544855117798" calcext:value-type="float">
            <text:p>0.3285448551</text:p>
          </table:table-cell>
          <table:table-cell/>
          <table:table-cell table:formula="of:=([.C1463]-0.2406036377)*([.C1463]-0.2406036377)" office:value-type="float" office:value="0.00773365772092439" calcext:value-type="float">
            <text:p>0.00773365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3" calcext:value-type="float">
            <text:p>1463</text:p>
          </table:table-cell>
          <table:table-cell office:value-type="float" office:value="0.276104927062988" calcext:value-type="float">
            <text:p>0.2761049271</text:p>
          </table:table-cell>
          <table:table-cell/>
          <table:table-cell table:formula="of:=([.C1464]-0.2406036377)*([.C1464]-0.2406036377)" office:value-type="float" office:value="0.00126034154643462" calcext:value-type="float">
            <text:p>0.0012603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4" calcext:value-type="float">
            <text:p>1464</text:p>
          </table:table-cell>
          <table:table-cell office:value-type="float" office:value="0.252280950546265" calcext:value-type="float">
            <text:p>0.2522809505</text:p>
          </table:table-cell>
          <table:table-cell/>
          <table:table-cell table:formula="of:=([.C1465]-0.2406036377)*([.C1465]-0.2406036377)" office:value-type="float" office:value="0.000136359635309537" calcext:value-type="float">
            <text:p>0.00013635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5" calcext:value-type="float">
            <text:p>1465</text:p>
          </table:table-cell>
          <table:table-cell office:value-type="float" office:value="0.19635796546936" calcext:value-type="float">
            <text:p>0.1963579655</text:p>
          </table:table-cell>
          <table:table-cell/>
          <table:table-cell table:formula="of:=([.C1466]-0.2406036377)*([.C1466]-0.2406036377)" office:value-type="float" office:value="0.0019576795111412" calcext:value-type="float">
            <text:p>0.0019576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6" calcext:value-type="float">
            <text:p>1466</text:p>
          </table:table-cell>
          <table:table-cell office:value-type="float" office:value="0.158419847488403" calcext:value-type="float">
            <text:p>0.1584198475</text:p>
          </table:table-cell>
          <table:table-cell/>
          <table:table-cell table:formula="of:=([.C1467]-0.2406036377)*([.C1467]-0.2406036377)" office:value-type="float" office:value="0.00675417537354374" calcext:value-type="float">
            <text:p>0.00675417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7" calcext:value-type="float">
            <text:p>1467</text:p>
          </table:table-cell>
          <table:table-cell office:value-type="float" office:value="0.342716932296753" calcext:value-type="float">
            <text:p>0.3427169323</text:p>
          </table:table-cell>
          <table:table-cell/>
          <table:table-cell table:formula="of:=([.C1468]-0.2406036377)*([.C1468]-0.2406036377)" office:value-type="float" office:value="0.0104271249334033" calcext:value-type="float">
            <text:p>0.01042712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8" calcext:value-type="float">
            <text:p>1468</text:p>
          </table:table-cell>
          <table:table-cell office:value-type="float" office:value="0.0909721851348877" calcext:value-type="float">
            <text:p>0.0909721851</text:p>
          </table:table-cell>
          <table:table-cell/>
          <table:table-cell table:formula="of:=([.C1469]-0.2406036377)*([.C1469]-0.2406036377)" office:value-type="float" office:value="0.0223895715967455" calcext:value-type="float">
            <text:p>0.02238957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69" calcext:value-type="float">
            <text:p>1469</text:p>
          </table:table-cell>
          <table:table-cell office:value-type="float" office:value="0.312299966812134" calcext:value-type="float">
            <text:p>0.3122999668</text:p>
          </table:table-cell>
          <table:table-cell/>
          <table:table-cell table:formula="of:=([.C1470]-0.2406036377)*([.C1470]-0.2406036377)" office:value-type="float" office:value="0.0051403636081554" calcext:value-type="float">
            <text:p>0.00514036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0" calcext:value-type="float">
            <text:p>1470</text:p>
          </table:table-cell>
          <table:table-cell office:value-type="float" office:value="0.136945962905884" calcext:value-type="float">
            <text:p>0.1369459629</text:p>
          </table:table-cell>
          <table:table-cell/>
          <table:table-cell table:formula="of:=([.C1471]-0.2406036377)*([.C1471]-0.2406036377)" office:value-type="float" office:value="0.0107449135437228" calcext:value-type="float">
            <text:p>0.01074491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1" calcext:value-type="float">
            <text:p>1471</text:p>
          </table:table-cell>
          <table:table-cell office:value-type="float" office:value="0.253866195678711" calcext:value-type="float">
            <text:p>0.2538661957</text:p>
          </table:table-cell>
          <table:table-cell/>
          <table:table-cell table:formula="of:=([.C1472]-0.2406036377)*([.C1472]-0.2406036377)" office:value-type="float" office:value="0.000175895444138669" calcext:value-type="float">
            <text:p>0.00017589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2" calcext:value-type="float">
            <text:p>1472</text:p>
          </table:table-cell>
          <table:table-cell office:value-type="float" office:value="0.160531997680664" calcext:value-type="float">
            <text:p>0.1605319977</text:p>
          </table:table-cell>
          <table:table-cell/>
          <table:table-cell table:formula="of:=([.C1473]-0.2406036377)*([.C1473]-0.2406036377)" office:value-type="float" office:value="0.00641146753538612" calcext:value-type="float">
            <text:p>0.00641146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3" calcext:value-type="float">
            <text:p>1473</text:p>
          </table:table-cell>
          <table:table-cell office:value-type="float" office:value="0.29666805267334" calcext:value-type="float">
            <text:p>0.2966680527</text:p>
          </table:table-cell>
          <table:table-cell/>
          <table:table-cell table:formula="of:=([.C1474]-0.2406036377)*([.C1474]-0.2406036377)" office:value-type="float" office:value="0.00314321862630285" calcext:value-type="float">
            <text:p>0.00314321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4" calcext:value-type="float">
            <text:p>1474</text:p>
          </table:table-cell>
          <table:table-cell office:value-type="float" office:value="0.294769048690796" calcext:value-type="float">
            <text:p>0.2947690487</text:p>
          </table:table-cell>
          <table:table-cell/>
          <table:table-cell table:formula="of:=([.C1475]-0.2406036377)*([.C1475]-0.2406036377)" office:value-type="float" office:value="0.00293389174780183" calcext:value-type="float">
            <text:p>0.00293389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5" calcext:value-type="float">
            <text:p>1475</text:p>
          </table:table-cell>
          <table:table-cell office:value-type="float" office:value="0.109332084655762" calcext:value-type="float">
            <text:p>0.1093320847</text:p>
          </table:table-cell>
          <table:table-cell/>
          <table:table-cell table:formula="of:=([.C1476]-0.2406036377)*([.C1476]-0.2406036377)" office:value-type="float" office:value="0.0172322206386463" calcext:value-type="float">
            <text:p>0.01723222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6" calcext:value-type="float">
            <text:p>1476</text:p>
          </table:table-cell>
          <table:table-cell office:value-type="float" office:value="0.232369899749756" calcext:value-type="float">
            <text:p>0.2323698997</text:p>
          </table:table-cell>
          <table:table-cell/>
          <table:table-cell table:formula="of:=([.C1477]-0.2406036377)*([.C1477]-0.2406036377)" office:value-type="float" office:value="0.0000677944406332908" calcext:value-type="float">
            <text:p>6.77944406332908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7" calcext:value-type="float">
            <text:p>1477</text:p>
          </table:table-cell>
          <table:table-cell office:value-type="float" office:value="0.199755907058716" calcext:value-type="float">
            <text:p>0.1997559071</text:p>
          </table:table-cell>
          <table:table-cell/>
          <table:table-cell table:formula="of:=([.C1478]-0.2406036377)*([.C1478]-0.2406036377)" office:value-type="float" office:value="0.00166853709854291" calcext:value-type="float">
            <text:p>0.00166853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8" calcext:value-type="float">
            <text:p>1478</text:p>
          </table:table-cell>
          <table:table-cell office:value-type="float" office:value="0.118978977203369" calcext:value-type="float">
            <text:p>0.1189789772</text:p>
          </table:table-cell>
          <table:table-cell/>
          <table:table-cell table:formula="of:=([.C1479]-0.2406036377)*([.C1479]-0.2406036377)" office:value-type="float" office:value="0.0147925580409207" calcext:value-type="float">
            <text:p>0.0147925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79" calcext:value-type="float">
            <text:p>1479</text:p>
          </table:table-cell>
          <table:table-cell office:value-type="float" office:value="0.167518138885498" calcext:value-type="float">
            <text:p>0.1675181389</text:p>
          </table:table-cell>
          <table:table-cell/>
          <table:table-cell table:formula="of:=([.C1480]-0.2406036377)*([.C1480]-0.2406036377)" office:value-type="float" office:value="0.00534149013696457" calcext:value-type="float">
            <text:p>0.00534149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0" calcext:value-type="float">
            <text:p>1480</text:p>
          </table:table-cell>
          <table:table-cell office:value-type="float" office:value="0.14581298828125" calcext:value-type="float">
            <text:p>0.1458129883</text:p>
          </table:table-cell>
          <table:table-cell/>
          <table:table-cell table:formula="of:=([.C1481]-0.2406036377)*([.C1481]-0.2406036377)" office:value-type="float" office:value="0.00898526721722837" calcext:value-type="float">
            <text:p>0.00898526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1" calcext:value-type="float">
            <text:p>1481</text:p>
          </table:table-cell>
          <table:table-cell office:value-type="float" office:value="0.381317138671875" calcext:value-type="float">
            <text:p>0.3813171387</text:p>
          </table:table-cell>
          <table:table-cell/>
          <table:table-cell table:formula="of:=([.C1482]-0.2406036377)*([.C1482]-0.2406036377)" office:value-type="float" office:value="0.0198002893557619" calcext:value-type="float">
            <text:p>0.01980028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2" calcext:value-type="float">
            <text:p>1482</text:p>
          </table:table-cell>
          <table:table-cell office:value-type="float" office:value="0.194962024688721" calcext:value-type="float">
            <text:p>0.1949620247</text:p>
          </table:table-cell>
          <table:table-cell/>
          <table:table-cell table:formula="of:=([.C1483]-0.2406036377)*([.C1483]-0.2406036377)" office:value-type="float" office:value="0.00208315683827138" calcext:value-type="float">
            <text:p>0.00208315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3" calcext:value-type="float">
            <text:p>1483</text:p>
          </table:table-cell>
          <table:table-cell office:value-type="float" office:value="0.114321947097778" calcext:value-type="float">
            <text:p>0.1143219471</text:p>
          </table:table-cell>
          <table:table-cell/>
          <table:table-cell table:formula="of:=([.C1484]-0.2406036377)*([.C1484]-0.2406036377)" office:value-type="float" office:value="0.0159470653813552" calcext:value-type="float">
            <text:p>0.01594706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4" calcext:value-type="float">
            <text:p>1484</text:p>
          </table:table-cell>
          <table:table-cell office:value-type="float" office:value="0.287882804870606" calcext:value-type="float">
            <text:p>0.2878828049</text:p>
          </table:table-cell>
          <table:table-cell/>
          <table:table-cell table:formula="of:=([.C1485]-0.2406036377)*([.C1485]-0.2406036377)" office:value-type="float" office:value="0.00223531964834606" calcext:value-type="float">
            <text:p>0.00223531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5" calcext:value-type="float">
            <text:p>1485</text:p>
          </table:table-cell>
          <table:table-cell office:value-type="float" office:value="0.0949428081512451" calcext:value-type="float">
            <text:p>0.0949428082</text:p>
          </table:table-cell>
          <table:table-cell/>
          <table:table-cell table:formula="of:=([.C1486]-0.2406036377)*([.C1486]-0.2406036377)" office:value-type="float" office:value="0.0212170772648314" calcext:value-type="float">
            <text:p>0.02121707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6" calcext:value-type="float">
            <text:p>1486</text:p>
          </table:table-cell>
          <table:table-cell office:value-type="float" office:value="0.188928127288818" calcext:value-type="float">
            <text:p>0.1889281273</text:p>
          </table:table-cell>
          <table:table-cell/>
          <table:table-cell table:formula="of:=([.C1487]-0.2406036377)*([.C1487]-0.2406036377)" office:value-type="float" office:value="0.00267035837625614" calcext:value-type="float">
            <text:p>0.00267035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7" calcext:value-type="float">
            <text:p>1487</text:p>
          </table:table-cell>
          <table:table-cell office:value-type="float" office:value="0.135766983032227" calcext:value-type="float">
            <text:p>0.135766983</text:p>
          </table:table-cell>
          <table:table-cell/>
          <table:table-cell table:formula="of:=([.C1488]-0.2406036377)*([.C1488]-0.2406036377)" office:value-type="float" office:value="0.01099072416193" calcext:value-type="float">
            <text:p>0.01099072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8" calcext:value-type="float">
            <text:p>1488</text:p>
          </table:table-cell>
          <table:table-cell office:value-type="float" office:value="0.167537927627564" calcext:value-type="float">
            <text:p>0.1675379276</text:p>
          </table:table-cell>
          <table:table-cell/>
          <table:table-cell table:formula="of:=([.C1489]-0.2406036377)*([.C1489]-0.2406036377)" office:value-type="float" office:value="0.00533859798838935" calcext:value-type="float">
            <text:p>0.0053385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89" calcext:value-type="float">
            <text:p>1489</text:p>
          </table:table-cell>
          <table:table-cell office:value-type="float" office:value="0.217816114425659" calcext:value-type="float">
            <text:p>0.2178161144</text:p>
          </table:table-cell>
          <table:table-cell/>
          <table:table-cell table:formula="of:=([.C1490]-0.2406036377)*([.C1490]-0.2406036377)" office:value-type="float" office:value="0.000519271216978624" calcext:value-type="float">
            <text:p>0.00051927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0" calcext:value-type="float">
            <text:p>1490</text:p>
          </table:table-cell>
          <table:table-cell office:value-type="float" office:value="0.213188171386719" calcext:value-type="float">
            <text:p>0.2131881714</text:p>
          </table:table-cell>
          <table:table-cell/>
          <table:table-cell table:formula="of:=([.C1491]-0.2406036377)*([.C1491]-0.2406036377)" office:value-type="float" office:value="0.000751607793174658" calcext:value-type="float">
            <text:p>0.00075160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1" calcext:value-type="float">
            <text:p>1491</text:p>
          </table:table-cell>
          <table:table-cell office:value-type="float" office:value="0.278950929641724" calcext:value-type="float">
            <text:p>0.2789509296</text:p>
          </table:table-cell>
          <table:table-cell/>
          <table:table-cell table:formula="of:=([.C1492]-0.2406036377)*([.C1492]-0.2406036377)" office:value-type="float" office:value="0.00147051479926378" calcext:value-type="float">
            <text:p>0.00147051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2" calcext:value-type="float">
            <text:p>1492</text:p>
          </table:table-cell>
          <table:table-cell office:value-type="float" office:value="0.321966171264648" calcext:value-type="float">
            <text:p>0.3219661713</text:p>
          </table:table-cell>
          <table:table-cell/>
          <table:table-cell table:formula="of:=([.C1493]-0.2406036377)*([.C1493]-0.2406036377)" office:value-type="float" office:value="0.00661986186805854" calcext:value-type="float">
            <text:p>0.00661986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3" calcext:value-type="float">
            <text:p>1493</text:p>
          </table:table-cell>
          <table:table-cell office:value-type="float" office:value="0.326778173446655" calcext:value-type="float">
            <text:p>0.3267781734</text:p>
          </table:table-cell>
          <table:table-cell/>
          <table:table-cell table:formula="of:=([.C1494]-0.2406036377)*([.C1494]-0.2406036377)" office:value-type="float" office:value="0.00742605061115157" calcext:value-type="float">
            <text:p>0.00742605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4" calcext:value-type="float">
            <text:p>1494</text:p>
          </table:table-cell>
          <table:table-cell office:value-type="float" office:value="0.318784952163696" calcext:value-type="float">
            <text:p>0.3187849522</text:p>
          </table:table-cell>
          <table:table-cell/>
          <table:table-cell table:formula="of:=([.C1495]-0.2406036377)*([.C1495]-0.2406036377)" office:value-type="float" office:value="0.00611231793127137" calcext:value-type="float">
            <text:p>0.00611231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5" calcext:value-type="float">
            <text:p>1495</text:p>
          </table:table-cell>
          <table:table-cell office:value-type="float" office:value="0.307356119155884" calcext:value-type="float">
            <text:p>0.3073561192</text:p>
          </table:table-cell>
          <table:table-cell/>
          <table:table-cell table:formula="of:=([.C1496]-0.2406036377)*([.C1496]-0.2406036377)" office:value-type="float" office:value="0.00445589378051811" calcext:value-type="float">
            <text:p>0.00445589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6" calcext:value-type="float">
            <text:p>1496</text:p>
          </table:table-cell>
          <table:table-cell office:value-type="float" office:value="0.155251026153564" calcext:value-type="float">
            <text:p>0.1552510262</text:p>
          </table:table-cell>
          <table:table-cell/>
          <table:table-cell table:formula="of:=([.C1497]-0.2406036377)*([.C1497]-0.2406036377)" office:value-type="float" office:value="0.00728506829779672" calcext:value-type="float">
            <text:p>0.00728506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7" calcext:value-type="float">
            <text:p>1497</text:p>
          </table:table-cell>
          <table:table-cell office:value-type="float" office:value="0.137826919555664" calcext:value-type="float">
            <text:p>0.1378269196</text:p>
          </table:table-cell>
          <table:table-cell/>
          <table:table-cell table:formula="of:=([.C1498]-0.2406036377)*([.C1498]-0.2406036377)" office:value-type="float" office:value="0.0105630537925203" calcext:value-type="float">
            <text:p>0.01056305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8" calcext:value-type="float">
            <text:p>1498</text:p>
          </table:table-cell>
          <table:table-cell office:value-type="float" office:value="0.157722949981689" calcext:value-type="float">
            <text:p>0.15772295</text:p>
          </table:table-cell>
          <table:table-cell/>
          <table:table-cell table:formula="of:=([.C1499]-0.2406036377)*([.C1499]-0.2406036377)" office:value-type="float" office:value="0.00686920839666011" calcext:value-type="float">
            <text:p>0.00686920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499" calcext:value-type="float">
            <text:p>1499</text:p>
          </table:table-cell>
          <table:table-cell office:value-type="float" office:value="0.188240766525269" calcext:value-type="float">
            <text:p>0.1882407665</text:p>
          </table:table-cell>
          <table:table-cell/>
          <table:table-cell table:formula="of:=([.C1500]-0.2406036377)*([.C1500]-0.2406036377)" office:value-type="float" office:value="0.00274187027766153" calcext:value-type="float">
            <text:p>0.00274187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0" calcext:value-type="float">
            <text:p>1500</text:p>
          </table:table-cell>
          <table:table-cell office:value-type="float" office:value="0.249559879302978" calcext:value-type="float">
            <text:p>0.2495598793</text:p>
          </table:table-cell>
          <table:table-cell/>
          <table:table-cell table:formula="of:=([.C1501]-0.2406036377)*([.C1501]-0.2406036377)" office:value-type="float" office:value="0.0000802142636509225" calcext:value-type="float">
            <text:p>8.0214263650922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1" calcext:value-type="float">
            <text:p>1501</text:p>
          </table:table-cell>
          <table:table-cell office:value-type="float" office:value="0.144882917404175" calcext:value-type="float">
            <text:p>0.1448829174</text:p>
          </table:table-cell>
          <table:table-cell/>
          <table:table-cell table:formula="of:=([.C1502]-0.2406036377)*([.C1502]-0.2406036377)" office:value-type="float" office:value="0.0091624562939516" calcext:value-type="float">
            <text:p>0.00916245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2" calcext:value-type="float">
            <text:p>1502</text:p>
          </table:table-cell>
          <table:table-cell office:value-type="float" office:value="0.213881015777588" calcext:value-type="float">
            <text:p>0.2138810158</text:p>
          </table:table-cell>
          <table:table-cell/>
          <table:table-cell table:formula="of:=([.C1503]-0.2406036377)*([.C1503]-0.2406036377)" office:value-type="float" office:value="0.000714098522408181" calcext:value-type="float">
            <text:p>0.00071409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3" calcext:value-type="float">
            <text:p>1503</text:p>
          </table:table-cell>
          <table:table-cell office:value-type="float" office:value="0.270365953445435" calcext:value-type="float">
            <text:p>0.2703659534</text:p>
          </table:table-cell>
          <table:table-cell/>
          <table:table-cell table:formula="of:=([.C1504]-0.2406036377)*([.C1504]-0.2406036377)" office:value-type="float" office:value="0.000885795438530942" calcext:value-type="float">
            <text:p>0.00088579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4" calcext:value-type="float">
            <text:p>1504</text:p>
          </table:table-cell>
          <table:table-cell office:value-type="float" office:value="0.238923072814941" calcext:value-type="float">
            <text:p>0.2389230728</text:p>
          </table:table-cell>
          <table:table-cell/>
          <table:table-cell table:formula="of:=([.C1505]-0.2406036377)*([.C1505]-0.2406036377)" office:value-type="float" office:value="0.00000282429833289204" calcext:value-type="float">
            <text:p>2.82429833289204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5" calcext:value-type="float">
            <text:p>1505</text:p>
          </table:table-cell>
          <table:table-cell office:value-type="float" office:value="0.177909851074219" calcext:value-type="float">
            <text:p>0.1779098511</text:p>
          </table:table-cell>
          <table:table-cell/>
          <table:table-cell table:formula="of:=([.C1506]-0.2406036377)*([.C1506]-0.2406036377)" office:value-type="float" office:value="0.00393051088147899" calcext:value-type="float">
            <text:p>0.00393051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6" calcext:value-type="float">
            <text:p>1506</text:p>
          </table:table-cell>
          <table:table-cell office:value-type="float" office:value="0.307682037353516" calcext:value-type="float">
            <text:p>0.3076820374</text:p>
          </table:table-cell>
          <table:table-cell/>
          <table:table-cell table:formula="of:=([.C1507]-0.2406036377)*([.C1507]-0.2406036377)" office:value-type="float" office:value="0.00449951170007676" calcext:value-type="float">
            <text:p>0.00449951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7" calcext:value-type="float">
            <text:p>1507</text:p>
          </table:table-cell>
          <table:table-cell office:value-type="float" office:value="0.171830892562866" calcext:value-type="float">
            <text:p>0.1718308926</text:p>
          </table:table-cell>
          <table:table-cell/>
          <table:table-cell table:formula="of:=([.C1508]-0.2406036377)*([.C1508]-0.2406036377)" office:value-type="float" office:value="0.00472969047369717" calcext:value-type="float">
            <text:p>0.00472969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8" calcext:value-type="float">
            <text:p>1508</text:p>
          </table:table-cell>
          <table:table-cell office:value-type="float" office:value="0.154561042785645" calcext:value-type="float">
            <text:p>0.1545610428</text:p>
          </table:table-cell>
          <table:table-cell/>
          <table:table-cell table:formula="of:=([.C1509]-0.2406036377)*([.C1509]-0.2406036377)" office:value-type="float" office:value="0.00740332813959587" calcext:value-type="float">
            <text:p>0.00740332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09" calcext:value-type="float">
            <text:p>1509</text:p>
          </table:table-cell>
          <table:table-cell office:value-type="float" office:value="0.13817286491394" calcext:value-type="float">
            <text:p>0.1381728649</text:p>
          </table:table-cell>
          <table:table-cell/>
          <table:table-cell table:formula="of:=([.C1510]-0.2406036377)*([.C1510]-0.2406036377)" office:value-type="float" office:value="0.0104920632135494" calcext:value-type="float">
            <text:p>0.01049206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0" calcext:value-type="float">
            <text:p>1510</text:p>
          </table:table-cell>
          <table:table-cell office:value-type="float" office:value="0.124872207641602" calcext:value-type="float">
            <text:p>0.1248722076</text:p>
          </table:table-cell>
          <table:table-cell/>
          <table:table-cell table:formula="of:=([.C1511]-0.2406036377)*([.C1511]-0.2406036377)" office:value-type="float" office:value="0.013393763903362" calcext:value-type="float">
            <text:p>0.01339376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1" calcext:value-type="float">
            <text:p>1511</text:p>
          </table:table-cell>
          <table:table-cell office:value-type="float" office:value="0.172616958618164" calcext:value-type="float">
            <text:p>0.1726169586</text:p>
          </table:table-cell>
          <table:table-cell/>
          <table:table-cell table:formula="of:=([.C1512]-0.2406036377)*([.C1512]-0.2406036377)" office:value-type="float" office:value="0.00462218853257655" calcext:value-type="float">
            <text:p>0.00462218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2" calcext:value-type="float">
            <text:p>1512</text:p>
          </table:table-cell>
          <table:table-cell office:value-type="float" office:value="0.128061056137085" calcext:value-type="float">
            <text:p>0.1280610561</text:p>
          </table:table-cell>
          <table:table-cell/>
          <table:table-cell table:formula="of:=([.C1513]-0.2406036377)*([.C1513]-0.2406036377)" office:value-type="float" office:value="0.0126658326648454" calcext:value-type="float">
            <text:p>0.01266583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3" calcext:value-type="float">
            <text:p>1513</text:p>
          </table:table-cell>
          <table:table-cell office:value-type="float" office:value="0.300420999526978" calcext:value-type="float">
            <text:p>0.3004209995</text:p>
          </table:table-cell>
          <table:table-cell/>
          <table:table-cell table:formula="of:=([.C1514]-0.2406036377)*([.C1514]-0.2406036377)" office:value-type="float" office:value="0.00357811677593955" calcext:value-type="float">
            <text:p>0.00357811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4" calcext:value-type="float">
            <text:p>1514</text:p>
          </table:table-cell>
          <table:table-cell office:value-type="float" office:value="0.250432014465332" calcext:value-type="float">
            <text:p>0.2504320145</text:p>
          </table:table-cell>
          <table:table-cell/>
          <table:table-cell table:formula="of:=([.C1515]-0.2406036377)*([.C1515]-0.2406036377)" office:value-type="float" office:value="0.0000965969898413183" calcext:value-type="float">
            <text:p>0.000096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5" calcext:value-type="float">
            <text:p>1515</text:p>
          </table:table-cell>
          <table:table-cell office:value-type="float" office:value="0.210747003555298" calcext:value-type="float">
            <text:p>0.2107470036</text:p>
          </table:table-cell>
          <table:table-cell/>
          <table:table-cell table:formula="of:=([.C1516]-0.2406036377)*([.C1516]-0.2406036377)" office:value-type="float" office:value="0.000891418602450595" calcext:value-type="float">
            <text:p>0.00089141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6" calcext:value-type="float">
            <text:p>1516</text:p>
          </table:table-cell>
          <table:table-cell office:value-type="float" office:value="0.253351926803589" calcext:value-type="float">
            <text:p>0.2533519268</text:p>
          </table:table-cell>
          <table:table-cell/>
          <table:table-cell table:formula="of:=([.C1517]-0.2406036377)*([.C1517]-0.2406036377)" office:value-type="float" office:value="0.000162518875068684" calcext:value-type="float">
            <text:p>0.00016251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7" calcext:value-type="float">
            <text:p>1517</text:p>
          </table:table-cell>
          <table:table-cell office:value-type="float" office:value="0.294599056243896" calcext:value-type="float">
            <text:p>0.2945990562</text:p>
          </table:table-cell>
          <table:table-cell/>
          <table:table-cell table:formula="of:=([.C1518]-0.2406036377)*([.C1518]-0.2406036377)" office:value-type="float" office:value="0.00291550522373056" calcext:value-type="float">
            <text:p>0.00291550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8" calcext:value-type="float">
            <text:p>1518</text:p>
          </table:table-cell>
          <table:table-cell office:value-type="float" office:value="0.549984931945801" calcext:value-type="float">
            <text:p>0.5499849319</text:p>
          </table:table-cell>
          <table:table-cell/>
          <table:table-cell table:formula="of:=([.C1519]-0.2406036377)*([.C1519]-0.2406036377)" office:value-type="float" office:value="0.0957167852292067" calcext:value-type="float">
            <text:p>0.09571678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19" calcext:value-type="float">
            <text:p>1519</text:p>
          </table:table-cell>
          <table:table-cell office:value-type="float" office:value="0.713865041732788" calcext:value-type="float">
            <text:p>0.7138650417</text:p>
          </table:table-cell>
          <table:table-cell/>
          <table:table-cell table:formula="of:=([.C1520]-0.2406036377)*([.C1520]-0.2406036377)" office:value-type="float" office:value="0.223976356547086" calcext:value-type="float">
            <text:p>0.22397635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0" calcext:value-type="float">
            <text:p>1520</text:p>
          </table:table-cell>
          <table:table-cell office:value-type="float" office:value="0.122663021087646" calcext:value-type="float">
            <text:p>0.1226630211</text:p>
          </table:table-cell>
          <table:table-cell/>
          <table:table-cell table:formula="of:=([.C1521]-0.2406036377)*([.C1521]-0.2406036377)" office:value-type="float" office:value="0.0139099890469022" calcext:value-type="float">
            <text:p>0.0139099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1" calcext:value-type="float">
            <text:p>1521</text:p>
          </table:table-cell>
          <table:table-cell office:value-type="float" office:value="0.31543493270874" calcext:value-type="float">
            <text:p>0.3154349327</text:p>
          </table:table-cell>
          <table:table-cell/>
          <table:table-cell table:formula="of:=([.C1522]-0.2406036377)*([.C1522]-0.2406036377)" office:value-type="float" office:value="0.00559972271268512" calcext:value-type="float">
            <text:p>0.00559972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2" calcext:value-type="float">
            <text:p>1522</text:p>
          </table:table-cell>
          <table:table-cell office:value-type="float" office:value="0.317844152450561" calcext:value-type="float">
            <text:p>0.3178441525</text:p>
          </table:table-cell>
          <table:table-cell/>
          <table:table-cell table:formula="of:=([.C1523]-0.2406036377)*([.C1523]-0.2406036377)" office:value-type="float" office:value="0.0059660971189317" calcext:value-type="float">
            <text:p>0.00596609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3" calcext:value-type="float">
            <text:p>1523</text:p>
          </table:table-cell>
          <table:table-cell office:value-type="float" office:value="0.504750967025757" calcext:value-type="float">
            <text:p>0.504750967</text:p>
          </table:table-cell>
          <table:table-cell/>
          <table:table-cell table:formula="of:=([.C1524]-0.2406036377)*([.C1524]-0.2406036377)" office:value-type="float" office:value="0.0697738115899298" calcext:value-type="float">
            <text:p>0.06977381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4" calcext:value-type="float">
            <text:p>1524</text:p>
          </table:table-cell>
          <table:table-cell office:value-type="float" office:value="0.640877962112427" calcext:value-type="float">
            <text:p>0.6408779621</text:p>
          </table:table-cell>
          <table:table-cell/>
          <table:table-cell table:formula="of:=([.C1525]-0.2406036377)*([.C1525]-0.2406036377)" office:value-type="float" office:value="0.160219534783825" calcext:value-type="float">
            <text:p>0.16021953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5" calcext:value-type="float">
            <text:p>1525</text:p>
          </table:table-cell>
          <table:table-cell office:value-type="float" office:value="0.156620025634766" calcext:value-type="float">
            <text:p>0.1566200256</text:p>
          </table:table-cell>
          <table:table-cell/>
          <table:table-cell table:formula="of:=([.C1526]-0.2406036377)*([.C1526]-0.2406036377)" office:value-type="float" office:value="0.00705324709552378" calcext:value-type="float">
            <text:p>0.00705324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6" calcext:value-type="float">
            <text:p>1526</text:p>
          </table:table-cell>
          <table:table-cell office:value-type="float" office:value="0.168633937835693" calcext:value-type="float">
            <text:p>0.1686339378</text:p>
          </table:table-cell>
          <table:table-cell/>
          <table:table-cell table:formula="of:=([.C1527]-0.2406036377)*([.C1527]-0.2406036377)" office:value-type="float" office:value="0.00517963769855838" calcext:value-type="float">
            <text:p>0.00517963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7" calcext:value-type="float">
            <text:p>1527</text:p>
          </table:table-cell>
          <table:table-cell office:value-type="float" office:value="0.165877103805542" calcext:value-type="float">
            <text:p>0.1658771038</text:p>
          </table:table-cell>
          <table:table-cell/>
          <table:table-cell table:formula="of:=([.C1528]-0.2406036377)*([.C1528]-0.2406036377)" office:value-type="float" office:value="0.00558405486787958" calcext:value-type="float">
            <text:p>0.00558405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8" calcext:value-type="float">
            <text:p>1528</text:p>
          </table:table-cell>
          <table:table-cell office:value-type="float" office:value="0.348948955535889" calcext:value-type="float">
            <text:p>0.3489489555</text:p>
          </table:table-cell>
          <table:table-cell/>
          <table:table-cell table:formula="of:=([.C1529]-0.2406036377)*([.C1529]-0.2406036377)" office:value-type="float" office:value="0.0117387078969597" calcext:value-type="float">
            <text:p>0.01173870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29" calcext:value-type="float">
            <text:p>1529</text:p>
          </table:table-cell>
          <table:table-cell office:value-type="float" office:value="0.450536966323853" calcext:value-type="float">
            <text:p>0.4505369663</text:p>
          </table:table-cell>
          <table:table-cell/>
          <table:table-cell table:formula="of:=([.C1530]-0.2406036377)*([.C1530]-0.2406036377)" office:value-type="float" office:value="0.0440720024670905" calcext:value-type="float">
            <text:p>0.04407200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0" calcext:value-type="float">
            <text:p>1530</text:p>
          </table:table-cell>
          <table:table-cell office:value-type="float" office:value="0.462987899780273" calcext:value-type="float">
            <text:p>0.4629878998</text:p>
          </table:table-cell>
          <table:table-cell/>
          <table:table-cell table:formula="of:=([.C1531]-0.2406036377)*([.C1531]-0.2406036377)" office:value-type="float" office:value="0.0494547600209878" calcext:value-type="float">
            <text:p>0.049454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1" calcext:value-type="float">
            <text:p>1531</text:p>
          </table:table-cell>
          <table:table-cell office:value-type="float" office:value="0.470612049102783" calcext:value-type="float">
            <text:p>0.4706120491</text:p>
          </table:table-cell>
          <table:table-cell/>
          <table:table-cell table:formula="of:=([.C1532]-0.2406036377)*([.C1532]-0.2406036377)" office:value-type="float" office:value="0.052903869316032" calcext:value-type="float">
            <text:p>0.05290386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2" calcext:value-type="float">
            <text:p>1532</text:p>
          </table:table-cell>
          <table:table-cell office:value-type="float" office:value="0.625089883804321" calcext:value-type="float">
            <text:p>0.6250898838</text:p>
          </table:table-cell>
          <table:table-cell/>
          <table:table-cell table:formula="of:=([.C1533]-0.2406036377)*([.C1533]-0.2406036377)" office:value-type="float" office:value="0.147829673443393" calcext:value-type="float">
            <text:p>0.14782967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3" calcext:value-type="float">
            <text:p>1533</text:p>
          </table:table-cell>
          <table:table-cell office:value-type="float" office:value="0.923813104629517" calcext:value-type="float">
            <text:p>0.9238131046</text:p>
          </table:table-cell>
          <table:table-cell/>
          <table:table-cell table:formula="of:=([.C1534]-0.2406036377)*([.C1534]-0.2406036377)" office:value-type="float" office:value="0.466775175702114" calcext:value-type="float">
            <text:p>0.46677517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4" calcext:value-type="float">
            <text:p>1534</text:p>
          </table:table-cell>
          <table:table-cell office:value-type="float" office:value="0.909491062164306" calcext:value-type="float">
            <text:p>0.9094910622</text:p>
          </table:table-cell>
          <table:table-cell/>
          <table:table-cell table:formula="of:=([.C1535]-0.2406036377)*([.C1535]-0.2406036377)" office:value-type="float" office:value="0.447410386606493" calcext:value-type="float">
            <text:p>0.44741038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5" calcext:value-type="float">
            <text:p>1535</text:p>
          </table:table-cell>
          <table:table-cell office:value-type="float" office:value="1.03381299972534" calcext:value-type="float">
            <text:p>1.0338129997</text:p>
          </table:table-cell>
          <table:table-cell/>
          <table:table-cell table:formula="of:=([.C1536]-0.2406036377)*([.C1536]-0.2406036377)" office:value-type="float" office:value="0.62918109200465" calcext:value-type="float">
            <text:p>0.6291810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6" calcext:value-type="float">
            <text:p>1536</text:p>
          </table:table-cell>
          <table:table-cell office:value-type="float" office:value="0.748492002487183" calcext:value-type="float">
            <text:p>0.7484920025</text:p>
          </table:table-cell>
          <table:table-cell/>
          <table:table-cell table:formula="of:=([.C1537]-0.2406036377)*([.C1537]-0.2406036377)" office:value-type="float" office:value="0.257950591086198" calcext:value-type="float">
            <text:p>0.25795059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7" calcext:value-type="float">
            <text:p>1537</text:p>
          </table:table-cell>
          <table:table-cell office:value-type="float" office:value="0.357620000839233" calcext:value-type="float">
            <text:p>0.3576200008</text:p>
          </table:table-cell>
          <table:table-cell/>
          <table:table-cell table:formula="of:=([.C1538]-0.2406036377)*([.C1538]-0.2406036377)" office:value-type="float" office:value="0.0136928292423329" calcext:value-type="float">
            <text:p>0.01369282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8" calcext:value-type="float">
            <text:p>1538</text:p>
          </table:table-cell>
          <table:table-cell office:value-type="float" office:value="0.173753023147583" calcext:value-type="float">
            <text:p>0.1737530231</text:p>
          </table:table-cell>
          <table:table-cell/>
          <table:table-cell table:formula="of:=([.C1539]-0.2406036377)*([.C1539]-0.2406036377)" office:value-type="float" office:value="0.00446900466603583" calcext:value-type="float">
            <text:p>0.00446900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39" calcext:value-type="float">
            <text:p>1539</text:p>
          </table:table-cell>
          <table:table-cell office:value-type="float" office:value="0.1491379737854" calcext:value-type="float">
            <text:p>0.1491379738</text:p>
          </table:table-cell>
          <table:table-cell/>
          <table:table-cell table:formula="of:=([.C1540]-0.2406036377)*([.C1540]-0.2406036377)" office:value-type="float" office:value="0.00836596767533849" calcext:value-type="float">
            <text:p>0.00836596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0" calcext:value-type="float">
            <text:p>1540</text:p>
          </table:table-cell>
          <table:table-cell office:value-type="float" office:value="0.223542928695679" calcext:value-type="float">
            <text:p>0.2235429287</text:p>
          </table:table-cell>
          <table:table-cell/>
          <table:table-cell table:formula="of:=([.C1541]-0.2406036377)*([.C1541]-0.2406036377)" office:value-type="float" office:value="0.000291067791730131" calcext:value-type="float">
            <text:p>0.00029106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1" calcext:value-type="float">
            <text:p>1541</text:p>
          </table:table-cell>
          <table:table-cell office:value-type="float" office:value="0.218150854110718" calcext:value-type="float">
            <text:p>0.2181508541</text:p>
          </table:table-cell>
          <table:table-cell/>
          <table:table-cell table:formula="of:=([.C1542]-0.2406036377)*([.C1542]-0.2406036377)" office:value-type="float" office:value="0.000504127490907142" calcext:value-type="float">
            <text:p>0.00050412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2" calcext:value-type="float">
            <text:p>1542</text:p>
          </table:table-cell>
          <table:table-cell office:value-type="float" office:value="0.299695014953613" calcext:value-type="float">
            <text:p>0.299695015</text:p>
          </table:table-cell>
          <table:table-cell/>
          <table:table-cell table:formula="of:=([.C1543]-0.2406036377)*([.C1543]-0.2406036377)" office:value-type="float" office:value="0.00349179086572884" calcext:value-type="float">
            <text:p>0.00349179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3" calcext:value-type="float">
            <text:p>1543</text:p>
          </table:table-cell>
          <table:table-cell office:value-type="float" office:value="0.14117693901062" calcext:value-type="float">
            <text:p>0.141176939</text:p>
          </table:table-cell>
          <table:table-cell/>
          <table:table-cell table:formula="of:=([.C1544]-0.2406036377)*([.C1544]-0.2406036377)" office:value-type="float" office:value="0.00988566841226874" calcext:value-type="float">
            <text:p>0.00988566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4" calcext:value-type="float">
            <text:p>1544</text:p>
          </table:table-cell>
          <table:table-cell office:value-type="float" office:value="0.398449897766113" calcext:value-type="float">
            <text:p>0.3984498978</text:p>
          </table:table-cell>
          <table:table-cell/>
          <table:table-cell table:formula="of:=([.C1545]-0.2406036377)*([.C1545]-0.2406036377)" office:value-type="float" office:value="0.0249154418168591" calcext:value-type="float">
            <text:p>0.02491544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5" calcext:value-type="float">
            <text:p>1545</text:p>
          </table:table-cell>
          <table:table-cell office:value-type="float" office:value="0.255975008010864" calcext:value-type="float">
            <text:p>0.255975008</text:p>
          </table:table-cell>
          <table:table-cell/>
          <table:table-cell table:formula="of:=([.C1546]-0.2406036377)*([.C1546]-0.2406036377)" office:value-type="float" office:value="0.000236279025233719" calcext:value-type="float">
            <text:p>0.0002362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6" calcext:value-type="float">
            <text:p>1546</text:p>
          </table:table-cell>
          <table:table-cell office:value-type="float" office:value="0.173652172088623" calcext:value-type="float">
            <text:p>0.1736521721</text:p>
          </table:table-cell>
          <table:table-cell/>
          <table:table-cell table:formula="of:=([.C1547]-0.2406036377)*([.C1547]-0.2406036377)" office:value-type="float" office:value="0.00448249874751139" calcext:value-type="float">
            <text:p>0.00448249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7" calcext:value-type="float">
            <text:p>1547</text:p>
          </table:table-cell>
          <table:table-cell office:value-type="float" office:value="0.36651086807251" calcext:value-type="float">
            <text:p>0.3665108681</text:p>
          </table:table-cell>
          <table:table-cell/>
          <table:table-cell table:formula="of:=([.C1548]-0.2406036377)*([.C1548]-0.2406036377)" office:value-type="float" office:value="0.0158526306600762" calcext:value-type="float">
            <text:p>0.01585263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8" calcext:value-type="float">
            <text:p>1548</text:p>
          </table:table-cell>
          <table:table-cell office:value-type="float" office:value="0.212462902069092" calcext:value-type="float">
            <text:p>0.2124629021</text:p>
          </table:table-cell>
          <table:table-cell/>
          <table:table-cell table:formula="of:=([.C1549]-0.2406036377)*([.C1549]-0.2406036377)" office:value-type="float" office:value="0.000791901001848667" calcext:value-type="float">
            <text:p>0.0007919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49" calcext:value-type="float">
            <text:p>1549</text:p>
          </table:table-cell>
          <table:table-cell office:value-type="float" office:value="0.174283981323242" calcext:value-type="float">
            <text:p>0.1742839813</text:p>
          </table:table-cell>
          <table:table-cell/>
          <table:table-cell table:formula="of:=([.C1550]-0.2406036377)*([.C1550]-0.2406036377)" office:value-type="float" office:value="0.00439829682193123" calcext:value-type="float">
            <text:p>0.00439829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0" calcext:value-type="float">
            <text:p>1550</text:p>
          </table:table-cell>
          <table:table-cell office:value-type="float" office:value="0.156574010848999" calcext:value-type="float">
            <text:p>0.1565740108</text:p>
          </table:table-cell>
          <table:table-cell/>
          <table:table-cell table:formula="of:=([.C1551]-0.2406036377)*([.C1551]-0.2406036377)" office:value-type="float" office:value="0.00706097818871847" calcext:value-type="float">
            <text:p>0.00706097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1" calcext:value-type="float">
            <text:p>1551</text:p>
          </table:table-cell>
          <table:table-cell office:value-type="float" office:value="0.439080953598022" calcext:value-type="float">
            <text:p>0.4390809536</text:p>
          </table:table-cell>
          <table:table-cell/>
          <table:table-cell table:formula="of:=([.C1552]-0.2406036377)*([.C1552]-0.2406036377)" office:value-type="float" office:value="0.0393932449260834" calcext:value-type="float">
            <text:p>0.03939324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2" calcext:value-type="float">
            <text:p>1552</text:p>
          </table:table-cell>
          <table:table-cell office:value-type="float" office:value="0.704805850982666" calcext:value-type="float">
            <text:p>0.704805851</text:p>
          </table:table-cell>
          <table:table-cell/>
          <table:table-cell table:formula="of:=([.C1553]-0.2406036377)*([.C1553]-0.2406036377)" office:value-type="float" office:value="0.215483694816526" calcext:value-type="float">
            <text:p>0.21548369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3" calcext:value-type="float">
            <text:p>1553</text:p>
          </table:table-cell>
          <table:table-cell office:value-type="float" office:value="0.635900020599365" calcext:value-type="float">
            <text:p>0.6359000206</text:p>
          </table:table-cell>
          <table:table-cell/>
          <table:table-cell table:formula="of:=([.C1554]-0.2406036377)*([.C1554]-0.2406036377)" office:value-type="float" office:value="0.156259230333322" calcext:value-type="float">
            <text:p>0.15625923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4" calcext:value-type="float">
            <text:p>1554</text:p>
          </table:table-cell>
          <table:table-cell office:value-type="float" office:value="0.221204996109009" calcext:value-type="float">
            <text:p>0.2212049961</text:p>
          </table:table-cell>
          <table:table-cell/>
          <table:table-cell table:formula="of:=([.C1555]-0.2406036377)*([.C1555]-0.2406036377)" office:value-type="float" office:value="0.000376307295575734" calcext:value-type="float">
            <text:p>0.00037630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5" calcext:value-type="float">
            <text:p>1555</text:p>
          </table:table-cell>
          <table:table-cell office:value-type="float" office:value="0.398386955261231" calcext:value-type="float">
            <text:p>0.3983869553</text:p>
          </table:table-cell>
          <table:table-cell/>
          <table:table-cell table:formula="of:=([.C1556]-0.2406036377)*([.C1556]-0.2406036377)" office:value-type="float" office:value="0.0248955753006281" calcext:value-type="float">
            <text:p>0.024895575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6" calcext:value-type="float">
            <text:p>1556</text:p>
          </table:table-cell>
          <table:table-cell office:value-type="float" office:value="0.497278213500977" calcext:value-type="float">
            <text:p>0.4972782135</text:p>
          </table:table-cell>
          <table:table-cell/>
          <table:table-cell table:formula="of:=([.C1557]-0.2406036377)*([.C1557]-0.2406036377)" office:value-type="float" office:value="0.0658818378626113" calcext:value-type="float">
            <text:p>0.06588183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7" calcext:value-type="float">
            <text:p>1557</text:p>
          </table:table-cell>
          <table:table-cell office:value-type="float" office:value="0.261449098587036" calcext:value-type="float">
            <text:p>0.2614490986</text:p>
          </table:table-cell>
          <table:table-cell/>
          <table:table-cell table:formula="of:=([.C1558]-0.2406036377)*([.C1558]-0.2406036377)" office:value-type="float" office:value="0.000434533239592953" calcext:value-type="float">
            <text:p>0.00043453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8" calcext:value-type="float">
            <text:p>1558</text:p>
          </table:table-cell>
          <table:table-cell office:value-type="float" office:value="0.242519855499268" calcext:value-type="float">
            <text:p>0.2425198555</text:p>
          </table:table-cell>
          <table:table-cell/>
          <table:table-cell table:formula="of:=([.C1559]-0.2406036377)*([.C1559]-0.2406036377)" office:value-type="float" office:value="0.00000367189065422994" calcext:value-type="float">
            <text:p>3.67189065422994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59" calcext:value-type="float">
            <text:p>1559</text:p>
          </table:table-cell>
          <table:table-cell office:value-type="float" office:value="0.164840936660767" calcext:value-type="float">
            <text:p>0.1648409367</text:p>
          </table:table-cell>
          <table:table-cell/>
          <table:table-cell table:formula="of:=([.C1560]-0.2406036377)*([.C1560]-0.2406036377)" office:value-type="float" office:value="0.00573998686876026" calcext:value-type="float">
            <text:p>0.00573998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0" calcext:value-type="float">
            <text:p>1560</text:p>
          </table:table-cell>
          <table:table-cell office:value-type="float" office:value="0.0913028717041016" calcext:value-type="float">
            <text:p>0.0913028717</text:p>
          </table:table-cell>
          <table:table-cell/>
          <table:table-cell table:formula="of:=([.C1561]-0.2406036377)*([.C1561]-0.2406036377)" office:value-type="float" office:value="0.022290718726962" calcext:value-type="float">
            <text:p>0.02229071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1" calcext:value-type="float">
            <text:p>1561</text:p>
          </table:table-cell>
          <table:table-cell office:value-type="float" office:value="0.114335060119629" calcext:value-type="float">
            <text:p>0.1143350601</text:p>
          </table:table-cell>
          <table:table-cell/>
          <table:table-cell table:formula="of:=([.C1562]-0.2406036377)*([.C1562]-0.2406036377)" office:value-type="float" office:value="0.0159437536841702" calcext:value-type="float">
            <text:p>0.01594375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2" calcext:value-type="float">
            <text:p>1562</text:p>
          </table:table-cell>
          <table:table-cell office:value-type="float" office:value="0.186469793319702" calcext:value-type="float">
            <text:p>0.1864697933</text:p>
          </table:table-cell>
          <table:table-cell/>
          <table:table-cell table:formula="of:=([.C1563]-0.2406036377)*([.C1563]-0.2406036377)" office:value-type="float" office:value="0.00293047310739031" calcext:value-type="float">
            <text:p>0.00293047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3" calcext:value-type="float">
            <text:p>1563</text:p>
          </table:table-cell>
          <table:table-cell office:value-type="float" office:value="0.173697948455811" calcext:value-type="float">
            <text:p>0.1736979485</text:p>
          </table:table-cell>
          <table:table-cell/>
          <table:table-cell table:formula="of:=([.C1564]-0.2406036377)*([.C1564]-0.2406036377)" office:value-type="float" office:value="0.00447637125324005" calcext:value-type="float">
            <text:p>0.00447637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4" calcext:value-type="float">
            <text:p>1564</text:p>
          </table:table-cell>
          <table:table-cell office:value-type="float" office:value="0.172912120819092" calcext:value-type="float">
            <text:p>0.1729121208</text:p>
          </table:table-cell>
          <table:table-cell/>
          <table:table-cell table:formula="of:=([.C1565]-0.2406036377)*([.C1565]-0.2406036377)" office:value-type="float" office:value="0.00458214145763828" calcext:value-type="float">
            <text:p>0.0045821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5" calcext:value-type="float">
            <text:p>1565</text:p>
          </table:table-cell>
          <table:table-cell office:value-type="float" office:value="0.241793155670166" calcext:value-type="float">
            <text:p>0.2417931557</text:p>
          </table:table-cell>
          <table:table-cell/>
          <table:table-cell table:formula="of:=([.C1566]-0.2406036377)*([.C1566]-0.2406036377)" office:value-type="float" office:value="0.00000141495300134785" calcext:value-type="float">
            <text:p>0.000001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6" calcext:value-type="float">
            <text:p>1566</text:p>
          </table:table-cell>
          <table:table-cell office:value-type="float" office:value="0.17757511138916" calcext:value-type="float">
            <text:p>0.1775751114</text:p>
          </table:table-cell>
          <table:table-cell/>
          <table:table-cell table:formula="of:=([.C1567]-0.2406036377)*([.C1567]-0.2406036377)" office:value-type="float" office:value="0.00397259512891623" calcext:value-type="float">
            <text:p>0.003972595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7" calcext:value-type="float">
            <text:p>1567</text:p>
          </table:table-cell>
          <table:table-cell office:value-type="float" office:value="0.281251907348633" calcext:value-type="float">
            <text:p>0.2812519073</text:p>
          </table:table-cell>
          <table:table-cell/>
          <table:table-cell table:formula="of:=([.C1568]-0.2406036377)*([.C1568]-0.2406036377)" office:value-type="float" office:value="0.00165228182542796" calcext:value-type="float">
            <text:p>0.00165228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8" calcext:value-type="float">
            <text:p>1568</text:p>
          </table:table-cell>
          <table:table-cell office:value-type="float" office:value="0.385044097900391" calcext:value-type="float">
            <text:p>0.3850440979</text:p>
          </table:table-cell>
          <table:table-cell/>
          <table:table-cell table:formula="of:=([.C1569]-0.2406036377)*([.C1569]-0.2406036377)" office:value-type="float" office:value="0.0208630465429006" calcext:value-type="float">
            <text:p>0.02086304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69" calcext:value-type="float">
            <text:p>1569</text:p>
          </table:table-cell>
          <table:table-cell office:value-type="float" office:value="0.29576301574707" calcext:value-type="float">
            <text:p>0.2957630157</text:p>
          </table:table-cell>
          <table:table-cell/>
          <table:table-cell table:formula="of:=([.C1570]-0.2406036377)*([.C1570]-0.2406036377)" office:value-type="float" office:value="0.00304255698653962" calcext:value-type="float">
            <text:p>0.0030425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0" calcext:value-type="float">
            <text:p>1570</text:p>
          </table:table-cell>
          <table:table-cell office:value-type="float" office:value="0.328911781311035" calcext:value-type="float">
            <text:p>0.3289117813</text:p>
          </table:table-cell>
          <table:table-cell/>
          <table:table-cell table:formula="of:=([.C1571]-0.2406036377)*([.C1571]-0.2406036377)" office:value-type="float" office:value="0.00779832822802722" calcext:value-type="float">
            <text:p>0.00779832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1" calcext:value-type="float">
            <text:p>1571</text:p>
          </table:table-cell>
          <table:table-cell office:value-type="float" office:value="0.212141036987305" calcext:value-type="float">
            <text:p>0.212141037</text:p>
          </table:table-cell>
          <table:table-cell/>
          <table:table-cell table:formula="of:=([.C1572]-0.2406036377)*([.C1572]-0.2406036377)" office:value-type="float" office:value="0.000810119639330324" calcext:value-type="float">
            <text:p>0.00081011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2" calcext:value-type="float">
            <text:p>1572</text:p>
          </table:table-cell>
          <table:table-cell office:value-type="float" office:value="0.36716890335083" calcext:value-type="float">
            <text:p>0.3671689034</text:p>
          </table:table-cell>
          <table:table-cell/>
          <table:table-cell table:formula="of:=([.C1573]-0.2406036377)*([.C1573]-0.2406036377)" office:value-type="float" office:value="0.0160187664692652" calcext:value-type="float">
            <text:p>0.01601876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3" calcext:value-type="float">
            <text:p>1573</text:p>
          </table:table-cell>
          <table:table-cell office:value-type="float" office:value="0.132800102233887" calcext:value-type="float">
            <text:p>0.1328001022</text:p>
          </table:table-cell>
          <table:table-cell/>
          <table:table-cell table:formula="of:=([.C1574]-0.2406036377)*([.C1574]-0.2406036377)" office:value-type="float" office:value="0.0116216022589935" calcext:value-type="float">
            <text:p>0.01162160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4" calcext:value-type="float">
            <text:p>1574</text:p>
          </table:table-cell>
          <table:table-cell office:value-type="float" office:value="0.354687213897705" calcext:value-type="float">
            <text:p>0.3546872139</text:p>
          </table:table-cell>
          <table:table-cell/>
          <table:table-cell table:formula="of:=([.C1575]-0.2406036377)*([.C1575]-0.2406036377)" office:value-type="float" office:value="0.0130150623580576" calcext:value-type="float">
            <text:p>0.01301506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5" calcext:value-type="float">
            <text:p>1575</text:p>
          </table:table-cell>
          <table:table-cell office:value-type="float" office:value="0.606628894805908" calcext:value-type="float">
            <text:p>0.6066288948</text:p>
          </table:table-cell>
          <table:table-cell/>
          <table:table-cell table:formula="of:=([.C1576]-0.2406036377)*([.C1576]-0.2406036377)" office:value-type="float" office:value="0.133974488839446" calcext:value-type="float">
            <text:p>0.13397448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6" calcext:value-type="float">
            <text:p>1576</text:p>
          </table:table-cell>
          <table:table-cell office:value-type="float" office:value="0.332231044769287" calcext:value-type="float">
            <text:p>0.3322310448</text:p>
          </table:table-cell>
          <table:table-cell/>
          <table:table-cell table:formula="of:=([.C1577]-0.2406036377)*([.C1577]-0.2406036377)" office:value-type="float" office:value="0.00839558172624084" calcext:value-type="float">
            <text:p>0.00839558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7" calcext:value-type="float">
            <text:p>1577</text:p>
          </table:table-cell>
          <table:table-cell office:value-type="float" office:value="0.185529947280884" calcext:value-type="float">
            <text:p>0.1855299473</text:p>
          </table:table-cell>
          <table:table-cell/>
          <table:table-cell table:formula="of:=([.C1578]-0.2406036377)*([.C1578]-0.2406036377)" office:value-type="float" office:value="0.00303311137638065" calcext:value-type="float">
            <text:p>0.00303311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8" calcext:value-type="float">
            <text:p>1578</text:p>
          </table:table-cell>
          <table:table-cell office:value-type="float" office:value="0.16917896270752" calcext:value-type="float">
            <text:p>0.1691789627</text:p>
          </table:table-cell>
          <table:table-cell/>
          <table:table-cell table:formula="of:=([.C1579]-0.2406036377)*([.C1579]-0.2406036377)" office:value-type="float" office:value="0.00510148419778147" calcext:value-type="float">
            <text:p>0.00510148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79" calcext:value-type="float">
            <text:p>1579</text:p>
          </table:table-cell>
          <table:table-cell office:value-type="float" office:value="0.230938911437988" calcext:value-type="float">
            <text:p>0.2309389114</text:p>
          </table:table-cell>
          <table:table-cell/>
          <table:table-cell table:formula="of:=([.C1580]-0.2406036377)*([.C1580]-0.2406036377)" office:value-type="float" office:value="0.0000934069337196187" calcext:value-type="float">
            <text:p>9.3406933719618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0" calcext:value-type="float">
            <text:p>1580</text:p>
          </table:table-cell>
          <table:table-cell office:value-type="float" office:value="0.294939041137695" calcext:value-type="float">
            <text:p>0.2949390411</text:p>
          </table:table-cell>
          <table:table-cell/>
          <table:table-cell table:formula="of:=([.C1581]-0.2406036377)*([.C1581]-0.2406036377)" office:value-type="float" office:value="0.00295233606673711" calcext:value-type="float">
            <text:p>0.00295233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1" calcext:value-type="float">
            <text:p>1581</text:p>
          </table:table-cell>
          <table:table-cell office:value-type="float" office:value="0.305526971817017" calcext:value-type="float">
            <text:p>0.3055269718</text:p>
          </table:table-cell>
          <table:table-cell/>
          <table:table-cell table:formula="of:=([.C1582]-0.2406036377)*([.C1582]-0.2406036377)" office:value-type="float" office:value="0.00421503931286977" calcext:value-type="float">
            <text:p>0.00421503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2" calcext:value-type="float">
            <text:p>1582</text:p>
          </table:table-cell>
          <table:table-cell office:value-type="float" office:value="0.168248176574707" calcext:value-type="float">
            <text:p>0.1682481766</text:p>
          </table:table-cell>
          <table:table-cell/>
          <table:table-cell table:formula="of:=([.C1583]-0.2406036377)*([.C1583]-0.2406036377)" office:value-type="float" office:value="0.00523531275465378" calcext:value-type="float">
            <text:p>0.00523531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3" calcext:value-type="float">
            <text:p>1583</text:p>
          </table:table-cell>
          <table:table-cell office:value-type="float" office:value="0.224086999893188" calcext:value-type="float">
            <text:p>0.2240869999</text:p>
          </table:table-cell>
          <table:table-cell/>
          <table:table-cell table:formula="of:=([.C1584]-0.2406036377)*([.C1584]-0.2406036377)" office:value-type="float" office:value="0.000272799324441395" calcext:value-type="float">
            <text:p>0.00027279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4" calcext:value-type="float">
            <text:p>1584</text:p>
          </table:table-cell>
          <table:table-cell office:value-type="float" office:value="0.126625061035156" calcext:value-type="float">
            <text:p>0.126625061</text:p>
          </table:table-cell>
          <table:table-cell/>
          <table:table-cell table:formula="of:=([.C1585]-0.2406036377)*([.C1585]-0.2406036377)" office:value-type="float" office:value="0.0129911159385437" calcext:value-type="float">
            <text:p>0.01299111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5" calcext:value-type="float">
            <text:p>1585</text:p>
          </table:table-cell>
          <table:table-cell office:value-type="float" office:value="0.211923837661743" calcext:value-type="float">
            <text:p>0.2119238377</text:p>
          </table:table-cell>
          <table:table-cell/>
          <table:table-cell table:formula="of:=([.C1586]-0.2406036377)*([.C1586]-0.2406036377)" office:value-type="float" office:value="0.000822530930234394" calcext:value-type="float">
            <text:p>0.00082253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6" calcext:value-type="float">
            <text:p>1586</text:p>
          </table:table-cell>
          <table:table-cell office:value-type="float" office:value="0.202394008636475" calcext:value-type="float">
            <text:p>0.2023940086</text:p>
          </table:table-cell>
          <table:table-cell/>
          <table:table-cell table:formula="of:=([.C1587]-0.2406036377)*([.C1587]-0.2406036377)" office:value-type="float" office:value="0.00145997575317221" calcext:value-type="float">
            <text:p>0.00145997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7" calcext:value-type="float">
            <text:p>1587</text:p>
          </table:table-cell>
          <table:table-cell office:value-type="float" office:value="0.843844890594482" calcext:value-type="float">
            <text:p>0.8438448906</text:p>
          </table:table-cell>
          <table:table-cell/>
          <table:table-cell table:formula="of:=([.C1588]-0.2406036377)*([.C1588]-0.2406036377)" office:value-type="float" office:value="0.363900009193705" calcext:value-type="float">
            <text:p>0.36390000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8" calcext:value-type="float">
            <text:p>1588</text:p>
          </table:table-cell>
          <table:table-cell office:value-type="float" office:value="0.144814014434814" calcext:value-type="float">
            <text:p>0.1448140144</text:p>
          </table:table-cell>
          <table:table-cell/>
          <table:table-cell table:formula="of:=([.C1589]-0.2406036377)*([.C1589]-0.2406036377)" office:value-type="float" office:value="0.00917565192528618" calcext:value-type="float">
            <text:p>0.00917565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89" calcext:value-type="float">
            <text:p>1589</text:p>
          </table:table-cell>
          <table:table-cell office:value-type="float" office:value="0.118512153625488" calcext:value-type="float">
            <text:p>0.1185121536</text:p>
          </table:table-cell>
          <table:table-cell/>
          <table:table-cell table:formula="of:=([.C1590]-0.2406036377)*([.C1590]-0.2406036377)" office:value-type="float" office:value="0.0149063304835167" calcext:value-type="float">
            <text:p>0.01490633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0" calcext:value-type="float">
            <text:p>1590</text:p>
          </table:table-cell>
          <table:table-cell office:value-type="float" office:value="0.123730897903442" calcext:value-type="float">
            <text:p>0.1237308979</text:p>
          </table:table-cell>
          <table:table-cell/>
          <table:table-cell table:formula="of:=([.C1591]-0.2406036377)*([.C1591]-0.2406036377)" office:value-type="float" office:value="0.0136592373075539" calcext:value-type="float">
            <text:p>0.01365923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1" calcext:value-type="float">
            <text:p>1591</text:p>
          </table:table-cell>
          <table:table-cell office:value-type="float" office:value="0.15787410736084" calcext:value-type="float">
            <text:p>0.1578741074</text:p>
          </table:table-cell>
          <table:table-cell/>
          <table:table-cell table:formula="of:=([.C1592]-0.2406036377)*([.C1592]-0.2406036377)" office:value-type="float" office:value="0.00684417519013802" calcext:value-type="float">
            <text:p>0.00684417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2" calcext:value-type="float">
            <text:p>1592</text:p>
          </table:table-cell>
          <table:table-cell office:value-type="float" office:value="0.243121147155762" calcext:value-type="float">
            <text:p>0.2431211472</text:p>
          </table:table-cell>
          <table:table-cell/>
          <table:table-cell table:formula="of:=([.C1593]-0.2406036377)*([.C1593]-0.2406036377)" office:value-type="float" office:value="0.00000633785385984947" calcext:value-type="float">
            <text:p>6.33785385984947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3" calcext:value-type="float">
            <text:p>1593</text:p>
          </table:table-cell>
          <table:table-cell office:value-type="float" office:value="0.464138984680176" calcext:value-type="float">
            <text:p>0.4641389847</text:p>
          </table:table-cell>
          <table:table-cell/>
          <table:table-cell table:formula="of:=([.C1594]-0.2406036377)*([.C1594]-0.2406036377)" office:value-type="float" office:value="0.0499680513495476" calcext:value-type="float">
            <text:p>0.04996805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4" calcext:value-type="float">
            <text:p>1594</text:p>
          </table:table-cell>
          <table:table-cell office:value-type="float" office:value="0.187888145446777" calcext:value-type="float">
            <text:p>0.1878881454</text:p>
          </table:table-cell>
          <table:table-cell/>
          <table:table-cell table:formula="of:=([.C1595]-0.2406036377)*([.C1595]-0.2406036377)" office:value-type="float" office:value="0.00277892312349958" calcext:value-type="float">
            <text:p>0.00277892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5" calcext:value-type="float">
            <text:p>1595</text:p>
          </table:table-cell>
          <table:table-cell office:value-type="float" office:value="0.201666116714478" calcext:value-type="float">
            <text:p>0.2016661167</text:p>
          </table:table-cell>
          <table:table-cell/>
          <table:table-cell table:formula="of:=([.C1596]-0.2406036377)*([.C1596]-0.2406036377)" office:value-type="float" office:value="0.001516130540498" calcext:value-type="float">
            <text:p>0.00151613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6" calcext:value-type="float">
            <text:p>1596</text:p>
          </table:table-cell>
          <table:table-cell office:value-type="float" office:value="0.325171947479248" calcext:value-type="float">
            <text:p>0.3251719475</text:p>
          </table:table-cell>
          <table:table-cell/>
          <table:table-cell table:formula="of:=([.C1597]-0.2406036377)*([.C1597]-0.2406036377)" office:value-type="float" office:value="0.00715179901891886" calcext:value-type="float">
            <text:p>0.0071517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7" calcext:value-type="float">
            <text:p>1597</text:p>
          </table:table-cell>
          <table:table-cell office:value-type="float" office:value="0.222550868988037" calcext:value-type="float">
            <text:p>0.222550869</text:p>
          </table:table-cell>
          <table:table-cell/>
          <table:table-cell table:formula="of:=([.C1598]-0.2406036377)*([.C1598]-0.2406036377)" office:value-type="float" office:value="0.000325902458167628" calcext:value-type="float">
            <text:p>0.00032590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8" calcext:value-type="float">
            <text:p>1598</text:p>
          </table:table-cell>
          <table:table-cell office:value-type="float" office:value="0.196533918380737" calcext:value-type="float">
            <text:p>0.1965339184</text:p>
          </table:table-cell>
          <table:table-cell/>
          <table:table-cell table:formula="of:=([.C1599]-0.2406036377)*([.C1599]-0.2406036377)" office:value-type="float" office:value="0.0019421401608786" calcext:value-type="float">
            <text:p>0.0019421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599" calcext:value-type="float">
            <text:p>1599</text:p>
          </table:table-cell>
          <table:table-cell office:value-type="float" office:value="0.295319080352783" calcext:value-type="float">
            <text:p>0.2953190804</text:p>
          </table:table-cell>
          <table:table-cell/>
          <table:table-cell table:formula="of:=([.C1600]-0.2406036377)*([.C1600]-0.2406036377)" office:value-type="float" office:value="0.00299377966469001" calcext:value-type="float">
            <text:p>0.00299377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0" calcext:value-type="float">
            <text:p>1600</text:p>
          </table:table-cell>
          <table:table-cell office:value-type="float" office:value="0.2970130443573" calcext:value-type="float">
            <text:p>0.2970130444</text:p>
          </table:table-cell>
          <table:table-cell/>
          <table:table-cell table:formula="of:=([.C1601]-0.2406036377)*([.C1601]-0.2406036377)" office:value-type="float" office:value="0.00318202115942862" calcext:value-type="float">
            <text:p>0.00318202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1" calcext:value-type="float">
            <text:p>1601</text:p>
          </table:table-cell>
          <table:table-cell office:value-type="float" office:value="0.230197906494141" calcext:value-type="float">
            <text:p>0.2301979065</text:p>
          </table:table-cell>
          <table:table-cell/>
          <table:table-cell table:formula="of:=([.C1602]-0.2406036377)*([.C1602]-0.2406036377)" office:value-type="float" office:value="0.000108279241928595" calcext:value-type="float">
            <text:p>0.00010827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2" calcext:value-type="float">
            <text:p>1602</text:p>
          </table:table-cell>
          <table:table-cell office:value-type="float" office:value="0.278538942337036" calcext:value-type="float">
            <text:p>0.2785389423</text:p>
          </table:table-cell>
          <table:table-cell/>
          <table:table-cell table:formula="of:=([.C1603]-0.2406036377)*([.C1603]-0.2406036377)" office:value-type="float" office:value="0.00143908733790473" calcext:value-type="float">
            <text:p>0.00143908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3" calcext:value-type="float">
            <text:p>1603</text:p>
          </table:table-cell>
          <table:table-cell office:value-type="float" office:value="0.284849882125854" calcext:value-type="float">
            <text:p>0.2848498821</text:p>
          </table:table-cell>
          <table:table-cell/>
          <table:table-cell table:formula="of:=([.C1604]-0.2406036377)*([.C1604]-0.2406036377)" office:value-type="float" office:value="0.00195773014579246" calcext:value-type="float">
            <text:p>0.00195773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4" calcext:value-type="float">
            <text:p>1604</text:p>
          </table:table-cell>
          <table:table-cell office:value-type="float" office:value="0.322141885757446" calcext:value-type="float">
            <text:p>0.3221418858</text:p>
          </table:table-cell>
          <table:table-cell/>
          <table:table-cell table:formula="of:=([.C1605]-0.2406036377)*([.C1605]-0.2406036377)" office:value-type="float" office:value="0.00664848589627764" calcext:value-type="float">
            <text:p>0.00664848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5" calcext:value-type="float">
            <text:p>1605</text:p>
          </table:table-cell>
          <table:table-cell office:value-type="float" office:value="0.456373929977417" calcext:value-type="float">
            <text:p>0.45637393</text:p>
          </table:table-cell>
          <table:table-cell/>
          <table:table-cell table:formula="of:=([.C1606]-0.2406036377)*([.C1606]-0.2406036377)" office:value-type="float" office:value="0.046556819029482" calcext:value-type="float">
            <text:p>0.0465568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6" calcext:value-type="float">
            <text:p>1606</text:p>
          </table:table-cell>
          <table:table-cell office:value-type="float" office:value="0.383043050765991" calcext:value-type="float">
            <text:p>0.3830430508</text:p>
          </table:table-cell>
          <table:table-cell/>
          <table:table-cell table:formula="of:=([.C1607]-0.2406036377)*([.C1607]-0.2406036377)" office:value-type="float" office:value="0.0202889863945841" calcext:value-type="float">
            <text:p>0.02028898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7" calcext:value-type="float">
            <text:p>1607</text:p>
          </table:table-cell>
          <table:table-cell office:value-type="float" office:value="0.124383926391602" calcext:value-type="float">
            <text:p>0.1243839264</text:p>
          </table:table-cell>
          <table:table-cell/>
          <table:table-cell table:formula="of:=([.C1608]-0.2406036377)*([.C1608]-0.2406036377)" office:value-type="float" office:value="0.0135070212966075" calcext:value-type="float">
            <text:p>0.01350702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8" calcext:value-type="float">
            <text:p>1608</text:p>
          </table:table-cell>
          <table:table-cell office:value-type="float" office:value="0.207242965698242" calcext:value-type="float">
            <text:p>0.2072429657</text:p>
          </table:table-cell>
          <table:table-cell/>
          <table:table-cell table:formula="of:=([.C1609]-0.2406036377)*([.C1609]-0.2406036377)" office:value-type="float" office:value="0.00111293443640887" calcext:value-type="float">
            <text:p>0.00111293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09" calcext:value-type="float">
            <text:p>1609</text:p>
          </table:table-cell>
          <table:table-cell office:value-type="float" office:value="0.379330158233643" calcext:value-type="float">
            <text:p>0.3793301582</text:p>
          </table:table-cell>
          <table:table-cell/>
          <table:table-cell table:formula="of:=([.C1610]-0.2406036377)*([.C1610]-0.2406036377)" office:value-type="float" office:value="0.0192450474993712" calcext:value-type="float">
            <text:p>0.01924504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0" calcext:value-type="float">
            <text:p>1610</text:p>
          </table:table-cell>
          <table:table-cell office:value-type="float" office:value="0.173062801361084" calcext:value-type="float">
            <text:p>0.1730628014</text:p>
          </table:table-cell>
          <table:table-cell/>
          <table:table-cell table:formula="of:=([.C1611]-0.2406036377)*([.C1611]-0.2406036377)" office:value-type="float" office:value="0.00456176457336024" calcext:value-type="float">
            <text:p>0.00456176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1" calcext:value-type="float">
            <text:p>1611</text:p>
          </table:table-cell>
          <table:table-cell office:value-type="float" office:value="0.339501142501831" calcext:value-type="float">
            <text:p>0.3395011425</text:p>
          </table:table-cell>
          <table:table-cell/>
          <table:table-cell table:formula="of:=([.C1612]-0.2406036377)*([.C1612]-0.2406036377)" office:value-type="float" office:value="0.0097807164560282" calcext:value-type="float">
            <text:p>0.00978071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2" calcext:value-type="float">
            <text:p>1612</text:p>
          </table:table-cell>
          <table:table-cell office:value-type="float" office:value="0.137559175491333" calcext:value-type="float">
            <text:p>0.1375591755</text:p>
          </table:table-cell>
          <table:table-cell/>
          <table:table-cell table:formula="of:=([.C1613]-0.2406036377)*([.C1613]-0.2406036377)" office:value-type="float" office:value="0.0106181611918734" calcext:value-type="float">
            <text:p>0.01061816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3" calcext:value-type="float">
            <text:p>1613</text:p>
          </table:table-cell>
          <table:table-cell office:value-type="float" office:value="0.389211177825928" calcext:value-type="float">
            <text:p>0.3892111778</text:p>
          </table:table-cell>
          <table:table-cell/>
          <table:table-cell table:formula="of:=([.C1614]-0.2406036377)*([.C1614]-0.2406036377)" office:value-type="float" office:value="0.0220842009822792" calcext:value-type="float">
            <text:p>0.0220842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4" calcext:value-type="float">
            <text:p>1614</text:p>
          </table:table-cell>
          <table:table-cell office:value-type="float" office:value="0.378710985183716" calcext:value-type="float">
            <text:p>0.3787109852</text:p>
          </table:table-cell>
          <table:table-cell/>
          <table:table-cell table:formula="of:=([.C1615]-0.2406036377)*([.C1615]-0.2406036377)" office:value-type="float" office:value="0.0190736394289878" calcext:value-type="float">
            <text:p>0.01907363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5" calcext:value-type="float">
            <text:p>1615</text:p>
          </table:table-cell>
          <table:table-cell office:value-type="float" office:value="0.187901020050049" calcext:value-type="float">
            <text:p>0.1879010201</text:p>
          </table:table-cell>
          <table:table-cell/>
          <table:table-cell table:formula="of:=([.C1616]-0.2406036377)*([.C1616]-0.2406036377)" office:value-type="float" office:value="0.00277756590715694" calcext:value-type="float">
            <text:p>0.00277756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6" calcext:value-type="float">
            <text:p>1616</text:p>
          </table:table-cell>
          <table:table-cell office:value-type="float" office:value="0.189139127731323" calcext:value-type="float">
            <text:p>0.1891391277</text:p>
          </table:table-cell>
          <table:table-cell/>
          <table:table-cell table:formula="of:=([.C1617]-0.2406036377)*([.C1617]-0.2406036377)" office:value-type="float" office:value="0.00264859578631603" calcext:value-type="float">
            <text:p>0.00264859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7" calcext:value-type="float">
            <text:p>1617</text:p>
          </table:table-cell>
          <table:table-cell office:value-type="float" office:value="0.117358922958374" calcext:value-type="float">
            <text:p>0.117358923</text:p>
          </table:table-cell>
          <table:table-cell/>
          <table:table-cell table:formula="of:=([.C1618]-0.2406036377)*([.C1618]-0.2406036377)" office:value-type="float" office:value="0.0151892597117448" calcext:value-type="float">
            <text:p>0.0151892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8" calcext:value-type="float">
            <text:p>1618</text:p>
          </table:table-cell>
          <table:table-cell office:value-type="float" office:value="0.176682949066162" calcext:value-type="float">
            <text:p>0.1766829491</text:p>
          </table:table-cell>
          <table:table-cell/>
          <table:table-cell table:formula="of:=([.C1619]-0.2406036377)*([.C1619]-0.2406036377)" office:value-type="float" office:value="0.00408585443542405" calcext:value-type="float">
            <text:p>0.00408585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19" calcext:value-type="float">
            <text:p>1619</text:p>
          </table:table-cell>
          <table:table-cell office:value-type="float" office:value="0.145965814590454" calcext:value-type="float">
            <text:p>0.1459658146</text:p>
          </table:table-cell>
          <table:table-cell/>
          <table:table-cell table:formula="of:=([.C1620]-0.2406036377)*([.C1620]-0.2406036377)" office:value-type="float" office:value="0.0089563175629137" calcext:value-type="float">
            <text:p>0.00895631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0" calcext:value-type="float">
            <text:p>1620</text:p>
          </table:table-cell>
          <table:table-cell office:value-type="float" office:value="0.336480855941772" calcext:value-type="float">
            <text:p>0.3364808559</text:p>
          </table:table-cell>
          <table:table-cell/>
          <table:table-cell table:formula="of:=([.C1621]-0.2406036377)*([.C1621]-0.2406036377)" office:value-type="float" office:value="0.00919244097778048" calcext:value-type="float">
            <text:p>0.0091924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1" calcext:value-type="float">
            <text:p>1621</text:p>
          </table:table-cell>
          <table:table-cell office:value-type="float" office:value="0.136759042739868" calcext:value-type="float">
            <text:p>0.1367590427</text:p>
          </table:table-cell>
          <table:table-cell/>
          <table:table-cell table:formula="of:=([.C1622]-0.2406036377)*([.C1622]-0.2406036377)" office:value-type="float" office:value="0.0107836999024338" calcext:value-type="float">
            <text:p>0.01078369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2" calcext:value-type="float">
            <text:p>1622</text:p>
          </table:table-cell>
          <table:table-cell office:value-type="float" office:value="0.196472883224487" calcext:value-type="float">
            <text:p>0.1964728832</text:p>
          </table:table-cell>
          <table:table-cell/>
          <table:table-cell table:formula="of:=([.C1623]-0.2406036377)*([.C1623]-0.2406036377)" office:value-type="float" office:value="0.00194752349057798" calcext:value-type="float">
            <text:p>0.00194752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3" calcext:value-type="float">
            <text:p>1623</text:p>
          </table:table-cell>
          <table:table-cell office:value-type="float" office:value="0.355252981185913" calcext:value-type="float">
            <text:p>0.3552529812</text:p>
          </table:table-cell>
          <table:table-cell/>
          <table:table-cell table:formula="of:=([.C1624]-0.2406036377)*([.C1624]-0.2406036377)" office:value-type="float" office:value="0.0131444719617509" calcext:value-type="float">
            <text:p>0.0131444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4" calcext:value-type="float">
            <text:p>1624</text:p>
          </table:table-cell>
          <table:table-cell office:value-type="float" office:value="0.37322998046875" calcext:value-type="float">
            <text:p>0.3732299805</text:p>
          </table:table-cell>
          <table:table-cell/>
          <table:table-cell table:formula="of:=([.C1625]-0.2406036377)*([.C1625]-0.2406036377)" office:value-type="float" office:value="0.017589746796214" calcext:value-type="float">
            <text:p>0.0175897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5" calcext:value-type="float">
            <text:p>1625</text:p>
          </table:table-cell>
          <table:table-cell office:value-type="float" office:value="0.123319864273071" calcext:value-type="float">
            <text:p>0.1233198643</text:p>
          </table:table-cell>
          <table:table-cell/>
          <table:table-cell table:formula="of:=([.C1626]-0.2406036377)*([.C1626]-0.2406036377)" office:value-type="float" office:value="0.0137554835092592" calcext:value-type="float">
            <text:p>0.01375548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6" calcext:value-type="float">
            <text:p>1626</text:p>
          </table:table-cell>
          <table:table-cell office:value-type="float" office:value="0.238665103912354" calcext:value-type="float">
            <text:p>0.2386651039</text:p>
          </table:table-cell>
          <table:table-cell/>
          <table:table-cell table:formula="of:=([.C1627]-0.2406036377)*([.C1627]-0.2406036377)" office:value-type="float" office:value="0.00000375791324584696" calcext:value-type="float">
            <text:p>3.75791324584696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7" calcext:value-type="float">
            <text:p>1627</text:p>
          </table:table-cell>
          <table:table-cell office:value-type="float" office:value="0.45394492149353" calcext:value-type="float">
            <text:p>0.4539449215</text:p>
          </table:table-cell>
          <table:table-cell/>
          <table:table-cell table:formula="of:=([.C1628]-0.2406036377)*([.C1628]-0.2406036377)" office:value-type="float" office:value="0.0455145033706716" calcext:value-type="float">
            <text:p>0.04551450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8" calcext:value-type="float">
            <text:p>1628</text:p>
          </table:table-cell>
          <table:table-cell office:value-type="float" office:value="0.510337114334106" calcext:value-type="float">
            <text:p>0.5103371143</text:p>
          </table:table-cell>
          <table:table-cell/>
          <table:table-cell table:formula="of:=([.C1629]-0.2406036377)*([.C1629]-0.2406036377)" office:value-type="float" office:value="0.072756148417122" calcext:value-type="float">
            <text:p>0.07275614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29" calcext:value-type="float">
            <text:p>1629</text:p>
          </table:table-cell>
          <table:table-cell office:value-type="float" office:value="0.339390993118286" calcext:value-type="float">
            <text:p>0.3393909931</text:p>
          </table:table-cell>
          <table:table-cell/>
          <table:table-cell table:formula="of:=([.C1630]-0.2406036377)*([.C1630]-0.2406036377)" office:value-type="float" office:value="0.00975894159053878" calcext:value-type="float">
            <text:p>0.00975894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0" calcext:value-type="float">
            <text:p>1630</text:p>
          </table:table-cell>
          <table:table-cell office:value-type="float" office:value="0.131627082824707" calcext:value-type="float">
            <text:p>0.1316270828</text:p>
          </table:table-cell>
          <table:table-cell/>
          <table:table-cell table:formula="of:=([.C1631]-0.2406036377)*([.C1631]-0.2406036377)" office:value-type="float" office:value="0.0118758895124877" calcext:value-type="float">
            <text:p>0.01187588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1" calcext:value-type="float">
            <text:p>1631</text:p>
          </table:table-cell>
          <table:table-cell office:value-type="float" office:value="0.248481035232544" calcext:value-type="float">
            <text:p>0.2484810352</text:p>
          </table:table-cell>
          <table:table-cell/>
          <table:table-cell table:formula="of:=([.C1632]-0.2406036377)*([.C1632]-0.2406036377)" office:value-type="float" office:value="0.0000620533918857297" calcext:value-type="float">
            <text:p>6.2053391885729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2" calcext:value-type="float">
            <text:p>1632</text:p>
          </table:table-cell>
          <table:table-cell office:value-type="float" office:value="0.183665990829468" calcext:value-type="float">
            <text:p>0.1836659908</text:p>
          </table:table-cell>
          <table:table-cell/>
          <table:table-cell table:formula="of:=([.C1633]-0.2406036377)*([.C1633]-0.2406036377)" office:value-type="float" office:value="0.00324189563115343" calcext:value-type="float">
            <text:p>0.00324189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3" calcext:value-type="float">
            <text:p>1633</text:p>
          </table:table-cell>
          <table:table-cell office:value-type="float" office:value="0.140046119689941" calcext:value-type="float">
            <text:p>0.1400461197</text:p>
          </table:table-cell>
          <table:table-cell/>
          <table:table-cell table:formula="of:=([.C1634]-0.2406036377)*([.C1634]-0.2406036377)" office:value-type="float" office:value="0.0101118144283433" calcext:value-type="float">
            <text:p>0.01011181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4" calcext:value-type="float">
            <text:p>1634</text:p>
          </table:table-cell>
          <table:table-cell office:value-type="float" office:value="0.2536940574646" calcext:value-type="float">
            <text:p>0.2536940575</text:p>
          </table:table-cell>
          <table:table-cell/>
          <table:table-cell table:formula="of:=([.C1635]-0.2406036377)*([.C1635]-0.2406036377)" office:value-type="float" office:value="0.00017135908961342" calcext:value-type="float">
            <text:p>0.00017135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5" calcext:value-type="float">
            <text:p>1635</text:p>
          </table:table-cell>
          <table:table-cell office:value-type="float" office:value="0.204319000244141" calcext:value-type="float">
            <text:p>0.2043190002</text:p>
          </table:table-cell>
          <table:table-cell/>
          <table:table-cell table:formula="of:=([.C1636]-0.2406036377)*([.C1636]-0.2406036377)" office:value-type="float" office:value="0.00131657491530315" calcext:value-type="float">
            <text:p>0.00131657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6" calcext:value-type="float">
            <text:p>1636</text:p>
          </table:table-cell>
          <table:table-cell office:value-type="float" office:value="0.230086088180542" calcext:value-type="float">
            <text:p>0.2300860882</text:p>
          </table:table-cell>
          <table:table-cell/>
          <table:table-cell table:formula="of:=([.C1637]-0.2406036377)*([.C1637]-0.2406036377)" office:value-type="float" office:value="0.000110618847894251" calcext:value-type="float">
            <text:p>0.00011061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7" calcext:value-type="float">
            <text:p>1637</text:p>
          </table:table-cell>
          <table:table-cell office:value-type="float" office:value="0.2254638671875" calcext:value-type="float">
            <text:p>0.2254638672</text:p>
          </table:table-cell>
          <table:table-cell/>
          <table:table-cell table:formula="of:=([.C1638]-0.2406036377)*([.C1638]-0.2406036377)" office:value-type="float" office:value="0.000229212651171165" calcext:value-type="float">
            <text:p>0.00022921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8" calcext:value-type="float">
            <text:p>1638</text:p>
          </table:table-cell>
          <table:table-cell office:value-type="float" office:value="0.212868213653564" calcext:value-type="float">
            <text:p>0.2128682137</text:p>
          </table:table-cell>
          <table:table-cell/>
          <table:table-cell table:formula="of:=([.C1639]-0.2406036377)*([.C1639]-0.2406036377)" office:value-type="float" office:value="0.000769253747035596" calcext:value-type="float">
            <text:p>0.00076925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39" calcext:value-type="float">
            <text:p>1639</text:p>
          </table:table-cell>
          <table:table-cell office:value-type="float" office:value="0.287477016448975" calcext:value-type="float">
            <text:p>0.2874770164</text:p>
          </table:table-cell>
          <table:table-cell/>
          <table:table-cell table:formula="of:=([.C1640]-0.2406036377)*([.C1640]-0.2406036377)" office:value-type="float" office:value="0.00219711363534482" calcext:value-type="float">
            <text:p>0.00219711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0" calcext:value-type="float">
            <text:p>1640</text:p>
          </table:table-cell>
          <table:table-cell office:value-type="float" office:value="0.417452812194824" calcext:value-type="float">
            <text:p>0.4174528122</text:p>
          </table:table-cell>
          <table:table-cell/>
          <table:table-cell table:formula="of:=([.C1641]-0.2406036377)*([.C1641]-0.2406036377)" office:value-type="float" office:value="0.0312756305195008" calcext:value-type="float">
            <text:p>0.03127563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1" calcext:value-type="float">
            <text:p>1641</text:p>
          </table:table-cell>
          <table:table-cell office:value-type="float" office:value="0.292787075042725" calcext:value-type="float">
            <text:p>0.292787075</text:p>
          </table:table-cell>
          <table:table-cell/>
          <table:table-cell table:formula="of:=([.C1642]-0.2406036377)*([.C1642]-0.2406036377)" office:value-type="float" office:value="0.00272311113290206" calcext:value-type="float">
            <text:p>0.00272311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2" calcext:value-type="float">
            <text:p>1642</text:p>
          </table:table-cell>
          <table:table-cell office:value-type="float" office:value="0.238975048065186" calcext:value-type="float">
            <text:p>0.2389750481</text:p>
          </table:table-cell>
          <table:table-cell/>
          <table:table-cell table:formula="of:=([.C1643]-0.2406036377)*([.C1643]-0.2406036377)" office:value-type="float" office:value="0.00000265230419862502" calcext:value-type="float">
            <text:p>2.65230419862502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3" calcext:value-type="float">
            <text:p>1643</text:p>
          </table:table-cell>
          <table:table-cell office:value-type="float" office:value="0.191586971282959" calcext:value-type="float">
            <text:p>0.1915869713</text:p>
          </table:table-cell>
          <table:table-cell/>
          <table:table-cell table:formula="of:=([.C1644]-0.2406036377)*([.C1644]-0.2406036377)" office:value-type="float" office:value="0.00240263358663948" calcext:value-type="float">
            <text:p>0.00240263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4" calcext:value-type="float">
            <text:p>1644</text:p>
          </table:table-cell>
          <table:table-cell office:value-type="float" office:value="0.371840000152588" calcext:value-type="float">
            <text:p>0.3718400002</text:p>
          </table:table-cell>
          <table:table-cell/>
          <table:table-cell table:formula="of:=([.C1645]-0.2406036377)*([.C1645]-0.2406036377)" office:value-type="float" office:value="0.017222982829787" calcext:value-type="float">
            <text:p>0.01722298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5" calcext:value-type="float">
            <text:p>1645</text:p>
          </table:table-cell>
          <table:table-cell office:value-type="float" office:value="0.505486011505127" calcext:value-type="float">
            <text:p>0.5054860115</text:p>
          </table:table-cell>
          <table:table-cell/>
          <table:table-cell table:formula="of:=([.C1646]-0.2406036377)*([.C1646]-0.2406036377)" office:value-type="float" office:value="0.070162671952639" calcext:value-type="float">
            <text:p>0.0701626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6" calcext:value-type="float">
            <text:p>1646</text:p>
          </table:table-cell>
          <table:table-cell office:value-type="float" office:value="0.154814958572388" calcext:value-type="float">
            <text:p>0.1548149586</text:p>
          </table:table-cell>
          <table:table-cell/>
          <table:table-cell table:formula="of:=([.C1647]-0.2406036377)*([.C1647]-0.2406036377)" office:value-type="float" office:value="0.00735969746646042" calcext:value-type="float">
            <text:p>0.00735969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7" calcext:value-type="float">
            <text:p>1647</text:p>
          </table:table-cell>
          <table:table-cell office:value-type="float" office:value="0.56889820098877" calcext:value-type="float">
            <text:p>0.568898201</text:p>
          </table:table-cell>
          <table:table-cell/>
          <table:table-cell table:formula="of:=([.C1648]-0.2406036377)*([.C1648]-0.2406036377)" office:value-type="float" office:value="0.107777320284964" calcext:value-type="float">
            <text:p>0.107777320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8" calcext:value-type="float">
            <text:p>1648</text:p>
          </table:table-cell>
          <table:table-cell office:value-type="float" office:value="0.74593997001648" calcext:value-type="float">
            <text:p>0.74593997</text:p>
          </table:table-cell>
          <table:table-cell/>
          <table:table-cell table:formula="of:=([.C1649]-0.2406036377)*([.C1649]-0.2406036377)" office:value-type="float" office:value="0.255364808759071" calcext:value-type="float">
            <text:p>0.25536480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49" calcext:value-type="float">
            <text:p>1649</text:p>
          </table:table-cell>
          <table:table-cell office:value-type="float" office:value="0.125833988189697" calcext:value-type="float">
            <text:p>0.1258339882</text:p>
          </table:table-cell>
          <table:table-cell/>
          <table:table-cell table:formula="of:=([.C1650]-0.2406036377)*([.C1650]-0.2406036377)" office:value-type="float" office:value="0.0131720724487177" calcext:value-type="float">
            <text:p>0.01317207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0" calcext:value-type="float">
            <text:p>1650</text:p>
          </table:table-cell>
          <table:table-cell office:value-type="float" office:value="0.18818998336792" calcext:value-type="float">
            <text:p>0.1881899834</text:p>
          </table:table-cell>
          <table:table-cell/>
          <table:table-cell table:formula="of:=([.C1651]-0.2406036377)*([.C1651]-0.2406036377)" office:value-type="float" office:value="0.00274719116044278" calcext:value-type="float">
            <text:p>0.00274719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1" calcext:value-type="float">
            <text:p>1651</text:p>
          </table:table-cell>
          <table:table-cell office:value-type="float" office:value="0.304261922836304" calcext:value-type="float">
            <text:p>0.3042619228</text:p>
          </table:table-cell>
          <table:table-cell/>
          <table:table-cell table:formula="of:=([.C1652]-0.2406036377)*([.C1652]-0.2406036377)" office:value-type="float" office:value="0.00405237726649494" calcext:value-type="float">
            <text:p>0.00405237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2" calcext:value-type="float">
            <text:p>1652</text:p>
          </table:table-cell>
          <table:table-cell office:value-type="float" office:value="0.563001155853272" calcext:value-type="float">
            <text:p>0.5630011559</text:p>
          </table:table-cell>
          <table:table-cell/>
          <table:table-cell table:formula="of:=([.C1653]-0.2406036377)*([.C1653]-0.2406036377)" office:value-type="float" office:value="0.103940159711389" calcext:value-type="float">
            <text:p>0.1039401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3" calcext:value-type="float">
            <text:p>1653</text:p>
          </table:table-cell>
          <table:table-cell office:value-type="float" office:value="0.245898008346558" calcext:value-type="float">
            <text:p>0.2458980083</text:p>
          </table:table-cell>
          <table:table-cell/>
          <table:table-cell table:formula="of:=([.C1654]-0.2406036377)*([.C1654]-0.2406036377)" office:value-type="float" office:value="0.0000280303605431308" calcext:value-type="float">
            <text:p>2.80303605431308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4" calcext:value-type="float">
            <text:p>1654</text:p>
          </table:table-cell>
          <table:table-cell office:value-type="float" office:value="0.279646158218384" calcext:value-type="float">
            <text:p>0.2796461582</text:p>
          </table:table-cell>
          <table:table-cell/>
          <table:table-cell table:formula="of:=([.C1655]-0.2406036377)*([.C1655]-0.2406036377)" office:value-type="float" office:value="0.00152431840842842" calcext:value-type="float">
            <text:p>0.00152431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5" calcext:value-type="float">
            <text:p>1655</text:p>
          </table:table-cell>
          <table:table-cell office:value-type="float" office:value="0.1565101146698" calcext:value-type="float">
            <text:p>0.1565101147</text:p>
          </table:table-cell>
          <table:table-cell/>
          <table:table-cell table:formula="of:=([.C1656]-0.2406036377)*([.C1656]-0.2406036377)" office:value-type="float" office:value="0.00707172061563081" calcext:value-type="float">
            <text:p>0.00707172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6" calcext:value-type="float">
            <text:p>1656</text:p>
          </table:table-cell>
          <table:table-cell office:value-type="float" office:value="0.185001850128174" calcext:value-type="float">
            <text:p>0.1850018501</text:p>
          </table:table-cell>
          <table:table-cell/>
          <table:table-cell table:formula="of:=([.C1657]-0.2406036377)*([.C1657]-0.2406036377)" office:value-type="float" office:value="0.00309155878118248" calcext:value-type="float">
            <text:p>0.00309155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7" calcext:value-type="float">
            <text:p>1657</text:p>
          </table:table-cell>
          <table:table-cell office:value-type="float" office:value="0.215564012527466" calcext:value-type="float">
            <text:p>0.2155640125</text:p>
          </table:table-cell>
          <table:table-cell/>
          <table:table-cell table:formula="of:=([.C1658]-0.2406036377)*([.C1658]-0.2406036377)" office:value-type="float" office:value="0.000626982828781006" calcext:value-type="float">
            <text:p>0.00062698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8" calcext:value-type="float">
            <text:p>1658</text:p>
          </table:table-cell>
          <table:table-cell office:value-type="float" office:value="0.386461019515991" calcext:value-type="float">
            <text:p>0.3864610195</text:p>
          </table:table-cell>
          <table:table-cell/>
          <table:table-cell table:formula="of:=([.C1659]-0.2406036377)*([.C1659]-0.2406036377)" office:value-type="float" office:value="0.0212743758302158" calcext:value-type="float">
            <text:p>0.02127437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59" calcext:value-type="float">
            <text:p>1659</text:p>
          </table:table-cell>
          <table:table-cell office:value-type="float" office:value="0.478947162628174" calcext:value-type="float">
            <text:p>0.4789471626</text:p>
          </table:table-cell>
          <table:table-cell/>
          <table:table-cell table:formula="of:=([.C1660]-0.2406036377)*([.C1660]-0.2406036377)" office:value-type="float" office:value="0.056807635875187" calcext:value-type="float">
            <text:p>0.05680763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0" calcext:value-type="float">
            <text:p>1660</text:p>
          </table:table-cell>
          <table:table-cell office:value-type="float" office:value="0.195885896682739" calcext:value-type="float">
            <text:p>0.1958858967</text:p>
          </table:table-cell>
          <table:table-cell/>
          <table:table-cell table:formula="of:=([.C1661]-0.2406036377)*([.C1661]-0.2406036377)" office:value-type="float" office:value="0.0019996763616868" calcext:value-type="float">
            <text:p>0.00199967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1" calcext:value-type="float">
            <text:p>1661</text:p>
          </table:table-cell>
          <table:table-cell office:value-type="float" office:value="0.213901042938232" calcext:value-type="float">
            <text:p>0.2139010429</text:p>
          </table:table-cell>
          <table:table-cell/>
          <table:table-cell table:formula="of:=([.C1662]-0.2406036377)*([.C1662]-0.2406036377)" office:value-type="float" office:value="0.000713028567011178" calcext:value-type="float">
            <text:p>0.00071302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2" calcext:value-type="float">
            <text:p>1662</text:p>
          </table:table-cell>
          <table:table-cell office:value-type="float" office:value="0.155189990997314" calcext:value-type="float">
            <text:p>0.155189991</text:p>
          </table:table-cell>
          <table:table-cell/>
          <table:table-cell table:formula="of:=([.C1663]-0.2406036377)*([.C1663]-0.2406036377)" office:value-type="float" office:value="0.00729549104305119" calcext:value-type="float">
            <text:p>0.0072954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3" calcext:value-type="float">
            <text:p>1663</text:p>
          </table:table-cell>
          <table:table-cell office:value-type="float" office:value="0.174693822860718" calcext:value-type="float">
            <text:p>0.1746938229</text:p>
          </table:table-cell>
          <table:table-cell/>
          <table:table-cell table:formula="of:=([.C1664]-0.2406036377)*([.C1664]-0.2406036377)" office:value-type="float" office:value="0.00434410369214847" calcext:value-type="float">
            <text:p>0.00434410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4" calcext:value-type="float">
            <text:p>1664</text:p>
          </table:table-cell>
          <table:table-cell office:value-type="float" office:value="0.146292924880981" calcext:value-type="float">
            <text:p>0.1462929249</text:p>
          </table:table-cell>
          <table:table-cell/>
          <table:table-cell table:formula="of:=([.C1665]-0.2406036377)*([.C1665]-0.2406036377)" office:value-type="float" office:value="0.00889451055243139" calcext:value-type="float">
            <text:p>0.00889451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5" calcext:value-type="float">
            <text:p>1665</text:p>
          </table:table-cell>
          <table:table-cell office:value-type="float" office:value="0.326248168945312" calcext:value-type="float">
            <text:p>0.3262481689</text:p>
          </table:table-cell>
          <table:table-cell/>
          <table:table-cell table:formula="of:=([.C1666]-0.2406036377)*([.C1666]-0.2406036377)" office:value-type="float" office:value="0.00733498573222931" calcext:value-type="float">
            <text:p>0.00733498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6" calcext:value-type="float">
            <text:p>1666</text:p>
          </table:table-cell>
          <table:table-cell office:value-type="float" office:value="0.126131057739258" calcext:value-type="float">
            <text:p>0.1261310577</text:p>
          </table:table-cell>
          <table:table-cell/>
          <table:table-cell table:formula="of:=([.C1667]-0.2406036377)*([.C1667]-0.2406036377)" office:value-type="float" office:value="0.0131039715628685" calcext:value-type="float">
            <text:p>0.01310397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7" calcext:value-type="float">
            <text:p>1667</text:p>
          </table:table-cell>
          <table:table-cell office:value-type="float" office:value="0.391865015029907" calcext:value-type="float">
            <text:p>0.391865015</text:p>
          </table:table-cell>
          <table:table-cell/>
          <table:table-cell table:formula="of:=([.C1668]-0.2406036377)*([.C1668]-0.2406036377)" office:value-type="float" office:value="0.0228800042717405" calcext:value-type="float">
            <text:p>0.02288000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8" calcext:value-type="float">
            <text:p>1668</text:p>
          </table:table-cell>
          <table:table-cell office:value-type="float" office:value="0.417518138885498" calcext:value-type="float">
            <text:p>0.4175181389</text:p>
          </table:table-cell>
          <table:table-cell/>
          <table:table-cell table:formula="of:=([.C1669]-0.2406036377)*([.C1669]-0.2406036377)" office:value-type="float" office:value="0.0312987407297136" calcext:value-type="float">
            <text:p>0.03129874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69" calcext:value-type="float">
            <text:p>1669</text:p>
          </table:table-cell>
          <table:table-cell office:value-type="float" office:value="0.269524097442627" calcext:value-type="float">
            <text:p>0.2695240974</text:p>
          </table:table-cell>
          <table:table-cell/>
          <table:table-cell table:formula="of:=([.C1670]-0.2406036377)*([.C1670]-0.2406036377)" office:value-type="float" office:value="0.000836392991724906" calcext:value-type="float">
            <text:p>0.00083639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0" calcext:value-type="float">
            <text:p>1670</text:p>
          </table:table-cell>
          <table:table-cell office:value-type="float" office:value="0.403301954269409" calcext:value-type="float">
            <text:p>0.4033019543</text:p>
          </table:table-cell>
          <table:table-cell/>
          <table:table-cell table:formula="of:=([.C1671]-0.2406036377)*([.C1671]-0.2406036377)" office:value-type="float" office:value="0.0264707422145197" calcext:value-type="float">
            <text:p>0.02647074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1" calcext:value-type="float">
            <text:p>1671</text:p>
          </table:table-cell>
          <table:table-cell office:value-type="float" office:value="0.237426996231079" calcext:value-type="float">
            <text:p>0.2374269962</text:p>
          </table:table-cell>
          <table:table-cell/>
          <table:table-cell table:formula="of:=([.C1672]-0.2406036377)*([.C1672]-0.2406036377)" office:value-type="float" office:value="0.000010091051022068" calcext:value-type="float">
            <text:p>1.0091051022068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2" calcext:value-type="float">
            <text:p>1672</text:p>
          </table:table-cell>
          <table:table-cell office:value-type="float" office:value="0.269760847091675" calcext:value-type="float">
            <text:p>0.2697608471</text:p>
          </table:table-cell>
          <table:table-cell/>
          <table:table-cell table:formula="of:=([.C1673]-0.2406036377)*([.C1673]-0.2406036377)" office:value-type="float" office:value="0.000850142859509969" calcext:value-type="float">
            <text:p>0.00085014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3" calcext:value-type="float">
            <text:p>1673</text:p>
          </table:table-cell>
          <table:table-cell office:value-type="float" office:value="0.159426927566528" calcext:value-type="float">
            <text:p>0.1594269276</text:p>
          </table:table-cell>
          <table:table-cell/>
          <table:table-cell table:formula="of:=([.C1674]-0.2406036377)*([.C1674]-0.2406036377)" office:value-type="float" office:value="0.00658965826809369" calcext:value-type="float">
            <text:p>0.00658965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4" calcext:value-type="float">
            <text:p>1674</text:p>
          </table:table-cell>
          <table:table-cell office:value-type="float" office:value="0.358593940734863" calcext:value-type="float">
            <text:p>0.3585939407</text:p>
          </table:table-cell>
          <table:table-cell/>
          <table:table-cell table:formula="of:=([.C1675]-0.2406036377)*([.C1675]-0.2406036377)" office:value-type="float" office:value="0.0139217116102589" calcext:value-type="float">
            <text:p>0.01392171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5" calcext:value-type="float">
            <text:p>1675</text:p>
          </table:table-cell>
          <table:table-cell office:value-type="float" office:value="0.208920001983643" calcext:value-type="float">
            <text:p>0.208920002</text:p>
          </table:table-cell>
          <table:table-cell/>
          <table:table-cell table:formula="of:=([.C1676]-0.2406036377)*([.C1676]-0.2406036377)" office:value-type="float" office:value="0.00100385277220684" calcext:value-type="float">
            <text:p>0.00100385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6" calcext:value-type="float">
            <text:p>1676</text:p>
          </table:table-cell>
          <table:table-cell office:value-type="float" office:value="0.343422889709473" calcext:value-type="float">
            <text:p>0.3434228897</text:p>
          </table:table-cell>
          <table:table-cell/>
          <table:table-cell table:formula="of:=([.C1677]-0.2406036377)*([.C1677]-0.2406036377)" office:value-type="float" office:value="0.0105717985837874" calcext:value-type="float">
            <text:p>0.01057179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7" calcext:value-type="float">
            <text:p>1677</text:p>
          </table:table-cell>
          <table:table-cell office:value-type="float" office:value="0.208574056625366" calcext:value-type="float">
            <text:p>0.2085740566</text:p>
          </table:table-cell>
          <table:table-cell/>
          <table:table-cell table:formula="of:=([.C1678]-0.2406036377)*([.C1678]-0.2406036377)" office:value-type="float" office:value="0.00102589406381654" calcext:value-type="float">
            <text:p>0.00102589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8" calcext:value-type="float">
            <text:p>1678</text:p>
          </table:table-cell>
          <table:table-cell office:value-type="float" office:value="0.668928861618042" calcext:value-type="float">
            <text:p>0.6689288616</text:p>
          </table:table-cell>
          <table:table-cell/>
          <table:table-cell table:formula="of:=([.C1679]-0.2406036377)*([.C1679]-0.2406036377)" office:value-type="float" office:value="0.183462497444441" calcext:value-type="float">
            <text:p>0.18346249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79" calcext:value-type="float">
            <text:p>1679</text:p>
          </table:table-cell>
          <table:table-cell office:value-type="float" office:value="0.195617198944092" calcext:value-type="float">
            <text:p>0.1956171989</text:p>
          </table:table-cell>
          <table:table-cell/>
          <table:table-cell table:formula="of:=([.C1680]-0.2406036377)*([.C1680]-0.2406036377)" office:value-type="float" office:value="0.00202377967193908" calcext:value-type="float">
            <text:p>0.00202377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0" calcext:value-type="float">
            <text:p>1680</text:p>
          </table:table-cell>
          <table:table-cell office:value-type="float" office:value="0.214077949523926" calcext:value-type="float">
            <text:p>0.2140779495</text:p>
          </table:table-cell>
          <table:table-cell/>
          <table:table-cell table:formula="of:=([.C1681]-0.2406036377)*([.C1681]-0.2406036377)" office:value-type="float" office:value="0.000703612133214324" calcext:value-type="float">
            <text:p>0.00070361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1" calcext:value-type="float">
            <text:p>1681</text:p>
          </table:table-cell>
          <table:table-cell office:value-type="float" office:value="0.285856962203979" calcext:value-type="float">
            <text:p>0.2858569622</text:p>
          </table:table-cell>
          <table:table-cell/>
          <table:table-cell table:formula="of:=([.C1682]-0.2406036377)*([.C1682]-0.2406036377)" office:value-type="float" office:value="0.00204786337866247" calcext:value-type="float">
            <text:p>0.00204786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2" calcext:value-type="float">
            <text:p>1682</text:p>
          </table:table-cell>
          <table:table-cell office:value-type="float" office:value="0.231033086776733" calcext:value-type="float">
            <text:p>0.2310330868</text:p>
          </table:table-cell>
          <table:table-cell/>
          <table:table-cell table:formula="of:=([.C1683]-0.2406036377)*([.C1683]-0.2406036377)" office:value-type="float" office:value="0.0000915954449748394" calcext:value-type="float">
            <text:p>9.15954449748394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3" calcext:value-type="float">
            <text:p>1683</text:p>
          </table:table-cell>
          <table:table-cell office:value-type="float" office:value="0.273892164230347" calcext:value-type="float">
            <text:p>0.2738921642</text:p>
          </table:table-cell>
          <table:table-cell/>
          <table:table-cell table:formula="of:=([.C1684]-0.2406036377)*([.C1684]-0.2406036377)" office:value-type="float" office:value="0.00110812599856159" calcext:value-type="float">
            <text:p>0.0011081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4" calcext:value-type="float">
            <text:p>1684</text:p>
          </table:table-cell>
          <table:table-cell office:value-type="float" office:value="0.580252885818481" calcext:value-type="float">
            <text:p>0.5802528858</text:p>
          </table:table-cell>
          <table:table-cell/>
          <table:table-cell table:formula="of:=([.C1685]-0.2406036377)*([.C1685]-0.2406036377)" office:value-type="float" office:value="0.11536161174745" calcext:value-type="float">
            <text:p>0.11536161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5" calcext:value-type="float">
            <text:p>1685</text:p>
          </table:table-cell>
          <table:table-cell office:value-type="float" office:value="0.257781982421875" calcext:value-type="float">
            <text:p>0.2577819824</text:p>
          </table:table-cell>
          <table:table-cell/>
          <table:table-cell table:formula="of:=([.C1686]-0.2406036377)*([.C1686]-0.2406036377)" office:value-type="float" office:value="0.00029509552738357" calcext:value-type="float">
            <text:p>0.00029509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6" calcext:value-type="float">
            <text:p>1686</text:p>
          </table:table-cell>
          <table:table-cell office:value-type="float" office:value="0.246367931365967" calcext:value-type="float">
            <text:p>0.2463679314</text:p>
          </table:table-cell>
          <table:table-cell/>
          <table:table-cell table:formula="of:=([.C1687]-0.2406036377)*([.C1687]-0.2406036377)" office:value-type="float" office:value="0.0000332270814675048" calcext:value-type="float">
            <text:p>3.32270814675048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7" calcext:value-type="float">
            <text:p>1687</text:p>
          </table:table-cell>
          <table:table-cell office:value-type="float" office:value="0.217869997024536" calcext:value-type="float">
            <text:p>0.217869997</text:p>
          </table:table-cell>
          <table:table-cell/>
          <table:table-cell table:formula="of:=([.C1688]-0.2406036377)*([.C1688]-0.2406036377)" office:value-type="float" office:value="0.000516818418361106" calcext:value-type="float">
            <text:p>0.00051681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8" calcext:value-type="float">
            <text:p>1688</text:p>
          </table:table-cell>
          <table:table-cell office:value-type="float" office:value="0.330510139465332" calcext:value-type="float">
            <text:p>0.3305101395</text:p>
          </table:table-cell>
          <table:table-cell/>
          <table:table-cell table:formula="of:=([.C1689]-0.2406036377)*([.C1689]-0.2406036377)" office:value-type="float" office:value="0.00808317905967966" calcext:value-type="float">
            <text:p>0.00808317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89" calcext:value-type="float">
            <text:p>1689</text:p>
          </table:table-cell>
          <table:table-cell office:value-type="float" office:value="0.174014806747437" calcext:value-type="float">
            <text:p>0.1740148067</text:p>
          </table:table-cell>
          <table:table-cell/>
          <table:table-cell table:formula="of:=([.C1690]-0.2406036377)*([.C1690]-0.2406036377)" office:value-type="float" office:value="0.00443407240762908" calcext:value-type="float">
            <text:p>0.00443407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0" calcext:value-type="float">
            <text:p>1690</text:p>
          </table:table-cell>
          <table:table-cell office:value-type="float" office:value="0.284097909927368" calcext:value-type="float">
            <text:p>0.2840979099</text:p>
          </table:table-cell>
          <table:table-cell/>
          <table:table-cell table:formula="of:=([.C1691]-0.2406036377)*([.C1691]-0.2406036377)" office:value-type="float" office:value="0.00189175171658841" calcext:value-type="float">
            <text:p>0.00189175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1" calcext:value-type="float">
            <text:p>1691</text:p>
          </table:table-cell>
          <table:table-cell office:value-type="float" office:value="0.293671131134033" calcext:value-type="float">
            <text:p>0.2936711311</text:p>
          </table:table-cell>
          <table:table-cell/>
          <table:table-cell table:formula="of:=([.C1692]-0.2406036377)*([.C1692]-0.2406036377)" office:value-type="float" office:value="0.00281615885937116" calcext:value-type="float">
            <text:p>0.00281615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2" calcext:value-type="float">
            <text:p>1692</text:p>
          </table:table-cell>
          <table:table-cell office:value-type="float" office:value="0.197337865829468" calcext:value-type="float">
            <text:p>0.1973378658</text:p>
          </table:table-cell>
          <table:table-cell/>
          <table:table-cell table:formula="of:=([.C1693]-0.2406036377)*([.C1693]-0.2406036377)" office:value-type="float" office:value="0.00187192701555294" calcext:value-type="float">
            <text:p>0.0018719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3" calcext:value-type="float">
            <text:p>1693</text:p>
          </table:table-cell>
          <table:table-cell office:value-type="float" office:value="0.341885089874268" calcext:value-type="float">
            <text:p>0.3418850899</text:p>
          </table:table-cell>
          <table:table-cell/>
          <table:table-cell table:formula="of:=([.C1694]-0.2406036377)*([.C1694]-0.2406036377)" office:value-type="float" office:value="0.0102579325545284" calcext:value-type="float">
            <text:p>0.01025793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4" calcext:value-type="float">
            <text:p>1694</text:p>
          </table:table-cell>
          <table:table-cell office:value-type="float" office:value="0.430517196655273" calcext:value-type="float">
            <text:p>0.4305171967</text:p>
          </table:table-cell>
          <table:table-cell/>
          <table:table-cell table:formula="of:=([.C1695]-0.2406036377)*([.C1695]-0.2406036377)" office:value-type="float" office:value="0.0360671598750581" calcext:value-type="float">
            <text:p>0.03606715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5" calcext:value-type="float">
            <text:p>1695</text:p>
          </table:table-cell>
          <table:table-cell office:value-type="float" office:value="0.141962051391602" calcext:value-type="float">
            <text:p>0.1419620514</text:p>
          </table:table-cell>
          <table:table-cell/>
          <table:table-cell table:formula="of:=([.C1696]-0.2406036377)*([.C1696]-0.2406036377)" office:value-type="float" office:value="0.00973016254943722" calcext:value-type="float">
            <text:p>0.00973016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6" calcext:value-type="float">
            <text:p>1696</text:p>
          </table:table-cell>
          <table:table-cell office:value-type="float" office:value="0.136754989624023" calcext:value-type="float">
            <text:p>0.1367549896</text:p>
          </table:table-cell>
          <table:table-cell/>
          <table:table-cell table:formula="of:=([.C1697]-0.2406036377)*([.C1697]-0.2406036377)" office:value-type="float" office:value="0.010784541707208" calcext:value-type="float">
            <text:p>0.01078454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7" calcext:value-type="float">
            <text:p>1697</text:p>
          </table:table-cell>
          <table:table-cell office:value-type="float" office:value="0.182594060897827" calcext:value-type="float">
            <text:p>0.1825940609</text:p>
          </table:table-cell>
          <table:table-cell/>
          <table:table-cell table:formula="of:=([.C1698]-0.2406036377)*([.C1698]-0.2406036377)" office:value-type="float" office:value="0.00336511100076719" calcext:value-type="float">
            <text:p>0.0033651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8" calcext:value-type="float">
            <text:p>1698</text:p>
          </table:table-cell>
          <table:table-cell office:value-type="float" office:value="0.28216814994812" calcext:value-type="float">
            <text:p>0.2821681499</text:p>
          </table:table-cell>
          <table:table-cell/>
          <table:table-cell table:formula="of:=([.C1699]-0.2406036377)*([.C1699]-0.2406036377)" office:value-type="float" office:value="0.00172760867842413" calcext:value-type="float">
            <text:p>0.00172760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699" calcext:value-type="float">
            <text:p>1699</text:p>
          </table:table-cell>
          <table:table-cell office:value-type="float" office:value="0.502460956573486" calcext:value-type="float">
            <text:p>0.5024609566</text:p>
          </table:table-cell>
          <table:table-cell/>
          <table:table-cell table:formula="of:=([.C1700]-0.2406036377)*([.C1700]-0.2406036377)" office:value-type="float" office:value="0.0685692554476107" calcext:value-type="float">
            <text:p>0.06856925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0" calcext:value-type="float">
            <text:p>1700</text:p>
          </table:table-cell>
          <table:table-cell office:value-type="float" office:value="0.671548128128052" calcext:value-type="float">
            <text:p>0.6715481281</text:p>
          </table:table-cell>
          <table:table-cell/>
          <table:table-cell table:formula="of:=([.C1701]-0.2406036377)*([.C1701]-0.2406036377)" office:value-type="float" office:value="0.185713153830293" calcext:value-type="float">
            <text:p>0.18571315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1" calcext:value-type="float">
            <text:p>1701</text:p>
          </table:table-cell>
          <table:table-cell office:value-type="float" office:value="0.867287874221802" calcext:value-type="float">
            <text:p>0.8672878742</text:p>
          </table:table-cell>
          <table:table-cell/>
          <table:table-cell table:formula="of:=([.C1702]-0.2406036377)*([.C1702]-0.2406036377)" office:value-type="float" office:value="0.392733132304914" calcext:value-type="float">
            <text:p>0.39273313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2" calcext:value-type="float">
            <text:p>1702</text:p>
          </table:table-cell>
          <table:table-cell office:value-type="float" office:value="0.753175020217896" calcext:value-type="float">
            <text:p>0.7531750202</text:p>
          </table:table-cell>
          <table:table-cell/>
          <table:table-cell table:formula="of:=([.C1703]-0.2406036377)*([.C1703]-0.2406036377)" office:value-type="float" office:value="0.262729422176307" calcext:value-type="float">
            <text:p>0.26272942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3" calcext:value-type="float">
            <text:p>1703</text:p>
          </table:table-cell>
          <table:table-cell office:value-type="float" office:value="0.130599021911621" calcext:value-type="float">
            <text:p>0.1305990219</text:p>
          </table:table-cell>
          <table:table-cell/>
          <table:table-cell table:formula="of:=([.C1704]-0.2406036377)*([.C1704]-0.2406036377)" office:value-type="float" office:value="0.0121010154947489" calcext:value-type="float">
            <text:p>0.01210101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4" calcext:value-type="float">
            <text:p>1704</text:p>
          </table:table-cell>
          <table:table-cell office:value-type="float" office:value="0.165374040603638" calcext:value-type="float">
            <text:p>0.1653740406</text:p>
          </table:table-cell>
          <table:table-cell/>
          <table:table-cell table:formula="of:=([.C1705]-0.2406036377)*([.C1705]-0.2406036377)" office:value-type="float" office:value="0.00565949227928101" calcext:value-type="float">
            <text:p>0.00565949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5" calcext:value-type="float">
            <text:p>1705</text:p>
          </table:table-cell>
          <table:table-cell office:value-type="float" office:value="0.190639019012451" calcext:value-type="float">
            <text:p>0.190639019</text:p>
          </table:table-cell>
          <table:table-cell/>
          <table:table-cell table:formula="of:=([.C1706]-0.2406036377)*([.C1706]-0.2406036377)" office:value-type="float" office:value="0.00249646312059215" calcext:value-type="float">
            <text:p>0.00249646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6" calcext:value-type="float">
            <text:p>1706</text:p>
          </table:table-cell>
          <table:table-cell office:value-type="float" office:value="0.241349935531616" calcext:value-type="float">
            <text:p>0.2413499355</text:p>
          </table:table-cell>
          <table:table-cell/>
          <table:table-cell table:formula="of:=([.C1707]-0.2406036377)*([.C1707]-0.2406036377)" office:value-type="float" office:value="0.000000556960453475" calcext:value-type="float">
            <text:p>0.0000005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7" calcext:value-type="float">
            <text:p>1707</text:p>
          </table:table-cell>
          <table:table-cell office:value-type="float" office:value="0.347901105880737" calcext:value-type="float">
            <text:p>0.3479011059</text:p>
          </table:table-cell>
          <table:table-cell/>
          <table:table-cell table:formula="of:=([.C1708]-0.2406036377)*([.C1708]-0.2406036377)" office:value-type="float" office:value="0.0115127466779963" calcext:value-type="float">
            <text:p>0.01151274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8" calcext:value-type="float">
            <text:p>1708</text:p>
          </table:table-cell>
          <table:table-cell office:value-type="float" office:value="0.106389045715332" calcext:value-type="float">
            <text:p>0.1063890457</text:p>
          </table:table-cell>
          <table:table-cell/>
          <table:table-cell table:formula="of:=([.C1709]-0.2406036377)*([.C1709]-0.2406036377)" office:value-type="float" office:value="0.0180135567016109" calcext:value-type="float">
            <text:p>0.01801355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09" calcext:value-type="float">
            <text:p>1709</text:p>
          </table:table-cell>
          <table:table-cell office:value-type="float" office:value="0.100312948226929" calcext:value-type="float">
            <text:p>0.1003129482</text:p>
          </table:table-cell>
          <table:table-cell/>
          <table:table-cell table:formula="of:=([.C1710]-0.2406036377)*([.C1710]-0.2406036377)" office:value-type="float" office:value="0.0196814775528297" calcext:value-type="float">
            <text:p>0.01968147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0" calcext:value-type="float">
            <text:p>1710</text:p>
          </table:table-cell>
          <table:table-cell office:value-type="float" office:value="0.196969985961914" calcext:value-type="float">
            <text:p>0.196969986</text:p>
          </table:table-cell>
          <table:table-cell/>
          <table:table-cell table:formula="of:=([.C1711]-0.2406036377)*([.C1711]-0.2406036377)" office:value-type="float" office:value="0.00190389556400057" calcext:value-type="float">
            <text:p>0.00190389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1" calcext:value-type="float">
            <text:p>1711</text:p>
          </table:table-cell>
          <table:table-cell office:value-type="float" office:value="0.120820045471191" calcext:value-type="float">
            <text:p>0.1208200455</text:p>
          </table:table-cell>
          <table:table-cell/>
          <table:table-cell table:formula="of:=([.C1712]-0.2406036377)*([.C1712]-0.2406036377)" office:value-type="float" office:value="0.0143481089672375" calcext:value-type="float">
            <text:p>0.0143481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2" calcext:value-type="float">
            <text:p>1712</text:p>
          </table:table-cell>
          <table:table-cell office:value-type="float" office:value="0.144127130508423" calcext:value-type="float">
            <text:p>0.1441271305</text:p>
          </table:table-cell>
          <table:table-cell/>
          <table:table-cell table:formula="of:=([.C1713]-0.2406036377)*([.C1713]-0.2406036377)" office:value-type="float" office:value="0.00930771643988644" calcext:value-type="float">
            <text:p>0.00930771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3" calcext:value-type="float">
            <text:p>1713</text:p>
          </table:table-cell>
          <table:table-cell office:value-type="float" office:value="0.412312030792236" calcext:value-type="float">
            <text:p>0.4123120308</text:p>
          </table:table-cell>
          <table:table-cell/>
          <table:table-cell table:formula="of:=([.C1714]-0.2406036377)*([.C1714]-0.2406036377)" office:value-type="float" office:value="0.0294837722583179" calcext:value-type="float">
            <text:p>0.02948377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4" calcext:value-type="float">
            <text:p>1714</text:p>
          </table:table-cell>
          <table:table-cell office:value-type="float" office:value="0.117836236953735" calcext:value-type="float">
            <text:p>0.117836237</text:p>
          </table:table-cell>
          <table:table-cell/>
          <table:table-cell table:formula="of:=([.C1715]-0.2406036377)*([.C1715]-0.2406036377)" office:value-type="float" office:value="0.0150718346859939" calcext:value-type="float">
            <text:p>0.01507183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5" calcext:value-type="float">
            <text:p>1715</text:p>
          </table:table-cell>
          <table:table-cell office:value-type="float" office:value="0.319437980651856" calcext:value-type="float">
            <text:p>0.3194379807</text:p>
          </table:table-cell>
          <table:table-cell/>
          <table:table-cell table:formula="of:=([.C1716]-0.2406036377)*([.C1716]-0.2406036377)" office:value-type="float" office:value="0.00621485362865077" calcext:value-type="float">
            <text:p>0.00621485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6" calcext:value-type="float">
            <text:p>1716</text:p>
          </table:table-cell>
          <table:table-cell office:value-type="float" office:value="0.17861819267273" calcext:value-type="float">
            <text:p>0.1786181927</text:p>
          </table:table-cell>
          <table:table-cell/>
          <table:table-cell table:formula="of:=([.C1717]-0.2406036377)*([.C1717]-0.2406036377)" office:value-type="float" office:value="0.00384219539522878" calcext:value-type="float">
            <text:p>0.00384219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7" calcext:value-type="float">
            <text:p>1717</text:p>
          </table:table-cell>
          <table:table-cell office:value-type="float" office:value="0.352703809738159" calcext:value-type="float">
            <text:p>0.3527038097</text:p>
          </table:table-cell>
          <table:table-cell/>
          <table:table-cell table:formula="of:=([.C1718]-0.2406036377)*([.C1718]-0.2406036377)" office:value-type="float" office:value="0.0125664485709849" calcext:value-type="float">
            <text:p>0.01256644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8" calcext:value-type="float">
            <text:p>1718</text:p>
          </table:table-cell>
          <table:table-cell office:value-type="float" office:value="0.577702045440674" calcext:value-type="float">
            <text:p>0.5777020454</text:p>
          </table:table-cell>
          <table:table-cell/>
          <table:table-cell table:formula="of:=([.C1719]-0.2406036377)*([.C1719]-0.2406036377)" office:value-type="float" office:value="0.113635336501298" calcext:value-type="float">
            <text:p>0.11363533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19" calcext:value-type="float">
            <text:p>1719</text:p>
          </table:table-cell>
          <table:table-cell office:value-type="float" office:value="0.312597036361694" calcext:value-type="float">
            <text:p>0.3125970364</text:p>
          </table:table-cell>
          <table:table-cell/>
          <table:table-cell table:formula="of:=([.C1720]-0.2406036377)*([.C1720]-0.2406036377)" office:value-type="float" office:value="0.00518304945086166" calcext:value-type="float">
            <text:p>0.00518304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0" calcext:value-type="float">
            <text:p>1720</text:p>
          </table:table-cell>
          <table:table-cell office:value-type="float" office:value="0.221060991287231" calcext:value-type="float">
            <text:p>0.2210609913</text:p>
          </table:table-cell>
          <table:table-cell/>
          <table:table-cell table:formula="of:=([.C1721]-0.2406036377)*([.C1721]-0.2406036377)" office:value-type="float" office:value="0.000381915028814496" calcext:value-type="float">
            <text:p>0.0003819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1" calcext:value-type="float">
            <text:p>1721</text:p>
          </table:table-cell>
          <table:table-cell office:value-type="float" office:value="0.218991994857788" calcext:value-type="float">
            <text:p>0.2189919949</text:p>
          </table:table-cell>
          <table:table-cell/>
          <table:table-cell table:formula="of:=([.C1722]-0.2406036377)*([.C1722]-0.2406036377)" office:value-type="float" office:value="0.00046706310633933" calcext:value-type="float">
            <text:p>0.00046706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2" calcext:value-type="float">
            <text:p>1722</text:p>
          </table:table-cell>
          <table:table-cell office:value-type="float" office:value="0.516319036483765" calcext:value-type="float">
            <text:p>0.5163190365</text:p>
          </table:table-cell>
          <table:table-cell/>
          <table:table-cell table:formula="of:=([.C1723]-0.2406036377)*([.C1723]-0.2406036377)" office:value-type="float" office:value="0.0760189811264903" calcext:value-type="float">
            <text:p>0.07601898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3" calcext:value-type="float">
            <text:p>1723</text:p>
          </table:table-cell>
          <table:table-cell office:value-type="float" office:value="0.295714855194092" calcext:value-type="float">
            <text:p>0.2957148552</text:p>
          </table:table-cell>
          <table:table-cell/>
          <table:table-cell table:formula="of:=([.C1724]-0.2406036377)*([.C1724]-0.2406036377)" office:value-type="float" office:value="0.00303724629368109" calcext:value-type="float">
            <text:p>0.00303724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4" calcext:value-type="float">
            <text:p>1724</text:p>
          </table:table-cell>
          <table:table-cell office:value-type="float" office:value="0.190464019775391" calcext:value-type="float">
            <text:p>0.1904640198</text:p>
          </table:table-cell>
          <table:table-cell/>
          <table:table-cell table:formula="of:=([.C1725]-0.2406036377)*([.C1725]-0.2406036377)" office:value-type="float" office:value="0.00251398128562581" calcext:value-type="float">
            <text:p>0.00251398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5" calcext:value-type="float">
            <text:p>1725</text:p>
          </table:table-cell>
          <table:table-cell office:value-type="float" office:value="0.279170036315918" calcext:value-type="float">
            <text:p>0.2791700363</text:p>
          </table:table-cell>
          <table:table-cell/>
          <table:table-cell table:formula="of:=([.C1726]-0.2406036377)*([.C1726]-0.2406036377)" office:value-type="float" office:value="0.00148736710220188" calcext:value-type="float">
            <text:p>0.00148736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6" calcext:value-type="float">
            <text:p>1726</text:p>
          </table:table-cell>
          <table:table-cell office:value-type="float" office:value="0.167846918106079" calcext:value-type="float">
            <text:p>0.1678469181</text:p>
          </table:table-cell>
          <table:table-cell/>
          <table:table-cell table:formula="of:=([.C1727]-0.2406036377)*([.C1727]-0.2406036377)" office:value-type="float" office:value="0.00529354024606844" calcext:value-type="float">
            <text:p>0.0052935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7" calcext:value-type="float">
            <text:p>1727</text:p>
          </table:table-cell>
          <table:table-cell office:value-type="float" office:value="0.391570091247559" calcext:value-type="float">
            <text:p>0.3915700912</text:p>
          </table:table-cell>
          <table:table-cell/>
          <table:table-cell table:formula="of:=([.C1728]-0.2406036377)*([.C1728]-0.2406036377)" office:value-type="float" office:value="0.0227908700967272" calcext:value-type="float">
            <text:p>0.022790870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8" calcext:value-type="float">
            <text:p>1728</text:p>
          </table:table-cell>
          <table:table-cell office:value-type="float" office:value="0.449850082397461" calcext:value-type="float">
            <text:p>0.4498500824</text:p>
          </table:table-cell>
          <table:table-cell/>
          <table:table-cell table:formula="of:=([.C1729]-0.2406036377)*([.C1729]-0.2406036377)" office:value-type="float" office:value="0.0437840746185276" calcext:value-type="float">
            <text:p>0.04378407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29" calcext:value-type="float">
            <text:p>1729</text:p>
          </table:table-cell>
          <table:table-cell office:value-type="float" office:value="0.640058040618897" calcext:value-type="float">
            <text:p>0.6400580406</text:p>
          </table:table-cell>
          <table:table-cell/>
          <table:table-cell table:formula="of:=([.C1730]-0.2406036377)*([.C1730]-0.2406036377)" office:value-type="float" office:value="0.159563820011292" calcext:value-type="float">
            <text:p>0.159563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0" calcext:value-type="float">
            <text:p>1730</text:p>
          </table:table-cell>
          <table:table-cell office:value-type="float" office:value="0.176985025405884" calcext:value-type="float">
            <text:p>0.1769850254</text:p>
          </table:table-cell>
          <table:table-cell/>
          <table:table-cell table:formula="of:=([.C1731]-0.2406036377)*([.C1731]-0.2406036377)" office:value-type="float" office:value="0.00404732783022908" calcext:value-type="float">
            <text:p>0.00404732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1" calcext:value-type="float">
            <text:p>1731</text:p>
          </table:table-cell>
          <table:table-cell office:value-type="float" office:value="0.252293109893799" calcext:value-type="float">
            <text:p>0.2522931099</text:p>
          </table:table-cell>
          <table:table-cell/>
          <table:table-cell table:formula="of:=([.C1732]-0.2406036377)*([.C1732]-0.2406036377)" office:value-type="float" office:value="0.000136643760169597" calcext:value-type="float">
            <text:p>0.00013664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2" calcext:value-type="float">
            <text:p>1732</text:p>
          </table:table-cell>
          <table:table-cell office:value-type="float" office:value="0.292500972747803" calcext:value-type="float">
            <text:p>0.2925009727</text:p>
          </table:table-cell>
          <table:table-cell/>
          <table:table-cell table:formula="of:=([.C1733]-0.2406036377)*([.C1733]-0.2406036377)" office:value-type="float" office:value="0.0026933333850639" calcext:value-type="float">
            <text:p>0.00269333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3" calcext:value-type="float">
            <text:p>1733</text:p>
          </table:table-cell>
          <table:table-cell office:value-type="float" office:value="0.390061140060425" calcext:value-type="float">
            <text:p>0.3900611401</text:p>
          </table:table-cell>
          <table:table-cell/>
          <table:table-cell table:formula="of:=([.C1734]-0.2406036377)*([.C1734]-0.2406036377)" office:value-type="float" office:value="0.0223375450118164" calcext:value-type="float">
            <text:p>0.0223375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4" calcext:value-type="float">
            <text:p>1734</text:p>
          </table:table-cell>
          <table:table-cell office:value-type="float" office:value="0.538702011108398" calcext:value-type="float">
            <text:p>0.5387020111</text:p>
          </table:table-cell>
          <table:table-cell/>
          <table:table-cell table:formula="of:=([.C1735]-0.2406036377)*([.C1735]-0.2406036377)" office:value-type="float" office:value="0.0888626402287329" calcext:value-type="float">
            <text:p>0.0888626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5" calcext:value-type="float">
            <text:p>1735</text:p>
          </table:table-cell>
          <table:table-cell office:value-type="float" office:value="0.306053161621094" calcext:value-type="float">
            <text:p>0.3060531616</text:p>
          </table:table-cell>
          <table:table-cell/>
          <table:table-cell table:formula="of:=([.C1736]-0.2406036377)*([.C1736]-0.2406036377)" office:value-type="float" office:value="0.00428364018149782" calcext:value-type="float">
            <text:p>0.0042836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6" calcext:value-type="float">
            <text:p>1736</text:p>
          </table:table-cell>
          <table:table-cell office:value-type="float" office:value="0.333498001098633" calcext:value-type="float">
            <text:p>0.3334980011</text:p>
          </table:table-cell>
          <table:table-cell/>
          <table:table-cell table:formula="of:=([.C1737]-0.2406036377)*([.C1737]-0.2406036377)" office:value-type="float" office:value="0.00862936275123725" calcext:value-type="float">
            <text:p>0.00862936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7" calcext:value-type="float">
            <text:p>1737</text:p>
          </table:table-cell>
          <table:table-cell office:value-type="float" office:value="0.162699937820435" calcext:value-type="float">
            <text:p>0.1626999378</text:p>
          </table:table-cell>
          <table:table-cell/>
          <table:table-cell table:formula="of:=([.C1738]-0.2406036377)*([.C1738]-0.2406036377)" office:value-type="float" office:value="0.00606898645492541" calcext:value-type="float">
            <text:p>0.00606898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8" calcext:value-type="float">
            <text:p>1738</text:p>
          </table:table-cell>
          <table:table-cell office:value-type="float" office:value="0.262826919555664" calcext:value-type="float">
            <text:p>0.2628269196</text:p>
          </table:table-cell>
          <table:table-cell/>
          <table:table-cell table:formula="of:=([.C1739]-0.2406036377)*([.C1739]-0.2406036377)" office:value-type="float" office:value="0.000493874256436289" calcext:value-type="float">
            <text:p>0.00049387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39" calcext:value-type="float">
            <text:p>1739</text:p>
          </table:table-cell>
          <table:table-cell office:value-type="float" office:value="0.351253986358643" calcext:value-type="float">
            <text:p>0.3512539864</text:p>
          </table:table-cell>
          <table:table-cell/>
          <table:table-cell table:formula="of:=([.C1740]-0.2406036377)*([.C1740]-0.2406036377)" office:value-type="float" office:value="0.0122434996582792" calcext:value-type="float">
            <text:p>0.01224349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0" calcext:value-type="float">
            <text:p>1740</text:p>
          </table:table-cell>
          <table:table-cell office:value-type="float" office:value="0.342736005783081" calcext:value-type="float">
            <text:p>0.3427360058</text:p>
          </table:table-cell>
          <table:table-cell/>
          <table:table-cell table:formula="of:=([.C1741]-0.2406036377)*([.C1741]-0.2406036377)" office:value-type="float" office:value="0.010431020610258" calcext:value-type="float">
            <text:p>0.01043102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1" calcext:value-type="float">
            <text:p>1741</text:p>
          </table:table-cell>
          <table:table-cell office:value-type="float" office:value="0.232179880142212" calcext:value-type="float">
            <text:p>0.2321798801</text:p>
          </table:table-cell>
          <table:table-cell/>
          <table:table-cell table:formula="of:=([.C1742]-0.2406036377)*([.C1742]-0.2406036377)" office:value-type="float" office:value="0.0000709596913923916" calcext:value-type="float">
            <text:p>7.09596913923916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2" calcext:value-type="float">
            <text:p>1742</text:p>
          </table:table-cell>
          <table:table-cell office:value-type="float" office:value="0.318259954452515" calcext:value-type="float">
            <text:p>0.3182599545</text:p>
          </table:table-cell>
          <table:table-cell/>
          <table:table-cell table:formula="of:=([.C1743]-0.2406036377)*([.C1743]-0.2406036377)" office:value-type="float" office:value="0.00603050353156689" calcext:value-type="float">
            <text:p>0.00603050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3" calcext:value-type="float">
            <text:p>1743</text:p>
          </table:table-cell>
          <table:table-cell office:value-type="float" office:value="0.19438099861145" calcext:value-type="float">
            <text:p>0.1943809986</text:p>
          </table:table-cell>
          <table:table-cell/>
          <table:table-cell table:formula="of:=([.C1744]-0.2406036377)*([.C1744]-0.2406036377)" office:value-type="float" office:value="0.00213653236431033" calcext:value-type="float">
            <text:p>0.00213653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4" calcext:value-type="float">
            <text:p>1744</text:p>
          </table:table-cell>
          <table:table-cell office:value-type="float" office:value="0.287275075912476" calcext:value-type="float">
            <text:p>0.2872750759</text:p>
          </table:table-cell>
          <table:table-cell/>
          <table:table-cell table:formula="of:=([.C1745]-0.2406036377)*([.C1745]-0.2406036377)" office:value-type="float" office:value="0.00217822314482092" calcext:value-type="float">
            <text:p>0.00217822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5" calcext:value-type="float">
            <text:p>1745</text:p>
          </table:table-cell>
          <table:table-cell office:value-type="float" office:value="0.397036075592041" calcext:value-type="float">
            <text:p>0.3970360756</text:p>
          </table:table-cell>
          <table:table-cell/>
          <table:table-cell table:formula="of:=([.C1746]-0.2406036377)*([.C1746]-0.2406036377)" office:value-type="float" office:value="0.0244711076248473" calcext:value-type="float">
            <text:p>0.02447110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6" calcext:value-type="float">
            <text:p>1746</text:p>
          </table:table-cell>
          <table:table-cell office:value-type="float" office:value="0.18117880821228" calcext:value-type="float">
            <text:p>0.1811788082</text:p>
          </table:table-cell>
          <table:table-cell/>
          <table:table-cell table:formula="of:=([.C1747]-0.2406036377)*([.C1747]-0.2406036377)" office:value-type="float" office:value="0.00353131035964456" calcext:value-type="float">
            <text:p>0.00353131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7" calcext:value-type="float">
            <text:p>1747</text:p>
          </table:table-cell>
          <table:table-cell office:value-type="float" office:value="0.15007209777832" calcext:value-type="float">
            <text:p>0.1500720978</text:p>
          </table:table-cell>
          <table:table-cell/>
          <table:table-cell table:formula="of:=([.C1748]-0.2406036377)*([.C1748]-0.2406036377)" office:value-type="float" office:value="0.00819595972059069" calcext:value-type="float">
            <text:p>0.0081959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8" calcext:value-type="float">
            <text:p>1748</text:p>
          </table:table-cell>
          <table:table-cell office:value-type="float" office:value="0.171254873275757" calcext:value-type="float">
            <text:p>0.1712548733</text:p>
          </table:table-cell>
          <table:table-cell/>
          <table:table-cell table:formula="of:=([.C1749]-0.2406036377)*([.C1749]-0.2406036377)" office:value-type="float" office:value="0.00480925112716917" calcext:value-type="float">
            <text:p>0.00480925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49" calcext:value-type="float">
            <text:p>1749</text:p>
          </table:table-cell>
          <table:table-cell office:value-type="float" office:value="0.149941921234131" calcext:value-type="float">
            <text:p>0.1499419212</text:p>
          </table:table-cell>
          <table:table-cell/>
          <table:table-cell table:formula="of:=([.C1750]-0.2406036377)*([.C1750]-0.2406036377)" office:value-type="float" office:value="0.00821954683253765" calcext:value-type="float">
            <text:p>0.0082195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0" calcext:value-type="float">
            <text:p>1750</text:p>
          </table:table-cell>
          <table:table-cell office:value-type="float" office:value="0.27169919013977" calcext:value-type="float">
            <text:p>0.2716991901</text:p>
          </table:table-cell>
          <table:table-cell/>
          <table:table-cell table:formula="of:=([.C1751]-0.2406036377)*([.C1751]-0.2406036377)" office:value-type="float" office:value="0.000966933381534517" calcext:value-type="float">
            <text:p>0.00096693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1" calcext:value-type="float">
            <text:p>1751</text:p>
          </table:table-cell>
          <table:table-cell office:value-type="float" office:value="0.491922855377197" calcext:value-type="float">
            <text:p>0.4919228554</text:p>
          </table:table-cell>
          <table:table-cell/>
          <table:table-cell table:formula="of:=([.C1752]-0.2406036377)*([.C1752]-0.2406036377)" office:value-type="float" office:value="0.0631613491738785" calcext:value-type="float">
            <text:p>0.063161349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2" calcext:value-type="float">
            <text:p>1752</text:p>
          </table:table-cell>
          <table:table-cell office:value-type="float" office:value="0.361514091491699" calcext:value-type="float">
            <text:p>0.3615140915</text:p>
          </table:table-cell>
          <table:table-cell/>
          <table:table-cell table:formula="of:=([.C1753]-0.2406036377)*([.C1753]-0.2406036377)" office:value-type="float" office:value="0.0146193378361146" calcext:value-type="float">
            <text:p>0.01461933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3" calcext:value-type="float">
            <text:p>1753</text:p>
          </table:table-cell>
          <table:table-cell office:value-type="float" office:value="0.408565044403076" calcext:value-type="float">
            <text:p>0.4085650444</text:p>
          </table:table-cell>
          <table:table-cell/>
          <table:table-cell table:formula="of:=([.C1754]-0.2406036377)*([.C1754]-0.2406036377)" office:value-type="float" office:value="0.0282110341416762" calcext:value-type="float">
            <text:p>0.02821103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4" calcext:value-type="float">
            <text:p>1754</text:p>
          </table:table-cell>
          <table:table-cell office:value-type="float" office:value="0.256164073944092" calcext:value-type="float">
            <text:p>0.2561640739</text:p>
          </table:table-cell>
          <table:table-cell/>
          <table:table-cell table:formula="of:=([.C1755]-0.2406036377)*([.C1755]-0.2406036377)" office:value-type="float" office:value="0.000242127176106445" calcext:value-type="float">
            <text:p>0.00024212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5" calcext:value-type="float">
            <text:p>1755</text:p>
          </table:table-cell>
          <table:table-cell office:value-type="float" office:value="0.434732913970947" calcext:value-type="float">
            <text:p>0.434732914</text:p>
          </table:table-cell>
          <table:table-cell/>
          <table:table-cell table:formula="of:=([.C1756]-0.2406036377)*([.C1756]-0.2406036377)" office:value-type="float" office:value="0.0376861759054818" calcext:value-type="float">
            <text:p>0.03768617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6" calcext:value-type="float">
            <text:p>1756</text:p>
          </table:table-cell>
          <table:table-cell office:value-type="float" office:value="0.641027927398682" calcext:value-type="float">
            <text:p>0.6410279274</text:p>
          </table:table-cell>
          <table:table-cell/>
          <table:table-cell table:formula="of:=([.C1757]-0.2406036377)*([.C1757]-0.2406036377)" office:value-type="float" office:value="0.160339611780694" calcext:value-type="float">
            <text:p>0.16033961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7" calcext:value-type="float">
            <text:p>1757</text:p>
          </table:table-cell>
          <table:table-cell office:value-type="float" office:value="0.691709041595459" calcext:value-type="float">
            <text:p>0.6917090416</text:p>
          </table:table-cell>
          <table:table-cell/>
          <table:table-cell table:formula="of:=([.C1758]-0.2406036377)*([.C1758]-0.2406036377)" office:value-type="float" office:value="0.203496085423685" calcext:value-type="float">
            <text:p>0.203496085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8" calcext:value-type="float">
            <text:p>1758</text:p>
          </table:table-cell>
          <table:table-cell office:value-type="float" office:value="0.155098915100098" calcext:value-type="float">
            <text:p>0.1550989151</text:p>
          </table:table-cell>
          <table:table-cell/>
          <table:table-cell table:formula="of:=([.C1759]-0.2406036377)*([.C1759]-0.2406036377)" office:value-type="float" office:value="0.00731105758688625" calcext:value-type="float">
            <text:p>0.00731105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59" calcext:value-type="float">
            <text:p>1759</text:p>
          </table:table-cell>
          <table:table-cell office:value-type="float" office:value="0.357015132904053" calcext:value-type="float">
            <text:p>0.3570151329</text:p>
          </table:table-cell>
          <table:table-cell/>
          <table:table-cell table:formula="of:=([.C1760]-0.2406036377)*([.C1760]-0.2406036377)" office:value-type="float" office:value="0.0135516362156432" calcext:value-type="float">
            <text:p>0.01355163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0" calcext:value-type="float">
            <text:p>1760</text:p>
          </table:table-cell>
          <table:table-cell office:value-type="float" office:value="0.416668891906738" calcext:value-type="float">
            <text:p>0.4166688919</text:p>
          </table:table-cell>
          <table:table-cell/>
          <table:table-cell table:formula="of:=([.C1761]-0.2406036377)*([.C1761]-0.2406036377)" office:value-type="float" office:value="0.0309989737388834" calcext:value-type="float">
            <text:p>0.03099897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1" calcext:value-type="float">
            <text:p>1761</text:p>
          </table:table-cell>
          <table:table-cell office:value-type="float" office:value="0.332054138183594" calcext:value-type="float">
            <text:p>0.3320541382</text:p>
          </table:table-cell>
          <table:table-cell/>
          <table:table-cell table:formula="of:=([.C1762]-0.2406036377)*([.C1762]-0.2406036377)" office:value-type="float" office:value="0.00836319403869978" calcext:value-type="float">
            <text:p>0.0083631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2" calcext:value-type="float">
            <text:p>1762</text:p>
          </table:table-cell>
          <table:table-cell office:value-type="float" office:value="0.313262939453125" calcext:value-type="float">
            <text:p>0.3132629395</text:p>
          </table:table-cell>
          <table:table-cell/>
          <table:table-cell table:formula="of:=([.C1763]-0.2406036377)*([.C1763]-0.2406036377)" office:value-type="float" office:value="0.00527937413125167" calcext:value-type="float">
            <text:p>0.00527937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3" calcext:value-type="float">
            <text:p>1763</text:p>
          </table:table-cell>
          <table:table-cell office:value-type="float" office:value="0.25216794013977" calcext:value-type="float">
            <text:p>0.2521679401</text:p>
          </table:table-cell>
          <table:table-cell/>
          <table:table-cell table:formula="of:=([.C1764]-0.2406036377)*([.C1764]-0.2406036377)" office:value-type="float" office:value="0.000133733090918482" calcext:value-type="float">
            <text:p>0.00013373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4" calcext:value-type="float">
            <text:p>1764</text:p>
          </table:table-cell>
          <table:table-cell office:value-type="float" office:value="0.164000034332275" calcext:value-type="float">
            <text:p>0.1640000343</text:p>
          </table:table-cell>
          <table:table-cell/>
          <table:table-cell table:formula="of:=([.C1765]-0.2406036377)*([.C1765]-0.2406036377)" office:value-type="float" office:value="0.00586811204891967" calcext:value-type="float">
            <text:p>0.0058681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5" calcext:value-type="float">
            <text:p>1765</text:p>
          </table:table-cell>
          <table:table-cell office:value-type="float" office:value="0.382276058197021" calcext:value-type="float">
            <text:p>0.3822760582</text:p>
          </table:table-cell>
          <table:table-cell/>
          <table:table-cell table:formula="of:=([.C1766]-0.2406036377)*([.C1766]-0.2406036377)" office:value-type="float" office:value="0.0200710747294849" calcext:value-type="float">
            <text:p>0.02007107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6" calcext:value-type="float">
            <text:p>1766</text:p>
          </table:table-cell>
          <table:table-cell office:value-type="float" office:value="0.542897939682007" calcext:value-type="float">
            <text:p>0.5428979397</text:p>
          </table:table-cell>
          <table:table-cell/>
          <table:table-cell table:formula="of:=([.C1767]-0.2406036377)*([.C1767]-0.2406036377)" office:value-type="float" office:value="0.0913818450107887" calcext:value-type="float">
            <text:p>0.0913818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7" calcext:value-type="float">
            <text:p>1767</text:p>
          </table:table-cell>
          <table:table-cell office:value-type="float" office:value="0.359325885772705" calcext:value-type="float">
            <text:p>0.3593258858</text:p>
          </table:table-cell>
          <table:table-cell/>
          <table:table-cell table:formula="of:=([.C1768]-0.2406036377)*([.C1768]-0.2406036377)" office:value-type="float" office:value="0.0140949721874369" calcext:value-type="float">
            <text:p>0.01409497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8" calcext:value-type="float">
            <text:p>1768</text:p>
          </table:table-cell>
          <table:table-cell office:value-type="float" office:value="0.155989170074463" calcext:value-type="float">
            <text:p>0.1559891701</text:p>
          </table:table-cell>
          <table:table-cell/>
          <table:table-cell table:formula="of:=([.C1769]-0.2406036377)*([.C1769]-0.2406036377)" office:value-type="float" office:value="0.00715960813155307" calcext:value-type="float">
            <text:p>0.00715960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69" calcext:value-type="float">
            <text:p>1769</text:p>
          </table:table-cell>
          <table:table-cell office:value-type="float" office:value="0.209872007369995" calcext:value-type="float">
            <text:p>0.2098720074</text:p>
          </table:table-cell>
          <table:table-cell/>
          <table:table-cell table:formula="of:=([.C1770]-0.2406036377)*([.C1770]-0.2406036377)" office:value-type="float" office:value="0.000944433102740075" calcext:value-type="float">
            <text:p>0.00094443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0" calcext:value-type="float">
            <text:p>1770</text:p>
          </table:table-cell>
          <table:table-cell office:value-type="float" office:value="0.295027017593384" calcext:value-type="float">
            <text:p>0.2950270176</text:p>
          </table:table-cell>
          <table:table-cell/>
          <table:table-cell table:formula="of:=([.C1771]-0.2406036377)*([.C1771]-0.2406036377)" office:value-type="float" office:value="0.00296190427901957" calcext:value-type="float">
            <text:p>0.00296190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1" calcext:value-type="float">
            <text:p>1771</text:p>
          </table:table-cell>
          <table:table-cell office:value-type="float" office:value="0.181666851043701" calcext:value-type="float">
            <text:p>0.181666851</text:p>
          </table:table-cell>
          <table:table-cell/>
          <table:table-cell table:formula="of:=([.C1772]-0.2406036377)*([.C1772]-0.2406036377)" office:value-type="float" office:value="0.00347354482137008" calcext:value-type="float">
            <text:p>0.00347354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2" calcext:value-type="float">
            <text:p>1772</text:p>
          </table:table-cell>
          <table:table-cell office:value-type="float" office:value="0.436224937438965" calcext:value-type="float">
            <text:p>0.4362249374</text:p>
          </table:table-cell>
          <table:table-cell/>
          <table:table-cell table:formula="of:=([.C1773]-0.2406036377)*([.C1773]-0.2406036377)" office:value-type="float" office:value="0.0382676929115619" calcext:value-type="float">
            <text:p>0.03826769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3" calcext:value-type="float">
            <text:p>1773</text:p>
          </table:table-cell>
          <table:table-cell office:value-type="float" office:value="0.125895977020264" calcext:value-type="float">
            <text:p>0.125895977</text:p>
          </table:table-cell>
          <table:table-cell/>
          <table:table-cell table:formula="of:=([.C1774]-0.2406036377)*([.C1774]-0.2406036377)" office:value-type="float" office:value="0.0131578474186175" calcext:value-type="float">
            <text:p>0.01315784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4" calcext:value-type="float">
            <text:p>1774</text:p>
          </table:table-cell>
          <table:table-cell office:value-type="float" office:value="0.478178977966309" calcext:value-type="float">
            <text:p>0.478178978</text:p>
          </table:table-cell>
          <table:table-cell/>
          <table:table-cell table:formula="of:=([.C1775]-0.2406036377)*([.C1775]-0.2406036377)" office:value-type="float" office:value="0.0564420423026523" calcext:value-type="float">
            <text:p>0.05644204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5" calcext:value-type="float">
            <text:p>1775</text:p>
          </table:table-cell>
          <table:table-cell office:value-type="float" office:value="0.662045955657959" calcext:value-type="float">
            <text:p>0.6620459557</text:p>
          </table:table-cell>
          <table:table-cell/>
          <table:table-cell table:formula="of:=([.C1776]-0.2406036377)*([.C1776]-0.2406036377)" office:value-type="float" office:value="0.177613627365777" calcext:value-type="float">
            <text:p>0.17761362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6" calcext:value-type="float">
            <text:p>1776</text:p>
          </table:table-cell>
          <table:table-cell office:value-type="float" office:value="0.160681009292603" calcext:value-type="float">
            <text:p>0.1606810093</text:p>
          </table:table-cell>
          <table:table-cell/>
          <table:table-cell table:formula="of:=([.C1777]-0.2406036377)*([.C1777]-0.2406036377)" office:value-type="float" office:value="0.00638762653154694" calcext:value-type="float">
            <text:p>0.00638762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7" calcext:value-type="float">
            <text:p>1777</text:p>
          </table:table-cell>
          <table:table-cell office:value-type="float" office:value="0.186939001083374" calcext:value-type="float">
            <text:p>0.1869390011</text:p>
          </table:table-cell>
          <table:table-cell/>
          <table:table-cell table:formula="of:=([.C1778]-0.2406036377)*([.C1778]-0.2406036377)" office:value-type="float" office:value="0.00287989322319451" calcext:value-type="float">
            <text:p>0.00287989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8" calcext:value-type="float">
            <text:p>1778</text:p>
          </table:table-cell>
          <table:table-cell office:value-type="float" office:value="0.290023803710937" calcext:value-type="float">
            <text:p>0.2900238037</text:p>
          </table:table-cell>
          <table:table-cell/>
          <table:table-cell table:formula="of:=([.C1779]-0.2406036377)*([.C1779]-0.2406036377)" office:value-type="float" office:value="0.00244235280854862" calcext:value-type="float">
            <text:p>0.00244235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79" calcext:value-type="float">
            <text:p>1779</text:p>
          </table:table-cell>
          <table:table-cell office:value-type="float" office:value="0.189111948013306" calcext:value-type="float">
            <text:p>0.189111948</text:p>
          </table:table-cell>
          <table:table-cell/>
          <table:table-cell table:formula="of:=([.C1780]-0.2406036377)*([.C1780]-0.2406036377)" office:value-type="float" office:value="0.00265139410679082" calcext:value-type="float">
            <text:p>0.00265139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0" calcext:value-type="float">
            <text:p>1780</text:p>
          </table:table-cell>
          <table:table-cell office:value-type="float" office:value="0.316725015640259" calcext:value-type="float">
            <text:p>0.3167250156</text:p>
          </table:table-cell>
          <table:table-cell/>
          <table:table-cell table:formula="of:=([.C1781]-0.2406036377)*([.C1781]-0.2406036377)" office:value-type="float" office:value="0.00579446417952372" calcext:value-type="float">
            <text:p>0.00579446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1" calcext:value-type="float">
            <text:p>1781</text:p>
          </table:table-cell>
          <table:table-cell office:value-type="float" office:value="0.487924814224243" calcext:value-type="float">
            <text:p>0.4879248142</text:p>
          </table:table-cell>
          <table:table-cell/>
          <table:table-cell table:formula="of:=([.C1782]-0.2406036377)*([.C1782]-0.2406036377)" office:value-type="float" office:value="0.0611677643573359" calcext:value-type="float">
            <text:p>0.061167764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2" calcext:value-type="float">
            <text:p>1782</text:p>
          </table:table-cell>
          <table:table-cell office:value-type="float" office:value="0.330951929092407" calcext:value-type="float">
            <text:p>0.3309519291</text:p>
          </table:table-cell>
          <table:table-cell/>
          <table:table-cell table:formula="of:=([.C1783]-0.2406036377)*([.C1783]-0.2406036377)" office:value-type="float" office:value="0.00816281375752731" calcext:value-type="float">
            <text:p>0.00816281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3" calcext:value-type="float">
            <text:p>1783</text:p>
          </table:table-cell>
          <table:table-cell office:value-type="float" office:value="0.145786046981812" calcext:value-type="float">
            <text:p>0.145786047</text:p>
          </table:table-cell>
          <table:table-cell/>
          <table:table-cell table:formula="of:=([.C1784]-0.2406036377)*([.C1784]-0.2406036377)" office:value-type="float" office:value="0.0089903755096019" calcext:value-type="float">
            <text:p>0.00899037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4" calcext:value-type="float">
            <text:p>1784</text:p>
          </table:table-cell>
          <table:table-cell office:value-type="float" office:value="0.273715972900391" calcext:value-type="float">
            <text:p>0.2737159729</text:p>
          </table:table-cell>
          <table:table-cell/>
          <table:table-cell table:formula="of:=([.C1785]-0.2406036377)*([.C1785]-0.2406036377)" office:value-type="float" office:value="0.00109642674242302" calcext:value-type="float">
            <text:p>0.00109642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5" calcext:value-type="float">
            <text:p>1785</text:p>
          </table:table-cell>
          <table:table-cell office:value-type="float" office:value="0.423121929168701" calcext:value-type="float">
            <text:p>0.4231219292</text:p>
          </table:table-cell>
          <table:table-cell/>
          <table:table-cell table:formula="of:=([.C1786]-0.2406036377)*([.C1786]-0.2406036377)" office:value-type="float" office:value="0.0333129267206538" calcext:value-type="float">
            <text:p>0.03331292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6" calcext:value-type="float">
            <text:p>1786</text:p>
          </table:table-cell>
          <table:table-cell office:value-type="float" office:value="0.540569067001343" calcext:value-type="float">
            <text:p>0.540569067</text:p>
          </table:table-cell>
          <table:table-cell/>
          <table:table-cell table:formula="of:=([.C1787]-0.2406036377)*([.C1787]-0.2406036377)" office:value-type="float" office:value="0.0899792587759388" calcext:value-type="float">
            <text:p>0.08997925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7" calcext:value-type="float">
            <text:p>1787</text:p>
          </table:table-cell>
          <table:table-cell office:value-type="float" office:value="0.617019176483154" calcext:value-type="float">
            <text:p>0.6170191765</text:p>
          </table:table-cell>
          <table:table-cell/>
          <table:table-cell table:formula="of:=([.C1788]-0.2406036377)*([.C1788]-0.2406036377)" office:value-type="float" office:value="0.141688657837412" calcext:value-type="float">
            <text:p>0.14168865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8" calcext:value-type="float">
            <text:p>1788</text:p>
          </table:table-cell>
          <table:table-cell office:value-type="float" office:value="0.304814100265503" calcext:value-type="float">
            <text:p>0.3048141003</text:p>
          </table:table-cell>
          <table:table-cell/>
          <table:table-cell table:formula="of:=([.C1789]-0.2406036377)*([.C1789]-0.2406036377)" office:value-type="float" office:value="0.00412298350287585" calcext:value-type="float">
            <text:p>0.00412298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89" calcext:value-type="float">
            <text:p>1789</text:p>
          </table:table-cell>
          <table:table-cell office:value-type="float" office:value="0.170432806015015" calcext:value-type="float">
            <text:p>0.170432806</text:p>
          </table:table-cell>
          <table:table-cell/>
          <table:table-cell table:formula="of:=([.C1790]-0.2406036377)*([.C1790]-0.2406036377)" office:value-type="float" office:value="0.00492394561936255" calcext:value-type="float">
            <text:p>0.00492394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0" calcext:value-type="float">
            <text:p>1790</text:p>
          </table:table-cell>
          <table:table-cell office:value-type="float" office:value="0.365792989730835" calcext:value-type="float">
            <text:p>0.3657929897</text:p>
          </table:table-cell>
          <table:table-cell/>
          <table:table-cell table:formula="of:=([.C1791]-0.2406036377)*([.C1791]-0.2406036377)" office:value-type="float" office:value="0.0156723738619003" calcext:value-type="float">
            <text:p>0.01567237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1" calcext:value-type="float">
            <text:p>1791</text:p>
          </table:table-cell>
          <table:table-cell office:value-type="float" office:value="0.505165100097656" calcext:value-type="float">
            <text:p>0.5051651001</text:p>
          </table:table-cell>
          <table:table-cell/>
          <table:table-cell table:formula="of:=([.C1792]-0.2406036377)*([.C1792]-0.2406036377)" office:value-type="float" office:value="0.0699927673859864" calcext:value-type="float">
            <text:p>0.06999276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2" calcext:value-type="float">
            <text:p>1792</text:p>
          </table:table-cell>
          <table:table-cell office:value-type="float" office:value="0.167984962463379" calcext:value-type="float">
            <text:p>0.1679849625</text:p>
          </table:table-cell>
          <table:table-cell/>
          <table:table-cell table:formula="of:=([.C1793]-0.2406036377)*([.C1793]-0.2406036377)" office:value-type="float" office:value="0.00527347199312185" calcext:value-type="float">
            <text:p>0.0052734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3" calcext:value-type="float">
            <text:p>1793</text:p>
          </table:table-cell>
          <table:table-cell office:value-type="float" office:value="0.291000127792358" calcext:value-type="float">
            <text:p>0.2910001278</text:p>
          </table:table-cell>
          <table:table-cell/>
          <table:table-cell table:formula="of:=([.C1794]-0.2406036377)*([.C1794]-0.2406036377)" office:value-type="float" office:value="0.00253980621362918" calcext:value-type="float">
            <text:p>0.00253980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4" calcext:value-type="float">
            <text:p>1794</text:p>
          </table:table-cell>
          <table:table-cell office:value-type="float" office:value="0.528568029403687" calcext:value-type="float">
            <text:p>0.5285680294</text:p>
          </table:table-cell>
          <table:table-cell/>
          <table:table-cell table:formula="of:=([.C1795]-0.2406036377)*([.C1795]-0.2406036377)" office:value-type="float" office:value="0.0829234908892742" calcext:value-type="float">
            <text:p>0.082923490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5" calcext:value-type="float">
            <text:p>1795</text:p>
          </table:table-cell>
          <table:table-cell office:value-type="float" office:value="0.54911994934082" calcext:value-type="float">
            <text:p>0.5491199493</text:p>
          </table:table-cell>
          <table:table-cell/>
          <table:table-cell table:formula="of:=([.C1796]-0.2406036377)*([.C1796]-0.2406036377)" office:value-type="float" office:value="0.0951823145484557" calcext:value-type="float">
            <text:p>0.09518231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6" calcext:value-type="float">
            <text:p>1796</text:p>
          </table:table-cell>
          <table:table-cell office:value-type="float" office:value="0.451083898544311" calcext:value-type="float">
            <text:p>0.4510838985</text:p>
          </table:table-cell>
          <table:table-cell/>
          <table:table-cell table:formula="of:=([.C1797]-0.2406036377)*([.C1797]-0.2406036377)" office:value-type="float" office:value="0.0443019402050894" calcext:value-type="float">
            <text:p>0.04430194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7" calcext:value-type="float">
            <text:p>1797</text:p>
          </table:table-cell>
          <table:table-cell office:value-type="float" office:value="0.430625915527344" calcext:value-type="float">
            <text:p>0.4306259155</text:p>
          </table:table-cell>
          <table:table-cell/>
          <table:table-cell table:formula="of:=([.C1798]-0.2406036377)*([.C1798]-0.2406036377)" office:value-type="float" office:value="0.0361084660706922" calcext:value-type="float">
            <text:p>0.03610846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8" calcext:value-type="float">
            <text:p>1798</text:p>
          </table:table-cell>
          <table:table-cell office:value-type="float" office:value="0.498872995376587" calcext:value-type="float">
            <text:p>0.4988729954</text:p>
          </table:table-cell>
          <table:table-cell/>
          <table:table-cell table:formula="of:=([.C1799]-0.2406036377)*([.C1799]-0.2406036377)" office:value-type="float" office:value="0.0667030611146768" calcext:value-type="float">
            <text:p>0.06670306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799" calcext:value-type="float">
            <text:p>1799</text:p>
          </table:table-cell>
          <table:table-cell office:value-type="float" office:value="0.22278904914856" calcext:value-type="float">
            <text:p>0.2227890491</text:p>
          </table:table-cell>
          <table:table-cell/>
          <table:table-cell table:formula="of:=([.C1800]-0.2406036377)*([.C1800]-0.2406036377)" office:value-type="float" office:value="0.000317359565257111" calcext:value-type="float">
            <text:p>0.00031735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0" calcext:value-type="float">
            <text:p>1800</text:p>
          </table:table-cell>
          <table:table-cell office:value-type="float" office:value="0.269762992858887" calcext:value-type="float">
            <text:p>0.2697629929</text:p>
          </table:table-cell>
          <table:table-cell/>
          <table:table-cell table:formula="of:=([.C1801]-0.2406036377)*([.C1801]-0.2406036377)" office:value-type="float" office:value="0.000850267993282093" calcext:value-type="float">
            <text:p>0.0008502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1" calcext:value-type="float">
            <text:p>1801</text:p>
          </table:table-cell>
          <table:table-cell office:value-type="float" office:value="0.37640905380249" calcext:value-type="float">
            <text:p>0.3764090538</text:p>
          </table:table-cell>
          <table:table-cell/>
          <table:table-cell table:formula="of:=([.C1802]-0.2406036377)*([.C1802]-0.2406036377)" office:value-type="float" office:value="0.0184431110427705" calcext:value-type="float">
            <text:p>0.0184431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2" calcext:value-type="float">
            <text:p>1802</text:p>
          </table:table-cell>
          <table:table-cell office:value-type="float" office:value="0.10728907585144" calcext:value-type="float">
            <text:p>0.1072890759</text:p>
          </table:table-cell>
          <table:table-cell/>
          <table:table-cell table:formula="of:=([.C1803]-0.2406036377)*([.C1803]-0.2406036377)" office:value-type="float" office:value="0.0177727724008734" calcext:value-type="float">
            <text:p>0.01777277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3" calcext:value-type="float">
            <text:p>1803</text:p>
          </table:table-cell>
          <table:table-cell office:value-type="float" office:value="0.140052080154419" calcext:value-type="float">
            <text:p>0.1400520802</text:p>
          </table:table-cell>
          <table:table-cell/>
          <table:table-cell table:formula="of:=([.C1804]-0.2406036377)*([.C1804]-0.2406036377)" office:value-type="float" office:value="0.0101106157248423" calcext:value-type="float">
            <text:p>0.010110615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4" calcext:value-type="float">
            <text:p>1804</text:p>
          </table:table-cell>
          <table:table-cell office:value-type="float" office:value="0.258662939071655" calcext:value-type="float">
            <text:p>0.2586629391</text:p>
          </table:table-cell>
          <table:table-cell/>
          <table:table-cell table:formula="of:=([.C1805]-0.2406036377)*([.C1805]-0.2406036377)" office:value-type="float" office:value="0.00032613836603227" calcext:value-type="float">
            <text:p>0.00032613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5" calcext:value-type="float">
            <text:p>1805</text:p>
          </table:table-cell>
          <table:table-cell office:value-type="float" office:value="0.176318168640137" calcext:value-type="float">
            <text:p>0.1763181686</text:p>
          </table:table-cell>
          <table:table-cell/>
          <table:table-cell table:formula="of:=([.C1806]-0.2406036377)*([.C1806]-0.2406036377)" office:value-type="float" office:value="0.00413262153224664" calcext:value-type="float">
            <text:p>0.00413262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6" calcext:value-type="float">
            <text:p>1806</text:p>
          </table:table-cell>
          <table:table-cell office:value-type="float" office:value="0.313022136688232" calcext:value-type="float">
            <text:p>0.3130221367</text:p>
          </table:table-cell>
          <table:table-cell/>
          <table:table-cell table:formula="of:=([.C1807]-0.2406036377)*([.C1807]-0.2406036377)" office:value-type="float" office:value="0.00524443899570861" calcext:value-type="float">
            <text:p>0.0052444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7" calcext:value-type="float">
            <text:p>1807</text:p>
          </table:table-cell>
          <table:table-cell office:value-type="float" office:value="0.182735204696655" calcext:value-type="float">
            <text:p>0.1827352047</text:p>
          </table:table-cell>
          <table:table-cell/>
          <table:table-cell table:formula="of:=([.C1808]-0.2406036377)*([.C1808]-0.2406036377)" office:value-type="float" office:value="0.00334875553826259" calcext:value-type="float">
            <text:p>0.00334875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8" calcext:value-type="float">
            <text:p>1808</text:p>
          </table:table-cell>
          <table:table-cell office:value-type="float" office:value="0.125170946121216" calcext:value-type="float">
            <text:p>0.1251709461</text:p>
          </table:table-cell>
          <table:table-cell/>
          <table:table-cell table:formula="of:=([.C1809]-0.2406036377)*([.C1809]-0.2406036377)" office:value-type="float" office:value="0.0133247062851227" calcext:value-type="float">
            <text:p>0.013324706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09" calcext:value-type="float">
            <text:p>1809</text:p>
          </table:table-cell>
          <table:table-cell office:value-type="float" office:value="0.16761589050293" calcext:value-type="float">
            <text:p>0.1676158905</text:p>
          </table:table-cell>
          <table:table-cell/>
          <table:table-cell table:formula="of:=([.C1810]-0.2406036377)*([.C1810]-0.2406036377)" office:value-type="float" office:value="0.00532721124090345" calcext:value-type="float">
            <text:p>0.00532721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0" calcext:value-type="float">
            <text:p>1810</text:p>
          </table:table-cell>
          <table:table-cell office:value-type="float" office:value="0.113789796829224" calcext:value-type="float">
            <text:p>0.1137897968</text:p>
          </table:table-cell>
          <table:table-cell/>
          <table:table-cell table:formula="of:=([.C1811]-0.2406036377)*([.C1811]-0.2406036377)" office:value-type="float" office:value="0.0160817502363986" calcext:value-type="float">
            <text:p>0.01608175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1" calcext:value-type="float">
            <text:p>1811</text:p>
          </table:table-cell>
          <table:table-cell office:value-type="float" office:value="0.18162989616394" calcext:value-type="float">
            <text:p>0.1816298962</text:p>
          </table:table-cell>
          <table:table-cell/>
          <table:table-cell table:formula="of:=([.C1812]-0.2406036377)*([.C1812]-0.2406036377)" office:value-type="float" office:value="0.00347790219076196" calcext:value-type="float">
            <text:p>0.003477902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2" calcext:value-type="float">
            <text:p>1812</text:p>
          </table:table-cell>
          <table:table-cell office:value-type="float" office:value="0.186609029769897" calcext:value-type="float">
            <text:p>0.1866090298</text:p>
          </table:table-cell>
          <table:table-cell/>
          <table:table-cell table:formula="of:=([.C1813]-0.2406036377)*([.C1813]-0.2406036377)" office:value-type="float" office:value="0.00291541768552549" calcext:value-type="float">
            <text:p>0.00291541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3" calcext:value-type="float">
            <text:p>1813</text:p>
          </table:table-cell>
          <table:table-cell office:value-type="float" office:value="0.191473007202148" calcext:value-type="float">
            <text:p>0.1914730072</text:p>
          </table:table-cell>
          <table:table-cell/>
          <table:table-cell table:formula="of:=([.C1814]-0.2406036377)*([.C1814]-0.2406036377)" office:value-type="float" office:value="0.00241381885311642" calcext:value-type="float">
            <text:p>0.00241381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4" calcext:value-type="float">
            <text:p>1814</text:p>
          </table:table-cell>
          <table:table-cell office:value-type="float" office:value="0.200883150100708" calcext:value-type="float">
            <text:p>0.2008831501</text:p>
          </table:table-cell>
          <table:table-cell/>
          <table:table-cell table:formula="of:=([.C1815]-0.2406036377)*([.C1815]-0.2406036377)" office:value-type="float" office:value="0.00157771713512551" calcext:value-type="float">
            <text:p>0.001577717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5" calcext:value-type="float">
            <text:p>1815</text:p>
          </table:table-cell>
          <table:table-cell office:value-type="float" office:value="0.311745882034302" calcext:value-type="float">
            <text:p>0.311745882</text:p>
          </table:table-cell>
          <table:table-cell/>
          <table:table-cell table:formula="of:=([.C1816]-0.2406036377)*([.C1816]-0.2406036377)" office:value-type="float" office:value="0.00506121892892149" calcext:value-type="float">
            <text:p>0.00506121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6" calcext:value-type="float">
            <text:p>1816</text:p>
          </table:table-cell>
          <table:table-cell office:value-type="float" office:value="0.367110013961792" calcext:value-type="float">
            <text:p>0.367110014</text:p>
          </table:table-cell>
          <table:table-cell/>
          <table:table-cell table:formula="of:=([.C1817]-0.2406036377)*([.C1817]-0.2406036377)" office:value-type="float" office:value="0.0160038632348901" calcext:value-type="float">
            <text:p>0.01600386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7" calcext:value-type="float">
            <text:p>1817</text:p>
          </table:table-cell>
          <table:table-cell office:value-type="float" office:value="0.167611837387085" calcext:value-type="float">
            <text:p>0.1676118374</text:p>
          </table:table-cell>
          <table:table-cell/>
          <table:table-cell table:formula="of:=([.C1818]-0.2406036377)*([.C1818]-0.2406036377)" office:value-type="float" office:value="0.00532780291292047" calcext:value-type="float">
            <text:p>0.00532780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8" calcext:value-type="float">
            <text:p>1818</text:p>
          </table:table-cell>
          <table:table-cell office:value-type="float" office:value="0.152791976928711" calcext:value-type="float">
            <text:p>0.1527919769</text:p>
          </table:table-cell>
          <table:table-cell/>
          <table:table-cell table:formula="of:=([.C1819]-0.2406036377)*([.C1819]-0.2406036377)" office:value-type="float" office:value="0.00771088776741195" calcext:value-type="float">
            <text:p>0.00771088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19" calcext:value-type="float">
            <text:p>1819</text:p>
          </table:table-cell>
          <table:table-cell office:value-type="float" office:value="0.11529803276062" calcext:value-type="float">
            <text:p>0.1152980328</text:p>
          </table:table-cell>
          <table:table-cell/>
          <table:table-cell table:formula="of:=([.C1820]-0.2406036377)*([.C1820]-0.2406036377)" office:value-type="float" office:value="0.0157014946292239" calcext:value-type="float">
            <text:p>0.01570149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0" calcext:value-type="float">
            <text:p>1820</text:p>
          </table:table-cell>
          <table:table-cell office:value-type="float" office:value="0.399861097335815" calcext:value-type="float">
            <text:p>0.3998610973</text:p>
          </table:table-cell>
          <table:table-cell/>
          <table:table-cell table:formula="of:=([.C1821]-0.2406036377)*([.C1821]-0.2406036377)" office:value-type="float" office:value="0.0253629384496534" calcext:value-type="float">
            <text:p>0.02536293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1" calcext:value-type="float">
            <text:p>1821</text:p>
          </table:table-cell>
          <table:table-cell office:value-type="float" office:value="0.0987749099731445" calcext:value-type="float">
            <text:p>0.09877491</text:p>
          </table:table-cell>
          <table:table-cell/>
          <table:table-cell table:formula="of:=([.C1822]-0.2406036377)*([.C1822]-0.2406036377)" office:value-type="float" office:value="0.0201153880086185" calcext:value-type="float">
            <text:p>0.0201153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2" calcext:value-type="float">
            <text:p>1822</text:p>
          </table:table-cell>
          <table:table-cell office:value-type="float" office:value="0.178354978561401" calcext:value-type="float">
            <text:p>0.1783549786</text:p>
          </table:table-cell>
          <table:table-cell/>
          <table:table-cell table:formula="of:=([.C1823]-0.2406036377)*([.C1823]-0.2406036377)" office:value-type="float" office:value="0.00387489556455344" calcext:value-type="float">
            <text:p>0.00387489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3" calcext:value-type="float">
            <text:p>1823</text:p>
          </table:table-cell>
          <table:table-cell office:value-type="float" office:value="0.301687955856323" calcext:value-type="float">
            <text:p>0.3016879559</text:p>
          </table:table-cell>
          <table:table-cell/>
          <table:table-cell table:formula="of:=([.C1824]-0.2406036377)*([.C1824]-0.2406036377)" office:value-type="float" office:value="0.00373129392462292" calcext:value-type="float">
            <text:p>0.00373129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4" calcext:value-type="float">
            <text:p>1824</text:p>
          </table:table-cell>
          <table:table-cell office:value-type="float" office:value="0.149082899093628" calcext:value-type="float">
            <text:p>0.1490828991</text:p>
          </table:table-cell>
          <table:table-cell/>
          <table:table-cell table:formula="of:=([.C1825]-0.2406036377)*([.C1825]-0.2406036377)" office:value-type="float" office:value="0.00837604559505589" calcext:value-type="float">
            <text:p>0.00837604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5" calcext:value-type="float">
            <text:p>1825</text:p>
          </table:table-cell>
          <table:table-cell office:value-type="float" office:value="0.146644115447998" calcext:value-type="float">
            <text:p>0.1466441154</text:p>
          </table:table-cell>
          <table:table-cell/>
          <table:table-cell table:formula="of:=([.C1826]-0.2406036377)*([.C1826]-0.2406036377)" office:value-type="float" office:value="0.00882839182182445" calcext:value-type="float">
            <text:p>0.00882839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6" calcext:value-type="float">
            <text:p>1826</text:p>
          </table:table-cell>
          <table:table-cell office:value-type="float" office:value="0.14444899559021" calcext:value-type="float">
            <text:p>0.1444489956</text:p>
          </table:table-cell>
          <table:table-cell/>
          <table:table-cell table:formula="of:=([.C1827]-0.2406036377)*([.C1827]-0.2406036377)" office:value-type="float" office:value="0.00924571519926181" calcext:value-type="float">
            <text:p>0.00924571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7" calcext:value-type="float">
            <text:p>1827</text:p>
          </table:table-cell>
          <table:table-cell office:value-type="float" office:value="0.181751012802124" calcext:value-type="float">
            <text:p>0.1817510128</text:p>
          </table:table-cell>
          <table:table-cell/>
          <table:table-cell table:formula="of:=([.C1828]-0.2406036377)*([.C1828]-0.2406036377)" office:value-type="float" office:value="0.00346363145737009" calcext:value-type="float">
            <text:p>0.00346363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8" calcext:value-type="float">
            <text:p>1828</text:p>
          </table:table-cell>
          <table:table-cell office:value-type="float" office:value="0.134191036224365" calcext:value-type="float">
            <text:p>0.1341910362</text:p>
          </table:table-cell>
          <table:table-cell/>
          <table:table-cell table:formula="of:=([.C1829]-0.2406036377)*([.C1829]-0.2406036377)" office:value-type="float" office:value="0.0113236417528123" calcext:value-type="float">
            <text:p>0.01132364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29" calcext:value-type="float">
            <text:p>1829</text:p>
          </table:table-cell>
          <table:table-cell office:value-type="float" office:value="0.192776203155518" calcext:value-type="float">
            <text:p>0.1927762032</text:p>
          </table:table-cell>
          <table:table-cell/>
          <table:table-cell table:formula="of:=([.C1830]-0.2406036377)*([.C1830]-0.2406036377)" office:value-type="float" office:value="0.00228746349510675" calcext:value-type="float">
            <text:p>0.00228746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0" calcext:value-type="float">
            <text:p>1830</text:p>
          </table:table-cell>
          <table:table-cell office:value-type="float" office:value="0.17029595375061" calcext:value-type="float">
            <text:p>0.1702959538</text:p>
          </table:table-cell>
          <table:table-cell/>
          <table:table-cell table:formula="of:=([.C1831]-0.2406036377)*([.C1831]-0.2406036377)" office:value-type="float" office:value="0.00494317042232726" calcext:value-type="float">
            <text:p>0.00494317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1" calcext:value-type="float">
            <text:p>1831</text:p>
          </table:table-cell>
          <table:table-cell office:value-type="float" office:value="0.244133949279785" calcext:value-type="float">
            <text:p>0.2441339493</text:p>
          </table:table-cell>
          <table:table-cell/>
          <table:table-cell table:formula="of:=([.C1832]-0.2406036377)*([.C1832]-0.2406036377)" office:value-type="float" office:value="0.0000124630998503655" calcext:value-type="float">
            <text:p>1.2463099850365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2" calcext:value-type="float">
            <text:p>1832</text:p>
          </table:table-cell>
          <table:table-cell office:value-type="float" office:value="0.142918825149536" calcext:value-type="float">
            <text:p>0.1429188251</text:p>
          </table:table-cell>
          <table:table-cell/>
          <table:table-cell table:formula="of:=([.C1833]-0.2406036377)*([.C1833]-0.2406036377)" office:value-type="float" office:value="0.00954232260301927" calcext:value-type="float">
            <text:p>0.009542322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3" calcext:value-type="float">
            <text:p>1833</text:p>
          </table:table-cell>
          <table:table-cell office:value-type="float" office:value="0.150974988937378" calcext:value-type="float">
            <text:p>0.1509749889</text:p>
          </table:table-cell>
          <table:table-cell/>
          <table:table-cell table:formula="of:=([.C1834]-0.2406036377)*([.C1834]-0.2406036377)" office:value-type="float" office:value="0.00803329467901348" calcext:value-type="float">
            <text:p>0.008033294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4" calcext:value-type="float">
            <text:p>1834</text:p>
          </table:table-cell>
          <table:table-cell office:value-type="float" office:value="0.291162967681885" calcext:value-type="float">
            <text:p>0.2911629677</text:p>
          </table:table-cell>
          <table:table-cell/>
          <table:table-cell table:formula="of:=([.C1835]-0.2406036377)*([.C1835]-0.2406036377)" office:value-type="float" office:value="0.00255624584821712" calcext:value-type="float">
            <text:p>0.002556245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5" calcext:value-type="float">
            <text:p>1835</text:p>
          </table:table-cell>
          <table:table-cell office:value-type="float" office:value="0.370096921920776" calcext:value-type="float">
            <text:p>0.3700969219</text:p>
          </table:table-cell>
          <table:table-cell/>
          <table:table-cell table:formula="of:=([.C1836]-0.2406036377)*([.C1836]-0.2406036377)" office:value-type="float" office:value="0.0167685106582828" calcext:value-type="float">
            <text:p>0.01676851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6" calcext:value-type="float">
            <text:p>1836</text:p>
          </table:table-cell>
          <table:table-cell office:value-type="float" office:value="0.227697134017944" calcext:value-type="float">
            <text:p>0.227697134</text:p>
          </table:table-cell>
          <table:table-cell/>
          <table:table-cell table:formula="of:=([.C1837]-0.2406036377)*([.C1837]-0.2406036377)" office:value-type="float" office:value="0.000166577837294916" calcext:value-type="float">
            <text:p>0.00016657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7" calcext:value-type="float">
            <text:p>1837</text:p>
          </table:table-cell>
          <table:table-cell office:value-type="float" office:value="0.20356297492981" calcext:value-type="float">
            <text:p>0.2035629749</text:p>
          </table:table-cell>
          <table:table-cell/>
          <table:table-cell table:formula="of:=([.C1838]-0.2406036377)*([.C1838]-0.2406036377)" office:value-type="float" office:value="0.00137201069845497" calcext:value-type="float">
            <text:p>0.00137201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8" calcext:value-type="float">
            <text:p>1838</text:p>
          </table:table-cell>
          <table:table-cell office:value-type="float" office:value="0.296993017196655" calcext:value-type="float">
            <text:p>0.2969930172</text:p>
          </table:table-cell>
          <table:table-cell/>
          <table:table-cell table:formula="of:=([.C1839]-0.2406036377)*([.C1839]-0.2406036377)" office:value-type="float" office:value="0.0031797621200178" calcext:value-type="float">
            <text:p>0.00317976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39" calcext:value-type="float">
            <text:p>1839</text:p>
          </table:table-cell>
          <table:table-cell office:value-type="float" office:value="0.332592010498047" calcext:value-type="float">
            <text:p>0.3325920105</text:p>
          </table:table-cell>
          <table:table-cell/>
          <table:table-cell table:formula="of:=([.C1840]-0.2406036377)*([.C1840]-0.2406036377)" office:value-type="float" office:value="0.00846186073003245" calcext:value-type="float">
            <text:p>0.00846186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0" calcext:value-type="float">
            <text:p>1840</text:p>
          </table:table-cell>
          <table:table-cell office:value-type="float" office:value="0.151357889175415" calcext:value-type="float">
            <text:p>0.1513578892</text:p>
          </table:table-cell>
          <table:table-cell/>
          <table:table-cell table:formula="of:=([.C1841]-0.2406036377)*([.C1841]-0.2406036377)" office:value-type="float" office:value="0.00796480362971346" calcext:value-type="float">
            <text:p>0.00796480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1" calcext:value-type="float">
            <text:p>1841</text:p>
          </table:table-cell>
          <table:table-cell office:value-type="float" office:value="0.125612020492554" calcext:value-type="float">
            <text:p>0.1256120205</text:p>
          </table:table-cell>
          <table:table-cell/>
          <table:table-cell table:formula="of:=([.C1842]-0.2406036377)*([.C1842]-0.2406036377)" office:value-type="float" office:value="0.0132230720279839" calcext:value-type="float">
            <text:p>0.0132230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2" calcext:value-type="float">
            <text:p>1842</text:p>
          </table:table-cell>
          <table:table-cell office:value-type="float" office:value="0.145771026611328" calcext:value-type="float">
            <text:p>0.1457710266</text:p>
          </table:table-cell>
          <table:table-cell/>
          <table:table-cell table:formula="of:=([.C1843]-0.2406036377)*([.C1843]-0.2406036377)" office:value-type="float" office:value="0.00899322412589529" calcext:value-type="float">
            <text:p>0.00899322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3" calcext:value-type="float">
            <text:p>1843</text:p>
          </table:table-cell>
          <table:table-cell office:value-type="float" office:value="0.32059907913208" calcext:value-type="float">
            <text:p>0.3205990791</text:p>
          </table:table-cell>
          <table:table-cell/>
          <table:table-cell table:formula="of:=([.C1844]-0.2406036377)*([.C1844]-0.2406036377)" office:value-type="float" office:value="0.00639927064991335" calcext:value-type="float">
            <text:p>0.00639927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4" calcext:value-type="float">
            <text:p>1844</text:p>
          </table:table-cell>
          <table:table-cell office:value-type="float" office:value="0.189404010772705" calcext:value-type="float">
            <text:p>0.1894040108</text:p>
          </table:table-cell>
          <table:table-cell/>
          <table:table-cell table:formula="of:=([.C1845]-0.2406036377)*([.C1845]-0.2406036377)" office:value-type="float" office:value="0.00262140179749418" calcext:value-type="float">
            <text:p>0.002621401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5" calcext:value-type="float">
            <text:p>1845</text:p>
          </table:table-cell>
          <table:table-cell office:value-type="float" office:value="0.175218105316162" calcext:value-type="float">
            <text:p>0.1752181053</text:p>
          </table:table-cell>
          <table:table-cell/>
          <table:table-cell table:formula="of:=([.C1846]-0.2406036377)*([.C1846]-0.2406036377)" office:value-type="float" office:value="0.00427526784511792" calcext:value-type="float">
            <text:p>0.004275267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6" calcext:value-type="float">
            <text:p>1846</text:p>
          </table:table-cell>
          <table:table-cell office:value-type="float" office:value="0.337207078933716" calcext:value-type="float">
            <text:p>0.3372070789</text:p>
          </table:table-cell>
          <table:table-cell/>
          <table:table-cell table:formula="of:=([.C1847]-0.2406036377)*([.C1847]-0.2406036377)" office:value-type="float" office:value="0.00933222485819598" calcext:value-type="float">
            <text:p>0.00933222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7" calcext:value-type="float">
            <text:p>1847</text:p>
          </table:table-cell>
          <table:table-cell office:value-type="float" office:value="0.202679872512817" calcext:value-type="float">
            <text:p>0.2026798725</text:p>
          </table:table-cell>
          <table:table-cell/>
          <table:table-cell table:formula="of:=([.C1848]-0.2406036377)*([.C1848]-0.2406036377)" office:value-type="float" office:value="0.00143821196597257" calcext:value-type="float">
            <text:p>0.0014382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8" calcext:value-type="float">
            <text:p>1848</text:p>
          </table:table-cell>
          <table:table-cell office:value-type="float" office:value="0.330025911331177" calcext:value-type="float">
            <text:p>0.3300259113</text:p>
          </table:table-cell>
          <table:table-cell/>
          <table:table-cell table:formula="of:=([.C1849]-0.2406036377)*([.C1849]-0.2406036377)" office:value-type="float" office:value="0.00799634302136906" calcext:value-type="float">
            <text:p>0.0079963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49" calcext:value-type="float">
            <text:p>1849</text:p>
          </table:table-cell>
          <table:table-cell office:value-type="float" office:value="0.292664051055908" calcext:value-type="float">
            <text:p>0.2926640511</text:p>
          </table:table-cell>
          <table:table-cell/>
          <table:table-cell table:formula="of:=([.C1850]-0.2406036377)*([.C1850]-0.2406036377)" office:value-type="float" office:value="0.00271028663878802" calcext:value-type="float">
            <text:p>0.00271028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0" calcext:value-type="float">
            <text:p>1850</text:p>
          </table:table-cell>
          <table:table-cell office:value-type="float" office:value="0.149094104766846" calcext:value-type="float">
            <text:p>0.1490941048</text:p>
          </table:table-cell>
          <table:table-cell/>
          <table:table-cell table:formula="of:=([.C1851]-0.2406036377)*([.C1851]-0.2406036377)" office:value-type="float" office:value="0.00837399461764405" calcext:value-type="float">
            <text:p>0.008373994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1" calcext:value-type="float">
            <text:p>1851</text:p>
          </table:table-cell>
          <table:table-cell office:value-type="float" office:value="0.195396900177002" calcext:value-type="float">
            <text:p>0.1953969002</text:p>
          </table:table-cell>
          <table:table-cell/>
          <table:table-cell table:formula="of:=([.C1852]-0.2406036377)*([.C1852]-0.2406036377)" office:value-type="float" office:value="0.00204364911747324" calcext:value-type="float">
            <text:p>0.00204364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2" calcext:value-type="float">
            <text:p>1852</text:p>
          </table:table-cell>
          <table:table-cell office:value-type="float" office:value="0.162434101104736" calcext:value-type="float">
            <text:p>0.1624341011</text:p>
          </table:table-cell>
          <table:table-cell/>
          <table:table-cell table:formula="of:=([.C1853]-0.2406036377)*([.C1853]-0.2406036377)" office:value-type="float" office:value="0.00611047645151827" calcext:value-type="float">
            <text:p>0.006110476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3" calcext:value-type="float">
            <text:p>1853</text:p>
          </table:table-cell>
          <table:table-cell office:value-type="float" office:value="0.148010969161987" calcext:value-type="float">
            <text:p>0.1480109692</text:p>
          </table:table-cell>
          <table:table-cell/>
          <table:table-cell table:formula="of:=([.C1854]-0.2406036377)*([.C1854]-0.2406036377)" office:value-type="float" office:value="0.00857340226699029" calcext:value-type="float">
            <text:p>0.00857340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4" calcext:value-type="float">
            <text:p>1854</text:p>
          </table:table-cell>
          <table:table-cell office:value-type="float" office:value="0.171394109725952" calcext:value-type="float">
            <text:p>0.1713941097</text:p>
          </table:table-cell>
          <table:table-cell/>
          <table:table-cell table:formula="of:=([.C1855]-0.2406036377)*([.C1855]-0.2406036377)" office:value-type="float" office:value="0.00478995876239051" calcext:value-type="float">
            <text:p>0.00478995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5" calcext:value-type="float">
            <text:p>1855</text:p>
          </table:table-cell>
          <table:table-cell office:value-type="float" office:value="0.186892986297607" calcext:value-type="float">
            <text:p>0.1868929863</text:p>
          </table:table-cell>
          <table:table-cell/>
          <table:table-cell table:formula="of:=([.C1856]-0.2406036377)*([.C1856]-0.2406036377)" office:value-type="float" office:value="0.00288483407406933" calcext:value-type="float">
            <text:p>0.00288483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6" calcext:value-type="float">
            <text:p>1856</text:p>
          </table:table-cell>
          <table:table-cell office:value-type="float" office:value="0.157973051071167" calcext:value-type="float">
            <text:p>0.1579730511</text:p>
          </table:table-cell>
          <table:table-cell/>
          <table:table-cell table:formula="of:=([.C1857]-0.2406036377)*([.C1857]-0.2406036377)" office:value-type="float" office:value="0.00682781384662507" calcext:value-type="float">
            <text:p>0.00682781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7" calcext:value-type="float">
            <text:p>1857</text:p>
          </table:table-cell>
          <table:table-cell office:value-type="float" office:value="0.221328020095825" calcext:value-type="float">
            <text:p>0.2213280201</text:p>
          </table:table-cell>
          <table:table-cell/>
          <table:table-cell table:formula="of:=([.C1858]-0.2406036377)*([.C1858]-0.2406036377)" office:value-type="float" office:value="0.000371549434022374" calcext:value-type="float">
            <text:p>0.00037154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8" calcext:value-type="float">
            <text:p>1858</text:p>
          </table:table-cell>
          <table:table-cell office:value-type="float" office:value="0.321007013320923" calcext:value-type="float">
            <text:p>0.3210070133</text:p>
          </table:table-cell>
          <table:table-cell/>
          <table:table-cell table:formula="of:=([.C1859]-0.2406036377)*([.C1859]-0.2406036377)" office:value-type="float" office:value="0.00646470281123921" calcext:value-type="float">
            <text:p>0.00646470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59" calcext:value-type="float">
            <text:p>1859</text:p>
          </table:table-cell>
          <table:table-cell office:value-type="float" office:value="0.156553983688355" calcext:value-type="float">
            <text:p>0.1565539837</text:p>
          </table:table-cell>
          <table:table-cell/>
          <table:table-cell table:formula="of:=([.C1860]-0.2406036377)*([.C1860]-0.2406036377)" office:value-type="float" office:value="0.00706434433947732" calcext:value-type="float">
            <text:p>0.007064344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0" calcext:value-type="float">
            <text:p>1860</text:p>
          </table:table-cell>
          <table:table-cell office:value-type="float" office:value="0.190364837646484" calcext:value-type="float">
            <text:p>0.1903648376</text:p>
          </table:table-cell>
          <table:table-cell/>
          <table:table-cell table:formula="of:=([.C1861]-0.2406036377)*([.C1861]-0.2406036377)" office:value-type="float" office:value="0.00252393703081712" calcext:value-type="float">
            <text:p>0.0025239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1" calcext:value-type="float">
            <text:p>1861</text:p>
          </table:table-cell>
          <table:table-cell office:value-type="float" office:value="0.194778919219971" calcext:value-type="float">
            <text:p>0.1947789192</text:p>
          </table:table-cell>
          <table:table-cell/>
          <table:table-cell table:formula="of:=([.C1862]-0.2406036377)*([.C1862]-0.2406036377)" office:value-type="float" office:value="0.00209990482377394" calcext:value-type="float">
            <text:p>0.00209990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2" calcext:value-type="float">
            <text:p>1862</text:p>
          </table:table-cell>
          <table:table-cell office:value-type="float" office:value="0.175388813018799" calcext:value-type="float">
            <text:p>0.175388813</text:p>
          </table:table-cell>
          <table:table-cell/>
          <table:table-cell table:formula="of:=([.C1863]-0.2406036377)*([.C1863]-0.2406036377)" office:value-type="float" office:value="0.0042529733581998" calcext:value-type="float">
            <text:p>0.004252973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3" calcext:value-type="float">
            <text:p>1863</text:p>
          </table:table-cell>
          <table:table-cell office:value-type="float" office:value="0.196321964263916" calcext:value-type="float">
            <text:p>0.1963219643</text:p>
          </table:table-cell>
          <table:table-cell/>
          <table:table-cell table:formula="of:=([.C1864]-0.2406036377)*([.C1864]-0.2406036377)" office:value-type="float" office:value="0.00196086660229999" calcext:value-type="float">
            <text:p>0.001960866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4" calcext:value-type="float">
            <text:p>1864</text:p>
          </table:table-cell>
          <table:table-cell office:value-type="float" office:value="0.316123962402344" calcext:value-type="float">
            <text:p>0.3161239624</text:p>
          </table:table-cell>
          <table:table-cell/>
          <table:table-cell table:formula="of:=([.C1865]-0.2406036377)*([.C1865]-0.2406036377)" office:value-type="float" office:value="0.00570331944314743" calcext:value-type="float">
            <text:p>0.00570331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5" calcext:value-type="float">
            <text:p>1865</text:p>
          </table:table-cell>
          <table:table-cell office:value-type="float" office:value="0.391510963439941" calcext:value-type="float">
            <text:p>0.3915109634</text:p>
          </table:table-cell>
          <table:table-cell/>
          <table:table-cell table:formula="of:=([.C1866]-0.2406036377)*([.C1866]-0.2406036377)" office:value-type="float" office:value="0.0227730209619808" calcext:value-type="float">
            <text:p>0.0227730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6" calcext:value-type="float">
            <text:p>1866</text:p>
          </table:table-cell>
          <table:table-cell office:value-type="float" office:value="0.144663095474243" calcext:value-type="float">
            <text:p>0.1446630955</text:p>
          </table:table-cell>
          <table:table-cell/>
          <table:table-cell table:formula="of:=([.C1867]-0.2406036377)*([.C1867]-0.2406036377)" office:value-type="float" office:value="0.00920458764257223" calcext:value-type="float">
            <text:p>0.00920458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7" calcext:value-type="float">
            <text:p>1867</text:p>
          </table:table-cell>
          <table:table-cell office:value-type="float" office:value="0.164605855941772" calcext:value-type="float">
            <text:p>0.1646058559</text:p>
          </table:table-cell>
          <table:table-cell/>
          <table:table-cell table:formula="of:=([.C1868]-0.2406036377)*([.C1868]-0.2406036377)" office:value-type="float" office:value="0.00577566283217118" calcext:value-type="float">
            <text:p>0.00577566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8" calcext:value-type="float">
            <text:p>1868</text:p>
          </table:table-cell>
          <table:table-cell office:value-type="float" office:value="0.228775978088379" calcext:value-type="float">
            <text:p>0.2287759781</text:p>
          </table:table-cell>
          <table:table-cell/>
          <table:table-cell table:formula="of:=([.C1869]-0.2406036377)*([.C1869]-0.2406036377)" office:value-type="float" office:value="0.000139893531888373" calcext:value-type="float">
            <text:p>0.00013989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69" calcext:value-type="float">
            <text:p>1869</text:p>
          </table:table-cell>
          <table:table-cell office:value-type="float" office:value="0.157994985580444" calcext:value-type="float">
            <text:p>0.1579949856</text:p>
          </table:table-cell>
          <table:table-cell/>
          <table:table-cell table:formula="of:=([.C1870]-0.2406036377)*([.C1870]-0.2406036377)" office:value-type="float" office:value="0.00682418940500977" calcext:value-type="float">
            <text:p>0.00682418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0" calcext:value-type="float">
            <text:p>1870</text:p>
          </table:table-cell>
          <table:table-cell office:value-type="float" office:value="0.14900279045105" calcext:value-type="float">
            <text:p>0.1490027905</text:p>
          </table:table-cell>
          <table:table-cell/>
          <table:table-cell table:formula="of:=([.C1871]-0.2406036377)*([.C1871]-0.2406036377)" office:value-type="float" office:value="0.00839071521672551" calcext:value-type="float">
            <text:p>0.008390715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1" calcext:value-type="float">
            <text:p>1871</text:p>
          </table:table-cell>
          <table:table-cell office:value-type="float" office:value="0.254580974578857" calcext:value-type="float">
            <text:p>0.2545809746</text:p>
          </table:table-cell>
          <table:table-cell/>
          <table:table-cell table:formula="of:=([.C1872]-0.2406036377)*([.C1872]-0.2406036377)" office:value-type="float" office:value="0.000195365946225067" calcext:value-type="float">
            <text:p>0.00019536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2" calcext:value-type="float">
            <text:p>1872</text:p>
          </table:table-cell>
          <table:table-cell office:value-type="float" office:value="0.127500057220459" calcext:value-type="float">
            <text:p>0.1275000572</text:p>
          </table:table-cell>
          <table:table-cell/>
          <table:table-cell table:formula="of:=([.C1873]-0.2406036377)*([.C1873]-0.2406036377)" office:value-type="float" office:value="0.012792419917292" calcext:value-type="float">
            <text:p>0.01279241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3" calcext:value-type="float">
            <text:p>1873</text:p>
          </table:table-cell>
          <table:table-cell office:value-type="float" office:value="0.230386018753052" calcext:value-type="float">
            <text:p>0.2303860188</text:p>
          </table:table-cell>
          <table:table-cell/>
          <table:table-cell table:formula="of:=([.C1874]-0.2406036377)*([.C1874]-0.2406036377)" office:value-type="float" office:value="0.000104399736945035" calcext:value-type="float">
            <text:p>0.00010439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4" calcext:value-type="float">
            <text:p>1874</text:p>
          </table:table-cell>
          <table:table-cell office:value-type="float" office:value="0.272932767868042" calcext:value-type="float">
            <text:p>0.2729327679</text:p>
          </table:table-cell>
          <table:table-cell/>
          <table:table-cell table:formula="of:=([.C1875]-0.2406036377)*([.C1875]-0.2406036377)" office:value-type="float" office:value="0.00104517265742221" calcext:value-type="float">
            <text:p>0.00104517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5" calcext:value-type="float">
            <text:p>1875</text:p>
          </table:table-cell>
          <table:table-cell office:value-type="float" office:value="0.159303903579712" calcext:value-type="float">
            <text:p>0.1593039036</text:p>
          </table:table-cell>
          <table:table-cell/>
          <table:table-cell table:formula="of:=([.C1876]-0.2406036377)*([.C1876]-0.2406036377)" office:value-type="float" office:value="0.00660964676802953" calcext:value-type="float">
            <text:p>0.006609646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6" calcext:value-type="float">
            <text:p>1876</text:p>
          </table:table-cell>
          <table:table-cell office:value-type="float" office:value="0.242534875869751" calcext:value-type="float">
            <text:p>0.2425348759</text:p>
          </table:table-cell>
          <table:table-cell/>
          <table:table-cell table:formula="of:=([.C1877]-0.2406036377)*([.C1877]-0.2406036377)" office:value-type="float" office:value="0.00000372968086830306" calcext:value-type="float">
            <text:p>3.72968086830306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7" calcext:value-type="float">
            <text:p>1877</text:p>
          </table:table-cell>
          <table:table-cell office:value-type="float" office:value="0.181143045425415" calcext:value-type="float">
            <text:p>0.1811430454</text:p>
          </table:table-cell>
          <table:table-cell/>
          <table:table-cell table:formula="of:=([.C1878]-0.2406036377)*([.C1878]-0.2406036377)" office:value-type="float" office:value="0.00353556203364443" calcext:value-type="float">
            <text:p>0.0035355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8" calcext:value-type="float">
            <text:p>1878</text:p>
          </table:table-cell>
          <table:table-cell office:value-type="float" office:value="0.158077955245972" calcext:value-type="float">
            <text:p>0.1580779552</text:p>
          </table:table-cell>
          <table:table-cell/>
          <table:table-cell table:formula="of:=([.C1879]-0.2406036377)*([.C1879]-0.2406036377)" office:value-type="float" office:value="0.00681048826450312" calcext:value-type="float">
            <text:p>0.006810488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79" calcext:value-type="float">
            <text:p>1879</text:p>
          </table:table-cell>
          <table:table-cell office:value-type="float" office:value="0.258468151092529" calcext:value-type="float">
            <text:p>0.2584681511</text:p>
          </table:table-cell>
          <table:table-cell/>
          <table:table-cell table:formula="of:=([.C1880]-0.2406036377)*([.C1880]-0.2406036377)" office:value-type="float" office:value="0.000319140838751858" calcext:value-type="float">
            <text:p>0.00031914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0" calcext:value-type="float">
            <text:p>1880</text:p>
          </table:table-cell>
          <table:table-cell office:value-type="float" office:value="0.199909925460815" calcext:value-type="float">
            <text:p>0.1999099255</text:p>
          </table:table-cell>
          <table:table-cell/>
          <table:table-cell table:formula="of:=([.C1881]-0.2406036377)*([.C1881]-0.2406036377)" office:value-type="float" office:value="0.00165597821580556" calcext:value-type="float">
            <text:p>0.001655978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1" calcext:value-type="float">
            <text:p>1881</text:p>
          </table:table-cell>
          <table:table-cell office:value-type="float" office:value="0.270011186599731" calcext:value-type="float">
            <text:p>0.2700111866</text:p>
          </table:table-cell>
          <table:table-cell/>
          <table:table-cell table:formula="of:=([.C1882]-0.2406036377)*([.C1882]-0.2406036377)" office:value-type="float" office:value="0.000864803932290095" calcext:value-type="float">
            <text:p>0.000864803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2" calcext:value-type="float">
            <text:p>1882</text:p>
          </table:table-cell>
          <table:table-cell office:value-type="float" office:value="0.103791952133179" calcext:value-type="float">
            <text:p>0.1037919521</text:p>
          </table:table-cell>
          <table:table-cell/>
          <table:table-cell table:formula="of:=([.C1883]-0.2406036377)*([.C1883]-0.2406036377)" office:value-type="float" office:value="0.0187174373076348" calcext:value-type="float">
            <text:p>0.01871743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3" calcext:value-type="float">
            <text:p>1883</text:p>
          </table:table-cell>
          <table:table-cell office:value-type="float" office:value="0.15196704864502" calcext:value-type="float">
            <text:p>0.1519670486</text:p>
          </table:table-cell>
          <table:table-cell/>
          <table:table-cell table:formula="of:=([.C1884]-0.2406036377)*([.C1884]-0.2406036377)" office:value-type="float" office:value="0.00785644491930149" calcext:value-type="float">
            <text:p>0.00785644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4" calcext:value-type="float">
            <text:p>1884</text:p>
          </table:table-cell>
          <table:table-cell office:value-type="float" office:value="0.130563974380493" calcext:value-type="float">
            <text:p>0.1305639744</text:p>
          </table:table-cell>
          <table:table-cell/>
          <table:table-cell table:formula="of:=([.C1885]-0.2406036377)*([.C1885]-0.2406036377)" office:value-type="float" office:value="0.0121087275034704" calcext:value-type="float">
            <text:p>0.012108727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5" calcext:value-type="float">
            <text:p>1885</text:p>
          </table:table-cell>
          <table:table-cell office:value-type="float" office:value="0.186062097549439" calcext:value-type="float">
            <text:p>0.1860620975</text:p>
          </table:table-cell>
          <table:table-cell/>
          <table:table-cell table:formula="of:=([.C1886]-0.2406036377)*([.C1886]-0.2406036377)" office:value-type="float" office:value="0.00297477960199531" calcext:value-type="float">
            <text:p>0.002974779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6" calcext:value-type="float">
            <text:p>1886</text:p>
          </table:table-cell>
          <table:table-cell office:value-type="float" office:value="0.223857879638672" calcext:value-type="float">
            <text:p>0.2238578796</text:p>
          </table:table-cell>
          <table:table-cell/>
          <table:table-cell table:formula="of:=([.C1887]-0.2406036377)*([.C1887]-0.2406036377)" office:value-type="float" office:value="0.000280420413048535" calcext:value-type="float">
            <text:p>0.00028042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7" calcext:value-type="float">
            <text:p>1887</text:p>
          </table:table-cell>
          <table:table-cell office:value-type="float" office:value="0.224857091903686" calcext:value-type="float">
            <text:p>0.2248570919</text:p>
          </table:table-cell>
          <table:table-cell/>
          <table:table-cell table:formula="of:=([.C1888]-0.2406036377)*([.C1888]-0.2406036377)" office:value-type="float" office:value="0.000247953704515399" calcext:value-type="float">
            <text:p>0.00024795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8" calcext:value-type="float">
            <text:p>1888</text:p>
          </table:table-cell>
          <table:table-cell office:value-type="float" office:value="0.304375886917114" calcext:value-type="float">
            <text:p>0.3043758869</text:p>
          </table:table-cell>
          <table:table-cell/>
          <table:table-cell table:formula="of:=([.C1889]-0.2406036377)*([.C1889]-0.2406036377)" office:value-type="float" office:value="0.00406689977020973" calcext:value-type="float">
            <text:p>0.004066899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89" calcext:value-type="float">
            <text:p>1889</text:p>
          </table:table-cell>
          <table:table-cell office:value-type="float" office:value="0.209811925888062" calcext:value-type="float">
            <text:p>0.2098119259</text:p>
          </table:table-cell>
          <table:table-cell/>
          <table:table-cell table:formula="of:=([.C1890]-0.2406036377)*([.C1890]-0.2406036377)" office:value-type="float" office:value="0.000948129516309472" calcext:value-type="float">
            <text:p>0.00094812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0" calcext:value-type="float">
            <text:p>1890</text:p>
          </table:table-cell>
          <table:table-cell office:value-type="float" office:value="0.160929203033447" calcext:value-type="float">
            <text:p>0.160929203</text:p>
          </table:table-cell>
          <table:table-cell/>
          <table:table-cell table:formula="of:=([.C1891]-0.2406036377)*([.C1891]-0.2406036377)" office:value-type="float" office:value="0.00634801553943478" calcext:value-type="float">
            <text:p>0.00634801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1" calcext:value-type="float">
            <text:p>1891</text:p>
          </table:table-cell>
          <table:table-cell office:value-type="float" office:value="0.306041955947876" calcext:value-type="float">
            <text:p>0.3060419559</text:p>
          </table:table-cell>
          <table:table-cell/>
          <table:table-cell table:formula="of:=([.C1892]-0.2406036377)*([.C1892]-0.2406036377)" office:value-type="float" office:value="0.0042821734951103" calcext:value-type="float">
            <text:p>0.00428217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2" calcext:value-type="float">
            <text:p>1892</text:p>
          </table:table-cell>
          <table:table-cell office:value-type="float" office:value="0.388362884521484" calcext:value-type="float">
            <text:p>0.3883628845</text:p>
          </table:table-cell>
          <table:table-cell/>
          <table:table-cell table:formula="of:=([.C1893]-0.2406036377)*([.C1893]-0.2406036377)" office:value-type="float" office:value="0.0218327950212523" calcext:value-type="float">
            <text:p>0.0218327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3" calcext:value-type="float">
            <text:p>1893</text:p>
          </table:table-cell>
          <table:table-cell office:value-type="float" office:value="0.297966003417969" calcext:value-type="float">
            <text:p>0.2979660034</text:p>
          </table:table-cell>
          <table:table-cell/>
          <table:table-cell table:formula="of:=([.C1894]-0.2406036377)*([.C1894]-0.2406036377)" office:value-type="float" office:value="0.003290441000762" calcext:value-type="float">
            <text:p>0.0032904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4" calcext:value-type="float">
            <text:p>1894</text:p>
          </table:table-cell>
          <table:table-cell office:value-type="float" office:value="0.138841152191162" calcext:value-type="float">
            <text:p>0.1388411522</text:p>
          </table:table-cell>
          <table:table-cell/>
          <table:table-cell table:formula="of:=([.C1895]-0.2406036377)*([.C1895]-0.2406036377)" office:value-type="float" office:value="0.0103556034569364" calcext:value-type="float">
            <text:p>0.010355603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5" calcext:value-type="float">
            <text:p>1895</text:p>
          </table:table-cell>
          <table:table-cell office:value-type="float" office:value="0.17956018447876" calcext:value-type="float">
            <text:p>0.1795601845</text:p>
          </table:table-cell>
          <table:table-cell/>
          <table:table-cell table:formula="of:=([.C1896]-0.2406036377)*([.C1896]-0.2406036377)" office:value-type="float" office:value="0.00372630318117375" calcext:value-type="float">
            <text:p>0.003726303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6" calcext:value-type="float">
            <text:p>1896</text:p>
          </table:table-cell>
          <table:table-cell office:value-type="float" office:value="0.142951965332031" calcext:value-type="float">
            <text:p>0.1429519653</text:p>
          </table:table-cell>
          <table:table-cell/>
          <table:table-cell table:formula="of:=([.C1897]-0.2406036377)*([.C1897]-0.2406036377)" office:value-type="float" office:value="0.00953584911626111" calcext:value-type="float">
            <text:p>0.00953584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7" calcext:value-type="float">
            <text:p>1897</text:p>
          </table:table-cell>
          <table:table-cell office:value-type="float" office:value="0.19043493270874" calcext:value-type="float">
            <text:p>0.1904349327</text:p>
          </table:table-cell>
          <table:table-cell/>
          <table:table-cell table:formula="of:=([.C1898]-0.2406036377)*([.C1898]-0.2406036377)" office:value-type="float" office:value="0.00251689896050005" calcext:value-type="float">
            <text:p>0.0025168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8" calcext:value-type="float">
            <text:p>1898</text:p>
          </table:table-cell>
          <table:table-cell office:value-type="float" office:value="0.194277048110962" calcext:value-type="float">
            <text:p>0.1942770481</text:p>
          </table:table-cell>
          <table:table-cell/>
          <table:table-cell table:formula="of:=([.C1899]-0.2406036377)*([.C1899]-0.2406036377)" office:value-type="float" office:value="0.00214615290295117" calcext:value-type="float">
            <text:p>0.00214615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899" calcext:value-type="float">
            <text:p>1899</text:p>
          </table:table-cell>
          <table:table-cell office:value-type="float" office:value="0.247396945953369" calcext:value-type="float">
            <text:p>0.247396946</text:p>
          </table:table-cell>
          <table:table-cell/>
          <table:table-cell table:formula="of:=([.C1900]-0.2406036377)*([.C1900]-0.2406036377)" office:value-type="float" office:value="0.0000461490370252935" calcext:value-type="float">
            <text:p>0.00004614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0" calcext:value-type="float">
            <text:p>1900</text:p>
          </table:table-cell>
          <table:table-cell office:value-type="float" office:value="0.18126392364502" calcext:value-type="float">
            <text:p>0.1812639236</text:p>
          </table:table-cell>
          <table:table-cell/>
          <table:table-cell table:formula="of:=([.C1901]-0.2406036377)*([.C1901]-0.2406036377)" office:value-type="float" office:value="0.00352120166412684" calcext:value-type="float">
            <text:p>0.00352120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1" calcext:value-type="float">
            <text:p>1901</text:p>
          </table:table-cell>
          <table:table-cell office:value-type="float" office:value="0.225409030914307" calcext:value-type="float">
            <text:p>0.2254090309</text:p>
          </table:table-cell>
          <table:table-cell/>
          <table:table-cell table:formula="of:=([.C1902]-0.2406036377)*([.C1902]-0.2406036377)" office:value-type="float" office:value="0.000230876075371838" calcext:value-type="float">
            <text:p>0.000230876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2" calcext:value-type="float">
            <text:p>1902</text:p>
          </table:table-cell>
          <table:table-cell office:value-type="float" office:value="0.285368919372559" calcext:value-type="float">
            <text:p>0.2853689194</text:p>
          </table:table-cell>
          <table:table-cell/>
          <table:table-cell table:formula="of:=([.C1903]-0.2406036377)*([.C1903]-0.2406036377)" office:value-type="float" office:value="0.00200393044322351" calcext:value-type="float">
            <text:p>0.00200393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3" calcext:value-type="float">
            <text:p>1903</text:p>
          </table:table-cell>
          <table:table-cell office:value-type="float" office:value="0.20002007484436" calcext:value-type="float">
            <text:p>0.2000200748</text:p>
          </table:table-cell>
          <table:table-cell/>
          <table:table-cell table:formula="of:=([.C1904]-0.2406036377)*([.C1904]-0.2406036377)" office:value-type="float" office:value="0.00164702557405765" calcext:value-type="float">
            <text:p>0.00164702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4" calcext:value-type="float">
            <text:p>1904</text:p>
          </table:table-cell>
          <table:table-cell office:value-type="float" office:value="0.160811901092529" calcext:value-type="float">
            <text:p>0.1608119011</text:p>
          </table:table-cell>
          <table:table-cell/>
          <table:table-cell table:formula="of:=([.C1905]-0.2406036377)*([.C1905]-0.2406036377)" office:value-type="float" office:value="0.00636672123083598" calcext:value-type="float">
            <text:p>0.00636672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5" calcext:value-type="float">
            <text:p>1905</text:p>
          </table:table-cell>
          <table:table-cell office:value-type="float" office:value="0.178855895996094" calcext:value-type="float">
            <text:p>0.178855896</text:p>
          </table:table-cell>
          <table:table-cell/>
          <table:table-cell table:formula="of:=([.C1906]-0.2406036377)*([.C1906]-0.2406036377)" office:value-type="float" office:value="0.00381278360553232" calcext:value-type="float">
            <text:p>0.00381278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6" calcext:value-type="float">
            <text:p>1906</text:p>
          </table:table-cell>
          <table:table-cell office:value-type="float" office:value="0.194478034973145" calcext:value-type="float">
            <text:p>0.194478035</text:p>
          </table:table-cell>
          <table:table-cell/>
          <table:table-cell table:formula="of:=([.C1907]-0.2406036377)*([.C1907]-0.2406036377)" office:value-type="float" office:value="0.0021275712269157" calcext:value-type="float">
            <text:p>0.00212757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7" calcext:value-type="float">
            <text:p>1907</text:p>
          </table:table-cell>
          <table:table-cell office:value-type="float" office:value="0.260828971862793" calcext:value-type="float">
            <text:p>0.2608289719</text:p>
          </table:table-cell>
          <table:table-cell/>
          <table:table-cell table:formula="of:=([.C1908]-0.2406036377)*([.C1908]-0.2406036377)" office:value-type="float" office:value="0.00040906414199664" calcext:value-type="float">
            <text:p>0.000409064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8" calcext:value-type="float">
            <text:p>1908</text:p>
          </table:table-cell>
          <table:table-cell office:value-type="float" office:value="0.232558012008667" calcext:value-type="float">
            <text:p>0.232558012</text:p>
          </table:table-cell>
          <table:table-cell/>
          <table:table-cell table:formula="of:=([.C1909]-0.2406036377)*([.C1909]-0.2406036377)" office:value-type="float" office:value="0.0000647320927650375" calcext:value-type="float">
            <text:p>6.47320927650375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09" calcext:value-type="float">
            <text:p>1909</text:p>
          </table:table-cell>
          <table:table-cell office:value-type="float" office:value="0.351015090942383" calcext:value-type="float">
            <text:p>0.3510150909</text:p>
          </table:table-cell>
          <table:table-cell/>
          <table:table-cell table:formula="of:=([.C1910]-0.2406036377)*([.C1910]-0.2406036377)" office:value-type="float" office:value="0.0121906890070949" calcext:value-type="float">
            <text:p>0.0121906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0" calcext:value-type="float">
            <text:p>1910</text:p>
          </table:table-cell>
          <table:table-cell office:value-type="float" office:value="0.322211980819702" calcext:value-type="float">
            <text:p>0.3222119808</text:p>
          </table:table-cell>
          <table:table-cell/>
          <table:table-cell table:formula="of:=([.C1911]-0.2406036377)*([.C1911]-0.2406036377)" office:value-type="float" office:value="0.00665992166674304" calcext:value-type="float">
            <text:p>0.006659921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1" calcext:value-type="float">
            <text:p>1911</text:p>
          </table:table-cell>
          <table:table-cell office:value-type="float" office:value="0.467182874679565" calcext:value-type="float">
            <text:p>0.4671828747</text:p>
          </table:table-cell>
          <table:table-cell/>
          <table:table-cell table:formula="of:=([.C1912]-0.2406036377)*([.C1912]-0.2406036377)" office:value-type="float" office:value="0.0513381506302421" calcext:value-type="float">
            <text:p>0.05133815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2" calcext:value-type="float">
            <text:p>1912</text:p>
          </table:table-cell>
          <table:table-cell office:value-type="float" office:value="0.621262073516846" calcext:value-type="float">
            <text:p>0.6212620735</text:p>
          </table:table-cell>
          <table:table-cell/>
          <table:table-cell table:formula="of:=([.C1913]-0.2406036377)*([.C1913]-0.2406036377)" office:value-type="float" office:value="0.144900844758528" calcext:value-type="float">
            <text:p>0.14490084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3" calcext:value-type="float">
            <text:p>1913</text:p>
          </table:table-cell>
          <table:table-cell office:value-type="float" office:value="0.213305950164795" calcext:value-type="float">
            <text:p>0.2133059502</text:p>
          </table:table-cell>
          <table:table-cell/>
          <table:table-cell table:formula="of:=([.C1914]-0.2406036377)*([.C1914]-0.2406036377)" office:value-type="float" office:value="0.000745163744769693" calcext:value-type="float">
            <text:p>0.000745163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4" calcext:value-type="float">
            <text:p>1914</text:p>
          </table:table-cell>
          <table:table-cell office:value-type="float" office:value="0.143941879272461" calcext:value-type="float">
            <text:p>0.1439418793</text:p>
          </table:table-cell>
          <table:table-cell/>
          <table:table-cell table:formula="of:=([.C1915]-0.2406036377)*([.C1915]-0.2406036377)" office:value-type="float" office:value="0.00934349554230392" calcext:value-type="float">
            <text:p>0.009343495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5" calcext:value-type="float">
            <text:p>1915</text:p>
          </table:table-cell>
          <table:table-cell office:value-type="float" office:value="0.134238004684448" calcext:value-type="float">
            <text:p>0.1342380047</text:p>
          </table:table-cell>
          <table:table-cell/>
          <table:table-cell table:formula="of:=([.C1916]-0.2406036377)*([.C1916]-0.2406036377)" office:value-type="float" office:value="0.011313647886799" calcext:value-type="float">
            <text:p>0.011313647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6" calcext:value-type="float">
            <text:p>1916</text:p>
          </table:table-cell>
          <table:table-cell office:value-type="float" office:value="0.241224050521851" calcext:value-type="float">
            <text:p>0.2412240505</text:p>
          </table:table-cell>
          <table:table-cell/>
          <table:table-cell table:formula="of:=([.C1917]-0.2406036377)*([.C1917]-0.2406036377)" office:value-type="float" office:value="0.000000384912069516593" calcext:value-type="float">
            <text:p>3.84912069516593E-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7" calcext:value-type="float">
            <text:p>1917</text:p>
          </table:table-cell>
          <table:table-cell office:value-type="float" office:value="0.176263093948364" calcext:value-type="float">
            <text:p>0.1762630939</text:p>
          </table:table-cell>
          <table:table-cell/>
          <table:table-cell table:formula="of:=([.C1918]-0.2406036377)*([.C1918]-0.2406036377)" office:value-type="float" office:value="0.00413970557025615" calcext:value-type="float">
            <text:p>0.004139705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8" calcext:value-type="float">
            <text:p>1918</text:p>
          </table:table-cell>
          <table:table-cell office:value-type="float" office:value="0.147386074066162" calcext:value-type="float">
            <text:p>0.1473860741</text:p>
          </table:table-cell>
          <table:table-cell/>
          <table:table-cell table:formula="of:=([.C1919]-0.2406036377)*([.C1919]-0.2406036377)" office:value-type="float" office:value="0.00868951416982862" calcext:value-type="float">
            <text:p>0.008689514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19" calcext:value-type="float">
            <text:p>1919</text:p>
          </table:table-cell>
          <table:table-cell office:value-type="float" office:value="0.144708156585693" calcext:value-type="float">
            <text:p>0.1447081566</text:p>
          </table:table-cell>
          <table:table-cell/>
          <table:table-cell table:formula="of:=([.C1920]-0.2406036377)*([.C1920]-0.2406036377)" office:value-type="float" office:value="0.00919594329814434" calcext:value-type="float">
            <text:p>0.00919594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0" calcext:value-type="float">
            <text:p>1920</text:p>
          </table:table-cell>
          <table:table-cell office:value-type="float" office:value="0.152529001235962" calcext:value-type="float">
            <text:p>0.1525290012</text:p>
          </table:table-cell>
          <table:table-cell/>
          <table:table-cell table:formula="of:=([.C1921]-0.2406036377)*([.C1921]-0.2406036377)" office:value-type="float" office:value="0.00775714158827246" calcext:value-type="float">
            <text:p>0.00775714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1" calcext:value-type="float">
            <text:p>1921</text:p>
          </table:table-cell>
          <table:table-cell office:value-type="float" office:value="0.15239405632019" calcext:value-type="float">
            <text:p>0.1523940563</text:p>
          </table:table-cell>
          <table:table-cell/>
          <table:table-cell table:formula="of:=([.C1922]-0.2406036377)*([.C1922]-0.2406036377)" office:value-type="float" office:value="0.00778093024720124" calcext:value-type="float">
            <text:p>0.00778093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2" calcext:value-type="float">
            <text:p>1922</text:p>
          </table:table-cell>
          <table:table-cell office:value-type="float" office:value="0.302694082260132" calcext:value-type="float">
            <text:p>0.3026940823</text:p>
          </table:table-cell>
          <table:table-cell/>
          <table:table-cell table:formula="of:=([.C1923]-0.2406036377)*([.C1923]-0.2406036377)" office:value-type="float" office:value="0.0038552233056748" calcext:value-type="float">
            <text:p>0.003855223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3" calcext:value-type="float">
            <text:p>1923</text:p>
          </table:table-cell>
          <table:table-cell office:value-type="float" office:value="0.411612033843994" calcext:value-type="float">
            <text:p>0.4116120338</text:p>
          </table:table-cell>
          <table:table-cell/>
          <table:table-cell table:formula="of:=([.C1924]-0.2406036377)*([.C1924]-0.2406036377)" office:value-type="float" office:value="0.0292438715517412" calcext:value-type="float">
            <text:p>0.02924387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4" calcext:value-type="float">
            <text:p>1924</text:p>
          </table:table-cell>
          <table:table-cell office:value-type="float" office:value="0.122445106506348" calcext:value-type="float">
            <text:p>0.1224451065</text:p>
          </table:table-cell>
          <table:table-cell/>
          <table:table-cell table:formula="of:=([.C1925]-0.2406036377)*([.C1925]-0.2406036377)" office:value-type="float" office:value="0.0139614384938413" calcext:value-type="float">
            <text:p>0.013961438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5" calcext:value-type="float">
            <text:p>1925</text:p>
          </table:table-cell>
          <table:table-cell office:value-type="float" office:value="0.138546943664551" calcext:value-type="float">
            <text:p>0.1385469437</text:p>
          </table:table-cell>
          <table:table-cell/>
          <table:table-cell table:formula="of:=([.C1926]-0.2406036377)*([.C1926]-0.2406036377)" office:value-type="float" office:value="0.0104155687974453" calcext:value-type="float">
            <text:p>0.010415568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6" calcext:value-type="float">
            <text:p>1926</text:p>
          </table:table-cell>
          <table:table-cell office:value-type="float" office:value="0.120097875595093" calcext:value-type="float">
            <text:p>0.1200978756</text:p>
          </table:table-cell>
          <table:table-cell/>
          <table:table-cell table:formula="of:=([.C1927]-0.2406036377)*([.C1927]-0.2406036377)" office:value-type="float" office:value="0.0145216387004845" calcext:value-type="float">
            <text:p>0.01452163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7" calcext:value-type="float">
            <text:p>1927</text:p>
          </table:table-cell>
          <table:table-cell office:value-type="float" office:value="0.136918067932129" calcext:value-type="float">
            <text:p>0.1369180679</text:p>
          </table:table-cell>
          <table:table-cell/>
          <table:table-cell table:formula="of:=([.C1928]-0.2406036377)*([.C1928]-0.2406036377)" office:value-type="float" office:value="0.0107506973780881" calcext:value-type="float">
            <text:p>0.01075069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8" calcext:value-type="float">
            <text:p>1928</text:p>
          </table:table-cell>
          <table:table-cell office:value-type="float" office:value="0.129664182662964" calcext:value-type="float">
            <text:p>0.1296641827</text:p>
          </table:table-cell>
          <table:table-cell/>
          <table:table-cell table:formula="of:=([.C1929]-0.2406036377)*([.C1929]-0.2406036377)" office:value-type="float" office:value="0.0123075626839146" calcext:value-type="float">
            <text:p>0.01230756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29" calcext:value-type="float">
            <text:p>1929</text:p>
          </table:table-cell>
          <table:table-cell office:value-type="float" office:value="0.137791156768799" calcext:value-type="float">
            <text:p>0.1377911568</text:p>
          </table:table-cell>
          <table:table-cell/>
          <table:table-cell table:formula="of:=([.C1930]-0.2406036377)*([.C1930]-0.2406036377)" office:value-type="float" office:value="0.0105704062352286" calcext:value-type="float">
            <text:p>0.010570406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0" calcext:value-type="float">
            <text:p>1930</text:p>
          </table:table-cell>
          <table:table-cell office:value-type="float" office:value="0.162048816680908" calcext:value-type="float">
            <text:p>0.1620488167</text:p>
          </table:table-cell>
          <table:table-cell/>
          <table:table-cell table:formula="of:=([.C1931]-0.2406036377)*([.C1931]-0.2406036377)" office:value-type="float" office:value="0.00617085990534155" calcext:value-type="float">
            <text:p>0.00617085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1" calcext:value-type="float">
            <text:p>1931</text:p>
          </table:table-cell>
          <table:table-cell office:value-type="float" office:value="0.124498844146729" calcext:value-type="float">
            <text:p>0.1244988441</text:p>
          </table:table-cell>
          <table:table-cell/>
          <table:table-cell table:formula="of:=([.C1932]-0.2406036377)*([.C1932]-0.2406036377)" office:value-type="float" office:value="0.0134803230860478" calcext:value-type="float">
            <text:p>0.01348032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2" calcext:value-type="float">
            <text:p>1932</text:p>
          </table:table-cell>
          <table:table-cell office:value-type="float" office:value="0.140971183776856" calcext:value-type="float">
            <text:p>0.1409711838</text:p>
          </table:table-cell>
          <table:table-cell/>
          <table:table-cell table:formula="of:=([.C1933]-0.2406036377)*([.C1933]-0.2406036377)" office:value-type="float" office:value="0.00992662587474752" calcext:value-type="float">
            <text:p>0.009926625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3" calcext:value-type="float">
            <text:p>1933</text:p>
          </table:table-cell>
          <table:table-cell office:value-type="float" office:value="0.274425983428955" calcext:value-type="float">
            <text:p>0.2744259834</text:p>
          </table:table-cell>
          <table:table-cell/>
          <table:table-cell table:formula="of:=([.C1934]-0.2406036377)*([.C1934]-0.2406036377)" office:value-type="float" office:value="0.00114395107060897" calcext:value-type="float">
            <text:p>0.00114395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4" calcext:value-type="float">
            <text:p>1934</text:p>
          </table:table-cell>
          <table:table-cell office:value-type="float" office:value="0.189380168914795" calcext:value-type="float">
            <text:p>0.1893801689</text:p>
          </table:table-cell>
          <table:table-cell/>
          <table:table-cell table:formula="of:=([.C1935]-0.2406036377)*([.C1935]-0.2406036377)" office:value-type="float" office:value="0.00262384375438888" calcext:value-type="float">
            <text:p>0.00262384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5" calcext:value-type="float">
            <text:p>1935</text:p>
          </table:table-cell>
          <table:table-cell office:value-type="float" office:value="0.153443098068237" calcext:value-type="float">
            <text:p>0.1534430981</text:p>
          </table:table-cell>
          <table:table-cell/>
          <table:table-cell table:formula="of:=([.C1936]-0.2406036377)*([.C1936]-0.2406036377)" office:value-type="float" office:value="0.00759695966890008" calcext:value-type="float">
            <text:p>0.007596959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6" calcext:value-type="float">
            <text:p>1936</text:p>
          </table:table-cell>
          <table:table-cell office:value-type="float" office:value="0.217266082763672" calcext:value-type="float">
            <text:p>0.2172660828</text:p>
          </table:table-cell>
          <table:table-cell/>
          <table:table-cell table:formula="of:=([.C1937]-0.2406036377)*([.C1937]-0.2406036377)" office:value-type="float" office:value="0.000544641470406132" calcext:value-type="float">
            <text:p>0.000544641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7" calcext:value-type="float">
            <text:p>1937</text:p>
          </table:table-cell>
          <table:table-cell office:value-type="float" office:value="0.181052923202515" calcext:value-type="float">
            <text:p>0.1810529232</text:p>
          </table:table-cell>
          <table:table-cell/>
          <table:table-cell table:formula="of:=([.C1938]-0.2406036377)*([.C1938]-0.2406036377)" office:value-type="float" office:value="0.00354628759716101" calcext:value-type="float">
            <text:p>0.00354628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8" calcext:value-type="float">
            <text:p>1938</text:p>
          </table:table-cell>
          <table:table-cell office:value-type="float" office:value="0.154375076293945" calcext:value-type="float">
            <text:p>0.1543750763</text:p>
          </table:table-cell>
          <table:table-cell/>
          <table:table-cell table:formula="of:=([.C1939]-0.2406036377)*([.C1939]-0.2406036377)" office:value-type="float" office:value="0.00743536480215775" calcext:value-type="float">
            <text:p>0.007435364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39" calcext:value-type="float">
            <text:p>1939</text:p>
          </table:table-cell>
          <table:table-cell office:value-type="float" office:value="0.184920072555542" calcext:value-type="float">
            <text:p>0.1849200726</text:p>
          </table:table-cell>
          <table:table-cell/>
          <table:table-cell table:formula="of:=([.C1940]-0.2406036377)*([.C1940]-0.2406036377)" office:value-type="float" office:value="0.0031006594271971" calcext:value-type="float">
            <text:p>0.00310065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0" calcext:value-type="float">
            <text:p>1940</text:p>
          </table:table-cell>
          <table:table-cell office:value-type="float" office:value="0.0998339653015137" calcext:value-type="float">
            <text:p>0.0998339653</text:p>
          </table:table-cell>
          <table:table-cell/>
          <table:table-cell table:formula="of:=([.C1941]-0.2406036377)*([.C1941]-0.2406036377)" office:value-type="float" office:value="0.0198161006671772" calcext:value-type="float">
            <text:p>0.01981610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1" calcext:value-type="float">
            <text:p>1941</text:p>
          </table:table-cell>
          <table:table-cell office:value-type="float" office:value="0.202749013900757" calcext:value-type="float">
            <text:p>0.2027490139</text:p>
          </table:table-cell>
          <table:table-cell/>
          <table:table-cell table:formula="of:=([.C1942]-0.2406036377)*([.C1942]-0.2406036377)" office:value-type="float" office:value="0.00143297254298223" calcext:value-type="float">
            <text:p>0.00143297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2" calcext:value-type="float">
            <text:p>1942</text:p>
          </table:table-cell>
          <table:table-cell office:value-type="float" office:value="0.147519111633301" calcext:value-type="float">
            <text:p>0.1475191116</text:p>
          </table:table-cell>
          <table:table-cell/>
          <table:table-cell table:formula="of:=([.C1943]-0.2406036377)*([.C1943]-0.2406036377)" office:value-type="float" office:value="0.00866472899306201" calcext:value-type="float">
            <text:p>0.00866472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3" calcext:value-type="float">
            <text:p>1943</text:p>
          </table:table-cell>
          <table:table-cell office:value-type="float" office:value="0.124154806137085" calcext:value-type="float">
            <text:p>0.1241548061</text:p>
          </table:table-cell>
          <table:table-cell/>
          <table:table-cell table:formula="of:=([.C1944]-0.2406036377)*([.C1944]-0.2406036377)" office:value-type="float" office:value="0.0135603303723682" calcext:value-type="float">
            <text:p>0.013560330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4" calcext:value-type="float">
            <text:p>1944</text:p>
          </table:table-cell>
          <table:table-cell office:value-type="float" office:value="0.181077003479004" calcext:value-type="float">
            <text:p>0.1810770035</text:p>
          </table:table-cell>
          <table:table-cell/>
          <table:table-cell table:formula="of:=([.C1945]-0.2406036377)*([.C1945]-0.2406036377)" office:value-type="float" office:value="0.00354342018168026" calcext:value-type="float">
            <text:p>0.00354342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5" calcext:value-type="float">
            <text:p>1945</text:p>
          </table:table-cell>
          <table:table-cell office:value-type="float" office:value="0.282881021499634" calcext:value-type="float">
            <text:p>0.2828810215</text:p>
          </table:table-cell>
          <table:table-cell/>
          <table:table-cell table:formula="of:=([.C1946]-0.2406036377)*([.C1946]-0.2406036377)" office:value-type="float" office:value="0.00178737718094154" calcext:value-type="float">
            <text:p>0.00178737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6" calcext:value-type="float">
            <text:p>1946</text:p>
          </table:table-cell>
          <table:table-cell office:value-type="float" office:value="0.236828804016113" calcext:value-type="float">
            <text:p>0.236828804</text:p>
          </table:table-cell>
          <table:table-cell/>
          <table:table-cell table:formula="of:=([.C1947]-0.2406036377)*([.C1947]-0.2406036377)" office:value-type="float" office:value="0.0000142493693410057" calcext:value-type="float">
            <text:p>1.42493693410057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7" calcext:value-type="float">
            <text:p>1947</text:p>
          </table:table-cell>
          <table:table-cell office:value-type="float" office:value="0.254092931747436" calcext:value-type="float">
            <text:p>0.2540929317</text:p>
          </table:table-cell>
          <table:table-cell/>
          <table:table-cell table:formula="of:=([.C1948]-0.2406036377)*([.C1948]-0.2406036377)" office:value-type="float" office:value="0.000181961053898205" calcext:value-type="float">
            <text:p>0.00018196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8" calcext:value-type="float">
            <text:p>1948</text:p>
          </table:table-cell>
          <table:table-cell office:value-type="float" office:value="0.193152189254761" calcext:value-type="float">
            <text:p>0.1931521893</text:p>
          </table:table-cell>
          <table:table-cell/>
          <table:table-cell table:formula="of:=([.C1949]-0.2406036377)*([.C1949]-0.2406036377)" office:value-type="float" office:value="0.0022516399595512" calcext:value-type="float">
            <text:p>0.0022516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49" calcext:value-type="float">
            <text:p>1949</text:p>
          </table:table-cell>
          <table:table-cell office:value-type="float" office:value="0.222339153289795" calcext:value-type="float">
            <text:p>0.2223391533</text:p>
          </table:table-cell>
          <table:table-cell/>
          <table:table-cell table:formula="of:=([.C1950]-0.2406036377)*([.C1950]-0.2406036377)" office:value-type="float" office:value="0.000333591390770626" calcext:value-type="float">
            <text:p>0.000333591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0" calcext:value-type="float">
            <text:p>1950</text:p>
          </table:table-cell>
          <table:table-cell office:value-type="float" office:value="0.238464117050171" calcext:value-type="float">
            <text:p>0.2384641171</text:p>
          </table:table-cell>
          <table:table-cell/>
          <table:table-cell table:formula="of:=([.C1951]-0.2406036377)*([.C1951]-0.2406036377)" office:value-type="float" office:value="0.00000457754861104519" calcext:value-type="float">
            <text:p>4.57754861104519E-00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1" calcext:value-type="float">
            <text:p>1951</text:p>
          </table:table-cell>
          <table:table-cell office:value-type="float" office:value="0.223951101303101" calcext:value-type="float">
            <text:p>0.2239511013</text:p>
          </table:table-cell>
          <table:table-cell/>
          <table:table-cell table:formula="of:=([.C1952]-0.2406036377)*([.C1952]-0.2406036377)" office:value-type="float" office:value="0.00027730696845006" calcext:value-type="float">
            <text:p>0.0002773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2" calcext:value-type="float">
            <text:p>1952</text:p>
          </table:table-cell>
          <table:table-cell office:value-type="float" office:value="0.219225883483887" calcext:value-type="float">
            <text:p>0.2192258835</text:p>
          </table:table-cell>
          <table:table-cell/>
          <table:table-cell table:formula="of:=([.C1953]-0.2406036377)*([.C1953]-0.2406036377)" office:value-type="float" office:value="0.000457008375324548" calcext:value-type="float">
            <text:p>0.00045700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3" calcext:value-type="float">
            <text:p>1953</text:p>
          </table:table-cell>
          <table:table-cell office:value-type="float" office:value="0.312675952911377" calcext:value-type="float">
            <text:p>0.3126759529</text:p>
          </table:table-cell>
          <table:table-cell/>
          <table:table-cell table:formula="of:=([.C1954]-0.2406036377)*([.C1954]-0.2406036377)" office:value-type="float" office:value="0.00519441861992808" calcext:value-type="float">
            <text:p>0.00519441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4" calcext:value-type="float">
            <text:p>1954</text:p>
          </table:table-cell>
          <table:table-cell office:value-type="float" office:value="0.183329105377197" calcext:value-type="float">
            <text:p>0.1833291054</text:p>
          </table:table-cell>
          <table:table-cell/>
          <table:table-cell table:formula="of:=([.C1955]-0.2406036377)*([.C1955]-0.2406036377)" office:value-type="float" office:value="0.00328037205279577" calcext:value-type="float">
            <text:p>0.00328037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5" calcext:value-type="float">
            <text:p>1955</text:p>
          </table:table-cell>
          <table:table-cell office:value-type="float" office:value="0.170072078704834" calcext:value-type="float">
            <text:p>0.1700720787</text:p>
          </table:table-cell>
          <table:table-cell/>
          <table:table-cell table:formula="of:=([.C1956]-0.2406036377)*([.C1956]-0.2406036377)" office:value-type="float" office:value="0.00497470081428859" calcext:value-type="float">
            <text:p>0.004974700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6" calcext:value-type="float">
            <text:p>1956</text:p>
          </table:table-cell>
          <table:table-cell office:value-type="float" office:value="0.158062934875488" calcext:value-type="float">
            <text:p>0.1580629349</text:p>
          </table:table-cell>
          <table:table-cell/>
          <table:table-cell table:formula="of:=([.C1957]-0.2406036377)*([.C1957]-0.2406036377)" office:value-type="float" office:value="0.00681296762276436" calcext:value-type="float">
            <text:p>0.006812967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7" calcext:value-type="float">
            <text:p>1957</text:p>
          </table:table-cell>
          <table:table-cell office:value-type="float" office:value="0.247780084609985" calcext:value-type="float">
            <text:p>0.2477800846</text:p>
          </table:table-cell>
          <table:table-cell/>
          <table:table-cell table:formula="of:=([.C1958]-0.2406036377)*([.C1958]-0.2406036377)" office:value-type="float" office:value="0.0000515013902518381" calcext:value-type="float">
            <text:p>5.1501390251838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8" calcext:value-type="float">
            <text:p>1958</text:p>
          </table:table-cell>
          <table:table-cell office:value-type="float" office:value="0.183279991149902" calcext:value-type="float">
            <text:p>0.1832799911</text:p>
          </table:table-cell>
          <table:table-cell/>
          <table:table-cell table:formula="of:=([.C1959]-0.2406036377)*([.C1959]-0.2406036377)" office:value-type="float" office:value="0.00328600045380052" calcext:value-type="float">
            <text:p>0.0032860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59" calcext:value-type="float">
            <text:p>1959</text:p>
          </table:table-cell>
          <table:table-cell office:value-type="float" office:value="0.269909143447876" calcext:value-type="float">
            <text:p>0.2699091434</text:p>
          </table:table-cell>
          <table:table-cell/>
          <table:table-cell table:formula="of:=([.C1960]-0.2406036377)*([.C1960]-0.2406036377)" office:value-type="float" office:value="0.000858812667138794" calcext:value-type="float">
            <text:p>0.00085881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0" calcext:value-type="float">
            <text:p>1960</text:p>
          </table:table-cell>
          <table:table-cell office:value-type="float" office:value="0.133450984954834" calcext:value-type="float">
            <text:p>0.133450985</text:p>
          </table:table-cell>
          <table:table-cell/>
          <table:table-cell table:formula="of:=([.C1961]-0.2406036377)*([.C1961]-0.2406036377)" office:value-type="float" office:value="0.0114816909903261" calcext:value-type="float">
            <text:p>0.01148169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1" calcext:value-type="float">
            <text:p>1961</text:p>
          </table:table-cell>
          <table:table-cell office:value-type="float" office:value="0.150211811065674" calcext:value-type="float">
            <text:p>0.1502118111</text:p>
          </table:table-cell>
          <table:table-cell/>
          <table:table-cell table:formula="of:=([.C1962]-0.2406036377)*([.C1962]-0.2406036377)" office:value-type="float" office:value="0.00817068232229008" calcext:value-type="float">
            <text:p>0.00817068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2" calcext:value-type="float">
            <text:p>1962</text:p>
          </table:table-cell>
          <table:table-cell office:value-type="float" office:value="0.219913959503174" calcext:value-type="float">
            <text:p>0.2199139595</text:p>
          </table:table-cell>
          <table:table-cell/>
          <table:table-cell table:formula="of:=([.C1963]-0.2406036377)*([.C1963]-0.2406036377)" office:value-type="float" office:value="0.000428062783888224" calcext:value-type="float">
            <text:p>0.000428062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3" calcext:value-type="float">
            <text:p>1963</text:p>
          </table:table-cell>
          <table:table-cell office:value-type="float" office:value="0.210289001464844" calcext:value-type="float">
            <text:p>0.2102890015</text:p>
          </table:table-cell>
          <table:table-cell/>
          <table:table-cell table:formula="of:=([.C1964]-0.2406036377)*([.C1964]-0.2406036377)" office:value-type="float" office:value="0.000918977170069851" calcext:value-type="float">
            <text:p>0.000918977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4" calcext:value-type="float">
            <text:p>1964</text:p>
          </table:table-cell>
          <table:table-cell office:value-type="float" office:value="0.217989921569824" calcext:value-type="float">
            <text:p>0.2179899216</text:p>
          </table:table-cell>
          <table:table-cell/>
          <table:table-cell table:formula="of:=([.C1965]-0.2406036377)*([.C1965]-0.2406036377)" office:value-type="float" office:value="0.000511380157216172" calcext:value-type="float">
            <text:p>0.000511380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5" calcext:value-type="float">
            <text:p>1965</text:p>
          </table:table-cell>
          <table:table-cell office:value-type="float" office:value="0.188721179962158" calcext:value-type="float">
            <text:p>0.18872118</text:p>
          </table:table-cell>
          <table:table-cell/>
          <table:table-cell table:formula="of:=([.C1966]-0.2406036377)*([.C1966]-0.2406036377)" office:value-type="float" office:value="0.00269178942091894" calcext:value-type="float">
            <text:p>0.002691789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6" calcext:value-type="float">
            <text:p>1966</text:p>
          </table:table-cell>
          <table:table-cell office:value-type="float" office:value="0.33092999458313" calcext:value-type="float">
            <text:p>0.3309299946</text:p>
          </table:table-cell>
          <table:table-cell/>
          <table:table-cell table:formula="of:=([.C1967]-0.2406036377)*([.C1967]-0.2406036377)" office:value-type="float" office:value="0.00815885074777854" calcext:value-type="float">
            <text:p>0.008158850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7" calcext:value-type="float">
            <text:p>1967</text:p>
          </table:table-cell>
          <table:table-cell office:value-type="float" office:value="0.25064206123352" calcext:value-type="float">
            <text:p>0.2506420612</text:p>
          </table:table-cell>
          <table:table-cell/>
          <table:table-cell table:formula="of:=([.C1968]-0.2406036377)*([.C1968]-0.2406036377)" office:value-type="float" office:value="0.000100769947038338" calcext:value-type="float">
            <text:p>0.00010076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8" calcext:value-type="float">
            <text:p>1968</text:p>
          </table:table-cell>
          <table:table-cell office:value-type="float" office:value="0.254288911819458" calcext:value-type="float">
            <text:p>0.2542889118</text:p>
          </table:table-cell>
          <table:table-cell/>
          <table:table-cell table:formula="of:=([.C1969]-0.2406036377)*([.C1969]-0.2406036377)" office:value-type="float" office:value="0.000187286727724707" calcext:value-type="float">
            <text:p>0.000187286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69" calcext:value-type="float">
            <text:p>1969</text:p>
          </table:table-cell>
          <table:table-cell office:value-type="float" office:value="0.202440977096558" calcext:value-type="float">
            <text:p>0.2024409771</text:p>
          </table:table-cell>
          <table:table-cell/>
          <table:table-cell table:formula="of:=([.C1970]-0.2406036377)*([.C1970]-0.2406036377)" office:value-type="float" office:value="0.00145638866433353" calcext:value-type="float">
            <text:p>0.001456388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0" calcext:value-type="float">
            <text:p>1970</text:p>
          </table:table-cell>
          <table:table-cell office:value-type="float" office:value="0.216168880462646" calcext:value-type="float">
            <text:p>0.2161688805</text:p>
          </table:table-cell>
          <table:table-cell/>
          <table:table-cell table:formula="of:=([.C1971]-0.2406036377)*([.C1971]-0.2406036377)" office:value-type="float" office:value="0.000597057361248401" calcext:value-type="float">
            <text:p>0.00059705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1" calcext:value-type="float">
            <text:p>1971</text:p>
          </table:table-cell>
          <table:table-cell office:value-type="float" office:value="0.41226601600647" calcext:value-type="float">
            <text:p>0.412266016</text:p>
          </table:table-cell>
          <table:table-cell/>
          <table:table-cell table:formula="of:=([.C1972]-0.2406036377)*([.C1972]-0.2406036377)" office:value-type="float" office:value="0.0294679721258335" calcext:value-type="float">
            <text:p>0.029467972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2" calcext:value-type="float">
            <text:p>1972</text:p>
          </table:table-cell>
          <table:table-cell office:value-type="float" office:value="0.2116539478302" calcext:value-type="float">
            <text:p>0.2116539478</text:p>
          </table:table-cell>
          <table:table-cell/>
          <table:table-cell table:formula="of:=([.C1973]-0.2406036377)*([.C1973]-0.2406036377)" office:value-type="float" office:value="0.00083808454355759" calcext:value-type="float">
            <text:p>0.000838084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3" calcext:value-type="float">
            <text:p>1973</text:p>
          </table:table-cell>
          <table:table-cell office:value-type="float" office:value="0.183253049850464" calcext:value-type="float">
            <text:p>0.1832530499</text:p>
          </table:table-cell>
          <table:table-cell/>
          <table:table-cell table:formula="of:=([.C1974]-0.2406036377)*([.C1974]-0.2406036377)" office:value-type="float" office:value="0.00328908992668736" calcext:value-type="float">
            <text:p>0.00328908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4" calcext:value-type="float">
            <text:p>1974</text:p>
          </table:table-cell>
          <table:table-cell office:value-type="float" office:value="0.272057771682739" calcext:value-type="float">
            <text:p>0.2720577717</text:p>
          </table:table-cell>
          <table:table-cell/>
          <table:table-cell table:formula="of:=([.C1975]-0.2406036377)*([.C1975]-0.2406036377)" office:value-type="float" office:value="0.000989362544604115" calcext:value-type="float">
            <text:p>0.00098936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5" calcext:value-type="float">
            <text:p>1975</text:p>
          </table:table-cell>
          <table:table-cell office:value-type="float" office:value="0.296069860458374" calcext:value-type="float">
            <text:p>0.2960698605</text:p>
          </table:table-cell>
          <table:table-cell/>
          <table:table-cell table:formula="of:=([.C1976]-0.2406036377)*([.C1976]-0.2406036377)" office:value-type="float" office:value="0.00307650186708157" calcext:value-type="float">
            <text:p>0.003076501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6" calcext:value-type="float">
            <text:p>1976</text:p>
          </table:table-cell>
          <table:table-cell office:value-type="float" office:value="0.167926073074341" calcext:value-type="float">
            <text:p>0.1679260731</text:p>
          </table:table-cell>
          <table:table-cell/>
          <table:table-cell table:formula="of:=([.C1977]-0.2406036377)*([.C1977]-0.2406036377)" office:value-type="float" office:value="0.00528202839991687" calcext:value-type="float">
            <text:p>0.005282028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7" calcext:value-type="float">
            <text:p>1977</text:p>
          </table:table-cell>
          <table:table-cell office:value-type="float" office:value="0.230953931808472" calcext:value-type="float">
            <text:p>0.2309539318</text:p>
          </table:table-cell>
          <table:table-cell/>
          <table:table-cell table:formula="of:=([.C1978]-0.2406036377)*([.C1978]-0.2406036377)" office:value-type="float" office:value="0.0000931168237929961" calcext:value-type="float">
            <text:p>9.31168237929961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8" calcext:value-type="float">
            <text:p>1978</text:p>
          </table:table-cell>
          <table:table-cell office:value-type="float" office:value="0.129357814788818" calcext:value-type="float">
            <text:p>0.1293578148</text:p>
          </table:table-cell>
          <table:table-cell/>
          <table:table-cell table:formula="of:=([.C1979]-0.2406036377)*([.C1979]-0.2406036377)" office:value-type="float" office:value="0.012375633115186" calcext:value-type="float">
            <text:p>0.012375633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79" calcext:value-type="float">
            <text:p>1979</text:p>
          </table:table-cell>
          <table:table-cell office:value-type="float" office:value="0.167304039001465" calcext:value-type="float">
            <text:p>0.167304039</text:p>
          </table:table-cell>
          <table:table-cell/>
          <table:table-cell table:formula="of:=([.C1980]-0.2406036377)*([.C1980]-0.2406036377)" office:value-type="float" office:value="0.0053728311693663" calcext:value-type="float">
            <text:p>0.0053728312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0" calcext:value-type="float">
            <text:p>1980</text:p>
          </table:table-cell>
          <table:table-cell office:value-type="float" office:value="0.183638095855713" calcext:value-type="float">
            <text:p>0.1836380959</text:p>
          </table:table-cell>
          <table:table-cell/>
          <table:table-cell table:formula="of:=([.C1981]-0.2406036377)*([.C1981]-0.2406036377)" office:value-type="float" office:value="0.00324507295761323" calcext:value-type="float">
            <text:p>0.00324507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1" calcext:value-type="float">
            <text:p>1981</text:p>
          </table:table-cell>
          <table:table-cell office:value-type="float" office:value="0.185020923614502" calcext:value-type="float">
            <text:p>0.1850209236</text:p>
          </table:table-cell>
          <table:table-cell/>
          <table:table-cell table:formula="of:=([.C1982]-0.2406036377)*([.C1982]-0.2406036377)" office:value-type="float" office:value="0.00308943810511022" calcext:value-type="float">
            <text:p>0.003089438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2" calcext:value-type="float">
            <text:p>1982</text:p>
          </table:table-cell>
          <table:table-cell office:value-type="float" office:value="0.188415050506592" calcext:value-type="float">
            <text:p>0.1884150505</text:p>
          </table:table-cell>
          <table:table-cell/>
          <table:table-cell table:formula="of:=([.C1983]-0.2406036377)*([.C1983]-0.2406036377)" office:value-type="float" office:value="0.00272364863324397" calcext:value-type="float">
            <text:p>0.002723648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3" calcext:value-type="float">
            <text:p>1983</text:p>
          </table:table-cell>
          <table:table-cell office:value-type="float" office:value="0.124050140380859" calcext:value-type="float">
            <text:p>0.1240501404</text:p>
          </table:table-cell>
          <table:table-cell/>
          <table:table-cell table:formula="of:=([.C1984]-0.2406036377)*([.C1984]-0.2406036377)" office:value-type="float" office:value="0.0135847177373229" calcext:value-type="float">
            <text:p>0.013584717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4" calcext:value-type="float">
            <text:p>1984</text:p>
          </table:table-cell>
          <table:table-cell office:value-type="float" office:value="0.120578050613403" calcext:value-type="float">
            <text:p>0.1205780506</text:p>
          </table:table-cell>
          <table:table-cell/>
          <table:table-cell table:formula="of:=([.C1985]-0.2406036377)*([.C1985]-0.2406036377)" office:value-type="float" office:value="0.0144061415554822" calcext:value-type="float">
            <text:p>0.014406141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5" calcext:value-type="float">
            <text:p>1985</text:p>
          </table:table-cell>
          <table:table-cell office:value-type="float" office:value="0.153854846954346" calcext:value-type="float">
            <text:p>0.153854847</text:p>
          </table:table-cell>
          <table:table-cell/>
          <table:table-cell table:formula="of:=([.C1986]-0.2406036377)*([.C1986]-0.2406036377)" office:value-type="float" office:value="0.00752535269583332" calcext:value-type="float">
            <text:p>0.0075253527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6" calcext:value-type="float">
            <text:p>1986</text:p>
          </table:table-cell>
          <table:table-cell office:value-type="float" office:value="0.142212867736816" calcext:value-type="float">
            <text:p>0.1422128677</text:p>
          </table:table-cell>
          <table:table-cell/>
          <table:table-cell table:formula="of:=([.C1987]-0.2406036377)*([.C1987]-0.2406036377)" office:value-type="float" office:value="0.00968074361394811" calcext:value-type="float">
            <text:p>0.0096807436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7" calcext:value-type="float">
            <text:p>1987</text:p>
          </table:table-cell>
          <table:table-cell office:value-type="float" office:value="0.176398038864136" calcext:value-type="float">
            <text:p>0.1763980389</text:p>
          </table:table-cell>
          <table:table-cell/>
          <table:table-cell table:formula="of:=([.C1988]-0.2406036377)*([.C1988]-0.2406036377)" office:value-type="float" office:value="0.00412235892187194" calcext:value-type="float">
            <text:p>0.004122358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8" calcext:value-type="float">
            <text:p>1988</text:p>
          </table:table-cell>
          <table:table-cell office:value-type="float" office:value="0.433967113494873" calcext:value-type="float">
            <text:p>0.4339671135</text:p>
          </table:table-cell>
          <table:table-cell/>
          <table:table-cell table:formula="of:=([.C1989]-0.2406036377)*([.C1989]-0.2406036377)" office:value-type="float" office:value="0.0373894337714745" calcext:value-type="float">
            <text:p>0.0373894338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89" calcext:value-type="float">
            <text:p>1989</text:p>
          </table:table-cell>
          <table:table-cell office:value-type="float" office:value="0.250569105148315" calcext:value-type="float">
            <text:p>0.2505691051</text:p>
          </table:table-cell>
          <table:table-cell/>
          <table:table-cell table:formula="of:=([.C1990]-0.2406036377)*([.C1990]-0.2406036377)" office:value-type="float" office:value="0.0000993105414634353" calcext:value-type="float">
            <text:p>9.93105414634353E-00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0" calcext:value-type="float">
            <text:p>1990</text:p>
          </table:table-cell>
          <table:table-cell office:value-type="float" office:value="0.139696836471558" calcext:value-type="float">
            <text:p>0.1396968365</text:p>
          </table:table-cell>
          <table:table-cell/>
          <table:table-cell table:formula="of:=([.C1991]-0.2406036377)*([.C1991]-0.2406036377)" office:value-type="float" office:value="0.0101821825341564" calcext:value-type="float">
            <text:p>0.010182182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1" calcext:value-type="float">
            <text:p>1991</text:p>
          </table:table-cell>
          <table:table-cell office:value-type="float" office:value="0.111782789230347" calcext:value-type="float">
            <text:p>0.1117827892</text:p>
          </table:table-cell>
          <table:table-cell/>
          <table:table-cell table:formula="of:=([.C1992]-0.2406036377)*([.C1992]-0.2406036377)" office:value-type="float" office:value="0.0165948110004414" calcext:value-type="float">
            <text:p>0.0165948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2" calcext:value-type="float">
            <text:p>1992</text:p>
          </table:table-cell>
          <table:table-cell office:value-type="float" office:value="0.187910079956055" calcext:value-type="float">
            <text:p>0.18791008</text:p>
          </table:table-cell>
          <table:table-cell/>
          <table:table-cell table:formula="of:=([.C1993]-0.2406036377)*([.C1993]-0.2406036377)" office:value-type="float" office:value="0.0027766110277145" calcext:value-type="float">
            <text:p>0.002776611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3" calcext:value-type="float">
            <text:p>1993</text:p>
          </table:table-cell>
          <table:table-cell office:value-type="float" office:value="0.115270853042603" calcext:value-type="float">
            <text:p>0.115270853</text:p>
          </table:table-cell>
          <table:table-cell/>
          <table:table-cell table:formula="of:=([.C1994]-0.2406036377)*([.C1994]-0.2406036377)" office:value-type="float" office:value="0.0157083069099776" calcext:value-type="float">
            <text:p>0.015708306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4" calcext:value-type="float">
            <text:p>1994</text:p>
          </table:table-cell>
          <table:table-cell office:value-type="float" office:value="0.151388883590698" calcext:value-type="float">
            <text:p>0.1513888836</text:p>
          </table:table-cell>
          <table:table-cell/>
          <table:table-cell table:formula="of:=([.C1995]-0.2406036377)*([.C1995]-0.2406036377)" office:value-type="float" office:value="0.00795927235078318" calcext:value-type="float">
            <text:p>0.007959272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5" calcext:value-type="float">
            <text:p>1995</text:p>
          </table:table-cell>
          <table:table-cell office:value-type="float" office:value="0.123780012130737" calcext:value-type="float">
            <text:p>0.1237800121</text:p>
          </table:table-cell>
          <table:table-cell/>
          <table:table-cell table:formula="of:=([.C1996]-0.2406036377)*([.C1996]-0.2406036377)" office:value-type="float" office:value="0.0136477594911473" calcext:value-type="float">
            <text:p>0.0136477595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6" calcext:value-type="float">
            <text:p>1996</text:p>
          </table:table-cell>
          <table:table-cell office:value-type="float" office:value="0.144865036010742" calcext:value-type="float">
            <text:p>0.144865036</text:p>
          </table:table-cell>
          <table:table-cell/>
          <table:table-cell table:formula="of:=([.C1997]-0.2406036377)*([.C1997]-0.2406036377)" office:value-type="float" office:value="0.00916587985341436" calcext:value-type="float">
            <text:p>0.0091658799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7" calcext:value-type="float">
            <text:p>1997</text:p>
          </table:table-cell>
          <table:table-cell office:value-type="float" office:value="0.125141859054565" calcext:value-type="float">
            <text:p>0.1251418591</text:p>
          </table:table-cell>
          <table:table-cell/>
          <table:table-cell table:formula="of:=([.C1998]-0.2406036377)*([.C1998]-0.2406036377)" office:value-type="float" office:value="0.0133314223279673" calcext:value-type="float">
            <text:p>0.013331422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8" calcext:value-type="float">
            <text:p>1998</text:p>
          </table:table-cell>
          <table:table-cell office:value-type="float" office:value="0.121026992797852" calcext:value-type="float">
            <text:p>0.1210269928</text:p>
          </table:table-cell>
          <table:table-cell/>
          <table:table-cell table:formula="of:=([.C1999]-0.2406036377)*([.C1999]-0.2406036377)" office:value-type="float" office:value="0.0142985740060545" calcext:value-type="float">
            <text:p>0.014298574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1999" calcext:value-type="float">
            <text:p>1999</text:p>
          </table:table-cell>
          <table:table-cell office:value-type="float" office:value="0.191889047622681" calcext:value-type="float">
            <text:p>0.1918890476</text:p>
          </table:table-cell>
          <table:table-cell/>
          <table:table-cell table:formula="of:=([.C2000]-0.2406036377)*([.C2000]-0.2406036377)" office:value-type="float" office:value="0.00237311128640126" calcext:value-type="float">
            <text:p>0.0023731113</text:p>
          </table:table-cell>
          <table:table-cell/>
        </table:table-row>
        <table:table-row table:style-name="ro1">
          <table:table-cell office:value-type="float" office:value="0.465327993035317" calcext:value-type="float">
            <text:p>0.465327993</text:p>
          </table:table-cell>
          <table:table-cell office:value-type="float" office:value="2000" calcext:value-type="float">
            <text:p>2000</text:p>
          </table:table-cell>
          <table:table-cell office:value-type="float" office:value="0.079326868057251" calcext:value-type="float">
            <text:p>0.0793268681</text:p>
          </table:table-cell>
          <table:table-cell/>
          <table:table-cell table:formula="of:=([.C2001]-0.2406036377)*([.C2001]-0.2406036377)" office:value-type="float" office:value="0.0260101964264003" calcext:value-type="float">
            <text:p>0.02601019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7T21:22:21.515101953</dc:date>
    <meta:document-statistic meta:table-count="1" meta:cell-count="8009" meta:object-count="0"/>
    <meta:generator>LibreOffice/4.2.8.2$Linux_X86_64 LibreOffice_project/420m0$Build-2</meta:generator>
  </office:meta>
</office:document-meta>
</file>